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olodyazne, Dvorichna, Masutivka, Kyslivka, Kamyan...</text:span>
</text:h>
      <text:p text:style-name="P4">
Authors: liveuamap (Language: en)</text:p>
      <text:p text:style-name="P4">
Time: 2023-05-27T-70:16:00</text:p>
      <text:p text:style-name="P4">
Location: Kharkiv, Kharkiv Oblast (Latitude:49.5928 Longtitude:37.86807)</text:p>
      <text:p text:style-name="P4">
Videos: []</text:p>
      <text:p text:style-name="P4">
Images: []</text:p>
      <text:p text:style-name="P4">
Tags: ["Russia"]</text:p>
      <text:p text:style-name="P4">
ID: 22565636</text:p>
      <!--METADATA-->
      <text:p text:style-name="P4">
At Kupiansk direction Russian army shelled Kolodyazne, Dvorichna, Masutivka,Kyslivka, Kamyanka of Kharkiv region and Stelmakhivka of Luhansk region.Russian aviation conducted airstrikes at Kyslivka, Kotlyarivka, Tabayivka andRayhorodka of Kharkiv region, - General Staff of Armed Forces of Ukraine saysin the morning report</text:p>
      <text:p text:style-name="P4">
News Collection Link: <text:a xlink:type="simple" xlink:href="https://liveuamap.com/en/2023/27-may-at-kupiansk-direction-russian-army-shelled-kolodyazne" text:style-name="Internet_20_link" text:visited-style-name="Visited_20_Internet_20_Link">
https://liveuamap.com/en/2023/27-may-at-kupiansk-direction-russian-army-shelled-kolodyazne</text:a>
</text:p>
      <text:p text:style-name="P4">
Source: <text:a xlink:type="simple" xlink:href="https://t.me/lumsrc/4911" text:style-name="Internet_20_link" text:visited-style-name="Visited_20_Internet_20_Link">
https://t.me/lumsrc/4911</text:a>
</text:p>
      <!--NEWS-->
      <text:h text:style-name="P10" text:outline-level="1">
<text:span text:style-name="T4">
At Lyman direction Russian army shelled Nevske, Dibrova, Bilohorivka of Luhansk region and Ve...</text:span>
</text:h>
      <text:p text:style-name="P4">
Authors: liveuamap (Language: en)</text:p>
      <text:p text:style-name="P4">
Time: 2023-05-27T-72:16:00</text:p>
      <text:p text:style-name="P4">
Location: Bakhmut (Latitude:48.8072 Longtitude:38.24478)</text:p>
      <text:p text:style-name="P4">
Videos: []</text:p>
      <text:p text:style-name="P4">
Images: []</text:p>
      <text:p text:style-name="P4">
Tags: ["Russia"]</text:p>
      <text:p text:style-name="P4">
ID: 22565635</text:p>
      <!--METADATA-->
      <text:p text:style-name="P4">
At Lyman direction Russian army shelled Nevske, Dibrova, Bilohorivka ofLuhansk region and Verkhnokamyanske and Spirne of Donetsk region. Russianaviation conducted airstrike at Bilohorivka, - General Staff of Armed Forcesof Ukraine says in the morning report</text:p>
      <text:p text:style-name="P4">
News Collection Link: <text:a xlink:type="simple" xlink:href="https://liveuamap.com/en/2023/27-may-at-lyman-direction-russian-army-shelled-nevske-dibrova" text:style-name="Internet_20_link" text:visited-style-name="Visited_20_Internet_20_Link">
https://liveuamap.com/en/2023/27-may-at-lyman-direction-russian-army-shelled-nevske-dibrova</text:a>
</text:p>
      <text:p text:style-name="P4">
Source: <text:a xlink:type="simple" xlink:href="https://t.me/lumsrc/4912" text:style-name="Internet_20_link" text:visited-style-name="Visited_20_Internet_20_Link">
https://t.me/lumsrc/4912</text:a>
</text:p>
      <!--NEWS-->
      <text:h text:style-name="P10" text:outline-level="1">
<text:span text:style-name="T4">
At Bakhmut direction Russian army shelled Vasukivka, Pryvillya, Orikhovo-Vasylivka, Hryhorivk...</text:span>
</text:h>
      <text:p text:style-name="P4">
Authors: liveuamap (Language: en)</text:p>
      <text:p text:style-name="P4">
Time: 2023-05-27T-74:16:00</text:p>
      <text:p text:style-name="P4">
Location: Loskutivka,Luhans'ka oblast (Latitude:48.48134 Longtitude:37.85374)</text:p>
      <text:p text:style-name="P4">
Videos: []</text:p>
      <text:p text:style-name="P4">
Images: []</text:p>
      <text:p text:style-name="P4">
Tags: ["Russia"]</text:p>
      <text:p text:style-name="P4">
ID: 22565634</text:p>
      <!--METADATA-->
      <text:p text:style-name="P4">
At Bakhmut direction Russian army shelled Vasukivka, Pryvillya, Orikhovo-Vasylivka, Hryhorivka, Bakhmut, Kalynivka, Chasiv Yar, Ivanivske, Stupochky,Predtechyne, Kostyantynivka, Bila Hora and Pivnichne of Donetsk region.Russian aviation conducted airstrikes at Hryhorivka and Bila Hora, - GeneralStaff of Armed Forces of Ukraine says in the morning report</text:p>
      <text:p text:style-name="P4">
News Collection Link: <text:a xlink:type="simple" xlink:href="https://liveuamap.com/en/2023/27-may-at-bakhmut-direction-russian-army-shelled-vasukivka" text:style-name="Internet_20_link" text:visited-style-name="Visited_20_Internet_20_Link">
https://liveuamap.com/en/2023/27-may-at-bakhmut-direction-russian-army-shelled-vasukivka</text:a>
</text:p>
      <text:p text:style-name="P4">
Source: <text:a xlink:type="simple" xlink:href="https://t.me/lumsrc/4913" text:style-name="Internet_20_link" text:visited-style-name="Visited_20_Internet_20_Link">
https://t.me/lumsrc/4913</text:a>
</text:p>
      <!--NEWS-->
      <text:h text:style-name="P10" text:outline-level="1">
<text:span text:style-name="T4">
At Avdiyivka direction Russian army shelled Avdiyivka, Pervomayske, Karlivka and Nevelske of ...</text:span>
</text:h>
      <text:p text:style-name="P4">
Authors: liveuamap (Language: en)</text:p>
      <text:p text:style-name="P4">
Time: 2023-05-27T-76:16:00</text:p>
      <text:p text:style-name="P4">
Location: Donetsk Oblast (Latitude:48.11098 Longtitude:37.4917)</text:p>
      <text:p text:style-name="P4">
Videos: []</text:p>
      <text:p text:style-name="P4">
Images: []</text:p>
      <text:p text:style-name="P4">
Tags: ["Russia"]</text:p>
      <text:p text:style-name="P4">
ID: 22565633</text:p>
      <!--METADATA-->
      <text:p text:style-name="P4">
At Avdiyivka direction Russian army shelled Avdiyivka, Pervomayske, Karlivkaand Nevelske of Donetsk region. Russian aviation conducted airstrikes atAvdiyivka and Pervomayske, - General Staff of Armed Forces of Ukraine says inthe morning report</text:p>
      <text:p text:style-name="P4">
News Collection Link: <text:a xlink:type="simple" xlink:href="https://liveuamap.com/en/2023/27-may-at-avdiyivka-direction-russian-army-shelled-avdiyivka" text:style-name="Internet_20_link" text:visited-style-name="Visited_20_Internet_20_Link">
https://liveuamap.com/en/2023/27-may-at-avdiyivka-direction-russian-army-shelled-avdiyivka</text:a>
</text:p>
      <text:p text:style-name="P4">
Source: <text:a xlink:type="simple" xlink:href="https://t.me/lumsrc/4914" text:style-name="Internet_20_link" text:visited-style-name="Visited_20_Internet_20_Link">
https://t.me/lumsrc/4914</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27T-78:16:00</text:p>
      <text:p text:style-name="P4">
Location: Marinka, Donetsk Oblast (Latitude:47.94406 Longtitude:37.49273)</text:p>
      <text:p text:style-name="P4">
Videos: []</text:p>
      <text:p text:style-name="P4">
Images: []</text:p>
      <text:p text:style-name="P4">
Tags: ["Russia"]</text:p>
      <text:p text:style-name="P4">
ID: 22565632</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27-may-at-maryinka-direction-russian-army-shelled-heorhiyivka" text:style-name="Internet_20_link" text:visited-style-name="Visited_20_Internet_20_Link">
https://liveuamap.com/en/2023/27-may-at-maryinka-direction-russian-army-shelled-heorhiyivka</text:a>
</text:p>
      <text:p text:style-name="P4">
Source: <text:a xlink:type="simple" xlink:href="https://t.me/lumsrc/4915" text:style-name="Internet_20_link" text:visited-style-name="Visited_20_Internet_20_Link">
https://t.me/lumsrc/4915</text:a>
</text:p>
      <!--NEWS-->
      <text:h text:style-name="P10" text:outline-level="1">
<text:span text:style-name="T4">
At Shakhtarske direction Russian army shelled Paraskoviyivka, Vuhledar and Prechystivka. Russ...</text:span>
</text:h>
      <text:p text:style-name="P4">
Authors: liveuamap (Language: en)</text:p>
      <text:p text:style-name="P4">
Time: 2023-05-27T-80:16:00</text:p>
      <text:p text:style-name="P4">
Location: Velyka Novosilka (Latitude:47.83102 Longtitude:36.84351)</text:p>
      <text:p text:style-name="P4">
Videos: []</text:p>
      <text:p text:style-name="P4">
Images: []</text:p>
      <text:p text:style-name="P4">
Tags: ["Russia"]</text:p>
      <text:p text:style-name="P4">
ID: 22565631</text:p>
      <!--METADATA-->
      <text:p text:style-name="P4">
At Shakhtarske direction Russian army shelled Paraskoviyivka, Vuhledar andPrechystivka. Russian aviation conducted airstrikes at Vuhledar, Prechystivkaand Velyka Novosilka, - General Staff of Armed Forces of Ukraine says in themorning report</text:p>
      <text:p text:style-name="P4">
News Collection Link: <text:a xlink:type="simple" xlink:href="https://liveuamap.com/en/2023/27-may-at-shakhtarske-direction-russian-army-shelled-paraskoviyivka" text:style-name="Internet_20_link" text:visited-style-name="Visited_20_Internet_20_Link">
https://liveuamap.com/en/2023/27-may-at-shakhtarske-direction-russian-army-shelled-paraskoviyivka</text:a>
</text:p>
      <text:p text:style-name="P4">
Source: <text:a xlink:type="simple" xlink:href="https://t.me/lumsrc/4916" text:style-name="Internet_20_link" text:visited-style-name="Visited_20_Internet_20_Link">
https://t.me/lumsrc/4916</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27T-82:16:00</text:p>
      <text:p text:style-name="P4">
Location: Kherson (Latitude:46.86406 Longtitude:33.58143)</text:p>
      <text:p text:style-name="P4">
Videos: []</text:p>
      <text:p text:style-name="P4">
Images: []</text:p>
      <text:p text:style-name="P4">
Tags: ["Russia"]</text:p>
      <text:p text:style-name="P4">
ID: 22565630</text:p>
      <!--METADATA-->
      <text:p text:style-name="P4">
At Zaporizhzhia and Kherson directions Russian army shelled Vremivka andNovosilka of Donetsk region; Olhivske, Huliaipole, Zaliznychne, Bilohirya,Mala Tokmachka, Mali Scherbaky and Kamyanske of Zaporizhzhia region; ZolotaBalka, Vesele, Kozatske, Lvove, Antonivka, Kizomys, Stanislav of Khersonregion and Kherson city. Russian aviation conducted airstrikes at Stepove ofZaporizhzhia region and Zmiyivka of Kherson region, - General Staff of ArmedForces of Ukraine says in the morning report</text:p>
      <text:p text:style-name="P4">
News Collection Link: <text:a xlink:type="simple" xlink:href="https://liveuamap.com/en/2023/27-may-at-zaporizhzhia-and-kherson-directions-russian-army" text:style-name="Internet_20_link" text:visited-style-name="Visited_20_Internet_20_Link">
https://liveuamap.com/en/2023/27-may-at-zaporizhzhia-and-kherson-directions-russian-army</text:a>
</text:p>
      <text:p text:style-name="P4">
Source: <text:a xlink:type="simple" xlink:href="https://t.me/lumsrc/4917" text:style-name="Internet_20_link" text:visited-style-name="Visited_20_Internet_20_Link">
https://t.me/lumsrc/4917</text:a>
</text:p>
      <!--NEWS-->
      <text:h text:style-name="P10" text:outline-level="1">
<text:span text:style-name="T4">
Mykolaiv, Mykolayivska Oblast(23:08). Red Alert: aerial threat. Sirens sounding. Take cover now!</text:span>
</text:h>
      <text:p text:style-name="P4">
Authors: liveuamap (Language: en)</text:p>
      <text:p text:style-name="P4">
Time: 2023-05-27T17:09:00</text:p>
      <text:p text:style-name="P4">
Location: Mykolaiv (Latitude:46.94866 Longtitude:32.00639)</text:p>
      <text:p text:style-name="P4">
Videos: []</text:p>
      <text:p text:style-name="P4">
Images: []</text:p>
      <text:p text:style-name="P4">
Tags: ["Europe", "Central and Eastern Europe"]</text:p>
      <text:p text:style-name="P4">
ID: 22565799</text:p>
      <!--METADATA-->
      <text:p text:style-name="P4">
Mykolaiv, Mykolayivska Oblast(23:08). Red Alert: aerial threat. Sirenssounding. Take cover now!</text:p>
      <text:p text:style-name="P4">
News Collection Link: <text:a xlink:type="simple" xlink:href="https://liveuamap.com/en/2023/27-may-mykolaiv-mykolayivska-oblast2308-red-ag" text:style-name="Internet_20_link" text:visited-style-name="Visited_20_Internet_20_Link">
https://liveuamap.com/en/2023/27-may-mykolaiv-mykolayivska-oblast2308-red-ag</text:a>
</text:p>
      <text:p text:style-name="P4">
Source: <text:a xlink:type="simple" xlink:href="https://t.me/air_alert_ua/46647" text:style-name="Internet_20_link" text:visited-style-name="Visited_20_Internet_20_Link">
https://t.me/air_alert_ua/46647</text:a>
</text:p>
      <!--NEWS-->
      <text:h text:style-name="P10" text:outline-level="1">
<text:span text:style-name="T4">
Kherson, Khersonska Oblast(23:08). Red Alert: aerial threat. Sirens sounding. Take cover now!</text:span>
</text:h>
      <text:p text:style-name="P4">
Authors: liveuamap (Language: en)</text:p>
      <text:p text:style-name="P4">
Time: 2023-05-27T17:11:00</text:p>
      <text:p text:style-name="P4">
Location: Kherson (Latitude:46.65643 Longtitude:32.6168)</text:p>
      <text:p text:style-name="P4">
Videos: []</text:p>
      <text:p text:style-name="P4">
Images: []</text:p>
      <text:p text:style-name="P4">
Tags: ["Europe", "Central and Eastern Europe"]</text:p>
      <text:p text:style-name="P4">
ID: 22565800</text:p>
      <!--METADATA-->
      <text:p text:style-name="P4">
Kherson, Khersonska Oblast(23:08). Red Alert: aerial threat. Sirens sounding.Take cover now!</text:p>
      <text:p text:style-name="P4">
News Collection Link: <text:a xlink:type="simple" xlink:href="https://liveuamap.com/en/2023/27-may-kherson-khersonska-oblast2308-red-alerg" text:style-name="Internet_20_link" text:visited-style-name="Visited_20_Internet_20_Link">
https://liveuamap.com/en/2023/27-may-kherson-khersonska-oblast2308-red-alerg</text:a>
</text:p>
      <text:p text:style-name="P4">
Source: <text:a xlink:type="simple" xlink:href="https://t.me/air_alert_ua/46648" text:style-name="Internet_20_link" text:visited-style-name="Visited_20_Internet_20_Link">
https://t.me/air_alert_ua/46648</text:a>
</text:p>
      <!--NEWS-->
      <text:h text:style-name="P10" text:outline-level="1">
<text:span text:style-name="T4">
Kirovohradska Oblast(23:11). Red Alert: aerial threat. Sirens sounding. Take cover now!</text:span>
</text:h>
      <text:p text:style-name="P4">
Authors: liveuamap (Language: en)</text:p>
      <text:p text:style-name="P4">
Time: 2023-05-27T17:13:00</text:p>
      <text:p text:style-name="P4">
Location: Kirovohradska Oblast (Latitude:48.50091 Longtitude:32.00111)</text:p>
      <text:p text:style-name="P4">
Videos: []</text:p>
      <text:p text:style-name="P4">
Images: []</text:p>
      <text:p text:style-name="P4">
Tags: ["Europe", "Central and Eastern Europe"]</text:p>
      <text:p text:style-name="P4">
ID: 22565801</text:p>
      <!--METADATA-->
      <text:p text:style-name="P4">
Kirovohradska Oblast(23:11). Red Alert: aerial threat. Sirens sounding. Takecover now!</text:p>
      <text:p text:style-name="P4">
News Collection Link: <text:a xlink:type="simple" xlink:href="https://liveuamap.com/en/2023/27-may-kirovohradska-oblast2311-red-alert-aerg" text:style-name="Internet_20_link" text:visited-style-name="Visited_20_Internet_20_Link">
https://liveuamap.com/en/2023/27-may-kirovohradska-oblast2311-red-alert-aerg</text:a>
</text:p>
      <text:p text:style-name="P4">
Source: <text:a xlink:type="simple" xlink:href="https://t.me/air_alert_ua/46649" text:style-name="Internet_20_link" text:visited-style-name="Visited_20_Internet_20_Link">
https://t.me/air_alert_ua/46649</text:a>
</text:p>
      <!--NEWS-->
      <text:h text:style-name="P10" text:outline-level="1">
<text:span text:style-name="T4">
Chernihivska Oblast(23:17). Red Alert: aerial threat. Sirens sounding. Take cover now!</text:span>
</text:h>
      <text:p text:style-name="P4">
Authors: liveuamap (Language: en)</text:p>
      <text:p text:style-name="P4">
Time: 2023-05-27T17:18:00</text:p>
      <text:p text:style-name="P4">
Location: Chernihivska Oblast (Latitude:51.33333000 Longtitude:32.00000000)</text:p>
      <text:p text:style-name="P4">
Videos: []</text:p>
      <text:p text:style-name="P4">
Images: []</text:p>
      <text:p text:style-name="P4">
Tags: ["Europe", "Central and Eastern Europe"]</text:p>
      <text:p text:style-name="P4">
ID: 22565802</text:p>
      <!--METADATA-->
      <text:p text:style-name="P4">
Chernihivska Oblast(23:17). Red Alert: aerial threat. Sirens sounding. Takecover now!</text:p>
      <text:p text:style-name="P4">
News Collection Link: <text:a xlink:type="simple" xlink:href="https://liveuamap.com/en/2023/27-may-chernihivska-oblast2317-red-alert-aerig" text:style-name="Internet_20_link" text:visited-style-name="Visited_20_Internet_20_Link">
https://liveuamap.com/en/2023/27-may-chernihivska-oblast2317-red-alert-aerig</text:a>
</text:p>
      <text:p text:style-name="P4">
Source: <text:a xlink:type="simple" xlink:href="https://t.me/suspilnechernihiv/18970" text:style-name="Internet_20_link" text:visited-style-name="Visited_20_Internet_20_Link">
https://t.me/suspilnechernihiv/18970</text:a>
</text:p>
      <!--NEWS-->
      <text:h text:style-name="P10" text:outline-level="1">
<text:span text:style-name="T4">
Dnipro, Dnipropetrovska Oblast(23:42). Red Alert: aerial threat. Sirens sounding. Take cover ...</text:span>
</text:h>
      <text:p text:style-name="P4">
Authors: liveuamap (Language: en)</text:p>
      <text:p text:style-name="P4">
Time: 2023-05-27T17:43:00</text:p>
      <text:p text:style-name="P4">
Location: Dnipro (Latitude:48.46051 Longtitude:35.03816)</text:p>
      <text:p text:style-name="P4">
Videos: []</text:p>
      <text:p text:style-name="P4">
Images: []</text:p>
      <text:p text:style-name="P4">
Tags: ["Europe", "Central and Eastern Europe"]</text:p>
      <text:p text:style-name="P4">
ID: 22565803</text:p>
      <!--METADATA-->
      <text:p text:style-name="P4">
Dnipro, Dnipropetrovska Oblast(23:42). Red Alert: aerial threat. Sirenssounding. Take cover now!</text:p>
      <text:p text:style-name="P4">
News Collection Link: <text:a xlink:type="simple" xlink:href="https://liveuamap.com/en/2023/27-may-dnipro-dnipropetrovska-oblast2342-red-g" text:style-name="Internet_20_link" text:visited-style-name="Visited_20_Internet_20_Link">
https://liveuamap.com/en/2023/27-may-dnipro-dnipropetrovska-oblast2342-red-g</text:a>
</text:p>
      <text:p text:style-name="P4">
Source: <text:a xlink:type="simple" xlink:href="https://t.me/air_alert_ua/46651" text:style-name="Internet_20_link" text:visited-style-name="Visited_20_Internet_20_Link">
https://t.me/air_alert_ua/46651</text:a>
</text:p>
      <!--NEWS-->
      <text:h text:style-name="P10" text:outline-level="1">
<text:span text:style-name="T4">
Kyiv, Kyiv Oblast(23:44). Red Alert: aerial threat. Sirens sounding. Take cover now!</text:span>
</text:h>
      <text:p text:style-name="P4">
Authors: liveuamap (Language: en)</text:p>
      <text:p text:style-name="P4">
Time: 2023-05-27T17:46:00</text:p>
      <text:p text:style-name="P4">
Location: Kyiv (Latitude:50.44343 Longtitude:30.53022)</text:p>
      <text:p text:style-name="P4">
Videos: []</text:p>
      <text:p text:style-name="P4">
Images: []</text:p>
      <text:p text:style-name="P4">
Tags: ["Europe", "Central and Eastern Europe"]</text:p>
      <text:p text:style-name="P4">
ID: 22565804</text:p>
      <!--METADATA-->
      <text:p text:style-name="P4">
Kyiv, Kyiv Oblast(23:44). Red Alert: aerial threat. Sirens sounding. Takecover now!</text:p>
      <text:p text:style-name="P4">
News Collection Link: <text:a xlink:type="simple" xlink:href="https://liveuamap.com/en/2023/27-may-kyiv-kyiv-oblast2344-red-alert-aerial-g" text:style-name="Internet_20_link" text:visited-style-name="Visited_20_Internet_20_Link">
https://liveuamap.com/en/2023/27-may-kyiv-kyiv-oblast2344-red-alert-aerial-g</text:a>
</text:p>
      <text:p text:style-name="P4">
Source: <text:a xlink:type="simple" xlink:href="https://t.me/air_alert_ua/46652" text:style-name="Internet_20_link" text:visited-style-name="Visited_20_Internet_20_Link">
https://t.me/air_alert_ua/46652</text:a>
</text:p>
      <!--NEWS-->
      <text:h text:style-name="P10" text:outline-level="1">
<text:span text:style-name="T4">
Sumska Oblast(23:54). Red Alert: aerial threat. Sirens sounding. Take cover now!</text:span>
</text:h>
      <text:p text:style-name="P4">
Authors: liveuamap (Language: en)</text:p>
      <text:p text:style-name="P4">
Time: 2023-05-27T17:54:00</text:p>
      <text:p text:style-name="P4">
Location: Sumska Oblast (Latitude:50.99907 Longtitude:34.00003)</text:p>
      <text:p text:style-name="P4">
Videos: []</text:p>
      <text:p text:style-name="P4">
Images: []</text:p>
      <text:p text:style-name="P4">
Tags: ["Europe", "Central and Eastern Europe"]</text:p>
      <text:p text:style-name="P4">
ID: 22565805</text:p>
      <!--METADATA-->
      <text:p text:style-name="P4">
Sumska Oblast(23:54). Red Alert: aerial threat. Sirens sounding. Take covernow!</text:p>
      <text:p text:style-name="P4">
News Collection Link: <text:a xlink:type="simple" xlink:href="https://liveuamap.com/en/2023/27-may-sumska-oblast2354-red-alert-aerial-thrg" text:style-name="Internet_20_link" text:visited-style-name="Visited_20_Internet_20_Link">
https://liveuamap.com/en/2023/27-may-sumska-oblast2354-red-alert-aerial-thrg</text:a>
</text:p>
      <text:p text:style-name="P4">
Source: <text:a xlink:type="simple" xlink:href="https://t.me/air_alert_ua/46653" text:style-name="Internet_20_link" text:visited-style-name="Visited_20_Internet_20_Link">
https://t.me/air_alert_ua/46653</text:a>
</text:p>
      <!--NEWS-->
      <text:h text:style-name="P10" text:outline-level="1">
<text:span text:style-name="T4">
Zhytomyr, Zhytomyrska Oblast(00:04). Red Alert: aerial threat. Sirens sounding. Take cover now!</text:span>
</text:h>
      <text:p text:style-name="P4">
Authors: liveuamap (Language: en)</text:p>
      <text:p text:style-name="P4">
Time: 2023-05-27T18:06:00</text:p>
      <text:p text:style-name="P4">
Location: Zhytomyr (Latitude:50.26487000 Longtitude:28.67669000)</text:p>
      <text:p text:style-name="P4">
Videos: []</text:p>
      <text:p text:style-name="P4">
Images: []</text:p>
      <text:p text:style-name="P4">
Tags: ["Europe", "Central and Eastern Europe"]</text:p>
      <text:p text:style-name="P4">
ID: 22565806</text:p>
      <!--METADATA-->
      <text:p text:style-name="P4">
Zhytomyr, Zhytomyrska Oblast(00:04). Red Alert: aerial threat. Sirenssounding. Take cover now!</text:p>
      <text:p text:style-name="P4">
News Collection Link: <text:a xlink:type="simple" xlink:href="https://liveuamap.com/en/2023/27-may-zhytomyr-zhytomyrska-oblast0004-red-alg" text:style-name="Internet_20_link" text:visited-style-name="Visited_20_Internet_20_Link">
https://liveuamap.com/en/2023/27-may-zhytomyr-zhytomyrska-oblast0004-red-alg</text:a>
</text:p>
      <text:p text:style-name="P4">
Source: <text:a xlink:type="simple" xlink:href="https://t.me/air_alert_ua/46654" text:style-name="Internet_20_link" text:visited-style-name="Visited_20_Internet_20_Link">
https://t.me/air_alert_ua/46654</text:a>
</text:p>
      <!--NEWS-->
      <text:h text:style-name="P10" text:outline-level="1">
<text:span text:style-name="T4">
Vinnytska Oblast, Cherkaska Oblast(00:13). Red Alert: aerial threat. Sirens sounding. Take co...</text:span>
</text:h>
      <text:p text:style-name="P4">
Authors: liveuamap (Language: en)</text:p>
      <text:p text:style-name="P4">
Time: 2023-05-27T18:14:00</text:p>
      <text:p text:style-name="P4">
Location: Vinnytska Oblast (Latitude:48.91656 Longtitude:28.66584)</text:p>
      <text:p text:style-name="P4">
Videos: []</text:p>
      <text:p text:style-name="P4">
Images: []</text:p>
      <text:p text:style-name="P4">
Tags: ["Europe", "Central and Eastern Europe"]</text:p>
      <text:p text:style-name="P4">
ID: 22565807</text:p>
      <!--METADATA-->
      <text:p text:style-name="P4">
Vinnytska Oblast, Cherkaska Oblast(00:13). Red Alert: aerial threat. Sirenssounding. Take cover now!</text:p>
      <text:p text:style-name="P4">
News Collection Link: <text:a xlink:type="simple" xlink:href="https://liveuamap.com/en/2023/27-may-vinnytska-oblast-cherkaska-oblast0013-g" text:style-name="Internet_20_link" text:visited-style-name="Visited_20_Internet_20_Link">
https://liveuamap.com/en/2023/27-may-vinnytska-oblast-cherkaska-oblast0013-g</text:a>
</text:p>
      <text:p text:style-name="P4">
Source: <text:a xlink:type="simple" xlink:href="https://t.me/air_alert_ua/46657" text:style-name="Internet_20_link" text:visited-style-name="Visited_20_Internet_20_Link">
https://t.me/air_alert_ua/46657</text:a>
</text:p>
      <!--NEWS-->
      <text:h text:style-name="P10" text:outline-level="1">
<text:span text:style-name="T4">
Poltavska Oblast(00:15). Red Alert: aerial threat. Sirens sounding. Take cover now!</text:span>
</text:h>
      <text:p text:style-name="P4">
Authors: liveuamap (Language: en)</text:p>
      <text:p text:style-name="P4">
Time: 2023-05-27T18:17:00</text:p>
      <text:p text:style-name="P4">
Location: Poltavska Oblast (Latitude:49.47705000 Longtitude:33.81866000)</text:p>
      <text:p text:style-name="P4">
Videos: []</text:p>
      <text:p text:style-name="P4">
Images: []</text:p>
      <text:p text:style-name="P4">
Tags: ["Europe", "Central and Eastern Europe"]</text:p>
      <text:p text:style-name="P4">
ID: 22565808</text:p>
      <!--METADATA-->
      <text:p text:style-name="P4">
Poltavska Oblast(00:15). Red Alert: aerial threat. Sirens sounding. Take covernow!</text:p>
      <text:p text:style-name="P4">
News Collection Link: <text:a xlink:type="simple" xlink:href="https://liveuamap.com/en/2023/27-may-poltavska-oblast0015-red-alert-aerial-g" text:style-name="Internet_20_link" text:visited-style-name="Visited_20_Internet_20_Link">
https://liveuamap.com/en/2023/27-may-poltavska-oblast0015-red-alert-aerial-g</text:a>
</text:p>
      <text:p text:style-name="P4">
Source: <text:a xlink:type="simple" xlink:href="https://t.me/air_alert_ua/46658" text:style-name="Internet_20_link" text:visited-style-name="Visited_20_Internet_20_Link">
https://t.me/air_alert_ua/46658</text:a>
</text:p>
      <!--NEWS-->
      <text:h text:style-name="P10" text:outline-level="1">
<text:span text:style-name="T4">
Khmelnytska Oblast, Rivne, Rivnenska Oblast(00:35). Red Alert: aerial threat. Sirens sounding...</text:span>
</text:h>
      <text:p text:style-name="P4">
Authors: liveuamap (Language: en)</text:p>
      <text:p text:style-name="P4">
Time: 2023-05-27T18:36:00</text:p>
      <text:p text:style-name="P4">
Location: Khmelnytska Oblast (Latitude:49.50000000 Longtitude:27.00000000)</text:p>
      <text:p text:style-name="P4">
Videos: []</text:p>
      <text:p text:style-name="P4">
Images: []</text:p>
      <text:p text:style-name="P4">
Tags: ["Europe", "Central and Eastern Europe"]</text:p>
      <text:p text:style-name="P4">
ID: 22565809</text:p>
      <!--METADATA-->
      <text:p text:style-name="P4">
Khmelnytska Oblast, Rivne, Rivnenska Oblast(00:35). Red Alert: aerial threat.Sirens sounding. Take cover now!</text:p>
      <text:p text:style-name="P4">
News Collection Link: <text:a xlink:type="simple" xlink:href="https://liveuamap.com/en/2023/27-may-khmelnytska-oblast-rivne-rivnenska-oblg" text:style-name="Internet_20_link" text:visited-style-name="Visited_20_Internet_20_Link">
https://liveuamap.com/en/2023/27-may-khmelnytska-oblast-rivne-rivnenska-oblg</text:a>
</text:p>
      <text:p text:style-name="P4">
Source: <text:a xlink:type="simple" xlink:href="https://t.me/air_alert_ua/46661" text:style-name="Internet_20_link" text:visited-style-name="Visited_20_Internet_20_Link">
https://t.me/air_alert_ua/46661</text:a>
</text:p>
      <!--NEWS-->
      <text:h text:style-name="P10" text:outline-level="1">
<text:span text:style-name="T4">
Volynska Oblast(00:42). Red Alert: aerial threat. Sirens sounding. Take cover now!</text:span>
</text:h>
      <text:p text:style-name="P4">
Authors: liveuamap (Language: en)</text:p>
      <text:p text:style-name="P4">
Time: 2023-05-27T18:43:00</text:p>
      <text:p text:style-name="P4">
Location: Volynska Oblast (Latitude:51.16667000 Longtitude:24.86667000)</text:p>
      <text:p text:style-name="P4">
Videos: []</text:p>
      <text:p text:style-name="P4">
Images: []</text:p>
      <text:p text:style-name="P4">
Tags: ["Europe", "Central and Eastern Europe"]</text:p>
      <text:p text:style-name="P4">
ID: 22565810</text:p>
      <!--METADATA-->
      <text:p text:style-name="P4">
Volynska Oblast(00:42). Red Alert: aerial threat. Sirens sounding. Take covernow!</text:p>
      <text:p text:style-name="P4">
News Collection Link: <text:a xlink:type="simple" xlink:href="https://liveuamap.com/en/2023/27-may-volynska-oblast0042-red-alert-aerial-tg" text:style-name="Internet_20_link" text:visited-style-name="Visited_20_Internet_20_Link">
https://liveuamap.com/en/2023/27-may-volynska-oblast0042-red-alert-aerial-tg</text:a>
</text:p>
      <text:p text:style-name="P4">
Source: <text:a xlink:type="simple" xlink:href="https://t.me/air_alert_ua/46662" text:style-name="Internet_20_link" text:visited-style-name="Visited_20_Internet_20_Link">
https://t.me/air_alert_ua/46662</text:a>
</text:p>
      <!--NEWS-->
      <text:h text:style-name="P10" text:outline-level="1">
<text:span text:style-name="T4">
Kharkiv, Kharkivska Oblast(00:49). Red Alert: aerial threat. Sirens sounding. Take cover now!</text:span>
</text:h>
      <text:p text:style-name="P4">
Authors: liveuamap (Language: en)</text:p>
      <text:p text:style-name="P4">
Time: 2023-05-27T18:50:00</text:p>
      <text:p text:style-name="P4">
Location: Kharkiv (Latitude:49.98081000 Longtitude:36.25272000)</text:p>
      <text:p text:style-name="P4">
Videos: []</text:p>
      <text:p text:style-name="P4">
Images: []</text:p>
      <text:p text:style-name="P4">
Tags: ["Europe", "Central and Eastern Europe"]</text:p>
      <text:p text:style-name="P4">
ID: 22565811</text:p>
      <!--METADATA-->
      <text:p text:style-name="P4">
Kharkiv, Kharkivska Oblast(00:49). Red Alert: aerial threat. Sirens sounding.Take cover now!</text:p>
      <text:p text:style-name="P4">
News Collection Link: <text:a xlink:type="simple" xlink:href="https://liveuamap.com/en/2023/27-may-kharkiv-kharkivska-oblast0049-red-alerg" text:style-name="Internet_20_link" text:visited-style-name="Visited_20_Internet_20_Link">
https://liveuamap.com/en/2023/27-may-kharkiv-kharkivska-oblast0049-red-alerg</text:a>
</text:p>
      <text:p text:style-name="P4">
Source: <text:a xlink:type="simple" xlink:href="https://t.me/suspilnekharkiv/25260" text:style-name="Internet_20_link" text:visited-style-name="Visited_20_Internet_20_Link">
https://t.me/suspilnekharkiv/25260</text:a>
</text:p>
      <!--NEWS-->
      <text:h text:style-name="P10" text:outline-level="1">
<text:span text:style-name="T4">
Chernivetska Oblast(01:02). Red Alert: aerial threat. Sirens sounding. Take cover now!</text:span>
</text:h>
      <text:p text:style-name="P4">
Authors: liveuamap (Language: en)</text:p>
      <text:p text:style-name="P4">
Time: 2023-05-27T19:05:00</text:p>
      <text:p text:style-name="P4">
Location: Chernivetska Oblast (Latitude:48.25000000 Longtitude:26.00000000)</text:p>
      <text:p text:style-name="P4">
Videos: []</text:p>
      <text:p text:style-name="P4">
Images: []</text:p>
      <text:p text:style-name="P4">
Tags: ["Europe", "Central and Eastern Europe"]</text:p>
      <text:p text:style-name="P4">
ID: 22565812</text:p>
      <!--METADATA-->
      <text:p text:style-name="P4">
Chernivetska Oblast(01:02). Red Alert: aerial threat. Sirens sounding. Takecover now!</text:p>
      <text:p text:style-name="P4">
News Collection Link: <text:a xlink:type="simple" xlink:href="https://liveuamap.com/en/2023/27-may-chernivetska-oblast0102-red-alert-aerig" text:style-name="Internet_20_link" text:visited-style-name="Visited_20_Internet_20_Link">
https://liveuamap.com/en/2023/27-may-chernivetska-oblast0102-red-alert-aerig</text:a>
</text:p>
      <text:p text:style-name="P4">
Source: <text:a xlink:type="simple" xlink:href="https://t.me/air_alert_ua/46665" text:style-name="Internet_20_link" text:visited-style-name="Visited_20_Internet_20_Link">
https://t.me/air_alert_ua/46665</text:a>
</text:p>
      <!--NEWS-->
      <text:h text:style-name="P10" text:outline-level="1">
<text:span text:style-name="T4">
Kyiv(01:14). Red Alert: aerial threat. Sirens sounding. Take cover now!</text:span>
</text:h>
      <text:p text:style-name="P4">
Authors: liveuamap (Language: en)</text:p>
      <text:p text:style-name="P4">
Time: 2023-05-27T19:15:00</text:p>
      <text:p text:style-name="P4">
Location: Kyiv (Latitude:50.44456 Longtitude:30.53054)</text:p>
      <text:p text:style-name="P4">
Videos: []</text:p>
      <text:p text:style-name="P4">
Images: []</text:p>
      <text:p text:style-name="P4">
Tags: ["Europe", "Central and Eastern Europe"]</text:p>
      <text:p text:style-name="P4">
ID: 22565813</text:p>
      <!--METADATA-->
      <text:p text:style-name="P4">
Kyiv(01:14). Red Alert: aerial threat. Sirens sounding. Take cover now!</text:p>
      <text:p text:style-name="P4">
News Collection Link: <text:a xlink:type="simple" xlink:href="https://liveuamap.com/en/2023/27-may-kyiv0114-red-alert-aerial-threat-sireng" text:style-name="Internet_20_link" text:visited-style-name="Visited_20_Internet_20_Link">
https://liveuamap.com/en/2023/27-may-kyiv0114-red-alert-aerial-threat-sireng</text:a>
</text:p>
      <text:p text:style-name="P4">
Source: <text:a xlink:type="simple" xlink:href="https://t.me/KyivCityOfficial/6770" text:style-name="Internet_20_link" text:visited-style-name="Visited_20_Internet_20_Link">
https://t.me/KyivCityOfficial/6770</text:a>
</text:p>
      <!--NEWS-->
      <text:h text:style-name="P10" text:outline-level="1">
<text:span text:style-name="T4">
Ivano-Frankivsk, Ivano-Frankivska Oblast, Ternopil, Ternopilska Oblast(02:11). Red Alert: aer...</text:span>
</text:h>
      <text:p text:style-name="P4">
Authors: liveuamap (Language: en)</text:p>
      <text:p text:style-name="P4">
Time: 2023-05-27T20:12:00</text:p>
      <text:p text:style-name="P4">
Location: Ivano-Frankivsk (Latitude:48.92150000 Longtitude:24.70972000)</text:p>
      <text:p text:style-name="P4">
Videos: []</text:p>
      <text:p text:style-name="P4">
Images: []</text:p>
      <text:p text:style-name="P4">
Tags: ["Europe", "Central and Eastern Europe"]</text:p>
      <text:p text:style-name="P4">
ID: 22565814</text:p>
      <!--METADATA-->
      <text:p text:style-name="P4">
Ivano-Frankivsk, Ivano-Frankivska Oblast, Ternopil, Ternopilska Oblast(02:11).Red Alert: aerial threat. Sirens sounding. Take cover now!</text:p>
      <text:p text:style-name="P4">
News Collection Link: <text:a xlink:type="simple" xlink:href="https://liveuamap.com/en/2023/28-may-ivanofrankivsk-ivanofrankivska-oblast-g" text:style-name="Internet_20_link" text:visited-style-name="Visited_20_Internet_20_Link">
https://liveuamap.com/en/2023/28-may-ivanofrankivsk-ivanofrankivska-oblast-g</text:a>
</text:p>
      <text:p text:style-name="P4">
Source: <text:a xlink:type="simple" xlink:href="https://t.me/air_alert_ua/46668" text:style-name="Internet_20_link" text:visited-style-name="Visited_20_Internet_20_Link">
https://t.me/air_alert_ua/46668</text:a>
</text:p>
      <!--NEWS-->
      <text:h text:style-name="P10" text:outline-level="1">
<text:span text:style-name="T4">
Kyiv(03:01). Red Alert: aerial threat. Sirens sounding. Take cover now!</text:span>
</text:h>
      <text:p text:style-name="P4">
Authors: liveuamap (Language: en)</text:p>
      <text:p text:style-name="P4">
Time: 2023-05-27T21:02:00</text:p>
      <text:p text:style-name="P4">
Location: Kyiv (Latitude:50.44396 Longtitude:30.53055)</text:p>
      <text:p text:style-name="P4">
Videos: []</text:p>
      <text:p text:style-name="P4">
Images: []</text:p>
      <text:p text:style-name="P4">
Tags: []</text:p>
      <text:p text:style-name="P4">
ID: 22565815</text:p>
      <!--METADATA-->
      <text:p text:style-name="P4">
None</text:p>
      <text:p text:style-name="P4">
News Collection Link: <text:a xlink:type="simple" xlink:href="https://liveuamap.com/en/2023/28-may-kyiv0301-red-alert-aerial-threat-sireng" text:style-name="Internet_20_link" text:visited-style-name="Visited_20_Internet_20_Link">
https://liveuamap.com/en/2023/28-may-kyiv0301-red-alert-aerial-threat-sireng</text:a>
</text:p>
      <text:p text:style-name="P4">
Source: <text:a xlink:type="simple" xlink:href="https://liveuamap.com/en/2023/28-may-kyiv0301-red-alert-aerial-threat-sireng" text:style-name="Internet_20_link" text:visited-style-name="Visited_20_Internet_20_Link">
https://liveuamap.com/en/2023/28-may-kyiv0301-red-alert-aerial-threat-sireng</text:a>
</text:p>
      <!--NEWS-->
      <text:h text:style-name="P10" text:outline-level="1">
<text:span text:style-name="T4">
Zhytomyr(04:32). Red Alert: aerial threat. Sirens sounding. Take cover now!</text:span>
</text:h>
      <text:p text:style-name="P4">
Authors: liveuamap (Language: en)</text:p>
      <text:p text:style-name="P4">
Time: 2023-05-27T22:34:00</text:p>
      <text:p text:style-name="P4">
Location: Zhytomyr (Latitude:50.26537 Longtitude:28.67789)</text:p>
      <text:p text:style-name="P4">
Videos: []</text:p>
      <text:p text:style-name="P4">
Images: []</text:p>
      <text:p text:style-name="P4">
Tags: ["Europe", "Central and Eastern Europe"]</text:p>
      <text:p text:style-name="P4">
ID: 22565816</text:p>
      <!--METADATA-->
      <text:p text:style-name="P4">
Zhytomyr(04:32). Red Alert: aerial threat. Sirens sounding. Take cover now!</text:p>
      <text:p text:style-name="P4">
News Collection Link: <text:a xlink:type="simple" xlink:href="https://liveuamap.com/en/2023/28-may-zhytomyr0432-red-alert-aerial-threat-sg" text:style-name="Internet_20_link" text:visited-style-name="Visited_20_Internet_20_Link">
https://liveuamap.com/en/2023/28-may-zhytomyr0432-red-alert-aerial-threat-sg</text:a>
</text:p>
      <text:p text:style-name="P4">
Source: <text:a xlink:type="simple" xlink:href="https://t.me/chanel24/89993" text:style-name="Internet_20_link" text:visited-style-name="Visited_20_Internet_20_Link">
https://t.me/chanel24/89993</text:a>
</text:p>
      <!--NEWS-->
      <text:h text:style-name="P10" text:outline-level="1">
<text:span text:style-name="T4">
Як у лютому наші захисники зупинили атаку російських десантників у районі Вугледара</text:span>
</text:h>
      <text:p text:style-name="P4">
Author: ['АРМІЯINFORM']</text:p>
      <text:p text:style-name="P4">
Time: 2023-05-27T51:00:00-04:00</text:p>
      <text:p text:style-name="P4">
Description: Про це розповідає Головнокомандувач ЗС України на своїй сторінці у Facebook: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CinCAFU/videos/479792854332204/" text:style-name="Internet_20_link" text:visited-style-name="Visited_20_Internet_20_Link">
розповідає</text:a>
Головнокомандувач ЗС України на своїй сторінці у Facebook:</text:p>
      <text:p text:style-name="P4">
«У лютому 2023 року, під час спроби наступу ворога, військовослужбовці 52окремого стрілецького батальйону зупинили атаку елітних підрозділів російськихдесантників у районі Вугледара. «Тоді зі сторони противника висунулися унашому напрямку 16 одиниць техніки: 12 танків і 4 БМП», — пригадує один ізкомандирів батальйону. «Завдяки попередній підготовці позицій, мінуванню таскоординованим діям наших бійців, ворог зазнав втрат та змушений був тікати».</text:p>
      <text:p text:style-name="P4">
Підрозділ був укомплектований добровольцями, які за покликом серця взяли дорук зброю, щоб вигнати ворога з нашої землі. Ця мотивація дає силипродовжувати боротьбу: «Впевненість у командирах і побратимах — запорукауспіху і перемоги!».</text:p>
      <text:p text:style-name="P4">
Source: <text:a xlink:type="simple" xlink:href="https://armyinform.com.ua/2023/05/27/yak-u-lyutomu-nashi-zahysnyky-zupynyly-ataku-rosijskyh-desantnykiv-u-rajoni-vugledaru/" text:style-name="Internet_20_link" text:visited-style-name="Visited_20_Internet_20_Link">
https://armyinform.com.ua/2023/05/27/yak-u-lyutomu-nashi-zahysnyky-zupynyly-ataku-rosijskyh-desantnykiv-u-rajoni-vugledaru/</text:a>
</text:p>
      <!--NEWS-->
      <text:h text:style-name="P10" text:outline-level="1">
<text:span text:style-name="T4">
Українські дзюдоїсти здобули три медалі у перший змагальний день турніру Grand Prix Upper Austria 2023</text:span>
</text:h>
      <text:p text:style-name="P4">
Author: ['АРМІЯINFORM']</text:p>
      <text:p text:style-name="P4">
Time: 2023-05-27T52:00:00-04:00</text:p>
      <text:p text:style-name="P4">
Description: У ваговій категорії до 60 кг на п’єдестал пошани піднялися одразу двоє наших спортсме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522022_1029911938004458_3529162677291558509_n.jpg" text:style-name="Internet_20_link" text:visited-style-name="Visited_20_Internet_20_Link">
349522022_1029911938004458_3529162677291558509_n.jpg</text:a>
']</text:p>
      <text:p text:style-name="P4">
Tags: ['STOPRUSSIA', 'АГРЕСІЯ РФ']</text:p>
      <text:p text:style-name="P4">
Category: News</text:p>
      <!--METADATA-->
      <text:p text:style-name="P4">
<draw:frame draw:style-name="fr1" draw:name="Image2" text:anchor-type="as-char" svg:width="6.9236in" svg:height="5.923524in" draw:z-index="0">
<draw:image xlink:href="../Images/AРМІЯINFORM/2023-05-27T52-00-00-04-00/349522022_1029911938004458_3529162677291558509_n.jpg" xlink:type="simple" xlink:show="embed" xlink:actuate="onLoad" draw:mime-type="image/jpeg"/>
</draw:frame>
</text:p>
      <text:p text:style-name="P4">
У ваговій категорії до 60 кг на п’єдестал пошани піднялися одразу двоє нашихспортсменів: Дільшот Халматов став срібним призером, а Артем Лесюк завоював«бронзу». Артем Лесюк у бронзовому фіналі переміг Назіра Талібова зАзербайджану.</text:p>
      <text:p text:style-name="P4">
Дар’я Білодід здобула «бронзу» у ваговій категорії до 57 кг. У бронзовомуфіналі дворазова чемпіонка світу та бронзова призерка Олімпійських Ігор-2020на «голден скор» перемогла Маріцу Перішіч з Сербії.</text:p>
      <text:p text:style-name="P4">
Вітаємо медалістів та їх тренерів і бажаємо нових перемог нашій збірній наГран-прі в Австрії!</text:p>
      <text:p text:style-name="P4">
Джерело: <text:a xlink:type="simple" xlink:href="https://www.facebook.com/minmolodsport" text:style-name="Internet_20_link" text:visited-style-name="Visited_20_Internet_20_Link">
Міністерство молоді та спортуУкраїни</text:a>
</text:p>
      <text:p text:style-name="P4">
Source: <text:a xlink:type="simple" xlink:href="https://armyinform.com.ua/2023/05/27/ukrayinski-dzyudoyisty-zdobuly-try-medali-u-pershyj-zmagalnyj-den-turniru-grand-prix-upper-austria-2023/" text:style-name="Internet_20_link" text:visited-style-name="Visited_20_Internet_20_Link">
https://armyinform.com.ua/2023/05/27/ukrayinski-dzyudoyisty-zdobuly-try-medali-u-pershyj-zmagalnyj-den-turniru-grand-prix-upper-austria-2023/</text:a>
</text:p>
      <!--NEWS-->
      <text:h text:style-name="P10" text:outline-level="1">
<text:span text:style-name="T4">
На сесії Парламентської асамблеї НАТО розглянули переваги скоординованих закупівель і логістики</text:span>
</text:h>
      <text:p text:style-name="P4">
Author: ['АРМІЯINFORM']</text:p>
      <text:p text:style-name="P4">
Time: 2023-05-27T53:00:00-04:00</text:p>
      <text:p text:style-name="P4">
Description: На нещодавній весняній сесії Парламентської асамблеї НАТО у Люксембурзі було підкрес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6_14-40-58.jpg" text:style-name="Internet_20_link" text:visited-style-name="Visited_20_Internet_20_Link">
photo_2023-05-26_14-40-58.jpg</text:a>
']</text:p>
      <text:p text:style-name="P4">
Tags: ['STOPRUSSIA', 'НАТО']</text:p>
      <text:p text:style-name="P4">
Category: News</text:p>
      <!--METADATA-->
      <text:p text:style-name="P4">
<draw:frame draw:style-name="fr1" draw:name="Image3" text:anchor-type="as-char" svg:width="6.9236in" svg:height="4.615733in" draw:z-index="0">
<draw:image xlink:href="../Images/AРМІЯINFORM/2023-05-27T53-00-00-04-00/photo_2023-05-26_14-40-58.jpg" xlink:type="simple" xlink:show="embed" xlink:actuate="onLoad" draw:mime-type="image/jpeg"/>
</draw:frame>
</text:p>
      <text:p text:style-name="P4">
На нещодавній весняній сесії Парламентської асамблеї НАТО у Люксембурзі булопідкреслено важливість і переваги скоординованих закупівель і логістики, щодає змогу Альянсу швидко реагувати на нові виклики безпеці та підтримуватисвою оперативну готовність за допомогою співпраці та синергії у закупівлях ілогістиці.</text:p>
      <text:p text:style-name="P4">
У той час, коли країни стикаються з терміновою та складною вимогою відновитисвої оборонно-промислові можливості, що базуються на застарілих платформах,російсько-українська війна в Європі підсилила рішучість Альянсу займатисяпитаннями оборони та безпеки не лише швидко, але й спільно. Як пише BreakingDefense, це ще більше підкреслило необхідність координації багатонаціональнихможливостей. Життєво важливо зміцнювати військові можливості за допомогоюмодернізації, інновацій і, головне — на організації скоординованихбагатонаціональних закупівель разом із колективною матеріально-технічноюпідтримкою.</text:p>
      <text:p text:style-name="P4">
Об’єднання ресурсів та досвіду дозволяє оптимізувати витрати держав наоборону, підвищити ефективність і, зрештою, зміцнити спроможність НАТО щодостримування та оборони.</text:p>
      <text:p text:style-name="P4">
Як позитивний приклад цього підходу, пов’язаного з перевіреним механізмомпартнерства підтримки, є приклади щодо укладення багатонаціональної угоди,створеної за ініціативою двох або більше країн НАТО, які бажають організуватиспільну діяльність із закупівель, підтримки та обслуговування.</text:p>
      <text:p text:style-name="P4">
Breaking Defense приводить переваги скоординованого такого підходу —насамперед це можливість використовувати ефект масштабу. Адже, консолідуючипопит і роблячи колективні інвестиції, можливо зменшити витрати та досягтикращого співвідношення ціни та якості. Це також дозволяє уникнути конкуренціїміж клієнтами за дефіцитні промислові ресурси.</text:p>
      <text:p text:style-name="P4">
По-друге, Breaking Defense пише, що спільна праця вчених з різних країн НАТО упроєктах щодо перспективних досліджень і розробок надає чудову можливість щодосприяння розвитку технологічних інновацій. А також дозволяє ефективнооб’єднати інтелектуальний капітал, заохотити обмін знаннями та залишатися вавангарді технологічних досягнень. Це особливо актуально в контексті новихзагроз, таких як кібервійна, гібридна війна, автономія та штучний інтелект.</text:p>
      <text:p text:style-name="P4">
Підсумовуючи вище викладене, інтернет-портал Breaking Defense робить висновок,що інвестуючи та зміцнюючи багатонаціональні закупівлі та матеріально-технічнезабезпечення, НАТО підвищує свою готовність, оперативну ефективність тасумісність. А розширення ефективної співпраця між союзниками дозволить НАТОпобудувати більш надійний, гнучкий і єдиний альянс, здатний ефективнопротистояти викликам ХХІ століття.</text:p>
      <text:p text:style-name="P4">
Окрім цього, остання Парламентська асамблея НАТО стала важливою платформою длясприяння обізнаності та розумінню країн Альянсу взаємної вигоди відбагатонаціональних закупівель і логістики, особливо в контексті обговорення тавпливу на рішення щодо безпеки Альянсу.</text:p>
      <text:p text:style-name="P4">
<text:span text:style-name="T5">
Підготував Валерій Гастинщиков</text:span>
</text:p>
      <text:p text:style-name="P4">
Source: <text:a xlink:type="simple" xlink:href="https://armyinform.com.ua/2023/05/27/na-sesiyi-parlamentskij-asambleyi-nato-rozglyanuly-perevagy-skoordynovanyh-zakupivel-i-logistyky/" text:style-name="Internet_20_link" text:visited-style-name="Visited_20_Internet_20_Link">
https://armyinform.com.ua/2023/05/27/na-sesiyi-parlamentskij-asambleyi-nato-rozglyanuly-perevagy-skoordynovanyh-zakupivel-i-logistyky/</text:a>
</text:p>
      <!--NEWS-->
      <text:h text:style-name="P10" text:outline-level="1">
<text:span text:style-name="T4">
Військовий рф просить батьків вислати гроші через відсутність забезпечення — перехоплення ГУР</text:span>
</text:h>
      <text:p text:style-name="P4">
Author: ['АРМІЯINFORM']</text:p>
      <text:p text:style-name="P4">
Time: 2023-05-27T54:00:00-04:00</text:p>
      <text:p text:style-name="P4">
Description: Головне управління розвідки Міністерства оборони України оприлюднило н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МОУ']</text:p>
      <text:p text:style-name="P4">
Category: News</text:p>
      <!--METADATA-->
      <text:p text:style-name="P4">
<draw:frame draw:style-name="fr1" draw:name="Image4" text:anchor-type="as-char" svg:width="6.9236in" svg:height="4.615733in" draw:z-index="0">
<draw:image xlink:href="../Images/AРМІЯINFORM/2023-05-27T54-00-00-04-00/gur-perehoplennya.jpg" xlink:type="simple" xlink:show="embed" xlink:actuate="onLoad" draw:mime-type="image/jpeg"/>
</draw:frame>
 Ілюстративне фото</text:p>
      <text:p text:style-name="P4">
Головне управління розвідки Міністерства оборони України<text:a xlink:type="simple" xlink:href="https://t.me/DIUkraine" text:style-name="Internet_20_link" text:visited-style-name="Visited_20_Internet_20_Link">
оприлюднило</text:a>
 нове перехоплення розмови, в якомуокупант просить батьків вислати гроші через відсутність забезпечення.</text:p>
      <ul>
        <li>
«вон в одного мина прилетела прям в голову»;  * «ничего опять нету, ни сигарет, ничего не присылают, тыщь 5 наверное».</li>
      </ul>
      <text:p text:style-name="P4">
За кожен воєнний злочин, здійснений проти України, буде справедлива відплата.</text:p>
      <text:p text:style-name="P4">
Source: <text:a xlink:type="simple" xlink:href="https://armyinform.com.ua/2023/05/27/vijskovyj-rf-prosyt-batkiv-vyslaty-groshi-cherez-vidsutnist-zabezpechennya-perehoplennya-gur/" text:style-name="Internet_20_link" text:visited-style-name="Visited_20_Internet_20_Link">
https://armyinform.com.ua/2023/05/27/vijskovyj-rf-prosyt-batkiv-vyslaty-groshi-cherez-vidsutnist-zabezpechennya-perehoplennya-gur/</text:a>
</text:p>
      <!--NEWS-->
      <text:h text:style-name="P10" text:outline-level="1">
<text:span text:style-name="T4">
Попри широкомасштабне вторгнення, ще у двох медзакладах України проводитимуть трансплантацію органів</text:span>
</text:h>
      <text:p text:style-name="P4">
Author: ['АРМІЯINFORM']</text:p>
      <text:p text:style-name="P4">
Time: 2023-05-27T55:00:00-04:00</text:p>
      <text:p text:style-name="P4">
Description: Уряд ухвалив відповідну постанову та додав до переліку:      КНП «Лікарня Свят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f8707823a1e9.image-1-1024x683-1.jpg" text:style-name="Internet_20_link" text:visited-style-name="Visited_20_Internet_20_Link">
5f8707823a1e9.image-1-1024x683-1.jpg</text:a>
']</text:p>
      <text:p text:style-name="P4">
Tags: ['STOPRUSSIA', 'АГРЕСІЯ РФ']</text:p>
      <text:p text:style-name="P4">
Category: News</text:p>
      <!--METADATA-->
      <text:p text:style-name="P4">
<draw:frame draw:style-name="fr1" draw:name="Image5" text:anchor-type="as-char" svg:width="6.9236in" svg:height="4.617987in" draw:z-index="0">
<draw:image xlink:href="../Images/AРМІЯINFORM/2023-05-27T55-00-00-04-00/5f8707823a1e9.image-1-1024x683-1.jpg" xlink:type="simple" xlink:show="embed" xlink:actuate="onLoad" draw:mime-type="image/jpeg"/>
</draw:frame>
</text:p>
      <text:p text:style-name="P4">
Уряд ухвалив відповідну постанову та додав до переліку:</text:p>
      <ul>
        <li>
КНП «Лікарня Святого Мартина» на Закарпатті  * КНП «Центральна міська клінічна лікарня» Сумської міської ради.</li>
      </ul>
      <text:p text:style-name="P4">
Розширення переліку медзакладів, які можуть проводити трансплантацію поприповномасштабну війну та неможливість використовувати медичну авіацію — головнаознака того, що система трансплантації в країні активно розвивається.</text:p>
      <text:p text:style-name="P4">
Якщо говорити про цифри, то за 2022 рік лікарі провели на понад 22% більшепересадок органів (384 трансплантацій), ніж за 2021 рік (313 трансплантацій).А від початку 2023 року до кінця травня проведено вже понад 53% від загальногообсягу трансплантацій, що відбулися у 2022 році.</text:p>
      <text:p text:style-name="P4">
Ухвалена постанова уряду також передбачає, що невдовзі (з 1 січня 2024)операції з трансплантації оплачуватимуться <text:a xlink:type="simple" xlink:href="https://www.facebook.com/nszu.ukr" text:style-name="Internet_20_link" text:visited-style-name="Visited_20_Internet_20_Link">
НСЗУ Національна служба здоров’яУкраїни</text:a>
в рамках Програми медичних гарантій. Нагадаємо, що на сьогодні всі операції зтрансплантації в Україні оплачуються Міністерством охорони здоров’я в рамкахпілотного проєкту щодо зміни механізму фінансового забезпечення оперативноголікування з трансплантації органів та інших анатомічних матеріалів.</text:p>
      <text:p text:style-name="P4">
Джерело: <text:a xlink:type="simple" xlink:href="https://www.facebook.com/moz.ukr/posts/pfbid029e6y8ULcAkNPw6VB6Chq4CxPbgQv3GpcdjgckseSLhwviwSSUtGj9TUq6Cq8E7dal" text:style-name="Internet_20_link" text:visited-style-name="Visited_20_Internet_20_Link">
Міністерство охорони здоров’яУкраїни</text:a>
</text:p>
      <text:p text:style-name="P4">
Source: <text:a xlink:type="simple" xlink:href="https://armyinform.com.ua/2023/05/27/shhe-u-dvoh-medzakladah-ukrayiny-budut-provodyty-transplantacziyu-organiv/" text:style-name="Internet_20_link" text:visited-style-name="Visited_20_Internet_20_Link">
https://armyinform.com.ua/2023/05/27/shhe-u-dvoh-medzakladah-ukrayiny-budut-provodyty-transplantacziyu-organiv/</text:a>
</text:p>
      <!--NEWS-->
      <text:h text:style-name="P10" text:outline-level="1">
<text:span text:style-name="T4">
Затверджено порядок розподілу субвенції на виплату компенсації особам з інвалідністю внаслідок АТО/ООС</text:span>
</text:h>
      <text:p text:style-name="P4">
Author: ['АРМІЯINFORM']</text:p>
      <text:p text:style-name="P4">
Time: 2023-05-27T56:00:00-04:00</text:p>
      <text:p text:style-name="P4">
Description: Уряд затвердив порядок розподілу субвенції на виплату грошової компенсації особа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1/invalid.jpg" text:style-name="Internet_20_link" text:visited-style-name="Visited_20_Internet_20_Link">
invalid.jpg</text:a>
']</text:p>
      <text:p text:style-name="P4">
Tags: ['STOPRUSSIA', 'АГРЕСІЯ РФ']</text:p>
      <text:p text:style-name="P4">
Category: News</text:p>
      <!--METADATA-->
      <text:p text:style-name="P4">
<draw:frame draw:style-name="fr1" draw:name="Image6" text:anchor-type="as-char" svg:width="6.9236in" svg:height="2.734822in" draw:z-index="0">
<draw:image xlink:href="../Images/AРМІЯINFORM/2023-05-27T56-00-00-04-00/invalid.jpg" xlink:type="simple" xlink:show="embed" xlink:actuate="onLoad" draw:mime-type="image/jpeg"/>
</draw:frame>
Ілюстративне фото</text:p>
      <text:p text:style-name="P4">
Уряд затвердив порядок розподілу субвенції на виплату грошової компенсаціїособам з інвалідністю I-II групи внаслідок АТО/ООС та членам сімей загиблих(померлих) захисників і захисниць України.</text:p>
      <text:p text:style-name="P4">
Про це <text:a xlink:type="simple" xlink:href="https://www.kmu.gov.ua/news/uriad-zatverdyv-poriadok-rozpodilu-subventsii-na-vyplatu-hroshovoi-kompensatsii-osobam-z-invalidnistiu-i-ii-hrupy-vnaslidok-atooos-ta-chlenam-simei-zahyblykh-pomerlykh-zakhysnykiv-i-zakhysnyts-ukrainy" text:style-name="Internet_20_link" text:visited-style-name="Visited_20_Internet_20_Link">
повідомляє</text:a>
 Урядовий портал.</text:p>
      <text:p text:style-name="P4">
Кабінет Міністрів України підтримав проект Мінветеранів щодо розподілусубвенції за бюджетною програмою 1511040 в обсязі 1 699 057,350 тис. гривеньна виплату грошової компенсації для осіб з інвалідністю I-II групи з числаучасників АТО/ООС та членів сімей загиблих (померлих) захисників і захисницьУкраїни.</text:p>
      <text:p text:style-name="P4">
Законом України «Про Державний бюджет України на 2023 рік» Мінветеранівпередбачені загальнодержавні видатки за бюджетною програмою 1511040 (субвенціяз державного бюджету на виплату грошової компенсації для сімей загиблих(померлих) захисників і захисниць України та осіб з інвалідністю внаслідоквійни I-II групи з числа учасників АТО/ООС) в обсязі 1 733 939,2 тис. гривень.</text:p>
      <text:p text:style-name="P4">
«За рахунок розподілених коштів грошову компенсацію орієнтовно отримають 774особи зазначеної категорії, які перебувають у черзі на її виплату і включені впотребу на 01.03.2023. Розподіл залишку субвенції в обсязі 34 881,85 тис.гривень буде здійснено Мінветеранів на підставі інформації про потребу внаданні грошової компенсації тим одержувачам, яким було призначено грошовукомпенсацію на територіях, де ведуться бойові дії або тимчасово окупованихросійською федерацією, та не виплачено і які перемістилися із цих територій,станом на 01.06.2023», — пояснив директор департаменту соціального захистуМінветеранів Руслан Приходько.</text:p>
      <text:p text:style-name="P4">
Проєкт розпорядження погоджено без зауважень Мінфіном, Мінекономіки, Мінцифри,Мін’юстом.</text:p>
      <text:p text:style-name="P4">
Source: <text:a xlink:type="simple" xlink:href="https://armyinform.com.ua/2023/05/27/zatverdzheno-poryadok-rozpodilu-subvencziyi-na-vyplatu-kompensacziyi-osobam-z-invalidnistyu-vnaslidok-ato-oos/" text:style-name="Internet_20_link" text:visited-style-name="Visited_20_Internet_20_Link">
https://armyinform.com.ua/2023/05/27/zatverdzheno-poryadok-rozpodilu-subvencziyi-na-vyplatu-kompensacziyi-osobam-z-invalidnistyu-vnaslidok-ato-oos/</text:a>
</text:p>
      <!--NEWS-->
      <text:h text:style-name="P10" text:outline-level="1">
<text:span text:style-name="T4">
Зібрано доказову базу на ще 9 бойовиків терористичних організацій «л/днр»</text:span>
</text:h>
      <text:p text:style-name="P4">
Author: ['АРМІЯINFORM']</text:p>
      <text:p text:style-name="P4">
Time: 2023-05-27T57:00:00-04:00</text:p>
      <text:p text:style-name="P4">
Description: Про це повідомляє Служба безпеки України.    Служба безпеки зібрала доказову баз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ensor_social.jpg" text:style-name="Internet_20_link" text:visited-style-name="Visited_20_Internet_20_Link">
censor_social.jpg</text:a>
']</text:p>
      <text:p text:style-name="P4">
Tags: ['STOPRUSSIA', 'АГРЕСІЯ РФ', 'СБУ']</text:p>
      <text:p text:style-name="P4">
Category: News</text:p>
      <!--METADATA-->
      <text:p text:style-name="P4">
<draw:frame draw:style-name="fr1" draw:name="Image7" text:anchor-type="as-char" svg:width="6.9236in" svg:height="3.63489in" draw:z-index="0">
<draw:image xlink:href="../Images/AРМІЯINFORM/2023-05-27T57-00-00-04-00/censor_social.jpg" xlink:type="simple" xlink:show="embed" xlink:actuate="onLoad" draw:mime-type="image/jpeg"/>
</draw:frame>
</text:p>
      <text:p text:style-name="P4">
Про це <text:a xlink:type="simple" xlink:href="https://t.me/SBUkr" text:style-name="Internet_20_link" text:visited-style-name="Visited_20_Internet_20_Link">
повідомляє</text:a>
 Служба безпеки України.</text:p>
      <text:p text:style-name="P4">
Служба безпеки зібрала доказову базу на ще 9 бойовиків терористичнихорганізацій «л/днр». Зловмисників взяли у полон під час боєзіткнень в районахАвдіївки, Мар’їнки та Лисичанська у квітні і травні поточного року.</text:p>
      <text:p text:style-name="P4">
«За даними слідства, фігуранти брали активну участь у бойових діях проти Силоборони України. Крім того, вони входили до складу російських каральнихзагонів, які проводили „зачистки“ тимчасово окупованих населених пунктів вДонецькій, Херсонській та Запорізькій областях. Під час таких „рейдів“головною „ціллю“ рашистів були українські військові та учасники руху опорусеред місцевих жителів. Як встановили слідчі, ворожими поплічниками є мешканцітимчасово захоплених районів Донецької та Луганської областей, які до початкуповномасштабного вторгнення вступили до лав терористів „л/днр“», — йдеться вповідомленні.</text:p>
      <text:p text:style-name="P4">
Напередодні повномасштабного вторгнення їх перевели до складу регулярнихпідрозділів Південного військового округу зс рф. Там їх призначили на «посади»снайперів, гранатометників, стрілків та помічників кулеметників.</text:p>
      <text:p text:style-name="P4">
На підставі забраних доказів слідчі Служби безпеки повідомили фігурантам пропідозру за двома статтями Кримінального кодексу України:</text:p>
      <ul>
        <li>
ч. 2 ст. 111 (державна зрада, вчинена в умовах воєнного стану);  * ч. 2 ст. 260 (створення не передбачених законом збройних формувань або участь у їх діяльності).</li>
      </ul>
      <text:p text:style-name="P4">
Наразі вони перебувають під вартою. Триває розслідування для встановлення всіхобставин злочинів. Зловмисникам загрожує довічне ув’язнення.</text:p>
      <text:p text:style-name="P4">
Комплексні заходи проводили співробітники СБУ за процесуального керівництваКиївської обласної прокуратури.</text:p>
      <text:p text:style-name="P4">
Source: <text:a xlink:type="simple" xlink:href="https://armyinform.com.ua/2023/05/27/sbu-zibrala-dokazovu-bazu-na-shhe-9-bojovykiv-terorystychnyh-organizaczij-l-dnr/" text:style-name="Internet_20_link" text:visited-style-name="Visited_20_Internet_20_Link">
https://armyinform.com.ua/2023/05/27/sbu-zibrala-dokazovu-bazu-na-shhe-9-bojovykiv-terorystychnyh-organizaczij-l-dnr/</text:a>
</text:p>
      <!--NEWS-->
      <text:h text:style-name="P10" text:outline-level="1">
<text:span text:style-name="T4">
Авіація Сил оборони завдала 11 ударів по районах зосередження ворога</text:span>
</text:h>
      <text:p text:style-name="P4">
Author: ['АРМІЯINFORM']</text:p>
      <text:p text:style-name="P4">
Time: 2023-05-27T58:00:00-04:00</text:p>
      <text:p text:style-name="P4">
Description: Авіація Сил оборони за минулу добу завдала 11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8" text:anchor-type="as-char" svg:width="6.9236in" svg:height="4.49457in" draw:z-index="0">
<draw:image xlink:href="../Images/AРМІЯINFORM/2023-05-27T58-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11 ударів по районах зосередженняособового складу та військової техніки противника. Також було знищено 5ворожих розвідувальних БПЛА типу «Орлан-10» та 2 — типу Zala.</text:p>
      <text:p text:style-name="P4">
Про це у Facebook<text:a xlink:type="simple" xlink:href="https://www.facebook.com/GeneralStaff.ua/posts/pfbid02QHeby2RRxVy5PLFdWYoCE6UjsjAf6faquZq5QMNrxz4V7y2wEGS4RtwQEBN7PTxKl" text:style-name="Internet_20_link" text:visited-style-name="Visited_20_Internet_20_Link">
повідомляє</text:a>
Генеральний штаб ЗСУ.</text:p>
      <text:p text:style-name="P4">
Підрозділи ракетних військ і артилерії уразили 3 пункти управління, 3 районизосередження озброєння та військової техніки, 2 склади боєприпасів, 2артилерійських підрозділи на вогневих позиціях, 1 засіб протиповітряноїоборони та ще 2 важливі цілі противника.</text:p>
      <text:p text:style-name="P4">
Source: <text:a xlink:type="simple" xlink:href="https://armyinform.com.ua/2023/05/27/aviacziya-syl-oborony-zavdala-11-udariv-po-rajonah-zoseredzhennya-voroga-3/" text:style-name="Internet_20_link" text:visited-style-name="Visited_20_Internet_20_Link">
https://armyinform.com.ua/2023/05/27/aviacziya-syl-oborony-zavdala-11-udariv-po-rajonah-zoseredzhennya-voroga-3/</text:a>
</text:p>
      <!--NEWS-->
      <text:h text:style-name="P10" text:outline-level="1">
<text:span text:style-name="T4">
У районі Сватового дезертирували близько 20 військових рф</text:span>
</text:h>
      <text:p text:style-name="P4">
Author: ['АРМІЯINFORM']</text:p>
      <text:p text:style-name="P4">
Time: 2023-05-27T59:00:00-04:00</text:p>
      <text:p text:style-name="P4">
Description: Про це у Facebook повідомляє Генеральний штаб ЗСУ.    У російських окупац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text:p>
      <text:p text:style-name="P4">
Category: News</text:p>
      <!--METADATA-->
      <text:p text:style-name="P4">
<draw:frame draw:style-name="fr1" draw:name="Image9" text:anchor-type="as-char" svg:width="6.9236in" svg:height="4.33302in" draw:z-index="0">
<draw:image xlink:href="../Images/AРМІЯINFORM/2023-05-27T59-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QHeby2RRxVy5PLFdWYoCE6UjsjAf6faquZq5QMNrxz4V7y2wEGS4RtwQEBN7PTxKl" text:style-name="Internet_20_link" text:visited-style-name="Visited_20_Internet_20_Link">
повідомляє</text:a>
Генеральний штаб ЗСУ.</text:p>
      <text:p text:style-name="P4">
У російських окупаційних військах все частіше відзначаються випадкиневиконання наказів командирів та дезертирства. Так, 25 травня, близько 20колишніх ув’язнених, які нещодавно пройшли прискорену підготовку та прибулидля посилення підрозділу, що розташований в районі населеного пункту Сватове,викрали автомобіль КамАЗ та вибули у невідомому напрямку. На цей час місце їхперебування не встановлено, пошуки тривають.</text:p>
      <text:p text:style-name="P4">
Source: <text:a xlink:type="simple" xlink:href="https://armyinform.com.ua/2023/05/27/u-rajoni-svatovogo-dezertyruvaly-blyzko-20-vijskovyh-rf/" text:style-name="Internet_20_link" text:visited-style-name="Visited_20_Internet_20_Link">
https://armyinform.com.ua/2023/05/27/u-rajoni-svatovogo-dezertyruvaly-blyzko-20-vijskovyh-rf/</text:a>
</text:p>
      <!--NEWS-->
      <text:h text:style-name="P10" text:outline-level="1">
<text:span text:style-name="T4">
На сході країни відбулось 25 бойових зіткнень</text:span>
</text:h>
      <text:p text:style-name="P4">
Author: ['АРМІЯINFORM']</text:p>
      <text:p text:style-name="P4">
Time: 2023-05-27T60: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10" text:anchor-type="as-char" svg:width="6.9236in" svg:height="4.615733in" draw:z-index="0">
<draw:image xlink:href="../Images/AРМІЯINFORM/2023-05-27T60-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QHeby2RRxVy5PLFdWYoCE6UjsjAf6faquZq5QMNrxz4V7y2wEGS4RtwQEBN7PTxKl" text:style-name="Internet_20_link" text:visited-style-name="Visited_20_Internet_20_Link">
повідомляє</text:a>
Генеральний штаб ЗСУ.</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минулої доби відбулось 25 бойових зіткнень на зазначених ділянкахфронту.</text:p>
      <text:p text:style-name="P4">
Source: <text:a xlink:type="simple" xlink:href="https://armyinform.com.ua/2023/05/27/na-shodi-krayiny-vidbulos-25-bojovyh-zitknen/" text:style-name="Internet_20_link" text:visited-style-name="Visited_20_Internet_20_Link">
https://armyinform.com.ua/2023/05/27/na-shodi-krayiny-vidbulos-25-bojovyh-zitknen/</text:a>
</text:p>
      <!--NEWS-->
      <text:h text:style-name="P10" text:outline-level="1">
<text:span text:style-name="T4">
Добові втрати ворога: мінус 480 окупантів, 22 артилерійські системи та 31 безпілотник</text:span>
</text:h>
      <text:p text:style-name="P4">
Author: ['АРМІЯINFORM']</text:p>
      <text:p text:style-name="P4">
Time: 2023-05-27T61:00:00-04:00</text:p>
      <text:p text:style-name="P4">
Description: Загальні бойові втрати противника з 24.02.22 по 27.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5391127256613779_w-scaled.jpg" text:style-name="Internet_20_link" text:visited-style-name="Visited_20_Internet_20_Link">
photo_5445391127256613779_w-scaled.jpg</text:a>
']</text:p>
      <text:p text:style-name="P4">
Tags: ['STOPRUSSIA', 'ВТОРГНЕННЯ РФ', 'ВТРАТИ ВОРОГА', 'ГШ ЗСУ']</text:p>
      <text:p text:style-name="P4">
Category: News</text:p>
      <!--METADATA-->
      <text:p text:style-name="P4">
<draw:frame draw:style-name="fr1" draw:name="Image11" text:anchor-type="as-char" svg:width="6.9236in" svg:height="6.975527in" draw:z-index="0">
<draw:image xlink:href="../Images/AРМІЯINFORM/2023-05-27T61-00-00-04-00/photo_5445391127256613779_w-scaled.jpg" xlink:type="simple" xlink:show="embed" xlink:actuate="onLoad" draw:mime-type="image/jpeg"/>
</draw:frame>
</text:p>
      <text:p text:style-name="P4">
Загальні бойові втрати противника з 24.02.22 по 27.05.23 орієнтовностановлять:</text:p>
      <ul>
        <li>
<text:span text:style-name="T4">
особового складу ‒</text:span>
 206200 (+480) осіб ліквідовано  * <text:span text:style-name="T4">
танків ‒</text:span>
 3799 (+3)  * <text:span text:style-name="T4">
бойових броньованих машин ‒</text:span>
 7442 (+7)  * <text:span text:style-name="T4">
артилерійських систем ‒</text:span>
 3406 (+22)  * <text:span text:style-name="T4">
РСЗВ ‒</text:span>
 572 (+2)  * <text:span text:style-name="T4">
засоби ППО ‒</text:span>
 329 (+1)  * <text:span text:style-name="T4">
літаків ‒</text:span>
 310 (0)  * <text:span text:style-name="T4">
гелікоптерів ‒</text:span>
 296 (0)  * <text:span text:style-name="T4">
БПЛА оперативно-тактичного рівня ‒</text:span>
 2941 (+31)  * <text:span text:style-name="T4">
крилаті ракети ‒</text:span>
 1025 (+10)  * <text:span text:style-name="T4">
кораблі / катери ‒</text:span>
 18 (0)  * <text:span text:style-name="T4">
автомобільної техніки та автоцистерн ‒</text:span>
 6172 (+11)  * <text:span text:style-name="T4">
спеціальна техніка ‒</text:span>
 449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7.05.23.</text:p>
      <text:p text:style-name="P4">
Source: <text:a xlink:type="simple" xlink:href="https://armyinform.com.ua/2023/05/27/dobovi-vtraty-voroga-minus-480-okupantiv-22-artylerijski-systemy-ta-31-bezpilotnyk/" text:style-name="Internet_20_link" text:visited-style-name="Visited_20_Internet_20_Link">
https://armyinform.com.ua/2023/05/27/dobovi-vtraty-voroga-minus-480-okupantiv-22-artylerijski-systemy-ta-31-bezpilotnyk/</text:a>
</text:p>
      <!--NEWS-->
      <text:h text:style-name="P10" text:outline-level="1">
<text:span text:style-name="T4">
Настав час повертати своє — Валерій Залужний</text:span>
</text:h>
      <text:p text:style-name="P4">
Author: ['АРМІЯINFORM']</text:p>
      <text:p text:style-name="P4">
Time: 2023-05-27T62:00:00-04:00</text:p>
      <text:p text:style-name="P4">
Description: Головнокомандувач Збройних Сил України Валерій Залужний заявляє, що настав час поверт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Головнокомандувач Збройних Сил України Валерій Залужний заявляє, що настав часповертати своє.</text:p>
      <text:p text:style-name="P4">
На цьому він<text:a xlink:type="simple" xlink:href="https://www.facebook.com/CinCAFU/videos/3225973554360344" text:style-name="Internet_20_link" text:visited-style-name="Visited_20_Internet_20_Link">
наголосив</text:a>
 на своїйсторінці в мережі Facebook.</text:p>
      <text:p text:style-name="P4">
З такими словами Головнокомандувач ЗС України опублікував відеоролик змолитвою за визволення України «Благословіть наш рішучий наступ!»</text:p>
      <text:p text:style-name="P4">
У межах кампанії з інформаційної підтримки Збройних Сил України вийшоввидовищний відеоролик, присвячений визволенню України від російськихзагарбників.</text:p>
      <text:p text:style-name="P4">
На створення відеоролика авторів надихнула Молитва українського націоналіста,написана Осипом Мащаком у 1920-х роках, майже 100 років тому. Але текст тутзовсім інший. Це Молитва за визволення України. З такими словами та думкаминаші героїчні воїни йдуть у наступ, щоб звільнити Україну від російськихокупантів і підняти Прапор Перемоги.</text:p>
      <text:p text:style-name="P4">
Source: <text:a xlink:type="simple" xlink:href="https://armyinform.com.ua/2023/05/27/pryjshov-chas-povertaty-svoye/" text:style-name="Internet_20_link" text:visited-style-name="Visited_20_Internet_20_Link">
https://armyinform.com.ua/2023/05/27/pryjshov-chas-povertaty-svoye/</text:a>
</text:p>
      <!--NEWS-->
      <text:h text:style-name="P10" text:outline-level="1">
<text:span text:style-name="T4">
Данія відкрила спеціальний інвестиційний фонд для України на суму в 1 млрд крон</text:span>
</text:h>
      <text:p text:style-name="P4">
Author: ['АРМІЯINFORM']</text:p>
      <text:p text:style-name="P4">
Time: 2023-05-27T98:00:00-04:00</text:p>
      <text:p text:style-name="P4">
Description: 26 травня відбувся Український інвестиційний форум у Копенгагені, який відкрила Перш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utterstock_264345386-scaled.jpg" text:style-name="Internet_20_link" text:visited-style-name="Visited_20_Internet_20_Link">
shutterstock_264345386-scaled.jpg</text:a>
']</text:p>
      <text:p text:style-name="P4">
Tags: ['ДАНІЯ', 'ІНВЕСТИЦІЇ', 'ФОНД']</text:p>
      <text:p text:style-name="P4">
Category: News</text:p>
      <!--METADATA-->
      <text:p text:style-name="P4">
<draw:frame draw:style-name="fr1" draw:name="Image12" text:anchor-type="as-char" svg:width="6.9236in" svg:height="4.523419in" draw:z-index="0">
<draw:image xlink:href="../Images/AРМІЯINFORM/2023-05-27T98-00-00-04-00/shutterstock_264345386-scaled.jpg" xlink:type="simple" xlink:show="embed" xlink:actuate="onLoad" draw:mime-type="image/jpeg"/>
</draw:frame>
 Ілюстративне фото</text:p>
      <text:p text:style-name="P4">
26 травня відбувся Український інвестиційний форум у Копенгагені, якийвідкрила Перший віце-прем’єр-міністр – Міністр економіки України ЮліяСвириденко. Участь у заході взяли заступник Міністра Олександр Грибан, Міністрпідприємництва Данії Мортен Бедскоу, Міністр закордонних справ Данії ЛарсЛюкке Расмуссен. Про це <text:a xlink:type="simple" xlink:href="https://www.kmu.gov.ua/news/daniia-vidkryla-spetsialnyi-investytsiinyi-fond-dlia-ukrainy-na-sumu-v-1-mlrd-kron" text:style-name="Internet_20_link" text:visited-style-name="Visited_20_Internet_20_Link">
повідомляє</text:a>
Урядовий портал.</text:p>
      <text:p text:style-name="P4">
У рамках форуму було оголошено про запуск соціальної програми датськогоінвестиційного фонду для України на загальну суму в 1 млрд датських крон, щостановить приблизно $133 млн.</text:p>
      <text:p text:style-name="P4">
«Данія є одним із лідерів щодо фінансової допомоги Україні. З початкуширокомасштабного вторгнення загальна військова підтримка склала $1,4 млрд, азагальна гуманітарна допомога, зокрема макрофінансова – $212 млн. Уряд Українивисоко цінує підтримку Данії, розраховує на поглиблення двосторонньоїспівпраці та подальше залучення датського бізнесу в проєкти з відновленняУкраїни. Так, спеціальний інвестиційний фонд, створений для України, будефінансувати проєкти із залученням найкращих датських технологій таінноваційних рішень, і буде доступний як для державного, так і для приватногосекторів», – відзначила Юлія Свириденко.</text:p>
      <text:p text:style-name="P4">
Як зазначив заступник Міністра економіки Олександр Грибан, основною співпрацеюміж Україною і Данією є налагодження взаємовигідних відносин, коли українськікомпанії не лише імпортують датські продукти, а й локалізують виробництвотакої продукції в Україні.</text:p>
      <text:p text:style-name="P4">
«Нас цікавлять датські технології і ми бачимо велику перспективу узастосуванні та розміщенні датських компаній в Україні у пріоритетних галузях.Зокрема, це відновлювальна енергетика, будівельні матеріали, технологіївідновлення комунального господарства, а також оборонні технології татехнології подвійного призначення», - зазначив Олександр Грибан.</text:p>
      <text:p text:style-name="P4">
Так, в рамках форуму було оголошено про затвердження фінансування для двохпілотних проєктів у сфері сільського господарства та агропереробки. Йдетьсяпро постраждалі компанії південного регіону – Нібулон, якому дадуть кредит на25 млн євро, та Агрофьюжн – 15 млн євро. Також кредити нададуть агрокомпаніям,розташованим біля лінії фронту в Миколаєві, які відновлюватимуть зруйнованівиробничі потужності, закуповуючи обладнання у датських експортерів.</text:p>
      <text:p text:style-name="P4">
За словами Олександра Грибана, датський фонд не лише надаватиме фінансовігарантії, але і безпосередньо здійснюватиме кредитування, що ставить його наокремий щабель фінансових інститутів, які відкрили свої програми для України.Також датський Уряд планує суттєво збільшити ліміти і розширити програмуфінансової допомоги для України.</text:p>
      <text:p text:style-name="P4">
«Не потрібно чекати, поки війна припиниться. Ми хотіли б залучити датськийбізнес на ранніх стадіях відбудови України. Ми маємо діяти і підтримуватиукраїнську економіку», - зауважив Міністр підприємництва Данії МортенБьодсков.</text:p>
      <text:p text:style-name="P4">
Source: <text:a xlink:type="simple" xlink:href="https://armyinform.com.ua/2023/05/27/daniya-vidkryla-speczialnyj-investyczijnyj-fond-dlya-ukrayiny-na-sumu-v-1-mlrd-kron/" text:style-name="Internet_20_link" text:visited-style-name="Visited_20_Internet_20_Link">
https://armyinform.com.ua/2023/05/27/daniya-vidkryla-speczialnyj-investyczijnyj-fond-dlya-ukrayiny-na-sumu-v-1-mlrd-kron/</text:a>
</text:p>
      <!--NEWS-->
      <text:h text:style-name="P10" text:outline-level="1">
<text:span text:style-name="T4">
At Sivershchyna and Slobozhanschyna directions Russian army shelled Bleshnya, Tymonovychi, My...</text:span>
</text:h>
      <text:p text:style-name="P4">
Authors: liveuamap (Language: en)</text:p>
      <text:p text:style-name="P4">
Time: 2023-05-28T-12:36:00</text:p>
      <text:p text:style-name="P4">
Location: Kharkiv (Latitude:50.27448 Longtitude:36.92813)</text:p>
      <text:p text:style-name="P4">
Videos: []</text:p>
      <text:p text:style-name="P4">
Images: []</text:p>
      <text:p text:style-name="P4">
Tags: ["Russia"]</text:p>
      <text:p text:style-name="P4">
ID: 22565841</text:p>
      <!--METADATA-->
      <text:p text:style-name="P4">
At Sivershchyna and Slobozhanschyna directions Russian army shelled Bleshnya,Tymonovychi, Mykolayivka, Zaliznyy Mist, Chaykyne, Hremyach of Chernihivregion; Zarutske, Hlukhiv, Bunyakyne, Volfyne, Katerynivka, Obody, Basivka,Myropillya of Sumy region, also Basove, Buhayivka, Hoptivka, Lukyantsi,Zelene, Ternova, Starytsya, Ohirtseve, Hatysche, Vovchansk, Tykhe and Khatnyeof Kharkiv region. Russian aviation conducted airstrike at Vovchansk, -General Staff of Armed Forces of Ukraine says in the morning report</text:p>
      <text:p text:style-name="P4">
News Collection Link: <text:a xlink:type="simple" xlink:href="https://liveuamap.com/en/2023/28-may-at-sivershchyna-and-slobozhanschyna-directions-russian" text:style-name="Internet_20_link" text:visited-style-name="Visited_20_Internet_20_Link">
https://liveuamap.com/en/2023/28-may-at-sivershchyna-and-slobozhanschyna-directions-russian</text:a>
</text:p>
      <text:p text:style-name="P4">
Source: <text:a xlink:type="simple" xlink:href="https://t.me/lumsrc/4920" text:style-name="Internet_20_link" text:visited-style-name="Visited_20_Internet_20_Link">
https://t.me/lumsrc/4920</text:a>
</text:p>
      <!--NEWS-->
      <text:h text:style-name="P10" text:outline-level="1">
<text:span text:style-name="T4">
У Маріуполі «бавовняний» вечір: є втрати серед ворога</text:span>
</text:h>
      <text:p text:style-name="P4">
Authors: Ukrinform (Person)</text:p>
      <text:p text:style-name="P4">
Publisher: Укринформ (Organization)</text:p>
      <text:p text:style-name="P4">
Published Time: 2023-05-28T-12:53:00+03:00</text:p>
      <text:p text:style-name="P4">
Modified Time: 2023-05-28T23:53:00+03:00</text:p>
      <text:p text:style-name="P4">
Description: В районі трикутника Мангуш – Нікольське – Маріуполь не менш шести раз спрацювала російська ППО. Вибухи лунали у Юрівці, Урзуфі, Нікольському, Старому Криму та селищі міського типу Ялта. — Укрінформ.</text:p>
      <text:p text:style-name="P4">
Images: ['<text:a xlink:type="simple" xlink:href="https://static.ukrinform.com/photos/2022_12/thumb_files/630_360_1670715012-546.jpg" text:style-name="Internet_20_link" text:visited-style-name="Visited_20_Internet_20_Link">
630_360_16707...</text:a>
']</text:p>
      <text:p text:style-name="P4">
Tags: ['Маріуполь', 'Обстріл', 'Війна з Росією']</text:p>
      <text:p text:style-name="P4">
Type: Article</text:p>
      <!--METADATA-->
      <text:p text:style-name="P4">
<draw:frame draw:style-name="fr1" draw:name="Image13" text:anchor-type="as-char" svg:width="6.9236in" svg:height="3.956343in" draw:z-index="0">
<draw:image xlink:href="../Images/yкринформ/2023-05-28T-12-53-00-03-00/630_360_1670715012-546.jpg" xlink:type="simple" xlink:show="embed" xlink:actuate="onLoad" draw:mime-type="image/jpeg"/>
</draw:frame>
 В районітрикутника Мангуш – Нікольське – Маріуполь не менш шести раз спрацюваларосійська ППО. Вибухи лунали у Юрівці, Урзуфі, Нікольському, Старому Криму таселищі міського типу Ялта.</text:p>
      <text:p text:style-name="P4">
Про це розповів радник міського голови Маріуполя Петро Андрющенко розповів,передає Укрінформ.</text:p>
      <text:p text:style-name="P4">
"По Маріуполю та району навіть на й20 відсотків відпрацювали. А якщо додатиінформаційний ефект - то й на всі 200", - написав він.</text:p>
      <text:p text:style-name="P4">
За інформацією Андрющенка, у Ялті "прилетіло" в місце базування з технікою.</text:p>
      <text:p text:style-name="P4">
У Юрівці є влучання у місце розташування окупантів. Місцеві видання пишуть, щопід удар потрапив табір "Сонячний", де базувались російські військові.Попередньо, там багато поранених.</text:p>
      <text:p text:style-name="P4">
У Старому Криму, за словами Андрющенка, "приліт такий, що в Кальміуському таЦентральному районах трухануло від душі".</text:p>
      <text:p text:style-name="P4">
В Урзуфі, як пишуть телеграм-канали, "приліт" по місцю розташуванню окупантіві по складах.</text:p>
      <text:p text:style-name="P4">
В Нікольському теж є влучання по окупантах – попередньо, прилетіло по ворожомувійськкомату.</text:p>
      <text:p text:style-name="P4">
Андрющенко розповів, що поранених окупантів з Юр'ївки та Нікольського почализавозити в Лікарню інтенсивної терапії №2.  Крім цього, за його словами,підтверджено перших 20 ліквідованих окупантів у Юр'ївці.</text:p>
      <text:p text:style-name="P4">
Source: <text:a xlink:type="simple" xlink:href="https://www.ukrinform.ua/rubric-ato/3715360-u-mariupoli-bavovnanij-vecir-e-vtrati-sered-voroga.html" text:style-name="Internet_20_link" text:visited-style-name="Visited_20_Internet_20_Link">
https://www.ukrinform.ua/rubric-ato/3715360-u-mariupoli-bavovnanij-vecir-e-vtrati-sered-voroga.html</text:a>
</text:p>
      <!--NEWS-->
      <text:h text:style-name="P10" text:outline-level="1">
<text:span text:style-name="T4">
At Kupiansk direction Russian army shelled Kolodyazne, Krasne Pershe, Fyholivka, Novomlynsk, ...</text:span>
</text:h>
      <text:p text:style-name="P4">
Authors: liveuamap (Language: en)</text:p>
      <text:p text:style-name="P4">
Time: 2023-05-28T-14:36:00</text:p>
      <text:p text:style-name="P4">
Location: Kupiansk (Latitude:49.63868 Longtitude:37.91296)</text:p>
      <text:p text:style-name="P4">
Videos: []</text:p>
      <text:p text:style-name="P4">
Images: []</text:p>
      <text:p text:style-name="P4">
Tags: ["Russia"]</text:p>
      <text:p text:style-name="P4">
ID: 22565840</text:p>
      <!--METADATA-->
      <text:p text:style-name="P4">
At Kupiansk direction Russian army shelled Kolodyazne, Krasne Pershe,Fyholivka, Novomlynsk, Dvorichna, Zapadne, Masutivka, Kyslivka and Berestoveof Kharkiv region. Russian aviation conducted airstrike at Kyslivka of Kharkivregion, - General Staff of Armed Forces of Ukraine says in the morning report</text:p>
      <text:p text:style-name="P4">
News Collection Link: <text:a xlink:type="simple" xlink:href="https://liveuamap.com/en/2023/28-may-at-kupiansk-direction-russian-army-shelled-kolodyazne" text:style-name="Internet_20_link" text:visited-style-name="Visited_20_Internet_20_Link">
https://liveuamap.com/en/2023/28-may-at-kupiansk-direction-russian-army-shelled-kolodyazne</text:a>
</text:p>
      <text:p text:style-name="P4">
Source: <text:a xlink:type="simple" xlink:href="https://t.me/lumsrc/4921" text:style-name="Internet_20_link" text:visited-style-name="Visited_20_Internet_20_Link">
https://t.me/lumsrc/4921</text:a>
</text:p>
      <!--NEWS-->
      <text:h text:style-name="P10" text:outline-level="1">
<text:span text:style-name="T4">
В ЗСУ розповіли, як ховатимуть F-16 від російських ракетних ударів</text:span>
</text:h>
      <text:p text:style-name="P4">
Authors: Ukrinform (Person)</text:p>
      <text:p text:style-name="P4">
Publisher: Укринформ (Organization)</text:p>
      <text:p text:style-name="P4">
Published Time: 2023-05-28T-14:39:00+03:00</text:p>
      <text:p text:style-name="P4">
Modified Time: 2023-05-28T23:39:00+03:00</text:p>
      <text:p text:style-name="P4">
Description: Заховати винищувачі F-16 на території України так, аби російські ракети та дрони їх не дістали, не вийде, а тому треба шукати комплексний підхід, маскувати і розосереджувати їх, переміщуючи з аеродрому на аеродром. — Укрінформ.</text:p>
      <text:p text:style-name="P4">
Images: ['<text:a xlink:type="simple" xlink:href="https://static.ukrinform.com/photos/2023_05/thumb_files/630_360_1685298785-185.jpg" text:style-name="Internet_20_link" text:visited-style-name="Visited_20_Internet_20_Link">
630_360_16852...</text:a>
']</text:p>
      <text:p text:style-name="P4">
Tags: ['Літак', 'ЗСУ', 'Війна з Росією', 'F-16']</text:p>
      <text:p text:style-name="P4">
Type: Article</text:p>
      <!--METADATA-->
      <text:p text:style-name="P4">
<draw:frame draw:style-name="fr1" draw:name="Image14" text:anchor-type="as-char" svg:width="6.9236in" svg:height="3.956343in" draw:z-index="0">
<draw:image xlink:href="../Images/yкринформ/2023-05-28T-14-39-00-03-00/630_360_1685298785-185.jpg" xlink:type="simple" xlink:show="embed" xlink:actuate="onLoad" draw:mime-type="image/jpeg"/>
</draw:frame>
 Заховативинищувачі F-16 на території України так, аби російські ракети та дрони їх недістали, не вийде, а тому треба шукати комплексний підхід, маскувати ірозосереджувати їх, переміщуючи з аеродрому на аеродром.</text:p>
      <text:p text:style-name="P4">
Про це у ексклюзивному інтерв'ю <text:a xlink:type="simple" xlink:href="https://www.radiosvoboda.org/a/my-zmozhemo-zavoyuvaty-perevahu-v-povitri/32429248.html" text:style-name="Internet_20_link" text:visited-style-name="Visited_20_Internet_20_Link">
 Донбас Реалії</text:a>
 розповів начальник авіації Командування Повітряних силЗСУ бригадний генерал Сергій Голубцов, передає Укрінформ.</text:p>
      <text:p text:style-name="P4">
Військовий також наголосив, що після того, як <text:span text:style-name="T4">
<text:a xlink:type="simple" xlink:href="https://www.ukrinform.ua/tag-f16" text:style-name="Internet_20_link" text:visited-style-name="Visited_20_Internet_20_Link">
 літаки</text:a>
 </text:span>
 передадуть Україні, «треба будевикористати частину зенітних ракетних комплексів для прикриття цихаеродромів».</text:p>
      <text:p text:style-name="P4">
«Бо противник, дізнаючись про те, що в нас стоїть щось нове і потужне,звичайно, буде намагатися це розвідати і завдати удару. Ми це розуміємо, іпідрозділи будуть розосереджені, однозначно. І будемо намагатися прикритиаеродроми, де будуть ці літаки, щоб мінімізувати можливі втрати», – підсумуваввін.</text:p>
      <text:p text:style-name="P4">
<text:span text:style-name="T4">
Читайте також:</text:span>
 <text:span text:style-name="T4">
<text:a xlink:type="simple" xlink:href="https://www.ukrinform.ua/rubric-ato/3715342-hoca-b-34-eskadrili-f16-nacalnik-aviacii-rozpoviv-ak-ukraina-moze-otrimati-perevagu-u-povitri.html" text:style-name="Internet_20_link" text:visited-style-name="Visited_20_Internet_20_Link">
 Хоча б 3-4 ескадрильї F-16: начальник авіації розповів,як Україна може отримати перевагу у повітрі </text:a>
 </text:span>
</text:p>
      <text:p text:style-name="P4">
Як повідомляв <text:span text:style-name="T4">
<text:a xlink:type="simple" xlink:href="https://www.ukrinform.ua/rubric-ato/3714228-dania-j-niderlandi-ocolat-koaliciu-z-pidgotovki-ukrainskih-pilotiv-na-f16-ostin.html" text:style-name="Internet_20_link" text:visited-style-name="Visited_20_Internet_20_Link">
 Укрінформ </text:a>
 </text:span>
 , міністр оборони США Ллойд Остін за підсумкамизасідання «Рамштайн-12» заявив, що Данія й Нідерланди наступного місяця увзаємодії зі США почнуть розробляти навчальну базу для комплексної підготовкиукраїнських пілотів, свій внесок запропонували також Норвегія, Бельгія,Португалія й Польща.</text:p>
      <text:p text:style-name="P4">
Source: <text:a xlink:type="simple" xlink:href="https://www.ukrinform.ua/rubric-ato/3715359-v-zsu-rozpovili-ak-hovatimut-f16-vid-rosijskih-raketnih-udariv.html" text:style-name="Internet_20_link" text:visited-style-name="Visited_20_Internet_20_Link">
https://www.ukrinform.ua/rubric-ato/3715359-v-zsu-rozpovili-ak-hovatimut-f16-vid-rosijskih-raketnih-udariv.html</text:a>
</text:p>
      <!--NEWS-->
      <text:h text:style-name="P10" text:outline-level="1">
<text:span text:style-name="T4">
Пам’яті морського піхотинця Антона Гевака (позивний «Перун»)</text:span>
</text:h>
      <text:p text:style-name="P4">
Authors: Ukrinform (Person)</text:p>
      <text:p text:style-name="P4">
Publisher: Укринформ (Organization)</text:p>
      <text:p text:style-name="P4">
Published Time: 2023-05-28T-159:00:00+03:00</text:p>
      <text:p text:style-name="P4">
Modified Time: 2023-05-28T09:00:00+03:00</text:p>
      <text:p text:style-name="P4">
Description: Перед смертю він встиг підбити з NLAW російський танк — Укрінформ.</text:p>
      <text:p text:style-name="P4">
Images: ['<text:a xlink:type="simple" xlink:href="https://static.ukrinform.com/photos/2023_05/thumb_files/630_360_1685171692-366.jpg" text:style-name="Internet_20_link" text:visited-style-name="Visited_20_Internet_20_Link">
630_360_16851...</text:a>
', '<text:a xlink:type="simple" xlink:href="https://static.ukrinform.com/photos/2023_05/1685171693-454.jpg" text:style-name="Internet_20_link" text:visited-style-name="Visited_20_Internet_20_Link">
1685171693-45...</text:a>
', '<text:a xlink:type="simple" xlink:href="https://static.ukrinform.com/photos/2023_05/1685171693-228.jpg" text:style-name="Internet_20_link" text:visited-style-name="Visited_20_Internet_20_Link">
1685171693-22...</text:a>
', '<text:a xlink:type="simple" xlink:href="https://static.ukrinform.com/photos/2023_05/1685171693-113.jpg" text:style-name="Internet_20_link" text:visited-style-name="Visited_20_Internet_20_Link">
1685171693-11...</text:a>
']</text:p>
      <text:p text:style-name="P4">
Tags: ["Пам'ять", 'Війна з Росією', '#stoprussia']</text:p>
      <text:p text:style-name="P4">
Type: Article</text:p>
      <!--METADATA-->
      <text:p text:style-name="P4">
<draw:frame draw:style-name="fr1" draw:name="Image15" text:anchor-type="as-char" svg:width="6.9236in" svg:height="3.956343in" draw:z-index="0">
<draw:image xlink:href="../Images/yкринформ/2023-05-28T-159-00-00-03-00/630_360_1685171692-366.jpg" xlink:type="simple" xlink:show="embed" xlink:actuate="onLoad" draw:mime-type="image/jpeg"/>
</draw:frame>
 Передсмертю він встиг підбити з NLAW російський танк</text:p>
      <text:p text:style-name="P4">
Командир взводу, старший лейтенант 140-го окремого розвідувального батальйонукомандування морської піхоти Антон Гевак із позивним «Перун» загинув 5 березня2022 року під час бою з російською танковою колоною у селі Зачатівка наДонеччині в напрямку Маріуполя, прикриваючи відхід побратимів.</text:p>
      <text:p text:style-name="P4">
<draw:frame draw:style-name="fr1" draw:name="Image16" text:anchor-type="as-char" svg:width="6.9236in" svg:height="9.231467in" draw:z-index="0">
<draw:image xlink:href="../Images/yкринформ/2023-05-28T-159-00-00-03-00/1685171693-454.jpg" xlink:type="simple" xlink:show="embed" xlink:actuate="onLoad" draw:mime-type="image/jpeg"/>
</draw:frame>
</text:p>
      <text:p text:style-name="P4">
Герой родом із села Пилипи-Хребтіївські на Хмельниччині. До лав ЗСУ Антонприєднався у 18 років. Після закінчення школи проходив контрактну службу вОдесі, а з 2014 року – служив у 8-му полку спецпризначення ССО. Післяповернення з фронту чоловік вступив на факультет розвідки Одеської військовоїакадемії. Здобувши вищу освіту, Антон приєднався до 104-го окремогорозвідувального батальйону. У війську він пройшов шлях від солдата-строковикадо старшого лейтенанта.</text:p>
      <text:p text:style-name="P4">
<draw:frame draw:style-name="fr1" draw:name="Image17" text:anchor-type="as-char" svg:width="6.9236in" svg:height="9.231467in" draw:z-index="0">
<draw:image xlink:href="../Images/yкринформ/2023-05-28T-159-00-00-03-00/1685171693-228.jpg" xlink:type="simple" xlink:show="embed" xlink:actuate="onLoad" draw:mime-type="image/jpeg"/>
</draw:frame>
</text:p>
      <text:p text:style-name="P4">
Чоловік любив музику, сам писав пісні і виконував їх під гітару, а ще йомуподобалося читати та подорожувати. На сторінці Антона у соцмережах багатосвітлин із мандрів Україною. Біля однієї із фотографій він написав: «Якосьжиття пролетить перед очима в одну мить і найважливіше, аби тоді було на щоподивитися… Коли я дивлюся на захід сонця і зграї ворон у небі, то розумію, щоз кожним днем моє життя наближається до заходу і все, що у нас є – це час».</text:p>
      <text:p text:style-name="P4">
<draw:frame draw:style-name="fr1" draw:name="Image18" text:anchor-type="as-char" svg:width="6.9236in" svg:height="9.218663in" draw:z-index="0">
<draw:image xlink:href="../Images/yкринформ/2023-05-28T-159-00-00-03-00/1685171693-113.jpg" xlink:type="simple" xlink:show="embed" xlink:actuate="onLoad" draw:mime-type="image/jpeg"/>
</draw:frame>
</text:p>
      <text:p text:style-name="P4">
Після загибелі воїна його рідні і побратими казали, що свою смерть вінвідчував давно і розумів, що вона неминуча. Життя Антона обірвалося у 27років.</text:p>
      <text:p text:style-name="P4">
«Він любив спати просто неба. Він любив пиво та вино. Любив пальцями проводитипо своїй бороді, коли думав над чимось. А от себе без бороди не любив. А щеобожнював клітчаті сорочки. Одна з них буде в мене назавжди – як оберіг. Мибули знайомі два місяці… Але щодня по кілька годин говорили по відео, бо відпочатку на відстані тримало те, що обоє були на різних фронтах однієї війни. Ядуже рада, що ти завжди був зі мною чесним та відвертим. Говорив як є, інавіть у свій останній день, як виявилося, – я стала єдиною (якщо не рахуватийого підрозділ), кому ти сказав, що вас проривають…», - <text:a xlink:type="simple" xlink:href="https://www.facebook.com/kateryna.halushka/posts/pfbid0kzJjRcWwiyHRmq1KTDHLCEoePtM3jMn7VdjkgvxPWDoMRJ8fxu7CiWY1D5Ai1uW7l" text:style-name="Internet_20_link" text:visited-style-name="Visited_20_Internet_20_Link">
 згадує</text:a>
про Антона парамедикиня Катерина Галушка.</text:p>
      <text:p text:style-name="P4">
</text:p>
      <text:p text:style-name="P4">
“Перун” мріяв на війні постріляти з протитанкових комплексів Javelin та NLAW.Саме з NLAW він підбив російський танк у своєму останньому бою передзагибеллю.</text:p>
      <text:p text:style-name="P4">
«Справжній бойовий офіцер розвідки, сміливий, сильний, досконалий у військовійсправі, кращий… Не боявся смерті, відчував свою долю і приймав її. Казав, щоякщо вмирати, то хоче тільки в бою з ворогом. Аж страшно, наскільки дотримавсяслова. Людина, яку я дуже любила. Людина дивовижної свободи і волі. Такий вінсправжній був, такий достойний у всьому, що мені не вірилося, що такі людиможуть існувати. Скільки підтримував мене, рятував мене, витягував зсамісінького дна, поважав як жінку-бійця, брав на бойові завдання, довіряв, –важко все це написати кількома реченнями… Як же я хотіла, аби ти лишивсяживим. Але такі, як ти, на жаль, завжди йдуть першими», - <text:a xlink:type="simple" xlink:href="https://www.facebook.com/yaryna.chornohuz/posts/pfbid02DZG5N2BqBMnbriX4XdBEw1UDySL7LcX5aFZkTdKSX1o5fyA6R2PmMr3WAQNgJMGal" text:style-name="Internet_20_link" text:visited-style-name="Visited_20_Internet_20_Link">
 написала</text:a>
про “Перуна” військова Ярина Чорногуз.</text:p>
      <text:p text:style-name="P4">
</text:p>
      <text:p text:style-name="P4">
Антон не казав рідним, що перебуває на війні. Його мамі про це розповілаодносельчанка. Після цього син завжди запевняв, що у нього все добре. Тепер назгадку про нього у мами залишилися надіслані Антоном голосові повідомлення, уяких він каже, що живий і здоровий. Жінка вмикає їх, коли приходить на могилусина. Натомість батько загиблого захисника вирощує виноград у пам’ять просина, який любив батьківський сад і домашнє вино.</text:p>
      <text:p text:style-name="P4">
</text:p>
      <text:p text:style-name="P4">
Героя поховали у рідному селі Пилипи-Хребтіївські. В Антона залишилися батькита сестра. Незадовго до смерті він обіцяв рідним, що познайомить їх ізнареченою, але не встиг.</text:p>
      <text:p text:style-name="P4">
</text:p>
      <text:p text:style-name="P4">
<text:span text:style-name="T5">
Фото: Новоушицька громада</text:span>
</text:p>
      <text:p text:style-name="P4">
Антон Гевак посмертно нагороджений орденом «За мужність» ІІ ступеня.</text:p>
      <text:p text:style-name="P4">
Цього року до Дня матері вийшов <text:a xlink:type="simple" xlink:href="https://www.youtube.com/watch" text:style-name="Internet_20_link" text:visited-style-name="Visited_20_Internet_20_Link">
 документальний фільм Євгенії Мазур «Вседобре, мам» </text:a>
 про жінок, чиї синизагинули під час оборони Маріуполя. У ньому є історія й про Гевака, якурозповіла його мама Зінаїда.</text:p>
      <text:p text:style-name="P4">
Вічна пам'ять Герою!</text:p>
      <text:p text:style-name="P4">
<text:span text:style-name="T5">
Фото з Фейсбук-сторінок Антона Гевака, Ярини Чорногуз і Катерини Галушки</text:span>
</text:p>
      <text:p text:style-name="P4">
Source: <text:a xlink:type="simple" xlink:href="https://www.ukrinform.ua/rubric-ato/3712877-pamati-morskogo-pihotinca-antona-gevaka-pozivnij-perun.html" text:style-name="Internet_20_link" text:visited-style-name="Visited_20_Internet_20_Link">
https://www.ukrinform.ua/rubric-ato/3712877-pamati-morskogo-pihotinca-antona-gevaka-pozivnij-perun.html</text:a>
</text:p>
      <!--NEWS-->
      <text:h text:style-name="P10" text:outline-level="1">
<text:span text:style-name="T4">
Голова вищої виборчої комісії Туреччини оголосив про перемогу Ердогана</text:span>
</text:h>
      <text:p text:style-name="P4">
Authors: Ukrinform (Person)</text:p>
      <text:p text:style-name="P4">
Publisher: Укринформ (Organization)</text:p>
      <text:p text:style-name="P4">
Published Time: 2023-05-28T-16:28:00+03:00</text:p>
      <text:p text:style-name="P4">
Modified Time: 2023-05-28T23:28:00+03:00</text:p>
      <text:p text:style-name="P4">
Description: Діючий президент Туреччини обраний на новий термін президентства, про що свідчать попередні результати другого туру президентських перегонів. — Укрінформ.</text:p>
      <text:p text:style-name="P4">
Images: ['<text:a xlink:type="simple" xlink:href="https://static.ukrinform.com/photos/2023_05/thumb_files/630_360_1685305149-286.jpg" text:style-name="Internet_20_link" text:visited-style-name="Visited_20_Internet_20_Link">
630_360_16853...</text:a>
']</text:p>
      <text:p text:style-name="P4">
Tags: ['Ердоган', 'Вибори', 'Туреччина']</text:p>
      <text:p text:style-name="P4">
Type: Article</text:p>
      <!--METADATA-->
      <text:p text:style-name="P4">
<draw:frame draw:style-name="fr1" draw:name="Image24" text:anchor-type="as-char" svg:width="6.9236in" svg:height="3.956343in" draw:z-index="0">
<draw:image xlink:href="../Images/yкринформ/2023-05-28T-16-28-00-03-00/630_360_1685305149-286.jpg" xlink:type="simple" xlink:show="embed" xlink:actuate="onLoad" draw:mime-type="image/jpeg"/>
</draw:frame>
 Діючийпрезидент Туреччини обраний на новий термін президентства, про що свідчатьпопередні результати другого туру президентських перегонів.</text:p>
      <text:p text:style-name="P4">
Про це повідомив голова Вищої виборчої комісії Ахмет Йенер, передає власкорУкрінформу.</text:p>
      <text:p text:style-name="P4">
«Діючий Президент Турецької Республіки, як видно з попередніх результатів, панРеджеп Тайїп Ердоган був обраний президентом», - повідомив голова Вищоївиборчої комісії Ахмет Йенер.</text:p>
      <text:p text:style-name="P4">
<text:span text:style-name="T4">
Читайте також:</text:span>
 <text:span text:style-name="T4">
<text:a xlink:type="simple" xlink:href="https://www.ukrinform.ua/rubric-polytics/3715352-zelenskij-privitav-erdogana-z-peremogou-na-viborah-rozrahovuemo-na-zmicnenna-partnerstva.html" text:style-name="Internet_20_link" text:visited-style-name="Visited_20_Internet_20_Link">
 Зеленський привітав Ердогана з перемогою на виборах:Розраховуємо на зміцнення партнерства </text:a>
 </text:span>
</text:p>
      <text:p text:style-name="P4">
За його словами, вже зафіксовані офіційно результати другого туру за кількістюоблікованих бюлетенів, вказують на перемогу Реджепа Тайїпа Ердогана йкількість необлікованих досі бюлетенів не зможе змінити цей результат.</text:p>
      <text:p text:style-name="P4">
За результатом відкриття 99,9% виборчих скринь діючий президент набрав 52,16%,лідер опозиції - 47,84%.</text:p>
      <text:p text:style-name="P4">
<text:span text:style-name="T4">
Читайте також:</text:span>
 <text:span text:style-name="T4">
<text:a xlink:type="simple" xlink:href="https://www.ukrinform.ua/rubric-world/3715335-vibori-u-tureccini-erdogan-u-liderah-pisla-vidkritta-99-viborcih-skrin.html" text:style-name="Internet_20_link" text:visited-style-name="Visited_20_Internet_20_Link">
 Вибори у Туреччині: Ердоган у лідерах після відкриття99% виборчих скринь </text:a>
 </text:span>
</text:p>
      <text:p text:style-name="P4">
Як повідомляв Укрінформ, у другому турі президентських виборів громадяниТуреччини обирали між діючим президентом <text:span text:style-name="T4">
<text:a xlink:type="simple" xlink:href="https://www.ukrinform.ua/tag-erdogan" text:style-name="Internet_20_link" text:visited-style-name="Visited_20_Internet_20_Link">
 Реджепом Тайїпом Ердоганом</text:a>
 </text:span>
 та лідером опозиції КемалемКиличдароглу.</text:p>
      <text:p text:style-name="P4">
Source: <text:a xlink:type="simple" xlink:href="https://www.ukrinform.ua/rubric-world/3715357-golova-visoi-viborcoi-komisii-tureccini-ogolosiv-pro-peremogu-erdogana.html" text:style-name="Internet_20_link" text:visited-style-name="Visited_20_Internet_20_Link">
https://www.ukrinform.ua/rubric-world/3715357-golova-visoi-viborcoi-komisii-tureccini-ogolosiv-pro-peremogu-erdogana.html</text:a>
</text:p>
      <!--NEWS-->
      <text:h text:style-name="P10" text:outline-level="1">
<text:span text:style-name="T4">
At Lyman direction Russian army shelled Nevske and Bilohorivka of Luhansk region and Torske, ...</text:span>
</text:h>
      <text:p text:style-name="P4">
Authors: liveuamap (Language: en)</text:p>
      <text:p text:style-name="P4">
Time: 2023-05-28T-16:36:00</text:p>
      <text:p text:style-name="P4">
Location: Bakhmut (Latitude:48.80709 Longtitude:38.24633)</text:p>
      <text:p text:style-name="P4">
Videos: []</text:p>
      <text:p text:style-name="P4">
Images: []</text:p>
      <text:p text:style-name="P4">
Tags: ["Russia"]</text:p>
      <text:p text:style-name="P4">
ID: 22565839</text:p>
      <!--METADATA-->
      <text:p text:style-name="P4">
At Lyman direction Russian army shelled Nevske and Bilohorivka of Luhanskregion and Torske, Verkhnokamyanske and Spirne of Donetsk region, - GeneralStaff of Armed Forces of Ukraine says in the morning report</text:p>
      <text:p text:style-name="P4">
News Collection Link: <text:a xlink:type="simple" xlink:href="https://liveuamap.com/en/2023/28-may-at-lyman-direction-russian-army-shelled-nevske-and" text:style-name="Internet_20_link" text:visited-style-name="Visited_20_Internet_20_Link">
https://liveuamap.com/en/2023/28-may-at-lyman-direction-russian-army-shelled-nevske-and</text:a>
</text:p>
      <text:p text:style-name="P4">
Source: <text:a xlink:type="simple" xlink:href="https://t.me/lumsrc/4922" text:style-name="Internet_20_link" text:visited-style-name="Visited_20_Internet_20_Link">
https://t.me/lumsrc/4922</text:a>
</text:p>
      <!--NEWS-->
      <text:h text:style-name="P10" text:outline-level="1">
<text:span text:style-name="T4">
Під Бахмутом група «вагнерівців» дезертирувала, викравши військову техніку — Генштаб</text:span>
</text:h>
      <text:p text:style-name="P4">
Authors: Ukrinform (Person)</text:p>
      <text:p text:style-name="P4">
Publisher: Укринформ (Organization)</text:p>
      <text:p text:style-name="P4">
Published Time: 2023-05-28T-18:16:00+03:00</text:p>
      <text:p text:style-name="P4">
Modified Time: 2023-05-28T23:16:00+03:00</text:p>
      <text:p text:style-name="P4">
Description: У районі Бахмута Донецької області дезертирували близько 30 російських найманців із приватної військової компанії "Вагнер". — Укрінформ.</text:p>
      <text:p text:style-name="P4">
Images: ['<text:a xlink:type="simple" xlink:href="https://static.ukrinform.com/photos/2022_09/thumb_files/630_360_1662738820-932.jpg" text:style-name="Internet_20_link" text:visited-style-name="Visited_20_Internet_20_Link">
630_360_16627...</text:a>
']</text:p>
      <text:p text:style-name="P4">
Tags: ['Дезертири', 'Військова техніка', 'ПВК "Вагнера"', 'Війна з Росією']</text:p>
      <text:p text:style-name="P4">
Type: Article</text:p>
      <!--METADATA-->
      <text:p text:style-name="P4">
<draw:frame draw:style-name="fr1" draw:name="Image25" text:anchor-type="as-char" svg:width="6.9236in" svg:height="3.956343in" draw:z-index="0">
<draw:image xlink:href="../Images/yкринформ/2023-05-28T-18-16-00-03-00/630_360_1662738820-932.jpg" xlink:type="simple" xlink:show="embed" xlink:actuate="onLoad" draw:mime-type="image/jpeg"/>
</draw:frame>
 У районіБахмута Донецької області дезертирували близько 30 російських найманців ізприватної військової компанії "Вагнер".</text:p>
      <text:p text:style-name="P4">
Як передає Укрінформ, про це Генеральний штаб Збройних сил України повідомив у<text:a xlink:type="simple" xlink:href="https://www.facebook.com/GeneralStaff.ua/posts/pfbid0Su1tscfRnjvhQsNoBi81vsCNc5mLTzcJynPLHK1h1SUFQqYCgmESypCN5Ra4fZHsl" text:style-name="Internet_20_link" text:visited-style-name="Visited_20_Internet_20_Link">
 Фейсбуці</text:a>
.</text:p>
      <text:p text:style-name="P4">
За даними Генштабу, " <text:span text:style-name="T4">
<text:a xlink:type="simple" xlink:href="https://www.ukrinform.ua/tag-pvk-vagnera" text:style-name="Internet_20_link" text:visited-style-name="Visited_20_Internet_20_Link">
 вагнерівці </text:a>
 </text:span>
 " самовільно залишили бойові позиції, викравши військову техніку.</text:p>
      <text:p text:style-name="P4">
Ще близько 80 загарбників із підрозділу “шторм-z” дезертирували в тимчасовозахопленому Лисичанську Луганської області. За інформацією Генштабу, вони тежсамовільно залишили бойові позиції.</text:p>
      <text:p text:style-name="P4">
<text:span text:style-name="T4">
Читайте також:</text:span>
 <text:span text:style-name="T4">
<text:a xlink:type="simple" xlink:href="https://www.ukrinform.ua/rubric-ato/3714831-vagnerivci-pocali-vidhoditi-z-deakih-pozicij-u-bahmuti-britanska-rozvidka.html" text:style-name="Internet_20_link" text:visited-style-name="Visited_20_Internet_20_Link">
 «Вагнерівці» почали відходити з деяких позицій уБахмуті - британська розвідка </text:a>
 </text:span>
</text:p>
      <text:p text:style-name="P4">
Як повідомляв Укрінформ, російська армія продовжує зосереджувати основнізусилля на спробах повного захоплення Луганської та Донецької областей,протягом доби Сили оборони _<text:span text:style-name="T4">
<text:a xlink:type="simple" xlink:href="https://www.ukrinform.ua/rubric-ato/3715320-sili-oboroni-za-dobu-vidbili-na-shodi-18-atak-voroga.html" text:style-name="Internet_20_link" text:visited-style-name="Visited_20_Internet_20_Link">
 України відбили 18 ворожих атак</text:a>
 </text:span>
 _ .</text:p>
      <text:p text:style-name="P4">
<text:span text:style-name="T5">
Фото: ЗСУ</text:span>
</text:p>
      <text:p text:style-name="P4">
Source: <text:a xlink:type="simple" xlink:href="https://www.ukrinform.ua/rubric-ato/3715331-pid-bahmutom-grupa-vagnerivciv-dezertiruvala-vikravsi-vijskovu-tehniku-genstab.html" text:style-name="Internet_20_link" text:visited-style-name="Visited_20_Internet_20_Link">
https://www.ukrinform.ua/rubric-ato/3715331-pid-bahmutom-grupa-vagnerivciv-dezertiruvala-vikravsi-vijskovu-tehniku-genstab.html</text:a>
</text:p>
      <!--NEWS-->
      <text:h text:style-name="P10" text:outline-level="1">
<text:span text:style-name="T4">
At Bakhmut direction Russian army shelled Vasukivka, Pryvillya, Orikhovo-Vasylivka, Hryhorivk...</text:span>
</text:h>
      <text:p text:style-name="P4">
Authors: liveuamap (Language: en)</text:p>
      <text:p text:style-name="P4">
Time: 2023-05-28T-18:36:00</text:p>
      <text:p text:style-name="P4">
Location: Donetsk Oblast (Latitude:48.39057 Longtitude:37.91622)</text:p>
      <text:p text:style-name="P4">
Videos: []</text:p>
      <text:p text:style-name="P4">
Images: []</text:p>
      <text:p text:style-name="P4">
Tags: ["Russia"]</text:p>
      <text:p text:style-name="P4">
ID: 22565838</text:p>
      <!--METADATA-->
      <text:p text:style-name="P4">
At Bakhmut direction Russian army shelled Vasukivka, Pryvillya, Orikhovo-Vasylivka, Hryhorivka, Bohdanivka, Chasiv Yar, Ivanivske, Stupochky,Predtechyne and Pivnichne of Donetsk region, - General Staff of Armed Forcesof Ukraine says in the morning report</text:p>
      <text:p text:style-name="P4">
News Collection Link: <text:a xlink:type="simple" xlink:href="https://liveuamap.com/en/2023/28-may-at-bakhmut-direction-russian-army-shelled-vasukivka" text:style-name="Internet_20_link" text:visited-style-name="Visited_20_Internet_20_Link">
https://liveuamap.com/en/2023/28-may-at-bakhmut-direction-russian-army-shelled-vasukivka</text:a>
</text:p>
      <text:p text:style-name="P4">
Source: <text:a xlink:type="simple" xlink:href="https://t.me/lumsrc/4923" text:style-name="Internet_20_link" text:visited-style-name="Visited_20_Internet_20_Link">
https://t.me/lumsrc/4923</text:a>
</text:p>
      <!--NEWS-->
      <text:h text:style-name="P10" text:outline-level="1">
<text:span text:style-name="T4">
At Avdiyivka direction Russian army shelled Novokalynove, Avdiyivka, Pervomayske and Karlivka...</text:span>
</text:h>
      <text:p text:style-name="P4">
Authors: liveuamap (Language: en)</text:p>
      <text:p text:style-name="P4">
Time: 2023-05-28T-20:36:00</text:p>
      <text:p text:style-name="P4">
Location: Donetsk Oblast (Latitude:48.1347 Longtitude:37.75211)</text:p>
      <text:p text:style-name="P4">
Videos: []</text:p>
      <text:p text:style-name="P4">
Images: []</text:p>
      <text:p text:style-name="P4">
Tags: ["Russia"]</text:p>
      <text:p text:style-name="P4">
ID: 22565837</text:p>
      <!--METADATA-->
      <text:p text:style-name="P4">
At Avdiyivka direction Russian army shelled Novokalynove, Avdiyivka,Pervomayske and Karlivka of Donetsk region. Russian aviation conductedairstrike at Avdiyivka, - General Staff of Armed Forces of Ukraine says in themorning report</text:p>
      <text:p text:style-name="P4">
News Collection Link: <text:a xlink:type="simple" xlink:href="https://liveuamap.com/en/2023/28-may-at-avdiyivka-direction-russian-army-shelled-novokalynove" text:style-name="Internet_20_link" text:visited-style-name="Visited_20_Internet_20_Link">
https://liveuamap.com/en/2023/28-may-at-avdiyivka-direction-russian-army-shelled-novokalynove</text:a>
</text:p>
      <text:p text:style-name="P4">
Source: <text:a xlink:type="simple" xlink:href="https://t.me/lumsrc/4924" text:style-name="Internet_20_link" text:visited-style-name="Visited_20_Internet_20_Link">
https://t.me/lumsrc/4924</text:a>
</text:p>
      <!--NEWS-->
      <text:h text:style-name="P10" text:outline-level="1">
<text:span text:style-name="T4">
Війська РФ за день обстріляли дев'ять громад Сумщини – ОВА</text:span>
</text:h>
      <text:p text:style-name="P4">
Authors: Ukrinform (Person)</text:p>
      <text:p text:style-name="P4">
Publisher: Укринформ (Organization)</text:p>
      <text:p text:style-name="P4">
Published Time: 2023-05-28T-21:57:00+03:00</text:p>
      <text:p text:style-name="P4">
Modified Time: 2023-05-28T22:57:00+03:00</text:p>
      <text:p text:style-name="P4">
Description: Війська Російської Федерації протягом дня 14 разів атакували прикордонні громади Сумської області, застосувавши для цього авіацію, міномети й артилерію.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26" text:anchor-type="as-char" svg:width="6.9236in" svg:height="3.956343in" draw:z-index="0">
<draw:image xlink:href="../Images/yкринформ/2023-05-28T-21-57-00-03-00/630_360_1674980674-403.jpeg" xlink:type="simple" xlink:show="embed" xlink:actuate="onLoad" draw:mime-type="image/jpeg"/>
</draw:frame>
 ВійськаРосійської Федерації протягом дня 14 разів атакували прикордонні громадиСумської області, застосувавши для цього авіацію, міномети й артилерію.</text:p>
      <text:p text:style-name="P4">
Як передає Укрінформ, про це Сумська обласна військова адміністраціяповідомила в <text:a xlink:type="simple" xlink:href="https://t.me/Sumy_news_ODA/16495" text:style-name="Internet_20_link" text:visited-style-name="Visited_20_Internet_20_Link">
 Телеграмі </text:a>
 .</text:p>
      <text:p text:style-name="P4">
Від ворожих ударів потерпали дев'ять громад регіону. Загалом за день тампролунали 49 вибухів.</text:p>
      <text:p text:style-name="P4">
Ракетного обстрілу, за даними ОВА, зазнала Великописарівська громада: росіянивипустили з гелікоптера некеровані авіаційні ракети, спричинивши десятьвибухів.</text:p>
      <text:p text:style-name="P4">
<text:span text:style-name="T4">
Читайте також:</text:span>
 <text:span text:style-name="T4">
<text:a xlink:type="simple" xlink:href="https://www.ukrinform.ua/rubric-regions/3715112-hersonsina-za-dobu-zaznala-73-obstriliv-odnu-ludinu-poraneno.html" text:style-name="Internet_20_link" text:visited-style-name="Visited_20_Internet_20_Link">
 Херсонщина за добу зазнала 73 обстрілів, є поранений</text:a>
 </text:span>
</text:p>
      <text:p text:style-name="P4">
Хотінську й Есманську громади загарбники обстріляли з мінометів – відбулисятри та один вибух відповідно.</text:p>
      <text:p text:style-name="P4">
Юнаківська громада зазнала від росіян удару із самохідних артилерійськихустановок – зафіксовані п'ять вибухів. Її ж територію ворог атакував зміномета, унаслідок чого відбувся ще один вибух.</text:p>
      <text:p text:style-name="P4">
По Зноб-Новгородській громаді російські війська вдарили з артилерії –пролунали п'ять вибухів.</text:p>
      <text:p text:style-name="P4">
Мінометних ударів зазнали Новослобідська та Миропільська громади – відбулися12 і шість вибухів відповідно.</text:p>
      <text:p text:style-name="P4">
<text:span text:style-name="T4">
Читайте також:</text:span>
 <text:span text:style-name="T4">
<text:a xlink:type="simple" xlink:href="https://www.ukrinform.ua/rubric-ato/3715330-vijska-rf-obstrilali-kupanskij-rajon-harkivsini-e-poranena.html" text:style-name="Internet_20_link" text:visited-style-name="Visited_20_Internet_20_Link">
 Війська РФ обстріляли Куп'янський район Харківщини, єпоранена </text:a>
 </text:span>
</text:p>
      <text:p text:style-name="P4">
Білопільську і Шалигинську громади ворог теж обстріляв з мінометів, унаслідокчого сталися по три вибухи.</text:p>
      <text:p text:style-name="P4">
В усіх випадках, за попередніми даними, минулося без загиблих і руйнувань.</text:p>
      <text:p text:style-name="P4">
Як повідомляв Укрінформ, 27 травня російські війська 18 разів <text:span text:style-name="T4">
<text:a xlink:type="simple" xlink:href="https://www.ukrinform.ua/tag-obstril" text:style-name="Internet_20_link" text:visited-style-name="Visited_20_Internet_20_Link">
 обстріляли</text:a>
 </text:span>
 прикордонні громади Сумськоїобласті, спричинивши 88 вибухів.</text:p>
      <text:p text:style-name="P4">
Source: <text:a xlink:type="simple" xlink:href="https://www.ukrinform.ua/rubric-ato/3715348-vijska-rf-za-den-obstrilali-devat-gromad-sumsini-ova.html" text:style-name="Internet_20_link" text:visited-style-name="Visited_20_Internet_20_Link">
https://www.ukrinform.ua/rubric-ato/3715348-vijska-rf-za-den-obstrilali-devat-gromad-sumsini-ova.html</text:a>
</text:p>
      <!--NEWS-->
      <text:h text:style-name="P10" text:outline-level="1">
<text:span text:style-name="T4">
At Maryinka direction Russian army shelled Heorhiyivka and Pobyeda of Donetsk region, - Gener...</text:span>
</text:h>
      <text:p text:style-name="P4">
Authors: liveuamap (Language: en)</text:p>
      <text:p text:style-name="P4">
Time: 2023-05-28T-22:36:00</text:p>
      <text:p text:style-name="P4">
Location: Marinka, Donetsk Oblast (Latitude:47.96211 Longtitude:37.44587)</text:p>
      <text:p text:style-name="P4">
Videos: []</text:p>
      <text:p text:style-name="P4">
Images: []</text:p>
      <text:p text:style-name="P4">
Tags: ["Russia"]</text:p>
      <text:p text:style-name="P4">
ID: 22565836</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28-may-at-maryinka-direction-russian-army-shelled-heorhiyivka" text:style-name="Internet_20_link" text:visited-style-name="Visited_20_Internet_20_Link">
https://liveuamap.com/en/2023/28-may-at-maryinka-direction-russian-army-shelled-heorhiyivka</text:a>
</text:p>
      <text:p text:style-name="P4">
Source: <text:a xlink:type="simple" xlink:href="https://t.me/lumsrc/4925" text:style-name="Internet_20_link" text:visited-style-name="Visited_20_Internet_20_Link">
https://t.me/lumsrc/4925</text:a>
</text:p>
      <!--NEWS-->
      <text:h text:style-name="P10" text:outline-level="1">
<text:span text:style-name="T4">
Українка Магучіх - перша на етапі Діамантової ліги</text:span>
</text:h>
      <text:p text:style-name="P4">
Authors: Ukrinform (Person)</text:p>
      <text:p text:style-name="P4">
Publisher: Укринформ (Organization)</text:p>
      <text:p text:style-name="P4">
Published Time: 2023-05-28T-23:50:08+03:00</text:p>
      <text:p text:style-name="P4">
Modified Time: 2023-05-28T22:50:08+03:00</text:p>
      <text:p text:style-name="P4">
Description: Українка Ярослава Магучіх стала першою на етапі Діамантової ліги, а Ірина Геращенко - другою. — Укрінформ.</text:p>
      <text:p text:style-name="P4">
Images: ['<text:a xlink:type="simple" xlink:href="https://static.ukrinform.com/photos/2023_05/thumb_files/630_360_1685303345-345.jpeg" text:style-name="Internet_20_link" text:visited-style-name="Visited_20_Internet_20_Link">
630_360_16853...</text:a>
']</text:p>
      <text:p text:style-name="P4">
Tags: ['Легка атлетика', 'Ярослава Магучіх']</text:p>
      <text:p text:style-name="P4">
Type: Article</text:p>
      <!--METADATA-->
      <text:p text:style-name="P4">
<draw:frame draw:style-name="fr1" draw:name="Image27" text:anchor-type="as-char" svg:width="6.9236in" svg:height="3.956343in" draw:z-index="0">
<draw:image xlink:href="../Images/yкринформ/2023-05-28T-23-50-08-03-00/630_360_1685303345-345.jpeg" xlink:type="simple" xlink:show="embed" xlink:actuate="onLoad" draw:mime-type="image/jpeg"/>
</draw:frame>
 УкраїнкаЯрослава Магучіх стала першою на етапі Діамантової ліги, а Ірина Геращенко -другою.</text:p>
      <text:p text:style-name="P4">
Українська стрибунка в висоту Ярослава Магучіх здобула перемогу на другомуетапі Діамантової ліги в Рабаті, Марокко, передає Укрінформ.</text:p>
      <text:p text:style-name="P4">
Магучіх пропускала перші спроби на 1,81 та 1,87 м.</text:p>
      <text:p text:style-name="P4">
Ярослава з другої спроби стрибнула на 1,95 м і цього вистачило для перемоги.Після цього вона вирішила продовжувати спроби на 2,01 м та встановила новийрекорд сезону у світі.</text:p>
      <text:p text:style-name="P4">
Також Ярослава встановила рекорд зустрічі (попередній результат - 1,97 м).</text:p>
      <text:p text:style-name="P4">
Українка Ірина Геращенко завоювала «срібло» з результатом 1,91 м. Для Ірини цебуло перше змагання в новому сезоні.</text:p>
      <text:p text:style-name="P4">
Юлія Левченко стрибнула на 1,81 м. Вона стала 6-ю.</text:p>
      <text:p text:style-name="P4">
<text:span text:style-name="T4">
Читайте також:</text:span>
 <text:a xlink:type="simple" xlink:href="https://www.ukrinform.ua/rubric-sports/3712931-ukrainec-kolmakov-sribnij-prizer-etapu-kubka-svitu-z-parkuru.html" text:style-name="Internet_20_link" text:visited-style-name="Visited_20_Internet_20_Link">
 Українець Колмаков - срібний призер етапу Кубка світу зпаркуру </text:a>
</text:p>
      <text:p text:style-name="P4">
Як повідомлялося, українці не виступали на першому етапі «Діамантової ліги»,який відбувся у катарській Досі.</text:p>
      <text:p text:style-name="P4">
Фото: Getty Images</text:p>
      <text:p text:style-name="P4">
Source: <text:a xlink:type="simple" xlink:href="https://www.ukrinform.ua/rubric-sports/3715353-ukrainka-magucih-persa-na-etapi-diamantovoi-ligi.html" text:style-name="Internet_20_link" text:visited-style-name="Visited_20_Internet_20_Link">
https://www.ukrinform.ua/rubric-sports/3715353-ukrainka-magucih-persa-na-etapi-diamantovoi-ligi.html</text:a>
</text:p>
      <!--NEWS-->
      <text:h text:style-name="P10" text:outline-level="1">
<text:span text:style-name="T4">
At Shakhtarske direction Russian army shelled Paraskoviyivka, Novomykhaylivka, Vuhledar, Novo...</text:span>
</text:h>
      <text:p text:style-name="P4">
Authors: liveuamap (Language: en)</text:p>
      <text:p text:style-name="P4">
Time: 2023-05-28T-24:36:00</text:p>
      <text:p text:style-name="P4">
Location: Velyka Novosilka (Latitude:47.85729 Longtitude:37.01242)</text:p>
      <text:p text:style-name="P4">
Videos: []</text:p>
      <text:p text:style-name="P4">
Images: []</text:p>
      <text:p text:style-name="P4">
Tags: ["Russia"]</text:p>
      <text:p text:style-name="P4">
ID: 22565835</text:p>
      <!--METADATA-->
      <text:p text:style-name="P4">
At Shakhtarske direction Russian army shelled Paraskoviyivka, Novomykhaylivka,Vuhledar, Novoukrayinka, Prechystivka, Shakhtarske and Velyka Novosilka, -General Staff of Armed Forces of Ukraine says in the morning report</text:p>
      <text:p text:style-name="P4">
News Collection Link: <text:a xlink:type="simple" xlink:href="https://liveuamap.com/en/2023/28-may-at-shakhtarske-direction-russian-army-shelled-paraskoviyivka" text:style-name="Internet_20_link" text:visited-style-name="Visited_20_Internet_20_Link">
https://liveuamap.com/en/2023/28-may-at-shakhtarske-direction-russian-army-shelled-paraskoviyivka</text:a>
</text:p>
      <text:p text:style-name="P4">
Source: <text:a xlink:type="simple" xlink:href="https://t.me/lumsrc/4926" text:style-name="Internet_20_link" text:visited-style-name="Visited_20_Internet_20_Link">
https://t.me/lumsrc/4926</text:a>
</text:p>
      <!--NEWS-->
      <text:h text:style-name="P10" text:outline-level="1">
<text:span text:style-name="T4">
Зеленський привітав Ердогана з перемогою на виборах: Розраховуємо на зміцнення партнерства</text:span>
</text:h>
      <text:p text:style-name="P4">
Authors: Ukrinform (Person)</text:p>
      <text:p text:style-name="P4">
Publisher: Укринформ (Organization)</text:p>
      <text:p text:style-name="P4">
Published Time: 2023-05-28T-25:44:00+03:00</text:p>
      <text:p text:style-name="P4">
Modified Time: 2023-05-28T22:44:00+03:00</text:p>
      <text:p text:style-name="P4">
Description: Президент України привітав Реджепа Тайїпа Ердогана з перемогою на президентських виборах та висловив сподівання на подальше зміцнення стратегічного партнерства. — Укрінформ.</text:p>
      <text:p text:style-name="P4">
Images: ['<text:a xlink:type="simple" xlink:href="https://static.ukrinform.com/photos/2021_04/thumb_files/630_360_1618062883-664.jpeg" text:style-name="Internet_20_link" text:visited-style-name="Visited_20_Internet_20_Link">
630_360_16180...</text:a>
']</text:p>
      <text:p text:style-name="P4">
Tags: ['Ердоган', 'Вибори', 'Туреччина', 'Зеленський']</text:p>
      <text:p text:style-name="P4">
Type: Article</text:p>
      <!--METADATA-->
      <text:p text:style-name="P4">
<draw:frame draw:style-name="fr1" draw:name="Image28" text:anchor-type="as-char" svg:width="6.9236in" svg:height="3.956343in" draw:z-index="0">
<draw:image xlink:href="../Images/yкринформ/2023-05-28T-25-44-00-03-00/630_360_1618062883-664.jpeg" xlink:type="simple" xlink:show="embed" xlink:actuate="onLoad" draw:mime-type="image/jpeg"/>
</draw:frame>
Президент України привітав Реджепа Тайїпа Ердогана з перемогою напрезидентських виборах та висловив сподівання на подальше зміцненнястратегічного партнерства.</text:p>
      <text:p text:style-name="P4">
Про це Володимир Зеленський написав на своїй сторінці у <text:a xlink:type="simple" xlink:href="https://twitter.com/zelenskyyua/status/1662903730906210305" text:style-name="Internet_20_link" text:visited-style-name="Visited_20_Internet_20_Link">
 Твіттері</text:a>
.</text:p>
      <text:p text:style-name="P4">
«Вітаю Президента Туреччини Реджепа Тайїпа Ердогана з нагоди перемоги напрезидентських виборах. Розраховуємо на подальше зміцнення стратегічногопартнерства на благо наших країн, а також посилення взаємодії для безпеки йстабільності Європи», - написав Зеленський.</text:p>
      <text:p text:style-name="Quotations">

<text:p text:style-name="P4">
Вітаю Президента Туреччини <text:a xlink:type="simple" xlink:href="https://twitter.com/RTErdogan" text:style-name="Internet_20_link" text:visited-style-name="Visited_20_Internet_20_Link">
 @RTErdogan&gt;
 </text:a>
 з нагоди перемоги на&gt;
 президентських виборах. Розраховуємо на подальше зміцнення стратегічного&gt;
 партнерства на благо наших країн, а також посилення взаємодії для безпеки й&gt;
 стабільності Європи.&gt;
&gt;
 — Володимир Зеленський (@ZelenskyyUa) <text:a xlink:type="simple" xlink:href="https://twitter.com/ZelenskyyUa/status/1662903730906210305" text:style-name="Internet_20_link" text:visited-style-name="Visited_20_Internet_20_Link">
 May 28, 2023&gt;
 </text:a>
</text:p>

</text:p>
      <text:p text:style-name="P4">
За даними підрахунку 99,8% голосів діючий президент Туреччини переміг зрезультатом 52,14%.</text:p>
      <text:p text:style-name="P4">
<text:span text:style-name="T4">
Читайте також:</text:span>
 <text:span text:style-name="T4">
<text:a xlink:type="simple" xlink:href="https://www.ukrinform.ua/rubric-world/3715335-vibori-u-tureccini-erdogan-u-liderah-pisla-vidkritta-99-viborcih-skrin.html" text:style-name="Internet_20_link" text:visited-style-name="Visited_20_Internet_20_Link">
 Вибори у Туреччині: Ердоган у лідерах після відкриття99% виборчих скринь </text:a>
 </text:span>
</text:p>
      <text:p text:style-name="P4">
Як повідомляв Укрінформ, у другому турі президентських виборів громадяниТуреччини обирали між діючим президентом Реджепом Тайїпом Ердоганом та лідеромопозиції Кемалем Киличдароглу.</text:p>
      <text:p text:style-name="P4">
Source: <text:a xlink:type="simple" xlink:href="https://www.ukrinform.ua/rubric-polytics/3715352-zelenskij-privitav-erdogana-z-peremogou-na-viborah-rozrahovuemo-na-zmicnenna-partnerstva.html" text:style-name="Internet_20_link" text:visited-style-name="Visited_20_Internet_20_Link">
https://www.ukrinform.ua/rubric-polytics/3715352-zelenskij-privitav-erdogana-z-peremogou-na-viborah-rozrahovuemo-na-zmicnenna-partnerstva.html</text:a>
</text:p>
      <!--NEWS-->
      <text:h text:style-name="P10" text:outline-level="1">
<text:span text:style-name="T4">
Збірна Канади - чемпіон світу з хокею-2023</text:span>
</text:h>
      <text:p text:style-name="P4">
Authors: Ukrinform (Person)</text:p>
      <text:p text:style-name="P4">
Publisher: Укринформ (Organization)</text:p>
      <text:p text:style-name="P4">
Published Time: 2023-05-28T-27:38:00+03:00</text:p>
      <text:p text:style-name="P4">
Modified Time: 2023-05-28T22:38:00+03:00</text:p>
      <text:p text:style-name="P4">
Description: Канадці вдруге за останні три роки тріумфують на світовій першості. — Укрінформ.</text:p>
      <text:p text:style-name="P4">
Images: ['<text:a xlink:type="simple" xlink:href="https://static.ukrinform.com/photos/2023_05/thumb_files/630_360_1685302969-222.jpg" text:style-name="Internet_20_link" text:visited-style-name="Visited_20_Internet_20_Link">
630_360_16853...</text:a>
']</text:p>
      <text:p text:style-name="P4">
Tags: ['Чемпіонат світу з хокею', 'хокей']</text:p>
      <text:p text:style-name="P4">
Type: Article</text:p>
      <!--METADATA-->
      <text:p text:style-name="P4">
<draw:frame draw:style-name="fr1" draw:name="Image29" text:anchor-type="as-char" svg:width="6.9236in" svg:height="3.956343in" draw:z-index="0">
<draw:image xlink:href="../Images/yкринформ/2023-05-28T-27-38-00-03-00/630_360_1685302969-222.jpg" xlink:type="simple" xlink:show="embed" xlink:actuate="onLoad" draw:mime-type="image/jpeg"/>
</draw:frame>
 Канадцівдруге за останні три роки тріумфують на світовій першості.</text:p>
      <text:p text:style-name="P4">
Канада розгромила Німеччину 5:2(1:1, 1:1, 3:0) у фіналі чемпіонату світу зхокею-2023, передає Укрінформ.</text:p>
      <text:p text:style-name="P4">
У складі канадців відзначилися Краус, Тоффолі і Лотон, дубль на рахунку Бле.Німці відповіли кидками Петерка і Фішбуха.</text:p>
      <text:p text:style-name="P4">
Для канадців перемога на Мундіалі стала другою за останні три роки.</text:p>
      <text:p text:style-name="P4">
<text:span text:style-name="T4">
Читайте також:</text:span>
 <text:a xlink:type="simple" xlink:href="https://www.ukrinform.ua/rubric-sports/3715304-cs-z-hokeu-latvia-peremogla-ssa-v-poedinku-za-bronzu.html" text:style-name="Internet_20_link" text:visited-style-name="Visited_20_Internet_20_Link">
 ЧС з <text:span text:style-name="T4">
хокею</text:span>
 : Латвія перемогла США в поєдинку за«бронзу» </text:a>
</text:p>
      <text:p text:style-name="P4">
Як повідомлялося, в матчі за «бронзу» Латвія здолала США (4:3).</text:p>
      <text:p text:style-name="P4">
Фото: twitter.com/HockeyCanada</text:p>
      <text:p text:style-name="P4">
Source: <text:a xlink:type="simple" xlink:href="https://www.ukrinform.ua/rubric-sports/3715351-zbirna-kanadi-cempion-svitu-z-hokeu2023.html" text:style-name="Internet_20_link" text:visited-style-name="Visited_20_Internet_20_Link">
https://www.ukrinform.ua/rubric-sports/3715351-zbirna-kanadi-cempion-svitu-z-hokeu2023.html</text:a>
</text:p>
      <!--NEWS-->
      <text:h text:style-name="P10" text:outline-level="1">
<text:span text:style-name="T4">
Росіяни навмисно «вбивають» концепцію глобального ядерного стримування – ОП</text:span>
</text:h>
      <text:p text:style-name="P4">
Authors: Ukrinform (Person)</text:p>
      <text:p text:style-name="P4">
Publisher: Укринформ (Organization)</text:p>
      <text:p text:style-name="P4">
Published Time: 2023-05-28T-29:27:00+03:00</text:p>
      <text:p text:style-name="P4">
Modified Time: 2023-05-28T22:27:00+03:00</text:p>
      <text:p text:style-name="P4">
Description: «Ядерні» заяви самопроголошеного президента Білорусі Олександра Лукашенка свідчать про те, що росіяни навмисно «вбивають» концепцію глобального ядерного стримування. — Укрінформ.</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Санкції', 'Україна', 'Ядерна зброя', 'Росія', 'Подоляк', 'Війна з Росією']</text:p>
      <text:p text:style-name="P4">
Type: Article</text:p>
      <!--METADATA-->
      <text:p text:style-name="P4">
<draw:frame draw:style-name="fr1" draw:name="Image30" text:anchor-type="as-char" svg:width="6.9236in" svg:height="3.956343in" draw:z-index="0">
<draw:image xlink:href="../Images/yкринформ/2023-05-28T-29-27-00-03-00/630_360_1603607635-345.jpg" xlink:type="simple" xlink:show="embed" xlink:actuate="onLoad" draw:mime-type="image/jpeg"/>
</draw:frame>
 «Ядерні»заяви самопроголошеного президента Білорусі Олександра Лукашенка свідчать проте, що росіяни навмисно «вбивають» концепцію глобального ядерного стримування.</text:p>
      <text:p text:style-name="P4">
Як передає Укрінформ, про це написав радник керівника Офісу президента УкраїниМихайло Подоляк у <text:a xlink:type="simple" xlink:href="https://twitter.com/Podolyak_M/status/1662882734685970436" text:style-name="Internet_20_link" text:visited-style-name="Visited_20_Internet_20_Link">
 Твіттері</text:a>
 .</text:p>
      <text:p text:style-name="P4">
«Ядерні заяви Лукашенка (номінального очільника Білорусі та VIP-пропагандиставійни) прямо вказують на те, що РФ навмисно «вбиває» концепцію глобальногоядерного стримування і «ховає» ключовий глобальний договір пронерозповсюдження ядерної зброї. Це фундаментально підриває принципи глобальноїбезпеки», - заявив він.</text:p>
      <text:p text:style-name="P4">
<text:span text:style-name="T4">
Читайте також:</text:span>
 <text:span text:style-name="T4">
<text:a xlink:type="simple" xlink:href="https://www.ukrinform.ua/rubric-world/3714780-berlin-vvazae-zaavi-pro-rozmisenna-v-bilorusi-adernoi-zbroi-cergovou-sprobou-zalakuvanna.html" text:style-name="Internet_20_link" text:visited-style-name="Visited_20_Internet_20_Link">
 Берлін вважає заяви про розміщення в Білорусі ядерноїзброї черговою спробою залякування </text:a>
 </text:span>
</text:p>
      <text:p text:style-name="P4">
Подоляк зазначив, що рішення в цій ситуації може бути лише одне. Радниккерівника ОП наголосив, що необхідна жорстка позиція ядерних держав,відповідні резолюції ООН/МАГАТЕ, об'ємні санкції проти «Росатома», системніфінансові санкції щодо Білорусі та Росії.</text:p>
      <text:p text:style-name="Quotations">

<text:p text:style-name="P4">
«Ядерні» заяви Лукашенка (номінального господаря Білорусі та VIP-&gt;
 пропагандиста війни) прямо вказують на те, що Рф навмисно «вбиває» концепцію&gt;
 глобального ядерного стримування і «ховає» ключовий глобальний договір про&gt;
 нерозповсюдження ядерної зброї. Це фундаментально підриває…&gt;
&gt;
 — Михайло Подоляк (@Podolyak_M) <text:a xlink:type="simple" xlink:href="https://twitter.com/Podolyak_M/status/1662882734685970436" text:style-name="Internet_20_link" text:visited-style-name="Visited_20_Internet_20_Link">
 May 28, 2023&gt;
 </text:a>
</text:p>

</text:p>
      <text:p text:style-name="P4">
<text:span text:style-name="T4">
Читайте також:</text:span>
 <text:span text:style-name="T4">
<text:a xlink:type="simple" xlink:href="https://www.ukrinform.ua/rubric-world/3714187-peremisenna-rosijskoi-adernoi-zbroi-do-bilorusi-rozpocalosa-lukasenko.html" text:style-name="Internet_20_link" text:visited-style-name="Visited_20_Internet_20_Link">
 Ядерна зброя Росії вже їде в Білорусь - Лукашенко</text:a>
 </text:span>
</text:p>
      <text:p text:style-name="P4">
Як повідомляв Укрінформ, Європейський Союз засуджує угоду Росії та Білорусіпро дозвіл на розміщення російських <text:span text:style-name="T4">
<text:a xlink:type="simple" xlink:href="https://www.ukrinform.ua/tag-aderna-zbroa" text:style-name="Internet_20_link" text:visited-style-name="Visited_20_Internet_20_Link">
 ядерних</text:a>
 </text:span>
 боєголовок на території РБ,оскільки вважає це кроком, що призведе до подальшої надзвичайно небезпечноїескалації.</text:p>
      <text:p text:style-name="P4">
Source: <text:a xlink:type="simple" xlink:href="https://www.ukrinform.ua/rubric-ato/3715347-rosiani-navmisno-vbivaut-koncepciu-globalnogo-adernogo-strimuvanna-op.html" text:style-name="Internet_20_link" text:visited-style-name="Visited_20_Internet_20_Link">
https://www.ukrinform.ua/rubric-ato/3715347-rosiani-navmisno-vbivaut-koncepciu-globalnogo-adernogo-strimuvanna-op.html</text:a>
</text:p>
      <!--NEWS-->
      <text:h text:style-name="P10" text:outline-level="1">
<text:span text:style-name="T4">
У тимчасово окупованому Бердянську пролунала серія вибухів</text:span>
</text:h>
      <text:p text:style-name="P4">
Authors: Ukrinform (Person)</text:p>
      <text:p text:style-name="P4">
Publisher: Укринформ (Organization)</text:p>
      <text:p text:style-name="P4">
Published Time: 2023-05-28T-31:14:00+03:00</text:p>
      <text:p text:style-name="P4">
Modified Time: 2023-05-28T22:14:00+03:00</text:p>
      <text:p text:style-name="P4">
Description: Ввечері 28 травня в тимчасово окупованому Бердянську Запорізької області пролунали звуки вибухів. За попередньою інформацією, є влучання в місця базування росіян.</text:p>
      <text:p text:style-name="P4">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Обстріл', 'ЗСУ', 'Війна з Росією']</text:p>
      <text:p text:style-name="P4">
Type: Article</text:p>
      <!--METADATA-->
      <text:p text:style-name="P4">
<draw:frame draw:style-name="fr1" draw:name="Image31" text:anchor-type="as-char" svg:width="6.9236in" svg:height="3.956343in" draw:z-index="0">
<draw:image xlink:href="../Images/yкринформ/2023-05-28T-31-14-00-03-00/630_360_1669987737-966.jpg" xlink:type="simple" xlink:show="embed" xlink:actuate="onLoad" draw:mime-type="image/jpeg"/>
</draw:frame>
 Ввечері28 травня в тимчасово окупованому Бердянську Запорізької області пролунализвуки вибухів. За попередньою інформацією, є влучання в місця базуванняросіян.</text:p>
      <text:p text:style-name="P4">
Про це передає Укрінформ із посиланням на моніторингові групи та місцевувійськову адміністрацію.</text:p>
      <text:p text:style-name="P4">
Українські телеграм-канали повідомляють, що звуки вибухів у Бердянську лунализ території аеропорту. Невдовзі у Бердянській міській військовій адміністраціїповідомили, що ЗСУ влучили по позиціях ворога.</text:p>
      <text:p text:style-name="P4">
<text:span text:style-name="T4">
Читайте також:</text:span>
 <text:span text:style-name="T4">
<text:a xlink:type="simple" xlink:href="https://www.ukrinform.ua/rubric-ato/3714998-u-berdanskij-rajradi-pidtverdili-vibuhi-poblizu-mista.html" text:style-name="Internet_20_link" text:visited-style-name="Visited_20_Internet_20_Link">
 У Бердянській райраді підтвердили вибухи поблизу міста</text:a>
 </text:span>
</text:p>
      <text:p text:style-name="P4">
"Ще мінімум 5 влучань від ЗСУ по росіянських позиціях у Бердянській громаді!Російське ППО вчергове показало свою неефективність. Радіємо разом з вами ічекаємо на подробиці та офіційне підтвердження від Генштабу", – йдеться вповідомленні.</text:p>
      <text:p text:style-name="P4">
<text:span text:style-name="T4">
Читайте також:</text:span>
 <text:span text:style-name="T4">
<text:a xlink:type="simple" xlink:href="https://www.ukrinform.ua/rubric-ato/3714725-rf-perekidae-pidkriplenna-u-napramku-berdanska-ta-u-mariupolskij-rajon.html" text:style-name="Internet_20_link" text:visited-style-name="Visited_20_Internet_20_Link">
 РФ перекидає підкріплення у напрямку Бердянська та уМаріупольський район </text:a>
 </text:span>
</text:p>
      <text:p text:style-name="P4">
Як раніше повідомляло агентство, у центрі Мелітополя _<text:span text:style-name="T4">
<text:a xlink:type="simple" xlink:href="https://www.ukrinform.ua/rubric-regions/3715109-u-centri-melitopola-prolunav-vibuh-mer.html" text:style-name="Internet_20_link" text:visited-style-name="Visited_20_Internet_20_Link">
 пролунав вибух</text:a>
 </text:span>
 _ .</text:p>
      <text:p text:style-name="P4">
Source: <text:a xlink:type="simple" xlink:href="https://www.ukrinform.ua/rubric-ato/3715346-v-timcasovo-okupovanomu-berdansku-prolunala-seria-vibuhiv.html" text:style-name="Internet_20_link" text:visited-style-name="Visited_20_Internet_20_Link">
https://www.ukrinform.ua/rubric-ato/3715346-v-timcasovo-okupovanomu-berdansku-prolunala-seria-vibuhiv.html</text:a>
</text:p>
      <!--NEWS-->
      <text:h text:style-name="P10" text:outline-level="1">
<text:span text:style-name="T4">
Жіноча збірна України з волейболу перемогла Угорщину в другому матчі Золотої Євроліги</text:span>
</text:h>
      <text:p text:style-name="P4">
Authors: Ukrinform (Person)</text:p>
      <text:p text:style-name="P4">
Publisher: Укринформ (Organization)</text:p>
      <text:p text:style-name="P4">
Published Time: 2023-05-28T-33:12:23+03:00</text:p>
      <text:p text:style-name="P4">
Modified Time: 2023-05-28T22:12:23+03:00</text:p>
      <text:p text:style-name="P4">
Description: 28 травня жіноча збірна України провела другий матч у Золотій Євролізі з волейболу. — Укрінформ.</text:p>
      <text:p text:style-name="P4">
Images: ['<text:a xlink:type="simple" xlink:href="https://static.ukrinform.com/photos/2023_05/thumb_files/630_360_1685301096-846.jpg" text:style-name="Internet_20_link" text:visited-style-name="Visited_20_Internet_20_Link">
630_360_16853...</text:a>
']</text:p>
      <text:p text:style-name="P4">
Tags: ['Волейбол', 'Збірна України']</text:p>
      <text:p text:style-name="P4">
Type: Article</text:p>
      <!--METADATA-->
      <text:p text:style-name="P4">
<draw:frame draw:style-name="fr1" draw:name="Image32" text:anchor-type="as-char" svg:width="6.9236in" svg:height="3.956343in" draw:z-index="0">
<draw:image xlink:href="../Images/yкринформ/2023-05-28T-33-12-23-03-00/630_360_1685301096-846.jpg" xlink:type="simple" xlink:show="embed" xlink:actuate="onLoad" draw:mime-type="image/jpeg"/>
</draw:frame>
 28 травняжіноча збірна України провела другий матч у Золотій Євролізі з волейболу.</text:p>
      <text:p text:style-name="P4">
Україна перемогла Угорщину - 3:1, передає Укрінформ.</text:p>
      <text:p text:style-name="P4">
У першому матчі українки перемогли представниць Угорщини з рахунком 3:1.</text:p>
      <text:p text:style-name="P4">
Також у групі С українки проведуть матч з чинними чемпіонками турніру –представницями Франції.</text:p>
      <text:p text:style-name="P4">
<text:span text:style-name="T4">
Читайте також:</text:span>
 <text:a xlink:type="simple" xlink:href="https://www.ukrinform.ua/rubric-sports/3715062-ukraina-peremogla-ugorsinu-na-starti-zinocoi-zolotoi-evroligi-z-volejbolu.html" text:style-name="Internet_20_link" text:visited-style-name="Visited_20_Internet_20_Link">
 Україна перемогла Угорщину на старті жіночої ЗолотоїЄвроліги з <text:span text:style-name="T4">
волейбол</text:span>
 у </text:a>
</text:p>
      <text:p text:style-name="P4">
Як повідомлялося, збірна України у 2017 році виграла Золоту Євролігу</text:p>
      <text:p text:style-name="P4">
Фото: cev.eu</text:p>
      <text:p text:style-name="P4">
Source: <text:a xlink:type="simple" xlink:href="https://www.ukrinform.ua/rubric-sports/3715345-zinoca-zbirna-ukraini-z-volejbolu-peremogla-ugorsinu-v-drugomu-matci-zolotoi-evroligi.html" text:style-name="Internet_20_link" text:visited-style-name="Visited_20_Internet_20_Link">
https://www.ukrinform.ua/rubric-sports/3715345-zinoca-zbirna-ukraini-z-volejbolu-peremogla-ugorsinu-v-drugomu-matci-zolotoi-evroligi.html</text:a>
</text:p>
      <!--NEWS-->
      <text:h text:style-name="P10" text:outline-level="1">
<text:span text:style-name="T4">
Хоча б 3-4 ескадрильї F-16: начальник авіації розповів, як Україна може отримати перевагу у повітрі</text:span>
</text:h>
      <text:p text:style-name="P4">
Authors: Ukrinform (Person)</text:p>
      <text:p text:style-name="P4">
Publisher: Укринформ (Organization)</text:p>
      <text:p text:style-name="P4">
Published Time: 2023-05-28T-36:57:00+03:00</text:p>
      <text:p text:style-name="P4">
Modified Time: 2023-05-28T21:57:00+03:00</text:p>
      <text:p text:style-name="P4">
Description: Україна зможе завоювати перевагу в повітрі на окремому напрямку, якщо матиме хоча б 3-4 ескадрильї винищувачів F-16. — Укрінформ.</text:p>
      <text:p text:style-name="P4">
Images: ['<text:a xlink:type="simple" xlink:href="https://static.ukrinform.com/photos/2015_11/thumb_files/630_360_1447652579-5780.jpg" text:style-name="Internet_20_link" text:visited-style-name="Visited_20_Internet_20_Link">
630_360_14476...</text:a>
']</text:p>
      <text:p text:style-name="P4">
Tags: ['Авіація', 'Повітряні сили ЗСУ', 'Війна з Росією', 'F-16']</text:p>
      <text:p text:style-name="P4">
Type: Article</text:p>
      <!--METADATA-->
      <text:p text:style-name="P4">
<draw:frame draw:style-name="fr1" draw:name="Image33" text:anchor-type="as-char" svg:width="6.9236in" svg:height="3.956343in" draw:z-index="0">
<draw:image xlink:href="../Images/yкринформ/2023-05-28T-36-57-00-03-00/630_360_1447652579-5780.jpg" xlink:type="simple" xlink:show="embed" xlink:actuate="onLoad" draw:mime-type="image/jpeg"/>
</draw:frame>
 Україназможе завоювати перевагу в повітрі на окремому напрямку, якщо матиме хоча б3-4 ескадрильї винищувачів F-16.</text:p>
      <text:p text:style-name="P4">
Як передає Укрінформ, про це розповів начальник авіації КомандуванняПовітряних сил ЗСУ бригадний генерал Сергій Голубцов в інтерв'ю <text:a xlink:type="simple" xlink:href="https://www.radiosvoboda.org/a/my-zmozhemo-zavoyuvaty-perevahu-v-povitri/32429248.html" text:style-name="Internet_20_link" text:visited-style-name="Visited_20_Internet_20_Link">
 ДонбасРеалії </text:a>
 .</text:p>
      <text:p text:style-name="P4">
"Якщо ми розуміємо, що проти нас угруповання, скажімо так, 50 ескадрилій і 39аеродромів, з яких вони виконують завдання, звичайно, нам хотілося б більше.Але якщо це буде хоча б 3-4 ескадрильї, я думаю, що на окремому напрямку мизможемо завоювати перевагу в повітрі і змусити ворога взагалі відмовитись відтих ударів, які вони зараз завдають на певній ділянці, на певній смузіоборони", - сказав він.</text:p>
      <text:p text:style-name="P4">
<text:span text:style-name="T4">
Читайте також:</text:span>
 <text:span text:style-name="T4">
<text:a xlink:type="simple" xlink:href="https://www.ukrinform.ua/rubric-ato/3714531-niderlandi-mozut-peredati-ukraini-litaki-f16-pisla-navcanna-pilotiv-bloomberg.html" text:style-name="Internet_20_link" text:visited-style-name="Visited_20_Internet_20_Link">
 Нідерланди можуть передати Україні літаки F-16 післянавчання пілотів - Bloomberg </text:a>
 </text:span>
</text:p>
      <text:p text:style-name="P4">
Голубцов додав, що для планування операції зі знищення або завдання ударів,треба розуміти, що ще треба якийсь ешелон забезпечення. На думку генерала, длятого, щоб спланувати від А до Я операцію, варто говорити хоча б проескадрилью, хоча б про 12-16 <text:span text:style-name="T4">
<text:a xlink:type="simple" xlink:href="https://www.ukrinform.ua/tag-litak" text:style-name="Internet_20_link" text:visited-style-name="Visited_20_Internet_20_Link">
 літаків </text:a>
</text:span>
 .</text:p>
      <text:p text:style-name="P4">
Він зазначив, що навіть пара літаків, які спроможні здійснити пуск ракети навідстані більше ніж 100 кілометрів, вже змусить ворога замислитись і реагуватина це.</text:p>
      <text:p text:style-name="P4">
За його словами, F-16 спроможні стати частиною протиповітряної оборони ізабезпечити винищувальне прикриття всередині країни. "Перебуваючи на бойовомучергуванні на різних оперативних аеродромах, він здатен реагувати на усіризики та загрози й ефективно знищувати усі повітряні цілі: літаки,вертольоти, дрони та крилаті ракети", - пояснив Голубцов.</text:p>
      <text:p text:style-name="P4">
<text:span text:style-name="T4">
Читайте також:</text:span>
 <text:span text:style-name="T4">
<text:a xlink:type="simple" xlink:href="https://www.ukrinform.ua/rubric-ato/3714228-dania-j-niderlandi-ocolat-koaliciu-z-pidgotovki-ukrainskih-pilotiv-na-f16-ostin.html" text:style-name="Internet_20_link" text:visited-style-name="Visited_20_Internet_20_Link">
 Данія й Нідерланди очолять коаліцію з підготовкиукраїнських пілотів на F-16 - Остін </text:a>
 </text:span>
</text:p>
      <text:p text:style-name="P4">
Він зауважив, що зараз можливості збивати їх з тими радянськими літаками, якіє на озброєнні України, значно обмежені, і відсоток ураження цих повітрянихцілей саме літаками значно поступається спроможності зенітних ракетних військ.</text:p>
      <text:p text:style-name="P4">
Голубцов відмітив, що російські винищувачі активно застосовують керованіавіаційні бомби, і до того ж їхні літаки створюють перешкоди для роботизенітних ракетних комплексів. Також Україна не може перекрити повністю всюлінію фронту, – а це і держкордон, і морське узбережжя, – зенітними ракетнимикомплексами. Для цього має бути дуже велика кількість таких комплексів.</text:p>
      <text:p text:style-name="P4">
"А літак мобільний – злітає з аеродрому, з відстані 100-150 кілометрів,виходить на потрібний рубіж і очікує там ту ударну групу, яка виходить длязавдання удару, здійснює по них пуски, знищуючи або навіть просто включаючиприціл на випромінювання, що змушує їх відмовитись від виконання завдань", -відзначив генерал.</text:p>
      <text:p text:style-name="P4">
<text:span text:style-name="T4">
Читайте також:</text:span>
 <text:span text:style-name="T4">
<text:a xlink:type="simple" xlink:href="https://www.ukrinform.ua/rubric-ato/3714570-ignat-pro-namir-rosii-stvoriti-aviagrupu-storm-sformuemo-stil-i-budemo-ih-prizemlati.html" text:style-name="Internet_20_link" text:visited-style-name="Visited_20_Internet_20_Link">
 Ігнат - про намір Росії створити авіагрупу «Шторм»:Сформуємо «Штиль» і будемо їх приземляти </text:a>
 </text:span>
</text:p>
      <text:p text:style-name="P4">
Тактичної або оперативної переваги у повітрі росіяни не мають завдяки тому, щоУкраїна отримала від країн-партнерів потужну допомогу.</text:p>
      <text:p text:style-name="P4">
"Звичайно, переваги як такої, тактичної або оперативної, ворог в повітрі немає завдяки тому, що Україна отримала від країн-партнерів досить потужнудопомогу: радіолокаційні станції виявлення, спостереження, зенітні ракетнікомплекси, і всі бачать на практиці, як ці комплекси працюють і який відсотокураження цілей", - сказав Голубцов.</text:p>
      <text:p text:style-name="P4">
Голубцов зазначив, що на озброєнні в російській авіації зараз перебуваютьлітаки Су-35 і Міг-31БМ – вони спроможні застосовувати ракети підвищеноїдальності і великої дальності, ракети Р-77, це з відстані десь понад 100кілометрів. І ракети Р-37 – ці ракети можуть застосовуватись на відстанібільше, ніж 200 кілометрів. В України поки що такої можливості немає.</text:p>
      <text:p text:style-name="P4">
"Якби нам платформу, яка спроможна застосувати, наприклад, ракети повітря-повітря американські AIM-120 – у них дальність близько 180 кілометрів – ми бпросто не допустили їхнього наближення до кордонів на відстань пуску цихракет", - наголосив генерал.</text:p>
      <text:p text:style-name="P4">
<text:span text:style-name="T4">
Читайте також:</text:span>
 <text:span text:style-name="T4">
<text:a xlink:type="simple" xlink:href="https://www.ukrinform.ua/rubric-ato/3714217-litaki-f16-ne-e-akous-divoviznou-zbroeu-u-vijni-milli.html" text:style-name="Internet_20_link" text:visited-style-name="Visited_20_Internet_20_Link">
 Генерал США спростував, що рішення передати УкраїніF-16 було схвалене під тиском </text:a>
 </text:span>
</text:p>
      <text:p text:style-name="P4">
Як повідомляв _<text:span text:style-name="T4">
<text:a xlink:type="simple" xlink:href="https://www.ukrinform.ua/rubric-ato/3714228-dania-j-niderlandi-ocolat-koaliciu-z-pidgotovki-ukrainskih-pilotiv-na-f16-ostin.html" text:style-name="Internet_20_link" text:visited-style-name="Visited_20_Internet_20_Link">
 Укрінформ </text:a>
 </text:span>
 _ , міністр оборони США Ллойд Остін запідсумками засідання «Рамштайн-12» заявив, що Данія й Нідерланди наступногомісяця у взаємодії зі США почнуть розробляти навчальну базу для комплексноїпідготовки українських пілотів, свій внесок запропонували також Норвегія,Бельгія, Португалія й Польща.</text:p>
      <text:p text:style-name="P4">
Source: <text:a xlink:type="simple" xlink:href="https://www.ukrinform.ua/rubric-ato/3715342-hoca-b-34-eskadrili-f16-nacalnik-aviacii-rozpoviv-ak-ukraina-moze-otrimati-perevagu-u-povitri.html" text:style-name="Internet_20_link" text:visited-style-name="Visited_20_Internet_20_Link">
https://www.ukrinform.ua/rubric-ato/3715342-hoca-b-34-eskadrili-f16-nacalnik-aviacii-rozpoviv-ak-ukraina-moze-otrimati-perevagu-u-povitri.html</text:a>
</text:p>
      <!--NEWS-->
      <text:h text:style-name="P10" text:outline-level="1">
<text:span text:style-name="T4">
Гауляйтери продовжують втечу з тимчасово окупованої Херсонщини - Гуменюк</text:span>
</text:h>
      <text:p text:style-name="P4">
Authors: Ukrinform (Person)</text:p>
      <text:p text:style-name="P4">
Publisher: Укринформ (Organization)</text:p>
      <text:p text:style-name="P4">
Published Time: 2023-05-28T-38:45:00+03:00</text:p>
      <text:p text:style-name="P4">
Modified Time: 2023-05-28T21:45:00+03:00</text:p>
      <text:p text:style-name="P4">
Description: Процес втечі окупаційної “влади” з тимчасово захопленої Росією частини Херсонської області триває.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Херсонщина', 'Окупація', 'Єдині новини', 'Наталія Гуменюк']</text:p>
      <text:p text:style-name="P4">
Type: Article</text:p>
      <!--METADATA-->
      <text:p text:style-name="P4">
<draw:frame draw:style-name="fr1" draw:name="Image34" text:anchor-type="as-char" svg:width="6.9236in" svg:height="3.956343in" draw:z-index="0">
<draw:image xlink:href="../Images/yкринформ/2023-05-28T-38-45-00-03-00/630_360_1683203408-838.jpg" xlink:type="simple" xlink:show="embed" xlink:actuate="onLoad" draw:mime-type="image/jpeg"/>
</draw:frame>
 Процесвтечі окупаційної “влади” з тимчасово захопленої Росією частини Херсонськоїобласті триває.</text:p>
      <text:p text:style-name="P4">
Як передає Укрінформ, про це розповіла начальниця Об’єднаного координаційногопресцентру Сил оборони України “Південь” Наталія Гуменюк в ефірі телеканалуFREEДОМ.</text:p>
      <text:p text:style-name="P4">
“Ця ситуація продовжує розвиватися. Поступово вони намагаються звідтиретируватися під різними приводами, використовуючи і сімейні особливості,внутрішньосімейні причини, супроводжуючи близьких, супроводжуючи дітей.Намагаються виїжджати і вивозити документи. Це триватиме ще якийсь періодчасу, тому що вся “влада” одразу виїхати не може, а такими короткимиперебіжками і, на їхню думку, дещо непомітно просочуватися туди за поребриквони намагаються", - сказала вона.</text:p>
      <text:p text:style-name="P4">
<text:span text:style-name="T4">
Читайте також:</text:span>
 <text:span text:style-name="T4">
<text:a xlink:type="simple" xlink:href="https://www.ukrinform.ua/rubric-regions/3697331-na-vinniccini-zatrimali-donku-kolisnogo-gaulajtera-cornobaivki.html" text:style-name="Internet_20_link" text:visited-style-name="Visited_20_Internet_20_Link">
 На Вінниччині затримали доньку колишнього гауляйтераЧорнобаївки </text:a>
 </text:span>
</text:p>
      <text:p text:style-name="P4">
Гуменюк додала, що Сили оборони спостерігають і активність на Кримськомумосту, і активність на маршрутах, які передбачають материкове прямування. Заїї словами, це свідчить про те, що не всі довіряють безпеці Кримського мосту інамагаються їхати в об’їзд.</text:p>
      <text:p text:style-name="P4">
За даними Гуменюк, окупаційна “адміністрація” <text:span text:style-name="T4">
<text:a xlink:type="simple" xlink:href="https://www.ukrinform.ua/tag-hersonsina" text:style-name="Internet_20_link" text:visited-style-name="Visited_20_Internet_20_Link">
 Херсонської області</text:a>
 </text:span>
 на чолі з Сальдо так само швидкопереміщуються, як загалом окупаційна “влада” та війська.</text:p>
      <text:p text:style-name="P4">
“Тому що спокою їм ніде немає. Де б вони не з’явилися, відбувається серйознаробота сил опору, виявляються їхні місця дислокації, визначаються координатидля роботи Сил оборони, і вони не почуваються там спокійно. У більшостівипадків вони намагаються базуватися в районних центрах, зокрема Скадовськ,але з нього вони вже переїхали, можна сказати, остаточно. Тому що останнімчасом там вони не фігурують. Тяжіють вони ближче до Генічеська, але час відчасу переїжджають і в інші місця дислокації, зокрема використовуючирекреаційну зону”, — наголосила вона.</text:p>
      <text:p text:style-name="P4">
<text:span text:style-name="T4">
Читайте також:</text:span>
 <text:span text:style-name="T4">
<text:a xlink:type="simple" xlink:href="https://www.ukrinform.ua/rubric-regions/3714800-na-tot-hersonsini-brakue-izi-ta-tovariv-persoi-neobhidnosti-centr-nacsprotivu.html" text:style-name="Internet_20_link" text:visited-style-name="Visited_20_Internet_20_Link">
 На ТОТ Херсонщини бракує їжі та товарів першоїнеобхідності - Центр нацспротиву </text:a>
 </text:span>
</text:p>
      <text:p text:style-name="P4">
Як повідомляв Укрінформ, згідно з інформацією Центру національного спротиву, убільшості населених пунктів тимчасово окупованих територій Херсонської областіспостерігається кризова суспільно-економічна ситуація.</text:p>
      <text:p text:style-name="P4">
Source: <text:a xlink:type="simple" xlink:href="https://www.ukrinform.ua/rubric-regions/3715343-gaulajteri-prodovzuut-vtecu-z-timcasovo-okupovanoi-hersonsini-gumenuk.html" text:style-name="Internet_20_link" text:visited-style-name="Visited_20_Internet_20_Link">
https://www.ukrinform.ua/rubric-regions/3715343-gaulajteri-prodovzuut-vtecu-z-timcasovo-okupovanoi-hersonsini-gumenuk.html</text:a>
</text:p>
      <!--NEWS-->
      <text:h text:style-name="P10" text:outline-level="1">
<text:span text:style-name="T4">
Підтримка G7 дає впевнені позиції на шляху до перемоги над Росією – Єрмак</text:span>
</text:h>
      <text:p text:style-name="P4">
Authors: Ukrinform (Person)</text:p>
      <text:p text:style-name="P4">
Publisher: Укринформ (Organization)</text:p>
      <text:p text:style-name="P4">
Published Time: 2023-05-28T-40:33:00+03:00</text:p>
      <text:p text:style-name="P4">
Modified Time: 2023-05-28T21:33:00+03:00</text:p>
      <text:p text:style-name="P4">
Description: Під час саміту «Групи семи» в Японії наша держава здобула безпрецедентну підтримку від країн-учасниць, що дає можливість мати впевнені позиції на шляху до перемоги над російським агресором і відновлення територіальної цілісності. — Укрінформ.</text:p>
      <text:p text:style-name="P4">
Images: ['<text:a xlink:type="simple" xlink:href="https://static.ukrinform.com/photos/2023_05/thumb_files/630_360_1685297756-409.jpeg" text:style-name="Internet_20_link" text:visited-style-name="Visited_20_Internet_20_Link">
630_360_16852...</text:a>
']</text:p>
      <text:p text:style-name="P4">
Tags: ['Велика сімка', 'Єрмак', 'Офіс Президента', 'Війна з Росією']</text:p>
      <text:p text:style-name="P4">
Type: Article</text:p>
      <!--METADATA-->
      <text:p text:style-name="P4">
<draw:frame draw:style-name="fr1" draw:name="Image35" text:anchor-type="as-char" svg:width="6.9236in" svg:height="3.956343in" draw:z-index="0">
<draw:image xlink:href="../Images/yкринформ/2023-05-28T-40-33-00-03-00/630_360_1685297756-409.jpeg" xlink:type="simple" xlink:show="embed" xlink:actuate="onLoad" draw:mime-type="image/jpeg"/>
</draw:frame>
 Під чассаміту «Групи семи» в Японії наша держава здобула безпрецедентну підтримку відкраїн-учасниць, що дає можливість мати впевнені позиції на шляху до перемогинад російським агресором і відновлення територіальної цілісності.</text:p>
      <text:p text:style-name="P4">
Про це керівник Офісу Президента України Андрій Єрмак заявив в інтерв’юяпонській компанії суспільного телерадіомовлення NHK, що є найбільшою вАзійсько-Тихоокеанському регіоні, передає Укрінформ з посиланням на <text:a xlink:type="simple" xlink:href="https://www.president.gov.ua/news/pidtrimka-yaku-mi-zdobuli-na-samiti-g7-u-hirosimi-daye-mozhl-83217" text:style-name="Internet_20_link" text:visited-style-name="Visited_20_Internet_20_Link">
пресслужбу Офісу Президента </text:a>
 .</text:p>
      <text:p text:style-name="P4">
«Абсолютно конкретна, чітка, така, що дає можливість з упевненістю дивитися умайбутнє, і, безумовно, абсолютна підтримка <text:a xlink:type="simple" xlink:href="https://www.ukrinform.ua/tag-ukraina" text:style-name="Internet_20_link" text:visited-style-name="Visited_20_Internet_20_Link">
 України</text:a>
 на шляху до нашої перемоги», – заявивЄрмак.</text:p>
      <text:p text:style-name="P4">
Він додав, що підтримку висловлювали учасники як сесії G7+Україна, так і сесіїза участю лідерів деяких країн Глобального Півдня. Очільник Офісу Главидержави назвав важливим той факт, що ця підтримка не лише звучала під часзустрічей і виступів, а й була закріплена в документах, ухвалених зарезультатами саміту.</text:p>
      <text:p text:style-name="P4">
За словами Єрмака, ще є питання, над якими необхідно працювати спільно знизкою країн, але всі присутні озвучили абсолютно чітку позицію щодо підтримкитериторіальної цілісності й суверенітету України.</text:p>
      <text:p text:style-name="P4">
«Всі були єдині в тому, що Україна веде справедливу боротьбу, Україназаслуговує на мир, Україна абсолютно має рацію у своєму прагненні довідновлення територіальної цілісності в міжнародно визнаних кордонах», –сказав керівник Офісу Глави держави.</text:p>
      <text:p text:style-name="P4">
Він також наголосив, що українська формула миру, запропонована ПрезидентомВолодимиром Зеленським, має стати основою для подальшої роботи цивілізованогосвіту над припиненням війни й поверненням справедливого миру на українськуземлю.</text:p>
      <text:p text:style-name="P4">
На думку Єрмака, поки російські війська залишаються на окупованій ЗАЕС, існуєризик катастрофи. Водночас він зазначив: завдяки консолідованій позиції країнG7, а також представників Глобального Півдня ризик застосування РФ ядерноїзброї нині менший, ніж раніше.</text:p>
      <text:p text:style-name="P4">
Загалом, на переконання керівника Офісу Президента, Україні на саміті вдалосядосягти вагомих результатів. Він подякував Японії, японському уряду та народуза проведення важливої роботи й теплу зустріч української делегації.</text:p>
      <text:p text:style-name="P4">
«Ми дуже довго згадуватимемо Хіросіму як місце, де відбувся цей історичнийсаміт лідерів G7 плюс Україна плюс лідери Глобального Півдня», – сказав Єрмак.</text:p>
      <text:p text:style-name="P4">
<text:span text:style-name="T4">
Читайте також:</text:span>
 <text:a xlink:type="simple" xlink:href="https://www.ukrinform.ua/rubric-polytics/3715245-golovnou-garantieu-dla-ukraini-mae-stati-clenstvo-u-nato-ermak.html" text:style-name="Internet_20_link" text:visited-style-name="Visited_20_Internet_20_Link">
 Головною гарантією для України має стати членство у НАТО– <text:span text:style-name="T4">
Єрмак</text:span>
 </text:a>
</text:p>
      <text:p text:style-name="P4">
Він назвав надзвичайно важливим рішення надати Україні винищувачі F-16. Зайого словами, наша держава дуже довго працювала задля цього.</text:p>
      <text:p text:style-name="P4">
«Для України це вкрай важливо. Це захист нашого неба. Це те, де ми потребуємосьогодні посилення. Я надзвичайно вдячний усім нашим партнерам за колективнурішучість – це потужний сигнал не просто підтримки, а абсолютної віри вукраїнську перемогу. Крім того, це також посилює впевненість, що Україна вмайбутньому стане членом НАТО», – резюмував керівник Офісу Президента.</text:p>
      <text:p text:style-name="P4">
Як повідомлялося, у Хіросімі з 19 по 21 травня відбувся 48-ий саміт Груписеми. Головною темою зустрічі японське головування у G7 визначило забезпеченнястійкості глобальної економіки в контексті наслідків пандемії коронавірусу таросійської агресії проти України.</text:p>
      <text:p text:style-name="P4">
<text:span text:style-name="T5">
Фото: ОП</text:span>
</text:p>
      <text:p text:style-name="P4">
Source: <text:a xlink:type="simple" xlink:href="https://www.ukrinform.ua/rubric-polytics/3715338-pidtrimka-g7-dae-vpevneni-pozicii-na-slahu-do-peremogi-nad-rosieu-ermak.html" text:style-name="Internet_20_link" text:visited-style-name="Visited_20_Internet_20_Link">
https://www.ukrinform.ua/rubric-polytics/3715338-pidtrimka-g7-dae-vpevneni-pozicii-na-slahu-do-peremogi-nad-rosieu-ermak.html</text:a>
</text:p>
      <!--NEWS-->
      <text:h text:style-name="P10" text:outline-level="1">
<text:span text:style-name="T4">
Вибори у Туреччині: Ердоган у лідерах після відкриття 99% виборчих скринь</text:span>
</text:h>
      <text:p text:style-name="P4">
Authors: Ukrinform (Person)</text:p>
      <text:p text:style-name="P4">
Publisher: Укринформ (Organization)</text:p>
      <text:p text:style-name="P4">
Published Time: 2023-05-28T-42:21:00+03:00</text:p>
      <text:p text:style-name="P4">
Modified Time: 2023-05-28T21:21:00+03:00</text:p>
      <text:p text:style-name="P4">
Description: У другому турі виборів президента Туреччини, після відкриття майже 99% виборчих скринь з виборчих дільниць в країні та 68% виборчих скринь за кордоном, чинний президент Туреччини Реджеп Тайїп Ердоган має набрати 52,08% підтримки всередині країни та 59,29% - на закордонних дільницях. — Укрінформ.</text:p>
      <text:p text:style-name="P4">
Images: ['<text:a xlink:type="simple" xlink:href="https://static.ukrinform.com/photos/2023_05/thumb_files/630_360_1684833272-970.jpg" text:style-name="Internet_20_link" text:visited-style-name="Visited_20_Internet_20_Link">
630_360_16848...</text:a>
']</text:p>
      <text:p text:style-name="P4">
Tags: ['Ердоган', 'Вибори', 'Туреччина']</text:p>
      <text:p text:style-name="P4">
Type: Article</text:p>
      <!--METADATA-->
      <text:p text:style-name="P4">
<draw:frame draw:style-name="fr1" draw:name="Image36" text:anchor-type="as-char" svg:width="6.9236in" svg:height="3.956343in" draw:z-index="0">
<draw:image xlink:href="../Images/yкринформ/2023-05-28T-42-21-00-03-00/630_360_1684833272-970.jpg" xlink:type="simple" xlink:show="embed" xlink:actuate="onLoad" draw:mime-type="image/jpeg"/>
</draw:frame>
 У другомутурі виборів президента Туреччини, після відкриття майже 99% виборчих скринь звиборчих дільниць в країні та 68% виборчих скринь за кордоном, чиннийпрезидент Туреччини Реджеп Тайїп Ердоган має набрати 52,08% підтримкивсередині країни та 59,29% - на закордонних дільницях.</text:p>
      <text:p text:style-name="P4">
Про це повідомляє Укрінформ з посиланням на інформагентство “ <text:a xlink:type="simple" xlink:href="https://secim.aa.com.tr/" text:style-name="Internet_20_link" text:visited-style-name="Visited_20_Internet_20_Link">
 Анадолу</text:a>
 ”, яке отримує дані від Вищої виборчої комісії(ВВК).</text:p>
      <text:p text:style-name="P4">
Президент Ердоган після відкриття 99% виборчих скринь всередині країни набрав52,08%, лідер опозиції Киличдароглу - 47,92%.</text:p>
      <text:p text:style-name="P4">
</text:p>
      <text:p text:style-name="P4">
На виборчих дільницях за кордоном після врахування 68% бюлетенів лідируєЕрдоган з показником 59,29%, Киличдароглу набирає 40,71% голосів.</text:p>
      <text:p text:style-name="P4">
 <text:span text:style-name="T4">
Читайтетакож:</text:span>
 <text:span text:style-name="T4">
<text:a xlink:type="simple" xlink:href="https://www.ukrinform.ua/rubric-world/3715311-erdogan-peremagae-na-prezidentskih-viborah-u-tureccini-poperedni-dani.html" text:style-name="Internet_20_link" text:visited-style-name="Visited_20_Internet_20_Link">
 Ердоган перемагає на президентських виборах у Туреччині –попередні дані </text:a>
 </text:span>
</text:p>
      <text:p text:style-name="P4">
Лідер опозиції лідирує в окремих провінціях на заході, сході, південному сходіта півдні країни, а також у провінції Анкара. В усіх інших перемогу здобуваєдіючий президент Ердоган.</text:p>
      <text:p text:style-name="P4">
Ердоган перемагає у 52 провінціях, Киличдароглу - у 29-ти.</text:p>
      <text:p text:style-name="P4">
<text:span text:style-name="T4">
Читайте також:</text:span>
 <text:span text:style-name="T4">
<text:a xlink:type="simple" xlink:href="https://www.ukrinform.ua/rubric-polytics/3714718-ermak-obgovoriv-iz-golovnim-radnikom-erdogana-ukrainsku-formulu-miru.html" text:style-name="Internet_20_link" text:visited-style-name="Visited_20_Internet_20_Link">
 Єрмак обговорив із головним радником Ердоганаукраїнську формулу миру </text:a>
 </text:span>
</text:p>
      <text:p text:style-name="P4">
Як повідомляв Укрінформ, у другому турі президентських виборів громадяниТуреччини обирали між діючим президентом <text:span text:style-name="T4">
<text:a xlink:type="simple" xlink:href="https://www.ukrinform.ua/tag-erdogan" text:style-name="Internet_20_link" text:visited-style-name="Visited_20_Internet_20_Link">
 Реджепом Тайїпом Ердоганом</text:a>
 </text:span>
 та лідером опозиції КемалемКиличдароглу.</text:p>
      <text:p text:style-name="P4">
Source: <text:a xlink:type="simple" xlink:href="https://www.ukrinform.ua/rubric-world/3715335-vibori-u-tureccini-erdogan-u-liderah-pisla-vidkritta-99-viborcih-skrin.html" text:style-name="Internet_20_link" text:visited-style-name="Visited_20_Internet_20_Link">
https://www.ukrinform.ua/rubric-world/3715335-vibori-u-tureccini-erdogan-u-liderah-pisla-vidkritta-99-viborcih-skrin.html</text:a>
</text:p>
      <!--NEWS-->
      <text:h text:style-name="P10" text:outline-level="1">
<text:span text:style-name="T4">
Глава МЗС Фінляндії не виключає розпад ОБСЄ через позицію Росії й Білорусі щодо головування Естонії</text:span>
</text:h>
      <text:p text:style-name="P4">
Authors: Ukrinform (Person)</text:p>
      <text:p text:style-name="P4">
Publisher: Укринформ (Organization)</text:p>
      <text:p text:style-name="P4">
Published Time: 2023-05-28T-44:10:00+03:00</text:p>
      <text:p text:style-name="P4">
Modified Time: 2023-05-28T21:10:00+03:00</text:p>
      <text:p text:style-name="P4">
Description: Міністр закордонних справ Фінляндії Пекка Хаавісто не виключає розпад ОБСЄ через небажання Росії та Білорусі схвалити головування Естонії у 2024 році. — Укрінформ.</text:p>
      <text:p text:style-name="P4">
Images: ['<text:a xlink:type="simple" xlink:href="https://static.ukrinform.com/photos/2022_08/thumb_files/630_360_1661963900-635.jpg" text:style-name="Internet_20_link" text:visited-style-name="Visited_20_Internet_20_Link">
630_360_16619...</text:a>
']</text:p>
      <text:p text:style-name="P4">
Tags: ['Естонія', 'Фінляндія', 'ОБСЄ', 'Росія']</text:p>
      <text:p text:style-name="P4">
Type: Article</text:p>
      <!--METADATA-->
      <text:p text:style-name="P4">
<draw:frame draw:style-name="fr1" draw:name="Image39" text:anchor-type="as-char" svg:width="6.9236in" svg:height="3.956343in" draw:z-index="0">
<draw:image xlink:href="../Images/yкринформ/2023-05-28T-44-10-00-03-00/630_360_1661963900-635.jpg" xlink:type="simple" xlink:show="embed" xlink:actuate="onLoad" draw:mime-type="image/jpeg"/>
</draw:frame>
 Міністрзакордонних справ Фінляндії Пекка Хаавісто не виключає розпад ОБСЄ черезнебажання Росії та Білорусі схвалити головування Естонії у 2024 році.</text:p>
      <text:p text:style-name="P4">
Як передає Укрінформ, про це повідомляє <text:a xlink:type="simple" xlink:href="https://yle.fi/a/74-20033926" text:style-name="Internet_20_link" text:visited-style-name="Visited_20_Internet_20_Link">
 Yle </text:a>
.</text:p>
      <text:p text:style-name="P4">
«Якщо у 2024 році не буде голови та не буде консенсусу з цього приводу, тонаступний рік стане роком руйнування <text:a xlink:type="simple" xlink:href="https://www.ukrinform.ua/tag-obse" text:style-name="Internet_20_link" text:visited-style-name="Visited_20_Internet_20_Link">
 ОБСЄ </text:a>
 як організації», – зазначив Хаавісто.</text:p>
      <text:p text:style-name="P4">
Зазначається, що згідно з правилами організації, головування, що ротується міжкраїнами-членами, має бути схвалене усіма 57 державами-членами.</text:p>
      <text:p text:style-name="P4">
Однак Росія та Білорусь не схвалили кандидатуру Естонії на посаду головинаступного року, а Естонія не готова відмовитись від своєї кандидатури.</text:p>
      <text:p text:style-name="P4">
<text:span text:style-name="T4">
Читайте також:</text:span>
 <text:a xlink:type="simple" xlink:href="https://www.ukrinform.ua/rubric-polytics/3713708-britania-v-obse-rozkritikuvala-brehlive-pragnenna-rosii-do-dialogu.html" text:style-name="Internet_20_link" text:visited-style-name="Visited_20_Internet_20_Link">
 Британія в <text:span text:style-name="T4">
ОБСЄ</text:span>
 розкритикувала брехливе «прагнення»Росії до діалогу </text:a>
</text:p>
      <text:p text:style-name="P4">
Організацію з безпеки та співробітництва в Європі ОБСЄ було створено уБудапешті у 1994 році, коли серія зустрічей з питань європейської безпеки таспівробітництва переросла в організацію. Перша зустріч з питань безпеки таспівробітництва в Європі відбулася 1975 року в Гельсінкі за ініціативиФінляндії та особисто президента Фінляндії Урхо Кекконена.</text:p>
      <text:p text:style-name="P4">
Як відомо, ОБСЄ – єдина європейська безпекова платформа, яка об’єднує Європу,Росію, США та Україну, і головним чином займається запобіганням конфліктам,моніторингом миру та спостереженням за виборами.</text:p>
      <text:p text:style-name="P4">
Source: <text:a xlink:type="simple" xlink:href="https://www.ukrinform.ua/rubric-world/3715334-glava-mzs-finlandii-ne-viklucae-rozpad-obse-cerez-poziciu-rosii-j-bilorusi-sodo-golovuvanna-estonii.html" text:style-name="Internet_20_link" text:visited-style-name="Visited_20_Internet_20_Link">
https://www.ukrinform.ua/rubric-world/3715334-glava-mzs-finlandii-ne-viklucae-rozpad-obse-cerez-poziciu-rosii-j-bilorusi-sodo-golovuvanna-estonii.html</text:a>
</text:p>
      <!--NEWS-->
      <text:h text:style-name="P10" text:outline-level="1">
<text:span text:style-name="T4">
«Лестер» і «Лідс» вилетіли в Чемпіоншип за підсумками сезону 2022/23</text:span>
</text:h>
      <text:p text:style-name="P4">
Authors: Ukrinform (Person)</text:p>
      <text:p text:style-name="P4">
Publisher: Укринформ (Organization)</text:p>
      <text:p text:style-name="P4">
Published Time: 2023-05-28T-47:59:34+03:00</text:p>
      <text:p text:style-name="P4">
Modified Time: 2023-05-28T20:59:34+03:00</text:p>
      <text:p text:style-name="P4">
Description: «Лестер» та «Лідс» вилетіли з Англійської Прем'єр-ліги за підсумками 38-го туру. — Укрінформ.</text:p>
      <text:p text:style-name="P4">
Images: ['<text:a xlink:type="simple" xlink:href="https://static.ukrinform.com/photos/2023_05/thumb_files/630_360_1685296712-605.jpg" text:style-name="Internet_20_link" text:visited-style-name="Visited_20_Internet_20_Link">
630_360_16852...</text:a>
']</text:p>
      <text:p text:style-name="P4">
Tags: ['Футбол', 'АПЛ']</text:p>
      <text:p text:style-name="P4">
Type: Article</text:p>
      <!--METADATA-->
      <text:p text:style-name="P4">
<draw:frame draw:style-name="fr1" draw:name="Image40" text:anchor-type="as-char" svg:width="6.9236in" svg:height="3.956343in" draw:z-index="0">
<draw:image xlink:href="../Images/yкринформ/2023-05-28T-47-59-34-03-00/630_360_1685296712-605.jpg" xlink:type="simple" xlink:show="embed" xlink:actuate="onLoad" draw:mime-type="image/jpeg"/>
</draw:frame>
 «Лестер»та «Лідс» вилетіли з Англійської Прем'єр-ліги за підсумками 38-го туру.</text:p>
      <text:p text:style-name="P4">
«Лідс» поступився «Тоттенгему» (1:4) та залишився на 19-му місці, а «Лестер»переміг «Вест Гем» (2:1), але цього не вистачило, щоб обійти 17-й «Евертон»,який в паралельному матчі здолав «Борнмут» (1:0), передає Укрінформ.</text:p>
      <text:p text:style-name="P4">
Третьою командою що вилетіла два тижні тому став «Саутгемптон».</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Шахтар» розгромив «Дніпро-1» і достроково став чемпіономУПЛ </text:a>
</text:p>
      <text:p text:style-name="P4">
Як повідомлялося, чемпіоном АПЛ став «Манчестер Сіті».</text:p>
      <text:p text:style-name="P4">
Фото: Getty Images</text:p>
      <text:p text:style-name="P4">
Source: <text:a xlink:type="simple" xlink:href="https://www.ukrinform.ua/rubric-sports/3715332-lester-i-lids-viletili-v-cempionsip-za-pidsumkami-sezonu-202223.html" text:style-name="Internet_20_link" text:visited-style-name="Visited_20_Internet_20_Link">
https://www.ukrinform.ua/rubric-sports/3715332-lester-i-lids-viletili-v-cempionsip-za-pidsumkami-sezonu-202223.html</text:a>
</text:p>
      <!--NEWS-->
      <text:h text:style-name="P10" text:outline-level="1">
<text:span text:style-name="T4">
Війська РФ обстріляли Куп'янський район Харківщини, є поранена</text:span>
</text:h>
      <text:p text:style-name="P4">
Authors: Ukrinform (Person)</text:p>
      <text:p text:style-name="P4">
Publisher: Укринформ (Organization)</text:p>
      <text:p text:style-name="P4">
Published Time: 2023-05-28T-49:48:54+03:00</text:p>
      <text:p text:style-name="P4">
Modified Time: 2023-05-28T20:48:54+03:00</text:p>
      <text:p text:style-name="P4">
Description: Російські війська в неділю, 28 травня, вдарили з артилерії по населених пунктах Куп'янського району Харківської області, поранивши мирну жительку та спричинивши кілька пожеж. — Укрінформ.</text:p>
      <text:p text:style-name="P4">
Images: ['<text:a xlink:type="simple" xlink:href="https://static.ukrinform.com/photos/2023_05/thumb_files/630_360_1685295967-660.jpg" text:style-name="Internet_20_link" text:visited-style-name="Visited_20_Internet_20_Link">
630_360_16852...</text:a>
']</text:p>
      <text:p text:style-name="P4">
Tags: ['Обстріл', 'Поранені', 'Харківщина', 'Війна з Росією']</text:p>
      <text:p text:style-name="P4">
Type: Article</text:p>
      <!--METADATA-->
      <text:p text:style-name="P4">
<draw:frame draw:style-name="fr1" draw:name="Image41" text:anchor-type="as-char" svg:width="6.9236in" svg:height="3.956343in" draw:z-index="0">
<draw:image xlink:href="../Images/yкринформ/2023-05-28T-49-48-54-03-00/630_360_1685295967-660.jpg" xlink:type="simple" xlink:show="embed" xlink:actuate="onLoad" draw:mime-type="image/jpeg"/>
</draw:frame>
 Російськівійська в неділю, 28 травня, вдарили з артилерії по населених пунктахКуп'янського району Харківської області, поранивши мирну жительку таспричинивши кілька пожеж.</text:p>
      <text:p text:style-name="P4">
Як передає Укрінформ, про це Головне управління Державної служби знадзвичайних ситуацій у Харківській області повідомило у <text:a xlink:type="simple" xlink:href="http://www.facebook.com/DSNSKHARKIV/posts/pfbid0rCpUfUQrz5Toy8JtaBaRXbudEEm1PGkFPiNKC4K2PeTNjkkbHUYWdMZbLogryVMLl" text:style-name="Internet_20_link" text:visited-style-name="Visited_20_Internet_20_Link">
 Фейсбуці</text:a>
.</text:p>
      <text:p text:style-name="P4">
За даними ДСНС, удень 28 травня район зазнав від загарбників інтенсивнихартилерійських обстрілів.</text:p>
      <text:p text:style-name="P4">
Влучання ворожих снарядів відбулося, зокрема, у приватний сектор селаПетропавлівка, унаслідок чого загорілися дві господарчі споруди на загальнійплощі 60 квадратних метрів. Станом на цей час пожежі ліквідовані.</text:p>
      <text:p text:style-name="P4">
Під ворожий удар потрапив також приватний сектор села Кучерівка. Уламковіпоранення дістала місцева жителька 1949 року народження.</text:p>
      <text:p text:style-name="P4">
<text:span text:style-name="T4">
Читайте також:</text:span>
 <text:a xlink:type="simple" xlink:href="https://www.ukrinform.ua/rubric-ato/3715328-rosiani-za-den-pat-raziv-obstrilali-prikordonna-sumsini-ta-cernigivsini.html" text:style-name="Internet_20_link" text:visited-style-name="Visited_20_Internet_20_Link">
 Росіяни за день п'ять разів <text:span text:style-name="T4">
обстріл</text:span>
 яли прикордонняСумщини та Чернігівщини </text:a>
</text:p>
      <text:p text:style-name="P4">
Як повідомляв Укрінформ, минулої доби <text:a xlink:type="simple" xlink:href="https://www.ukrinform.ua/rubric-regions/3715138-rosiani-za-dobu-obstrilali-tri-rajoni-harkivsini-zaginuli-dvoe-civilnih.html" text:style-name="Internet_20_link" text:visited-style-name="Visited_20_Internet_20_Link">
 російських обстрілів зазнали</text:a>
 прикордонні населені пунктитрьох районів Харківської області, зокрема Куп’янського. Серед мирногонаселення є загиблі.</text:p>
      <text:p text:style-name="P4">
Source: <text:a xlink:type="simple" xlink:href="https://www.ukrinform.ua/rubric-ato/3715330-vijska-rf-obstrilali-kupanskij-rajon-harkivsini-e-poranena.html" text:style-name="Internet_20_link" text:visited-style-name="Visited_20_Internet_20_Link">
https://www.ukrinform.ua/rubric-ato/3715330-vijska-rf-obstrilali-kupanskij-rajon-harkivsini-e-poranena.html</text:a>
</text:p>
      <!--NEWS-->
      <text:h text:style-name="P10" text:outline-level="1">
<text:span text:style-name="T4">
Резніков прокоментував публікацію про невиконання мільярдних контрактів імпортерами зброї</text:span>
</text:h>
      <text:p text:style-name="P4">
Authors: Ukrinform (Person)</text:p>
      <text:p text:style-name="P4">
Publisher: Укринформ (Organization)</text:p>
      <text:p text:style-name="P4">
Published Time: 2023-05-28T-51:43:00+03:00</text:p>
      <text:p text:style-name="P4">
Modified Time: 2023-05-28T20:43:00+03:00</text:p>
      <text:p text:style-name="P4">
Description: Багато контрактів, за невиконання яких Міністерство оборони України судиться з українськими компаніями, не були виконані не з вини цих компаній і не є сумнівними. — Укрінформ.</text:p>
      <text:p text:style-name="P4">
Images: ['<text:a xlink:type="simple" xlink:href="https://static.ukrinform.com/photos/2023_04/thumb_files/630_360_1682673653-649.jpg" text:style-name="Internet_20_link" text:visited-style-name="Visited_20_Internet_20_Link">
630_360_16826...</text:a>
']</text:p>
      <text:p text:style-name="P4">
Tags: ['Міноборони', 'Скандал', 'Зброя', 'Резніков']</text:p>
      <text:p text:style-name="P4">
Type: Article</text:p>
      <!--METADATA-->
      <text:p text:style-name="P4">
<draw:frame draw:style-name="fr1" draw:name="Image42" text:anchor-type="as-char" svg:width="6.9236in" svg:height="3.956343in" draw:z-index="0">
<draw:image xlink:href="../Images/yкринформ/2023-05-28T-51-43-00-03-00/630_360_1682673653-649.jpg" xlink:type="simple" xlink:show="embed" xlink:actuate="onLoad" draw:mime-type="image/jpeg"/>
</draw:frame>
 Багатоконтрактів, за невиконання яких Міністерство оборони України судиться зукраїнськими компаніями, не були виконані не з вини цих компаній і не єсумнівними.</text:p>
      <text:p text:style-name="P4">
Як повідомляє кореспондент Укрінформу, про це заявив міністр оборони УкраїниОлексій Резніков в ефірі телемарафону "Єдині новини", коментуючи розслідуванняодного із українських ЗМІ щодо виведення коштів з України державнимиімпортерами зброї.</text:p>
      <text:p text:style-name="P4">
"Контракти укладалися в кінці лютого та березня, просто згадайте ті умови. Микупляли все, що було можливо. Ті ж самі постачальники домовлялися з продавцямизброї та амуніції по всьому світу, але на ринку, як з'ясувалося, не всі людипорядні. І їх контрагенти виявились не порядними, або в деяких країнахобмежили видачу ліцензій. Тому багато тих контрактів, по яких є заборгованістьчи дебіторська заборгованість, вони не є сумнівними. Ми зобов'язані подати наних в суд, і ми маємо позитивні рішення по тих судах, але вони в свою чергусудяться зі своїми контрагентами в тих інших країнах, примушуючи їх виконатиконтракти і поставити або снаряди або <text:a xlink:type="simple" xlink:href="https://www.ukrinform.ua/tag-zbroa" text:style-name="Internet_20_link" text:visited-style-name="Visited_20_Internet_20_Link">
 зброю </text:a>
 ", - сказав він.</text:p>
      <text:p text:style-name="P4">
Резніков додав, що Міноборони судиться не лише із українськими компаніями, а йз іноземними компаніями-постачальниками, які не виконують свої контракти.</text:p>
      <text:p text:style-name="P4">
За його словами, міністерство поверне всі свої гроші, сплачені за цимиконтрактами, у вигляді зброї.</text:p>
      <text:p text:style-name="P4">
<text:span text:style-name="T4">
Читайте також:</text:span>
 <text:a xlink:type="simple" xlink:href="https://www.ukrinform.ua/rubric-ato/3715305-ukrainski-vijskovi-vikoristovuut-storm-shadow-zi-100-rezultatom-reznikov.html" text:style-name="Internet_20_link" text:visited-style-name="Visited_20_Internet_20_Link">
 Українські військові використовують Storm Shadow зі 100%результатом - <text:span text:style-name="T4">
Резніков</text:span>
 </text:a>
</text:p>
      <text:p text:style-name="P4">
Як повідомлялося, "Українська правда" 25 травня опублікувала розслідування уякому йдеться про те, що українські державні компанії, які займаютьсяміжнародними закупками зброї, у 2022 році отримали мільярди гривень законтрактами Міноборони і не виконали поставки. За даними журналістів, станомна 23 травня 2023 року у судовому реєстрі є щонайменше 30 позовів відміністерства до підрядників, які не виконали свої контракти.</text:p>
      <text:p text:style-name="P4">
Source: <text:a xlink:type="simple" xlink:href="https://www.ukrinform.ua/rubric-ato/3715327-reznikov-prokomentuvav-publikaciu-pro-nevikonanna-milardnih-kontraktiv-importerami-zbroi.html" text:style-name="Internet_20_link" text:visited-style-name="Visited_20_Internet_20_Link">
https://www.ukrinform.ua/rubric-ato/3715327-reznikov-prokomentuvav-publikaciu-pro-nevikonanna-milardnih-kontraktiv-importerami-zbroi.html</text:a>
</text:p>
      <!--NEWS-->
      <text:h text:style-name="P10" text:outline-level="1">
<text:span text:style-name="T4">
У Греції склав присягу новий парламент, який розпустять за дві доби</text:span>
</text:h>
      <text:p text:style-name="P4">
Authors: Ukrinform (Person)</text:p>
      <text:p text:style-name="P4">
Publisher: Укринформ (Organization)</text:p>
      <text:p text:style-name="P4">
Published Time: 2023-05-28T-53:33:00+03:00</text:p>
      <text:p text:style-name="P4">
Modified Time: 2023-05-28T20:33:00+03:00</text:p>
      <text:p text:style-name="P4">
Description: У Греції 300 депутатів парламенту, обраних унаслідок виборів, що відбулися в країні на минулих вихідних, склали присягу в неділю, 28 травня. — Укрінформ.</text:p>
      <text:p text:style-name="P4">
Images: ['<text:a xlink:type="simple" xlink:href="https://static.ukrinform.com/photos/2023_05/thumb_files/630_360_1685295121-327.jpg" text:style-name="Internet_20_link" text:visited-style-name="Visited_20_Internet_20_Link">
630_360_16852...</text:a>
']</text:p>
      <text:p text:style-name="P4">
Tags: ['Греція', 'Парламент', 'Вибори']</text:p>
      <text:p text:style-name="P4">
Type: Article</text:p>
      <!--METADATA-->
      <text:p text:style-name="P4">
<draw:frame draw:style-name="fr1" draw:name="Image43" text:anchor-type="as-char" svg:width="6.9236in" svg:height="3.956343in" draw:z-index="0">
<draw:image xlink:href="../Images/yкринформ/2023-05-28T-53-33-00-03-00/630_360_1685295121-327.jpg" xlink:type="simple" xlink:show="embed" xlink:actuate="onLoad" draw:mime-type="image/jpeg"/>
</draw:frame>
 У Греції300 депутатів парламенту, обраних унаслідок виборів, що відбулися в країні наминулих вихідних, склали присягу в неділю, 28 травня.</text:p>
      <text:p text:style-name="P4">
Як передає Укрінформ, про це повідомляє <text:a xlink:type="simple" xlink:href="https://www.ekathimerini.com/news/1212111/new-parliament-sworn-in-to-be-dissolved-almost-immediately/" text:style-name="Internet_20_link" text:visited-style-name="Visited_20_Internet_20_Link">
 Ekathimerini</text:a>
 .</text:p>
      <text:p text:style-name="P4">
Новий <text:a xlink:type="simple" xlink:href="https://www.ukrinform.ua/tag-parlament" text:style-name="Internet_20_link" text:visited-style-name="Visited_20_Internet_20_Link">
 парламент </text:a>
 , у якому жоднапартія не отримала більшості, обере спікера та віцеспікер у понеділок.</text:p>
      <text:p text:style-name="P4">
Потім він буде розпущений президентським указом у понеділок або вівторок, анові вибори будуть оголошені на 25 червня.</text:p>
      <text:p text:style-name="P4">
Зазначається, що нові вибори проходитимуть відповідно до нового Закону «Провибори», який передбачає бонус для переможця.</text:p>
      <text:p text:style-name="P4">
Поріг голосування, необхідний для того, щоб партія-переможець отрималазагальну більшість, буде змінюватися залежно від кількості партій,представлених у парламенті, а також від частки голосів, отриманих меншимипартіями.</text:p>
      <text:p text:style-name="P4">
<text:span text:style-name="T4">
Читайте також:</text:span>
 <text:a xlink:type="simple" xlink:href="https://www.ukrinform.ua/rubric-economy/3714973-grecia-ta-ugorsina-blokuut-novij-paket-sankcij-proti-rf.html" text:style-name="Internet_20_link" text:visited-style-name="Visited_20_Internet_20_Link">
 Греція та Угорщина блокують новий пакет санкцій проти РФ</text:a>
</text:p>
      <text:p text:style-name="P4">
Чим більше партій оберуть депутатів і чим більший буде розкид голосів, тимвищим буде прохідний бар’єр.</text:p>
      <text:p text:style-name="P4">
Як повідомляв Укрінформ, у неділю, 21 травня, <text:a xlink:type="simple" xlink:href="https://www.ukrinform.ua/rubric-world/3712140-u-grecii-prohodat-parlamentski-vibori.html" text:style-name="Internet_20_link" text:visited-style-name="Visited_20_Internet_20_Link">
 у Греції відбулисяпарламентські вибори </text:a>
 . Згідно з підрахунком майже всіх голосів,<text:a xlink:type="simple" xlink:href="https://www.ukrinform.ua/rubric-world/3712456-u-grecii-na-viborah-do-parlamentu-peremagae-pravlaca-partia.html" text:style-name="Internet_20_link" text:visited-style-name="Visited_20_Internet_20_Link">
 партія «Нова демократія» </text:a>
 набирає 40,78% (145 з 300 місць).</text:p>
      <text:p text:style-name="P4">
Через день після парламентських виборів не вдалося сформувати однопартійнийуряд, тому можливе нове голосування, під час якого партія-переможниця «Новадемократія» прагне досягти того, щоб керувати країною самостійно.</text:p>
      <text:p text:style-name="P4">
<text:span text:style-name="T5">
Фото: INTIME</text:span>
</text:p>
      <text:p text:style-name="P4">
Source: <text:a xlink:type="simple" xlink:href="https://www.ukrinform.ua/rubric-world/3715326-u-grecii-sklav-prisagu-novij-parlament-akij-rozpustat-za-dvi-dobi.html" text:style-name="Internet_20_link" text:visited-style-name="Visited_20_Internet_20_Link">
https://www.ukrinform.ua/rubric-world/3715326-u-grecii-sklav-prisagu-novij-parlament-akij-rozpustat-za-dvi-dobi.html</text:a>
</text:p>
      <!--NEWS-->
      <text:h text:style-name="P10" text:outline-level="1">
<text:span text:style-name="T4">
Росіяни за день п'ять разів обстріляли прикордоння Сумщини та Чернігівщини</text:span>
</text:h>
      <text:p text:style-name="P4">
Authors: Ukrinform (Person)</text:p>
      <text:p text:style-name="P4">
Publisher: Укринформ (Organization)</text:p>
      <text:p text:style-name="P4">
Published Time: 2023-05-28T-55:20:00+03:00</text:p>
      <text:p text:style-name="P4">
Modified Time: 2023-05-28T20:20:00+03:00</text:p>
      <text:p text:style-name="P4">
Description: Російські війська з 11:00 до 17:00 неділі, 28 травня, п'ять разів обстріляли прикордонні території Сумської та Чернігівської областей, здійснивши загалом понад 30 влучань з мінометів і артилерії.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Чернігівщина', 'Війна з Росією']</text:p>
      <text:p text:style-name="P4">
Type: Article</text:p>
      <!--METADATA-->
      <text:p text:style-name="P4">
<draw:frame draw:style-name="fr1" draw:name="Image44" text:anchor-type="as-char" svg:width="6.9236in" svg:height="3.956343in" draw:z-index="0">
<draw:image xlink:href="../Images/yкринформ/2023-05-28T-55-20-00-03-00/630_360_1669987737-966.jpg" xlink:type="simple" xlink:show="embed" xlink:actuate="onLoad" draw:mime-type="image/jpeg"/>
</draw:frame>
 Російськівійська з 11:00 до 17:00 неділі, 28 травня, п'ять разів обстріляли прикордоннітериторії Сумської та Чернігівської областей, здійснивши загалом понад 30влучань з мінометів і артилерії.</text:p>
      <text:p text:style-name="P4">
Як передає Укрінформ, про це оперативне командування "Північ" повідомило в <text:a xlink:type="simple" xlink:href="https://t.me/ok_pivnich1/2877" text:style-name="Internet_20_link" text:visited-style-name="Visited_20_Internet_20_Link">
Телеграмі</text:a>
.</text:p>
      <text:p text:style-name="P4">
Зокрема, з 11:00 до 11:40 у районі села Карповичі відбулися 14 влучань,імовірно, з мінометів 120-міліметрового калібру.</text:p>
      <text:p text:style-name="P4">
З 12:20 до 12:30 у районі Мурав'їв зафіксовані три <text:a xlink:type="simple" xlink:href="https://www.ukrinform.ua/tag-obstril" text:style-name="Internet_20_link" text:visited-style-name="Visited_20_Internet_20_Link">
 влучання</text:a>
 , імовірно, зі ствольної артилерії. З12:25 до 12:45 загарбники здійснили п'ять влучань, імовірно, з такої ж зброї врайоні Нововасилівки, з 14:00 до 14:30 — ще дев'ять у районі Тимоновичів.</text:p>
      <text:p text:style-name="P4">
З 16:25 до 17:00 відбулися п'ять влучань, імовірно, з міномета120-міліметрового калібру в районі Залізного Мосту.</text:p>
      <text:p text:style-name="P4">
<text:span text:style-name="T4">
Читайте також:</text:span>
 <text:a xlink:type="simple" xlink:href="https://www.ukrinform.ua/rubric-ato/3715318-vorog-atakuvav-dnipropetrovsinu-z-vazkoi-artilerii.html" text:style-name="Internet_20_link" text:visited-style-name="Visited_20_Internet_20_Link">
 Ворог <text:span text:style-name="T4">
обстріл</text:span>
 яв Дніпропетровщину з важкої артилерії</text:a>
</text:p>
      <text:p text:style-name="P4">
Інформація про втрати серед місцевого населення чи пошкодження цивільноїінфраструктури у жодному з випадків не надходила.</text:p>
      <text:p text:style-name="P4">
Як повідомляв Укрінформ, з 2:00 до 9:30 28 травня російська армія п'ять разіватакувала з мінометів прикордоння Сумської та Чернігівської областей,випустивши майже 20 боєприпасів.</text:p>
      <text:p text:style-name="P4">
Source: <text:a xlink:type="simple" xlink:href="https://www.ukrinform.ua/rubric-ato/3715328-rosiani-za-den-pat-raziv-obstrilali-prikordonna-sumsini-ta-cernigivsini.html" text:style-name="Internet_20_link" text:visited-style-name="Visited_20_Internet_20_Link">
https://www.ukrinform.ua/rubric-ato/3715328-rosiani-za-den-pat-raziv-obstrilali-prikordonna-sumsini-ta-cernigivsini.html</text:a>
</text:p>
      <!--NEWS-->
      <text:h text:style-name="P10" text:outline-level="1">
<text:span text:style-name="T4">
Сили оборони за добу відбили 18 атак ворога</text:span>
</text:h>
      <text:p text:style-name="P4">
Authors: Ukrinform (Person)</text:p>
      <text:p text:style-name="P4">
Publisher: Укринформ (Organization)</text:p>
      <text:p text:style-name="P4">
Published Time: 2023-05-28T-58:58:00+03:00</text:p>
      <text:p text:style-name="P4">
Modified Time: 2023-05-28T19:58:00+03:00</text:p>
      <text:p text:style-name="P4">
Description: Російські війська продовжують зосереджувати основні зусилля на спробах повного захоплення Луганської та Донецької областей, протягом доби Сили оборони відбили 18 ворожих атак. — Укрінформ.</text:p>
      <text:p text:style-name="P4">
Images: ['<text:a xlink:type="simple" xlink:href="https://static.ukrinform.com/photos/2022_09/thumb_files/630_360_1663735718-305.jpg" text:style-name="Internet_20_link" text:visited-style-name="Visited_20_Internet_20_Link">
630_360_16637...</text:a>
']</text:p>
      <text:p text:style-name="P4">
Tags: ['Генштаб', 'ЗСУ', 'Війна з Росією']</text:p>
      <text:p text:style-name="P4">
Type: Article</text:p>
      <!--METADATA-->
      <text:p text:style-name="P4">
<draw:frame draw:style-name="fr1" draw:name="Image45" text:anchor-type="as-char" svg:width="6.9236in" svg:height="3.956343in" draw:z-index="0">
<draw:image xlink:href="../Images/yкринформ/2023-05-28T-58-58-00-03-00/630_360_1663735718-305.jpg" xlink:type="simple" xlink:show="embed" xlink:actuate="onLoad" draw:mime-type="image/jpeg"/>
</draw:frame>
 Російськівійська продовжують зосереджувати основні зусилля на спробах повногозахоплення Луганської та Донецької областей, протягом доби Сили оборонивідбили 18 ворожих атак.</text:p>
      <text:p text:style-name="P4">
Як передає Укрінформ, про це Генеральний штаб Збройних сил України повідомив у<text:a xlink:type="simple" xlink:href="http://www.facebook.com/GeneralStaff.ua/posts/pfbid0Su1tscfRnjvhQsNoBi81vsCNc5mLTzcJynPLHK1h1SUFQqYCgmESypCN5Ra4fZHsl" text:style-name="Internet_20_link" text:visited-style-name="Visited_20_Internet_20_Link">
 Фейсбуці</text:a>
, оприлюднивши оперативну інформацію станом на 18:00 28 травня.</text:p>
      <text:p text:style-name="P4">
Згідно з даними Генштабу, загалом за добу українська авіація завдала 13 ударівпо районах зосередження особового складу та військової техніки загарбників, атакож два — по зенітно-ракетних комплексах ворога.</text:p>
      <text:p text:style-name="P4">
Підрозділи ракетних військ й артилерії ЗСУ зі свого боку уразили три районизосередження озброєння та військової техніки, зенітно-ракетний комплекс С-300,три пункти управління та склад боєприпасів росіян.</text:p>
      <text:p text:style-name="P4">
Російська армія загалом протягом доби здійснила 91 авіаційний удар та близько25 обстрілів з реактивних систем залпового вогню по позиціях Сил оборони інаселених пунктах.</text:p>
      <text:p text:style-name="P4">
У Генштабі застерігають: імовірність здійснення загарбниками ракетних йавіаційних ударів залишається високою по всій території України.</text:p>
      <text:p text:style-name="P4">
На <text:span text:style-name="T4">
Волинському</text:span>
 та <text:span text:style-name="T4">
Поліському</text:span>
 напрямках оперативна обстановка змін незазнала, ознаки формування наступальних угруповань ворога не виявлені.</text:p>
      <text:p text:style-name="P4">
На <text:span text:style-name="T4">
Сіверському</text:span>
 та <text:span text:style-name="T4">
Слобожанському</text:span>
 напрямках Російська Федераціяпродовжує зберігати військову присутність у прикордонних з Україною районах.</text:p>
      <text:p text:style-name="P4">
Біля Кіндратівки, Басівки, Могриці, Миропілля й Славгорода Сумської області, атакож Плетенівки й Вовчанських Хуторів Харківської області протягом добиросіяни завдавали авіаційних ударів.</text:p>
      <text:p text:style-name="P4">
З мінометів і артилерії ворог бив по Карповичах, Тимоновичах, Залізному Мостуі Мурав’ях Чернігівської області, Нововасилівці, Середині-Буді, Прогресу,Дем’янівці й Манухівці Сумської області, а також по Липцях, Гатищу,Плетенівці, Вовчанську, Малій Вовчій і Бударках Харківської області.</text:p>
      <text:p text:style-name="P4">
На <text:span text:style-name="T4">
Куп’янському</text:span>
 напрямку протягом доби війська РФ вели безуспішнінаступальні дії в районі Масютівки Харківської області. Авіаційного ударузагарбники завдали в районі Кислівки Харківської області.</text:p>
      <text:p text:style-name="P4">
Від артилерійських і мінометних ударів ворога потерпали Колодязне, КраснеПерше, Фиголівка, Новомлинськ, Дворічна, Западне, Масютівка, Кислівка йБерестове Харківської області.</text:p>
      <text:p text:style-name="P4">
На <text:span text:style-name="T4">
Лиманському</text:span>
 напрямку протягом доби наступальних дій російська армія непроводила, натомість атакувала з авіації райони Ягідного Харківської області,Сергіївки й Білогорівки Луганської області, Іванівки, Спірного, Рай-Олександрівки та Веселого Донецької області. Артилерійських обстрілів відросіян зазнали Невське й Білогорівка Луганської області, Торське,Верхньокам’янське та Спірне Донецької області.</text:p>
      <text:p text:style-name="P4">
На <text:span text:style-name="T4">
Бахмутському</text:span>
 напрямку протягом доби російські війська вели безуспішнінаступальні дії у районі, що північно-східніше від Оріхово-Василівки, а такожу напрямку Іванівського.</text:p>
      <text:p text:style-name="P4">
У районі Предтечиного, Білої Гори, Курдюмівки, Нью-Йорка та ЯблунівкиДонецької області загарбники завдавали авіаційних ударів. Від ворожихобстрілів постраждали Василівка, Привілля, Оріхово-Василівка, Григорівка,Богданівка, Часів Яр, Іванівське, Ступочки, Предтечине, Костянтинівка таПівнічне Донецької області.</text:p>
      <text:p text:style-name="P4">
На <text:span text:style-name="T4">
Авдіївському</text:span>
 напрямку російські війська наступальних дій не проводили.Натомість били з авіації по районах Авдіївки, Водяного і Первомайського, зартилерії обстрілювали Авдіївку, Первомайське та Карлівку Донецької області.</text:p>
      <text:p text:style-name="P4">
На <text:span text:style-name="T4">
Мар’їнському</text:span>
 напрямку українські захисники відбили 12 ворожих атак урайоні Мар’їнки. Туди ж загарбники завдали авіаційного удару. Ворожихобстрілів зазнала також Побєда Донецької області.</text:p>
      <text:p text:style-name="P4">
На <text:span text:style-name="T4">
Шахтарському</text:span>
 напрямку росіяни здійснили авіаудар у районі Вугледара,обстрілювали Парасковіївку, Новомихайлівку, Вугледар, Новоукраїнку,Пречистівку та Шахтарське.</text:p>
      <text:p text:style-name="P4">
На <text:span text:style-name="T4">
Запорізькому</text:span>
 і <text:span text:style-name="T4">
Херсонському</text:span>
 напрямках загарбники продовжують вестиоборонні дії. Ворожих обстрілів зазнали Времівка й Новопіль Донецької області,Ольгівське, Гуляйполе, Мала Токмачка, Новоданилівка, Оріхів, Новоандріївка,Малі Щербаки і Степногріськ Запорізької області, Херсон, Золота Балка,Михайлівка, Веселе, Козацьке, Миколаївка, Львове, Іванівка, Антонівка,Дніпровське й Кізомис Херсонської області.</text:p>
      <text:p text:style-name="P4">
У тимчасово захопленому Нижньосірогозькому районі Херсонської області триваєпримусова паспортизація громадян України. За інформацією Генштабу, російськізагарбники постійно тиснуть на місцевих жителів, погрожують їм, зокрема,депортацією.</text:p>
      <text:p text:style-name="P4">
Встановлено, що в разі відмови від отримання документів російського зразкагромадянам з українським паспортом, водійським посвідченням і технічнимпаспортом на транспортний засіб загарбники погрожують конфіскацією.</text:p>
      <text:p text:style-name="P4">
<text:span text:style-name="T4">
Читайте також:</text:span>
 <text:a xlink:type="simple" xlink:href="https://www.ukrinform.ua/rubric-ato/3715305-ukrainski-vijskovi-vikoristovuut-storm-shadow-zi-100-rezultatom-reznikov.html" text:style-name="Internet_20_link" text:visited-style-name="Visited_20_Internet_20_Link">
 Українські військові використовують Storm Shadow зі 100%результатом - <text:span text:style-name="T4">
Резніков</text:span>
 </text:a>
</text:p>
      <text:p text:style-name="P4">
Як повідомляв Укрінформ, у ніч на 28 травня російська армія вкотре атакувалаУкраїну безпілотниками типу Shahed. <text:a xlink:type="simple" xlink:href="https://www.ukrinform.ua/rubric-ato/3715308-u-genstabi-utocnili-kilkist-zbitih-unoci-droniv-58-iz-59.html" text:style-name="Internet_20_link" text:visited-style-name="Visited_20_Internet_20_Link">
 58 з 59 ворожих дронів</text:a>
 знищили Сили оборони.</text:p>
      <text:p text:style-name="P4">
Source: <text:a xlink:type="simple" xlink:href="https://www.ukrinform.ua/rubric-ato/3715320-sili-oboroni-za-dobu-vidbili-na-shodi-18-atak-voroga.html" text:style-name="Internet_20_link" text:visited-style-name="Visited_20_Internet_20_Link">
https://www.ukrinform.ua/rubric-ato/3715320-sili-oboroni-za-dobu-vidbili-na-shodi-18-atak-voroga.html</text:a>
</text:p>
      <!--NEWS-->
      <text:h text:style-name="P10" text:outline-level="1">
<text:span text:style-name="T4">
Гран-прі Монако-2023: Ферстаппен приїхав першим</text:span>
</text:h>
      <text:p text:style-name="P4">
Authors: Ukrinform (Person)</text:p>
      <text:p text:style-name="P4">
Publisher: Укринформ (Organization)</text:p>
      <text:p text:style-name="P4">
Published Time: 2023-05-28T-60:52:30+03:00</text:p>
      <text:p text:style-name="P4">
Modified Time: 2023-05-28T19:52:30+03:00</text:p>
      <text:p text:style-name="P4">
Description: Алонсо став другим в гонці, Окон – третім. — Укрінформ.</text:p>
      <text:p text:style-name="P4">
Images: ['<text:a xlink:type="simple" xlink:href="https://static.ukrinform.com/photos/2023_05/thumb_files/630_360_1685292630-684.jpg" text:style-name="Internet_20_link" text:visited-style-name="Visited_20_Internet_20_Link">
630_360_16852...</text:a>
']</text:p>
      <text:p text:style-name="P4">
Tags: ['Формула-1']</text:p>
      <text:p text:style-name="P4">
Type: Article</text:p>
      <!--METADATA-->
      <text:p text:style-name="P4">
<draw:frame draw:style-name="fr1" draw:name="Image46" text:anchor-type="as-char" svg:width="6.9236in" svg:height="3.956343in" draw:z-index="0">
<draw:image xlink:href="../Images/yкринформ/2023-05-28T-60-52-30-03-00/630_360_1685292630-684.jpg" xlink:type="simple" xlink:show="embed" xlink:actuate="onLoad" draw:mime-type="image/jpeg"/>
</draw:frame>
 Алонсостав другим в гонці, Окон – третім.</text:p>
      <text:p text:style-name="P4">
28 травня відбулася шоста гонка сезону «Формули-1» – Гран-прі Монако-2023,передає Укрінформ.</text:p>
      <text:p text:style-name="P4">
Перемогу здобув пілот «Ред Булл» Макс Ферстаппен.</text:p>
      <text:p text:style-name="P4">
<text:span text:style-name="T4">
Читайте також:</text:span>
 <text:a xlink:type="simple" xlink:href="https://www.ukrinform.ua/rubric-sports/3702794-formula1-granpri-azerbajdzanu2023-peres-vigrav-gonku.html" text:style-name="Internet_20_link" text:visited-style-name="Visited_20_Internet_20_Link">
 «Формула-1», Гран-прі Азербайджану-2023: Перес вигравгонку </text:a>
</text:p>
      <text:p text:style-name="P4">
Другим став гонщик «Астон Мартін» Фернандо Алонсо, третім - Естебан Окон з«Альпін».</text:p>
      <text:p text:style-name="P4">
Фото: Getty Images</text:p>
      <text:p text:style-name="P4">
Source: <text:a xlink:type="simple" xlink:href="https://www.ukrinform.ua/rubric-sports/3715319-granpri-monako2023-ferstappen-priihav-persim.html" text:style-name="Internet_20_link" text:visited-style-name="Visited_20_Internet_20_Link">
https://www.ukrinform.ua/rubric-sports/3715319-granpri-monako2023-ferstappen-priihav-persim.html</text:a>
</text:p>
      <!--NEWS-->
      <text:h text:style-name="P10" text:outline-level="1">
<text:span text:style-name="T4">
Ворог обстріляв Дніпропетровщину з важкої артилерії</text:span>
</text:h>
      <text:p text:style-name="P4">
Authors: Ukrinform (Person)</text:p>
      <text:p text:style-name="P4">
Publisher: Укринформ (Organization)</text:p>
      <text:p text:style-name="P4">
Published Time: 2023-05-28T-62:51:00+03:00</text:p>
      <text:p text:style-name="P4">
Modified Time: 2023-05-28T19:51:00+03:00</text:p>
      <text:p text:style-name="P4">
Description: Надвечір ворожа армія атакувала з важкої артилерії та дронами-камікадзе Дніпропетровську область. — Укрінформ.</text:p>
      <text:p text:style-name="P4">
Images: ['<text:a xlink:type="simple" xlink:href="https://static.ukrinform.com/photos/2023_05/thumb_files/630_360_1685292505-323.jpg" text:style-name="Internet_20_link" text:visited-style-name="Visited_20_Internet_20_Link">
630_360_16852...</text:a>
']</text:p>
      <text:p text:style-name="P4">
Tags: ['Дніпропетровщина', 'Обстріл', 'Війна з Росією', 'Артилерія']</text:p>
      <text:p text:style-name="P4">
Type: Article</text:p>
      <!--METADATA-->
      <text:p text:style-name="P4">
<draw:frame draw:style-name="fr1" draw:name="Image47" text:anchor-type="as-char" svg:width="6.9236in" svg:height="3.956343in" draw:z-index="0">
<draw:image xlink:href="../Images/yкринформ/2023-05-28T-62-51-00-03-00/630_360_1685292505-323.jpg" xlink:type="simple" xlink:show="embed" xlink:actuate="onLoad" draw:mime-type="image/jpeg"/>
</draw:frame>
 Надвечірворожа армія атакувала з важкої артилерії та дронами-камікадзеДніпропетровську область.</text:p>
      <text:p text:style-name="P4">
Про це в <text:a xlink:type="simple" xlink:href="https://t.me/mykola_lukashuk/4765"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Надвечір ворог здійснив <text:a xlink:type="simple" xlink:href="https://www.ukrinform.ua/tag-obstril" text:style-name="Internet_20_link" text:visited-style-name="Visited_20_Internet_20_Link">
 обстріл </text:a>
 зіствольної артилерії по території Мирівської громади. На місці працюютьрятувальники", - написав він.</text:p>
      <text:p text:style-name="P4">
Марганецьку громаду окупанти атакували з дрона-камікадзе. Наслідки влучаннязʼясовуються.</text:p>
      <text:p text:style-name="P4">
В інших громадах було спокійно протягом дня.</text:p>
      <text:p text:style-name="P4">
<text:span text:style-name="T4">
Читайте також:</text:span>
 <text:a xlink:type="simple" xlink:href="https://www.ukrinform.ua/rubric-regions/3715138-rosiani-za-dobu-obstrilali-tri-rajoni-harkivsini-zaginuli-dvoe-civilnih.html" text:style-name="Internet_20_link" text:visited-style-name="Visited_20_Internet_20_Link">
 Росіяни за добу <text:span text:style-name="T4">
обстріл</text:span>
 яли три райони Харківщини,загинули двоє цивільних </text:a>
</text:p>
      <text:p text:style-name="P4">
Як повідомляв <text:a xlink:type="simple" xlink:href="https://www.ukrinform.ua/rubric-ato/3715308-u-genstabi-utocnili-kilkist-zbitih-unoci-droniv-58-iz-59.html" text:style-name="Internet_20_link" text:visited-style-name="Visited_20_Internet_20_Link">
 Укрінформ </text:a>
 ,російська армія в ніч на 28 травня запустила по Україні 59 дронів-камікадзеShahed, 58 з них знищили Сили оборони.</text:p>
      <text:p text:style-name="P4">
<text:span text:style-name="T5">
Фото: Микола Лукашук / Телеграм</text:span>
</text:p>
      <text:p text:style-name="P4">
Source: <text:a xlink:type="simple" xlink:href="https://www.ukrinform.ua/rubric-ato/3715318-vorog-atakuvav-dnipropetrovsinu-z-vazkoi-artilerii.html" text:style-name="Internet_20_link" text:visited-style-name="Visited_20_Internet_20_Link">
https://www.ukrinform.ua/rubric-ato/3715318-vorog-atakuvav-dnipropetrovsinu-z-vazkoi-artilerii.html</text:a>
</text:p>
      <!--NEWS-->
      <text:h text:style-name="P10" text:outline-level="1">
<text:span text:style-name="T4">
Президент: Київ пережив усі підлості загарбників, переживе й рашистів</text:span>
</text:h>
      <text:p text:style-name="P4">
Authors: Ukrinform (Person)</text:p>
      <text:p text:style-name="P4">
Publisher: Укринформ (Organization)</text:p>
      <text:p text:style-name="P4">
Published Time: 2023-05-28T-64:42:00+03:00</text:p>
      <text:p text:style-name="P4">
Modified Time: 2023-05-28T19:42:00+03:00</text:p>
      <text:p text:style-name="P4">
Description: Київ та всі наші міста, вся Україна поставить крапку в історії московської деспотії. — Укрінформ.</text:p>
      <text:p text:style-name="P4">
Images: ['<text:a xlink:type="simple" xlink:href="https://static.ukrinform.com/photos/2023_05/thumb_files/630_360_1685292311-653.png" text:style-name="Internet_20_link" text:visited-style-name="Visited_20_Internet_20_Link">
630_360_16852...</text:a>
']</text:p>
      <text:p text:style-name="P4">
Tags: ['Звернення', 'Зеленський', 'Війна з Росією', 'Дрон-камікадзе']</text:p>
      <text:p text:style-name="P4">
Type: Article</text:p>
      <!--METADATA-->
      <text:p text:style-name="P4">
<draw:frame draw:style-name="fr1" draw:name="Image48" text:anchor-type="as-char" svg:width="6.9236in" svg:height="3.956343in" draw:z-index="0">
<draw:image xlink:href="../Images/yкринформ/2023-05-28T-64-42-00-03-00/630_360_1685292311-653.png" xlink:type="simple" xlink:show="embed" xlink:actuate="onLoad" draw:mime-type="image/png"/>
</draw:frame>
 Київ тавсі наші міста, вся Україна поставить крапку в історії московської деспотії.</text:p>
      <text:p text:style-name="P4">
Про це Президент України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text:span text:style-name="T4">
Бажаю здоровʼя, шановні українці!</text:span>
 _</text:p>
      <text:p text:style-name="P4">
Сьогодні наша держава пройшла через одну із найбільших російських атак«Шахедами» – одночасно 54 дрони. Майже всі вони збиті… Майже!.. На жаль, євлучання на Житомирщині. Зробимо все, щоб допомогти, щоб відновити зруйноване.</text:p>
      <text:p text:style-name="P4">
Але все ж більшість руйнувань вдалося відвернути, більшість життів, які моглизабрати ці «Шахеди», вдалося зберегти. Я дякую кожному й кожній, хто цезабезпечив! Зенітні ракетні війська та авіація Повітряних сил, протиповітрянаоборона Сухопутних військ та наші мобільні вогневі групи… Дякую вам, воїни!</text:p>
      <text:p text:style-name="P4">
Під час цієї терористичної атаки кількісно найпотужніший удар був спрямованийсаме проти Київщини. У межах міста Києва та області збито 36 дронів. Саме такРосія відзначає день нашого древнього Києва…</text:p>
      <text:p text:style-name="P4">
За свою історію Київ бачив різні підлості від загарбників. Пережив їх усіх,переживе й рашистів. Жодного з них тут не буде! Київ та всі наші міста, всянаша Україна поставить крапку в історії московської деспотії, яка дуже довго йдуже різним народам несла поневолення. Її не врятують ані «Шахеди», ані будь-які інші засоби терору, які вона принизливо шукає по світу. Бо сила – вона влюдях, вона – у містах, вона – у житті, а коли зневажають і життя, і людей, інайбільш вагомі для культури міста, буде тільки програш для Росії. І навітьсотні «Шахедів» від цього її не врятують. Лише додадуть ганьби Росії.</text:p>
      <text:p text:style-name="P4">
Цими днями ми вітаємо із Днем міста Київ та Олександрію, Сєвєродонецьк, Калуш,Кривий Ріг… Міста неоднакової долі, але однакової нашої поваги. Нашої України.Нашої віри в те, що ми пройдемо цей надзвичайно тяжкий етап історії… Пройдемо,і будуть всі наші міста вільними, а люди – захищеними від будь-якого зла, щоможе загрожувати нашій державі.</text:p>
      <text:p text:style-name="P4">
Сьогодні я хочу подякувати всім нашим людям, які бились і бʼються зарадиУкраїни, – усім нашим воїнам, усім видам Збройних Сил і родам військ, кожнійбригаді, кожному підрозділу. Дякую вам! Усім, хто в бою, усім, хто на бойовихзавданнях, усім, хто на бойових постах!</text:p>
      <text:p text:style-name="P4">
І дякую всім, без кого не уявити ефективного опору держави, ефективногозахисту наших міст. Дякую кожному й кожній, хто тренує наших воїнів та хтовідновлює їх після поранень. Хто виробляє й постачає зброю. Хто забезпечуєнашу логістику та звʼязок. Дякую всім, хто забезпечує Україну розвідувальноюінформацією та хто поширює світом правду про війну й російський терор. Дякуюкожному й кожній, хто забезпечує наші рятувальні операції після ворожих ударівта ліквідовує їхні наслідки.</text:p>
      <text:p text:style-name="P4">
Дякую кожному у світі, хто не байдужий і хто хоче перемоги свободи так само які ми.</text:p>
      <text:p text:style-name="P4">
Всі наші енергетики й транспортники. Дякую вам! «Укрзалізниця». Оборонпром.Усі наші волонтери. United24 та амбасадори. Дякую! Наші правоохоронці. Місцевавлада. Працівники, працівниці комунальних підприємств. Наша освіта. Наші діячікультури. Наші історики. Усі, хто зберігає робочі місця, та усі, хто створюєробочі місця – попри все. Наші фермери, працівники нашого агросектору. Нашапромисловість. Айтівці. Наші державні службовці. Наші дипломати. Дякую всім,хто зміцнює нашу оборону, нашу державу, наших людей!</text:p>
      <text:p text:style-name="P4">
Те, що наша столиця вільна, те, що наші міста захищаються – захищаютьсядостойно, те, що ми звільнимо кожне нині окуповане місто – усе це заслугабагатьох людей. Усіх, хто воює й працює заради України. Це заслуга нашогомогутнього народу, який уміє робити історичні речі. Коли обʼєднаний. Колиусвідомлює свою силу. Коли нічого не пробачає ворогові. І коли надихає увесьсвіт.</text:p>
      <text:p text:style-name="P4">
Ідемо вперед, поки не звільнимо всю нашу, українську землю… Боронимо кожнемісто… Дбаємо одне про одного й памʼятаємо про всіх наших людей, яких ми маємоповернути додому, до своїх міст і сіл із російської неволі.</text:p>
      <text:p text:style-name="P4">
_<text:span text:style-name="T4">
Слава нашому прекрасному народу!</text:span>
 _</text:p>
      <text:p text:style-name="P4">
_<text:span text:style-name="T4">
Слава всім, хто дбає про нашу державу!</text:span>
 _</text:p>
      <text:p text:style-name="P4">
_<text:span text:style-name="T4">
Слава Україні!</text:span>
 _</text:p>
      <text:p text:style-name="P4">
<text:span text:style-name="T5">
Фото: ОП</text:span>
</text:p>
      <text:p text:style-name="P4">
Source: <text:a xlink:type="simple" xlink:href="https://www.ukrinform.ua/rubric-ato/3715314-prezident-kiiv-pereziv-usi-pidlosti-zagarbnikiv-perezive-j-rasistiv.html" text:style-name="Internet_20_link" text:visited-style-name="Visited_20_Internet_20_Link">
https://www.ukrinform.ua/rubric-ato/3715314-prezident-kiiv-pereziv-usi-pidlosti-zagarbnikiv-perezive-j-rasistiv.html</text:a>
</text:p>
      <!--NEWS-->
      <text:h text:style-name="P10" text:outline-level="1">
<text:span text:style-name="T4">
Ердоган перемагає на президентських виборах у Туреччині – попередні дані</text:span>
</text:h>
      <text:p text:style-name="P4">
Authors: Ukrinform (Person)</text:p>
      <text:p text:style-name="P4">
Publisher: Укринформ (Organization)</text:p>
      <text:p text:style-name="P4">
Published Time: 2023-05-28T-66:35:00+03:00</text:p>
      <text:p text:style-name="P4">
Modified Time: 2023-05-28T19:35:00+03:00</text:p>
      <text:p text:style-name="P4">
Description: У другому турі виборів президента Туреччини, після опрацювання бюлетенів з 95.24% виборчих урн лідирує Ердоган. — Укрінформ.</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Президент', 'Вибори у Туреччині']</text:p>
      <text:p text:style-name="P4">
Type: Article</text:p>
      <!--METADATA-->
      <text:p text:style-name="P4">
<draw:frame draw:style-name="fr1" draw:name="Image49" text:anchor-type="as-char" svg:width="6.9236in" svg:height="3.956343in" draw:z-index="0">
<draw:image xlink:href="../Images/yкринформ/2023-05-28T-66-35-00-03-00/630_360_1660844699-886.jpg" xlink:type="simple" xlink:show="embed" xlink:actuate="onLoad" draw:mime-type="image/jpeg"/>
</draw:frame>
 У другомутурі виборів президента Туреччини, після опрацювання бюлетенів з 95.24%виборчих урн лідирує Ердоган.</text:p>
      <text:p text:style-name="P4">
Про це повідомляє Укрінформ з посиланням на інформагентство <text:a xlink:type="simple" xlink:href="http://secim.aa.com.tr/" text:style-name="Internet_20_link" text:visited-style-name="Visited_20_Internet_20_Link">
 “Анадолу”</text:a>
 , яке отримує дані від Вищої виборчої комісії.</text:p>
      <text:p text:style-name="P4">
Президент Ердоган набрав 52,34%, лідер опозиції Киличдароглу - 47,66%.</text:p>
      <text:p text:style-name="P4">
Лідер опозиції лідирує в окремих провінціях на заході, сході та півдні країни,а також у провінції Анкара. В усіх інших перемогу здобуває чинний президентЕрдоган.</text:p>
      <text:p text:style-name="P4">
Ердоган перемагає у 52 провінціях, Киличдароглу - у 29-ти.</text:p>
      <text:p text:style-name="P4">
За підрахунком результатів другого туру за кордоном, після підрахунку 32,07%голосів перемогу здобуває президент Ердоган з показником 52,34%. КемальКиличдароглу набрав 47,66% Кемаль Киличдароглу лідирує за результатамиголосування в США, Канаді, Австралії, Китаї, Казахстані, Болгарії, Греції,Румунії ПАР, Нігерії та інших країнах; Ердоган - в Норвегії, ФРН, Нідерландах,Франції, Ірані, Іраку, Узбекистані, Лівії, Єгипті, Пакистані, Малайзії таінших. Виборчі бюлетені з окремих країн все ще не враховані.</text:p>
      <text:p text:style-name="P4">
<text:span text:style-name="T4">
Читайте також:</text:span>
 <text:a xlink:type="simple" xlink:href="https://www.ukrinform.ua/rubric-world/3714283-vibori-v-tureccini-na-zakordonnih-dilnicah-zafiksuvali-rekordnu-aktivnist-viborciv.html" text:style-name="Internet_20_link" text:visited-style-name="Visited_20_Internet_20_Link">
 Вибори в Туреччині: на закордонних дільницях зафіксувалирекордну активність виборців </text:a>
</text:p>
      <text:p text:style-name="P4">
Як повідомляв Укрінформ, у другому турі президентських виборів громадяни <text:a xlink:type="simple" xlink:href="https://www.ukrinform.ua/tag-tureccina" text:style-name="Internet_20_link" text:visited-style-name="Visited_20_Internet_20_Link">
Туреччини </text:a>
 обирали між діючимпрезидентом Реджепом Тайїпом Ердоганом та лідером опозиції КемалемКиличдароглу.</text:p>
      <text:p text:style-name="P4">
Source: <text:a xlink:type="simple" xlink:href="https://www.ukrinform.ua/rubric-world/3715311-erdogan-peremagae-na-prezidentskih-viborah-u-tureccini-poperedni-dani.html" text:style-name="Internet_20_link" text:visited-style-name="Visited_20_Internet_20_Link">
https://www.ukrinform.ua/rubric-world/3715311-erdogan-peremagae-na-prezidentskih-viborah-u-tureccini-poperedni-dani.html</text:a>
</text:p>
      <!--NEWS-->
      <text:h text:style-name="P10" text:outline-level="1">
<text:span text:style-name="T4">
Україні необхідно на зиму зміцнити систему ППО - Резніков</text:span>
</text:h>
      <text:p text:style-name="P4">
Authors: Ukrinform (Person)</text:p>
      <text:p text:style-name="P4">
Publisher: Укринформ (Organization)</text:p>
      <text:p text:style-name="P4">
Published Time: 2023-05-28T-70:32:00+03:00</text:p>
      <text:p text:style-name="P4">
Modified Time: 2023-05-28T19:32:00+03:00</text:p>
      <text:p text:style-name="P4">
Description: Україні потрібно до наступної зими зміцнити систему протиповітряної оборони. — Укрінформ.</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Війна з Росією', 'ППО', 'Зима', 'Єдині новини']</text:p>
      <text:p text:style-name="P4">
Type: Article</text:p>
      <!--METADATA-->
      <text:p text:style-name="P4">
<draw:frame draw:style-name="fr1" draw:name="Image50" text:anchor-type="as-char" svg:width="6.9236in" svg:height="3.956343in" draw:z-index="0">
<draw:image xlink:href="../Images/yкринформ/2023-05-28T-70-32-00-03-00/630_360_1677842583-533.jpg" xlink:type="simple" xlink:show="embed" xlink:actuate="onLoad" draw:mime-type="image/jpeg"/>
</draw:frame>
 Україніпотрібно до наступної зими зміцнити систему протиповітряної оборони.</text:p>
      <text:p text:style-name="P4">
Як повідомляє кореспондент Укрінформу, про це міністр оборони України ОлексійРезніков сказав в ефірі телемарафону "Єдині новини".</text:p>
      <text:p text:style-name="P4">
"Сьогодні наша задача накопичувати кількість таких системи. На зиму важливозміцнювати систему ППО, тому що нам треба зробити безпечним наше небо, щобнаші діти ходили в школу, студенти ходили в університети, лікарі лікувалибезпечно в лікарнях і т.д. Ми маємо налагодити безпечне життя нашогонаселення. Це важлива задача і ми нею займаємось", - заявив Резніков.</text:p>
      <text:p text:style-name="P4">
Він додав, що потрібно також захистити не тільки Київ, а і всі великіагломерації в <text:a xlink:type="simple" xlink:href="https://www.ukrinform.ua/tag-ukraina" text:style-name="Internet_20_link" text:visited-style-name="Visited_20_Internet_20_Link">
 Україні </text:a>
 : Харків,Дніпро, Одесу, Львів, Запоріжжя та інші міста.</text:p>
      <text:p text:style-name="P4">
За словами Резнікова, Україна вже вирішила всі базові завдання із налагодженняпоставок певного виду озброєння і має зосередитись на забезпеченні необхідноїкількості системи ППО та інших засобів, необхідних для захисту неба.</text:p>
      <text:p text:style-name="P4">
"Тепер мова йде не про принципове рішення щодо якоїсь системи, а про кількістьтих систем, які будуть забезпечені ракетами. Це також системи радарів,перехоплення, ситуативної обізнаності і т. д.", - пояснив міністр.</text:p>
      <text:p text:style-name="P4">
<text:span text:style-name="T4">
Читайте також:</text:span>
 <text:a xlink:type="simple" xlink:href="https://www.ukrinform.ua/rubric-ato/3714699-zrobimo-vse-dla-svidsogo-postacanna-ukraini-sistem-ppo-prezident.html" text:style-name="Internet_20_link" text:visited-style-name="Visited_20_Internet_20_Link">
 Зробимо все для швидшого постачання Україні систем<text:span text:style-name="T4">
ППО</text:span>
 - Президент </text:a>
</text:p>
      <text:p text:style-name="P4">
Очільник Міноборони зауважив, що окрім надання самих систем ППО Україна такожпостійно порушує питання забезпечення бойового стану цих систем, зокреманадання запасних частин, обслуговування та проведення ремонтів.</text:p>
      <text:p text:style-name="P4">
Як повідомляв Укрінформ, під час засідання контактної групи з питань оборониУкраїни у форматі «Рамштайн», яке відбулось 25 травня, йшлося про зміцненнясистеми протиповітряної та протиракетної оборони України.</text:p>
      <text:p text:style-name="P4">
Source: <text:a xlink:type="simple" xlink:href="https://www.ukrinform.ua/rubric-ato/3715310-ukraini-neobhidno-na-zimu-zmicniti-sistemu-ppo-reznikov.html" text:style-name="Internet_20_link" text:visited-style-name="Visited_20_Internet_20_Link">
https://www.ukrinform.ua/rubric-ato/3715310-ukraini-neobhidno-na-zimu-zmicniti-sistemu-ppo-reznikov.html</text:a>
</text:p>
      <!--NEWS-->
      <text:h text:style-name="P10" text:outline-level="1">
<text:span text:style-name="T4">
У Генштабі уточнили кількість збитих уночі дронів - 58 із 59</text:span>
</text:h>
      <text:p text:style-name="P4">
Authors: Ukrinform (Person)</text:p>
      <text:p text:style-name="P4">
Publisher: Укринформ (Organization)</text:p>
      <text:p text:style-name="P4">
Published Time: 2023-05-28T-72:23:00+03:00</text:p>
      <text:p text:style-name="P4">
Modified Time: 2023-05-28T19:23:00+03:00</text:p>
      <text:p text:style-name="P4">
Description: Російська армія в ніч на 28 травня запустила по Україні 59 дронів-камікадзе Shahed, 58 з них знищили Сили оборони. — Укрінформ.</text:p>
      <text:p text:style-name="P4">
Images: ['<text:a xlink:type="simple" xlink:href="https://static.ukrinform.com/photos/2022_09/thumb_files/630_360_1663950257-687.jpg" text:style-name="Internet_20_link" text:visited-style-name="Visited_20_Internet_20_Link">
630_360_16639...</text:a>
']</text:p>
      <text:p text:style-name="P4">
Tags: ['Генштаб', 'Обстріл', 'Війна з Росією', 'Дрон-камікадзе']</text:p>
      <text:p text:style-name="P4">
Type: Article</text:p>
      <!--METADATA-->
      <text:p text:style-name="P4">
<draw:frame draw:style-name="fr1" draw:name="Image51" text:anchor-type="as-char" svg:width="6.9236in" svg:height="3.959901in" draw:z-index="0">
<draw:image xlink:href="../Images/yкринформ/2023-05-28T-72-23-00-03-00/630_360_1663950257-687.jpg" xlink:type="simple" xlink:show="embed" xlink:actuate="onLoad" draw:mime-type="image/jpeg"/>
</draw:frame>
 Російськаармія в ніч на 28 травня запустила по Україні 59 дронів-камікадзе Shahed, 58 зних знищили Сили оборони.</text:p>
      <text:p text:style-name="P4">
Як передає Укрінформ, уточнені дані Генеральний штаб Збройних сил Україниоприлюднив у <text:a xlink:type="simple" xlink:href="https://www.facebook.com/GeneralStaff.ua/posts/pfbid0Su1tscfRnjvhQsNoBi81vsCNc5mLTzcJynPLHK1h1SUFQqYCgmESypCN5Ra4fZHsl" text:style-name="Internet_20_link" text:visited-style-name="Visited_20_Internet_20_Link">
 Фейсбуці</text:a>
.</text:p>
      <text:p text:style-name="P4">
"За уточненою інформацією, цієї доби, вночі, російська федерація завдалачергового масованого удару по території України, застосувавши іранські ударні<text:a xlink:type="simple" xlink:href="https://www.ukrinform.ua/tag-bezpilotnik" text:style-name="Internet_20_link" text:visited-style-name="Visited_20_Internet_20_Link">
 БпЛА </text:a>
 Shahed, 58 із 59 булознищено нашими захисниками", — ідеться у повідомленні.</text:p>
      <text:p text:style-name="P4">
Як повідомляв <text:a xlink:type="simple" xlink:href="https://www.ukrinform.ua/rubric-ato/3715111-rekordna-kilkist-zapusenih-sahediv-sili-oboroni-vnoci-znisili-52-z-54.html" text:style-name="Internet_20_link" text:visited-style-name="Visited_20_Internet_20_Link">
 Укрінформ </text:a>
 , у ніч на 28 травня російські загарбники атакувалиУкраїну безпілотниками Shahed-136/131 з північного та південного напрямків. Наранок стало відомо про збиття 52 ворожих дронів.</text:p>
      <text:p text:style-name="P4">
<text:span text:style-name="T4">
Читайте також:</text:span>
 <text:a xlink:type="simple" xlink:href="https://www.ukrinform.ua/rubric-ato/3715248-bijci-vms-postrilom-z-artilerijskogo-katera-zbili-shahed-nad-kiivskim-vodoshovisem.html" text:style-name="Internet_20_link" text:visited-style-name="Visited_20_Internet_20_Link">
 Бійці ВМС пострілом з артилерійського катера збили Shahedнад Київським водосховищем </text:a>
</text:p>
      <text:p text:style-name="P4">
Зокрема, <text:a xlink:type="simple" xlink:href="https://www.ukrinform.ua/rubric-kyiv/3715156-u-kievi-vnaslidok-ataki-sahedami-zaginula-ludina-dvoe-poraneni.html" text:style-name="Internet_20_link" text:visited-style-name="Visited_20_Internet_20_Link">
 у Києві внаслідок нічної атаки росіян загинула одна людина</text:a>
 , ще двоє зазнали поранень.Уламками пошкоджені цивільні об'єкти в декількох районах міста.</text:p>
      <text:p text:style-name="P4">
Source: <text:a xlink:type="simple" xlink:href="https://www.ukrinform.ua/rubric-ato/3715308-u-genstabi-utocnili-kilkist-zbitih-unoci-droniv-58-iz-59.html" text:style-name="Internet_20_link" text:visited-style-name="Visited_20_Internet_20_Link">
https://www.ukrinform.ua/rubric-ato/3715308-u-genstabi-utocnili-kilkist-zbitih-unoci-droniv-58-iz-59.html</text:a>
</text:p>
      <!--NEWS-->
      <text:h text:style-name="P10" text:outline-level="1">
<text:span text:style-name="T4">
Ukrainian air defense shot down 52 of 54 Shahed drones launched by Russia overnight</text:span>
</text:h>
      <text:p text:style-name="P4">
Authors: liveuamap (Language: en)</text:p>
      <text:p text:style-name="P4">
Time: 2023-05-28T01:05:18</text:p>
      <text:p text:style-name="P4">
Location: Kyiv (Latitude:51.08282 Longtitude:29.04785)</text:p>
      <text:p text:style-name="P4">
Videos: []</text:p>
      <text:p text:style-name="P4">
Images: ["<text:a xlink:type="simple" xlink:href="https://liveuamap.com/pics/2023/05/28/22565820_0.jpg" text:style-name="Internet_20_link" text:visited-style-name="Visited_20_Internet_20_Link">
22565820_0.jpg</text:a>
"]</text:p>
      <text:p text:style-name="P4">
Tags: []</text:p>
      <text:p text:style-name="P4">
ID: 22565820</text:p>
      <!--METADATA-->
      <text:p text:style-name="P4">
Ukrainian air defense shot down 52 of 54 Shahed drones launched by Russiaovernight</text:p>
      <text:p text:style-name="P4">
<draw:frame draw:style-name="fr1" draw:name="Image52" text:anchor-type="as-char" svg:width="6.9236in" svg:height="6.9236in" draw:z-index="0">
<draw:image xlink:href="../Images/liveuamap/2023-05-28T01-05-18/22565820_0.jpg" xlink:type="simple" xlink:show="embed" xlink:actuate="onLoad" draw:mime-type="image/jpeg"/>
</draw:frame>
</text:p>
      <text:p text:style-name="P4">
News Collection Link: <text:a xlink:type="simple" xlink:href="https://liveuamap.com/en/2023/28-may-ukrainian-air-defense-shot-down-52-of-54-shahed-drones" text:style-name="Internet_20_link" text:visited-style-name="Visited_20_Internet_20_Link">
https://liveuamap.com/en/2023/28-may-ukrainian-air-defense-shot-down-52-of-54-shahed-drones</text:a>
</text:p>
      <text:p text:style-name="P4">
Source: <text:a xlink:type="simple" xlink:href="https://t.me/kpszsu/2541" text:style-name="Internet_20_link" text:visited-style-name="Visited_20_Internet_20_Link">
https://t.me/kpszsu/2541</text:a>
</text:p>
      <!--NEWS-->
      <text:h text:style-name="P10" text:outline-level="1">
<text:span text:style-name="T4">
Russian army shelled Nikopol twice overnight</text:span>
</text:h>
      <text:p text:style-name="P4">
Authors: liveuamap (Language: en)</text:p>
      <text:p text:style-name="P4">
Time: 2023-05-28T02:10:14</text:p>
      <text:p text:style-name="P4">
Location: Zaporizhia (Latitude:47.5668 Longtitude:34.39579)</text:p>
      <text:p text:style-name="P4">
Videos: []</text:p>
      <text:p text:style-name="P4">
Images: ["<text:a xlink:type="simple" xlink:href="https://liveuamap.com/pics/2023/05/28/22565821_0.jpg" text:style-name="Internet_20_link" text:visited-style-name="Visited_20_Internet_20_Link">
22565821_0.jpg</text:a>
"]</text:p>
      <text:p text:style-name="P4">
Tags: ["Europe", "Central and Eastern Europe"]</text:p>
      <text:p text:style-name="P4">
ID: 22565821</text:p>
      <!--METADATA-->
      <text:p text:style-name="P4">
Russian army shelled Nikopol twice overnight</text:p>
      <text:p text:style-name="P4">
<draw:frame draw:style-name="fr1" draw:name="Image53" text:anchor-type="as-char" svg:width="6.9236in" svg:height="6.9236in" draw:z-index="0">
<draw:image xlink:href="../Images/liveuamap/2023-05-28T02-10-14/22565821_0.jpg" xlink:type="simple" xlink:show="embed" xlink:actuate="onLoad" draw:mime-type="image/jpeg"/>
</draw:frame>
</text:p>
      <text:p text:style-name="P4">
News Collection Link: <text:a xlink:type="simple" xlink:href="https://liveuamap.com/en/2023/28-may-russian-army-shelled-nikopol-twice-overnight-" text:style-name="Internet_20_link" text:visited-style-name="Visited_20_Internet_20_Link">
https://liveuamap.com/en/2023/28-may-russian-army-shelled-nikopol-twice-overnight-</text:a>
</text:p>
      <text:p text:style-name="P4">
Source: <text:a xlink:type="simple" xlink:href="https://t.me/hyevuy_dnepr/53096" text:style-name="Internet_20_link" text:visited-style-name="Visited_20_Internet_20_Link">
https://t.me/hyevuy_dnepr/53096</text:a>
</text:p>
      <!--NEWS-->
      <text:h text:style-name="P10" text:outline-level="1">
<text:span text:style-name="T4">
Damage in Kyiv as result of overnight attack with drones</text:span>
</text:h>
      <text:p text:style-name="P4">
Authors: liveuamap (Language: en)</text:p>
      <text:p text:style-name="P4">
Time: 2023-05-28T03:04:00</text:p>
      <text:p text:style-name="P4">
Location: Kyiv, Kyiv city (Latitude:50.42985 Longtitude:30.54268)</text:p>
      <text:p text:style-name="P4">
Videos: []</text:p>
      <text:p text:style-name="P4">
Images: ["<text:a xlink:type="simple" xlink:href="https://liveuamap.com/pics/2023/05/28/22565823_0.jpg" text:style-name="Internet_20_link" text:visited-style-name="Visited_20_Internet_20_Link">
22565823_0.jpg</text:a>
", "<text:a xlink:type="simple" xlink:href="https://liveuamap.com/pics/2023/05/28/22565823_1.jpg" text:style-name="Internet_20_link" text:visited-style-name="Visited_20_Internet_20_Link">
22565823_1.jpg</text:a>
"]</text:p>
      <text:p text:style-name="P4">
Tags: ["Europe", "Central and Eastern Europe"]</text:p>
      <text:p text:style-name="P4">
ID: 22565823</text:p>
      <!--METADATA-->
      <text:p text:style-name="P4">
Damage in Kyiv as result of overnight attack with drones</text:p>
      <text:p text:style-name="P4">
<draw:frame draw:style-name="fr1" draw:name="Image54" text:anchor-type="as-char" svg:width="6.9236in" svg:height="4.557104in" draw:z-index="0">
<draw:image xlink:href="../Images/liveuamap/2023-05-28T03-04-00/22565823_0.jpg" xlink:type="simple" xlink:show="embed" xlink:actuate="onLoad" draw:mime-type="image/jpeg"/>
</draw:frame>
<draw:frame draw:style-name="fr1" draw:name="Image55" text:anchor-type="as-char" svg:width="6.9236in" svg:height="6.351402in" draw:z-index="0">
<draw:image xlink:href="../Images/liveuamap/2023-05-28T03-04-00/22565823_1.jpg" xlink:type="simple" xlink:show="embed" xlink:actuate="onLoad" draw:mime-type="image/jpeg"/>
</draw:frame>
</text:p>
      <text:p text:style-name="P4">
News Collection Link: <text:a xlink:type="simple" xlink:href="https://liveuamap.com/en/2023/28-may-damage-in-kyiv-as-result-of-overnight-attack-with" text:style-name="Internet_20_link" text:visited-style-name="Visited_20_Internet_20_Link">
https://liveuamap.com/en/2023/28-may-damage-in-kyiv-as-result-of-overnight-attack-with</text:a>
</text:p>
      <text:p text:style-name="P4">
Source: <text:a xlink:type="simple" xlink:href="https://t.me/Tsaplienko/32667" text:style-name="Internet_20_link" text:visited-style-name="Visited_20_Internet_20_Link">
https://t.me/Tsaplienko/32667</text:a>
</text:p>
      <!--NEWS-->
      <text:h text:style-name="P10" text:outline-level="1">
<text:span text:style-name="T4">
Russian drone hit infrastructure object in Zhytomyr region, no casualties</text:span>
</text:h>
      <text:p text:style-name="P4">
Authors: liveuamap (Language: en)</text:p>
      <text:p text:style-name="P4">
Time: 2023-05-28T03:05:00</text:p>
      <text:p text:style-name="P4">
Location: Zhytomyr (Latitude:50.25796 Longtitude:28.6096)</text:p>
      <text:p text:style-name="P4">
Videos: []</text:p>
      <text:p text:style-name="P4">
Images: ["<text:a xlink:type="simple" xlink:href="https://liveuamap.com/pics/2023/05/28/22565824_0.jpg" text:style-name="Internet_20_link" text:visited-style-name="Visited_20_Internet_20_Link">
22565824_0.jpg</text:a>
"]</text:p>
      <text:p text:style-name="P4">
Tags: ["Europe", "Central and Eastern Europe"]</text:p>
      <text:p text:style-name="P4">
ID: 22565824</text:p>
      <!--METADATA-->
      <text:p text:style-name="P4">
Russian drone hit infrastructure object in Zhytomyr region, no casualties</text:p>
      <text:p text:style-name="P4">
<draw:frame draw:style-name="fr1" draw:name="Image56" text:anchor-type="as-char" svg:width="6.9236in" svg:height="6.197816in" draw:z-index="0">
<draw:image xlink:href="../Images/liveuamap/2023-05-28T03-05-00/22565824_0.jpg" xlink:type="simple" xlink:show="embed" xlink:actuate="onLoad" draw:mime-type="image/jpeg"/>
</draw:frame>
</text:p>
      <text:p text:style-name="P4">
News Collection Link: <text:a xlink:type="simple" xlink:href="https://liveuamap.com/en/2023/28-may-russian-drone-hit-infrastructure-object-in-zhytomyr" text:style-name="Internet_20_link" text:visited-style-name="Visited_20_Internet_20_Link">
https://liveuamap.com/en/2023/28-may-russian-drone-hit-infrastructure-object-in-zhytomyr</text:a>
</text:p>
      <text:p text:style-name="P4">
Source: <text:a xlink:type="simple" xlink:href="https://t.me/operativnoZSU/98277" text:style-name="Internet_20_link" text:visited-style-name="Visited_20_Internet_20_Link">
https://t.me/operativnoZSU/98277</text:a>
</text:p>
      <!--NEWS-->
      <text:h text:style-name="P10" text:outline-level="1">
<text:span text:style-name="T4">
Death toll of Russian missile strike at hospital in Dnipro city increased to 4 killed, 32 wou...</text:span>
</text:h>
      <text:p text:style-name="P4">
Authors: liveuamap (Language: en)</text:p>
      <text:p text:style-name="P4">
Time: 2023-05-28T03:20:21</text:p>
      <text:p text:style-name="P4">
Location: Dnipropetrovs'k,Dnipropetrovsk Oblast (Latitude:48.51046 Longtitude:35.04553)</text:p>
      <text:p text:style-name="P4">
Videos: []</text:p>
      <text:p text:style-name="P4">
Images: []</text:p>
      <text:p text:style-name="P4">
Tags: ["Europe", "Central and Eastern Europe"]</text:p>
      <text:p text:style-name="P4">
ID: 22565832</text:p>
      <!--METADATA-->
      <text:p text:style-name="P4">
Death toll of Russian missile strike at hospital in Dnipro city increased to 4killed, 32 wounded</text:p>
      <text:p text:style-name="P4">
News Collection Link: <text:a xlink:type="simple" xlink:href="https://liveuamap.com/en/2023/28-may-death-toll-of-russian-missile-strike-at-hospital-in" text:style-name="Internet_20_link" text:visited-style-name="Visited_20_Internet_20_Link">
https://liveuamap.com/en/2023/28-may-death-toll-of-russian-missile-strike-at-hospital-in</text:a>
</text:p>
      <text:p text:style-name="P4">
Source: <text:a xlink:type="simple" xlink:href="https://t.me/hromadske_ua/33316" text:style-name="Internet_20_link" text:visited-style-name="Visited_20_Internet_20_Link">
https://t.me/hromadske_ua/33316</text:a>
</text:p>
      <!--NEWS-->
      <text:h text:style-name="P10" text:outline-level="1">
<text:span text:style-name="T4">
Russian army conducted 3 missile strikes, 13 airstrikes and about 30 shelling with MLRS, used...</text:span>
</text:h>
      <text:p text:style-name="P4">
Authors: liveuamap (Language: en)</text:p>
      <text:p text:style-name="P4">
Time: 2023-05-28T03:36:00</text:p>
      <text:p text:style-name="P4">
Location: Donetsk Oblast (Latitude:48.734 Longtitude:37.60483)</text:p>
      <text:p text:style-name="P4">
Videos: []</text:p>
      <text:p text:style-name="P4">
Images: []</text:p>
      <text:p text:style-name="P4">
Tags: ["Russia"]</text:p>
      <text:p text:style-name="P4">
ID: 22565842</text:p>
      <!--METADATA-->
      <text:p text:style-name="P4">
Russian army conducted 3 missile strikes, 13 airstrikes and about 30 shellingwith MLRS, used S-300 missile against Kramatorsk twice, - General Staff ofArmed Forces of Ukraine says in the morning report</text:p>
      <text:p text:style-name="P4">
News Collection Link: <text:a xlink:type="simple" xlink:href="https://liveuamap.com/en/2023/28-may-russian-army-conducted-3-missile-strikes-13-airstrikes" text:style-name="Internet_20_link" text:visited-style-name="Visited_20_Internet_20_Link">
https://liveuamap.com/en/2023/28-may-russian-army-conducted-3-missile-strikes-13-airstrikes</text:a>
</text:p>
      <text:p text:style-name="P4">
Source: <text:a xlink:type="simple" xlink:href="https://t.me/lumsrc/4919" text:style-name="Internet_20_link" text:visited-style-name="Visited_20_Internet_20_Link">
https://t.me/lumsrc/4919</text:a>
</text:p>
      <!--NEWS-->
      <text:h text:style-name="P10" text:outline-level="1">
<text:span text:style-name="T4">
Russian forces conducting offensive actions in Luhansk and Donetsk regions. Ukrainian militar...</text:span>
</text:h>
      <text:p text:style-name="P4">
Authors: liveuamap (Language: en)</text:p>
      <text:p text:style-name="P4">
Time: 2023-05-28T03:40:30</text:p>
      <text:p text:style-name="P4">
Location: Bakhmut (Latitude:48.60726 Longtitude:37.93047)</text:p>
      <text:p text:style-name="P4">
Videos: []</text:p>
      <text:p text:style-name="P4">
Images: []</text:p>
      <text:p text:style-name="P4">
Tags: ["Russia"]</text:p>
      <text:p text:style-name="P4">
ID: 22565833</text:p>
      <!--METADATA-->
      <text:p text:style-name="P4">
Russian forces conducting offensive actions in Luhansk and Donetsk regions.Ukrainian military had 21 combat engagements with Russian forces nearMasutivka, west of Khromove, Syeverne and Pervomayske, Maryinka, - GeneralStaff of Armed Forces of Ukraine says in the morning report</text:p>
      <text:p text:style-name="P4">
News Collection Link: <text:a xlink:type="simple" xlink:href="https://liveuamap.com/en/2023/28-may-russian-forces-conducting-offensive-actions-in-luhansk" text:style-name="Internet_20_link" text:visited-style-name="Visited_20_Internet_20_Link">
https://liveuamap.com/en/2023/28-may-russian-forces-conducting-offensive-actions-in-luhansk</text:a>
</text:p>
      <text:p text:style-name="P4">
Source: <text:a xlink:type="simple" xlink:href="https://t.me/lumsrc/4928" text:style-name="Internet_20_link" text:visited-style-name="Visited_20_Internet_20_Link">
https://t.me/lumsrc/4928</text:a>
</text:p>
      <!--NEWS-->
      <text:h text:style-name="P10" text:outline-level="1">
<text:span text:style-name="T4">
Donetsk Oblast(09:55). Red Alert: aerial threat. Sirens sounding. Take cover now!</text:span>
</text:h>
      <text:p text:style-name="P4">
Authors: liveuamap (Language: en)</text:p>
      <text:p text:style-name="P4">
Time: 2023-05-28T03:58:00</text:p>
      <text:p text:style-name="P4">
Location: Donetsk Oblast (Latitude:48.72619 Longtitude:37.57777)</text:p>
      <text:p text:style-name="P4">
Videos: []</text:p>
      <text:p text:style-name="P4">
Images: []</text:p>
      <text:p text:style-name="P4">
Tags: ["Europe", "Central and Eastern Europe"]</text:p>
      <text:p text:style-name="P4">
ID: 22565845</text:p>
      <!--METADATA-->
      <text:p text:style-name="P4">
Donetsk Oblast(09:55). Red Alert: aerial threat. Sirens sounding. Take covernow!</text:p>
      <text:p text:style-name="P4">
News Collection Link: <text:a xlink:type="simple" xlink:href="https://liveuamap.com/en/2023/28-may-donetsk-oblast0955-red-alert-aerial-thg" text:style-name="Internet_20_link" text:visited-style-name="Visited_20_Internet_20_Link">
https://liveuamap.com/en/2023/28-may-donetsk-oblast0955-red-alert-aerial-thg</text:a>
</text:p>
      <text:p text:style-name="P4">
Source: <text:a xlink:type="simple" xlink:href="https://t.me/air_alert_ua/46687" text:style-name="Internet_20_link" text:visited-style-name="Visited_20_Internet_20_Link">
https://t.me/air_alert_ua/46687</text:a>
</text:p>
      <!--NEWS-->
      <text:h text:style-name="P10" text:outline-level="1">
<text:span text:style-name="T4">
Kharkiv, Kharkivska Oblast(10:41). Red Alert: aerial threat. Sirens sounding. Take cover now!</text:span>
</text:h>
      <text:p text:style-name="P4">
Authors: liveuamap (Language: en)</text:p>
      <text:p text:style-name="P4">
Time: 2023-05-28T04:42:00</text:p>
      <text:p text:style-name="P4">
Location: Kharkiv (Latitude:49.98134 Longtitude:36.25372)</text:p>
      <text:p text:style-name="P4">
Videos: []</text:p>
      <text:p text:style-name="P4">
Images: []</text:p>
      <text:p text:style-name="P4">
Tags: ["Europe", "Central and Eastern Europe"]</text:p>
      <text:p text:style-name="P4">
ID: 22565846</text:p>
      <!--METADATA-->
      <text:p text:style-name="P4">
Kharkiv, Kharkivska Oblast(10:41). Red Alert: aerial threat. Sirens sounding.Take cover now!</text:p>
      <text:p text:style-name="P4">
News Collection Link: <text:a xlink:type="simple" xlink:href="https://liveuamap.com/en/2023/28-may-kharkiv-kharkivska-oblast1041-red-alerg" text:style-name="Internet_20_link" text:visited-style-name="Visited_20_Internet_20_Link">
https://liveuamap.com/en/2023/28-may-kharkiv-kharkivska-oblast1041-red-alerg</text:a>
</text:p>
      <text:p text:style-name="P4">
Source: <text:a xlink:type="simple" xlink:href="https://t.me/suspilnekharkiv/25270" text:style-name="Internet_20_link" text:visited-style-name="Visited_20_Internet_20_Link">
https://t.me/suspilnekharkiv/25270</text:a>
</text:p>
      <!--NEWS-->
      <text:h text:style-name="P10" text:outline-level="1">
<text:span text:style-name="T4">
Russian FM Lavrov calls western plans to supply fighter jets to Ukraine an unacceptable escal...</text:span>
</text:h>
      <text:p text:style-name="P4">
Authors: liveuamap (Language: en)</text:p>
      <text:p text:style-name="P4">
Time: 2023-05-28T05:05:54</text:p>
      <text:p text:style-name="P4">
Location: Moskva, Moscow (Latitude:55.74509 Longtitude:37.5832)</text:p>
      <text:p text:style-name="P4">
Videos: []</text:p>
      <text:p text:style-name="P4">
Images: []</text:p>
      <text:p text:style-name="P4">
Tags: ["Central and Eastern Europe", "Russia"]</text:p>
      <text:p text:style-name="P4">
ID: 22565847</text:p>
      <!--METADATA-->
      <text:p text:style-name="P4">
Russian FM Lavrov calls western plans to supply fighter jets to Ukraine anunacceptable escalation</text:p>
      <text:p text:style-name="P4">
News Collection Link: <text:a xlink:type="simple" xlink:href="https://liveuamap.com/en/2023/28-may-russian-fm-lavrov-calls-western-plans-to-supply-fighter" text:style-name="Internet_20_link" text:visited-style-name="Visited_20_Internet_20_Link">
https://liveuamap.com/en/2023/28-may-russian-fm-lavrov-calls-western-plans-to-supply-fighter</text:a>
</text:p>
      <text:p text:style-name="P4">
Source: <text:a xlink:type="simple" xlink:href="https://t.me/bbbreaking/156484" text:style-name="Internet_20_link" text:visited-style-name="Visited_20_Internet_20_Link">
https://t.me/bbbreaking/156484</text:a>
</text:p>
      <!--NEWS-->
      <text:h text:style-name="P10" text:outline-level="1">
<text:span text:style-name="T4">
У центрі Мелітополя пролунав вибух - мер</text:span>
</text:h>
      <text:p text:style-name="P4">
Authors: Ukrinform (Person)</text:p>
      <text:p text:style-name="P4">
Publisher: Укринформ (Organization)</text:p>
      <text:p text:style-name="P4">
Published Time: 2023-05-28T07:39:36+03:00</text:p>
      <text:p text:style-name="P4">
Modified Time: 2023-05-28T07:39:36+03:00</text:p>
      <text:p text:style-name="P4">
Description: У центрі тимчасово окупованого Мелітополя пролунав вибух. — Укрінформ.</text:p>
      <text:p text:style-name="P4">
Images: ['<text:a xlink:type="simple" xlink:href="https://static.ukrinform.com/photos/2023_05/thumb_files/630_360_1683904510-292.jpg" text:style-name="Internet_20_link" text:visited-style-name="Visited_20_Internet_20_Link">
630_360_16839...</text:a>
']</text:p>
      <text:p text:style-name="P4">
Tags: ['Мелітополь', 'Вибух', 'Федоров', 'Війна з Росією']</text:p>
      <text:p text:style-name="P4">
Type: Article</text:p>
      <!--METADATA-->
      <text:p text:style-name="P4">
<draw:frame draw:style-name="fr1" draw:name="Image57" text:anchor-type="as-char" svg:width="6.9236in" svg:height="3.956343in" draw:z-index="0">
<draw:image xlink:href="../Images/yкринформ/2023-05-28T07-39-36-03-00/630_360_1683904510-292.jpg" xlink:type="simple" xlink:show="embed" xlink:actuate="onLoad" draw:mime-type="image/jpeg"/>
</draw:frame>
 У центрітимчасово окупованого Мелітополя пролунав вибух.</text:p>
      <text:p text:style-name="P4">
Про це в <text:a xlink:type="simple" xlink:href="https://t.me/ivan_fedorov_melitopol/2102" text:style-name="Internet_20_link" text:visited-style-name="Visited_20_Internet_20_Link">
 Телеграмі </text:a>
 повідомляєміський голова Мелітополя Іван Федоров, передає Укрінформ.</text:p>
      <text:p text:style-name="P4">
"У Мелітополі гучно. У центрі міста пролунав одинокий <text:a xlink:type="simple" xlink:href="https://www.ukrinform.ua/tag-vibuh" text:style-name="Internet_20_link" text:visited-style-name="Visited_20_Internet_20_Link">
 вибух</text:a>
 . Що підгорає в окупантів, з'ясовуємо",- йдеться у повідомленні.</text:p>
      <text:p text:style-name="P4">
<text:span text:style-name="T4">
Читайте також:</text:span>
 <text:a xlink:type="simple" xlink:href="https://www.ukrinform.ua/rubric-ato/3714998-u-berdanskij-rajradi-pidtverdili-vibuhi-poblizu-mista.html" text:style-name="Internet_20_link" text:visited-style-name="Visited_20_Internet_20_Link">
 У Бердянській райраді підтвердили <text:span text:style-name="T4">
вибух</text:span>
 и поблизуміста </text:a>
</text:p>
      <text:p text:style-name="P4">
Як повідомлялося, на Запорізькому напрямку, зокрема в районі Василівки,Токмака та Молочанська, збільшилося військових рф.</text:p>
      <text:p text:style-name="P4">
<text:span text:style-name="T5">
Фото ілюстративне</text:span>
</text:p>
      <text:p text:style-name="P4">
Source: <text:a xlink:type="simple" xlink:href="https://www.ukrinform.ua/rubric-regions/3715109-u-centri-melitopola-prolunav-vibuh-mer.html" text:style-name="Internet_20_link" text:visited-style-name="Visited_20_Internet_20_Link">
https://www.ukrinform.ua/rubric-regions/3715109-u-centri-melitopola-prolunav-vibuh-mer.html</text:a>
</text:p>
      <!--NEWS-->
      <text:h text:style-name="P10" text:outline-level="1">
<text:span text:style-name="T4">
Zaporizka Oblast(13:42). Red Alert: aerial threat. Sirens sounding. Take cover now!</text:span>
</text:h>
      <text:p text:style-name="P4">
Authors: liveuamap (Language: en)</text:p>
      <text:p text:style-name="P4">
Time: 2023-05-28T07:43:00</text:p>
      <text:p text:style-name="P4">
Location: Zaporizka Oblast (Latitude:47.612021 Longtitude:35.765261)</text:p>
      <text:p text:style-name="P4">
Videos: []</text:p>
      <text:p text:style-name="P4">
Images: []</text:p>
      <text:p text:style-name="P4">
Tags: ["Europe", "Central and Eastern Europe"]</text:p>
      <text:p text:style-name="P4">
ID: 22565917</text:p>
      <!--METADATA-->
      <text:p text:style-name="P4">
Zaporizka Oblast(13:42). Red Alert: aerial threat. Sirens sounding. Take covernow!</text:p>
      <text:p text:style-name="P4">
News Collection Link: <text:a xlink:type="simple" xlink:href="https://liveuamap.com/en/2023/28-may-zaporizka-oblast1342-red-alert-aerial-g" text:style-name="Internet_20_link" text:visited-style-name="Visited_20_Internet_20_Link">
https://liveuamap.com/en/2023/28-may-zaporizka-oblast1342-red-alert-aerial-g</text:a>
</text:p>
      <text:p text:style-name="P4">
Source: <text:a xlink:type="simple" xlink:href="https://t.me/air_alert_ua/46692" text:style-name="Internet_20_link" text:visited-style-name="Visited_20_Internet_20_Link">
https://t.me/air_alert_ua/46692</text:a>
</text:p>
      <!--NEWS-->
      <text:h text:style-name="P10" text:outline-level="1">
<text:span text:style-name="T4">
Рекордна кількість запущених «шахедів»: Сили оборони вночі знищили 52 з 54</text:span>
</text:h>
      <text:p text:style-name="P4">
Authors: Ukrinform (Person)</text:p>
      <text:p text:style-name="P4">
Publisher: Укринформ (Organization)</text:p>
      <text:p text:style-name="P4">
Published Time: 2023-05-28T07:57:00+03:00</text:p>
      <text:p text:style-name="P4">
Modified Time: 2023-05-28T07:57:00+03:00</text:p>
      <text:p text:style-name="P4">
Description: У ніч на 28 травня 2023 року ворог атакував Україну іранськими ударними дронами «Shahed-136/131» з північного напрямку – Брянська область, та південного – Краснодарський край. Загалом зафіксовано пуски рекордної кількості дронів-камікадзе – 54.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Повітряні сили ЗСУ', 'Війна з Росією', 'ППО', 'Дрон-камікадзе', 'Повітряна атака']</text:p>
      <text:p text:style-name="P4">
Type: Article</text:p>
      <!--METADATA-->
      <text:p text:style-name="P4">
<draw:frame draw:style-name="fr1" draw:name="Image58" text:anchor-type="as-char" svg:width="6.9236in" svg:height="3.956343in" draw:z-index="0">
<draw:image xlink:href="../Images/yкринформ/2023-05-28T07-57-00-03-00/630_360_1677478309-566.jpg" xlink:type="simple" xlink:show="embed" xlink:actuate="onLoad" draw:mime-type="image/jpeg"/>
</draw:frame>
 У ніч на28 травня 2023 року ворог атакував Україну іранськими ударними дронами«Shahed-136/131» з північного напрямку – Брянська область, та південного –Краснодарський край. Загалом зафіксовано пуски рекордної кількості дронів-камікадзе – 54.</text:p>
      <text:p text:style-name="P4">
Як передає Укрінформ, про це у <text:a xlink:type="simple" xlink:href="https://t.me/kpszsu/2541" text:style-name="Internet_20_link" text:visited-style-name="Visited_20_Internet_20_Link">
 Телеграмі </text:a>
повідомляють Повітряні сили Збройних сил України.</text:p>
      <text:p text:style-name="P4">
</text:p>
      <text:p text:style-name="P4">
"Чергову нічну атаку ворог спрямував на військові об’єкти та об’єкти критичноїінфраструктури держави в центральних регіонах країни, зокрема на <text:a xlink:type="simple" xlink:href="https://www.ukrinform.ua/tag-kiivsina" text:style-name="Internet_20_link" text:visited-style-name="Visited_20_Internet_20_Link">
 Київщину</text:a>
 . Тут, у зоні відповідальностіповітряного командування "Центр", знищено більшість ударних дронів", - йдетьсяу повідомленні.</text:p>
      <text:p text:style-name="P4">
<text:span text:style-name="T4">
Внаслідок успішної бойової роботи знищено 52 «шахеди»</text:span>
 .</text:p>
      <text:p text:style-name="P4">
До відбиття атаки залучено сили та засоби повітряного командування "Південь"та повітряного командування "Захід" Повітряних Сил ЗС України тапротиповітряну оборону інших складових Сил оборони України.</text:p>
      <text:p text:style-name="P4">
<text:span text:style-name="T4">
Читайте також:</text:span>
 <text:a xlink:type="simple" xlink:href="https://www.ukrinform.ua/rubric-kyiv/3715094-ermak-pro-nicnu-ataku-na-kiiv-voni-prograut-a-mi-peremozemo-ta-pokaraemo.html" text:style-name="Internet_20_link" text:visited-style-name="Visited_20_Internet_20_Link">
 Єрмак - про нічну атаку на Київ: Вони програють, а мипереможемо та покараємо </text:a>
</text:p>
      <text:p text:style-name="P4">
Як повідомлялося, цієї ночі, за попередніми даними, силами і засобами ППО вповітряному просторі Києва було знищено понад 40 ворожих безпілотників.</text:p>
      <text:p text:style-name="P4">
Source: <text:a xlink:type="simple" xlink:href="https://www.ukrinform.ua/rubric-ato/3715111-rekordna-kilkist-zapusenih-sahediv-sili-oboroni-vnoci-znisili-52-z-54.html" text:style-name="Internet_20_link" text:visited-style-name="Visited_20_Internet_20_Link">
https://www.ukrinform.ua/rubric-ato/3715111-rekordna-kilkist-zapusenih-sahediv-sili-oboroni-vnoci-znisili-52-z-54.html</text:a>
</text:p>
      <!--NEWS-->
      <text:h text:style-name="P10" text:outline-level="1">
<text:span text:style-name="T4">
Херсонщина за добу зазнала 73 обстрілів, є поранений</text:span>
</text:h>
      <text:p text:style-name="P4">
Authors: Ukrinform (Person)</text:p>
      <text:p text:style-name="P4">
Publisher: Укринформ (Organization)</text:p>
      <text:p text:style-name="P4">
Published Time: 2023-05-28T08:12:00+03:00</text:p>
      <text:p text:style-name="P4">
Modified Time: 2023-05-28T08:12:00+03:00</text:p>
      <text:p text:style-name="P4">
Description: Російська армія протягом доби обстріляла Херсонщину 73 рази, одну людину поранено. — Укрінформ.</text:p>
      <text:p text:style-name="P4">
Images: ['<text:a xlink:type="simple" xlink:href="https://static.ukrinform.com/photos/2023_04/thumb_files/630_360_1681038651-213.jpg" text:style-name="Internet_20_link" text:visited-style-name="Visited_20_Internet_20_Link">
630_360_16810...</text:a>
']</text:p>
      <text:p text:style-name="P4">
Tags: ['Херсонщина', 'Обстріл', 'Поранені', 'Війна з Росією']</text:p>
      <text:p text:style-name="P4">
Type: Article</text:p>
      <!--METADATA-->
      <text:p text:style-name="P4">
<draw:frame draw:style-name="fr1" draw:name="Image60" text:anchor-type="as-char" svg:width="6.9236in" svg:height="3.956343in" draw:z-index="0">
<draw:image xlink:href="../Images/yкринформ/2023-05-28T08-12-00-03-00/630_360_1681038651-213.jpg" xlink:type="simple" xlink:show="embed" xlink:actuate="onLoad" draw:mime-type="image/jpeg"/>
</draw:frame>
 Російськаармія протягом доби обстріляла Херсонщину 73 рази, одну людину поранено.</text:p>
      <text:p text:style-name="P4">
Про це повідомив начальник Херсонської ОВА Олександр Прокудін у <text:a xlink:type="simple" xlink:href="http://t.me/olexandrprokudin/548" text:style-name="Internet_20_link" text:visited-style-name="Visited_20_Internet_20_Link">
 Телеграмі</text:a>
 , передає Укрінформ.</text:p>
      <text:p text:style-name="P4">
"За минулу добу противник здійснив 73 обстріли, випустивши 335 снарядів змінометів, артилерії, танків, БПЛА та авіації.</text:p>
      <text:p text:style-name="P4">
Місто <text:a xlink:type="simple" xlink:href="https://www.ukrinform.ua/tag-herson" text:style-name="Internet_20_link" text:visited-style-name="Visited_20_Internet_20_Link">
 Херсон </text:a>
 ворог обстріляв 3 рази(11 снарядів)... Через російську агресію одна людина дістала поранення", -поінформував посадовець.</text:p>
      <text:p text:style-name="P4">
<text:span text:style-name="T4">
Читайте також:</text:span>
 <text:a xlink:type="simple" xlink:href="https://www.ukrinform.ua/rubric-ato/3715074-vorog-obstrilav-kupansk-i-cirkuni-na-harkivsini-e-zagiblij-ta-poranena.html" text:style-name="Internet_20_link" text:visited-style-name="Visited_20_Internet_20_Link">
 Ворог <text:span text:style-name="T4">
обстріл</text:span>
 яв Куп'янськ і Циркуни на Харківщині, єзагиблий та поранена </text:a>
</text:p>
      <text:p text:style-name="P4">
Зокрема, за його даними, російські військові обстріляли житлові кварталинаселених пунктів області; територію і будівлю заводу та навчального закладу вХерсоні.</text:p>
      <text:p text:style-name="P4">
Прокудін також поінформував, що за добу з деокупованої території областіевакуйовано 119 осіб.</text:p>
      <text:p text:style-name="P4">
<text:span text:style-name="T4">
Читайте також:</text:span>
 <text:a xlink:type="simple" xlink:href="https://www.ukrinform.ua/rubric-ato/3715065-rosiani-za-den-18-raziv-obstrilali-prikordonna-sumsini.html" text:style-name="Internet_20_link" text:visited-style-name="Visited_20_Internet_20_Link">
 Росіяни за день 18 разів <text:span text:style-name="T4">
обстріл</text:span>
 яли прикордонняСумщини </text:a>
</text:p>
      <text:p text:style-name="P4">
Як повідомлялося, цієї ночі загарбники двічі обстріляли НікопольДніпропетровської області із важкої артилерії.</text:p>
      <text:p text:style-name="P4">
<text:span text:style-name="T5">
Фото ілюстративне</text:span>
</text:p>
      <text:p text:style-name="P4">
Source: <text:a xlink:type="simple" xlink:href="https://www.ukrinform.ua/rubric-regions/3715112-hersonsina-za-dobu-zaznala-73-obstriliv-odnu-ludinu-poraneno.html" text:style-name="Internet_20_link" text:visited-style-name="Visited_20_Internet_20_Link">
https://www.ukrinform.ua/rubric-regions/3715112-hersonsina-za-dobu-zaznala-73-obstriliv-odnu-ludinu-poraneno.html</text:a>
</text:p>
      <!--NEWS-->
      <text:h text:style-name="P10" text:outline-level="1">
<text:span text:style-name="T4">
У Туреччині розпочався другий тур президентських виборів</text:span>
</text:h>
      <text:p text:style-name="P4">
Authors: Ukrinform (Person)</text:p>
      <text:p text:style-name="P4">
Publisher: Укринформ (Organization)</text:p>
      <text:p text:style-name="P4">
Published Time: 2023-05-28T08:18:11+03:00</text:p>
      <text:p text:style-name="P4">
Modified Time: 2023-05-28T08:18:11+03:00</text:p>
      <text:p text:style-name="P4">
Description: У Туреччині у неділю, 28 травня, проходить другий тур президентських виборів, о 8-ій ранку відкрилися виборчі дільниці. — Укрінформ.</text:p>
      <text:p text:style-name="P4">
Images: ['<text:a xlink:type="simple" xlink:href="https://static.ukrinform.com/photos/2020_10/thumb_files/630_360_1602840596-128.jpg" text:style-name="Internet_20_link" text:visited-style-name="Visited_20_Internet_20_Link">
630_360_16028...</text:a>
']</text:p>
      <text:p text:style-name="P4">
Tags: ['Ердоган', 'Президент', 'Вибори', 'Туреччина']</text:p>
      <text:p text:style-name="P4">
Type: Article</text:p>
      <!--METADATA-->
      <text:p text:style-name="P4">
<draw:frame draw:style-name="fr1" draw:name="Image61" text:anchor-type="as-char" svg:width="6.9236in" svg:height="3.956343in" draw:z-index="0">
<draw:image xlink:href="../Images/yкринформ/2023-05-28T08-18-11-03-00/630_360_1602840596-128.jpg" xlink:type="simple" xlink:show="embed" xlink:actuate="onLoad" draw:mime-type="image/jpeg"/>
</draw:frame>
 УТуреччині у неділю, 28 травня, проходить другий тур президентських виборів, о8-ій ранку відкрилися виборчі дільниці.</text:p>
      <text:p text:style-name="P4">
Виборці обиратимуть поміж двох кандидатів - чинним президентом РеджепомТайїпом Ердоганом та лідером опозиції Кемалем Киличдароглу, повідомляєкореспондент Укрінформу.</text:p>
      <text:p text:style-name="P4">
Право голосу в країні мають 60 мільйонів 721 тисячі 745 громадян</text:p>
      <text:p text:style-name="P4">
Відучора з 18.00 в країні набуло чинності обмеження свободи політичноїагітації кандидатів. До 18.00 сьогодні засобам масової інформації забороненопублікувати новини, прогнози та коментарі щодо виборів і їх результатів. ЛишеВища виборча комісія зможе оприлюднювати новини та пресрелізи про перебігвиборів з 18.00 до 21.00. Після цього часу всі обмеження для ЗМІ будуть зняті.</text:p>
      <text:p text:style-name="P4">
<text:span text:style-name="T4">
Читайте також:</text:span>
 <text:a xlink:type="simple" xlink:href="https://www.ukrinform.ua/rubric-world/3708140-trimajte-ruki-podali-vid-tureccini-golovnij-supernik-erdogana-zvernuvsa-do-rosian.html" text:style-name="Internet_20_link" text:visited-style-name="Visited_20_Internet_20_Link">
 «Тримайте руки подалі від Туреччини»: головний суперникЕрдогана звернувся до росіян </text:a>
</text:p>
      <text:p text:style-name="P4">
Як повідомляв Укрінформ, у першому турі президентських виборів у <text:a xlink:type="simple" xlink:href="https://www.ukrinform.ua/tag-tureccina" text:style-name="Internet_20_link" text:visited-style-name="Visited_20_Internet_20_Link">
 Туреччині</text:a>
 Ердоган набрав 49,52%, Киличдароглу44,88%, лідер Альянсу предків Сінан Оган - 5,17%. Останній підтримав у другомутурі кандидатуру Ердогана.</text:p>
      <text:p text:style-name="P4">
Source: <text:a xlink:type="simple" xlink:href="https://www.ukrinform.ua/rubric-world/3715114-u-tureccini-rozpocavsa-drugij-tur-prezidentskih-viboriv.html" text:style-name="Internet_20_link" text:visited-style-name="Visited_20_Internet_20_Link">
https://www.ukrinform.ua/rubric-world/3715114-u-tureccini-rozpocavsa-drugij-tur-prezidentskih-viboriv.html</text:a>
</text:p>
      <!--NEWS-->
      <text:h text:style-name="P10" text:outline-level="1">
<text:span text:style-name="T4">
Армія РФ за добу вбила одного жителя Донеччини, троє поранені</text:span>
</text:h>
      <text:p text:style-name="P4">
Authors: Ukrinform (Person)</text:p>
      <text:p text:style-name="P4">
Publisher: Укринформ (Organization)</text:p>
      <text:p text:style-name="P4">
Published Time: 2023-05-28T08:26:34+03:00</text:p>
      <text:p text:style-name="P4">
Modified Time: 2023-05-28T08:26:34+03:00</text:p>
      <text:p text:style-name="P4">
Description: Російська армія за минулу добу, 27 травня вбила одного жителя Донецької області, троє людей зазнали поранень. — Укрінформ.</text:p>
      <text:p text:style-name="P4">
Images: ['<text:a xlink:type="simple" xlink:href="https://static.ukrinform.com/photos/2023_05/thumb_files/630_360_1684313059-318.jpg" text:style-name="Internet_20_link" text:visited-style-name="Visited_20_Internet_20_Link">
630_360_16843...</text:a>
']</text:p>
      <text:p text:style-name="P4">
Tags: ['Донеччина', 'Поранені', 'Загибель', 'Війна з Росією']</text:p>
      <text:p text:style-name="P4">
Type: Article</text:p>
      <!--METADATA-->
      <text:p text:style-name="P4">
<draw:frame draw:style-name="fr1" draw:name="Image62" text:anchor-type="as-char" svg:width="6.9236in" svg:height="3.956343in" draw:z-index="0">
<draw:image xlink:href="../Images/yкринформ/2023-05-28T08-26-34-03-00/630_360_1684313059-318.jpg" xlink:type="simple" xlink:show="embed" xlink:actuate="onLoad" draw:mime-type="image/jpeg"/>
</draw:frame>
 Російськаармія за минулу добу, 27 травня вбила одного жителя Донецької області, троєлюдей зазнали поранень.</text:p>
      <text:p text:style-name="P4">
Як передає Укрінформ, про це у <text:a xlink:type="simple" xlink:href="http://t.me/pavlokyrylenko_donoda/8180" text:style-name="Internet_20_link" text:visited-style-name="Visited_20_Internet_20_Link">
 Телеграмі</text:a>
 повідомив начальник Донецькоїобласної військової адміністрації Павло Кириленко.</text:p>
      <text:p text:style-name="P4">
</text:p>
      <text:p text:style-name="P4">
«За 27 травня росіяни вбили одного жителя <text:a xlink:type="simple" xlink:href="https://www.ukrinform.ua/tag-doneccina" text:style-name="Internet_20_link" text:visited-style-name="Visited_20_Internet_20_Link">
 Донеччини</text:a>
 — у Костянтинівці. Ще три людини вобласті дістали поранення», - ідеться у повідомленні.</text:p>
      <text:p text:style-name="P4">
Наразі неможливо встановити точну кількість жертв у Маріуполі та Волновасі.</text:p>
      <text:p text:style-name="P4">
<text:span text:style-name="T4">
Читайте також:</text:span>
 <text:a xlink:type="simple" xlink:href="https://www.ukrinform.ua/rubric-regions/3715112-hersonsina-za-dobu-zaznala-73-obstriliv-odnu-ludinu-poraneno.html" text:style-name="Internet_20_link" text:visited-style-name="Visited_20_Internet_20_Link">
 <text:span text:style-name="T4">
Херсон</text:span>
 щина за добу зазнала 73 обстрілів, одну людинупоранено </text:a>
</text:p>
      <text:p text:style-name="P4">
Як повідомляв Укрінформ, 26 травня російські війська обстріляли десятьнаселених пунктів Донецької області, внаслідок чого пошкоджені 22 цивільніоб‘єкти, є жертви серед населення.</text:p>
      <text:p text:style-name="P4">
<text:span text:style-name="T5">
Фото ілюстративне</text:span>
</text:p>
      <text:p text:style-name="P4">
Source: <text:a xlink:type="simple" xlink:href="https://www.ukrinform.ua/rubric-culture/3715115-armia-rf-za-dobu-vbila-odnogo-zitela-doneccini-troe-poraneni.html" text:style-name="Internet_20_link" text:visited-style-name="Visited_20_Internet_20_Link">
https://www.ukrinform.ua/rubric-culture/3715115-armia-rf-za-dobu-vbila-odnogo-zitela-doneccini-troe-poraneni.html</text:a>
</text:p>
      <!--NEWS-->
      <text:h text:style-name="P10" text:outline-level="1">
<text:span text:style-name="T4">
Сили оборони знищили вже 206 600 росіян</text:span>
</text:h>
      <text:p text:style-name="P4">
Authors: Ukrinform (Person)</text:p>
      <text:p text:style-name="P4">
Publisher: Укринформ (Organization)</text:p>
      <text:p text:style-name="P4">
Published Time: 2023-05-28T08:33:44+03:00</text:p>
      <text:p text:style-name="P4">
Modified Time: 2023-05-28T08:33:44+03:00</text:p>
      <text:p text:style-name="P4">
Description: З 24 лютого 2022 року по 28 травня 2023 року Сили оборони України ліквідували близько 206 тисяч 600 російських загарбників, і ще 400 осіб - за минулу добу. — Укрінформ.</text:p>
      <text:p text:style-name="P4">
Images: ['<text:a xlink:type="simple" xlink:href="https://static.ukrinform.com/photos/2022_09/thumb_files/630_360_1663863283-975.jpg" text:style-name="Internet_20_link" text:visited-style-name="Visited_20_Internet_20_Link">
630_360_16638...</text:a>
']</text:p>
      <text:p text:style-name="P4">
Tags: ['Генштаб', 'ЗСУ', 'Війна з Росією']</text:p>
      <text:p text:style-name="P4">
Type: Article</text:p>
      <!--METADATA-->
      <text:p text:style-name="P4">
<draw:frame draw:style-name="fr1" draw:name="Image64" text:anchor-type="as-char" svg:width="6.9236in" svg:height="3.956343in" draw:z-index="0">
<draw:image xlink:href="../Images/yкринформ/2023-05-28T08-33-44-03-00/630_360_1663863283-975.jpg" xlink:type="simple" xlink:show="embed" xlink:actuate="onLoad" draw:mime-type="image/jpeg"/>
</draw:frame>
 З 24лютого 2022 року по 28 травня 2023 року Сили оборони України ліквідувалиблизько 206 тисяч 600 російських загарбників, і ще 400 осіб - за минулу добу.</text:p>
      <text:p text:style-name="P4">
Як передає Укрінформ, про це Генеральний штаб Збройних сил України повідомляєу <text:a xlink:type="simple" xlink:href="http://www.facebook.com/GeneralStaff.ua/posts/pfbid0aAnXGKT39f3Qi3QiUKizqsaGp3SZFJSujjuwouTDaGwpQ5WdiFTHvoPEXRvsGuzGl" text:style-name="Internet_20_link" text:visited-style-name="Visited_20_Internet_20_Link">
 Фейсбуці</text:a>
.</text:p>
      <text:p text:style-name="P4">
</text:p>
      <text:p text:style-name="P4">
Крім того, українські оборонці знищили 3797 ворожих танків (+3), бойовихброньованих машин – 7456 (+7) , артилерійських систем – 3425 (+11), РСЗВ – 574(+0), засобів ППО – 329 (+0), <text:a xlink:type="simple" xlink:href="https://www.ukrinform.ua/tag-litak" text:style-name="Internet_20_link" text:visited-style-name="Visited_20_Internet_20_Link">
 літаків </text:a>
– 313 (+0), гелікоптерів – 298 (+0), БПЛА оперативно-тактичного рівня – 2993(+3), крилатих ракет ‒ 1056 (+0), кораблів / катерів ‒ 18 (+0), автомобільноїтехніки та автоцистерн – 6192 (+9), спеціальної техніки – 451 (+2).</text:p>
      <text:p text:style-name="P4">
У Генштабі зауважили, що втрати за минулу добу подаються з урахуваннямвчорашнього коригування.</text:p>
      <text:p text:style-name="P4">
<text:span text:style-name="T4">
Читайте також:</text:span>
 <text:a xlink:type="simple" xlink:href="https://www.ukrinform.ua/rubric-ato/3714942-zavdaki-operacii-v-belgorodskij-oblasti-ukrainska-rozvidka-otrimala-vazlivi-dani-usov.html" text:style-name="Internet_20_link" text:visited-style-name="Visited_20_Internet_20_Link">
 Завдяки операції в Бєлгородській області українська<text:span text:style-name="T4">
розвідка</text:span>
 отримала важливі дані — Юсов </text:a>
</text:p>
      <text:p text:style-name="P4">
Як повідомляв Укрінформ, у ніч на 28 травня 2023 року <text:a xlink:type="simple" xlink:href="https://www.ukrinform.ua/rubric-ato/3715111-rekordna-kilkist-zapusenih-sahediv-sili-oboroni-vnoci-znisili-52-z-54.html" text:style-name="Internet_20_link" text:visited-style-name="Visited_20_Internet_20_Link">
 ворог атакував</text:a>
 Україну іранськими ударнимидронами Shahed-136/131 з північного напрямку – Брянська область, та південного– Краснодарський край. Загалом зафіксовано пуски рекордної кількості дронів-камікадзе – 54.</text:p>
      <text:p text:style-name="P4">
Source: <text:a xlink:type="simple" xlink:href="https://www.ukrinform.ua/rubric-ato/3715116-sili-oboroni-znisili-vze-206-600-rosian.html" text:style-name="Internet_20_link" text:visited-style-name="Visited_20_Internet_20_Link">
https://www.ukrinform.ua/rubric-ato/3715116-sili-oboroni-znisili-vze-206-600-rosian.html</text:a>
</text:p>
      <!--NEWS-->
      <text:h text:style-name="P10" text:outline-level="1">
<text:span text:style-name="T4">
Росія під час нічної атаки спрямувала «шахеди» нетрадиційними маршрутами - Гуменюк</text:span>
</text:h>
      <text:p text:style-name="P4">
Authors: Ukrinform (Person)</text:p>
      <text:p text:style-name="P4">
Publisher: Укринформ (Organization)</text:p>
      <text:p text:style-name="P4">
Published Time: 2023-05-28T08:38:25+03:00</text:p>
      <text:p text:style-name="P4">
Modified Time: 2023-05-28T08:38:25+03:00</text:p>
      <text:p text:style-name="P4">
Description: Російська армія під час нічної атаки по Україні використали нетрадиційні маршрути для дронів Shahed-136/131. — Укрінформ.</text:p>
      <text:p text:style-name="P4">
Images: ['<text:a xlink:type="simple" xlink:href="https://static.ukrinform.com/photos/2023_05/thumb_files/630_360_1683203408-362.jpg" text:style-name="Internet_20_link" text:visited-style-name="Visited_20_Internet_20_Link">
630_360_16832...</text:a>
']</text:p>
      <text:p text:style-name="P4">
Tags: ['Війна з Росією', 'Дрон-камікадзе', 'Єдині новини', 'Наталія Гуменюк', 'Повітряна атака']</text:p>
      <text:p text:style-name="P4">
Type: Article</text:p>
      <!--METADATA-->
      <text:p text:style-name="P4">
<draw:frame draw:style-name="fr1" draw:name="Image66" text:anchor-type="as-char" svg:width="6.9236in" svg:height="3.956343in" draw:z-index="0">
<draw:image xlink:href="../Images/yкринформ/2023-05-28T08-38-25-03-00/630_360_1683203408-362.jpg" xlink:type="simple" xlink:show="embed" xlink:actuate="onLoad" draw:mime-type="image/jpeg"/>
</draw:frame>
 Російськаармія під час нічної атаки по Україні використали нетрадиційні маршрути длядронів Shahed-136/131.</text:p>
      <text:p text:style-name="P4">
Про це в ефірі телемарафону «Єдині новини» повідомила керівник об’єднаногопресцентру оперативного командування «Південь» Наталія Гуменюк, передаєкореспондент Укрінформу.</text:p>
      <text:p text:style-name="P4">
«Маршрути цих літальних апаратів пролягали дещо нетрадиційно. Вони намагалисямаксимально обійти південну ППО, доказом цього є те, що вони обходили восновному тимчасово окупованими територіями і потім розосереджувалися поУкраїні», - сказала Гуменюк.</text:p>
      <text:p text:style-name="P4">
За її словами, це свідчить про пошук нової тактики ворогом. «Вони тяжіють дорусла річок, щоб приховувати напрямки руху "шахедів". А ми проводжуємо вивчатинові підходи у тактиці, щоб бути максимально ефективними», - зауважила речницяОК «Південь».</text:p>
      <text:p text:style-name="P4">
<text:span text:style-name="T4">
Читайте також:</text:span>
 <text:a xlink:type="simple" xlink:href="https://www.ukrinform.ua/rubric-ato/3712437-vorog-prodovzue-sprobi-visnaziti-nasu-ppo-gumenuk.html" text:style-name="Internet_20_link" text:visited-style-name="Visited_20_Internet_20_Link">
 Ворог продовжує спроби виснажити нашу ППО - <text:span text:style-name="T4">
Гуменюк</text:span>
</text:a>
</text:p>
      <text:p text:style-name="P4">
Як повідомляв Укрінформ, командування Повітряних сил ЗСУ заявило, що у нічпроти 28 травня російські війська атакували Україну іранськими ударнимидронами Shahed-136/131 з північного напрямку – Брянська область - тапівденного – Краснодарський край. Загалом зафіксовано пуски 54 дронів-камікадзе. Сили оборони знищили 52 дрони.</text:p>
      <text:p text:style-name="P4">
<text:span text:style-name="T4">
Читайте також:</text:span>
 <text:a xlink:type="simple" xlink:href="https://www.ukrinform.ua/rubric-ato/3714154-v-rosijskih-zmi-znisili-vze-desatki-patriot-ale-brehna-ne-zminit-realnist-karpenter.html" text:style-name="Internet_20_link" text:visited-style-name="Visited_20_Internet_20_Link">
 В російських ЗМІ «знищили» вже десятки Patriot, алебрехня не змінить реальність – Карпентер </text:a>
</text:p>
      <text:p text:style-name="P4">
Чергова атака була спрямована на військові об’єкти та об’єкти критичноїінфраструктури у центральних регіонах України, зокрема на Київщині.</text:p>
      <text:p text:style-name="P4">
Source: <text:a xlink:type="simple" xlink:href="https://www.ukrinform.ua/rubric-ato/3715118-rosia-pid-cas-nicnoi-ataki-spramuvala-sahedi-netradicijnimi-marsrutami-gumenuk.html" text:style-name="Internet_20_link" text:visited-style-name="Visited_20_Internet_20_Link">
https://www.ukrinform.ua/rubric-ato/3715118-rosia-pid-cas-nicnoi-ataki-spramuvala-sahedi-netradicijnimi-marsrutami-gumenuk.html</text:a>
</text:p>
      <!--NEWS-->
      <text:h text:style-name="P10" text:outline-level="1">
<text:span text:style-name="T4">
Матчі у Львові та Олександрії розпочинають передостанній тур футбольної Прем'єр-ліги</text:span>
</text:h>
      <text:p text:style-name="P4">
Authors: Ukrinform (Person)</text:p>
      <text:p text:style-name="P4">
Publisher: Укринформ (Organization)</text:p>
      <text:p text:style-name="P4">
Published Time: 2023-05-28T08:46:09+03:00</text:p>
      <text:p text:style-name="P4">
Modified Time: 2023-05-28T08:46:09+03:00</text:p>
      <text:p text:style-name="P4">
Description: Протягом двох днів, 28-29 травня, на футбольних стадіонах України відбудуться поєдинки передостаннього, 29-го туру чемпіонату країни серед команд Прем'єр-ліги. — Укрінформ.</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67" text:anchor-type="as-char" svg:width="6.9236in" svg:height="3.956343in" draw:z-index="0">
<draw:image xlink:href="../Images/yкринформ/2023-05-28T08-46-09-03-00/630_360_1532409762-6242.jpg" xlink:type="simple" xlink:show="embed" xlink:actuate="onLoad" draw:mime-type="image/jpeg"/>
</draw:frame>
 Протягомдвох днів, 28-29 травня, на футбольних стадіонах України відбудуться поєдинкипередостаннього, 29-го туру чемпіонату країни серед команд Прем'єр-ліги.</text:p>
      <text:p text:style-name="P4">
У перший ігровий день на «Арені Львів» донецький «Шахтар» прийматиме«Дніпро-1», а «Олександрія» на домашньому КСК «Ніка» зустрінеться з луганською«Зорею», передає Укрінформ.</text:p>
      <text:p text:style-name="P4">
На понеділок, 29 травня, заплановані матчі:</text:p>
      <text:p text:style-name="P4">
«Динамо» (Київ) - «Верес» (Рівне)</text:p>
      <text:p text:style-name="P4">
«Металіст» (Харків) - «Минай»</text:p>
      <text:p text:style-name="P4">
«Ворскла» (Полтава) - «Колос» (Ковалівка)</text:p>
      <text:p text:style-name="P4">
«Львів» - «Інгулець» (Петрове)</text:p>
      <text:p text:style-name="P4">
«Чорноморець» (Одеса) - «Рух» (Львів)</text:p>
      <text:p text:style-name="P4">
«Маталіст 1925» (Харків) - «Кривбас» (Кривий Ріг).</text:p>
      <text:p text:style-name="P4">
Усі поєдинки розпочинатимуться о 15.00.</text:p>
      <text:p text:style-name="P4">
<text:span text:style-name="T4">
Читайте також:</text:span>
 <text:a xlink:type="simple" xlink:href="https://www.ukrinform.ua/rubric-sports/3714965-futbolisti-polissa-vigrali-persu-ligu.html" text:style-name="Internet_20_link" text:visited-style-name="Visited_20_Internet_20_Link">
 <text:span text:style-name="T4">
Футбол</text:span>
 істи «Полісся» виграли Першу лігу</text:a>
</text:p>
      <text:p text:style-name="P4">
Турнірне становище: «Шахтар» - 69 очок, «Дніпро-1» - 64, «Зоря» - 61, «Динамо»- 56, «Олександрія» - 43, «Ворскла» - 39, «Кривбас» - 38, «Колос» - 33,«Чорноморець» - 32, «Металіст 1925» - 31, «Минай» - 30, «Інгулець» - 28, «Рух»- 28, «Верес» - 28, «Металіст» - 22, «Львів» - 13.</text:p>
      <text:p text:style-name="P4">
Source: <text:a xlink:type="simple" xlink:href="https://www.ukrinform.ua/rubric-sports/3715121-matci-u-lvovi-ta-oleksandrii-rozpocinaut-peredostannij-tur-futbolnoi-premerligi.html" text:style-name="Internet_20_link" text:visited-style-name="Visited_20_Internet_20_Link">
https://www.ukrinform.ua/rubric-sports/3715121-matci-u-lvovi-ta-oleksandrii-rozpocinaut-peredostannij-tur-futbolnoi-premerligi.html</text:a>
</text:p>
      <!--NEWS-->
      <text:h text:style-name="P10" text:outline-level="1">
<text:span text:style-name="T4">
Explosions reported in Kadiivka</text:span>
</text:h>
      <text:p text:style-name="P4">
Authors: liveuamap (Language: en)</text:p>
      <text:p text:style-name="P4">
Time: 2023-05-28T08:46:34</text:p>
      <text:p text:style-name="P4">
Location: Kadiivka,,Luhans'ka oblast (Latitude:48.56207 Longtitude:38.6384)</text:p>
      <text:p text:style-name="P4">
Videos: []</text:p>
      <text:p text:style-name="P4">
Images: []</text:p>
      <text:p text:style-name="P4">
Tags: ["Minsk Monitor", "Europe"]</text:p>
      <text:p text:style-name="P4">
ID: 22565918</text:p>
      <!--METADATA-->
      <text:p text:style-name="P4">
Explosions reported in Kadiivka</text:p>
      <text:p text:style-name="P4">
News Collection Link: <text:a xlink:type="simple" xlink:href="https://liveuamap.com/en/2023/28-may-explosions-reported-in-kadiivka" text:style-name="Internet_20_link" text:visited-style-name="Visited_20_Internet_20_Link">
https://liveuamap.com/en/2023/28-may-explosions-reported-in-kadiivka</text:a>
</text:p>
      <text:p text:style-name="P4">
Source: <text:a xlink:type="simple" xlink:href="https://t.me/lachentyt/29809" text:style-name="Internet_20_link" text:visited-style-name="Visited_20_Internet_20_Link">
https://t.me/lachentyt/29809</text:a>
</text:p>
      <!--NEWS-->
      <text:h text:style-name="P10" text:outline-level="1">
<text:span text:style-name="T4">
Київ відзначає День міста</text:span>
</text:h>
      <text:p text:style-name="P4">
Authors: Ukrinform (Person)</text:p>
      <text:p text:style-name="P4">
Publisher: Укринформ (Organization)</text:p>
      <text:p text:style-name="P4">
Published Time: 2023-05-28T08:57:00+03:00</text:p>
      <text:p text:style-name="P4">
Modified Time: 2023-05-28T08:57:00+03:00</text:p>
      <text:p text:style-name="P4">
Description: В Україні в останню неділю травня відзначають День Києва. — Укрінформ.</text:p>
      <text:p text:style-name="P4">
Images: ['<text:a xlink:type="simple" xlink:href="https://static.ukrinform.com/photos/2022_05/thumb_files/630_360_1653467575-748.jpg" text:style-name="Internet_20_link" text:visited-style-name="Visited_20_Internet_20_Link">
630_360_16534...</text:a>
']</text:p>
      <text:p text:style-name="P4">
Tags: ['День Києва', 'Свято', 'Київ']</text:p>
      <text:p text:style-name="P4">
Type: Article</text:p>
      <!--METADATA-->
      <text:p text:style-name="P4">
<draw:frame draw:style-name="fr1" draw:name="Image68" text:anchor-type="as-char" svg:width="6.9236in" svg:height="3.956343in" draw:z-index="0">
<draw:image xlink:href="../Images/yкринформ/2023-05-28T08-57-00-03-00/630_360_1653467575-748.jpg" xlink:type="simple" xlink:show="embed" xlink:actuate="onLoad" draw:mime-type="image/jpeg"/>
</draw:frame>
 В Українів останню неділю травня відзначають День Києва.</text:p>
      <text:p text:style-name="P4">
Як повідомляє Укрінформ, другий рік поспіль його святкують в умовах воєнногостану.</text:p>
      <text:p text:style-name="P4">
Офіційно прийнятою датою заснування Києва вважається 482 рік. За легендою,його заснували полянський князь Кий з братами Щеком і Хоривом, а також сестроюЛибіддю. Назву місто отримало на честь Кия.</text:p>
      <text:p text:style-name="P4">
Вперше День Києва відзначили у 1982 році – тоді місту виповнилося 1500 років.Відтоді столиця відзначає свято щорічно.</text:p>
      <text:p text:style-name="P4">
Цьогоріч до Дня Києва Управління туризму та промоцій та Київський центррозвитку туризму підготували 6 безоплатних екскурсій за трьома маршрутами.</text:p>
      <text:p text:style-name="P4">
Зокрема, під час екскурсії «Як козаки та магістрат на Подолі жили» можна будевідкрити для себе таємниці середньовічного Подолу та дізнатися про традиціїКиївського самоуправління.</text:p>
      <text:p text:style-name="P4">
Екскурсія «Провулками київського Кудрявця» ознайомить з літописними місцямиКиєва та творіннями багатьох видатних киян – архітекторів, художників,письменників та акторів, що мешкали в цій місцевості у різні часи.</text:p>
      <text:p text:style-name="P4">
Учасники екскурсії «Київ незвичний – від минулого до сьогодення» зможутьвідкрити для себе незвичні місця Києва та історії про людей, які з нимипов’язані.</text:p>
      <text:p text:style-name="P4">
Крім того, у парку імені Тараса Шевченка відкрилася фотовиставка «Київ учората сьогодні: подорож у часі». На виставці поруч зі світлинами Києва кінця19-го – початку 20-го століть представлені ці ж локації, тільки у сучасномувимірі. Перші фото – із фондів Центрального державного аудіовізуального таелектронного архіву. Друга частина кожного стенду – із колекції «ВечірньогоКиєва» (КП «Київінформ»).</text:p>
      <text:p text:style-name="P4">
<text:span text:style-name="T4">
Читайте також:</text:span>
 <text:a xlink:type="simple" xlink:href="https://www.ukrinform.ua/rubric-kyiv/3714860-klicko-privitav-kiiv-z-dnem-narodzenna.html" text:style-name="Internet_20_link" text:visited-style-name="Visited_20_Internet_20_Link">
 Кличко привітав Київ з днем народження</text:a>
</text:p>
      <text:p text:style-name="P4">
Жителі та гості столиці також можуть відвідати живі виступи та ярмарки уKureni, ярмарок народного мистецтва в Музеї Івана Гончара, виставки тамайстер-класи для дітей у Музеї історії Києва, концерт солістів Національногобудинку музики.</text:p>
      <text:p text:style-name="P4">
Охочі зможуть вирушити у кіноподорож вулицями улюбленого міста від кінотеатру"Жовтень".</text:p>
      <text:p text:style-name="P4">
Генштаб <text:a xlink:type="simple" xlink:href="https://www.facebook.com/GeneralStaff.ua/posts/pfbid02nniBMNnRepw7D9kVcVVkvj7ZkDV2V1Y4H2kgCgGyvjYFhRLLr5Xb6kRsRp7haHrCl" text:style-name="Internet_20_link" text:visited-style-name="Visited_20_Internet_20_Link">
 привітав</text:a>
столицю.</text:p>
      <text:p text:style-name="P4">
"Жодна сльоза та крапля крові Києва та України не пролиті даремно! Ворога будепокарано! Києве - ти обов'язково переможеш, як і робив це завжди над усімаворогами протягом більше ніж 1500 років! З Днем народження - Києве!" - йдетьсяу привітанні.</text:p>
      <text:p text:style-name="P4">
Як зазначається, у день свого народження Київ вдячний усім містам-столицямкраїн, які з початком широкомасштабного вторгнення РФ відкрили свої кордонидля мільйонів громадян України, які знайшли там тимчасовий захист від бомб,ракет і смертельної деструкції, яку несе під облудними та брехливими словамирашистський режим.</text:p>
      <text:p text:style-name="P4">
У Генштабі наголосили, що Київ назавжди задокументував та закарбував длянаступних поколінь українців, світу та майбутніх судів злочини Кремля насуверенній, недоторканній, незалежній території України.</text:p>
      <text:p text:style-name="P4">
"Київ виборює право України на полях бою та дипломатії продовжувати бутинезалежною державою і право українського народу на гідне творче буття у гронірівних в Євроатлантичній родині народів. Київ пише майбутні вирокикремлівському режиму, який відповість за всі болі, вбивства, зґвалтування,знущання, тортури, страждання безневинних людей, грабунки та руйнації, завданіРосійською Федерацією", - підкреслює Генштаб.</text:p>
      <text:p text:style-name="P4">
Також зазначається, що Київ дієво наближає перемогу України та створює умовидля міжнародної кримінальної відповідальності вищого військового і політичногокерівництва росії та російських військовослужбовців за скоєння воєннихзлочинів.</text:p>
      <text:p text:style-name="P4">
<text:span text:style-name="T4">
Читайте також:</text:span>
 <text:a xlink:type="simple" xlink:href="https://www.ukrinform.ua/rubric-kyiv/3713727-pocesni-kiani-porad-z-patonom-dzamalou-i-dzonsonom-ne-mae-buti-brezneva.html" text:style-name="Internet_20_link" text:visited-style-name="Visited_20_Internet_20_Link">
 Почесні кияни: поряд з Патоном, Джамалою і Джонсоном немає бути Брежнєва </text:a>
</text:p>
      <text:p text:style-name="P4">
Секретар Ради національної безпеки та оборони України Олексій Данілов привітавжителів й гостей столиці із Днем Києва, а також зазначив, що своїми обстріламиросіяни продовжують демонструвати свої дві основні «чесноти» – тупість івпертість.</text:p>
      <text:p text:style-name="P4">
«З Днем Києва! Ми тебе любимо, наше кохане і мужнє місто. P.S. О 5:30переглянув ранкове оперативне зведення і тільки здивовано похитав головою.росіяни продовжують демонструвати свої дві основні «чесноти» – тупість івпертість у різних їх варіаціях», - написав Данілов у <text:a xlink:type="simple" xlink:href="https://twitter.com/OleksiyDanilov/status/1662744140273123329" text:style-name="Internet_20_link" text:visited-style-name="Visited_20_Internet_20_Link">
 Твіттері</text:a>
 .</text:p>
      <text:p text:style-name="P4">
Начальник Київської міської військової адміністрації Сергій Попко у День Києвазаявив, що докладатиме максимум зусиль аби столиця була захищеною та квітучою.</text:p>
      <text:p text:style-name="P4">
Міністр культури та інформаційної політики Олександр Ткаченко у День Києваназвав столицю душею та центром тяжіння країни.</text:p>
      <text:p text:style-name="P4">
«Сонце знову над Києвом попри жахливу ніч. Над вічним містом і сьогодні йогоДень», - зазначив Ткаченко у <text:a xlink:type="simple" xlink:href="https://t.me/otkachenkokyiv/3648" text:style-name="Internet_20_link" text:visited-style-name="Visited_20_Internet_20_Link">
 Телеграмі </text:a>
 .</text:p>
      <text:p text:style-name="P4">
За словами Ткаченка, для нього Київ не просто рідне місто, це - душа та центртяжіння країни. І він має кілька образів.</text:p>
      <text:p text:style-name="P4">
«Сивий дід, який сидить в Ботанічному саду біля Видубичів та, напевно, бачитьперед очима сотні років величі, страждань, поразок, перемог та знає майбутнє.Перед ним - Дніпро, який обіймає своєю силою лівий та правий береги та надаєнатхнення. Малий хлопець, який мчить на самокаті по ЯрВалу. Та інший такий жена Відрадному чи десь на Троєщині. Чарівна пара з малими дітьми у київськихпарках. Вулик сотень тисяч талантів, які працюють нестямно та люблять каву, бокількості цієї кави в рідному місті позаздрить Рим. Софія, яка зі своєюОрантою закриває небо над Києвом», - написав Ткаченко.</text:p>
      <text:p text:style-name="P4">
Він також згадав «рідний жовтий корпус Київського університету та інших вишів,де киплять думки та відкриття» та улюблений Поділ «з характером, відкритим допригод та повним цінностей демократії».</text:p>
      <text:p text:style-name="P4">
«Театри, музеї та кіностудії, переповнені прем'єр, історій та емоцій. Вже некажу про наше вміння в Києві готувати все що завгодно на будь-який смак табудь-де, бо любимо гостей. Не тих, звичайно, які і цієї ночі не давали намспати та тримали в напрузі наших дітей. Бо їм місце - в пеклі. А наше місто -з розряду вічних», - наголосив Ткаченко.</text:p>
      <text:p text:style-name="P4">
Дружина Президента Олена Зеленська у привітанні до Дня Києва заявила, щозавдяки загартованими, мов метал, киянам Київ залишається непохитний.</text:p>
      <text:p text:style-name="P4">
Керівник Офісу Президента Андрій Єрмак привітав жителів столиці з Днем Києва.</text:p>
      <text:p text:style-name="P4">
«Київ вистояв. Київ - сильний та потужний. <text:a xlink:type="simple" xlink:href="https://t.me/ermaka2022/2798" text:style-name="Internet_20_link" text:visited-style-name="Visited_20_Internet_20_Link">
 Київ</text:a>
 - український. Атаки росіян провалюються.Столиця продовжує жити, а люди цього міста - творити. Затишні вулиці, щозберігають нашу історію. Вітаю киян з Днем міста», - зазначив Єрмак.</text:p>
      <text:p text:style-name="P4">
Він додав, що Україна переможе, історична справедливість обов‘язково будевідновлена.</text:p>
      <text:p text:style-name="P4">
Посол Великої Британії в Україні Мелінда Сіммонс у День Києва звернулася дожителів столиці українською мовою, відзначивши їхній оптимізм і віру уперемогу.</text:p>
      <text:p text:style-name="Quotations">

<text:p text:style-name="P4">
З днем ​​народження місто Київ! <text:a xlink:type="simple" xlink:href="https://t.co/zcjxuNoVPH" text:style-name="Internet_20_link" text:visited-style-name="Visited_20_Internet_20_Link">
 https://t.co/zcjxuNoVPH&gt;
 </text:a>
&gt;
&gt;
 — Dame Melinda Simmons (@MelSimmonsFCDO) <text:a xlink:type="simple" xlink:href="https://twitter.com/MelSimmonsFCDO/status/1662740252337766400" text:style-name="Internet_20_link" text:visited-style-name="Visited_20_Internet_20_Link">
 May 28, 2023&gt;
 </text:a>
</text:p>

</text:p>
      <text:p text:style-name="P4">
«Я рада, що попри нескінченні обстріли та зимову темряву кияни зберігаютьоптимізм і вірять у перемогу», – <text:a xlink:type="simple" xlink:href="https://twitter.com/MelSimmonsFCDO/status/1662740252337766400" text:style-name="Internet_20_link" text:visited-style-name="Visited_20_Internet_20_Link">
 сказала</text:a>
 посол.</text:p>
      <text:p text:style-name="P4">
Міністр оборони України Олексій Резніков привітав Київ, «місто вільних ісміливих», з днем міста у <text:a xlink:type="simple" xlink:href="https://twitter.com/oleksiireznikov/status/1662800477921112064" text:style-name="Internet_20_link" text:visited-style-name="Visited_20_Internet_20_Link">
 Твіттері</text:a>
 .</text:p>
      <text:p text:style-name="P4">
«Сьогодні ми святкуємо День Києва! Київ, місто вільних і сміливих людей, ставсимволом незламності українського духу та невдалих імперських амбіцій Кремля»,– написав Резніков.</text:p>
      <text:p text:style-name="Quotations">

<text:p text:style-name="P4">
Today we celebrate <text:a xlink:type="simple" xlink:href="https://twitter.com/hashtag/KyivDay" text:style-name="Internet_20_link" text:visited-style-name="Visited_20_Internet_20_Link">
 #KyivDay&gt;
 </text:a>
 !  &gt;
  Kyiv, a city of free and brave people, has become a symbol of Ukraine’s&gt;
 unbreakable spirit and the Kremlin’s failed imperial ambitions.  &gt;
  Last night, Kyiv survived one of the largest russian air attacks since the&gt;
 beginning of the war.  &gt;
  They have failed… <text:a xlink:type="simple" xlink:href="https://t.co/ex9tPQcxe8" text:style-name="Internet_20_link" text:visited-style-name="Visited_20_Internet_20_Link">
 pic.twitter.com/ex9tPQcxe8 </text:a>
&gt;
&gt;
 — Oleksii Reznikov (@oleksiireznikov) <text:a xlink:type="simple" xlink:href="https://twitter.com/oleksiireznikov/status/1662800477921112064" text:style-name="Internet_20_link" text:visited-style-name="Visited_20_Internet_20_Link">
 May 28, 2023&gt;
 </text:a>
</text:p>

</text:p>
      <text:p text:style-name="P4">
У дописі він також згадав нічний обстріл столиці з боку Росії у ніч на 28травня, зазначивши, що Київ стоїть міцно.</text:p>
      <text:p text:style-name="P4">
«Вони (росіяни – ред.) не взяли тебе (Київ – ред.). Вони не змогли залякатитебе за 459 днів. Вони зазнають поразки», – додав міністр.</text:p>
      <text:p text:style-name="P4">
Наприкінці допису Резніков розмістив привітання : «З днем народження, Києве!».</text:p>
      <text:p text:style-name="P4">
Source: <text:a xlink:type="simple" xlink:href="https://www.ukrinform.ua/rubric-kyiv/3715187-kiiv-vidznacae-den-mista.html" text:style-name="Internet_20_link" text:visited-style-name="Visited_20_Internet_20_Link">
https://www.ukrinform.ua/rubric-kyiv/3715187-kiiv-vidznacae-den-mista.html</text:a>
</text:p>
      <!--NEWS-->
      <text:h text:style-name="P10" text:outline-level="1">
<text:span text:style-name="T4">
Donetsk Oblast(14:57). Red Alert: aerial threat. Sirens sounding. Take cover now!</text:span>
</text:h>
      <text:p text:style-name="P4">
Authors: liveuamap (Language: en)</text:p>
      <text:p text:style-name="P4">
Time: 2023-05-28T08:57:00</text:p>
      <text:p text:style-name="P4">
Location: Donetsk Oblast (Latitude:48.72744 Longtitude:37.5781)</text:p>
      <text:p text:style-name="P4">
Videos: []</text:p>
      <text:p text:style-name="P4">
Images: []</text:p>
      <text:p text:style-name="P4">
Tags: ["Europe", "Central and Eastern Europe"]</text:p>
      <text:p text:style-name="P4">
ID: 22565919</text:p>
      <!--METADATA-->
      <text:p text:style-name="P4">
Donetsk Oblast(14:57). Red Alert: aerial threat. Sirens sounding. Take covernow!</text:p>
      <text:p text:style-name="P4">
News Collection Link: <text:a xlink:type="simple" xlink:href="https://liveuamap.com/en/2023/28-may-donetsk-oblast1457-red-alert-aerial-thg" text:style-name="Internet_20_link" text:visited-style-name="Visited_20_Internet_20_Link">
https://liveuamap.com/en/2023/28-may-donetsk-oblast1457-red-alert-aerial-thg</text:a>
</text:p>
      <text:p text:style-name="P4">
Source: <text:a xlink:type="simple" xlink:href="https://t.me/air_alert_ua/46694" text:style-name="Internet_20_link" text:visited-style-name="Visited_20_Internet_20_Link">
https://t.me/air_alert_ua/46694</text:a>
</text:p>
      <!--NEWS-->
      <text:h text:style-name="P10" text:outline-level="1">
<text:span text:style-name="T4">
Мер Житомира заявив про пошкодження внаслідок нічної атаки</text:span>
</text:h>
      <text:p text:style-name="P4">
Authors: Ukrinform (Person)</text:p>
      <text:p text:style-name="P4">
Publisher: Укринформ (Organization)</text:p>
      <text:p text:style-name="P4">
Published Time: 2023-05-28T09:00:00+03:00</text:p>
      <text:p text:style-name="P4">
Modified Time: 2023-05-28T09:00:00+03:00</text:p>
      <text:p text:style-name="P4">
Description: У Житомирі внаслідок нічної ворожої атаки зафіксовано пошкодження, однак минулося без людських жерт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Житомир', 'Війна з Росією', 'Дрон-камікадзе', 'Повітряна атака']</text:p>
      <text:p text:style-name="P4">
Type: Article</text:p>
      <!--METADATA-->
      <text:p text:style-name="P4">
<draw:frame draw:style-name="fr1" draw:name="Image69" text:anchor-type="as-char" svg:width="6.9236in" svg:height="3.956343in" draw:z-index="0">
<draw:image xlink:href="../Images/yкринформ/2023-05-28T09-00-00-03-00/630_360_1538997483-946.jpg" xlink:type="simple" xlink:show="embed" xlink:actuate="onLoad" draw:mime-type="image/jpeg"/>
</draw:frame>
 У Житомирівнаслідок нічної ворожої атаки зафіксовано пошкодження, однак минулося безлюдських жертв.</text:p>
      <text:p text:style-name="P4">
Про це повідомив міський голова Сергій Сухомлин у <text:a xlink:type="simple" xlink:href="http://www.facebook.com/sukhomlyn.sergey/posts/pfbid02Sjx5CLUsTkG5hQVoDf5QnTMqZSazh8G1aYTGis6TMjDCMZdMRqPdXEr13RXanpo1l" text:style-name="Internet_20_link" text:visited-style-name="Visited_20_Internet_20_Link">
 Фейсбуці</text:a>
 , передає Укрінформ.</text:p>
      <text:p text:style-name="P4">
"Близько пʼяти годин тривала тривога. <text:a xlink:type="simple" xlink:href="https://www.ukrinform.ua/tag-zitomir" text:style-name="Internet_20_link" text:visited-style-name="Visited_20_Internet_20_Link">
 Житомир</text:a>
 без жертв. Є пошкодження", - написавСухомлин.</text:p>
      <text:p text:style-name="P4">
Він додав, що деталі будуть згодом.</text:p>
      <text:p text:style-name="P4">
Як <text:a xlink:type="simple" xlink:href="https://www.ukrinform.ua/rubric-ato/3715097-u-zitomiri-prolunali-vibuhi-zmi.html" text:style-name="Internet_20_link" text:visited-style-name="Visited_20_Internet_20_Link">
 повідомлялося </text:a>
 , під час повітряної тривоги в Житомирі було чутизвуки вибухів.</text:p>
      <text:p text:style-name="P4">
<text:span text:style-name="T4">
Читайте також:</text:span>
 <text:a xlink:type="simple" xlink:href="https://www.ukrinform.ua/rubric-kyiv/3715094-ermak-pro-nicnu-ataku-na-kiiv-voni-prograut-a-mi-peremozemo-ta-pokaraemo.html" text:style-name="Internet_20_link" text:visited-style-name="Visited_20_Internet_20_Link">
 Єрмак - про нічну атаку на Київ: Вони програють, а мипереможемо та покараємо </text:a>
</text:p>
      <text:p text:style-name="P4">
Командування Повітряних сил ЗСУ заявило, що у ніч проти 28 травня російськівійська атакували Україну іранськими ударними дронами Shahed-136/131 зпівнічного напрямку – Брянська область та південного – Краснодарський край.Загалом зафіксовано пуски 54 дронів-камікадзе.</text:p>
      <text:p text:style-name="P4">
Сили оборони знищили 52 дрони.</text:p>
      <text:p text:style-name="P4">
Source: <text:a xlink:type="simple" xlink:href="https://www.ukrinform.ua/rubric-ato/3715124-mer-zitomira-zaaviv-pro-poskodzenna-vnaslidok-nicnoi-ataki.html" text:style-name="Internet_20_link" text:visited-style-name="Visited_20_Internet_20_Link">
https://www.ukrinform.ua/rubric-ato/3715124-mer-zitomira-zaaviv-pro-poskodzenna-vnaslidok-nicnoi-ataki.html</text:a>
</text:p>
      <!--NEWS-->
      <text:h text:style-name="P10" text:outline-level="1">
<text:span text:style-name="T4">
Марта Костюк стартує на «Ролан Гаррос» матчем проти другої «ракетки» світу</text:span>
</text:h>
      <text:p text:style-name="P4">
Authors: Ukrinform (Person)</text:p>
      <text:p text:style-name="P4">
Publisher: Укринформ (Organization)</text:p>
      <text:p text:style-name="P4">
Published Time: 2023-05-28T09:22:41+03:00</text:p>
      <text:p text:style-name="P4">
Modified Time: 2023-05-28T09:22:41+03:00</text:p>
      <text:p text:style-name="P4">
Description: У Парижі в неділю, 28 травня розпочинається другий у сезоні турнір серії Grand Slam Відкритий чемпіонат Франції з тенісу («Ролан Гаррос»). — Укрінформ.</text:p>
      <text:p text:style-name="P4">
Images: ['<text:a xlink:type="simple" xlink:href="https://static.ukrinform.com/photos/2023_05/thumb_files/630_360_1685254934-442.jpg" text:style-name="Internet_20_link" text:visited-style-name="Visited_20_Internet_20_Link">
630_360_16852...</text:a>
']</text:p>
      <text:p text:style-name="P4">
Tags: ['Цуренко', 'Світоліна', 'Теніс', 'Марта Костюк', 'Даяна Ястремська', 'Ангеліна Калініна']</text:p>
      <text:p text:style-name="P4">
Type: Article</text:p>
      <!--METADATA-->
      <text:p text:style-name="P4">
<draw:frame draw:style-name="fr1" draw:name="Image70" text:anchor-type="as-char" svg:width="6.9236in" svg:height="3.956343in" draw:z-index="0">
<draw:image xlink:href="../Images/yкринформ/2023-05-28T09-22-41-03-00/630_360_1685254934-442.jpg" xlink:type="simple" xlink:show="embed" xlink:actuate="onLoad" draw:mime-type="image/jpeg"/>
</draw:frame>
 У Парижі внеділю, 28 травня розпочинається другий у сезоні турнір серії Grand SlamВідкритий чемпіонат Франції з тенісу («Ролан Гаррос»).</text:p>
      <text:p text:style-name="P4">
Першою з українок боротьбу розпочне Марта Костюк (№39 світового рейтингу),передає Укрінформ.</text:p>
      <text:p text:style-name="P4">
О 12.00 на корті Stade Roland-Garros Костюк зустрінеться з другою «ракеткою»світу Аріною Соболенко з Білорусі.</text:p>
      <text:p text:style-name="P4">
В основній сітці жіночого турніру Україну також представлятимуть АнгелінаКалініна, Леся Цуренко, Катерина Байндл, Еліна Світоліна та Даяна Ястремська.</text:p>
      <text:p text:style-name="P4">
<text:span text:style-name="T4">
Читайте також:</text:span>
 <text:a xlink:type="simple" xlink:href="https://www.ukrinform.ua/rubric-sports/3715001-svitolina-vdruge-vigrala-turnir-wta-u-strazburzi.html" text:style-name="Internet_20_link" text:visited-style-name="Visited_20_Internet_20_Link">
 Світоліна вдруге виграла турнір WTA у Стразбурзі</text:a>
</text:p>
      <text:p text:style-name="P4">
Титул чемпіонки захищатиме Іга Швьонтек з Польщі.</text:p>
      <text:p text:style-name="P4">
«Ролан Гаррос» у Парижі триватиме до 11 червня.</text:p>
      <text:p text:style-name="P4">
Фото: Getty Images/Global Images Ukraine.</text:p>
      <text:p text:style-name="P4">
Source: <text:a xlink:type="simple" xlink:href="https://www.ukrinform.ua/rubric-sports/3715132-marta-kostuk-startue-na-rolan-garros-matcem-proti-drugoi-raketki-svitu.html" text:style-name="Internet_20_link" text:visited-style-name="Visited_20_Internet_20_Link">
https://www.ukrinform.ua/rubric-sports/3715132-marta-kostuk-startue-na-rolan-garros-matcem-proti-drugoi-raketki-svitu.html</text:a>
</text:p>
      <!--NEWS-->
      <text:h text:style-name="P10" text:outline-level="1">
<text:span text:style-name="T4">
Гуменюк не виключає, що масштабна нічна атака РФ пов’язана з новою поставкою дронів «Shahed»</text:span>
</text:h>
      <text:p text:style-name="P4">
Authors: Ukrinform (Person)</text:p>
      <text:p text:style-name="P4">
Publisher: Укринформ (Organization)</text:p>
      <text:p text:style-name="P4">
Published Time: 2023-05-28T09:23:39+03:00</text:p>
      <text:p text:style-name="P4">
Modified Time: 2023-05-28T09:23:39+03:00</text:p>
      <text:p text:style-name="P4">
Description: Використання Росією такої великої кількості іранських дронів «Shahed» під час останньої атаки по Україні може бути пов’язане з поставкою нової партії безпілотників.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Безпілотник', 'Єдині новини', 'Наталія Гуменюк', 'Повітряна атака']</text:p>
      <text:p text:style-name="P4">
Type: Article</text:p>
      <!--METADATA-->
      <text:p text:style-name="P4">
<draw:frame draw:style-name="fr1" draw:name="Image71" text:anchor-type="as-char" svg:width="6.9236in" svg:height="3.956343in" draw:z-index="0">
<draw:image xlink:href="../Images/yкринформ/2023-05-28T09-23-39-03-00/630_360_1683203408-838.jpg" xlink:type="simple" xlink:show="embed" xlink:actuate="onLoad" draw:mime-type="image/jpeg"/>
</draw:frame>
Використання Росією такої великої кількості іранських дронів «Shahed» під часостанньої атаки по Україні може бути пов’язане з поставкою нової партіїбезпілотників.</text:p>
      <text:p text:style-name="P4">
Таку думку в ефірі загальнонаціонального телемарафону «Єдині новини» висловилакерівник об’єднаного пресцентру Оперативного командування «Південь» НаталіяГуменюк, передає кореспондент Укрінформу.</text:p>
      <text:p text:style-name="P4">
«Цілком імовірно, що використання такої великої кількості боєприпасівпов’язано із поставкою нової партії, і вони (Росія - ред.) можуть дозволитисобі «розкіш». Оскільки з ракетами, дійсно, досить скрутно, вони їхнамагаються економити. Якщо аналізувати попередні атаки, то там вони буливикористані досить потужно у сенсі кількості», - сказала Гуменюк.</text:p>
      <text:p text:style-name="P4">
Вона звернула увагу на те, що росіяни перед цією атакою завели ракетоносій уЧорному морі у пункт базування, бо його не планували залучати. «Це говоритьпро те, що з ракетами у них досить скрутно, але цілком імовірно, що саме«шахедами» вони намагалися «помітити» для себе напрямки наступних атак», -зауважила речниця ОК «Південь».</text:p>
      <text:p text:style-name="P4">
Гуменюк підкреслила, що під час нічної атаки по Україні <text:a xlink:type="simple" xlink:href="https://www.ukrinform.ua/tag-bezpilotnik" text:style-name="Internet_20_link" text:visited-style-name="Visited_20_Internet_20_Link">
 дрони</text:a>
 «Shahed-136/131» були запущенінетрадиційними маршрутами, намагаючись максимально обійти південну ППО. Прицьому пусків ракет не спостерігалося, однак близько 22 години фіксуваласяактивність ворожої авіації вздовж лінії фронту.</text:p>
      <text:p text:style-name="P4">
Крім того, за її словами, ОК Південь» перед цим фіксувало велику кількістьрозвідників: «Тільки на нашому напрямку їх було знищено за попередню добу сім.Це говорить про те, що ворог намагався з'ясувати для себе ефективний маршрутта майбутні цілі».</text:p>
      <text:p text:style-name="P4">
<text:span text:style-name="T4">
Читайте також:</text:span>
 <text:a xlink:type="simple" xlink:href="https://www.ukrinform.ua/rubric-kyiv/3715102-ataka-na-kiiv-sili-ppo-znisili-ponad-40-sahediv-kmva.html" text:style-name="Internet_20_link" text:visited-style-name="Visited_20_Internet_20_Link">
 <text:span text:style-name="T4">
Атака</text:span>
 на Київ: сили ППО знищили понад 40 «шахедів» -КМВА </text:a>
</text:p>
      <text:p text:style-name="P4">
Як повідомляв Укрінформ, командування Повітряних сил ЗСУ <text:a xlink:type="simple" xlink:href="https://www.ukrinform.ua/rubric-ato/3715111-rekordna-kilkist-zapusenih-sahediv-sili-oboroni-vnoci-znisili-52-z-54.html" text:style-name="Internet_20_link" text:visited-style-name="Visited_20_Internet_20_Link">
 заявило</text:a>
 , що у ніч проти 28 травняросійські війська атакували Україну іранськими ударними дронами"Shahed-136/131" з північного напрямку – Брянська область - та південного –Краснодарський край. Загалом зафіксовано пуски 54 дронів-камікадзе.</text:p>
      <text:p text:style-name="P4">
Сили оборони знищили 52 ворожі безпілотники.</text:p>
      <text:p text:style-name="P4">
Source: <text:a xlink:type="simple" xlink:href="https://www.ukrinform.ua/rubric-ato/3715133-gumenuk-ne-viklucae-so-masstabna-nicna-ataka-rf-povazana-z-novou-postavkou-droniv-shahed.html" text:style-name="Internet_20_link" text:visited-style-name="Visited_20_Internet_20_Link">
https://www.ukrinform.ua/rubric-ato/3715133-gumenuk-ne-viklucae-so-masstabna-nicna-ataka-rf-povazana-z-novou-postavkou-droniv-shahed.html</text:a>
</text:p>
      <!--NEWS-->
      <text:h text:style-name="P10" text:outline-level="1">
<text:span text:style-name="T4">
На Запоріжжі ворог обстріляв 21 населений пункт, четверо поранених</text:span>
</text:h>
      <text:p text:style-name="P4">
Authors: Ukrinform (Person)</text:p>
      <text:p text:style-name="P4">
Publisher: Укринформ (Organization)</text:p>
      <text:p text:style-name="P4">
Published Time: 2023-05-28T09:26:59+03:00</text:p>
      <text:p text:style-name="P4">
Modified Time: 2023-05-28T09:26:59+03:00</text:p>
      <text:p text:style-name="P4">
Description: Російські загарбники минулої доби обстріляли понад 20 населених пунктів Запорізької області - зафіксовано руйнування цивільних об'єктів, поранені четверо людей. — Укрінформ.</text:p>
      <text:p text:style-name="P4">
Images: ['<text:a xlink:type="simple" xlink:href="https://static.ukrinform.com/photos/2023_03/thumb_files/630_360_1679917010-662.jpg" text:style-name="Internet_20_link" text:visited-style-name="Visited_20_Internet_20_Link">
630_360_16799...</text:a>
']</text:p>
      <text:p text:style-name="P4">
Tags: ['Обстріл', 'Поранені', 'Запоріжжя', 'Війна з Росією']</text:p>
      <text:p text:style-name="P4">
Type: Article</text:p>
      <!--METADATA-->
      <text:p text:style-name="P4">
<draw:frame draw:style-name="fr1" draw:name="Image72" text:anchor-type="as-char" svg:width="6.9236in" svg:height="3.956343in" draw:z-index="0">
<draw:image xlink:href="../Images/yкринформ/2023-05-28T09-26-59-03-00/630_360_1679917010-662.jpg" xlink:type="simple" xlink:show="embed" xlink:actuate="onLoad" draw:mime-type="image/jpeg"/>
</draw:frame>
 Російськізагарбники минулої доби обстріляли понад 20 населених пунктів Запорізькоїобласті - зафіксовано руйнування цивільних об'єктів, поранені четверо людей.</text:p>
      <text:p text:style-name="P4">
Про це повідомив начальник Запорізької ОВА Юрій Малашко у <text:a xlink:type="simple" xlink:href="http://t.me/zoda_gov_ua/19062" text:style-name="Internet_20_link" text:visited-style-name="Visited_20_Internet_20_Link">
 Телеграмі</text:a>
 , передає Укрінформ.</text:p>
      <text:p text:style-name="P4">
"77 обстрілів за минулу добу здійснили рашисти по Запорізькій області. 21населений пункт постраждав від ворожого вогню. Наразі зафіксовано 12 новихруйнувань цивільних об'єктів", - поінформував очільник ОВА.</text:p>
      <text:p text:style-name="P4">
За його словами, внаслідок авіаударів постраждали Новоданилівка, Червоне таНовоселівка. Чотири атаки з БПЛА здійснено на Малу Токмачку та Ольгівське.Ударів з РСЗВ загарбники завдали по Кам'янському та Єгорівці.</text:p>
      <text:p text:style-name="P4">
<text:span text:style-name="T4">
Читайте також:</text:span>
 <text:a xlink:type="simple" xlink:href="https://www.ukrinform.ua/rubric-culture/3715115-armia-rf-za-dobu-vbila-odnogo-zitela-doneccini-troe-poraneni.html" text:style-name="Internet_20_link" text:visited-style-name="Visited_20_Internet_20_Link">
 Армія РФ за добу вбила одного жителя Донеччини, троєпоранені </text:a>
</text:p>
      <text:p text:style-name="P4">
Крім того, зафіксовано 68 артилерійських обстрілів, націлених на Гуляйполе,Оріхів, Залізничне, Новоандріївку, Малинівку, Павлівку та інші прифронтовісела.</text:p>
      <text:p text:style-name="P4">
Малашко поінформував, що внаслідок обстрілів чотири мирні жителі дісталимінно-вибухові травми. Зокрема, у с. Плавні травмований 74-річний чоловік, уСтепногірську постраждали чоловіки 51 та 58 років, у Гуляйполі - 39-річниймісцевий житель.</text:p>
      <text:p text:style-name="P4">
"Поранені перебувають під медичним наглядом", - додав очільник ОВА.</text:p>
      <text:p text:style-name="P4">
<text:span text:style-name="T4">
Читайте також:</text:span>
 <text:a xlink:type="simple" xlink:href="https://www.ukrinform.ua/rubric-regions/3715112-hersonsina-za-dobu-zaznala-73-obstriliv-odnu-ludinu-poraneno.html" text:style-name="Internet_20_link" text:visited-style-name="Visited_20_Internet_20_Link">
 <text:span text:style-name="T4">
Херсон</text:span>
 щина за добу зазнала 73 обстрілів, є поранений</text:a>
</text:p>
      <text:p text:style-name="P4">
Як повідомлялося, у неділю вранці у центрі тимчасово захопленого Мелітополяпролунав <text:a xlink:type="simple" xlink:href="https://www.ukrinform.ua/tag-vibuh" text:style-name="Internet_20_link" text:visited-style-name="Visited_20_Internet_20_Link">
 вибух </text:a>
 .</text:p>
      <text:p text:style-name="P4">
Фото <text:span text:style-name="T5">
ілюстративне</text:span>
</text:p>
      <text:p text:style-name="P4">
Source: <text:a xlink:type="simple" xlink:href="https://www.ukrinform.ua/rubric-regions/3715135-na-zaporizzi-vorog-obstrilav-21-naselenij-punkt-cetvero-poranenih.html" text:style-name="Internet_20_link" text:visited-style-name="Visited_20_Internet_20_Link">
https://www.ukrinform.ua/rubric-regions/3715135-na-zaporizzi-vorog-obstrilav-21-naselenij-punkt-cetvero-poranenih.html</text:a>
</text:p>
      <!--NEWS-->
      <text:h text:style-name="P10" text:outline-level="1">
<text:span text:style-name="T4">
Росіяни за добу обстріляли три райони Харківщини, загинули двоє цивільних</text:span>
</text:h>
      <text:p text:style-name="P4">
Authors: Ukrinform (Person)</text:p>
      <text:p text:style-name="P4">
Publisher: Укринформ (Organization)</text:p>
      <text:p text:style-name="P4">
Published Time: 2023-05-28T09:29:59+03:00</text:p>
      <text:p text:style-name="P4">
Modified Time: 2023-05-28T09:29:59+03:00</text:p>
      <text:p text:style-name="P4">
Description: Російські загарбники протягом доби завдавали ударів по прикордонних населених пунктах Чугуївського, Харківського, Куп’янського районів, загинули дві людини.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Харківщина', 'Війна з Росією']</text:p>
      <text:p text:style-name="P4">
Type: Article</text:p>
      <!--METADATA-->
      <text:p text:style-name="P4">
<draw:frame draw:style-name="fr1" draw:name="Image73" text:anchor-type="as-char" svg:width="6.9236in" svg:height="3.956343in" draw:z-index="0">
<draw:image xlink:href="../Images/yкринформ/2023-05-28T09-29-59-03-00/630_360_1667562981-965.jpg" xlink:type="simple" xlink:show="embed" xlink:actuate="onLoad" draw:mime-type="image/jpeg"/>
</draw:frame>
 Російськізагарбники протягом доби завдавали ударів по прикордонних населених пунктахЧугуївського, Харківського, Куп’янського районів, загинули дві людини.</text:p>
      <text:p text:style-name="P4">
Як передає Укрінформ, про це голова Харківської обласної військовоїадміністрації Олег Синєгубов повідомляє у <text:a xlink:type="simple" xlink:href="http://t.me/synegubov/6293" text:style-name="Internet_20_link" text:visited-style-name="Visited_20_Internet_20_Link">
 Телеграмі</text:a>
 .</text:p>
      <text:p text:style-name="P4">
За його словами, ворог завдав авіаудару в околицях Кислівки. Підартилерійський та мінометний обстріл потрапили Колодязне, Красне Перше,Фихолівка, Новомлинськ, Дворічна, Западне, Масютівка, Кислівка, Берестове.</text:p>
      <text:p text:style-name="P4">
Інтенсивних <text:a xlink:type="simple" xlink:href="https://www.ukrinform.ua/tag-obstril" text:style-name="Internet_20_link" text:visited-style-name="Visited_20_Internet_20_Link">
 обстрілів </text:a>
 зазнавВовчанськ та околиці. Пошкоджені житлові будинки, паркани, господарськіприбудови, вікна Будинку культури, адмінбудівля селищної ради.</text:p>
      <text:p text:style-name="P4">
"Через російську агресію вкотре страждають цивільні. У с. ШепуватеКуп’янського району унаслідок обстрілу, на жаль, загинула 61-річна жінка,також отримав поранення 60-річний чоловік. Після 19 год. внаслідок обстрілу вДворічній Куп’янського району загинув 60-річний чоловік, який знаходився наподвір’ї будинку", - зазначив Синєгубов.</text:p>
      <text:p text:style-name="P4">
Внаслідок обстрілу села Фиголівка отримала поранення жінка 58 років, стансередній.</text:p>
      <text:p text:style-name="P4">
Унаслідок ворожого обстрілу у с. Циркуни отримала осколкові поранення 79-річнажінка.</text:p>
      <text:p text:style-name="P4">
За словами Синєгубова, найгарячішим на сьогодні залишається Куп'янськийнапрямок: ворог провів наступальні операції біля Масютівки, але без успіху.</text:p>
      <text:p text:style-name="P4">
<text:span text:style-name="T4">
Читайте також:</text:span>
 <text:a xlink:type="simple" xlink:href="https://www.ukrinform.ua/rubric-regions/3715112-hersonsina-za-dobu-zaznala-73-obstriliv-odnu-ludinu-poraneno.html" text:style-name="Internet_20_link" text:visited-style-name="Visited_20_Internet_20_Link">
 Херсонщина за добу зазнала 73 <text:span text:style-name="T4">
обстріл</text:span>
 ів, є поранений</text:a>
</text:p>
      <text:p text:style-name="P4">
Як повідомляв Укрінформ, російські війська 26 травня атакували за допомогоюбезпілотників типу Shahed Мерефу та Ізюм Харківської області. Вночі (з 26 на27 травня) у Харківській області російські війська завдали ракетного удару поселу Липці Харківського району, постраждалих немає.</text:p>
      <text:p text:style-name="P4">
Source: <text:a xlink:type="simple" xlink:href="https://www.ukrinform.ua/rubric-regions/3715138-rosiani-za-dobu-obstrilali-tri-rajoni-harkivsini-zaginuli-dvoe-civilnih.html" text:style-name="Internet_20_link" text:visited-style-name="Visited_20_Internet_20_Link">
https://www.ukrinform.ua/rubric-regions/3715138-rosiani-za-dobu-obstrilali-tri-rajoni-harkivsini-zaginuli-dvoe-civilnih.html</text:a>
</text:p>
      <!--NEWS-->
      <text:h text:style-name="P10" text:outline-level="1">
<text:span text:style-name="T4">
Рейтинг WTA: Світоліна піднялася більш ніж на 300 місць і повернулася до топ-200</text:span>
</text:h>
      <text:p text:style-name="P4">
Authors: Ukrinform (Person)</text:p>
      <text:p text:style-name="P4">
Publisher: Укринформ (Organization)</text:p>
      <text:p text:style-name="P4">
Published Time: 2023-05-28T09:40:00+03:00</text:p>
      <text:p text:style-name="P4">
Modified Time: 2023-05-28T09:40:00+03:00</text:p>
      <text:p text:style-name="P4">
Description: Жіноча тенісна асоціація (WTA) оновила рейтинг спортсменок станом на 29 травня. — Укрінформ.</text:p>
      <text:p text:style-name="P4">
Images: ['<text:a xlink:type="simple" xlink:href="https://static.ukrinform.com/photos/2023_05/thumb_files/630_360_1685255854-440.jpg" text:style-name="Internet_20_link" text:visited-style-name="Visited_20_Internet_20_Link">
630_360_16852...</text:a>
']</text:p>
      <text:p text:style-name="P4">
Tags: None</text:p>
      <text:p text:style-name="P4">
Type: Article</text:p>
      <!--METADATA-->
      <text:p text:style-name="P4">
<draw:frame draw:style-name="fr1" draw:name="Image74" text:anchor-type="as-char" svg:width="6.9236in" svg:height="3.956343in" draw:z-index="0">
<draw:image xlink:href="../Images/yкринформ/2023-05-28T09-40-00-03-00/630_360_1685255854-440.jpg" xlink:type="simple" xlink:show="embed" xlink:actuate="onLoad" draw:mime-type="image/jpeg"/>
</draw:frame>
 Жіночатенісна асоціація (WTA) оновила рейтинг спортсменок станом на 29 травня.</text:p>
      <text:p text:style-name="P4">
Як інформує <text:a xlink:type="simple" xlink:href="https://btu.org.ua/news/ukrainskiy-tennis/45165-svitolina-podnjalas-bolee-chem-na-300-mest-i-vernulas-v-top-200-rejtinga-wta-kalinina-i-kostjuk-sohranili-pozicii-v-top-50.html" text:style-name="Internet_20_link" text:visited-style-name="Visited_20_Internet_20_Link">
 BTU </text:a>
 , найкращий прогрес тижня середукраїнок показала Еліна Світоліна, яка завдяки перемозі на турнірі WTA 250 уСтрасбурзі (Франція) піднялася одразу на 316 позицій та посідає перед стартомна «Ролан Гаррос» 192-е місце, передає Укрінформ.</text:p>
      <text:p text:style-name="P4">
Ангеліна Калініна втратила один рядок і займає 26-у позицію. Марта Костюкзберегла за собою 39-е місце, а Леся Цуренко та Катерина Байндл втратили потри рядки і посідають відповідно 66-е та 83-є місця.</text:p>
      <text:p text:style-name="P4">
Рейтинг WTA очолює Іга Швьонтек із Польщі. Далі йде білоруска Аріна Соболенко,третьою «ракеткою» світу є американка Джессіка Пегула.</text:p>
      <text:p text:style-name="P4">
<text:span text:style-name="T4">
Читайте також:</text:span>
 <text:a xlink:type="simple" xlink:href="https://www.ukrinform.ua/rubric-sports/3714734-svitolina-bagato-ludej-buli-zdivovani-moeu-fizicnou-formou-pisla-povernenna.html" text:style-name="Internet_20_link" text:visited-style-name="Visited_20_Internet_20_Link">
 Світоліна: багато людей були здивовані моєю фізичноюформою після повернення </text:a>
</text:p>
      <text:p text:style-name="P4">
У парному рейтингу WTA Людмила Кіченок цього тижня посідає 8-е місце, МартаКостюк знаходиться на 28-му рядку, а Надія Кіченок опустилася на 52-е місце(-1).</text:p>
      <text:p text:style-name="P4">
Фото: btu.org.ua.</text:p>
      <text:p text:style-name="P4">
Source: <text:a xlink:type="simple" xlink:href="https://www.ukrinform.ua/rubric-sports/3715142-rejting-wta-svitolina-pidnalasa-bils-niz-na-300-misc-i-povernulasa-do-top200.html" text:style-name="Internet_20_link" text:visited-style-name="Visited_20_Internet_20_Link">
https://www.ukrinform.ua/rubric-sports/3715142-rejting-wta-svitolina-pidnalasa-bils-niz-na-300-misc-i-povernulasa-do-top200.html</text:a>
</text:p>
      <!--NEWS-->
      <text:h text:style-name="P10" text:outline-level="1">
<text:span text:style-name="T4">
З Луганщини росіяни вивозять дітей на так званий відпочинок до РФ</text:span>
</text:h>
      <text:p text:style-name="P4">
Authors: Ukrinform (Person)</text:p>
      <text:p text:style-name="P4">
Publisher: Укринформ (Organization)</text:p>
      <text:p text:style-name="P4">
Published Time: 2023-05-28T09:46:39+03:00</text:p>
      <text:p text:style-name="P4">
Modified Time: 2023-05-28T09:46:39+03:00</text:p>
      <text:p text:style-name="P4">
Description: З тимчасово окупованих територій Луганської області ворог вивозить дітей в літні табори Росії. — Укрінформ.</text:p>
      <text:p text:style-name="P4">
Images: ['<text:a xlink:type="simple" xlink:href="https://static.ukrinform.com/photos/2022_08/thumb_files/630_360_1660566941-672.jpg" text:style-name="Internet_20_link" text:visited-style-name="Visited_20_Internet_20_Link">
630_360_16605...</text:a>
']</text:p>
      <text:p text:style-name="P4">
Tags: ['Діти', 'Луганщина', 'Війна з Росією']</text:p>
      <text:p text:style-name="P4">
Type: Article</text:p>
      <!--METADATA-->
      <text:p text:style-name="P4">
<draw:frame draw:style-name="fr1" draw:name="Image75" text:anchor-type="as-char" svg:width="6.9236in" svg:height="3.956343in" draw:z-index="0">
<draw:image xlink:href="../Images/yкринформ/2023-05-28T09-46-39-03-00/630_360_1660566941-672.jpg" xlink:type="simple" xlink:show="embed" xlink:actuate="onLoad" draw:mime-type="image/jpeg"/>
</draw:frame>
 Зтимчасово окупованих територій Луганської області ворог вивозить дітей в літнітабори Росії.</text:p>
      <text:p text:style-name="P4">
Про це в <text:a xlink:type="simple" xlink:href="http://t.me/luhanskaVTSA/10852" text:style-name="Internet_20_link" text:visited-style-name="Visited_20_Internet_20_Link">
 Телеграмі </text:a>
 повідомив начальникЛуганської ОВА Артем Лисогор, передає Укрінформ.</text:p>
      <text:p text:style-name="P4">
«Ворог продовжує незаконно вивозити дітей із тимчасово захоплених територійнашого регіону. В окремих населених пунктах Щастинського району окупанти вжеанонсували так званий відпочинок для школярів у літніх таборах на території <text:a xlink:type="simple" xlink:href="https://www.ukrinform.ua/tag-rosia" text:style-name="Internet_20_link" text:visited-style-name="Visited_20_Internet_20_Link">
Російської Федерації </text:a>
 », - написавЛисогор.</text:p>
      <text:p text:style-name="P4">
<text:span text:style-name="T4">
Читайте також:</text:span>
 <text:a xlink:type="simple" xlink:href="https://www.ukrinform.ua/rubric-crimea/3714770-najmanci-pvk-promivaut-mizki-skolaram-u-krimu-centr-nacsprotivu.html" text:style-name="Internet_20_link" text:visited-style-name="Visited_20_Internet_20_Link">
 Найманці ПВК «промивають мізки» школярам у Криму - Центрнацспротиву </text:a>
</text:p>
      <text:p text:style-name="P4">
Як повідомляв Укрінформ, <text:a xlink:type="simple" xlink:href="https://www.ukrinform.ua/rubric-ato/3671478-kilkist-nezakonno-vivezenih-u-rosiu-ukrainskih-ditej-moze-sagati-150-tisac.html" text:style-name="Internet_20_link" text:visited-style-name="Visited_20_Internet_20_Link">
 кількість незаконно вивезених у росію українськихдітей може сягати 150 тисяч </text:a>
 .</text:p>
      <text:p text:style-name="P4">
<text:a xlink:type="simple" xlink:href="https://www.ukrinform.ua/rubric-society/3690663-ukraina-vimagae-vid-rosii-povernuti-4-396-ditejsirit-akih-nezakonno-vivezli.html" text:style-name="Internet_20_link" text:visited-style-name="Visited_20_Internet_20_Link">
 Відомо про 4396 дітей-сиріт, яких незаконно вивезли на територію Росії</text:a>
 чи на тимчасовоокуповану територію, і Україна вимагає повернути їх та передала Росіїпоіменний список цих дітей.</text:p>
      <text:p text:style-name="P4">
<text:span text:style-name="T5">
Фото ілюстративне</text:span>
</text:p>
      <text:p text:style-name="P4">
Source: <text:a xlink:type="simple" xlink:href="https://www.ukrinform.ua/rubric-regions/3715143-z-lugansini-rosiani-vivozat-ditej-na-tak-zvanij-vidpocinok-do-rf.html" text:style-name="Internet_20_link" text:visited-style-name="Visited_20_Internet_20_Link">
https://www.ukrinform.ua/rubric-regions/3715143-z-lugansini-rosiani-vivozat-ditej-na-tak-zvanij-vidpocinok-do-rf.html</text:a>
</text:p>
      <!--NEWS-->
      <text:h text:style-name="P10" text:outline-level="1">
<text:span text:style-name="T4">
Повітряні сили ЗСУ уточнюють, чи застосовував ворог вночі ракети</text:span>
</text:h>
      <text:p text:style-name="P4">
Authors: Ukrinform (Person)</text:p>
      <text:p text:style-name="P4">
Publisher: Укринформ (Organization)</text:p>
      <text:p text:style-name="P4">
Published Time: 2023-05-28T09:48:26+03:00</text:p>
      <text:p text:style-name="P4">
Modified Time: 2023-05-28T09:48:26+03:00</text:p>
      <text:p text:style-name="P4">
Description: Командування Повітряних сил ЗСУ наразі уточнює інформацію щодо можливого застосування російськими військами під час останньої нічної атаки по Україні крім ударних дронів "Shahed-136/131" ще й ракет.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Повітряні сили ЗСУ', 'Війна з Росією', 'Дрон-камікадзе', 'Повітряна атака']</text:p>
      <text:p text:style-name="P4">
Type: Article</text:p>
      <!--METADATA-->
      <text:p text:style-name="P4">
<draw:frame draw:style-name="fr1" draw:name="Image76" text:anchor-type="as-char" svg:width="6.9236in" svg:height="3.956343in" draw:z-index="0">
<draw:image xlink:href="../Images/yкринформ/2023-05-28T09-48-26-03-00/630_360_1678116073-288.jpg" xlink:type="simple" xlink:show="embed" xlink:actuate="onLoad" draw:mime-type="image/jpeg"/>
</draw:frame>
Командування Повітряних сил ЗСУ наразі уточнює інформацію щодо можливогозастосування російськими військами під час останньої нічної атаки по Українікрім ударних дронів "Shahed-136/131" ще й ракет.</text:p>
      <text:p text:style-name="P4">
Про це повідомив речник Повітряних сил ЗСУ Юрій Ігнат в ефірі телемарафону"Єдині новини", передає кореспондент Укрінформу.</text:p>
      <text:p text:style-name="P4">
"Щодо ракет інформації поки що немає. Можливо, на передній лінії були. Більшуточнену інформацію подасть у зведенні Генеральний штаб. Мова зараз про ударнідрони, й також є інформація про застосування уночі розвідувальнихбезпілотників типу "Орлан 10", і "Мерлін" вже з'являється частіше. Пізнішедамо повну інформацію", - сказав Ігнат, додавши, що атака тривала із 23.30суботи до 6 години неділі.</text:p>
      <text:p text:style-name="P4">
За його словами, два дрони влучили "у певні об’єкти", однак детальнішуінформацію може надати згодом місцева влада.</text:p>
      <text:p text:style-name="P4">
Речник Повітряних сил ЗСУ Юрій Ігнат також звернув увагу на те, що у травнімайже щодня фіксують удари дронів, але цієї ночі, за його оцінкою, був один знаймасованіших ударів саме "шахедами".</text:p>
      <text:p text:style-name="P4">
"Знаємо, що і <text:a xlink:type="simple" xlink:href="https://www.ukrinform.ua/tag-litak" text:style-name="Internet_20_link" text:visited-style-name="Visited_20_Internet_20_Link">
 літак </text:a>
 нещодавно ізТегерана у Москву прилітав, і кілька днів тому Президент України у своємузверненні велику частину промови присвятив Ірану, зверненню до іранських еліт,аби вони зробили все для того, щоб Іран не постачав цю смертоносну зброюРосії. Ми і так їх збиваємо у великій кількості, але, на жаль, деякі долітаютьта вбивають наших мирних людей", - сказав Ігнат.</text:p>
      <text:p text:style-name="P4">
<text:span text:style-name="T4">
Читайте також:</text:span>
 <text:a xlink:type="simple" xlink:href="https://www.ukrinform.ua/rubric-ato/3714154-v-rosijskih-zmi-znisili-vze-desatki-patriot-ale-brehna-ne-zminit-realnist-karpenter.html" text:style-name="Internet_20_link" text:visited-style-name="Visited_20_Internet_20_Link">
 В російських ЗМІ «знищили» вже десятки Patriot, алебрехня не змінить реальність – Карпентер </text:a>
</text:p>
      <text:p text:style-name="P4">
Раніше керівник об’єднаного пресцентру Оперативного командування "Південь"Наталія Гуменюк зазначила, що використання Росією такої великої кількостііранських дронів "Shahed" під час останньої атаки по Україні може бутипов’язане з поставкою нової партії безпілотників.</text:p>
      <text:p text:style-name="P4">
<text:span text:style-name="T4">
Читайте також:</text:span>
 <text:a xlink:type="simple" xlink:href="https://www.ukrinform.ua/rubric-ato/3712539-ignat-pro-f16-dostatno-mati-zasobi-abi-vorozi-litaki-ne-nablizalisa-do-kordoniv-ukraini.html" text:style-name="Internet_20_link" text:visited-style-name="Visited_20_Internet_20_Link">
 <text:span text:style-name="T4">
Ігнат</text:span>
 – про F-16: Достатньо мати засоби, аби ворожілітаки не наближалися до кордонів України </text:a>
</text:p>
      <text:p text:style-name="P4">
Як повідомляв Укрінформ, командування Повітряних сил ЗСУ заявило, що у нічпроти 28 травня російські війська атакували Україну іранськими ударнимидронами "Shahed-136/131" з північного напрямку – Брянська область - тапівденного – Краснодарський край. Загалом зафіксовано пуски 54 дронів-камікадзе.</text:p>
      <text:p text:style-name="P4">
Сили оборони знищили 52 безпілотники.</text:p>
      <text:p text:style-name="P4">
Source: <text:a xlink:type="simple" xlink:href="https://www.ukrinform.ua/rubric-ato/3715145-povitrani-sili-zsu-utocnuut-ci-zastosovuvav-vorog-vnoci-raketi.html" text:style-name="Internet_20_link" text:visited-style-name="Visited_20_Internet_20_Link">
https://www.ukrinform.ua/rubric-ato/3715145-povitrani-sili-zsu-utocnuut-ci-zastosovuvav-vorog-vnoci-raketi.html</text:a>
</text:p>
      <!--NEWS-->
      <text:h text:style-name="P10" text:outline-level="1">
<text:span text:style-name="T4">
У Житомирській області ворог завдав удару по об’єкту інфраструктури</text:span>
</text:h>
      <text:p text:style-name="P4">
Authors: Ukrinform (Person)</text:p>
      <text:p text:style-name="P4">
Publisher: Укринформ (Organization)</text:p>
      <text:p text:style-name="P4">
Published Time: 2023-05-28T09:53:00+03:00</text:p>
      <text:p text:style-name="P4">
Modified Time: 2023-05-28T09:53:00+03:00</text:p>
      <text:p text:style-name="P4">
Description: Під час нічної атаки російської армії було пошкоджено інфраструктурний об’єкт на Житомирщин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Інфраструктура', 'Житомирщина', 'Війна з Росією', 'Повітряна атака']</text:p>
      <text:p text:style-name="P4">
Type: Article</text:p>
      <!--METADATA-->
      <text:p text:style-name="P4">
<draw:frame draw:style-name="fr1" draw:name="Image77" text:anchor-type="as-char" svg:width="6.9236in" svg:height="3.956343in" draw:z-index="0">
<draw:image xlink:href="../Images/yкринформ/2023-05-28T09-53-00-03-00/630_360_1538997483-946.jpg" xlink:type="simple" xlink:show="embed" xlink:actuate="onLoad" draw:mime-type="image/jpeg"/>
</draw:frame>
 Під часнічної атаки російської армії було пошкоджено інфраструктурний об’єкт наЖитомирщині.</text:p>
      <text:p text:style-name="P4">
Про це в <text:a xlink:type="simple" xlink:href="http://t.me/zhytomyrskaODA/4012" text:style-name="Internet_20_link" text:visited-style-name="Visited_20_Internet_20_Link">
 Телеграмі </text:a>
 повідомив начальникЖитомирської ОВА Віталій Бунечко, передає Укрінформ.</text:p>
      <text:p text:style-name="P4">
«Сьогодні під час повітряної тривоги ворог завдавав удару по одному зінфраструктурних об'єктів на Житомирщині. Було чутно <text:a xlink:type="simple" xlink:href="https://www.ukrinform.ua/tag-vibuh" text:style-name="Internet_20_link" text:visited-style-name="Visited_20_Internet_20_Link">
 вибухи</text:a>
 », - написав Бунечко.</text:p>
      <text:p text:style-name="P4">
Він уточнив, що за попередніми даними жертв та постраждалих немає.</text:p>
      <text:p text:style-name="P4">
<text:span text:style-name="T4">
Читайте також:</text:span>
 <text:a xlink:type="simple" xlink:href="https://www.ukrinform.ua/rubric-ato/3715145-povitrani-sili-zsu-utocnuut-ci-zastosovuvav-vorog-vnoci-raketi.html" text:style-name="Internet_20_link" text:visited-style-name="Visited_20_Internet_20_Link">
 Повітряні сили ЗСУ уточнюють, чи застосовував ворог вночіракети </text:a>
</text:p>
      <text:p text:style-name="P4">
Як повідомляв Укрінформ, <text:a xlink:type="simple" xlink:href="https://www.ukrinform.ua/rubric-ato/3715124-mer-zitomira-zaaviv-pro-poskodzenna-vnaslidok-nicnoi-ataki.html" text:style-name="Internet_20_link" text:visited-style-name="Visited_20_Internet_20_Link">
 у Житомирі внаслідок нічної ворожої атакизафіксовано пошкодження </text:a>
 .</text:p>
      <text:p text:style-name="P4">
Командування Повітряних сил ЗСУ заявило, що у ніч на 28 травня російськівійська атакували Україну іранськими ударними дронами Shahed-136/131 зпівнічного напрямку – Брянська область та південного – Краснодарський край.Загалом зафіксовано пуски 54 дронів-камікадзе. Сили оборони знищили 52 дрони.</text:p>
      <text:p text:style-name="P4">
Source: <text:a xlink:type="simple" xlink:href="https://www.ukrinform.ua/rubric-ato/3715146-u-zitomirskij-oblasti-vorog-zavdav-udaru-po-obektu-infrastrukturi.html" text:style-name="Internet_20_link" text:visited-style-name="Visited_20_Internet_20_Link">
https://www.ukrinform.ua/rubric-ato/3715146-u-zitomirskij-oblasti-vorog-zavdav-udaru-po-obektu-infrastrukturi.html</text:a>
</text:p>
      <!--NEWS-->
      <text:h text:style-name="P10" text:outline-level="1">
<text:span text:style-name="T4">
Армія РФ за добу атакувала 12 областей України</text:span>
</text:h>
      <text:p text:style-name="P4">
Authors: Ukrinform (Person)</text:p>
      <text:p text:style-name="P4">
Publisher: Укринформ (Organization)</text:p>
      <text:p text:style-name="P4">
Published Time: 2023-05-28T10:09:44+03:00</text:p>
      <text:p text:style-name="P4">
Modified Time: 2023-05-28T10:09:44+03:00</text:p>
      <text:p text:style-name="P4">
Description: Російська армія за добу здійснила атаки на 12 областей України, є загиблі та поранені люди. — Укрінформ.</text:p>
      <text:p text:style-name="P4">
Images: ['<text:a xlink:type="simple" xlink:href="https://static.ukrinform.com/photos/2023_05/thumb_files/630_360_1685257750-314.jpg" text:style-name="Internet_20_link" text:visited-style-name="Visited_20_Internet_20_Link">
630_360_16852...</text:a>
']</text:p>
      <text:p text:style-name="P4">
Tags: ['Обстріл', 'Поранені', 'Загибель', 'Війна з Росією']</text:p>
      <text:p text:style-name="P4">
Type: Article</text:p>
      <!--METADATA-->
      <text:p text:style-name="P4">
<draw:frame draw:style-name="fr1" draw:name="Image78" text:anchor-type="as-char" svg:width="6.9236in" svg:height="3.956343in" draw:z-index="0">
<draw:image xlink:href="../Images/yкринформ/2023-05-28T10-09-44-03-00/630_360_1685257750-314.jpg" xlink:type="simple" xlink:show="embed" xlink:actuate="onLoad" draw:mime-type="image/jpeg"/>
</draw:frame>
 Російськаармія за добу здійснила атаки на 12 областей України, є загиблі та пораненілюд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неділі, 28травня.</text:p>
      <text:p text:style-name="P4">
У Київській області повітряна тривога тривала понад п’ять годин. ПрацювалоППО, ворожі цілі знищені. Влучань немає, постраждалі відсутні. Внаслідокпадіння уламків виникли пожежі лісової та трав’яної підстілки в декількохмісцях. Також зафіксовано загоряння причепу вантажного автомобіля - пожежаліквідована. Оперативні групи продовжують роботу з фіксування наслідківповітряної атаки.</text:p>
      <text:p text:style-name="P4">
В Києві внаслідок атаки знищено понад 40 БПЛА над містом. В кількох районахстолиці є руйнування та пошкодження об’єктів цивільної інфраструктури. Єзагиблі та постраждалі. Дані щодо наслідків атаки по Києву уточнюються.</text:p>
      <text:p text:style-name="P4">
У Житомирській області в неділю під час повітряної тривоги ворог наніс удар поодному з інфраструктурних об'єктів. Було чутно вибухи. За попередніми даними —жертв та постраждалих немає.</text:p>
      <text:p text:style-name="P4">
У Черкаській області уночі силами ППО збито два ворожі дрони в Черкаськомурайоні. Без потерпілих і руйнацій.</text:p>
      <text:p text:style-name="P4">
У Чернігівській області за добу стались чотири <text:a xlink:type="simple" xlink:href="https://www.ukrinform.ua/tag-obstril" text:style-name="Internet_20_link" text:visited-style-name="Visited_20_Internet_20_Link">
 обстріли</text:a>
 . Загарбники обстріляли із артилеріїта мінометів Новгород-Сіверський район. У населеному пункті Семенівськоїгромади виникла пожежа у домогосподарстві, населеному пункті Новгород-Сіверської громади — пожежа у господарській будівлі, пошкоджено трактор таавто. Поранення отримала дівчинка 2009 року народження, яка доставлена долікарні.</text:p>
      <text:p text:style-name="P4">
<text:span text:style-name="T4">
Читайте також:</text:span>
 <text:a xlink:type="simple" xlink:href="https://www.ukrinform.ua/rubric-ato/3715145-povitrani-sili-zsu-utocnuut-ci-zastosovuvav-vorog-vnoci-raketi.html" text:style-name="Internet_20_link" text:visited-style-name="Visited_20_Internet_20_Link">
 Повітряні сили ЗСУ уточнюють, чи застосовував ворог вночіракети </text:a>
</text:p>
      <text:p text:style-name="P4">
У Сумській області вночі та зранку ворогом здійснив вісім обстрілів. Атакзазнали Середино-Будська, Свеська, Шалигинська, Юнаківська, Білопільська,Краснопільська громади.</text:p>
      <text:p text:style-name="P4">
У Краснопільській громаді внаслідок скидання КАБ вибухом пошкоджено 11приватних домоволодінь та ЛЕП.</text:p>
      <text:p text:style-name="P4">
Вчора протягом дня росіяни здійснили 18 обстрілів. Зафіксовано 88 вибухів.Обстрілів зазнали Великописарівська, Юнаківська, Миропільська, Хотінська,Білопільська, Краснопільська громади. Без людських втрат та руйнувань.</text:p>
      <text:p text:style-name="P4">
У Запорізькій області за минулу добу зафіксовано 77 обстрілів. Від ворожоговогню постраждав 21 населений пункт. Наразі зафіксовано 12 нових руйнуваньцивільних об'єктів: житлових будинків та майна.</text:p>
      <text:p text:style-name="P4">
Від авіаударів постраждали: Новоданилівка, Червоне та Новоселівка. Чотириатаки з БПЛА здійснено на Малу Токмачку та Ольгівське. Удари з РСЗВ прийшлисяпо Кам'янському та Єгорівці. 68 артилерійських обстрілів були націлені наГуляйполе, Оріхів, Залізничне, Новоандріївку, Малинівку, Павлівку та іншіприфронтові села.</text:p>
      <text:p text:style-name="P4">
Чотири мирні жителі отримали мінно-вибухові травми: у с. Плавні травмований74-річний чоловік, у Степногірську постраждали чоловіки 51 та 58 років, уГуляйполі з під завалів власного будинку вдалось витягти 39-річного місцевогожителя. Поранені перебувають під медичним наглядом.</text:p>
      <text:p text:style-name="P4">
У Дніпропетровській області протягом ночі агресор двічі обстріляв Нікополь.Потрощені шість приватних будинків та дві господарчі споруди. А ще пошкодженігазопровід, лінія електропередач. Минулося без загиблих і постраждалих.</text:p>
      <text:p text:style-name="P4">
У Харківській області минулої доби загарбники завдавали ударів по прикордоннихнаселених пунктах Чугуївського, Харківського районів. Найгарячішим залишаєтьсяКуп'янський напрямок: ворог провів наступальні операції біля Масютівки, безуспіху.</text:p>
      <text:p text:style-name="P4">
У селі Липці Харкіського району загарбники завдали удару ракетою С-300, снарядвпав в огород, пошкоджено дах житлового будинку, друге влучання - в полі.Жертв та постраждалих немає. Внаслідок обстрілів у м. Вовчанськ пошкодженобудинок, господарські прибудови.</text:p>
      <text:p text:style-name="P4">
Внаслідок обстрілу Куп’янського району, зокрема в Кирилівській ОТГ с.Новоосиново, пошкоджено житловий будинок, господарчі споруди.</text:p>
      <text:p text:style-name="P4">
У Вовчанську через обстріли пошкоджено будинок культури, адмінбудівля селищноїради та приватний будинок. Обійшлось без постраждалих.</text:p>
      <text:p text:style-name="P4">
У селі Шепувате Куп’янського району унаслідок обстрілу загинула 61-річнажінка, також отримав поранення 60-річний чоловік.</text:p>
      <text:p text:style-name="P4">
У Дворічній Куп’янського району загинув 60-річний чоловік, який знаходився підчас обстрілу на подвір’ї будинку.</text:p>
      <text:p text:style-name="P4">
Внаслідок ворожого обстрілу у с. Циркуни отримала осколкові поранення 79-річнажінка.</text:p>
      <text:p text:style-name="P4">
Внаслідок обстрілу с. Фиголівка Куп’янського району отримала поранення жінка58 років.</text:p>
      <text:p text:style-name="P4">
Протягом доби піротехніки в області знешкодили 57 вибухонебезпечних предметів.</text:p>
      <text:p text:style-name="P4">
У Луганській області загарбники продовжили бити артилерією по прифронтовихнаселених пунктах. Влучили по Невському та Білогорівці. За добу противникздійснив 94 обстріли, випустив 435 снарядів.</text:p>
      <text:p text:style-name="P4">
У Донецькій області росіяни здійснили 19 обстрілів. Застосовували: ОТРК«Іскандер», авіаудари (тип ракет не встановлено), артилерію, міномети, танки.Під вогнем перебували 15 населених пунктів: Авдіївка, Костянтинівка,Краматорськ, Курахове, смт Очеретине, смт Велика Новосілка, с.Времівка,с.Григорівка, с.Іванопілля, с.Карлівка, с.Нетайлове, с.Новопокровське,с.Новоукраїнка, с.Острівське, с.Пречистівка.</text:p>
      <text:p text:style-name="P4">
Пошкоджено 30 житлових будинків (з них один – багатоквартирний), три газовихтруби, два ЛЕП, цех ПрАТ «НКМЗ», чотири цивільних автомобіля, гараж, тригосподарчих споруди.</text:p>
      <text:p text:style-name="P4">
На Донеччині за добу є один загиблий, троє поранених цивільних.</text:p>
      <text:p text:style-name="P4">
У Миколаївській області вночі силами та засобами протиповітряної оборониповітряного командування «Південь» знищено ворожий ударний БПЛА Shahed-131/136</text:p>
      <text:p text:style-name="P4">
Вчора ворог завдавав артилерійські удари по акваторії Очаківської громади.Постраждалих та руйнувань немає.</text:p>
      <text:p text:style-name="P4">
<text:span text:style-name="T4">
Читайте також:</text:span>
 <text:a xlink:type="simple" xlink:href="https://www.ukrinform.ua/rubric-ato/3715118-rosia-pid-cas-nicnoi-ataki-spramuvala-sahedi-netradicijnimi-marsrutami-gumenuk.html" text:style-name="Internet_20_link" text:visited-style-name="Visited_20_Internet_20_Link">
 Росія під час нічної атаки спрямувала «шахеди»нетрадиційними маршрутами - <text:span text:style-name="T4">
Гуменюк</text:span>
 </text:a>
</text:p>
      <text:p text:style-name="P4">
У Херсонській області за добу ворог здійснив 73 обстріли (випустив 335снарядів), з них по Херсону — три артилерійських обстріли (11 снарядів).</text:p>
      <text:p text:style-name="P4">
Російські військові поцілили у райони 26 населених пунктів області. Підворожим вогнем було Садове, росіяни обстріляли приватні будинки. Постраждала61-річна жінка. Її у стані середньої важкості доставили до лікарні.</text:p>
      <text:p text:style-name="P4">
Упродовж дня обстріляли Херсон. У місті пошкоджено приміщення ліцею.</text:p>
      <text:p text:style-name="P4">
Вчергове обстріляли Зміївку. В селі пошкоджено приватний господарський склад.</text:p>
      <text:p text:style-name="P4">
Всього за добу внаслідок російської агресії поранено одну людину.</text:p>
      <text:p text:style-name="P4">
Зі звільненої території області евакуйовано 119 осіб.</text:p>
      <text:p text:style-name="P4">
Як повідомляв Укрінформ, Сили оборони за добу <text:a xlink:type="simple" xlink:href="https://www.ukrinform.ua/rubric-ato/3715100-sili-oboroni-za-dobu-vidbili-21-vorozu-ataku.html" text:style-name="Internet_20_link" text:visited-style-name="Visited_20_Internet_20_Link">
 відбили 21 ворожу атаку</text:a>
 .</text:p>
      <text:p text:style-name="P4">
Source: <text:a xlink:type="simple" xlink:href="https://www.ukrinform.ua/rubric-regions/3715150-armia-rf-za-dobu-atakuvala-12-oblastej-ukraini.html" text:style-name="Internet_20_link" text:visited-style-name="Visited_20_Internet_20_Link">
https://www.ukrinform.ua/rubric-regions/3715150-armia-rf-za-dobu-atakuvala-12-oblastej-ukraini.html</text:a>
</text:p>
      <!--NEWS-->
      <text:h text:style-name="P10" text:outline-level="1">
<text:span text:style-name="T4">
Лісова пожежа, вибиті вікна та пошкоджені автівки — наслідки падіння уламків на Київщині</text:span>
</text:h>
      <text:p text:style-name="P4">
Authors: Ukrinform (Person)</text:p>
      <text:p text:style-name="P4">
Publisher: Укринформ (Organization)</text:p>
      <text:p text:style-name="P4">
Published Time: 2023-05-28T10:15:41+03:00</text:p>
      <text:p text:style-name="P4">
Modified Time: 2023-05-28T10:15:41+03:00</text:p>
      <text:p text:style-name="P4">
Description: У Київській області протиповітряна оборона знищила всі безпілотники, які Російська Федерація запустила цієї ночі, внаслідок падіння уламків є ушкодження будівель та майна. — Укрінформ.</text:p>
      <text:p text:style-name="P4">
Images: ['<text:a xlink:type="simple" xlink:href="https://static.ukrinform.com/photos/2023_05/thumb_files/630_360_1684216466-149.jpg" text:style-name="Internet_20_link" text:visited-style-name="Visited_20_Internet_20_Link">
630_360_16842...</text:a>
']</text:p>
      <text:p text:style-name="P4">
Tags: ['Київщина', 'Війна з Росією', 'ППО', 'Повітряна атака']</text:p>
      <text:p text:style-name="P4">
Type: Article</text:p>
      <!--METADATA-->
      <text:p text:style-name="P4">
<draw:frame draw:style-name="fr1" draw:name="Image79" text:anchor-type="as-char" svg:width="6.9236in" svg:height="3.956343in" draw:z-index="0">
<draw:image xlink:href="../Images/yкринформ/2023-05-28T10-15-41-03-00/630_360_1684216466-149.jpg" xlink:type="simple" xlink:show="embed" xlink:actuate="onLoad" draw:mime-type="image/jpeg"/>
</draw:frame>
 УКиївській області протиповітряна оборона знищила всі безпілотники, якіРосійська Федерація запустила цієї ночі, внаслідок падіння уламків єушкодження будівель та майна.</text:p>
      <text:p text:style-name="P4">
Як передає Укрінформ, про це голова Київської обласної військовоїадміністрації Руслан Кравченко повідомляє у <text:a xlink:type="simple" xlink:href="http://www.facebook.com/100091315017222/posts/pfbid02FDut1rQaTs4Q5ao71Wv5dfhsgnCEcz5ygxsmwyj15Gb4Du94LSXu8bET7n4Cksrcl/" text:style-name="Internet_20_link" text:visited-style-name="Visited_20_Internet_20_Link">
 Фейсбуці</text:a>
.</text:p>
      <text:p text:style-name="P4">
"Ніч, що минула, видалася вкрай неспокійною. З початку травня місяця це 14повітряна атака російського ворога на <text:a xlink:type="simple" xlink:href="https://www.ukrinform.ua/tag-kiivsina" text:style-name="Internet_20_link" text:visited-style-name="Visited_20_Internet_20_Link">
 Київщину</text:a>
 , яка виявилася наймасовішою", -ідеться у повідомленні.</text:p>
      <text:p text:style-name="P4">
Тривога тривала майже шість годин. Ворог атакував область БпЛА.</text:p>
      <text:p text:style-name="P4">
"Завдяки ефективній роботі ППО всі ворожі цілі були знищені. Фактів влучань незафіксовано. Внаслідок падіння уламків в одній із громад є незначніпошкодження приватного будинку – вибиті вікна, в іншій – вибило вікна в одномуіз закладів харчування", - зазначив Кравченко.</text:p>
      <text:p text:style-name="P4">
<text:span text:style-name="T4">
Читайте також:</text:span>
 <text:a xlink:type="simple" xlink:href="https://www.ukrinform.ua/rubric-ato/3715118-rosia-pid-cas-nicnoi-ataki-spramuvala-sahedi-netradicijnimi-marsrutami-gumenuk.html" text:style-name="Internet_20_link" text:visited-style-name="Visited_20_Internet_20_Link">
 Росія під час нічної атаки спрямувала «шахеди»нетрадиційними маршрутами - Гуменюк </text:a>
</text:p>
      <text:p text:style-name="P4">
За його словами, відповідні служби вже працюють над усуненням наслідків атаки.Власникам пошкоджених будівель буде надана вся необхідна допомога.</text:p>
      <text:p text:style-name="P4">
Крім того, падіння уламків призвело до лісової пожежі та займання трав’яноїпідстилки в декількох місцях. Вони оперативно локалізовані.</text:p>
      <text:p text:style-name="P4">
Також зафіксовано загоряння причепу вантажного автомобіля – пожежаліквідована, ще в одній з автівок пошкоджені вікна.</text:p>
      <text:p text:style-name="P4">
Оперативні групи продовжують роботу з фіксування наслідків падіння уламків.</text:p>
      <text:p text:style-name="P4">
<text:span text:style-name="T4">
Читайте також:</text:span>
 <text:a xlink:type="simple" xlink:href="https://www.ukrinform.ua/rubric-ato/3715145-povitrani-sili-zsu-utocnuut-ci-zastosovuvav-vorog-vnoci-raketi.html" text:style-name="Internet_20_link" text:visited-style-name="Visited_20_Internet_20_Link">
 Повітряні сили ЗСУ уточнюють, чи застосовував ворог вночіракети </text:a>
</text:p>
      <text:p text:style-name="P4">
Як повідомляв Укрінформ, командування Повітряних сил ЗСУ заявило, що у нічпроти 28 травня російські війська атакували Україну іранськими ударнимидронами "Shahed-136/131" з північного напрямку – Брянська область - тапівденного – Краснодарський край. Загалом зафіксовано пуски 54 дронів-камікадзе. Сили оборони знищили 52 безпілотники.</text:p>
      <text:p text:style-name="P4">
<text:span text:style-name="T5">
Фото ілюстративне</text:span>
</text:p>
      <text:p text:style-name="P4">
Source: <text:a xlink:type="simple" xlink:href="https://www.ukrinform.ua/rubric-regions/3715153-lisova-pozeza-vibiti-vikna-ta-poskodzeni-avtivki-naslidki-padinna-ulamkiv-na-kiivsini.html" text:style-name="Internet_20_link" text:visited-style-name="Visited_20_Internet_20_Link">
https://www.ukrinform.ua/rubric-regions/3715153-lisova-pozeza-vibiti-vikna-ta-poskodzeni-avtivki-naslidki-padinna-ulamkiv-na-kiivsini.html</text:a>
</text:p>
      <!--NEWS-->
      <text:h text:style-name="P10" text:outline-level="1">
<text:span text:style-name="T4">
У Києві внаслідок атаки «шахедами» загинула людина, двоє поранені</text:span>
</text:h>
      <text:p text:style-name="P4">
Authors: Ukrinform (Person)</text:p>
      <text:p text:style-name="P4">
Publisher: Укринформ (Organization)</text:p>
      <text:p text:style-name="P4">
Published Time: 2023-05-28T10:28:00+03:00</text:p>
      <text:p text:style-name="P4">
Modified Time: 2023-05-28T10:28:00+03:00</text:p>
      <text:p text:style-name="P4">
Description: У Києві внаслідок нічної атаки безпілотниками типу Shahed загинула одна людина, двоє поранені. — Укрінформ.</text:p>
      <text:p text:style-name="P4">
Images: ['<text:a xlink:type="simple" xlink:href="https://static.ukrinform.com/photos/2023_05/thumb_files/630_360_1685261160-372.jpg" text:style-name="Internet_20_link" text:visited-style-name="Visited_20_Internet_20_Link">
630_360_16852...</text:a>
']</text:p>
      <text:p text:style-name="P4">
Tags: ['Поранені', 'Загибель', 'Київ', 'Війна з Росією', 'Повітряна атака']</text:p>
      <text:p text:style-name="P4">
Type: Article</text:p>
      <!--METADATA-->
      <text:p text:style-name="P4">
<draw:frame draw:style-name="fr1" draw:name="Image80" text:anchor-type="as-char" svg:width="6.9236in" svg:height="3.956343in" draw:z-index="0">
<draw:image xlink:href="../Images/yкринформ/2023-05-28T10-28-00-03-00/630_360_1685261160-372.jpg" xlink:type="simple" xlink:show="embed" xlink:actuate="onLoad" draw:mime-type="image/jpeg"/>
</draw:frame>
 У Києвівнаслідок нічної атаки безпілотниками типу Shahed загинула одна людина, двоєпоранені.</text:p>
      <text:p text:style-name="P4">
Як передає Укрінформ, про це Міністерство внутрішніх справ повідомляє у <text:a xlink:type="simple" xlink:href="http://www.facebook.com/mvs.gov.ua/posts/pfbid022Eue9DsRWwovng9eqsyZJuzgLneZpxLjiQdKzWkXYDqbYp8c2CTvE25xYMRkHUoFl" text:style-name="Internet_20_link" text:visited-style-name="Visited_20_Internet_20_Link">
Фейсбуці</text:a>
.</text:p>
      <text:p text:style-name="P4">
"Уночі ворог атакував столицю БПЛА типу Shahed. Попередньо, це була рекордназа кількістю дронів атака на місто. Є <text:a xlink:type="simple" xlink:href="https://www.ukrinform.ua/tag-zagibel" text:style-name="Internet_20_link" text:visited-style-name="Visited_20_Internet_20_Link">
 загиблі</text:a>
 та постраждалі", - ідеться уповідомленні.</text:p>
      <ul>
        <li>
У Голосіївському районі пошкоджено автомобіль, нежитлова будівля, ТРЦ, склади готової продукції та будівництво. Внаслідок цього виникли пожежі. Відомо про одну загиблу та двох постраждалих осіб.   * У Печерському районі зазнали часткових руйнувань декілька житлових будинків. Загиблих та постраждалих немає.   * У Дарницькому районі в одному з магазинів вибиті шибки та пошкоджені двері.</li>
      </ul>
      <text:p text:style-name="P4">
Інформація щодо постраждалих уточнюється.</text:p>
      <text:p text:style-name="P4">
"Сьогодні вночі ворог вкотре атакував Київ. У результаті обстрілів загинув41-річний уродженець Чернігівщини, ще одна жінка та чоловік отрималипоранення, їх госпіталізовано", - уточнили у <text:a xlink:type="simple" xlink:href="https://www.facebook.com/UA.KyivPolice/posts/pfbid08wb6SyWargJsVzfbogcrccnH7NYz6yyGYMxJazhGNUEWctuanATJbpVitwdxhaVWl" text:style-name="Internet_20_link" text:visited-style-name="Visited_20_Internet_20_Link">
 повідомленні</text:a>
поліції Києва.</text:p>
      <text:p text:style-name="P4">
На місцях працюють відповідні екстрені служби.</text:p>
      <text:p text:style-name="P4">
<text:span text:style-name="T4">
Читайте також:</text:span>
 <text:a xlink:type="simple" xlink:href="https://www.ukrinform.ua/rubric-ato/3715146-u-zitomirskij-oblasti-vorog-zavdav-udaru-po-obektu-infrastrukturi.html" text:style-name="Internet_20_link" text:visited-style-name="Visited_20_Internet_20_Link">
 У <text:span text:style-name="T4">
Житомир</text:span>
 ській області ворог завдав удару по об’єктуінфраструктури </text:a>
</text:p>
      <text:p text:style-name="P4">
Як повідомляв Укрінформ, командування Повітряних сил ЗСУ заявило, що у нічпроти 28 травня російські війська <text:a xlink:type="simple" xlink:href="https://www.ukrinform.ua/rubric-ato/3715111-rekordna-kilkist-zapusenih-sahediv-sili-oboroni-vnoci-znisili-52-z-54.html" text:style-name="Internet_20_link" text:visited-style-name="Visited_20_Internet_20_Link">
 атакували Україну</text:a>
 іранськими ударними дронами"Shahed-136/131" з північного напрямку – Брянська область - та південного –Краснодарський край. Загалом зафіксовано пуски 54 дронів-камікадзе. Силиоборони знищили 52 безпілотники.</text:p>
      <text:p text:style-name="P4">
Source: <text:a xlink:type="simple" xlink:href="https://www.ukrinform.ua/rubric-kyiv/3715156-u-kievi-vnaslidok-ataki-sahedami-zaginula-ludina-dvoe-poraneni.html" text:style-name="Internet_20_link" text:visited-style-name="Visited_20_Internet_20_Link">
https://www.ukrinform.ua/rubric-kyiv/3715156-u-kievi-vnaslidok-ataki-sahedami-zaginula-ludina-dvoe-poraneni.html</text:a>
</text:p>
      <!--NEWS-->
      <text:h text:style-name="P10" text:outline-level="1">
<text:span text:style-name="T4">
Кількість жертв ракетного удару по Дніпру зросла до чотирьох</text:span>
</text:h>
      <text:p text:style-name="P4">
Authors: Ukrinform (Person)</text:p>
      <text:p text:style-name="P4">
Publisher: Укринформ (Organization)</text:p>
      <text:p text:style-name="P4">
Published Time: 2023-05-28T10:30:00+03:00</text:p>
      <text:p text:style-name="P4">
Modified Time: 2023-05-28T10:30:00+03:00</text:p>
      <text:p text:style-name="P4">
Description: Кількість жертв ракетної атаки по Дніпру, що сталася 26 травня, зросла до чотирьох. — Укрінформ.</text:p>
      <text:p text:style-name="P4">
Images: ['<text:a xlink:type="simple" xlink:href="https://static.ukrinform.com/photos/2023_05/thumb_files/630_360_1685098724-7802.jpeg" text:style-name="Internet_20_link" text:visited-style-name="Visited_20_Internet_20_Link">
630_360_16850...</text:a>
']</text:p>
      <text:p text:style-name="P4">
Tags: ['Дніпро', 'Загибель', 'Війна з Росією', 'Ракетний удар']</text:p>
      <text:p text:style-name="P4">
Type: Article</text:p>
      <!--METADATA-->
      <text:p text:style-name="P4">
<draw:frame draw:style-name="fr1" draw:name="Image81" text:anchor-type="as-char" svg:width="6.9236in" svg:height="3.956343in" draw:z-index="0">
<draw:image xlink:href="../Images/yкринформ/2023-05-28T10-30-00-03-00/630_360_1685098724-7802.jpeg" xlink:type="simple" xlink:show="embed" xlink:actuate="onLoad" draw:mime-type="image/jpeg"/>
</draw:frame>
Кількість жертв ракетної атаки по Дніпру, що сталася 26 травня, зросла дочотирьох.</text:p>
      <text:p text:style-name="P4">
Про це в <text:a xlink:type="simple" xlink:href="http://t.me/dnipropetrovskaODA/4892" text:style-name="Internet_20_link" text:visited-style-name="Visited_20_Internet_20_Link">
 Телеграмі </text:a>
 повідомивначальник Дніпропетровської ОВА Сергій Лисак, передає Укрінформ.</text:p>
      <text:p text:style-name="P4">
«Стала відома доля трьох людей, які зникли безвісти під час ракетного удару поДніпру. На жаль, вони загинули. Маємо результати дослідження фрагментів тіл,виявлених на місці трагедії... Загалом та атака забрала життя чотирьох людей»,- написав Лисак.</text:p>
      <text:p text:style-name="P4">
Він уточнив, що серед жертв - 56-річний лікар і 64-річна працівницямедзакладу, а також 57-річний працівник сусідньої ветклініки.</text:p>
      <text:p text:style-name="P4">
<text:span text:style-name="T4">
Читайте також:</text:span>
 <text:a xlink:type="simple" xlink:href="https://www.ukrinform.ua/rubric-regions/3714892-raketnij-udar-po-dnipru-v-obse-nazvali-obstril-medzakladu-osoblivo-kricusim-aktom.html" text:style-name="Internet_20_link" text:visited-style-name="Visited_20_Internet_20_Link">
 Ракетний удар по <text:span text:style-name="T4">
Дніпру</text:span>
 : в ОБСЄ назвали обстрілмедзакладу «особливо кричущим актом» </text:a>
</text:p>
      <text:p text:style-name="P4">
Як повідомляв Укрінформ, уранці <text:a xlink:type="simple" xlink:href="https://www.ukrinform.ua/rubric-regions/3714448-u-dnipri-sered-poranenih-vnaslidok-raketnoi-ataki-dvoe-ditej.html" text:style-name="Internet_20_link" text:visited-style-name="Visited_20_Internet_20_Link">
 26 травня російська армія завдала ракетногоудару по Дніпру </text:a>
 , влучивши умедичний заклад, де надають допомогу людям із психічними захворюваннями, таветеринарну клініку. Повідомлялося про двох загиблих і 32 постраждалих.</text:p>
      <text:p text:style-name="P4">
<text:span text:style-name="T4">
Читайте також:</text:span>
 <text:a xlink:type="simple" xlink:href="https://www.ukrinform.ua/rubric-ato/3714732-v-oon-zreaguvali-na-obstril-likarni-u-dnipri-ne-zgadavsi-pro-rosiu.html" text:style-name="Internet_20_link" text:visited-style-name="Visited_20_Internet_20_Link">
 В ООН зреагували на обстріл лікарні у <text:span text:style-name="T4">
Дніпрі</text:span>
 , незгадавши про Росію </text:a>
</text:p>
      <text:p text:style-name="P4">
Доля трьох людей, які могли перебувати в ураженій будівлі в момент ракетногоудару, була невідомою.</text:p>
      <text:p text:style-name="P4">
Source: <text:a xlink:type="simple" xlink:href="https://www.ukrinform.ua/rubric-regions/3715157-kilkist-zertv-raketnogo-udaru-po-dnipru-zrosla-do-cotiroh.html" text:style-name="Internet_20_link" text:visited-style-name="Visited_20_Internet_20_Link">
https://www.ukrinform.ua/rubric-regions/3715157-kilkist-zertv-raketnogo-udaru-po-dnipru-zrosla-do-cotiroh.html</text:a>
</text:p>
      <!--NEWS-->
      <text:h text:style-name="P10" text:outline-level="1">
<text:span text:style-name="T4">
НХЛ: «Даллас» скоротив відставання у серії з «Вегасом» в 1/2 фіналу Кубка Стенлі</text:span>
</text:h>
      <text:p text:style-name="P4">
Authors: Ukrinform (Person)</text:p>
      <text:p text:style-name="P4">
Publisher: Укринформ (Organization)</text:p>
      <text:p text:style-name="P4">
Published Time: 2023-05-28T10:31:58+03:00</text:p>
      <text:p text:style-name="P4">
Modified Time: 2023-05-28T10:31:58+03:00</text:p>
      <text:p text:style-name="P4">
Description: У північноамериканській Національній хокейній лізі (НХЛ) відбувся черговий матч півфінальної стадії Кубка Стенлі. — Укрінформ.</text:p>
      <text:p text:style-name="P4">
Images: ['<text:a xlink:type="simple" xlink:href="https://static.ukrinform.com/photos/2023_05/thumb_files/630_360_1685258561-962.jpg" text:style-name="Internet_20_link" text:visited-style-name="Visited_20_Internet_20_Link">
630_360_16852...</text:a>
']</text:p>
      <text:p text:style-name="P4">
Tags: ['хокей', 'Кубок Стенлі', 'НХЛ']</text:p>
      <text:p text:style-name="P4">
Type: Article</text:p>
      <!--METADATA-->
      <text:p text:style-name="P4">
<draw:frame draw:style-name="fr1" draw:name="Image82" text:anchor-type="as-char" svg:width="6.9236in" svg:height="3.956343in" draw:z-index="0">
<draw:image xlink:href="../Images/yкринформ/2023-05-28T10-31-58-03-00/630_360_1685258561-962.jpg" xlink:type="simple" xlink:show="embed" xlink:actuate="onLoad" draw:mime-type="image/jpeg"/>
</draw:frame>
 Упівнічноамериканській Національній хокейній лізі (НХЛ) відбувся черговий матчпівфінальної стадії Кубка Стенлі.</text:p>
      <text:p text:style-name="P4">
«Даллас» на виїзді обіграв «Вегас» - 2:1 (1:1, 1:1, 2:0), скоротившивідставання у серії - 2:3, передає Укрінформ.</text:p>
      <text:p text:style-name="P4">
<text:span text:style-name="T4">
Читайте також:</text:span>
 <text:a xlink:type="simple" xlink:href="https://www.ukrinform.ua/rubric-sports/3715057-vidomi-imena-finalistiv-cs-z-hokeu.html" text:style-name="Internet_20_link" text:visited-style-name="Visited_20_Internet_20_Link">
 Відомі імена фіналістів ЧС з <text:span text:style-name="T4">
хокею</text:span>
</text:a>
</text:p>
      <text:p text:style-name="P4">
Переможець протистояння зустрінеться у фіналі з «Флоридою», яка здолала«Кароліну» (4:0).</text:p>
      <text:p text:style-name="P4">
Фото: Getty Images.</text:p>
      <text:p text:style-name="P4">
Source: <text:a xlink:type="simple" xlink:href="https://www.ukrinform.ua/rubric-sports/3715158-nhl-dallas-skorotiv-vidstavanna-u-serii-z-vegasom-v-12-finalu-kubka-stenli.html" text:style-name="Internet_20_link" text:visited-style-name="Visited_20_Internet_20_Link">
https://www.ukrinform.ua/rubric-sports/3715158-nhl-dallas-skorotiv-vidstavanna-u-serii-z-vegasom-v-12-finalu-kubka-stenli.html</text:a>
</text:p>
      <!--NEWS-->
      <text:h text:style-name="P10" text:outline-level="1">
<text:span text:style-name="T4">
Росія зменшила кількість військових на території Білорусі - прикордонники</text:span>
</text:h>
      <text:p text:style-name="P4">
Authors: Ukrinform (Person)</text:p>
      <text:p text:style-name="P4">
Publisher: Укринформ (Organization)</text:p>
      <text:p text:style-name="P4">
Published Time: 2023-05-28T10:32:22+03:00</text:p>
      <text:p text:style-name="P4">
Modified Time: 2023-05-28T10:32:22+03:00</text:p>
      <text:p text:style-name="P4">
Description: Зараз у Білорусі розміщені кілька тисяч російських військовослужбовці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Білорусь', 'Прикордонники', 'Російські військові']</text:p>
      <text:p text:style-name="P4">
Type: Article</text:p>
      <!--METADATA-->
      <text:p text:style-name="P4">
<draw:frame draw:style-name="fr1" draw:name="Image83" text:anchor-type="as-char" svg:width="6.9236in" svg:height="3.956343in" draw:z-index="0">
<draw:image xlink:href="../Images/yкринформ/2023-05-28T10-32-22-03-00/630_360_1668461240-442.jpg" xlink:type="simple" xlink:show="embed" xlink:actuate="onLoad" draw:mime-type="image/jpeg"/>
</draw:frame>
 Зараз уБілорусі розміщені кілька тисяч російських військовослужбовців.</text:p>
      <text:p text:style-name="P4">
Про це в ефірі телемарафону «Єдині новини» заявив речник ДПСУ Андрій Демченко,передає Укрінформ.</text:p>
      <text:p text:style-name="P4">
«Зараз кількість російських військових на території Білорусі значно менша, ніжбула ще кілька місяців тому. Раніше їх могло бути 10 і 11 тисяч, а зараз -кілька тисяч військовослужбовців. Але попри все, ми продовжуємо укріплюватинашу лінію кордону як безпосередньо по самому рубежу, так і прикордоння, длятого, щоб підрозділи ДПСУ та інші складові сил оборони, які посилюють цейнапрямок, мали всі можливості для реагування на будь-які загрози або спробивторгнення», - сказав Демченко.</text:p>
      <text:p text:style-name="P4">
За його словами, також відбувається мінування місцевості у напрямку кордону,щоб не допустити прориву військової техніки.</text:p>
      <text:p text:style-name="P4">
«По кордону з <text:a xlink:type="simple" xlink:href="https://www.ukrinform.ua/tag-rosia" text:style-name="Internet_20_link" text:visited-style-name="Visited_20_Internet_20_Link">
 Росією </text:a>
 ситуація такожфактично змін не зазнала. Ворог, на жаль, щоденно продовжує обстрілюватиукраїнське прикордоння. Протягом минулої доби наші прикордонні нарядизафіксували понад 20 обстрілів в межах Чернігівської, Сумської, Харківськоїобластей. Наприклад, загалом з початку місяця таких обстрілів вже було понад500. Протягом квітня – дещо менше, близько 450. І ворог використовуєартилерію, міномети, авіацію для того, обстрілювати територію України.Найбільше обстрілів припадає по території Сумщини», - додав речник ДПСУ.</text:p>
      <text:p text:style-name="P4">
Він зазначив, що цієї ночі прикордонники фіксували застосування росіянамиShahed.</text:p>
      <text:p text:style-name="P4">
<text:span text:style-name="T4">
Читайте також:</text:span>
 <text:a xlink:type="simple" xlink:href="https://www.ukrinform.ua/rubric-world/3714780-berlin-vvazae-zaavi-pro-rozmisenna-v-bilorusi-adernoi-zbroi-cergovou-sprobou-zalakuvanna.html" text:style-name="Internet_20_link" text:visited-style-name="Visited_20_Internet_20_Link">
 Берлін вважає заяви про розміщення в <text:span text:style-name="T4">
Білорус</text:span>
 іядерної зброї черговою спробою залякування </text:a>
</text:p>
      <text:p text:style-name="P4">
Як повідомляв Укрінформ, командування Повітряних сил ЗСУ заявило, що у нічпроти 28 травня російські війська атакували Україну іранськими ударнимидронами Shahed-136/131 з північного напрямку – Брянська область, та південного– Краснодарський край. Загалом зафіксовано пуски 54 дронів-камікадзе. Силиоборони знищили 52 безпілотники.</text:p>
      <text:p text:style-name="P4">
Source: <text:a xlink:type="simple" xlink:href="https://www.ukrinform.ua/rubric-ato/3715159-rosia-zmensila-kilkist-vijskovih-na-teritorii-bilorusi-prikordonniki.html" text:style-name="Internet_20_link" text:visited-style-name="Visited_20_Internet_20_Link">
https://www.ukrinform.ua/rubric-ato/3715159-rosia-zmensila-kilkist-vijskovih-na-teritorii-bilorusi-prikordonniki.html</text:a>
</text:p>
      <!--NEWS-->
      <text:h text:style-name="P10" text:outline-level="1">
<text:span text:style-name="T4">
«Бостон» зрівняв рахунок у серії з «Маямі» у півфіналі плей-офф НБА</text:span>
</text:h>
      <text:p text:style-name="P4">
Authors: Ukrinform (Person)</text:p>
      <text:p text:style-name="P4">
Publisher: Укринформ (Organization)</text:p>
      <text:p text:style-name="P4">
Published Time: 2023-05-28T10:45:00+03:00</text:p>
      <text:p text:style-name="P4">
Modified Time: 2023-05-28T10:45:00+03:00</text:p>
      <text:p text:style-name="P4">
Description: У північноамериканській Національній баскетбольній асоціації (НБА) відбувся черговий поєдинок півфінальної стадії плей-офф. — Укрінформ.</text:p>
      <text:p text:style-name="P4">
Images: ['<text:a xlink:type="simple" xlink:href="https://static.ukrinform.com/photos/2023_05/thumb_files/630_360_1685259920-364.jpg" text:style-name="Internet_20_link" text:visited-style-name="Visited_20_Internet_20_Link">
630_360_16852...</text:a>
']</text:p>
      <text:p text:style-name="P4">
Tags: ['Баскетбол', 'НБА']</text:p>
      <text:p text:style-name="P4">
Type: Article</text:p>
      <!--METADATA-->
      <text:p text:style-name="P4">
<draw:frame draw:style-name="fr1" draw:name="Image84" text:anchor-type="as-char" svg:width="6.9236in" svg:height="3.956343in" draw:z-index="0">
<draw:image xlink:href="../Images/yкринформ/2023-05-28T10-45-00-03-00/630_360_1685259920-364.jpg" xlink:type="simple" xlink:show="embed" xlink:actuate="onLoad" draw:mime-type="image/jpeg"/>
</draw:frame>
 Упівнічноамериканській Національній баскетбольній асоціації (НБА) відбувсячерговий поєдинок півфінальної стадії плей-офф.</text:p>
      <text:p text:style-name="P4">
«Бостон» у гостях переграв «Маямі» - 104:103 (34:29, 23:24, 22:19, 25:31),зрівнявши рахунок у серії до чотирьох перемог - 3:3, передає Укрінформ.</text:p>
      <text:p text:style-name="P4">
Вирішальний матч відбудеться 30 травня у Бостоні.</text:p>
      <text:p text:style-name="P4">
<text:span text:style-name="T4">
Читайте також:</text:span>
 <text:a xlink:type="simple" xlink:href="https://www.ukrinform.ua/rubric-sports/3714637-minmolodsportu-nazvalo-imena-sportsmeniv-aki-ne-povernulis-iz-zakordonu.html" text:style-name="Internet_20_link" text:visited-style-name="Visited_20_Internet_20_Link">
 Мінмолодьспорту назвало імена спортсменів, які неповернулись із закордону </text:a>
</text:p>
      <text:p text:style-name="P4">
Переможець протистояння у фіналі зустрінеться з «Денвером», який переграв«Лейкерс» (4:0).</text:p>
      <text:p text:style-name="P4">
Фото: Getty Images.</text:p>
      <text:p text:style-name="P4">
Source: <text:a xlink:type="simple" xlink:href="https://www.ukrinform.ua/rubric-sports/3715164-boston-zrivnav-rahunok-u-serii-z-maami-u-pivfinali-plejoff-nba.html" text:style-name="Internet_20_link" text:visited-style-name="Visited_20_Internet_20_Link">
https://www.ukrinform.ua/rubric-sports/3715164-boston-zrivnav-rahunok-u-serii-z-maami-u-pivfinali-plejoff-nba.html</text:a>
</text:p>
      <!--NEWS-->
      <text:h text:style-name="P10" text:outline-level="1">
<text:span text:style-name="T4">
В Японії йде підготовка до конференції з відновлення України – Корсунський</text:span>
</text:h>
      <text:p text:style-name="P4">
Authors: Ukrinform (Person)</text:p>
      <text:p text:style-name="P4">
Publisher: Укринформ (Organization)</text:p>
      <text:p text:style-name="P4">
Published Time: 2023-05-28T10:51:00+03:00</text:p>
      <text:p text:style-name="P4">
Modified Time: 2023-05-28T10:51:00+03:00</text:p>
      <text:p text:style-name="P4">
Description: Український і японський уряди обговорюють проведення у Японії другого раунду міжнародної конференції з відновлення України. — Укрінформ.</text:p>
      <text:p text:style-name="P4">
Images: ['<text:a xlink:type="simple" xlink:href="https://static.ukrinform.com/photos/2018_10/thumb_files/630_360_1540287538-987.jpg" text:style-name="Internet_20_link" text:visited-style-name="Visited_20_Internet_20_Link">
630_360_15402...</text:a>
']</text:p>
      <text:p text:style-name="P4">
Tags: ['Японія', 'Посол', 'Відновлення України']</text:p>
      <text:p text:style-name="P4">
Type: Article</text:p>
      <!--METADATA-->
      <text:p text:style-name="P4">
<draw:frame draw:style-name="fr1" draw:name="Image85" text:anchor-type="as-char" svg:width="6.9236in" svg:height="3.956343in" draw:z-index="0">
<draw:image xlink:href="../Images/yкринформ/2023-05-28T10-51-00-03-00/630_360_1540287538-987.jpg" xlink:type="simple" xlink:show="embed" xlink:actuate="onLoad" draw:mime-type="image/jpeg"/>
</draw:frame>
Український і японський уряди обговорюють проведення у Японії другого раундуміжнародної конференції з відновлення України.</text:p>
      <text:p text:style-name="P4">
Про це посол України в Японії Сергій Корсунський заявив у інтерв’ю <text:a xlink:type="simple" xlink:href="http://www3.nhk.or.jp/nhkworld/uk/news/20230526_RS35/" text:style-name="Internet_20_link" text:visited-style-name="Visited_20_Internet_20_Link">
 NHK</text:a>
 , передає Укрінформ.</text:p>
      <text:p text:style-name="P4">
За словами дипломата, уряди обговорюють проведення конференції після тієї, якавідбудеться в Лондоні у червні.</text:p>
      <text:p text:style-name="P4">
Корсунський наголосив, що жодна країна у світі не має кращого та ґрунтовнішогодосвіду реконструкції, ніж Японія. Адже Країна сонця на сході змоглаперебудувати і перезапустити економіку після стихійних лих і руйнувань, іУкраїна хоче вчитися на її досвіді.</text:p>
      <text:p text:style-name="P4">
Коментуючи візит Президента України Володимира Зеленського до <text:a xlink:type="simple" xlink:href="https://www.ukrinform.ua/tag-aponia" text:style-name="Internet_20_link" text:visited-style-name="Visited_20_Internet_20_Link">
 Японії</text:a>
 для участі у саміті G7, посол сказав,що це було дуже непросте завдання, однак Зеленський не міг змарнувати нагодуособисто поспілкуватися з лідерами країн G7, Індії та інших країн.</text:p>
      <text:p text:style-name="P4">
<text:span text:style-name="T4">
Читайте також:</text:span>
 <text:a xlink:type="simple" xlink:href="https://www.ukrinform.ua/rubric-polytics/3712241-zelenskij-zustrivsa-z-premerom-aponii-govorili-pro-dopomogu-ta-situaciu-na-fronti.html" text:style-name="Internet_20_link" text:visited-style-name="Visited_20_Internet_20_Link">
 <text:span text:style-name="T4">
Зеленський</text:span>
 <text:span text:style-name="T4">
зустрівся</text:span>
 з <text:span text:style-name="T4">
прем</text:span>
 ’ <text:span text:style-name="T4">
єром</text:span>
<text:span text:style-name="T4">
Японії</text:span>
 – <text:span text:style-name="T4">
говорили</text:span>
 <text:span text:style-name="T4">
про</text:span>
 <text:span text:style-name="T4">
допомогу</text:span>
 та <text:span text:style-name="T4">
ситуацію</text:span>
 на <text:span text:style-name="T4">
фронті</text:span>
</text:a>
</text:p>
      <text:p text:style-name="P4">
Як <text:a xlink:type="simple" xlink:href="https://www.ukrinform.ua/rubric-economy/3655074-konferencia-sodo-vidnovlenna-ukraini2023-vidbudetsa-u-londoni-u-cervni.html" text:style-name="Internet_20_link" text:visited-style-name="Visited_20_Internet_20_Link">
 повідомлялося </text:a>
 , конференція з питань відновлення України відбудеться уЛондоні у червні. Вона буде зосереджена на мобілізації міжнародної підтримкидля економічної та соціальної стабілізації України та подальшого процесувідновлення від наслідків війни, зокрема шляхом екстреної допомоги длянегайних потреб та фінансування участі приватного сектору в процесівідновлення.</text:p>
      <text:p text:style-name="P4">
Source: <text:a xlink:type="simple" xlink:href="https://www.ukrinform.ua/rubric-vidbudova/3715166-v-aponii-jde-pidgotovka-do-konferencii-z-vidnovlenna-ukraini-korsunskij.html" text:style-name="Internet_20_link" text:visited-style-name="Visited_20_Internet_20_Link">
https://www.ukrinform.ua/rubric-vidbudova/3715166-v-aponii-jde-pidgotovka-do-konferencii-z-vidnovlenna-ukraini-korsunskij.html</text:a>
</text:p>
      <!--NEWS-->
      <text:h text:style-name="P10" text:outline-level="1">
<text:span text:style-name="T4">
У Росії можуть змусити людей працювати безкоштовно для потреб війни – британська розвідка</text:span>
</text:h>
      <text:p text:style-name="P4">
Authors: Ukrinform (Person)</text:p>
      <text:p text:style-name="P4">
Publisher: Укринформ (Organization)</text:p>
      <text:p text:style-name="P4">
Published Time: 2023-05-28T11:11:36+03:00</text:p>
      <text:p text:style-name="P4">
Modified Time: 2023-05-28T11:11:36+03:00</text:p>
      <text:p text:style-name="P4">
Description: В останній час у російському публічному просторі почали зобов’язувати жертвувати на підтримку військових дій тих, хто критикує війну в Україні. — Укрінформ.</text:p>
      <text:p text:style-name="P4">
Images: ['<text:a xlink:type="simple" xlink:href="https://static.ukrinform.com/photos/2019_10/thumb_files/630_360_1570600638-882.jpg" text:style-name="Internet_20_link" text:visited-style-name="Visited_20_Internet_20_Link">
630_360_15706...</text:a>
']</text:p>
      <text:p text:style-name="P4">
Tags: ['Росія', 'Війна', 'Робота']</text:p>
      <text:p text:style-name="P4">
Type: Article</text:p>
      <!--METADATA-->
      <text:p text:style-name="P4">
<draw:frame draw:style-name="fr1" draw:name="Image86" text:anchor-type="as-char" svg:width="6.9236in" svg:height="3.956343in" draw:z-index="0">
<draw:image xlink:href="../Images/yкринформ/2023-05-28T11-11-36-03-00/630_360_1570600638-882.jpg" xlink:type="simple" xlink:show="embed" xlink:actuate="onLoad" draw:mime-type="image/jpeg"/>
</draw:frame>
 В останнійчас у російському публічному просторі почали зобов’язувати жертвувати напідтримку військових дій тих, хто критикує війну в Україні.</text:p>
      <text:p text:style-name="P4">
Про це у <text:a xlink:type="simple" xlink:href="http://twitter.com/DefenceHQ/status/1662705157996441600" text:style-name="Internet_20_link" text:visited-style-name="Visited_20_Internet_20_Link">
 Твіттері </text:a>
повідомило Міністерство оборони Британії із посиланням на дані розвідки,передає Укрінформ.</text:p>
      <text:p text:style-name="P4">
Зазначається, що останніми тижнями тон публічних дебатів у Росії перейшов відзвичайного покарання тих, хто критикує «спеціальну військову операцію» (війнуРосії проти України – ред.), до зобов’язання активно жертвувати на підтримкувійськових зусиль.</text:p>
      <text:p text:style-name="P4">
Російські медіа бізнес-групи, які підтримуються державою, звернулися доМіністерства економіки з проханням дозволити шестиденний робочий тиждень дляпрацівників з огляду на економічні потреби війни, очевидно, без додатковоїоплати, вважають британська аналітики.</text:p>
      <text:p text:style-name="P4">
«Зміна тону розмов перегукується з відчуттям радянського суспільного примусу.Це також підкреслює, що керівництво, швидше за все, визначає ефективністьекономіки як вирішальний фактор у перемозі на <text:a xlink:type="simple" xlink:href="https://www.ukrinform.ua/tag-vijna" text:style-name="Internet_20_link" text:visited-style-name="Visited_20_Internet_20_Link">
 війні</text:a>
 », – йдеться у дописі.</text:p>
      <text:p text:style-name="P4">
<text:span text:style-name="T4">
Читайте також:</text:span>
 <text:a xlink:type="simple" xlink:href="https://www.ukrinform.ua/rubric-polytics/3714404-rosijskij-narod-ak-nevinna-zertva-imperskoi-vnutrisnoi-kolonizacii.html" text:style-name="Internet_20_link" text:visited-style-name="Visited_20_Internet_20_Link">
 <text:span text:style-name="T4">
Російський</text:span>
 <text:span text:style-name="T4">
народ</text:span>
 як <text:span text:style-name="T4">
невинна</text:span>
 <text:span text:style-name="T4">
жертва</text:span>
<text:span text:style-name="T4">
імперської</text:span>
 « <text:span text:style-name="T4">
внутрішньої</text:span>
 <text:span text:style-name="T4">
колонізації</text:span>
 »</text:a>
</text:p>
      <text:p text:style-name="P4">
Як повідомляв Укрінформ, у попередньому зведенні британська розвідкаповідомила, що сили групи "Вагнер" почали відходити з деяких своїх позиційнавколо міста Бахмут.</text:p>
      <text:p text:style-name="P4">
Source: <text:a xlink:type="simple" xlink:href="https://www.ukrinform.ua/rubric-ato/3715171-u-rosii-mozut-zmusiti-ludej-pracuvati-bezkostovno-dla-potreb-vijni-britanska-rozvidka.html" text:style-name="Internet_20_link" text:visited-style-name="Visited_20_Internet_20_Link">
https://www.ukrinform.ua/rubric-ato/3715171-u-rosii-mozut-zmusiti-ludej-pracuvati-bezkostovno-dla-potreb-vijni-britanska-rozvidka.html</text:a>
</text:p>
      <!--NEWS-->
      <text:h text:style-name="P10" text:outline-level="1">
<text:span text:style-name="T4">
У Кропивницькому провели автомотопробіг на підтримку військовополонених</text:span>
</text:h>
      <text:p text:style-name="P4">
Authors: Ukrinform (Person)</text:p>
      <text:p text:style-name="P4">
Publisher: Укринформ (Organization)</text:p>
      <text:p text:style-name="P4">
Published Time: 2023-05-28T11:20:19+03:00</text:p>
      <text:p text:style-name="P4">
Modified Time: 2023-05-28T11:20:19+03:00</text:p>
      <text:p text:style-name="P4">
Description: У Кропивницькому влаштували автомотопробіг та акцію на центральній площі міста на підтримку військових Маріупольського гарнізону, які понад рік перебувають у російському полоні. — Укрінформ.</text:p>
      <text:p text:style-name="P4">
Images: ['<text:a xlink:type="simple" xlink:href="https://static.ukrinform.com/photos/2023_05/thumb_files/630_360_1685261636-9269.jpeg" text:style-name="Internet_20_link" text:visited-style-name="Visited_20_Internet_20_Link">
630_360_16852...</text:a>
']</text:p>
      <text:p text:style-name="P4">
Tags: ['Кропивницький', 'Полонені', 'Війна з Росією', 'автомотопробіг ']</text:p>
      <text:p text:style-name="P4">
Type: Article</text:p>
      <!--METADATA-->
      <text:p text:style-name="P4">
<draw:frame draw:style-name="fr1" draw:name="Image87" text:anchor-type="as-char" svg:width="6.9236in" svg:height="3.956343in" draw:z-index="0">
<draw:image xlink:href="../Images/yкринформ/2023-05-28T11-20-19-03-00/630_360_1685261636-9269.jpeg" xlink:type="simple" xlink:show="embed" xlink:actuate="onLoad" draw:mime-type="image/jpeg"/>
</draw:frame>
 УКропивницькому влаштували автомотопробіг та акцію на центральній площі містана підтримку військових Маріупольського гарнізону, які понад рік перебувають уросійському полоні.</text:p>
      <text:p text:style-name="P4">
Про це повідомляє кореспондент Укрінформу.</text:p>
      <text:p text:style-name="P4">
<draw:frame draw:style-name="fr1" draw:name="Image88" text:anchor-type="as-char" svg:width="6.9236in" svg:height="3.956343in" draw:z-index="0">
<draw:image xlink:href="../Images/yкринформ/2023-05-28T11-20-19-03-00/630_360_1685261636-9269.jpeg" xlink:type="simple" xlink:show="embed" xlink:actuate="onLoad" draw:mime-type="image/jpeg"/>
</draw:frame>
</text:p>
      <text:p text:style-name="P4">
<text:a xlink:type="simple" xlink:href="https://static.ukrinform.com/photos/2023_05/1685261636-9269.jpeg" text:style-name="Internet_20_link" text:visited-style-name="Visited_20_Internet_20_Link">
 <draw:frame draw:style-name="fr1" draw:name="Image89" text:anchor-type="as-char" svg:width="6.9236in" svg:height="3.956343in" draw:z-index="0">
<draw:image xlink:href="../Images/yкринформ/2023-05-28T11-20-19-03-00/630_360_1685261636-9269.jpeg" xlink:type="simple" xlink:show="embed" xlink:actuate="onLoad" draw:mime-type="image/jpeg"/>
</draw:frame>
</text:a>
 <text:a xlink:type="simple" xlink:href="https://static.ukrinform.com/photos/2023_05/1685261636-6043.jpeg" text:style-name="Internet_20_link" text:visited-style-name="Visited_20_Internet_20_Link">
</text:a>
 <text:a xlink:type="simple" xlink:href="https://static.ukrinform.com/photos/2023_05/1685261636-9460.jpeg" text:style-name="Internet_20_link" text:visited-style-name="Visited_20_Internet_20_Link">
</text:a>
 <text:a xlink:type="simple" xlink:href="https://static.ukrinform.com/photos/2023_05/1685261636-4520.jpeg" text:style-name="Internet_20_link" text:visited-style-name="Visited_20_Internet_20_Link">
</text:a>
 <text:a xlink:type="simple" xlink:href="https://static.ukrinform.com/photos/2023_05/1685261636-4018.jpeg" text:style-name="Internet_20_link" text:visited-style-name="Visited_20_Internet_20_Link">
</text:a>
 <text:a xlink:type="simple" xlink:href="https://static.ukrinform.com/photos/2023_05/1685261636-1141.jpeg" text:style-name="Internet_20_link" text:visited-style-name="Visited_20_Internet_20_Link">
</text:a>
 <text:a xlink:type="simple" xlink:href="https://static.ukrinform.com/photos/2023_05/1685261637-9711.jpeg" text:style-name="Internet_20_link" text:visited-style-name="Visited_20_Internet_20_Link">
</text:a>
</text:p>
      <text:p text:style-name="P4">
В акції взяли участь понад дві сотні людей. Організатори та учасники акціїсподіваються, що розголос у суспільстві допоможе полоненим скоріше повернутисядодому.</text:p>
      <text:p text:style-name="P4">
<text:span text:style-name="T4">
Читайте також:</text:span>
 <text:a xlink:type="simple" xlink:href="https://www.ukrinform.ua/rubric-ato/3711039-poloneni-z-azovstali-povernuto-lise-koznogo-patogo-iz-majze-25-tisaci.html" text:style-name="Internet_20_link" text:visited-style-name="Visited_20_Internet_20_Link">
 Полонені з “Азовсталі”: повернуто лише кожного п’ятого ізмайже 2,5 тисячі </text:a>
</text:p>
      <text:p text:style-name="P4">
«Цю акцію ми влаштували на підтримку військовополонених Маріупольськогогарнізону, які вже понад рік знаходяться в полоні. Мій чоловік -військовополонений, нам потрібно повертати їх додому, їх усіх чекають рідні»,– наголосила співорганізаторка акції Олена Соколова.</text:p>
      <text:p text:style-name="P4">
Учасники автомотопробігу проїхалися центральною вулицею Кропивницького зукраїнськими прапорами на автівках та мотоциклах. Тим часом рідні, близькі тавсі небайдужі зібралися на площі Героїв Майдану з плакатами. Також охочі напрапорах писали слова підтримки полоненим. Ці прапори віддадуть воїнам, коливони повернуться додому.</text:p>
      <text:p text:style-name="P4">
<text:span text:style-name="T4">
Читайте також:</text:span>
 <text:a xlink:type="simple" xlink:href="https://www.ukrinform.ua/rubric-culture/3711999-gurt-kalush-orchestra-pidtrimav-polonenih-zahisnikiv-azovstali.html" text:style-name="Internet_20_link" text:visited-style-name="Visited_20_Internet_20_Link">
 Гурт Kalush Orchestra підтримав полонених захисників«Азовсталі» </text:a>
</text:p>
      <text:p text:style-name="P4">
Такий захід у Кропивницькому рідні полонених воїнів з Маріупольськогогарнізону проводять не вперше, подібний відбувся у вересні 2022 року.</text:p>
      <text:p text:style-name="P4">
Source: <text:a xlink:type="simple" xlink:href="https://www.ukrinform.ua/rubric-regions/3715174-u-kropivnickomu-proveli-avtomotoprobig-na-pidtrimku-vijskovopolonenih.html" text:style-name="Internet_20_link" text:visited-style-name="Visited_20_Internet_20_Link">
https://www.ukrinform.ua/rubric-regions/3715174-u-kropivnickomu-proveli-avtomotoprobig-na-pidtrimku-vijskovopolonenih.html</text:a>
</text:p>
      <!--NEWS-->
      <text:h text:style-name="P10" text:outline-level="1">
<text:span text:style-name="T4">
На Каннському кінофестивалі переміг французький фільм «Траєкторія падіння»</text:span>
</text:h>
      <text:p text:style-name="P4">
Authors: Ukrinform (Person)</text:p>
      <text:p text:style-name="P4">
Publisher: Укринформ (Organization)</text:p>
      <text:p text:style-name="P4">
Published Time: 2023-05-28T11:40:00+03:00</text:p>
      <text:p text:style-name="P4">
Modified Time: 2023-05-28T11:40:00+03:00</text:p>
      <text:p text:style-name="P4">
Description: Головний приз цьогорічного Каннського кінофестивалю - "Золоту пальмову гілку" - присуджено французькій судовій драмі "Траєкторія падіння" режисера Жустін Тріє. — Укрінформ.</text:p>
      <text:p text:style-name="P4">
Images: ['<text:a xlink:type="simple" xlink:href="https://static.ukrinform.com/photos/2016_05/thumb_files/630_360_1462990212-5364.jpg" text:style-name="Internet_20_link" text:visited-style-name="Visited_20_Internet_20_Link">
630_360_14629...</text:a>
']</text:p>
      <text:p text:style-name="P4">
Tags: ['Франція', 'Каннський кінофестиваль', 'Кіно']</text:p>
      <text:p text:style-name="P4">
Type: Article</text:p>
      <!--METADATA-->
      <text:p text:style-name="P4">
<draw:frame draw:style-name="fr1" draw:name="Image96" text:anchor-type="as-char" svg:width="6.9236in" svg:height="3.956343in" draw:z-index="0">
<draw:image xlink:href="../Images/yкринформ/2023-05-28T11-40-00-03-00/630_360_1462990212-5364.jpg" xlink:type="simple" xlink:show="embed" xlink:actuate="onLoad" draw:mime-type="image/jpeg"/>
</draw:frame>
 Головнийприз цьогорічного Каннського кінофестивалю - "Золоту пальмову гілку" -присуджено французькій судовій драмі "Траєкторія падіння" режисера ЖустінТріє.</text:p>
      <text:p text:style-name="P4">
Про це повідомляє <text:a xlink:type="simple" xlink:href="http://www.bbc.com/news/entertainment-arts-65736234" text:style-name="Internet_20_link" text:visited-style-name="Visited_20_Internet_20_Link">
 BBC </text:a>
, передає Укрінформ.</text:p>
      <text:p text:style-name="P4">
"Траєкторія падіння" розповідає історію письменниці, обвинуваченої у вбивствісвого чоловіка.</text:p>
      <text:p text:style-name="P4">
Тріє стала третьою жінкою-режисером, яка здобула цю престижну кінопремію з1955 року. Приймаючи нагороду, вона розкритикувала французький уряд за реакціюна нещодавні протести проти пенсійної реформи, які, за її словами,"були…придушені шокуючим чином", а також те, що вона назвала урядовою"комерціалізацією культури".</text:p>
      <text:p text:style-name="P4">
<text:span text:style-name="T4">
Читайте також:</text:span>
 <text:a xlink:type="simple" xlink:href="https://www.ukrinform.ua/rubric-culture/3714112-istoricnu-dramu-bozevilni-prezentuvali-na-kannskomu-kinorinku.html" text:style-name="Internet_20_link" text:visited-style-name="Visited_20_Internet_20_Link">
 Історичну драму «БожеВільні» презентували на<text:span text:style-name="T4">
Каннському</text:span>
 кіноринку </text:a>
</text:p>
      <text:p text:style-name="P4">
Гран-прі кінофестивалю отримав британський режисер Джонатан Глейзер за фільм"Зона інтересів", що є екранізацією однойменного роману Мартіна Еміса прородину, яка живе поруч із Освенцимом.</text:p>
      <text:p text:style-name="P4">
Нагороду за найкращу чоловічу роль журі присудило японцеві Кодзі Якусьо зароль у фільмі Віма Вендерса "Ідеальні дні".</text:p>
      <text:p text:style-name="P4">
Найкращою актрисою визнано туркеню Мерве Діздар за роль у фільмі "На сухійтраві".</text:p>
      <text:p text:style-name="P4">
В’єтнамсько-французький режисер Тран Ань Хунг визнаний найкращим режисером зафільм "Пристрасть Додена Буффана" (The Pot-au-Feu).</text:p>
      <text:p text:style-name="P4">
Цьогорічний Каннський кінофестиваль був одним із наймасштабніших за останніроки - у ньому взяли участь режисери Мартін Скорсезе і Квентін Тарантіно,актори Роберт Де Ніро, Ізабелла Росселіні, Шон Пенн та інші.</text:p>
      <text:p text:style-name="P4">
<text:span text:style-name="T4">
Читайте також:</text:span>
 <text:a xlink:type="simple" xlink:href="https://www.ukrinform.ua/rubric-culture/3710183-katrin-denev-na-vidkritti-kannskogo-kinofestivalu-zacitala-virs-lesi-ukrainki.html" text:style-name="Internet_20_link" text:visited-style-name="Visited_20_Internet_20_Link">
 Катрін Денев на відкритті Каннського кінофестивалюзачитала вірш Лесі Українки </text:a>
</text:p>
      <text:p text:style-name="P4">
Як повідомляв Укрінформ, під час Каннського кінофестивалю відбулосянагородження найвпливовіших персоналій зі світу соціальних мереж. Середпереможців "Оскар для інфлюенсерів" отримала Мей Маск, мати Ілона Маска.</text:p>
      <text:p text:style-name="P4">
<text:span text:style-name="T5">
Фото ілюстративне</text:span>
</text:p>
      <text:p text:style-name="P4">
Source: <text:a xlink:type="simple" xlink:href="https://www.ukrinform.ua/rubric-culture/3715181-na-kannskomu-kinofestivali-peremig-francuzkij-film-traektoria-padinna.html" text:style-name="Internet_20_link" text:visited-style-name="Visited_20_Internet_20_Link">
https://www.ukrinform.ua/rubric-culture/3715181-na-kannskomu-kinofestivali-peremig-francuzkij-film-traektoria-padinna.html</text:a>
</text:p>
      <!--NEWS-->
      <text:h text:style-name="P10" text:outline-level="1">
<text:span text:style-name="T4">
У Києві відбувся ювілейний «Пробіг під каштанами»</text:span>
</text:h>
      <text:p text:style-name="P4">
Authors: Ukrinform (Person)</text:p>
      <text:p text:style-name="P4">
Publisher: Укринформ (Organization)</text:p>
      <text:p text:style-name="P4">
Published Time: 2023-05-28T11:50:00+03:00</text:p>
      <text:p text:style-name="P4">
Modified Time: 2023-05-28T11:50:00+03:00</text:p>
      <text:p text:style-name="P4">
Description: У День Києва, 28 травня, провели традиційний щорічний «Пробіг під каштанами». Цього року він став ювілейним - тридцятим. — Укрінформ.</text:p>
      <text:p text:style-name="P4">
Images: ['<text:a xlink:type="simple" xlink:href="https://static.ukrinform.com/photos/2023_05/thumb_files/630_360_1685264644-4972.jpeg" text:style-name="Internet_20_link" text:visited-style-name="Visited_20_Internet_20_Link">
630_360_16852...</text:a>
']</text:p>
      <text:p text:style-name="P4">
Tags: ['День Києва', 'Благодійність', 'Забіг']</text:p>
      <text:p text:style-name="P4">
Type: Article</text:p>
      <!--METADATA-->
      <text:p text:style-name="P4">
<draw:frame draw:style-name="fr1" draw:name="Image97" text:anchor-type="as-char" svg:width="6.9236in" svg:height="3.956343in" draw:z-index="0">
<draw:image xlink:href="../Images/yкринформ/2023-05-28T11-50-00-03-00/630_360_1685264644-4972.jpeg" xlink:type="simple" xlink:show="embed" xlink:actuate="onLoad" draw:mime-type="image/jpeg"/>
</draw:frame>
 У ДеньКиєва, 28 травня, провели традиційний щорічний «Пробіг під каштанами». Цьогороку він став ювілейним - тридцятим.</text:p>
      <text:p text:style-name="P4">
Команда Укрінформу приєдналася до акції, повідомляє кореспондент агентства.</text:p>
      <text:p text:style-name="P4">
«У нас була невеличка команда амбасадорів. Були лікарі та були хлопцівійськові, були представники ДСНС. Загалом були всі, хто рятує життя: лікарірятують в операційних, військові – на фронті, ДСНС – в тилу», <text:a xlink:type="simple" xlink:href="http://www.facebook.com/watch/live/" text:style-name="Internet_20_link" text:visited-style-name="Visited_20_Internet_20_Link">
 розповіла</text:a>
ініціаторка та організаторка заходу Ірина Кузнєцова.</text:p>
      <text:p text:style-name="P4">
Цьогоріч понад 7 000 учасників здійснили благодійні внески. Було сформованопонад 100 корпоративних команд. Найчисельніша налічує 650 учасників.</text:p>
      <text:p text:style-name="P4">
«Після сьогоднішньої ночі (російські війська атакували Україну 54 разиіранськими ударними дронами "Shahed-136/131" – ред.) у мене не було жодногосумніву в тому, що ми зберемося та проведемо цей забіг. На ранок у нас булопонад 7 тисяч зареєстрованих. Нашими амбасадорами стали близько 100 людей. Мизібралися та провели цей забіг, і нас зустріли на фініші чудовим концертомдіти», - розповіла Кузнєцова.</text:p>
      <text:p text:style-name="P4">
Як зазначив амбасадор пробігу Андрій Джеджула, усі охочі ще мають можливістьузяти участь в заході, адже реєстрацію продовжили до кінця травня. «Ви можетедолучися до цього пробігу сьогодні, у день <text:a xlink:type="simple" xlink:href="https://www.ukrinform.ua/tag-kiiv" text:style-name="Internet_20_link" text:visited-style-name="Visited_20_Internet_20_Link">
 Києва</text:a>
 , завтра, післязавтра. Коротше, до кінцятравня ви можете зареєструватися і зробити свій посильний внесок своїмблагодійним пробігом. Пам'ятайте, що ми цього року збираємо кошти не тількидля Центру дитячої кардіології та кардіохірургії МОЗ України», - сказав він.</text:p>
      <text:p text:style-name="P4">
</text:p>
      <text:p text:style-name="P4">
<text:a xlink:type="simple" xlink:href="https://static.ukrinform.com/photos/2023_05/1685264641-1859.jpeg" text:style-name="Internet_20_link" text:visited-style-name="Visited_20_Internet_20_Link">
 </text:a>
 <text:a xlink:type="simple" xlink:href="https://static.ukrinform.com/photos/2023_05/1685264641-5329.jpeg" text:style-name="Internet_20_link" text:visited-style-name="Visited_20_Internet_20_Link">
</text:a>
 <text:a xlink:type="simple" xlink:href="https://static.ukrinform.com/photos/2023_05/1685264641-5888.jpeg" text:style-name="Internet_20_link" text:visited-style-name="Visited_20_Internet_20_Link">
</text:a>
 <text:a xlink:type="simple" xlink:href="https://static.ukrinform.com/photos/2023_05/1685264641-2389.jpeg" text:style-name="Internet_20_link" text:visited-style-name="Visited_20_Internet_20_Link">
</text:a>
 <text:a xlink:type="simple" xlink:href="https://static.ukrinform.com/photos/2023_05/1685264641-7998.jpeg" text:style-name="Internet_20_link" text:visited-style-name="Visited_20_Internet_20_Link">
</text:a>
 <text:a xlink:type="simple" xlink:href="https://static.ukrinform.com/photos/2023_05/1685264641-7281.jpeg" text:style-name="Internet_20_link" text:visited-style-name="Visited_20_Internet_20_Link">
</text:a>
 <text:a xlink:type="simple" xlink:href="https://static.ukrinform.com/photos/2023_05/1685264642-2778.jpeg" text:style-name="Internet_20_link" text:visited-style-name="Visited_20_Internet_20_Link">
</text:a>
 <text:a xlink:type="simple" xlink:href="https://static.ukrinform.com/photos/2023_05/1685264642-4541.jpeg" text:style-name="Internet_20_link" text:visited-style-name="Visited_20_Internet_20_Link">
</text:a>
 <text:a xlink:type="simple" xlink:href="https://static.ukrinform.com/photos/2023_05/1685264642-7631.jpeg" text:style-name="Internet_20_link" text:visited-style-name="Visited_20_Internet_20_Link">
</text:a>
 <text:a xlink:type="simple" xlink:href="https://static.ukrinform.com/photos/2023_05/1685264643-5038.jpeg" text:style-name="Internet_20_link" text:visited-style-name="Visited_20_Internet_20_Link">
</text:a>
 <text:a xlink:type="simple" xlink:href="https://static.ukrinform.com/photos/2023_05/1685264643-8580.jpeg" text:style-name="Internet_20_link" text:visited-style-name="Visited_20_Internet_20_Link">
</text:a>
 <text:a xlink:type="simple" xlink:href="https://static.ukrinform.com/photos/2023_05/1685264643-9041.jpeg" text:style-name="Internet_20_link" text:visited-style-name="Visited_20_Internet_20_Link">
</text:a>
 <text:a xlink:type="simple" xlink:href="https://static.ukrinform.com/photos/2023_05/1685264643-6335.jpeg" text:style-name="Internet_20_link" text:visited-style-name="Visited_20_Internet_20_Link">
</text:a>
 <text:a xlink:type="simple" xlink:href="https://static.ukrinform.com/photos/2023_05/1685264644-4769.jpeg" text:style-name="Internet_20_link" text:visited-style-name="Visited_20_Internet_20_Link">
</text:a>
 <text:a xlink:type="simple" xlink:href="https://static.ukrinform.com/photos/2023_05/1685264644-8744.jpeg" text:style-name="Internet_20_link" text:visited-style-name="Visited_20_Internet_20_Link">
</text:a>
 <text:a xlink:type="simple" xlink:href="https://static.ukrinform.com/photos/2023_05/1685264644-2267.jpeg" text:style-name="Internet_20_link" text:visited-style-name="Visited_20_Internet_20_Link">
</text:a>
 <text:a xlink:type="simple" xlink:href="https://static.ukrinform.com/photos/2023_05/1685264644-4972.jpeg" text:style-name="Internet_20_link" text:visited-style-name="Visited_20_Internet_20_Link">
<draw:frame draw:style-name="fr1" draw:name="Image115" text:anchor-type="as-char" svg:width="6.9236in" svg:height="3.956343in" draw:z-index="0">
<draw:image xlink:href="../Images/yкринформ/2023-05-28T11-50-00-03-00/630_360_1685264644-4972.jpeg" xlink:type="simple" xlink:show="embed" xlink:actuate="onLoad" draw:mime-type="image/jpeg"/>
</draw:frame>
</text:a>
 <text:a xlink:type="simple" xlink:href="https://static.ukrinform.com/photos/2023_05/1685264644-6142.jpeg" text:style-name="Internet_20_link" text:visited-style-name="Visited_20_Internet_20_Link">
</text:a>
</text:p>
      <text:p text:style-name="P4">
Учасники заходу бігли заради маленьких пацієнтів Центру дитячої кардіології такардіохірургії МОЗ України. Їхня мета полягає у тому, аби зібрати 1 млн грндля потреб закладу. Ще одним реципієнтом благодійної допомоги цього року єфонд SMART Medical Aid, який розпочав проєкт «100 карет швидкої допомогиУкраїні». Завдання – зібрати кошти на карети швидкої допомоги длятранспортування поранених у зонах бойових дій чи прифронтових зонах.</text:p>
      <text:p text:style-name="P4">
Долучився до акції також міністр охорони здоров'ям Віктор Ляшко, українськілікарі, захисники, які нині перебувають у Києві, та ті воїни, які далеко відстолиці. Захід об’єднав людей з усього світу. До спортивно-благодійної акціїдолучилися учасники у Словенії, Австрії, Канаді, США, Ірландії, ВеликійБританії та інших країнах світу.</text:p>
      <text:p text:style-name="P4">
Зважаючи на воєнний стан, учасники спортивного заходу не збиралися на однійлокації та в один час. Вони доєдналися до пробігу онлайн і вийшли на пробіжкучи прогулянку в безпечному місці.</text:p>
      <text:p text:style-name="P4">
Інформаційний партнер акції - Укрінформ.</text:p>
      <text:p text:style-name="P4">
<text:span text:style-name="T4">
Читайте також:</text:span>
 <text:a xlink:type="simple" xlink:href="https://www.ukrinform.ua/rubric-kyiv/3714860-klicko-privitav-kiiv-z-dnem-narodzenna.html" text:style-name="Internet_20_link" text:visited-style-name="Visited_20_Internet_20_Link">
 Кличко привітав Київ з днем народження</text:a>
</text:p>
      <text:p text:style-name="P4">
Як повідомлялося, у 2022 році в умовах воєнного стану учасники 29-го пробігутакож не збиралися на єдиній локації. Тоді для участі в акції зареєструвалися2 203 учасники із 80 міст та селищ країни, а також українці та іноземці з 31країни світу. Завдяки їхнім внескам було зібрано 510 000 грн для ЦентруДитячої кардіології та кардіохірургії МОЗ України. У 2021 році до участі ублагодійному «Пробігу під каштанами» зареєструвалися близько 11 тисяч людей.</text:p>
      <text:p text:style-name="P4">
Source: <text:a xlink:type="simple" xlink:href="https://www.ukrinform.ua/rubric-kyiv/3715185-u-kievi-vidbuvsa-uvilejnij-probig-pid-kastanami.html" text:style-name="Internet_20_link" text:visited-style-name="Visited_20_Internet_20_Link">
https://www.ukrinform.ua/rubric-kyiv/3715185-u-kievi-vidbuvsa-uvilejnij-probig-pid-kastanami.html</text:a>
</text:p>
      <!--NEWS-->
      <text:h text:style-name="P10" text:outline-level="1">
<text:span text:style-name="T4">
У Чорному та Азовському морях відсутні російські ракетоносії</text:span>
</text:h>
      <text:p text:style-name="P4">
Authors: Ukrinform (Person)</text:p>
      <text:p text:style-name="P4">
Publisher: Укринформ (Organization)</text:p>
      <text:p text:style-name="P4">
Published Time: 2023-05-28T11:50:28+03:00</text:p>
      <text:p text:style-name="P4">
Modified Time: 2023-05-28T11:50:28+03:00</text:p>
      <text:p text:style-name="P4">
Description: Росія тримає у Чорному та Азовському морях на бойовому чергуванні вісім бойових кораблів, всі ракетоносії заведені в пункти базування. — Укрінформ.</text:p>
      <text:p text:style-name="P4">
Images: ['<text:a xlink:type="simple" xlink:href="https://static.ukrinform.com/photos/2015_11/thumb_files/630_360_1447753045-4415-korabli-rf.jpg" text:style-name="Internet_20_link" text:visited-style-name="Visited_20_Internet_20_Link">
630_360_14477...</text:a>
']</text:p>
      <text:p text:style-name="P4">
Tags: [' Чорне море', 'Азовське море', 'Корабель', 'Війна з Росією']</text:p>
      <text:p text:style-name="P4">
Type: Article</text:p>
      <!--METADATA-->
      <text:p text:style-name="P4">
<draw:frame draw:style-name="fr1" draw:name="Image117" text:anchor-type="as-char" svg:width="6.9236in" svg:height="3.956343in" draw:z-index="0">
<draw:image xlink:href="../Images/yкринформ/2023-05-28T11-50-28-03-00/630_360_1447753045-4415-korabli-rf.jpg" xlink:type="simple" xlink:show="embed" xlink:actuate="onLoad" draw:mime-type="image/jpeg"/>
</draw:frame>
 Росія тримає у Чорному та Азовському морях на бойовому чергуваннівісім бойових кораблів, всі ракетоносії заведені в пункти базування.</text:p>
      <text:p text:style-name="P4">
Як передає Укрінформ, про це Оперативне командування "Південь" повідомляє у <text:a xlink:type="simple" xlink:href="http://www.facebook.com/OperationalCommandSouth/posts/pfbid08rTPTT3BDxrvpDYSGGy9rsbizTNNa9BmwP6PB2WogxiUC2GaUg5yHx2PrUczkPuql" text:style-name="Internet_20_link" text:visited-style-name="Visited_20_Internet_20_Link">
Фейсбуці</text:a>
.</text:p>
      <text:p text:style-name="P4">
“В Чорному морі корабельне угруповання ворожого недофлоту складається з 7одиниць, ще один корабель чергує в Азовському. Всі ракетоносії заведені впункти базування”, - ідеться в повідомленні.</text:p>
      <text:p text:style-name="P4">
В ОК “Південь” попереджають, що рівень <text:a xlink:type="simple" xlink:href="https://www.ukrinform.ua/tag-raketa" text:style-name="Internet_20_link" text:visited-style-name="Visited_20_Internet_20_Link">
 ракетної</text:a>
 загрози залишається високим. Длявиведення ракетоносіїв на чергування досить кількох годин, а після дроновоїатаки ворог часто застосовував ракетні удари як засіб посилення тиску іпсихологічного напруження населення.</text:p>
      <text:p text:style-name="P4">
<text:span text:style-name="T4">
Читайте також:</text:span>
 <text:a xlink:type="simple" xlink:href="https://www.ukrinform.ua/rubric-ato/3715145-povitrani-sili-zsu-utocnuut-ci-zastosovuvav-vorog-vnoci-raketi.html" text:style-name="Internet_20_link" text:visited-style-name="Visited_20_Internet_20_Link">
 Повітряні сили ЗСУ уточнюють, чи застосовував ворог вночіракети </text:a>
</text:p>
      <text:p text:style-name="P4">
Як повідомляв Укрінформ, 27 травня росія вивела в Чорне море на <text:a xlink:type="simple" xlink:href="https://www.ukrinform.ua/rubric-ato/3714895-rosia-vivela-v-corne-more-odin-nosij-kalibriv-zagalnij-zalp-do-4-raket.html" text:style-name="Internet_20_link" text:visited-style-name="Visited_20_Internet_20_Link">
 бойовечергування </text:a>
 один носій крилатихракет “Калібр”.</text:p>
      <text:p text:style-name="P4">
Source: <text:a xlink:type="simple" xlink:href="https://www.ukrinform.ua/rubric-ato/3715186-u-cornomu-ta-azovskomu-morah-vidsutni-rosijski-raketonosii.html" text:style-name="Internet_20_link" text:visited-style-name="Visited_20_Internet_20_Link">
https://www.ukrinform.ua/rubric-ato/3715186-u-cornomu-ta-azovskomu-morah-vidsutni-rosijski-raketonosii.html</text:a>
</text:p>
      <!--NEWS-->
      <text:h text:style-name="P10" text:outline-level="1">
<text:span text:style-name="T4">
Соняшники під посольством у Вашингтоні: українські активісти нагадали про воєнні злочини РФ</text:span>
</text:h>
      <text:p text:style-name="P4">
Authors: Ukrinform (Person)</text:p>
      <text:p text:style-name="P4">
Publisher: Укринформ (Organization)</text:p>
      <text:p text:style-name="P4">
Published Time: 2023-05-28T12:18:00+03:00</text:p>
      <text:p text:style-name="P4">
Modified Time: 2023-05-28T12:18:00+03:00</text:p>
      <text:p text:style-name="P4">
Description: Представники українських громадських організацій, активісти й дипломати провели акцію під посольством Росії в Вашингтоні, висадивши на газонах соняшники – один із головних символів боротьби України за свободу.</text:p>
      <text:p text:style-name="P4">
— Укрінформ.</text:p>
      <text:p text:style-name="P4">
Images: ['<text:a xlink:type="simple" xlink:href="https://static.ukrinform.com/photos/2023_05/thumb_files/630_360_1685265258-5523.jpeg" text:style-name="Internet_20_link" text:visited-style-name="Visited_20_Internet_20_Link">
630_360_16852...</text:a>
']</text:p>
      <text:p text:style-name="P4">
Tags: ['Посольство', 'США', 'Акція', 'Війна з Росією']</text:p>
      <text:p text:style-name="P4">
Type: Article</text:p>
      <!--METADATA-->
      <text:p text:style-name="P4">
<draw:frame draw:style-name="fr1" draw:name="Image118" text:anchor-type="as-char" svg:width="6.9236in" svg:height="3.956343in" draw:z-index="0">
<draw:image xlink:href="../Images/yкринформ/2023-05-28T12-18-00-03-00/630_360_1685265258-5523.jpeg" xlink:type="simple" xlink:show="embed" xlink:actuate="onLoad" draw:mime-type="image/jpeg"/>
</draw:frame>
Представники українських громадських організацій, активісти й дипломатипровели акцію під посольством Росії в Вашингтоні, висадивши на газонахсоняшники – один із головних символів боротьби України за свободу.</text:p>
      <text:p text:style-name="P4">
Захід був відкритим для всіх та відбувся в суботу, 27 травня, передає власнийкореспондент Укрінформу.</text:p>
      <text:p text:style-name="P4">
«Ми прийшли до російського посольства, щоби посадити соняшники, нашінаціональні квіти, які стали символом боротьби України за волю й незалежність,а також нагадати <text:a xlink:type="simple" xlink:href="https://www.ukrinform.ua/tag-rosia" text:style-name="Internet_20_link" text:visited-style-name="Visited_20_Internet_20_Link">
 Росії </text:a>
 про її злочиннувійну та наголосити, що Україна продовжить воювати, поки не буде звільнена всяїї територія», - зауважила в коментарі Укрінформу організаторка акціїпрезидентка організації US Ukrainian Activists (USUA) Надія Шапоринська.</text:p>
      <text:p text:style-name="P4">
</text:p>
      <text:p text:style-name="P4">
<text:a xlink:type="simple" xlink:href="https://static.ukrinform.com/photos/2023_05/1685265257-9917.jpeg" text:style-name="Internet_20_link" text:visited-style-name="Visited_20_Internet_20_Link">
 </text:a>
 <text:a xlink:type="simple" xlink:href="https://static.ukrinform.com/photos/2023_05/1685265257-6740.jpeg" text:style-name="Internet_20_link" text:visited-style-name="Visited_20_Internet_20_Link">
</text:a>
 <text:a xlink:type="simple" xlink:href="https://static.ukrinform.com/photos/2023_05/1685265257-4997.jpeg" text:style-name="Internet_20_link" text:visited-style-name="Visited_20_Internet_20_Link">
</text:a>
 <text:a xlink:type="simple" xlink:href="https://static.ukrinform.com/photos/2023_05/1685265257-2275.jpeg" text:style-name="Internet_20_link" text:visited-style-name="Visited_20_Internet_20_Link">
</text:a>
 <text:a xlink:type="simple" xlink:href="https://static.ukrinform.com/photos/2023_05/1685265258-5523.jpeg" text:style-name="Internet_20_link" text:visited-style-name="Visited_20_Internet_20_Link">
<draw:frame draw:style-name="fr1" draw:name="Image124" text:anchor-type="as-char" svg:width="6.9236in" svg:height="3.956343in" draw:z-index="0">
<draw:image xlink:href="../Images/yкринформ/2023-05-28T12-18-00-03-00/630_360_1685265258-5523.jpeg" xlink:type="simple" xlink:show="embed" xlink:actuate="onLoad" draw:mime-type="image/jpeg"/>
</draw:frame>
</text:a>
</text:p>
      <text:p text:style-name="P4">
Учасники заходу вшанували хвилиною мовчання українських борців за свободу, атакож невинних громадян, які втратили життя впродовж останніх дев’яти роківвійни Путіна проти нашої держави. Активісти також скандували через гучномовецьгасла до Росії з вимогами негайно припинити її війну та геноцид в Україні, атакож вбивства мирних громадян й викрадення українських дітей.</text:p>
      <text:p text:style-name="P4">
У заході взяли участь дипломати Посольства України в США й прихильники Українизі США, Білорусі, Туркменістану, Казахстану, Ізраїлю, Грузії та інших країн.Акцію організувала команда USUA, а також автор ідеї громадянин США БенжамінВіттес.</text:p>
      <text:p text:style-name="P4">
<text:span text:style-name="T4">
Читайте також:</text:span>
 <text:a xlink:type="simple" xlink:href="https://www.ukrinform.ua/rubric-world/3711083-cemodan-vokzal-gaaga-v-ottavi-proveli-piket-pid-posolstvom-rf.html" text:style-name="Internet_20_link" text:visited-style-name="Visited_20_Internet_20_Link">
 «Чемодан, вокзал, Гаага»: в Оттаві провели пікет <text:span text:style-name="T4">
під</text:span>
<text:span text:style-name="T4">
посольством</text:span>
 РФ </text:a>
</text:p>
      <text:p text:style-name="P4">
Як повідомляв Укрінформ, це вже другий подібний захід за останній рік, якийстав уже традицією. Вперше соняшники під російським посольством були висадженіу квітні минулого року. Тоді Посол України в США Оксана Маркарова поясниласимволізм заходу. По-перше, за її словами, це демонструє, що українська нація– непереборна. По-друге, це є символом того, що Україна відновлюється йперемагає. Й, по-третє, це нагадуватиме дипломатам «ворожої країни» правду натлі їхньої брехливої пропаганди проти України.</text:p>
      <text:p text:style-name="P4">
Source: <text:a xlink:type="simple" xlink:href="https://www.ukrinform.ua/rubric-society/3715192-sonasniki-pid-posolstvom-rf-u-vasingtoni-ukrainski-aktivisti-nagadali-pro-voenni-zlocini-kremla.html" text:style-name="Internet_20_link" text:visited-style-name="Visited_20_Internet_20_Link">
https://www.ukrinform.ua/rubric-society/3715192-sonasniki-pid-posolstvom-rf-u-vasingtoni-ukrainski-aktivisti-nagadali-pro-voenni-zlocini-kremla.html</text:a>
</text:p>
      <!--NEWS-->
      <text:h text:style-name="P10" text:outline-level="1">
<text:span text:style-name="T4">
Унаслідок нічної атаки нових пошкоджень енергетичної інфраструктури немає – Укренерго</text:span>
</text:h>
      <text:p text:style-name="P4">
Authors: Ukrinform (Person)</text:p>
      <text:p text:style-name="P4">
Publisher: Укринформ (Organization)</text:p>
      <text:p text:style-name="P4">
Published Time: 2023-05-28T12:25:00+03:00</text:p>
      <text:p text:style-name="P4">
Modified Time: 2023-05-28T12:25:00+03:00</text:p>
      <text:p text:style-name="P4">
Description: Нічна атака росіян безпілотниками Shahed не завдала нових пошкоджень в енергетичній інфраструктурі магістральних мереж.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Енергетика', 'Війна з Росією', 'Повітряна атака']</text:p>
      <text:p text:style-name="P4">
Type: Article</text:p>
      <!--METADATA-->
      <text:p text:style-name="P4">
<draw:frame draw:style-name="fr1" draw:name="Image125" text:anchor-type="as-char" svg:width="6.9236in" svg:height="3.956343in" draw:z-index="0">
<draw:image xlink:href="../Images/yкринформ/2023-05-28T12-25-00-03-00/630_360_1671200709-575.png" xlink:type="simple" xlink:show="embed" xlink:actuate="onLoad" draw:mime-type="image/png"/>
</draw:frame>
 Нічнаатака росіян безпілотниками Shahed не завдала нових пошкоджень в енергетичнійінфраструктурі магістральних мереж.</text:p>
      <text:p text:style-name="P4">
Про це повідомляє Укрінформ із посиланням на <text:a xlink:type="simple" xlink:href="http://t.me/Ukrenergo/2109" text:style-name="Internet_20_link" text:visited-style-name="Visited_20_Internet_20_Link">
 Телеграм</text:a>
 Укренерго.</text:p>
      <text:p text:style-name="P4">
«Нічна атака росіян <text:a xlink:type="simple" xlink:href="https://www.ukrinform.ua/tag-bezpilotnik" text:style-name="Internet_20_link" text:visited-style-name="Visited_20_Internet_20_Link">
 безпілотниками </text:a>
 не спричинила нових пошкоджень в енергетичній інфраструктурімагістральних мереж. Дякуючи нашим неймовірним Повітряним силам ЗСУ знищено 52шахеди», - йдеться у повідомленні.</text:p>
      <text:p text:style-name="P4">
Зазначається, що у суботу, 27 травня, з 21:00 до 22:00 для покриття вечірньогопіку споживання енергосистема України брала аварійну допомогу віденергосистеми Румунії. Аварійна допомога не є комерційним імпортом. Цеситуативний захід швидкого реагування для балансування енергосистеми. Причиноювикористання аварійної допомоги була недостатність загальної потужностіукраїнських електростанцій.</text:p>
      <text:p text:style-name="P4">
Імпорт зі Словаччини здійснювався, але у вечірні години був незначним.Використання аварійної допомоги від сусідніх країн можливе завдяки синхроннійроботі енергосистеми України з європейською енергосистемою ENTSO-E.</text:p>
      <text:p text:style-name="P4">
Нині електроенергії достатньо для покриття потреб споживачів, але у вечірнігодини «Укренерго» просить споживати електроенергію ощадливо. Загаломвнаслідок масованих ракетних та дронових атак на енергосистему різного ступеняпошкоджень зазнали всі теплові електростанції та гідроелектростанції країни.Тож щоб їх відновити і підготувати до наступного опалювального сезону,необхідно провести значні ремонти.</text:p>
      <text:p text:style-name="P4">
<text:span text:style-name="T4">
Читайте також:</text:span>
 <text:a xlink:type="simple" xlink:href="https://www.ukrinform.ua/rubric-ato/3715145-povitrani-sili-zsu-utocnuut-ci-zastosovuvav-vorog-vnoci-raketi.html" text:style-name="Internet_20_link" text:visited-style-name="Visited_20_Internet_20_Link">
 Повітряні сили ЗСУ уточнюють, чи застосовував ворог вночіракети </text:a>
</text:p>
      <text:p text:style-name="P4">
Як повідомляв Укрінформ, командування Повітряних сил ЗСУ заявило, що у нічпроти 28 травня російські війська атакували Україну іранськими ударнимидронами Shahed -136/131 з північного напрямку – Брянська область та південного– Краснодарський край. Загалом зафіксовано пуски 54 дронів-камікадзе. <text:a xlink:type="simple" xlink:href="https://www.ukrinform.ua/rubric-ato/3715111-rekordna-kilkist-zapusenih-sahediv-sili-oboroni-vnoci-znisili-52-z-54.html" text:style-name="Internet_20_link" text:visited-style-name="Visited_20_Internet_20_Link">
 Силиоборони знищили 52 безпілотники </text:a>
 .</text:p>
      <text:p text:style-name="P4">
Source: <text:a xlink:type="simple" xlink:href="https://www.ukrinform.ua/rubric-economy/3715193-unaslidok-nicnoi-ataki-novih-poskodzen-energeticnoi-infrastrukturi-nemae-ukrenergo.html" text:style-name="Internet_20_link" text:visited-style-name="Visited_20_Internet_20_Link">
https://www.ukrinform.ua/rubric-economy/3715193-unaslidok-nicnoi-ataki-novih-poskodzen-energeticnoi-infrastrukturi-nemae-ukrenergo.html</text:a>
</text:p>
      <!--NEWS-->
      <text:h text:style-name="P10" text:outline-level="1">
<text:span text:style-name="T4">
Родини загиблих внаслідок ракетного удару по Дніпру отримають по ₴300 тисяч допомоги</text:span>
</text:h>
      <text:p text:style-name="P4">
Authors: Ukrinform (Person)</text:p>
      <text:p text:style-name="P4">
Publisher: Укринформ (Organization)</text:p>
      <text:p text:style-name="P4">
Published Time: 2023-05-28T12:34:48+03:00</text:p>
      <text:p text:style-name="P4">
Modified Time: 2023-05-28T12:34:48+03:00</text:p>
      <text:p text:style-name="P4">
Description: Чотири родини, рідні яких загинули внаслідок ракетної атаки по Дніпру 26 травня, з обласного бюджету отримають по 300 тисяч гривень матеріальної допомоги. — Укрінформ.</text:p>
      <text:p text:style-name="P4">
Images: ['<text:a xlink:type="simple" xlink:href="https://static.ukrinform.com/photos/2023_05/thumb_files/630_360_1685098724-7802.jpeg" text:style-name="Internet_20_link" text:visited-style-name="Visited_20_Internet_20_Link">
630_360_16850...</text:a>
']</text:p>
      <text:p text:style-name="P4">
Tags: ['Дніпро', 'Загибель', 'Ракетний удар', 'Єдині новини']</text:p>
      <text:p text:style-name="P4">
Type: Article</text:p>
      <!--METADATA-->
      <text:p text:style-name="P4">
<draw:frame draw:style-name="fr1" draw:name="Image126" text:anchor-type="as-char" svg:width="6.9236in" svg:height="3.956343in" draw:z-index="0">
<draw:image xlink:href="../Images/yкринформ/2023-05-28T12-34-48-03-00/630_360_1685098724-7802.jpeg" xlink:type="simple" xlink:show="embed" xlink:actuate="onLoad" draw:mime-type="image/jpeg"/>
</draw:frame>
 Чотириродини, рідні яких загинули внаслідок ракетної атаки по Дніпру 26 травня, зобласного бюджету отримають по 300 тисяч гривень матеріальної допомоги.</text:p>
      <text:p text:style-name="P4">
Про це повідомив в ефірі телемарафону <text:a xlink:type="simple" xlink:href="http://www.youtube.com/watch" text:style-name="Internet_20_link" text:visited-style-name="Visited_20_Internet_20_Link">
 «Єдині новини»</text:a>
 перший заступник головиДніпропетровської ОВА Володимир Орлов, передає кореспондент Укрінформу.</text:p>
      <text:p text:style-name="P4">
«Пошуково-рятувальна операція закінчена на 100%. Четверо загиблих, одналюдина, яка проходила повз місце прильоту, один чоловік, якого дістали з-підзавалів і упізнали, двох інших - за висновками експертизи. Родини усіхзагиблих зможуть отримати з обласного бюджету по 300 тисяч гривеньматеріальної допомоги. Це така програма діє на території Дніпропетровськоїобласті», - сказав Орлов.</text:p>
      <text:p text:style-name="P4">
Він також уточнив, що внаслідок ракетного удару по <text:a xlink:type="simple" xlink:href="https://www.ukrinform.ua/tag-dnipro" text:style-name="Internet_20_link" text:visited-style-name="Visited_20_Internet_20_Link">
 Дніпру</text:a>
 26 травня постраждало 32 людини: 13лікуються стаціонарно, п’ятеро у важкому стані. Всі перебувають у лікарняхДніпра. Серед них дві дитини, хлопчики 3 і 6 років, з рваними ранами кінцівокта обличчя.</text:p>
      <text:p text:style-name="P4">
<text:span text:style-name="T4">
Читайте також:</text:span>
 <text:a xlink:type="simple" xlink:href="https://www.ukrinform.ua/rubric-ato/3715100-sili-oboroni-za-dobu-vidbili-21-vorozu-ataku.html" text:style-name="Internet_20_link" text:visited-style-name="Visited_20_Internet_20_Link">
 Сили оборони за добу відбили 21 ворожу атаку</text:a>
</text:p>
      <text:p text:style-name="P4">
Як повідомляв Укрінформ, <text:a xlink:type="simple" xlink:href="https://www.ukrinform.ua/rubric-regions/3715157-kilkist-zertv-raketnogo-udaru-po-dnipru-zrosla-do-cotiroh.html" text:style-name="Internet_20_link" text:visited-style-name="Visited_20_Internet_20_Link">
 кількість жертв ракетної атаки по Дніпру зросла дочотирьох. </text:a>
 Серед жертв - 56-річнийлікар і 64-річна працівниця медзакладу, а також 57-річний працівник сусідньоїветклініки.</text:p>
      <text:p text:style-name="P4">
Уранці 26 травня російська армія завдала ракетного удару по Дніпру, влучивши умедичний заклад, де надають допомогу людям із психічними захворюваннями, таветеринарну клініку. Повідомлялося про двох загиблих і 32 постраждалих.</text:p>
      <text:p text:style-name="P4">
Source: <text:a xlink:type="simple" xlink:href="https://www.ukrinform.ua/rubric-regions/3715196-rodini-zagiblih-vnaslidok-raketnogo-udaru-po-dnipru-otrimaut-po-300-tisac-dopomogi.html" text:style-name="Internet_20_link" text:visited-style-name="Visited_20_Internet_20_Link">
https://www.ukrinform.ua/rubric-regions/3715196-rodini-zagiblih-vnaslidok-raketnogo-udaru-po-dnipru-otrimaut-po-300-tisac-dopomogi.html</text:a>
</text:p>
      <!--NEWS-->
      <text:h text:style-name="P10" text:outline-level="1">
<text:span text:style-name="T4">
У Пакистані внаслідок сходження лавини загинули 11 людей</text:span>
</text:h>
      <text:p text:style-name="P4">
Authors: Ukrinform (Person)</text:p>
      <text:p text:style-name="P4">
Publisher: Укринформ (Organization)</text:p>
      <text:p text:style-name="P4">
Published Time: 2023-05-28T12:37:00+03:00</text:p>
      <text:p text:style-name="P4">
Modified Time: 2023-05-28T12:37:00+03:00</text:p>
      <text:p text:style-name="P4">
Description: На півночі Пакистану щонайменше одинадцять людей загинули внаслідок сходження лавини і 13 постраждали. — Укрінформ.</text:p>
      <text:p text:style-name="P4">
Images: ['<text:a xlink:type="simple" xlink:href="https://static.ukrinform.com/photos/2023_05/thumb_files/630_360_1685265884-721.jpg" text:style-name="Internet_20_link" text:visited-style-name="Visited_20_Internet_20_Link">
630_360_16852...</text:a>
']</text:p>
      <text:p text:style-name="P4">
Tags: ['Лавина', 'Пакистан', 'Сніг', 'Загибель']</text:p>
      <text:p text:style-name="P4">
Type: Article</text:p>
      <!--METADATA-->
      <text:p text:style-name="P4">
<draw:frame draw:style-name="fr1" draw:name="Image127" text:anchor-type="as-char" svg:width="6.9236in" svg:height="3.956343in" draw:z-index="0">
<draw:image xlink:href="../Images/yкринформ/2023-05-28T12-37-00-03-00/630_360_1685265884-721.jpg" xlink:type="simple" xlink:show="embed" xlink:actuate="onLoad" draw:mime-type="image/jpeg"/>
</draw:frame>
 На півночіПакистану щонайменше одинадцять людей загинули внаслідок сходження лавини і 13постраждали.</text:p>
      <text:p text:style-name="P4">
Про це повідомляє <text:a xlink:type="simple" xlink:href="https://www.reuters.com/world/asia-pacific/avalanche-kills-11-members-nomadic-tribe-northern-pakistan-2023-05-27/" text:style-name="Internet_20_link" text:visited-style-name="Visited_20_Internet_20_Link">
 Reuters </text:a>
 із посиланням на Пакистанське агентство боротьби зістихійними лихами, передає Укрінформ.</text:p>
      <text:p text:style-name="P4">
Як зазначається, трагедія сталася, коли кочове плем'я перетинало гірськумісцевість. <text:a xlink:type="simple" xlink:href="https://www.ukrinform.ua/tag-lavina" text:style-name="Internet_20_link" text:visited-style-name="Visited_20_Internet_20_Link">
 Лавина </text:a>
 накрила групусімей на перевалі Шаунтер-Топ у п’ятницю ввечері. Цей перевал розташований нависоті 4420 метрів над рівнем моря і з’єднує район Асторе регіону Гілгіт-Балтистан з прикордонною долиною Кашмір.</text:p>
      <text:p text:style-name="P4">
Серед постраждалих унаслідок сходження лавини є дитина. Травмованих доправилиу лікарню у критичному стані.</text:p>
      <text:p text:style-name="P4">
Зазначається, що складні погодні умови завадили проведенню рятувальноїоперації та ускладнили доступ до віддалених місць.</text:p>
      <text:p text:style-name="P4">
<text:span text:style-name="T4">
Читайте також:</text:span>
 <text:a xlink:type="simple" xlink:href="https://www.ukrinform.ua/rubric-world/3695787-v-italijskih-alpah-zijsla-lavina-troe-zagiblih.html" text:style-name="Internet_20_link" text:visited-style-name="Visited_20_Internet_20_Link">
 В італійських Альпах зійшла <text:span text:style-name="T4">
лавина</text:span>
 , троє загиблих</text:a>
</text:p>
      <text:p text:style-name="P4">
Прем’єр-міністр Шахбаз Шариф зазначив, що подібні інциденти у Пакистаністаються дедалі частіше, що пов'язано з кліматичними змінами.</text:p>
      <text:p text:style-name="P4">
Пакистан, який останніми роками потерпає від рекордних мусонних дощів ітанення льодовиків у північних горах, є однією з 10 країн із найбільшимризиком стихійних лих через зміну и клімату.</text:p>
      <text:p text:style-name="P4">
Як повідомляв <text:a xlink:type="simple" xlink:href="https://www.ukrinform.ua/rubric-world/3700161-u-kanadi-zijsla-lavina-e-zagiblij.html" text:style-name="Internet_20_link" text:visited-style-name="Visited_20_Internet_20_Link">
 Укрінформ </text:a>
 , унаслідок сходженнялавини на заході Канади загинула людина, двом вдалося врятуватися.</text:p>
      <text:p text:style-name="P4">
<text:span text:style-name="T5">
Фото: Gilgit-Baltistan Information Department</text:span>
</text:p>
      <text:p text:style-name="P4">
Source: <text:a xlink:type="simple" xlink:href="https://www.ukrinform.ua/rubric-world/3715197-u-pakistani-vnaslidok-shodzenna-lavini-zaginuli-11-ludej.html" text:style-name="Internet_20_link" text:visited-style-name="Visited_20_Internet_20_Link">
https://www.ukrinform.ua/rubric-world/3715197-u-pakistani-vnaslidok-shodzenna-lavini-zaginuli-11-ludej.html</text:a>
</text:p>
      <!--NEWS-->
      <text:h text:style-name="P10" text:outline-level="1">
<text:span text:style-name="T4">
Ковляр став чемпіоном Естонії з баскетболу, Войналович - срібний призер</text:span>
</text:h>
      <text:p text:style-name="P4">
Authors: Ukrinform (Person)</text:p>
      <text:p text:style-name="P4">
Publisher: Укринформ (Organization)</text:p>
      <text:p text:style-name="P4">
Published Time: 2023-05-28T12:43:48+03:00</text:p>
      <text:p text:style-name="P4">
Modified Time: 2023-05-28T12:43:48+03:00</text:p>
      <text:p text:style-name="P4">
Description: Розігруючий збірної України з баскетболу Олександр Ковляр у складі клубу «Калев-Крамо» став чемпіоном Естонії. — Укрінформ.</text:p>
      <text:p text:style-name="P4">
Images: ['<text:a xlink:type="simple" xlink:href="https://static.ukrinform.com/photos/2023_05/thumb_files/630_360_1685267002-736.jpg" text:style-name="Internet_20_link" text:visited-style-name="Visited_20_Internet_20_Link">
630_360_16852...</text:a>
']</text:p>
      <text:p text:style-name="P4">
Tags: ['Баскетбол']</text:p>
      <text:p text:style-name="P4">
Type: Article</text:p>
      <!--METADATA-->
      <text:p text:style-name="P4">
<draw:frame draw:style-name="fr1" draw:name="Image128" text:anchor-type="as-char" svg:width="6.9236in" svg:height="3.956343in" draw:z-index="0">
<draw:image xlink:href="../Images/yкринформ/2023-05-28T12-43-48-03-00/630_360_1685267002-736.jpg" xlink:type="simple" xlink:show="embed" xlink:actuate="onLoad" draw:mime-type="image/jpeg"/>
</draw:frame>
Розігруючий збірної України з баскетболу Олександр Ковляр у складі клубу«Калев-Крамо» став чемпіоном Естонії.</text:p>
      <text:p text:style-name="P4">
Як повідомляє офіційний <text:a xlink:type="simple" xlink:href="https://fbu.ua/news/oleksandr-kovlyar-stav-chemponom-eston-andry-voynalovich---vce-chemponom" text:style-name="Internet_20_link" text:visited-style-name="Visited_20_Internet_20_Link">
 сайт </text:a>
 Федерації баскетболуУкраїни (ФБУ) «Калев-Крамо» переміг у фінальній серії «Тарту» АндріяВойналовича з рахунком 3:0, передає Укрінформ.</text:p>
      <text:p text:style-name="P4">
У вирішальному третьому матчі серії «Калев-Крамо» обіграв «Тарту» з рахунком89:82.</text:p>
      <text:p text:style-name="P4">
<text:span text:style-name="T4">
Читайте також:</text:span>
 <text:a xlink:type="simple" xlink:href="https://www.ukrinform.ua/rubric-sports/3714896-stali-vidomi-superniki-zbirnih-ukraini-z-basketbolu-3h3-u-vidbori-evro.html" text:style-name="Internet_20_link" text:visited-style-name="Visited_20_Internet_20_Link">
 Стали відомі суперники збірних України з <text:span text:style-name="T4">
баскетбол</text:span>
 у3х3 у відборі Євро </text:a>
</text:p>
      <text:p text:style-name="P4">
Ковляр став найрезультативнішим гравцем поєдинку. Олександр відіграв 33хвилини, набрав 25 очок (3/6 двоочкові, 4/8 триочкові, 7/8 штрафні), зібрав 5підбирань, віддав 6 передач при 4 втратах та 4 фолах. РЕ +28.</text:p>
      <text:p text:style-name="P4">
Андрій Войналович відіграв 21 хвилину, набрав 13 очок (2/3 двоочкові, 2/4триочкові, 3/4 штрафні), зібрав 2 підбирання, віддав 2 передачі при 2 втратахта 4 фолах. РЕ +10.</text:p>
      <text:p text:style-name="P4">
Фото: ФБУ.</text:p>
      <text:p text:style-name="P4">
Source: <text:a xlink:type="simple" xlink:href="https://www.ukrinform.ua/rubric-sports/3715199-kovlar-stav-cempionom-estonii-z-basketbolu-vojnalovic-sribnij-prizer.html" text:style-name="Internet_20_link" text:visited-style-name="Visited_20_Internet_20_Link">
https://www.ukrinform.ua/rubric-sports/3715199-kovlar-stav-cempionom-estonii-z-basketbolu-vojnalovic-sribnij-prizer.html</text:a>
</text:p>
      <!--NEWS-->
      <text:h text:style-name="P10" text:outline-level="1">
<text:span text:style-name="T4">
Kherson, Khersonska Oblast(18:46). Red Alert: aerial threat. Sirens sounding. Take cover now!</text:span>
</text:h>
      <text:p text:style-name="P4">
Authors: liveuamap (Language: en)</text:p>
      <text:p text:style-name="P4">
Time: 2023-05-28T12:48:00</text:p>
      <text:p text:style-name="P4">
Location: Kherson (Latitude:46.65581000 Longtitude:32.61780000)</text:p>
      <text:p text:style-name="P4">
Videos: []</text:p>
      <text:p text:style-name="P4">
Images: []</text:p>
      <text:p text:style-name="P4">
Tags: ["Europe", "Central and Eastern Europe"]</text:p>
      <text:p text:style-name="P4">
ID: 22565924</text:p>
      <!--METADATA-->
      <text:p text:style-name="P4">
Kherson, Khersonska Oblast(18:46). Red Alert: aerial threat. Sirens sounding.Take cover now!</text:p>
      <text:p text:style-name="P4">
News Collection Link: <text:a xlink:type="simple" xlink:href="https://liveuamap.com/en/2023/28-may-kherson-khersonska-oblast1846-red-alerg" text:style-name="Internet_20_link" text:visited-style-name="Visited_20_Internet_20_Link">
https://liveuamap.com/en/2023/28-may-kherson-khersonska-oblast1846-red-alerg</text:a>
</text:p>
      <text:p text:style-name="P4">
Source: <text:a xlink:type="simple" xlink:href="https://t.me/air_alert_ua/46697" text:style-name="Internet_20_link" text:visited-style-name="Visited_20_Internet_20_Link">
https://t.me/air_alert_ua/46697</text:a>
</text:p>
      <!--NEWS-->
      <text:h text:style-name="P10" text:outline-level="1">
<text:span text:style-name="T4">
На Бахмутському напрямку інтенсивність ворожих атак значно знизилася — Череватий</text:span>
</text:h>
      <text:p text:style-name="P4">
Authors: Ukrinform (Person)</text:p>
      <text:p text:style-name="P4">
Publisher: Укринформ (Organization)</text:p>
      <text:p text:style-name="P4">
Published Time: 2023-05-28T12:56:00+03:00</text:p>
      <text:p text:style-name="P4">
Modified Time: 2023-05-28T12:56:00+03:00</text:p>
      <text:p text:style-name="P4">
Description: Поблизу міста Бахмут за минулу добу відбулося лише одне бойове зіткнення. Водночас противник продовжує обстрілювати позиції українських Сил оборони.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Війна з Росією', 'Сергій Череватий']</text:p>
      <text:p text:style-name="P4">
Type: Article</text:p>
      <!--METADATA-->
      <text:p text:style-name="P4">
<draw:frame draw:style-name="fr1" draw:name="Image129" text:anchor-type="as-char" svg:width="6.9236in" svg:height="3.956343in" draw:z-index="0">
<draw:image xlink:href="../Images/yкринформ/2023-05-28T12-56-00-03-00/630_360_1675335452-443.jpg" xlink:type="simple" xlink:show="embed" xlink:actuate="onLoad" draw:mime-type="image/jpeg"/>
</draw:frame>
 Поблизуміста Бахмут за минулу добу відбулося лише одне бойове зіткнення. Водночаспротивник продовжує обстрілювати позиції українських Сил оборони.</text:p>
      <text:p text:style-name="P4">
Про це повідомив речник Східного угруповання військ ЗСУ полковник СергійЧереватий передає Укрінформ з посиланням на <text:a xlink:type="simple" xlink:href="https://armyinform.com.ua/2023/05/28/na-bahmutskomu-napryamku-intensyvnist-vorozhyh-atak-znachno-znyzylasya-sergij-cherevatyj/" text:style-name="Internet_20_link" text:visited-style-name="Visited_20_Internet_20_Link">
 Арміяінформ</text:a>
 .</text:p>
      <text:p text:style-name="P4">
"На Бахмутському напрямку окупанти здійснили 250 обстрілів з різногоозброєння. Наші війська також завдавали ударів у відповідь. В результаті цихдій знищено 80 осіб особового складу окупантів, 99 — зазнали поранень, аодного військовослужбовця <text:a xlink:type="simple" xlink:href="https://www.ukrinform.ua/tag-rosia" text:style-name="Internet_20_link" text:visited-style-name="Visited_20_Internet_20_Link">
 рф </text:a>
 буловзято в полон. Знищено 3 САУ, станція РЕБ та склад з боєприпасами", —повідомив полковник Череватий.</text:p>
      <text:p text:style-name="P4">
Він нагадав, що наразі ворог проводить ротацію своїх військ, замінюючи бійцівПВК «Вагнер» на інші підрозділи.</text:p>
      <text:p text:style-name="P4">
Череватий також повідомив, що на Куп’янському напрямку противник здійснив 342артилерійські обстріли, відбулося 2 бойових зіткнення та 3 ворожі авіаційнінальоти. 20 окупантів знищено та 52 — поранено. Окрім того, українськізахисники знищили гармату Д-20.</text:p>
      <text:p text:style-name="P4">
<text:span text:style-name="T4">
Читайте також:</text:span>
 <text:a xlink:type="simple" xlink:href="https://www.ukrinform.ua/rubric-ato/3713150-vorog-navpaki-pidtague-rezervi-cerevatij-sprostuvav-vidvedenna-vagnerivciv-iz-bahmuta.html" text:style-name="Internet_20_link" text:visited-style-name="Visited_20_Internet_20_Link">
 Ворог навпаки підтягує резерви: <text:span text:style-name="T4">
Череватий</text:span>
 спростуваввідведення «вагнерівців» із Бахмута </text:a>
</text:p>
      <text:p text:style-name="P4">
Підсумовуючи дії російської приватної військової компанії «Вагнер», полковникакцентував на тому, що попри так звані успіхи та досягнуті цілі, про якірозповідають російські медіа, військам агресора за 10 місяців так і не вдалосядо кінця встановити контроль над Бахмутом. Ротацію мізерних залишків ПВК«Вагнер» він порівняв зі звичайною втечею з поля бою після поразки.</text:p>
      <text:p text:style-name="P4">
Як повідомлялося, власник ПВК "Вагнер" Євген Пригожин 25 травня заявив, щовиведення його сил з Бахмута почалося і що передача позицій Міністерствуоборони (МО) Росії триватиме до 1 червня 2023 року.</text:p>
      <text:p text:style-name="P4">
Source: <text:a xlink:type="simple" xlink:href="https://www.ukrinform.ua/rubric-ato/3715202-na-bahmutskomu-napramku-intensivnist-vorozih-atak-znacno-znizilasa-cerevatij.html" text:style-name="Internet_20_link" text:visited-style-name="Visited_20_Internet_20_Link">
https://www.ukrinform.ua/rubric-ato/3715202-na-bahmutskomu-napramku-intensivnist-vorozih-atak-znacno-znizilasa-cerevatij.html</text:a>
</text:p>
      <!--NEWS-->
      <text:h text:style-name="P10" text:outline-level="1">
<text:span text:style-name="T4">
Dnipro, Dnipropetrovska Oblast, Kharkiv, Kharkivska Oblast, Donetsk Oblast(18:55). Red Alert:...</text:span>
</text:h>
      <text:p text:style-name="P4">
Authors: liveuamap (Language: en)</text:p>
      <text:p text:style-name="P4">
Time: 2023-05-28T12:56:00</text:p>
      <text:p text:style-name="P4">
Location: Dnipro (Latitude:48.45930000 Longtitude:35.03865000)</text:p>
      <text:p text:style-name="P4">
Videos: []</text:p>
      <text:p text:style-name="P4">
Images: []</text:p>
      <text:p text:style-name="P4">
Tags: ["Europe", "Central and Eastern Europe"]</text:p>
      <text:p text:style-name="P4">
ID: 22565925</text:p>
      <!--METADATA-->
      <text:p text:style-name="P4">
Dnipro, Dnipropetrovska Oblast, Kharkiv, Kharkivska Oblast, DonetskOblast(18:55). Red Alert: aerial threat. Sirens sounding. Take cover now!</text:p>
      <text:p text:style-name="P4">
News Collection Link: <text:a xlink:type="simple" xlink:href="https://liveuamap.com/en/2023/28-may-dnipro-dnipropetrovska-oblast-kharkiv-g" text:style-name="Internet_20_link" text:visited-style-name="Visited_20_Internet_20_Link">
https://liveuamap.com/en/2023/28-may-dnipro-dnipropetrovska-oblast-kharkiv-g</text:a>
</text:p>
      <text:p text:style-name="P4">
Source: <text:a xlink:type="simple" xlink:href="https://t.me/air_alert_ua/46701" text:style-name="Internet_20_link" text:visited-style-name="Visited_20_Internet_20_Link">
https://t.me/air_alert_ua/46701</text:a>
</text:p>
      <!--NEWS-->
      <text:h text:style-name="P10" text:outline-level="1">
<text:span text:style-name="T4">
Зеленський пропонує запровадити санкції проти Ірану – постанова вже в Раді</text:span>
</text:h>
      <text:p text:style-name="P4">
Authors: Ukrinform (Person)</text:p>
      <text:p text:style-name="P4">
Publisher: Укринформ (Organization)</text:p>
      <text:p text:style-name="P4">
Published Time: 2023-05-28T13:01:00+03:00</text:p>
      <text:p text:style-name="P4">
Modified Time: 2023-05-28T13:01:00+03:00</text:p>
      <text:p text:style-name="P4">
Description: Президент Володимир Зеленський вніс на розгляд Верховної Ради проєкт постанови про затвердження рішення РНБО про застосування санкцій щодо Ірану.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Іран', 'РНБО', 'Санкції', 'Верховна Рада', 'Зеленський']</text:p>
      <text:p text:style-name="P4">
Type: Article</text:p>
      <!--METADATA-->
      <text:p text:style-name="P4">
<draw:frame draw:style-name="fr1" draw:name="Image130" text:anchor-type="as-char" svg:width="6.9236in" svg:height="3.956343in" draw:z-index="0">
<draw:image xlink:href="../Images/yкринформ/2023-05-28T13-01-00-03-00/630_360_1664388416-236.jpg" xlink:type="simple" xlink:show="embed" xlink:actuate="onLoad" draw:mime-type="image/jpeg"/>
</draw:frame>
 ПрезидентВолодимир Зеленський вніс на розгляд Верховної Ради проєкт постанови прозатвердження рішення РНБО про застосування санкцій щодо Ірану.</text:p>
      <text:p text:style-name="P4">
Згідно з інформацією на <text:a xlink:type="simple" xlink:href="http://itd.rada.gov.ua/billInfo/Bills/Card/42001" text:style-name="Internet_20_link" text:visited-style-name="Visited_20_Internet_20_Link">
 сайті ВР</text:a>
 , проєкт уже переданий нарозгляд керівництва парламенту та Комітету з питань національної безпеки,оборони та розвідки, передає Укрінформ.</text:p>
      <text:p text:style-name="P4">
«Затвердити рішення Ради національної безпеки і оборони України від 27 травня2023 року "Про застосування секторальних спеціальних економічних та іншихобмежувальних заходів (санкцій) до Ісламської Республіки Іран", уведене в діюУказом Президента від 27 травня 2023 року №308/2023», - йдеться у проєктідокумента.</text:p>
      <text:p text:style-name="P4">
Раніше Президент України в інтерв’ю італійським ЗМІ заявив, що Іран продавРосії понад тисячу дронів та «іншу зброю».</text:p>
      <text:p text:style-name="P4">
<text:span text:style-name="T4">
Читайте також:</text:span>
 <text:a xlink:type="simple" xlink:href="https://www.ukrinform.ua/rubric-polytics/3715052-prezident-na-cerzi-novi-se-masstabnisi-sankcijni-paketi.html" text:style-name="Internet_20_link" text:visited-style-name="Visited_20_Internet_20_Link">
 Президент: На черзі - нові, ще масштабніші санкційніпакети </text:a>
</text:p>
      <text:p text:style-name="P4">
Як повідомлялося, Президент України Володимир Зеленський ввів у дію рішенняРади національної безпеки та оборони України про застосування та внесення зміндо персональних спеціальних економічних та інших обмежувальних заходів(санкцій). Так, санкції застосовані до 300 фізичних осіб, серед яких єгромадяни РФ, Ісламської Республіки Іран, Сирійської Арабської Республіки.</text:p>
      <text:p text:style-name="P4">
Також застосовані санкції до 141 юридичної особи.</text:p>
      <text:p text:style-name="P4">
Source: <text:a xlink:type="simple" xlink:href="https://www.ukrinform.ua/rubric-polytics/3715203-zelenskij-proponue-zaprovaditi-sankcii-proti-iranu-postanova-vze-v-radi.html" text:style-name="Internet_20_link" text:visited-style-name="Visited_20_Internet_20_Link">
https://www.ukrinform.ua/rubric-polytics/3715203-zelenskij-proponue-zaprovaditi-sankcii-proti-iranu-postanova-vze-v-radi.html</text:a>
</text:p>
      <!--NEWS-->
      <text:h text:style-name="P10" text:outline-level="1">
<text:span text:style-name="T4">
Zaporizka Oblast(19:00). Red Alert: aerial threat. Sirens sounding. Take cover now!</text:span>
</text:h>
      <text:p text:style-name="P4">
Authors: liveuamap (Language: en)</text:p>
      <text:p text:style-name="P4">
Time: 2023-05-28T13:01:00</text:p>
      <text:p text:style-name="P4">
Location: Zaporizka Oblast (Latitude:47.611951 Longtitude:35.766491)</text:p>
      <text:p text:style-name="P4">
Videos: []</text:p>
      <text:p text:style-name="P4">
Images: []</text:p>
      <text:p text:style-name="P4">
Tags: ["Europe", "Central and Eastern Europe"]</text:p>
      <text:p text:style-name="P4">
ID: 22565926</text:p>
      <!--METADATA-->
      <text:p text:style-name="P4">
Zaporizka Oblast(19:00). Red Alert: aerial threat. Sirens sounding. Take covernow!</text:p>
      <text:p text:style-name="P4">
News Collection Link: <text:a xlink:type="simple" xlink:href="https://liveuamap.com/en/2023/28-may-zaporizka-oblast1900-red-alert-aerial-g" text:style-name="Internet_20_link" text:visited-style-name="Visited_20_Internet_20_Link">
https://liveuamap.com/en/2023/28-may-zaporizka-oblast1900-red-alert-aerial-g</text:a>
</text:p>
      <text:p text:style-name="P4">
Source: <text:a xlink:type="simple" xlink:href="https://t.me/suspilnezaporizhzhya/13137" text:style-name="Internet_20_link" text:visited-style-name="Visited_20_Internet_20_Link">
https://t.me/suspilnezaporizhzhya/13137</text:a>
</text:p>
      <!--NEWS-->
      <text:h text:style-name="P10" text:outline-level="1">
<text:span text:style-name="T4">
Прем’єр Індії відкрив нову будівлю парламенту</text:span>
</text:h>
      <text:p text:style-name="P4">
Authors: Ukrinform (Person)</text:p>
      <text:p text:style-name="P4">
Publisher: Укринформ (Organization)</text:p>
      <text:p text:style-name="P4">
Published Time: 2023-05-28T13:08:00+03:00</text:p>
      <text:p text:style-name="P4">
Modified Time: 2023-05-28T13:08:00+03:00</text:p>
      <text:p text:style-name="P4">
Description: Прем’єр-міністр Індії Нарендра Моді у неділю офіційно відкрив нову будівлю парламенту. — Укрінформ.</text:p>
      <text:p text:style-name="P4">
Images: ['<text:a xlink:type="simple" xlink:href="https://static.ukrinform.com/photos/2023_05/thumb_files/630_360_1685267368-404.jpg" text:style-name="Internet_20_link" text:visited-style-name="Visited_20_Internet_20_Link">
630_360_16852...</text:a>
']</text:p>
      <text:p text:style-name="P4">
Tags: ['Індія', 'Парламент', "Прем'єр"]</text:p>
      <text:p text:style-name="P4">
Type: Article</text:p>
      <!--METADATA-->
      <text:p text:style-name="P4">
<draw:frame draw:style-name="fr1" draw:name="Image131" text:anchor-type="as-char" svg:width="6.9236in" svg:height="3.956343in" draw:z-index="0">
<draw:image xlink:href="../Images/yкринформ/2023-05-28T13-08-00-03-00/630_360_1685267368-404.jpg" xlink:type="simple" xlink:show="embed" xlink:actuate="onLoad" draw:mime-type="image/jpeg"/>
</draw:frame>
 Прем’єр-міністр Індії Нарендра Моді у неділю офіційно відкрив нову будівлю парламенту.</text:p>
      <text:p text:style-name="P4">
Про це повідомляє <text:a xlink:type="simple" xlink:href="https://www.reuters.com/world/india/modi-inaugurates-new-parliament-building-part-new-delhis-makeover-2023-05-28/" text:style-name="Internet_20_link" text:visited-style-name="Visited_20_Internet_20_Link">
 Reuters </text:a>
 ,передає Укрінформ.</text:p>
      <text:p text:style-name="P4">
Як зазначається, відкриття сучасного комплексу є частиною масштабного планууряду щодо перетворення британської колоніальної архітектури в столиці <text:a xlink:type="simple" xlink:href="https://www.ukrinform.ua/tag-india" text:style-name="Internet_20_link" text:visited-style-name="Visited_20_Internet_20_Link">
 Індії</text:a>
 .</text:p>
      <text:p text:style-name="P4">
</text:p>
      <text:p text:style-name="P4">
Рано-вранці Моді він провів традиційні молитви під час церемонії, на якійтакож були присутні члени уряду. Після цього він запалив традиційну лампаду упарламенті.</text:p>
      <text:p text:style-name="P4">
</text:p>
      <text:p text:style-name="P4">
У <text:a xlink:type="simple" xlink:href="https://twitter.com/narendramodi/status/1662684955787542528" text:style-name="Internet_20_link" text:visited-style-name="Visited_20_Internet_20_Link">
 Твіттері </text:a>
прем'єр-міністр висловив сподівання, що ця знакова будівля «стане колискоюрозширення можливостей, що запалюватиме мрії та втілюватиме їх у реальність».</text:p>
      <text:p text:style-name="Quotations">

<text:p text:style-name="P4">
As the new building of India’s Parliament is inaugurated, our hearts and&gt;
 minds are filled with pride, hope and promise. May this iconic building be a&gt;
 cradle of empowerment, igniting dreams and nurturing them into reality. May&gt;
 it propel our great nation to new heights of progress. <text:a xlink:type="simple" xlink:href="https://t.co/zzGuRoHrUS" text:style-name="Internet_20_link" text:visited-style-name="Visited_20_Internet_20_Link">
&gt;
 pic.twitter.com/zzGuRoHrUS </text:a>
&gt;
&gt;
 — Narendra Modi (@narendramodi) <text:a xlink:type="simple" xlink:href="https://twitter.com/narendramodi/status/1662684955787542528" text:style-name="Internet_20_link" text:visited-style-name="Visited_20_Internet_20_Link">
 May 28, 2023&gt;
 </text:a>
</text:p>

</text:p>
      <text:p text:style-name="P4">
Подію бойкотували 20 опозиційних партій. Вони заявили, що Моді порушивпротокол, оскільки відкрити новий комплекс мав президент. Водночас уряд цізвинувачення відкинув.</text:p>
      <text:p text:style-name="P4">
Під час церемонії офіційний представник парламенту зачитав послання президентаІндії Драупаді Мурму, в якій вона привітала урочисте відкриття комплексу.</text:p>
      <text:p text:style-name="P4">
<text:span text:style-name="T4">
Читайте також:</text:span>
 <text:a xlink:type="simple" xlink:href="https://www.ukrinform.ua/rubric-world/3712511-premer-indii-ta-derzsekretar-ssa-zustrilisa-z-liderami-tihookeanskih-ostroviv-u-papuanovij-gvinei.html" text:style-name="Internet_20_link" text:visited-style-name="Visited_20_Internet_20_Link">
 Прем'єр <text:span text:style-name="T4">
Індії</text:span>
 та держсекретар США зустрілися злідерами тихоокеанських островів у Папуа-Новій Гвінеї</text:a>
</text:p>
      <text:p text:style-name="P4">
Новий парламентський комплекс є центральною частиною проєкту вартістю 2,4мільярда доларів, який спрямований на те, щоб перевершити значущість будівельколоніальної епохи в центрі столиці спорудженням сучасних будівель із виразноюіндійською ідентичністю.</text:p>
      <text:p text:style-name="P4">
У новій будівлі парламенту облаштовані 1272 місця у двох палатах, що майже на500 більше, ніж у старій. Тут щонайменше втричі більше місця для розміщеннянових законодавців. Комплекс оснащений сучасними технологіями.</text:p>
      <text:p text:style-name="P4">
Стару будівлю парламенту перетворять на музей.</text:p>
      <text:p text:style-name="P4">
<text:span text:style-name="T5">
Фото: India's Press Information Bureau</text:span>
</text:p>
      <text:p text:style-name="P4">
Source: <text:a xlink:type="simple" xlink:href="https://www.ukrinform.ua/rubric-world/3715204-premer-indii-vidkriv-novu-budivlu-parlamentu.html" text:style-name="Internet_20_link" text:visited-style-name="Visited_20_Internet_20_Link">
https://www.ukrinform.ua/rubric-world/3715204-premer-indii-vidkriv-novu-budivlu-parlamentu.html</text:a>
</text:p>
      <!--NEWS-->
      <text:h text:style-name="P10" text:outline-level="1">
<text:span text:style-name="T4">
Сачко вийшов у фінал кваліфікації на турнірі ATP в Італії</text:span>
</text:h>
      <text:p text:style-name="P4">
Authors: Ukrinform (Person)</text:p>
      <text:p text:style-name="P4">
Publisher: Укринформ (Organization)</text:p>
      <text:p text:style-name="P4">
Published Time: 2023-05-28T13:10:48+03:00</text:p>
      <text:p text:style-name="P4">
Modified Time: 2023-05-28T13:10:48+03:00</text:p>
      <text:p text:style-name="P4">
Description: Друга «ракетка» України Віталій Сачко подолав перше коло відбору на турнірі Асоціації тенісистів професіоналів (АТР) серії Challenger - Trofeo FL Service - Città di Vicenza - у Віченці (Італія) із призовим фондом €73 тис. — Укрінформ.</text:p>
      <text:p text:style-name="P4">
Images: ['<text:a xlink:type="simple" xlink:href="https://static.ukrinform.com/photos/2023_05/thumb_files/630_360_1685268632-952.jpg" text:style-name="Internet_20_link" text:visited-style-name="Visited_20_Internet_20_Link">
630_360_16852...</text:a>
']</text:p>
      <text:p text:style-name="P4">
Tags: ['Теніс']</text:p>
      <text:p text:style-name="P4">
Type: Article</text:p>
      <!--METADATA-->
      <text:p text:style-name="P4">
<draw:frame draw:style-name="fr1" draw:name="Image134" text:anchor-type="as-char" svg:width="6.9236in" svg:height="3.956343in" draw:z-index="0">
<draw:image xlink:href="../Images/yкринформ/2023-05-28T13-10-48-03-00/630_360_1685268632-952.jpg" xlink:type="simple" xlink:show="embed" xlink:actuate="onLoad" draw:mime-type="image/jpeg"/>
</draw:frame>
 Друга«ракетка» України Віталій Сачко подолав перше коло відбору на турніріАсоціації тенісистів професіоналів (АТР) серії Challenger - Trofeo FL Service- Città di Vicenza - у Віченці (Італія) із призовим фондом €73 тис.</text:p>
      <text:p text:style-name="P4">
У матчі за вихід у фінал кваліфікації Сачко впевнено обіграв італійця АндреаАрнабольді - 6:4, 6:2, передає Укрінформ.</text:p>
      <text:p text:style-name="P4">
Тенісисти провели на корті 1 годину 10 хвилин.</text:p>
      <text:p text:style-name="P4">
Путівку в основну сітку змагань Сачко розіграє з італійцем Джованні Фоніо,який у свою чергу завдав поразки співвітчизнику Александеру Вайсу - 6:2, 6:4.</text:p>
      <text:p text:style-name="P4">
<text:span text:style-name="T4">
Читайте також:</text:span>
 <text:a xlink:type="simple" xlink:href="https://www.ukrinform.ua/rubric-sports/3715142-rejting-wta-svitolina-pidnalasa-bils-niz-na-300-misc-i-povernulasa-do-top200.html" text:style-name="Internet_20_link" text:visited-style-name="Visited_20_Internet_20_Link">
 Рейтинг WTA: Світоліна піднялася більш ніж на 300 місць іповернулася до топ-200 </text:a>
</text:p>
      <text:p text:style-name="P4">
Турнір у Віченці проходитиме до 4 червня.</text:p>
      <text:p text:style-name="P4">
Фото: Juergen Hasenkopf; GEPA Images.</text:p>
      <text:p text:style-name="P4">
Source: <text:a xlink:type="simple" xlink:href="https://www.ukrinform.ua/rubric-sports/3715205-sacko-vijsov-u-final-kvalifikacii-na-turniri-atp-v-italii.html" text:style-name="Internet_20_link" text:visited-style-name="Visited_20_Internet_20_Link">
https://www.ukrinform.ua/rubric-sports/3715205-sacko-vijsov-u-final-kvalifikacii-na-turniri-atp-v-italii.html</text:a>
</text:p>
      <!--NEWS-->
      <text:h text:style-name="P10" text:outline-level="1">
<text:span text:style-name="T4">
На Таврійському напрямку добові втрати РФ перевищили роту</text:span>
</text:h>
      <text:p text:style-name="P4">
Authors: Ukrinform (Person)</text:p>
      <text:p text:style-name="P4">
Publisher: Укринформ (Organization)</text:p>
      <text:p text:style-name="P4">
Published Time: 2023-05-28T13:11:00+03:00</text:p>
      <text:p text:style-name="P4">
Modified Time: 2023-05-28T13:11:00+03:00</text:p>
      <text:p text:style-name="P4">
Description: Сили оборони на Таврійському напрямку за добу знищили понад роту особового складу ворога, 8 одиниць військової техніки та 3 склади з боєприпасами. — Укрінформ.</text:p>
      <text:p text:style-name="P4">
Images: ['<text:a xlink:type="simple" xlink:href="https://static.ukrinform.com/photos/2022_04/thumb_files/630_360_1649246846-717.jpg" text:style-name="Internet_20_link" text:visited-style-name="Visited_20_Internet_20_Link">
630_360_16492...</text:a>
']</text:p>
      <text:p text:style-name="P4">
Tags: ['ЗСУ', 'Військова техніка', 'Таврія', 'Війна з Росією']</text:p>
      <text:p text:style-name="P4">
Type: Article</text:p>
      <!--METADATA-->
      <text:p text:style-name="P4">
<draw:frame draw:style-name="fr1" draw:name="Image135" text:anchor-type="as-char" svg:width="6.9236in" svg:height="3.956343in" draw:z-index="0">
<draw:image xlink:href="../Images/yкринформ/2023-05-28T13-11-00-03-00/630_360_1649246846-717.jpg" xlink:type="simple" xlink:show="embed" xlink:actuate="onLoad" draw:mime-type="image/jpeg"/>
</draw:frame>
 Силиоборони на Таврійському напрямку за добу знищили понад роту особового складуворога, 8 одиниць військової техніки та 3 склади з боєприпасами.</text:p>
      <text:p text:style-name="P4">
Про це у <text:a xlink:type="simple" xlink:href="https://t.me/otarnavskiy/98" text:style-name="Internet_20_link" text:visited-style-name="Visited_20_Internet_20_Link">
 Телеграмі</text:a>
повідомив командувач Оперативно-стратегічного угруповання військ «Таврія»генерал Олександр Тарнавський, передає Укрінформ.</text:p>
      <text:p text:style-name="P4">
За словами генерала, підрозділи ракетних військ та артилерії Сил оборониТаврійського напрямку протягом доби виконали 609 вогневих завдань.</text:p>
      <text:p text:style-name="P4">
«Втрати ворога вбитими та пораненими склали більше роти. Знищено та пошкоджено8 одиниць військової техніки противника. Зокрема 2 танки, 3 БМП, системувідеоспостереження “Муром-М”, гаубицю 2А65 “Мста-Б», - зазначив він.</text:p>
      <text:p text:style-name="P4">
Крім того, зазначив Тарнавський, Сили оборони знищили 3 склади з боєприпасами<text:a xlink:type="simple" xlink:href="https://www.ukrinform.ua/tag-rosia" text:style-name="Internet_20_link" text:visited-style-name="Visited_20_Internet_20_Link">
 ворога </text:a>
 .</text:p>
      <text:p text:style-name="P4">
<text:span text:style-name="T4">
Читайте також:</text:span>
 <text:a xlink:type="simple" xlink:href="https://www.ukrinform.ua/rubric-ato/3715202-na-bahmutskomu-napramku-intensivnist-vorozih-atak-znacno-znizilasa-cerevatij.html" text:style-name="Internet_20_link" text:visited-style-name="Visited_20_Internet_20_Link">
 На <text:span text:style-name="T4">
Бахмут</text:span>
 ському напрямку інтенсивність ворожих атакзначно знизилася — Череватий </text:a>
</text:p>
      <text:p text:style-name="P4">
Як <text:a xlink:type="simple" xlink:href="https://www.ukrinform.ua/rubric-ato/3715116-sili-oboroni-znisili-vze-206-600-rosian.html" text:style-name="Internet_20_link" text:visited-style-name="Visited_20_Internet_20_Link">
 повідомлялося </text:a>
 , з 24 лютого 2022 року по 28 травня 2023року Сили оборони України ліквідували близько 206 тисяч 600 російськихзагарбників.</text:p>
      <text:p text:style-name="P4">
Source: <text:a xlink:type="simple" xlink:href="https://www.ukrinform.ua/rubric-ato/3715206-na-tavrijskomu-napramku-dobovi-vtrati-rf-perevisili-rotu.html" text:style-name="Internet_20_link" text:visited-style-name="Visited_20_Internet_20_Link">
https://www.ukrinform.ua/rubric-ato/3715206-na-tavrijskomu-napramku-dobovi-vtrati-rf-perevisili-rotu.html</text:a>
</text:p>
      <!--NEWS-->
      <text:h text:style-name="P10" text:outline-level="1">
<text:span text:style-name="T4">
Посол ЄС про обстріл Києва: Дух цього міста не зламати</text:span>
</text:h>
      <text:p text:style-name="P4">
Authors: Ukrinform (Person)</text:p>
      <text:p text:style-name="P4">
Publisher: Укринформ (Organization)</text:p>
      <text:p text:style-name="P4">
Published Time: 2023-05-28T13:18:00+03:00</text:p>
      <text:p text:style-name="P4">
Modified Time: 2023-05-28T13:18:00+03:00</text:p>
      <text:p text:style-name="P4">
Description: Посли ЄС та Великої Британії в Україні відреагували на нічну атаку на Київ. — Укрінформ.</text:p>
      <text:p text:style-name="P4">
Images: ['<text:a xlink:type="simple" xlink:href="https://static.ukrinform.com/photos/2022_10/thumb_files/630_360_1665063754-814.jpg" text:style-name="Internet_20_link" text:visited-style-name="Visited_20_Internet_20_Link">
630_360_16650...</text:a>
']</text:p>
      <text:p text:style-name="P4">
Tags: ['Британія', 'Євросоюз', 'Посол', 'Повітряна атака']</text:p>
      <text:p text:style-name="P4">
Type: Article</text:p>
      <!--METADATA-->
      <text:p text:style-name="P4">
<draw:frame draw:style-name="fr1" draw:name="Image136" text:anchor-type="as-char" svg:width="6.9236in" svg:height="3.956343in" draw:z-index="0">
<draw:image xlink:href="../Images/yкринформ/2023-05-28T13-18-00-03-00/630_360_1665063754-814.jpg" xlink:type="simple" xlink:show="embed" xlink:actuate="onLoad" draw:mime-type="image/jpeg"/>
</draw:frame>
 Посли ЄСта Великої Британії в Україні відреагували на нічну атаку на Київ.</text:p>
      <text:p text:style-name="P4">
Свої дописи дипломати розмістили у Твіттері, передає Укрінформ.</text:p>
      <text:p text:style-name="P4">
Зокрема, посол Сполученого Королівства в Україні Мелінда Сіммонс <text:a xlink:type="simple" xlink:href="http://twitter.com/MelSimmonsFCDO/status/1662598178862952448" text:style-name="Internet_20_link" text:visited-style-name="Visited_20_Internet_20_Link">
 написала</text:a>
 : «СьогодніДень Києва, тому, звичайно, Росія надіслала Україні жорстокий подарунокмісту».</text:p>
      <text:p text:style-name="P4">
За словами Сіммонс, під час атаки вона перебувала в укритті, дослухалася додуже гучних звуків вибухів на вулиці і відчувала, як здригаються стіни. «Цененормально»,– наголосила вона.</text:p>
      <text:p text:style-name="P4">
Своєю чергою посол ЄС в Україні Матті Маасікас <text:a xlink:type="simple" xlink:href="http://twitter.com/MattiMaasikas/status/1662600949012000770" text:style-name="Internet_20_link" text:visited-style-name="Visited_20_Internet_20_Link">
 зауважив</text:a>
 , що цього разуу Києві пролунало більше вибухів, ніж під час «звичайних» авіаударів.</text:p>
      <text:p text:style-name="P4">
«Ніби агресор хоче збочено відзначити День Києва. Дух цього могутнього містане зламати», – написав Маасікас.</text:p>
      <text:p text:style-name="P4">
<text:span text:style-name="T4">
Читайте також:</text:span>
 <text:a xlink:type="simple" xlink:href="https://www.ukrinform.ua/rubric-ato/3715118-rosia-pid-cas-nicnoi-ataki-spramuvala-sahedi-netradicijnimi-marsrutami-gumenuk.html" text:style-name="Internet_20_link" text:visited-style-name="Visited_20_Internet_20_Link">
 Росія під час нічної атаки спрямувала «шахеди»нетрадиційними маршрутами - <text:span text:style-name="T4">
Гуменюк</text:span>
 </text:a>
</text:p>
      <text:p text:style-name="P4">
Як повідомляв Укрінформ, у ніч проти 28 травня російська армія атакувалаУкраїну іранськими ударними дронами «Shahed-136/131» з північного напрямку –Брянська область - та південного – Краснодарський край. Загалом зафіксованопуски рекордної кількості дронів-камікадзе – 54.</text:p>
      <text:p text:style-name="P4">
<text:a xlink:type="simple" xlink:href="https://www.ukrinform.ua/rubric-ato/3715111-rekordna-kilkist-zapusenih-sahediv-sili-oboroni-vnoci-znisili-52-z-54.html" text:style-name="Internet_20_link" text:visited-style-name="Visited_20_Internet_20_Link">
 Сили оборони знищили 52 безпілотники </text:a>
 , зокрема понад 40 над Києвом.</text:p>
      <text:p text:style-name="P4">
У столиці внаслідок обстрілів загинув 41-річний чоловік, ще один чоловік іжінка зазнали поранення, їх госпіталізовано.</text:p>
      <text:p text:style-name="P4">
Source: <text:a xlink:type="simple" xlink:href="https://www.ukrinform.ua/rubric-polytics/3715210-posol-es-pro-obstril-kieva-duh-cogo-mista-ne-zlamati.html" text:style-name="Internet_20_link" text:visited-style-name="Visited_20_Internet_20_Link">
https://www.ukrinform.ua/rubric-polytics/3715210-posol-es-pro-obstril-kieva-duh-cogo-mista-ne-zlamati.html</text:a>
</text:p>
      <!--NEWS-->
      <text:h text:style-name="P10" text:outline-level="1">
<text:span text:style-name="T4">
На Київщині мотоцикліст влетів у людей на пішохідному переході, п’ятеро - в лікарні</text:span>
</text:h>
      <text:p text:style-name="P4">
Authors: Ukrinform (Person)</text:p>
      <text:p text:style-name="P4">
Publisher: Укринформ (Organization)</text:p>
      <text:p text:style-name="P4">
Published Time: 2023-05-28T13:19:00+03:00</text:p>
      <text:p text:style-name="P4">
Modified Time: 2023-05-28T13:19:00+03:00</text:p>
      <text:p text:style-name="P4">
Description: В Обухові Київської області 18-річний мотоцикліст влетів у людей на пішохідному переході, госпіталізовані п’ятеро людей: водій та пасажир мотоцикла та троє пішоходів. — Укрінформ.</text:p>
      <text:p text:style-name="P4">
Images: ['<text:a xlink:type="simple" xlink:href="https://static.ukrinform.com/photos/2023_05/thumb_files/630_360_1685268932-984.jpg" text:style-name="Internet_20_link" text:visited-style-name="Visited_20_Internet_20_Link">
630_360_16852...</text:a>
']</text:p>
      <text:p text:style-name="P4">
Tags: ['ДТП', 'Лікарня', 'Київщина', 'Мотоцикл']</text:p>
      <text:p text:style-name="P4">
Type: Article</text:p>
      <!--METADATA-->
      <text:p text:style-name="P4">
<draw:frame draw:style-name="fr1" draw:name="Image137" text:anchor-type="as-char" svg:width="6.9236in" svg:height="3.956343in" draw:z-index="0">
<draw:image xlink:href="../Images/yкринформ/2023-05-28T13-19-00-03-00/630_360_1685268932-984.jpg" xlink:type="simple" xlink:show="embed" xlink:actuate="onLoad" draw:mime-type="image/jpeg"/>
</draw:frame>
 В ОбуховіКиївської області 18-річний мотоцикліст влетів у людей на пішохідномупереході, госпіталізовані п’ятеро людей: водій та пасажир мотоцикла та троєпішоходів.</text:p>
      <text:p text:style-name="P4">
Як передає Укрінформ, про це начальник поліції Київської області АндрійНєбитов повідомив у <text:a xlink:type="simple" xlink:href="https://t.me/andrii_nebytov/1349" text:style-name="Internet_20_link" text:visited-style-name="Visited_20_Internet_20_Link">
 Телеграмі </text:a>
 .</text:p>
      <text:p text:style-name="P4">
"18-річний кермувальник Yamaha проігнорував червоне світло, <text:a xlink:type="simple" xlink:href="https://www.ukrinform.ua/tag-dtp" text:style-name="Internet_20_link" text:visited-style-name="Visited_20_Internet_20_Link">
 врізався</text:a>
 у легковик, а потім у групу пішоходів.Госпіталізовано водія та пасажира мотоцикла, а також трьох громадян, якірухалися узбіччям", - ідеться у повідомленні.</text:p>
      <text:p text:style-name="P4">
За попередніми даними, всі потерпілі отримали численні травми важкого тасереднього ступеня.</text:p>
      <text:p text:style-name="P4">
<text:span text:style-name="T4">
Читайте також:</text:span>
 <text:a xlink:type="simple" xlink:href="https://www.ukrinform.ua/rubric-regions/3710326-na-lvivsini-gospitalizuvali-12-ludej-aki-potrapili-v-dtp.html" text:style-name="Internet_20_link" text:visited-style-name="Visited_20_Internet_20_Link">
 На Львівщині госпіталізували 12 людей, які потрапили в<text:span text:style-name="T4">
ДТП</text:span>
 </text:a>
</text:p>
      <text:p text:style-name="P4">
Як повідомляв <text:a xlink:type="simple" xlink:href="https://www.ukrinform.ua/rubric-kyiv/3714354-na-odnomu-iz-stolicnih-blokpostiv-sudda-na-smert-zbiv-nacgvardijca.html#" text:style-name="Internet_20_link" text:visited-style-name="Visited_20_Internet_20_Link">
 Укрінформ </text:a>
 , у нічна 26 травня голова Макарівського районного суду Тандир збив на смерть23-річного нацгвардійця на блокпосту в столиці. Правоохоронці його затримали.</text:p>
      <text:p text:style-name="P4">
Source: <text:a xlink:type="simple" xlink:href="https://www.ukrinform.ua/rubric-regions/3715211-na-kiivsini-motociklist-vletiv-u-ludej-na-pisohidnomu-perehodi-patero-v-likarni.html" text:style-name="Internet_20_link" text:visited-style-name="Visited_20_Internet_20_Link">
https://www.ukrinform.ua/rubric-regions/3715211-na-kiivsini-motociklist-vletiv-u-ludej-na-pisohidnomu-perehodi-patero-v-likarni.html</text:a>
</text:p>
      <!--NEWS-->
      <text:h text:style-name="P10" text:outline-level="1">
<text:span text:style-name="T4">
Костюк поступилася другій «сіяній» на старті «Ролан Гаррос»</text:span>
</text:h>
      <text:p text:style-name="P4">
Authors: Ukrinform (Person)</text:p>
      <text:p text:style-name="P4">
Publisher: Укринформ (Organization)</text:p>
      <text:p text:style-name="P4">
Published Time: 2023-05-28T13:28:31+03:00</text:p>
      <text:p text:style-name="P4">
Modified Time: 2023-05-28T13:28:31+03:00</text:p>
      <text:p text:style-name="P4">
Description: Друга «ракетка» України Марта Костюк із поразки стартувала на другому у сезоні турнірі серії Grand Slam Відкритому чемпіонаті Франції з тенісу («Ролан Гаррос»). — Укрінформ.</text:p>
      <text:p text:style-name="P4">
Images: ['<text:a xlink:type="simple" xlink:href="https://static.ukrinform.com/photos/2023_05/thumb_files/630_360_1685268946-233.jpeg" text:style-name="Internet_20_link" text:visited-style-name="Visited_20_Internet_20_Link">
630_360_16852...</text:a>
']</text:p>
      <text:p text:style-name="P4">
Tags: ['Теніс', 'Марта Костюк']</text:p>
      <text:p text:style-name="P4">
Type: Article</text:p>
      <!--METADATA-->
      <text:p text:style-name="P4">
<draw:frame draw:style-name="fr1" draw:name="Image138" text:anchor-type="as-char" svg:width="6.9236in" svg:height="3.956343in" draw:z-index="0">
<draw:image xlink:href="../Images/yкринформ/2023-05-28T13-28-31-03-00/630_360_1685268946-233.jpeg" xlink:type="simple" xlink:show="embed" xlink:actuate="onLoad" draw:mime-type="image/jpeg"/>
</draw:frame>
 Друга«ракетка» України Марта Костюк із поразки стартувала на другому у сезонітурнірі серії Grand Slam Відкритому чемпіонаті Франції з тенісу («РоланГаррос»).</text:p>
      <text:p text:style-name="P4">
У першому колі змагань Костюк (№39 світового рейтингу) поступилася посіянійпод 2-м номером Аріні Соболенко з Білорусі - 3:6, 2:6, передає Укрінформ.</text:p>
      <text:p text:style-name="P4">
Поєдинок тривав 1 годину 10 хвилин.</text:p>
      <text:p text:style-name="P4">
Костюк продовжить виступ у парному розряді «Ролан Гаррос».</text:p>
      <text:p text:style-name="P4">
<text:span text:style-name="T4">
Читайте також:</text:span>
 <text:a xlink:type="simple" xlink:href="https://www.ukrinform.ua/rubric-sports/3715142-rejting-wta-svitolina-pidnalasa-bils-niz-na-300-misc-i-povernulasa-do-top200.html" text:style-name="Internet_20_link" text:visited-style-name="Visited_20_Internet_20_Link">
 Рейтинг WTA: Світоліна піднялася більш ніж на 300 місць іповернулася до топ-200 </text:a>
</text:p>
      <text:p text:style-name="P4">
В одиночній сітці Україну також представлятимуть Ангеліна Калініна, ЛесяЦуренко, Катерина Байндл, Еліна Світоліна та Даяна Ястремська.</text:p>
      <text:p text:style-name="P4">
«Ролан Гаррос» у Парижі триватиме до 11 червня.</text:p>
      <text:p text:style-name="P4">
Фото: btu.org.ua.</text:p>
      <text:p text:style-name="P4">
Source: <text:a xlink:type="simple" xlink:href="https://www.ukrinform.ua/rubric-sports/3715213-kostuk-postupilasa-drugij-sianij-na-starti-rolan-garros.html" text:style-name="Internet_20_link" text:visited-style-name="Visited_20_Internet_20_Link">
https://www.ukrinform.ua/rubric-sports/3715213-kostuk-postupilasa-drugij-sianij-na-starti-rolan-garros.html</text:a>
</text:p>
      <!--NEWS-->
      <text:h text:style-name="P10" text:outline-level="1">
<text:span text:style-name="T4">
Жителі Луганщини подали понад 36 тисяч повідомлень про зруйноване внаслідок війни майно</text:span>
</text:h>
      <text:p text:style-name="P4">
Authors: Ukrinform (Person)</text:p>
      <text:p text:style-name="P4">
Publisher: Укринформ (Organization)</text:p>
      <text:p text:style-name="P4">
Published Time: 2023-05-28T13:36:00+03:00</text:p>
      <text:p text:style-name="P4">
Modified Time: 2023-05-28T13:36:00+03:00</text:p>
      <text:p text:style-name="P4">
Description: У Луганській області жителі подали понад 36 тисяч заявок про знищене або пошкоджене внаслідок війни майно. — Укрінформ.</text:p>
      <text:p text:style-name="P4">
Images: ['<text:a xlink:type="simple" xlink:href="https://static.ukrinform.com/photos/2023_04/thumb_files/630_360_1680708152-513.jpg" text:style-name="Internet_20_link" text:visited-style-name="Visited_20_Internet_20_Link">
630_360_16807...</text:a>
']</text:p>
      <text:p text:style-name="P4">
Tags: ['Луганщина', 'Війна з Росією', 'Відбудова']</text:p>
      <text:p text:style-name="P4">
Type: Article</text:p>
      <!--METADATA-->
      <text:p text:style-name="P4">
<draw:frame draw:style-name="fr1" draw:name="Image139" text:anchor-type="as-char" svg:width="6.9236in" svg:height="3.956343in" draw:z-index="0">
<draw:image xlink:href="../Images/yкринформ/2023-05-28T13-36-00-03-00/630_360_1680708152-513.jpg" xlink:type="simple" xlink:show="embed" xlink:actuate="onLoad" draw:mime-type="image/jpeg"/>
</draw:frame>
 УЛуганській області жителі подали понад 36 тисяч заявок про знищене абопошкоджене внаслідок війни майно.</text:p>
      <text:p text:style-name="P4">
Про це в <text:a xlink:type="simple" xlink:href="https://t.me/luhanskaVTSA/10859" text:style-name="Internet_20_link" text:visited-style-name="Visited_20_Internet_20_Link">
 Телеграмі </text:a>
 повідомив начальникЛуганської ОВА Ігор Лисогор, передає Укрінформ.</text:p>
      <text:p text:style-name="P4">
«Громадянами області подано 36087 інформаційних повідомлень пропошкоджене/знищене нерухоме майно. Військовими адміністраціями територіальнихгромад опрацьовано 13036», - йдеться у повідомлені.</text:p>
      <text:p text:style-name="P4">
Лисогор уточнив, що 10406 заявок, поданих мешканцями, прив'язані до об'єктівДержавного реєстру майна, пошкодженого та знищеного внаслідок бойових дій,терористичних актів, диверсій, спричинених військовою агресією <text:a xlink:type="simple" xlink:href="https://www.ukrinform.ua/tag-rosia" text:style-name="Internet_20_link" text:visited-style-name="Visited_20_Internet_20_Link">
 РосійськоїФедерації </text:a>
 .</text:p>
      <text:p text:style-name="P4">
Всього до Реєстру пошкодженого та знищеного майна (РПЗМ) внесено 12165об’єктів нерухомого майна, у тому числі 5418 будівель і 6747 приміщень.</text:p>
      <text:p text:style-name="P4">
В адміністрації нагадують, що тільки наявність у РПЗМ даних про пошкоджене чизнищене майно дасть можливість власнику отримати допомогу на його відновлення,компенсацію чи відшкодування в разі знищення.</text:p>
      <text:p text:style-name="P4">
Подати інформаційне повідомленні можна через засоби Єдиного державного веб-портала електронних послуг, з використанням мобільного додатка "Дія" або черезадміністратора центру надання адміністративних послуг чи нотаріуса.</text:p>
      <text:p text:style-name="P4">
<text:span text:style-name="T4">
Читайте також:</text:span>
 <text:a xlink:type="simple" xlink:href="https://www.ukrinform.ua/rubric-regions/3678325-kubrakov-poasniv-vazlivist-dla-gromad-reestru-poskodzenogo-ta-znisenogo-majna.html" text:style-name="Internet_20_link" text:visited-style-name="Visited_20_Internet_20_Link">
 Кубраков пояснив, чим важливий для громад Реєстрпошкодженого та знищеного майна </text:a>
</text:p>
      <text:p text:style-name="P4">
Як повідомляв <text:a xlink:type="simple" xlink:href="https://www.ukrinform.ua/rubric-vidbudova/3709483-dla-vidbudovi-deokupovanoi-lugansini-planuut-stvoriti-centr-vidnovlenna-ta-rozvitku-gromad.html" text:style-name="Internet_20_link" text:visited-style-name="Visited_20_Internet_20_Link">
 Укрінформ </text:a>
 , для реалізації проєктів з відбудовиЛуганщини після її деокупації обласна влада разом з Програмою ООН плануєстворити Центр відновлення та розвитку громад.</text:p>
      <text:p text:style-name="P4">
До реалізації проєктів відбудови деокупованих територій передбачаєтьсязалучати інфраструктурні компанії, які наразі релокувались до інших регіонів,але готові повернутися. Тож для них в рамках діяльності Програми ООН ізвідновлення та розбудови миру планують провести навчання із проєктногоменеджменту та регламенту взаємодії із ПРООН.</text:p>
      <text:p text:style-name="P4">
Source: <text:a xlink:type="simple" xlink:href="https://www.ukrinform.ua/rubric-vidbudova/3715216-ziteli-lugansini-podali-ponad-36-tisac-povidomlen-pro-zrujnovane-vnaslidok-vijni-majno.html" text:style-name="Internet_20_link" text:visited-style-name="Visited_20_Internet_20_Link">
https://www.ukrinform.ua/rubric-vidbudova/3715216-ziteli-lugansini-podali-ponad-36-tisac-povidomlen-pro-zrujnovane-vnaslidok-vijni-majno.html</text:a>
</text:p>
      <!--NEWS-->
      <text:h text:style-name="P10" text:outline-level="1">
<text:span text:style-name="T4">
На вулиці Києва повертається мотопатруль</text:span>
</text:h>
      <text:p text:style-name="P4">
Authors: Ukrinform (Person)</text:p>
      <text:p text:style-name="P4">
Publisher: Укринформ (Organization)</text:p>
      <text:p text:style-name="P4">
Published Time: 2023-05-28T13:42:47+03:00</text:p>
      <text:p text:style-name="P4">
Modified Time: 2023-05-28T13:42:47+03:00</text:p>
      <text:p text:style-name="P4">
Description: На вулиці Києві у неділю, 28 травня, повертається мотопатруль. — Укрінформ.</text:p>
      <text:p text:style-name="P4">
Images: ['<text:a xlink:type="simple" xlink:href="https://static.ukrinform.com/photos/2023_05/thumb_files/630_360_1685270485-6429.jpeg" text:style-name="Internet_20_link" text:visited-style-name="Visited_20_Internet_20_Link">
630_360_16852...</text:a>
']</text:p>
      <text:p text:style-name="P4">
Tags: ['Патрульні', 'Київ', 'Мотоцикл']</text:p>
      <text:p text:style-name="P4">
Type: Article</text:p>
      <!--METADATA-->
      <text:p text:style-name="P4">
<draw:frame draw:style-name="fr1" draw:name="Image140" text:anchor-type="as-char" svg:width="6.9236in" svg:height="3.956343in" draw:z-index="0">
<draw:image xlink:href="../Images/yкринформ/2023-05-28T13-42-47-03-00/630_360_1685270485-6429.jpeg" xlink:type="simple" xlink:show="embed" xlink:actuate="onLoad" draw:mime-type="image/jpeg"/>
</draw:frame>
 Навулиці Києві у неділю, 28 травня, повертається мотопатруль.</text:p>
      <text:p text:style-name="P4">
Як передає Укрінформ, про це Патрульна поліція Києва повідомляє у <text:a xlink:type="simple" xlink:href="http://t.me/kyivpatrol/10394" text:style-name="Internet_20_link" text:visited-style-name="Visited_20_Internet_20_Link">
 Телеграмі</text:a>
 .</text:p>
      <text:p text:style-name="P4">
</text:p>
      <text:p text:style-name="P4">
<text:a xlink:type="simple" xlink:href="https://static.ukrinform.com/photos/2023_05/1685270485-8844.jpeg" text:style-name="Internet_20_link" text:visited-style-name="Visited_20_Internet_20_Link">
 </text:a>
 <text:a xlink:type="simple" xlink:href="https://static.ukrinform.com/photos/2023_05/1685270485-4681.jpeg" text:style-name="Internet_20_link" text:visited-style-name="Visited_20_Internet_20_Link">
</text:a>
 <text:a xlink:type="simple" xlink:href="https://static.ukrinform.com/photos/2023_05/1685270485-5244.jpeg" text:style-name="Internet_20_link" text:visited-style-name="Visited_20_Internet_20_Link">
</text:a>
 <text:a xlink:type="simple" xlink:href="https://static.ukrinform.com/photos/2023_05/1685270485-5230.jpeg" text:style-name="Internet_20_link" text:visited-style-name="Visited_20_Internet_20_Link">
</text:a>
 <text:a xlink:type="simple" xlink:href="https://static.ukrinform.com/photos/2023_05/1685270485-6429.jpeg" text:style-name="Internet_20_link" text:visited-style-name="Visited_20_Internet_20_Link">
<draw:frame draw:style-name="fr1" draw:name="Image146" text:anchor-type="as-char" svg:width="6.9236in" svg:height="3.956343in" draw:z-index="0">
<draw:image xlink:href="../Images/yкринформ/2023-05-28T13-42-47-03-00/630_360_1685270485-6429.jpeg" xlink:type="simple" xlink:show="embed" xlink:actuate="onLoad" draw:mime-type="image/jpeg"/>
</draw:frame>
</text:a>
 <text:a xlink:type="simple" xlink:href="https://static.ukrinform.com/photos/2023_05/1685270485-9776.jpeg" text:style-name="Internet_20_link" text:visited-style-name="Visited_20_Internet_20_Link">
</text:a>
</text:p>
      <text:p text:style-name="P4">
"Сьогодні київський мотопатруль відкриває свій черговий сезон. Вони — цешвидкість, мобільність, оперативність", - ідеться у повідомленні.</text:p>
      <text:p text:style-name="P4">
Головне завдання мотопатруля — прибути на місце події першими та професійновиконати свої обов'язки. Зокрема, надання допомоги потерпілим під час <text:a xlink:type="simple" xlink:href="https://www.ukrinform.ua/tag-dtp" text:style-name="Internet_20_link" text:visited-style-name="Visited_20_Internet_20_Link">
 ДТП</text:a>
 й оформлення матеріалів, регулюваннядорожнього руху, переслідування та зупинка порушників ПДР, відпрацюванняповідомлень про правопорушення по гарячих слідах.</text:p>
      <text:p text:style-name="P4">
"Саме тому мотопатрульний має не тільки майстерно керувати залізним конем, аще й бути фахівцем своєї справи. Тож знову зустрічаймо їх на дорогахстолиці!", - підкреслили у Патрульній поліції.</text:p>
      <text:p text:style-name="P4">
<text:span text:style-name="T4">
Читайте також:</text:span>
 <text:a xlink:type="simple" xlink:href="https://www.ukrinform.ua/rubric-kyiv/3715185-u-kievi-vidbuvsa-uvilejnij-probig-pid-kastanami.html" text:style-name="Internet_20_link" text:visited-style-name="Visited_20_Internet_20_Link">
 У Києві відбувся ювілейний «Пробіг під каштанами»</text:a>
</text:p>
      <text:p text:style-name="P4">
Як повідомляв Укрінформ, у травні на вулиці Києва повернулись <text:a xlink:type="simple" xlink:href="https://www.ukrinform.ua/rubric-kyiv/3709519-na-vulici-kieva-povernulis-velopatrul-ta-kinna-policia.html" text:style-name="Internet_20_link" text:visited-style-name="Visited_20_Internet_20_Link">
 велопатруль такінна поліція </text:a>
 .</text:p>
      <text:p text:style-name="P4">
Source: <text:a xlink:type="simple" xlink:href="https://www.ukrinform.ua/rubric-kyiv/3715217-na-vulici-kieva-povertaetsa-motopatrul.html" text:style-name="Internet_20_link" text:visited-style-name="Visited_20_Internet_20_Link">
https://www.ukrinform.ua/rubric-kyiv/3715217-na-vulici-kieva-povertaetsa-motopatrul.html</text:a>
</text:p>
      <!--NEWS-->
      <text:h text:style-name="P10" text:outline-level="1">
<text:span text:style-name="T4">
На початку тижня Україну прогріє до +24°</text:span>
</text:h>
      <text:p text:style-name="P4">
Authors: Ukrinform (Person)</text:p>
      <text:p text:style-name="P4">
Publisher: Укринформ (Organization)</text:p>
      <text:p text:style-name="P4">
Published Time: 2023-05-28T13:45:00+03:00</text:p>
      <text:p text:style-name="P4">
Modified Time: 2023-05-28T13:45:00+03:00</text:p>
      <text:p text:style-name="P4">
Description: У понеділок, 29 травня, на переважній частині території України буде сухо, лише на півдні, південному сході, а вдень і в Карпатах та на Закарпатті місцями пройде короткочасний дощ і гроза. — Укрінформ.</text:p>
      <text:p text:style-name="P4">
Images: ['<text:a xlink:type="simple" xlink:href="https://static.ukrinform.com/photos/2023_05/thumb_files/630_360_1684592956-913.jpg" text:style-name="Internet_20_link" text:visited-style-name="Visited_20_Internet_20_Link">
630_360_16845...</text:a>
']</text:p>
      <text:p text:style-name="P4">
Tags: ['Погода', 'Тепло', 'Весна']</text:p>
      <text:p text:style-name="P4">
Type: Article</text:p>
      <!--METADATA-->
      <text:p text:style-name="P4">
<draw:frame draw:style-name="fr1" draw:name="Image148" text:anchor-type="as-char" svg:width="6.9236in" svg:height="3.956343in" draw:z-index="0">
<draw:image xlink:href="../Images/yкринформ/2023-05-28T13-45-00-03-00/630_360_1684592956-913.jpg" xlink:type="simple" xlink:show="embed" xlink:actuate="onLoad" draw:mime-type="image/jpeg"/>
</draw:frame>
 Упонеділок, 29 травня, на переважній частині території України буде сухо, лишена півдні, південному сході, а вдень і в Карпатах та на Закарпатті місцямипройде короткочасний дощ і гроза.</text:p>
      <text:p text:style-name="P4">
Про це Укрінформу повідомили в Українському гідрометцентрі.</text:p>
      <text:p text:style-name="P4">
"Мінлива хмарність. На півдні, південному сході країни, вдень і в <text:a xlink:type="simple" xlink:href="https://www.ukrinform.ua/tag-karpati" text:style-name="Internet_20_link" text:visited-style-name="Visited_20_Internet_20_Link">
 Карпатах</text:a>
 та на Закарпатті місцями короткочаснийдощ, гроза; на решті території без опадів. Вітер переважно північно-східний,5-10 м/с. Температура вночі 7-12°, у південній частині 11-16°; вдень 19-24°, вКарпатах 15-20°", - зазначають синоптики.</text:p>
      <text:p text:style-name="P4">
За їхнім прогнозом, у Києві та Київській області 29 травня переважатимемінлива хмарність, без опадів. Температура у столиці вночі близько 10°, вдень21-23°; у регіоні вночі буде 7-12°, вдень 19-24°.</text:p>
      <text:p text:style-name="P4">
Мінлива хмарність зберігатиметься та у два останні дні травня. У південнійчастині, східних, місцями у західних, вдень 31 травня і в північних тацентральних областях очікується короткочасний дощ, гроза.</text:p>
      <text:p text:style-name="P4">
Температура 30 травня вночі 7-12°, на півдні до 16°, вдень 21-26°, у східнійчастині 17-22°; 31 травня в Україні вночі 10-15°, вдень 19-24°.</text:p>
      <text:p text:style-name="P4">
У столичному регіоні та Києві в ці дні буде без опадів, лише вдень 31 травнямісцями пройде короткочасний дощ, гроза. Температура по області 30 травнявночі становитиме 7-12°, вдень 21-26°; 31 травня вночі 10-15°, вдень 19-24°. Устолиці 30 травня стовпчики термометрів уночі покажуть 9-11°, вдень 23-25°; 31травня вночі буде 12-14°, вдень 21-23°.</text:p>
      <text:p text:style-name="P4">
<text:span text:style-name="T4">
Читайте також:</text:span>
 <text:a xlink:type="simple" xlink:href="https://www.ukrinform.ua/rubric-world/3711348-bils-ak-polovina-velikih-ozer-svitu-visihaut-cerez-zmini-klimatu.html" text:style-name="Internet_20_link" text:visited-style-name="Visited_20_Internet_20_Link">
 Більш як половина великих озер світу висихають череззміни клімату </text:a>
</text:p>
      <text:p text:style-name="P4">
У перші дні літа в Україні істотних опадів не прогнозується, лише вдень 1червня у східних та північно-східних областях, 2 червня на Закарпатті таПрикарпатті можливий невеликий короткочасний дощ, місцями грози.</text:p>
      <text:p text:style-name="P4">
Температура вночі становитиме 10-16°, 1 червня у західних та північнихобластях 7-12°; вдень 1 червня в Україні 18-23°, 2 червня 21-26°.</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У столиці та Київській області без істотних опадів. Температура у регіоні 1червня вночі становитиме 7-12°, вдень 18-23°; 2 червня вночі 10-15°, вдень21-26°. У Києві 1 червня вночі буде 8-10°, вдень 19-21°; 2 червня вночітемпература становитиме 12-14°, вдень 23-25°.</text:p>
      <text:p text:style-name="P4">
Source: <text:a xlink:type="simple" xlink:href="https://www.ukrinform.ua/rubric-regions/3715220-na-pocatku-tizna-ukrainu-progrie-do-24.html" text:style-name="Internet_20_link" text:visited-style-name="Visited_20_Internet_20_Link">
https://www.ukrinform.ua/rubric-regions/3715220-na-pocatku-tizna-ukrainu-progrie-do-24.html</text:a>
</text:p>
      <!--NEWS-->
      <text:h text:style-name="P10" text:outline-level="1">
<text:span text:style-name="T4">
Dnipro, Dnipropetrovska Oblast, Kharkiv, Kharkivska Oblast, Poltavska Oblast(19:55). Red Aler...</text:span>
</text:h>
      <text:p text:style-name="P4">
Authors: liveuamap (Language: en)</text:p>
      <text:p text:style-name="P4">
Time: 2023-05-28T13:55:00</text:p>
      <text:p text:style-name="P4">
Location: Dnipro (Latitude:48.46003 Longtitude:35.03924)</text:p>
      <text:p text:style-name="P4">
Videos: []</text:p>
      <text:p text:style-name="P4">
Images: []</text:p>
      <text:p text:style-name="P4">
Tags: ["Europe", "Central and Eastern Europe"]</text:p>
      <text:p text:style-name="P4">
ID: 22565965</text:p>
      <!--METADATA-->
      <text:p text:style-name="P4">
Dnipro, Dnipropetrovska Oblast, Kharkiv, Kharkivska Oblast, PoltavskaOblast(19:55). Red Alert: aerial threat. Sirens sounding. Take cover now!</text:p>
      <text:p text:style-name="P4">
News Collection Link: <text:a xlink:type="simple" xlink:href="https://liveuamap.com/en/2023/28-may-dnipro-dnipropetrovska-oblast-kharkiv-g-6837" text:style-name="Internet_20_link" text:visited-style-name="Visited_20_Internet_20_Link">
https://liveuamap.com/en/2023/28-may-dnipro-dnipropetrovska-oblast-kharkiv-g-6837</text:a>
</text:p>
      <text:p text:style-name="P4">
Source: <text:a xlink:type="simple" xlink:href="https://t.me/air_alert_ua/46709" text:style-name="Internet_20_link" text:visited-style-name="Visited_20_Internet_20_Link">
https://t.me/air_alert_ua/46709</text:a>
</text:p>
      <!--NEWS-->
      <text:h text:style-name="P10" text:outline-level="1">
<text:span text:style-name="T4">
Zaporizka Oblast(19:55). Red Alert: aerial threat. Sirens sounding. Take cover now!</text:span>
</text:h>
      <text:p text:style-name="P4">
Authors: liveuamap (Language: en)</text:p>
      <text:p text:style-name="P4">
Time: 2023-05-28T13:56:00</text:p>
      <text:p text:style-name="P4">
Location: Zaporizka Oblast (Latitude:47.610911 Longtitude:35.764771)</text:p>
      <text:p text:style-name="P4">
Videos: []</text:p>
      <text:p text:style-name="P4">
Images: []</text:p>
      <text:p text:style-name="P4">
Tags: ["Europe", "Central and Eastern Europe"]</text:p>
      <text:p text:style-name="P4">
ID: 22565966</text:p>
      <!--METADATA-->
      <text:p text:style-name="P4">
Zaporizka Oblast(19:55). Red Alert: aerial threat. Sirens sounding. Take covernow!</text:p>
      <text:p text:style-name="P4">
News Collection Link: <text:a xlink:type="simple" xlink:href="https://liveuamap.com/en/2023/28-may-zaporizka-oblast1955-red-alert-aerial-g" text:style-name="Internet_20_link" text:visited-style-name="Visited_20_Internet_20_Link">
https://liveuamap.com/en/2023/28-may-zaporizka-oblast1955-red-alert-aerial-g</text:a>
</text:p>
      <text:p text:style-name="P4">
Source: <text:a xlink:type="simple" xlink:href="https://t.me/suspilnezaporizhzhya/13140" text:style-name="Internet_20_link" text:visited-style-name="Visited_20_Internet_20_Link">
https://t.me/suspilnezaporizhzhya/13140</text:a>
</text:p>
      <!--NEWS-->
      <text:h text:style-name="P10" text:outline-level="1">
<text:span text:style-name="T4">
Розробки буковинських вчених використовують для освоєння Місяця</text:span>
</text:h>
      <text:p text:style-name="P4">
Authors: Ukrinform (Person)</text:p>
      <text:p text:style-name="P4">
Publisher: Укринформ (Organization)</text:p>
      <text:p text:style-name="P4">
Published Time: 2023-05-28T14:08:00+03:00</text:p>
      <text:p text:style-name="P4">
Modified Time: 2023-05-28T14:08:00+03:00</text:p>
      <text:p text:style-name="P4">
Description: Наукові розробки Інституту термоелектрики НАН та Міністерства освіти і науки України використовують для освоєння Місяця, а також в інших міжнародних програмах та космічних технологіях. — Укрінформ.</text:p>
      <text:p text:style-name="P4">
Images: ['<text:a xlink:type="simple" xlink:href="https://static.ukrinform.com/photos/2023_05/thumb_files/630_360_1685271923-577.jpg" text:style-name="Internet_20_link" text:visited-style-name="Visited_20_Internet_20_Link">
630_360_16852...</text:a>
']</text:p>
      <text:p text:style-name="P4">
Tags: ['Місяць', 'Наука', 'Технології', 'Чернівці']</text:p>
      <text:p text:style-name="P4">
Type: Article</text:p>
      <!--METADATA-->
      <text:p text:style-name="P4">
<draw:frame draw:style-name="fr1" draw:name="Image149" text:anchor-type="as-char" svg:width="6.9236in" svg:height="3.956343in" draw:z-index="0">
<draw:image xlink:href="../Images/yкринформ/2023-05-28T14-08-00-03-00/630_360_1685271923-577.jpg" xlink:type="simple" xlink:show="embed" xlink:actuate="onLoad" draw:mime-type="image/jpeg"/>
</draw:frame>
 Науковірозробки Інституту термоелектрики НАН та Міністерства освіти і науки Українивикористовують для освоєння Місяця, а також в інших міжнародних програмах такосмічних технологіях.</text:p>
      <text:p text:style-name="P4">
Про це у <text:a xlink:type="simple" xlink:href="https://www.facebook.com/CVoda/posts/pfbid0nv8xrP1GDTSD3sXtjv4zjL59dvv9wxmZmL4sNhgbiydYHd8PPhsoAvoyY37Cu9Pel" text:style-name="Internet_20_link" text:visited-style-name="Visited_20_Internet_20_Link">
 Фейсбуці</text:a>
повідомила Чернівецька ОВА, передає Укрінформ.</text:p>
      <text:p text:style-name="P4">
«Розвиток технологій - це завжди поступ вперед. Буковинські науковці берутьучасть у престижних міжнародних програмах, зокрема космічних. Заклад залученодо японської програми освоєння <text:a xlink:type="simple" xlink:href="https://www.ukrinform.ua/tag-misac" text:style-name="Internet_20_link" text:visited-style-name="Visited_20_Internet_20_Link">
 Місяця </text:a>
, також він забезпечує космічні програми Євросоюзу термоелектричнимиприладами, які встановлені вже на більш як 450 космічних об’єктах», - зазначивначальник Чернівецької ОВА Руслан Запаранюк.</text:p>
      <text:p text:style-name="P4">
Він наголосив, що Інститут термоелектрики Національної академії наук таМіністерства освіти і науки України, який працює у Чернівцях, розробив понад50 термоелектричних приладів, конструкції та технології, які захищені більш як200 патентам.</text:p>
      <text:p text:style-name="P4">
«Це величезна робота й імідж нашої держави в наукових колах. Розглядатимемоможливість підтримки наукових інновацій в обласній програмі розвитку освітньоїгалузі», - додав голова ОВА.</text:p>
      <text:p text:style-name="P4">
<text:span text:style-name="T4">
Читайте також:</text:span>
 <text:a xlink:type="simple" xlink:href="https://www.ukrinform.ua/rubric-technology/3712292-kitaj-zapustiv-novi-suputniki-dla-kosmicnih-doslidzen.html" text:style-name="Internet_20_link" text:visited-style-name="Visited_20_Internet_20_Link">
 Китай запустив нові супутники для космічних досліджень</text:a>
</text:p>
      <text:p text:style-name="P4">
Як відомо, <text:a xlink:type="simple" xlink:href="http://ite.inst.cv.ua/" text:style-name="Internet_20_link" text:visited-style-name="Visited_20_Internet_20_Link">
 Інститут термоелектрики </text:a>
 –державна науково-дослідна організація Національної академії наук іМіністерства освіти і науки України, яка займається термоелектрикою – одним ізпріоритетних напрямків науки і техніки. 11 грудня 1990 року Рада МіністрівУкраїнської РСР постановила створити в місті Чернівці Інститут термоелектрикиз конструкторським бюро і досвідченим виробництвом подвійного підпорядкування– Академії наук України і Міністерству вищої і середньої спеціальної освітиУкраїни. За ініціативою закладу у 1994 році створили Міжнароднутермоелектричну академію, яка об’єднала провідних фахівців з термоелектрикисвіту для концентрації їх потенціалу на вирішенні пріоритетних задачприладобудування та розробляє й виготовляє термоелектричну апаратуру длярізних галузей.</text:p>
      <text:p text:style-name="P4">
<text:span text:style-name="T5">
Фото: Чернівецька обласна військова адміністрація</text:span>
</text:p>
      <text:p text:style-name="P4">
Source: <text:a xlink:type="simple" xlink:href="https://www.ukrinform.ua/rubric-technology/3715224-rozrobki-bukovinskih-vcenih-vikoristovuut-dla-osvoenna-misaca.html" text:style-name="Internet_20_link" text:visited-style-name="Visited_20_Internet_20_Link">
https://www.ukrinform.ua/rubric-technology/3715224-rozrobki-bukovinskih-vcenih-vikoristovuut-dla-osvoenna-misaca.html</text:a>
</text:p>
      <!--NEWS-->
      <text:h text:style-name="P10" text:outline-level="1">
<text:span text:style-name="T4">
Missile strikes reported at Yuryivka near Mariupol</text:span>
</text:h>
      <text:p text:style-name="P4">
Authors: liveuamap (Language: en)</text:p>
      <text:p text:style-name="P4">
Time: 2023-05-28T14:16:59</text:p>
      <text:p text:style-name="P4">
Location: Mariupol (Latitude:46.94059 Longtitude:37.20883)</text:p>
      <text:p text:style-name="P4">
Videos: []</text:p>
      <text:p text:style-name="P4">
Images: ["<text:a xlink:type="simple" xlink:href="https://liveuamap.com/pics/2023/05/28/22565968_1.jpg" text:style-name="Internet_20_link" text:visited-style-name="Visited_20_Internet_20_Link">
22565968_1.jpg</text:a>
"]</text:p>
      <text:p text:style-name="P4">
Tags: []</text:p>
      <text:p text:style-name="P4">
ID: 22565968</text:p>
      <!--METADATA-->
      <text:p text:style-name="P4">
Missile strikes reported at Yuryivka near Mariupol</text:p>
      <text:p text:style-name="P4">
<draw:frame draw:style-name="fr1" draw:name="Image150" text:anchor-type="as-char" svg:width="5.625in" svg:height="10.0in" draw:z-index="0">
<draw:image xlink:href="../Images/liveuamap/2023-05-28T14-16-59/22565968_1.jpg" xlink:type="simple" xlink:show="embed" xlink:actuate="onLoad" draw:mime-type="image/jpeg"/>
</draw:frame>
</text:p>
      <text:p text:style-name="P4">
News Collection Link: <text:a xlink:type="simple" xlink:href="https://liveuamap.com/en/2023/28-may-missile-strikes-reported-at-yuryivka-near-mariupol" text:style-name="Internet_20_link" text:visited-style-name="Visited_20_Internet_20_Link">
https://liveuamap.com/en/2023/28-may-missile-strikes-reported-at-yuryivka-near-mariupol</text:a>
</text:p>
      <text:p text:style-name="P4">
Source: <text:a xlink:type="simple" xlink:href="https://t.me/mariupolnow/29813" text:style-name="Internet_20_link" text:visited-style-name="Visited_20_Internet_20_Link">
https://t.me/mariupolnow/29813</text:a>
</text:p>
      <!--NEWS-->
      <text:h text:style-name="P10" text:outline-level="1">
<text:span text:style-name="T4">
Increased activity of Russian aviation. Several bombers reported airborne</text:span>
</text:h>
      <text:p text:style-name="P4">
Authors: liveuamap (Language: en)</text:p>
      <text:p text:style-name="P4">
Time: 2023-05-28T14:20:46</text:p>
      <text:p text:style-name="P4">
Location: Russia (Latitude:48.01932 Longtitude:42.95654)</text:p>
      <text:p text:style-name="P4">
Videos: []</text:p>
      <text:p text:style-name="P4">
Images: []</text:p>
      <text:p text:style-name="P4">
Tags: ["Russia", "Central and Eastern Europe"]</text:p>
      <text:p text:style-name="P4">
ID: 22565970</text:p>
      <!--METADATA-->
      <text:p text:style-name="P4">
Increased activity of Russian aviation. Several bombers reported airborne</text:p>
      <text:p text:style-name="P4">
News Collection Link: <text:a xlink:type="simple" xlink:href="https://liveuamap.com/en/2023/28-may-increased-activity-of-russian-aviation-several-bombers" text:style-name="Internet_20_link" text:visited-style-name="Visited_20_Internet_20_Link">
https://liveuamap.com/en/2023/28-may-increased-activity-of-russian-aviation-several-bombers</text:a>
</text:p>
      <text:p text:style-name="P4">
Source: <text:a xlink:type="simple" xlink:href="https://t.me/kievreal1/42006" text:style-name="Internet_20_link" text:visited-style-name="Visited_20_Internet_20_Link">
https://t.me/kievreal1/42006</text:a>
</text:p>
      <!--NEWS-->
      <text:h text:style-name="P10" text:outline-level="1">
<text:span text:style-name="T4">
У Відні пройшов «Пробіг під каштанами»</text:span>
</text:h>
      <text:p text:style-name="P4">
Authors: Ukrinform (Person)</text:p>
      <text:p text:style-name="P4">
Publisher: Укринформ (Organization)</text:p>
      <text:p text:style-name="P4">
Published Time: 2023-05-28T14:33:35+03:00</text:p>
      <text:p text:style-name="P4">
Modified Time: 2023-05-28T14:33:35+03:00</text:p>
      <text:p text:style-name="P4">
Description: Українська громада Відня у неділю долучилася до благодійного «Пробігу під каштанами», пробігши спільно зі співвітчизниками в Україні та інших країнах світу заради маленьких пацієнтів Центру дитячої кардіології та кардіохірургії МОЗ України. — Укрінформ.</text:p>
      <text:p text:style-name="P4">
Images: ['<text:a xlink:type="simple" xlink:href="https://static.ukrinform.com/photos/2023_05/thumb_files/630_360_1685272962-9098.jpeg" text:style-name="Internet_20_link" text:visited-style-name="Visited_20_Internet_20_Link">
630_360_16852...</text:a>
']</text:p>
      <text:p text:style-name="P4">
Tags: ['Україна', 'Благодійність', 'Забіг', 'Відень']</text:p>
      <text:p text:style-name="P4">
Type: Article</text:p>
      <!--METADATA-->
      <text:p text:style-name="P4">
<draw:frame draw:style-name="fr1" draw:name="Image151" text:anchor-type="as-char" svg:width="6.9236in" svg:height="3.956343in" draw:z-index="0">
<draw:image xlink:href="../Images/yкринформ/2023-05-28T14-33-35-03-00/630_360_1685272962-9098.jpeg" xlink:type="simple" xlink:show="embed" xlink:actuate="onLoad" draw:mime-type="image/jpeg"/>
</draw:frame>
Українська громада Відня у неділю долучилася до благодійного «Пробігу підкаштанами», пробігши спільно зі співвітчизниками в Україні та інших країнахсвіту заради маленьких пацієнтів Центру дитячої кардіології та кардіохірургіїМОЗ України.</text:p>
      <text:p text:style-name="P4">
Про це повідомляє власний кореспондент Укрінформу в Австрії.</text:p>
      <text:p text:style-name="P4">
Забіг відбувався у прямому сенсі під каштанами – саме ці дерева рясновисаджені вздовж алеї у парку Пратерштерн, де й відбувався забіг.</text:p>
      <text:p text:style-name="P4">
Дорослі учасники долали дистанції у п’ять та два кілометри. Для наймолодшихбула можливість пробігти 500 метрів.</text:p>
      <text:p text:style-name="P4">
Багато учасників були одягнуті у вишиванки та мали з собою українськусимволіку, тим самим ідентифікуючи себе та привертаючи увагу відвідувачівпарку до триваючої війни РФ проти України.</text:p>
      <text:p text:style-name="P4">
«Ювілейний 30-й «Пробіг під каштанами» проходить у Відні на тему «Пробіг там,де ти». Зараз усі ми знаходимося тут, у Відні, тимчасово, і хочемо повернутисядодому. Ми усі хочемо, щоб Україна перемогла у цій війні. І ми маємо надію, щонаступні пробіги будемо робити вже в Україні – під каштанами у Києві на ДеньКиєва", - повідомила у коментарі кореспонденту агентства організатор пробігу уВідні Олена Листопад, яка є учасницею «Пробігу під каштанами» з 2014 року.</text:p>
      <text:p text:style-name="P4">
</text:p>
      <text:p text:style-name="P4">
<text:a xlink:type="simple" xlink:href="https://static.ukrinform.com/photos/2023_05/1685272962-4157.jpeg" text:style-name="Internet_20_link" text:visited-style-name="Visited_20_Internet_20_Link">
 </text:a>
 <text:a xlink:type="simple" xlink:href="https://static.ukrinform.com/photos/2023_05/1685272962-9098.jpeg" text:style-name="Internet_20_link" text:visited-style-name="Visited_20_Internet_20_Link">
<draw:frame draw:style-name="fr1" draw:name="Image154" text:anchor-type="as-char" svg:width="6.9236in" svg:height="3.956343in" draw:z-index="0">
<draw:image xlink:href="../Images/yкринформ/2023-05-28T14-33-35-03-00/630_360_1685272962-9098.jpeg" xlink:type="simple" xlink:show="embed" xlink:actuate="onLoad" draw:mime-type="image/jpeg"/>
</draw:frame>
</text:a>
 <text:a xlink:type="simple" xlink:href="https://static.ukrinform.com/photos/2023_05/1685272962-3286.jpeg" text:style-name="Internet_20_link" text:visited-style-name="Visited_20_Internet_20_Link">
</text:a>
 <text:a xlink:type="simple" xlink:href="https://static.ukrinform.com/photos/2023_05/1685272962-5071.jpeg" text:style-name="Internet_20_link" text:visited-style-name="Visited_20_Internet_20_Link">
</text:a>
 <text:a xlink:type="simple" xlink:href="https://static.ukrinform.com/photos/2023_05/1685272962-6603.jpeg" text:style-name="Internet_20_link" text:visited-style-name="Visited_20_Internet_20_Link">
</text:a>
 <text:a xlink:type="simple" xlink:href="https://static.ukrinform.com/photos/2023_05/1685272962-9593.jpeg" text:style-name="Internet_20_link" text:visited-style-name="Visited_20_Internet_20_Link">
</text:a>
 <text:a xlink:type="simple" xlink:href="https://static.ukrinform.com/photos/2023_05/1685272963-7439.jpeg" text:style-name="Internet_20_link" text:visited-style-name="Visited_20_Internet_20_Link">
</text:a>
 <text:a xlink:type="simple" xlink:href="https://static.ukrinform.com/photos/2023_05/1685272963-7634.jpeg" text:style-name="Internet_20_link" text:visited-style-name="Visited_20_Internet_20_Link">
</text:a>
 <text:a xlink:type="simple" xlink:href="https://static.ukrinform.com/photos/2023_05/1685272963-6912.jpeg" text:style-name="Internet_20_link" text:visited-style-name="Visited_20_Internet_20_Link">
</text:a>
 <text:a xlink:type="simple" xlink:href="https://static.ukrinform.com/photos/2023_05/1685272963-8197.jpeg" text:style-name="Internet_20_link" text:visited-style-name="Visited_20_Internet_20_Link">
</text:a>
 <text:a xlink:type="simple" xlink:href="https://static.ukrinform.com/photos/2023_05/1685272963-2907.jpeg" text:style-name="Internet_20_link" text:visited-style-name="Visited_20_Internet_20_Link">
</text:a>
 <text:a xlink:type="simple" xlink:href="https://static.ukrinform.com/photos/2023_05/1685272963-4018.jpeg" text:style-name="Internet_20_link" text:visited-style-name="Visited_20_Internet_20_Link">
</text:a>
 <text:a xlink:type="simple" xlink:href="https://static.ukrinform.com/photos/2023_05/1685272964-4074.jpeg" text:style-name="Internet_20_link" text:visited-style-name="Visited_20_Internet_20_Link">
</text:a>
 <text:a xlink:type="simple" xlink:href="https://static.ukrinform.com/photos/2023_05/1685272965-8447.jpeg" text:style-name="Internet_20_link" text:visited-style-name="Visited_20_Internet_20_Link">
</text:a>
 <text:a xlink:type="simple" xlink:href="https://static.ukrinform.com/photos/2023_05/1685272965-9922.jpeg" text:style-name="Internet_20_link" text:visited-style-name="Visited_20_Internet_20_Link">
</text:a>
</text:p>
      <text:p text:style-name="P4">
<text:span text:style-name="T4">
Читайте також:</text:span>
 <text:a xlink:type="simple" xlink:href="https://www.ukrinform.ua/rubric-diaspora/3705787-u-vidni-vidbuvsa-blagodijnij-vulicnij-festival-na-pidtrimku-ukraini.html" text:style-name="Internet_20_link" text:visited-style-name="Visited_20_Internet_20_Link">
 У Відні відбувся благодійний вуличний фестиваль напідтримку України </text:a>
</text:p>
      <text:p text:style-name="P4">
Як повідомляв Укрінформ, у День Києва, 28 травня, проходить ювілейний,тридцятий, «Пробіг під каштанами». Через війну захід відбувається в онлайн-форматі – учасники долучаться до акції із будь-якого безпечного міста чикраїни.</text:p>
      <text:p text:style-name="P4">
Мета заходу – зібрати 1 млн грн для потреб Центру дитячої кардіології ікардіохірургії МОЗ України, а також буде проведено збір коштів на автомобілішвидкої допомоги для транспортування поранених у зонах бойових дій таприфронтових територіях.</text:p>
      <text:p text:style-name="P4">
Зареєструвалися та здійснили <text:a xlink:type="simple" xlink:href="https://www.ukrinform.ua/tag-blagodijnist" text:style-name="Internet_20_link" text:visited-style-name="Visited_20_Internet_20_Link">
 благодійні </text:a>
 внески понад 100 корпоративних команд. Серед них – командаУкрінформу. Загалом заявки на участь у пробігу подали понад 6 тисяч осіб вУкраїні та у світі.</text:p>
      <text:p text:style-name="P4">
Source: <text:a xlink:type="simple" xlink:href="https://www.ukrinform.ua/rubric-diaspora/3715227-u-vidni-projsov-probig-pid-kastanami.html" text:style-name="Internet_20_link" text:visited-style-name="Visited_20_Internet_20_Link">
https://www.ukrinform.ua/rubric-diaspora/3715227-u-vidni-projsov-probig-pid-kastanami.html</text:a>
</text:p>
      <!--NEWS-->
      <text:h text:style-name="P10" text:outline-level="1">
<text:span text:style-name="T4">
Розмова з росіянами почнеться лише після виведення військ з України — Подоляк</text:span>
</text:h>
      <text:p text:style-name="P4">
Authors: Ukrinform (Person)</text:p>
      <text:p text:style-name="P4">
Publisher: Укринформ (Organization)</text:p>
      <text:p text:style-name="P4">
Published Time: 2023-05-28T14:33:43+03:00</text:p>
      <text:p text:style-name="P4">
Modified Time: 2023-05-28T14:33:43+03:00</text:p>
      <text:p text:style-name="P4">
Description: Радник керівника Офісу Президента України Михайло Подоляк заявив, що будь-який компроміс із Росією – це прямий шлях до наступних етапів війни, ескалації, суттєвого посилення ролі глобального тероризму. — Укрінформ.</text:p>
      <text:p text:style-name="P4">
Images: ['<text:a xlink:type="simple" xlink:href="https://static.ukrinform.com/photos/2022_11/thumb_files/630_360_1669378288-941.jpg" text:style-name="Internet_20_link" text:visited-style-name="Visited_20_Internet_20_Link">
630_360_16693...</text:a>
']</text:p>
      <text:p text:style-name="P4">
Tags: ['Подоляк', 'Війна з Росією', 'Формула миру']</text:p>
      <text:p text:style-name="P4">
Type: Article</text:p>
      <!--METADATA-->
      <text:p text:style-name="P4">
<draw:frame draw:style-name="fr1" draw:name="Image168" text:anchor-type="as-char" svg:width="6.9236in" svg:height="3.956343in" draw:z-index="0">
<draw:image xlink:href="../Images/yкринформ/2023-05-28T14-33-43-03-00/630_360_1669378288-941.jpg" xlink:type="simple" xlink:show="embed" xlink:actuate="onLoad" draw:mime-type="image/jpeg"/>
</draw:frame>
 Радниккерівника Офісу Президента України Михайло Подоляк заявив, що будь-якийкомпроміс із Росією – це прямий шлях до наступних етапів війни, ескалації,суттєвого посилення ролі глобального тероризму.</text:p>
      <text:p text:style-name="P4">
Як передає Укрінформ, про це Подоляк заявив в інтерв'ю італійському виданню LaRepubblica, повідомляє <text:a xlink:type="simple" xlink:href="http://www.president.gov.ua/news/bud-yakij-kompromis-iz-rosiyeyu-ce-pryamij-shlyah-do-nastupn-83205" text:style-name="Internet_20_link" text:visited-style-name="Visited_20_Internet_20_Link">
 Офіс Президента</text:a>
 .</text:p>
      <text:p text:style-name="P4">
«По-перше, Російська Федерація отримає розмову про справжні умови закінченнявійни виключно на полі бою. І після такої «розмови», запропонованої нашимиЗбройними Силами, у неї не залишиться вибору. По-друге, формула миру будепідкріплена світовою демократичною спільнотою, яка зафіксує логістику єдиногоможливого завершення війни», – зазначив Подоляк.</text:p>
      <text:p text:style-name="P4">
Крім того, за його словами, після всіх масштабних руйнувань і вбивств, якіРосія вчинила в Україні, українці не налаштовані на компроміси з Кремлем.</text:p>
      <text:p text:style-name="P4">
Радник керівника Офісу Президента нагадав, що майже дев'ять років Українанамагалася домовитися за столом переговорів, але в результаті отрималаповномасштабну війну, подібної до якої світ не бачив із часів Другої світової.</text:p>
      <text:p text:style-name="P4">
«Будь-який компроміс із Російською Федерацією – це прямий шлях до наступнихетапів війни, ескалації, суттєвого посилення ролі глобального тероризму.Головний пункт мирного плану – виведення російських військ з України. Розмоваз росіянами почнеться лише після цього», – наголосив Подоляк.</text:p>
      <text:p text:style-name="P4">
За його словами, інших реальних планів, окрім української формули миру, немає,і Київ не прийматиме інших пропозицій, оскільки їх надають з урахуваннямпідтримки РФ.</text:p>
      <text:p text:style-name="P4">
«Будь-яка інша ініціатива сьогодні – це спроба продавити російський план, деключовий момент – негайне припинення вогню, але без виведення російськоїокупаційної групи. Це абсолютно неприйнятна позиція, спрямована не на мир, ана забезпечення, по суті, перемоги Росії. А головне – навіщо взагаліобговорювати ініціативи, за якими стоїть постать росіян і їхнє небажання братина себе відповідальність за величезні злочини проти людяності?» – підкресливрадник керівника Офісу Президента.</text:p>
      <text:p text:style-name="P4">
<text:span text:style-name="T4">
Читайте також:</text:span>
 <text:a xlink:type="simple" xlink:href="https://www.ukrinform.ua/rubric-world/3714932-kitajskij-specposlanec-poizdkou-do-moskvi-zaversiv-svou-misiu.html" text:style-name="Internet_20_link" text:visited-style-name="Visited_20_Internet_20_Link">
 Китайський спецпосланець поїздкою до Москви завершив своюмісію </text:a>
</text:p>
      <text:p text:style-name="P4">
Подоляк нагадав про важливість формального закріплення формули миру,запропонованої Президентом Володимиром Зеленським, щоб не допустити появиінших «мирних планів», спрямованих на розмивання єдиного правильного шляху дозавершення війни. Саме з цією метою Україна ініціює проведення саміту миру влипні, що було озвучено на саміті країн G7 у Японії.</text:p>
      <text:p text:style-name="P4">
Як зазначив Подоляк, українська формула миру – це основа запланованих мирнихпереговорів, а учасники саміту можуть доповнити своїми корисними ідеями. Алеключовим моментом є перший пункт – вихід Російської Федерації з усієїтериторії України, включно з Донбасом і Кримом.</text:p>
      <text:p text:style-name="P4">
«Сьогодні лідери світової демократії як ніколи єдині у розумінні природивійни, позиції Росії та правильного шляху припинення війни. Ми розуміємо, якіінструменти для цього потрібні: зброя, правовий механізм притягнення довідповідальності за злочин агресії, репарації та відновлення, відкритий обмінполоненими й повернення депортованих громадян. Головне – військова поразкаРосії й неодмінне повернення нам окупованих територій», – переконаний радниккерівника Офісу Глави держави.</text:p>
      <text:p text:style-name="P4">
За словами Подоляка, над проведенням мирного саміту працюють представникиУкраїни, країн G7 та Північної Європи. Коло учасників поступово розширюється,тож очікується участь десятків держав демократичного світу. Приєднатися можутьусі країни, зацікавлені у поверненні світу до справедливих глобальних правил,до міжнародного права й поваги до суверенітету держав.</text:p>
      <text:p text:style-name="P4">
Відповідаючи на запитання про те, чи Росія буде учасником майбутнього мирногосаміту, радник керівника Офісу Президента сказав: «А який сенс кудисьзапрошувати росіян після того, як вони навмисне нападають на іншу країну,навмисне порушують міжнародне право, навмисне обстрілюють мирне населенняракетами? Росіяни абсолютно не готові визнавати свою причетність довеликомасштабного злочину та використовують будь-який міжнародний майданчиквиключно для поширення своєї ненависті».</text:p>
      <text:p text:style-name="P4">
Щодо будь-яких вимог стосовно членства України в міжнародних організаціях, яківисуває Російська Федерація, то, як наголосив Подоляк, лише український народсамостійно визначить своє майбутнє, членство в міжнародних організаціях ібезпекових об’єднаннях.</text:p>
      <text:p text:style-name="P4">
«Суверенітет Росії поширюється виключно на територію Росії в межах міжнародновизнаних кордонів», – зауважив він.</text:p>
      <text:p text:style-name="P4">
На думку радника керівника Офісу Президента, спільний кордон із державою-агресором, яка понад дев’ять років веде війну проти України, вимагає посиленнямілітаризації з метою стримування її агресивних настроїв.</text:p>
      <text:p text:style-name="P4">
<text:span text:style-name="T4">
Читайте також:</text:span>
 <text:a xlink:type="simple" xlink:href="https://www.ukrinform.ua/rubric-ato/3713943-podolak-pro-kontrnastup-ce-desatki-riznih-dij-na-riznih-napramkah-aki-vze-vidbuvautsa.html" text:style-name="Internet_20_link" text:visited-style-name="Visited_20_Internet_20_Link">
 <text:span text:style-name="T4">
Подоляк</text:span>
 про контрнаступ: Це десятки дій на різнихнапрямках, які вже відбуваються </text:a>
</text:p>
      <text:p text:style-name="P4">
«Росія ніколи не зміниться. Вона завжди буде агресивною. Але обов'язковапоразка Росії у війні проти України дасть Європі час для ефективної розбудовизагальноєвропейської системи оборони», – переконаний Подоляк.</text:p>
      <text:p text:style-name="P4">
Говорячи про те, чи може війна закінчитися цього року, радник керівника ОфісуПрезидента висловив думку, що це можливо, якщо вчасно надійде достатнякількість необхідної зброї. У цьому контексті він зазначив, що Україні, як іраніше, не вистачає снарядів, ракет великої дальності, також необхідні сучаснівинищувачі.</text:p>
      <text:p text:style-name="P4">
<text:span text:style-name="T4">
Читайте також:</text:span>
 <text:a xlink:type="simple" xlink:href="https://www.ukrinform.ua/rubric-polytics/3710440-podolak-skazav-aki-mozlivosti-zakrie-dla-rosii-status-krainiterorista.html" text:style-name="Internet_20_link" text:visited-style-name="Visited_20_Internet_20_Link">
 <text:span text:style-name="T4">
Подоляк</text:span>
 сказав, які можливості закриє для Росіїстатус країни-терориста </text:a>
</text:p>
      <text:p text:style-name="P4">
Як повідомляв Укрінформ, в Офісі Президента <text:a xlink:type="simple" xlink:href="https://www.ukrinform.ua/rubric-polytics/3714941-v-op-vidreaguvali-na-zaavi-mzs-rf-pro-umovi-pripinenna-bojovih-dij.html" text:style-name="Internet_20_link" text:visited-style-name="Visited_20_Internet_20_Link">
 відреагували</text:a>
 на заяви МЗС РФ про «умови»припинення бойових дій.</text:p>
      <text:p text:style-name="P4">
Source: <text:a xlink:type="simple" xlink:href="https://www.ukrinform.ua/rubric-polytics/3715228-rozmova-z-rosianami-pocnetsa-lise-pisla-vivedenna-vijsk-z-ukraini-podolak.html" text:style-name="Internet_20_link" text:visited-style-name="Visited_20_Internet_20_Link">
https://www.ukrinform.ua/rubric-polytics/3715228-rozmova-z-rosianami-pocnetsa-lise-pisla-vivedenna-vijsk-z-ukraini-podolak.html</text:a>
</text:p>
      <!--NEWS-->
      <text:h text:style-name="P10" text:outline-level="1">
<text:span text:style-name="T4">
У штаті Нью-Мексико сталася стрілянина під час мотопробігу – троє загиблих</text:span>
</text:h>
      <text:p text:style-name="P4">
Authors: Ukrinform (Person)</text:p>
      <text:p text:style-name="P4">
Publisher: Укринформ (Organization)</text:p>
      <text:p text:style-name="P4">
Published Time: 2023-05-28T14:39:00+03:00</text:p>
      <text:p text:style-name="P4">
Modified Time: 2023-05-28T14:39:00+03:00</text:p>
      <text:p text:style-name="P4">
Description: У США під час мотопробігу в Ред-Ривер, штат Нью-Мексико, сталася стрілянина, внаслідок якої щонайменше три людини загинули і п'ятеро зазнали поранень. — Укрінформ.</text:p>
      <text:p text:style-name="P4">
Images: ['<text:a xlink:type="simple" xlink:href="https://static.ukrinform.com/photos/2023_05/thumb_files/630_360_1685273819-893.jpg" text:style-name="Internet_20_link" text:visited-style-name="Visited_20_Internet_20_Link">
630_360_16852...</text:a>
']</text:p>
      <text:p text:style-name="P4">
Tags: ['США', 'Стрілянина', 'Загибель', 'автомотопробіг ']</text:p>
      <text:p text:style-name="P4">
Type: Article</text:p>
      <!--METADATA-->
      <text:p text:style-name="P4">
<draw:frame draw:style-name="fr1" draw:name="Image169" text:anchor-type="as-char" svg:width="6.9236in" svg:height="3.956343in" draw:z-index="0">
<draw:image xlink:href="../Images/yкринформ/2023-05-28T14-39-00-03-00/630_360_1685273819-893.jpg" xlink:type="simple" xlink:show="embed" xlink:actuate="onLoad" draw:mime-type="image/jpeg"/>
</draw:frame>
 У США підчас мотопробігу в Ред-Ривер, штат Нью-Мексико, сталася стрілянина, внаслідокякої щонайменше три людини загинули і п'ятеро зазнали поранень.</text:p>
      <text:p text:style-name="P4">
Про це повідомляє <text:a xlink:type="simple" xlink:href="https://edition.cnn.com/2023/05/28/us/red-river-new-mexico-shooting/index.html" text:style-name="Internet_20_link" text:visited-style-name="Visited_20_Internet_20_Link">
 CNN </text:a>
 , передає Укрінформ.</text:p>
      <text:p text:style-name="P4">
За словами мера Лінди Калхун, <text:a xlink:type="simple" xlink:href="https://www.ukrinform.ua/tag-strilanina" text:style-name="Internet_20_link" text:visited-style-name="Visited_20_Internet_20_Link">
 стрілянину </text:a>
 влаштували члени байкерських банд. Причетні до інцидентуперебувають під вартою.</text:p>
      <text:p text:style-name="P4">
П'ятеро поранених госпіталізовані.</text:p>
      <text:p text:style-name="P4">
Калхун зазначає, що триває розслідування інциденту, і стороннім забороненонаближатися до місця злочину, а місцеві підприємства у неділю мають бутизакриті.</text:p>
      <text:p text:style-name="P4">
У місті Таос, що за 65 кілометрів від Ред-Ривера, через стрілянинузапроваджено комендантську годину, під час якої за розпорядженням меразаборонено продаж алкоголю.</text:p>
      <text:p text:style-name="P4">
<text:span text:style-name="T4">
Читайте також:</text:span>
 <text:a xlink:type="simple" xlink:href="https://www.ukrinform.ua/rubric-regions/3709678-u-zaporizzi-na-stoanci-avtotransportu-stalasa-strilanina.html" text:style-name="Internet_20_link" text:visited-style-name="Visited_20_Internet_20_Link">
 У Запоріжжі на стоянці автотранспорту сталася<text:span text:style-name="T4">
стрілянина</text:span>
 </text:a>
</text:p>
      <text:p text:style-name="P4">
Як повідомляв <text:a xlink:type="simple" xlink:href="https://www.ukrinform.ua/rubric-world/3712073-u-meksici-stalasa-strilanina-na-avtosou-zaginuli-sonajmense-desatero-ludej.html" text:style-name="Internet_20_link" text:visited-style-name="Visited_20_Internet_20_Link">
 Укрінформ </text:a>
 , на півночі Мексики, у штаті Нижня Каліфорнія,щонайменше 10 людей загинули і дев’ятеро зазнали поранення унаслідокперестрілки під час автошоу.</text:p>
      <text:p text:style-name="P4">
<text:span text:style-name="T5">
Фото: KOAT/Red River cam</text:span>
</text:p>
      <text:p text:style-name="P4">
Source: <text:a xlink:type="simple" xlink:href="https://www.ukrinform.ua/rubric-world/3715229-u-stati-numeksiko-stalasa-strilanina-pid-cas-motoprobigu-troe-zagiblih.html" text:style-name="Internet_20_link" text:visited-style-name="Visited_20_Internet_20_Link">
https://www.ukrinform.ua/rubric-world/3715229-u-stati-numeksiko-stalasa-strilanina-pid-cas-motoprobigu-troe-zagiblih.html</text:a>
</text:p>
      <!--NEWS-->
      <text:h text:style-name="P10" text:outline-level="1">
<text:span text:style-name="T4">
Лузан здобула друге «золото» на польському етапі Кубка світу з веслування</text:span>
</text:h>
      <text:p text:style-name="P4">
Authors: Ukrinform (Person)</text:p>
      <text:p text:style-name="P4">
Publisher: Укринформ (Organization)</text:p>
      <text:p text:style-name="P4">
Published Time: 2023-05-28T14:42:31+03:00</text:p>
      <text:p text:style-name="P4">
Modified Time: 2023-05-28T14:42:31+03:00</text:p>
      <text:p text:style-name="P4">
Description: Українка Людмила Лузан стала дворазовою переможницею етапу Кубка світу з веслування на байдарках та каное, що проходить у Познані (Польща). — Укрінформ.</text:p>
      <text:p text:style-name="P4">
Images: ['<text:a xlink:type="simple" xlink:href="https://static.ukrinform.com/photos/2023_05/thumb_files/630_360_1685274086-723.jpg" text:style-name="Internet_20_link" text:visited-style-name="Visited_20_Internet_20_Link">
630_360_16852...</text:a>
']</text:p>
      <text:p text:style-name="P4">
Tags: ['Кубок світу', 'Веслування на байдарках і каное']</text:p>
      <text:p text:style-name="P4">
Type: Article</text:p>
      <!--METADATA-->
      <text:p text:style-name="P4">
<draw:frame draw:style-name="fr1" draw:name="Image170" text:anchor-type="as-char" svg:width="6.9236in" svg:height="3.956343in" draw:z-index="0">
<draw:image xlink:href="../Images/yкринформ/2023-05-28T14-42-31-03-00/630_360_1685274086-723.jpg" xlink:type="simple" xlink:show="embed" xlink:actuate="onLoad" draw:mime-type="image/jpeg"/>
</draw:frame>
 УкраїнкаЛюдмила Лузан стала дворазовою переможницею етапу Кубка світу з веслування набайдарках та каное, що проходить у Познані (Польща).</text:p>
      <text:p text:style-name="P4">
Спортсменка з Івано-Франківська здобула золоту медаль у каное-одиночці надистанції 500 метрів, передає Укрінформ.</text:p>
      <text:p text:style-name="P4">
Лузан із результатом 2 хвилини 12,92 секунди упевнено випередила срібну табронзову призерок угорку Софію Кішбан (2.16,85) та хорватку Ванессу Тот(2.17,39).</text:p>
      <text:p text:style-name="P4">
<text:span text:style-name="T4">
Читайте також:</text:span>
 <text:a xlink:type="simple" xlink:href="https://www.ukrinform.ua/rubric-sports/3714920-ukrainci-zdobuli-zoloto-ta-bronzu-na-kubku-svitu-z-vesluvanna-na-kanoe.html" text:style-name="Internet_20_link" text:visited-style-name="Visited_20_Internet_20_Link">
 Українці здобули «золото» та «бронзу» на Кубку світу звеслування на каное </text:a>
</text:p>
      <text:p text:style-name="P4">
Як повідомляв Укрінформ, раніше Лузан здобула «золото» на дистанції 200метрів.</text:p>
      <text:p text:style-name="P4">
Фото: Getty Images.</text:p>
      <text:p text:style-name="P4">
Source: <text:a xlink:type="simple" xlink:href="https://www.ukrinform.ua/rubric-sports/3715230-luzan-zdobula-druge-zoloto-na-polskomu-etapi-kubka-svitu-z-vesluvanna.html" text:style-name="Internet_20_link" text:visited-style-name="Visited_20_Internet_20_Link">
https://www.ukrinform.ua/rubric-sports/3715230-luzan-zdobula-druge-zoloto-na-polskomu-etapi-kubka-svitu-z-vesluvanna.html</text:a>
</text:p>
      <!--NEWS-->
      <text:h text:style-name="P10" text:outline-level="1">
<text:span text:style-name="T4">
У Японії розробили домашнього робота-помічника зі штучним інтелектом</text:span>
</text:h>
      <text:p text:style-name="P4">
Authors: Ukrinform (Person)</text:p>
      <text:p text:style-name="P4">
Publisher: Укринформ (Organization)</text:p>
      <text:p text:style-name="P4">
Published Time: 2023-05-28T14:51:00+03:00</text:p>
      <text:p text:style-name="P4">
Modified Time: 2023-05-28T14:51:00+03:00</text:p>
      <text:p text:style-name="P4">
Description: Токійський стартап Preferred Robotics Inc. презентував робота Kachaka зі штучним інтелектом для допомоги вдома. — Укрінформ.</text:p>
      <text:p text:style-name="P4">
Images: ['<text:a xlink:type="simple" xlink:href="https://static.ukrinform.com/photos/2023_05/thumb_files/630_360_1685274589-293.jpg" text:style-name="Internet_20_link" text:visited-style-name="Visited_20_Internet_20_Link">
630_360_16852...</text:a>
']</text:p>
      <text:p text:style-name="P4">
Tags: ['Японія', 'робот', 'Технології', 'Штучний інтелект']</text:p>
      <text:p text:style-name="P4">
Type: Article</text:p>
      <!--METADATA-->
      <text:p text:style-name="P4">
<draw:frame draw:style-name="fr1" draw:name="Image171" text:anchor-type="as-char" svg:width="6.9236in" svg:height="3.956343in" draw:z-index="0">
<draw:image xlink:href="../Images/yкринформ/2023-05-28T14-51-00-03-00/630_360_1685274589-293.jpg" xlink:type="simple" xlink:show="embed" xlink:actuate="onLoad" draw:mime-type="image/jpeg"/>
</draw:frame>
 Токійськийстартап Preferred Robotics Inc. презентував робота Kachaka зі штучнимінтелектом для допомоги вдома.</text:p>
      <text:p text:style-name="P4">
Як передає Укрінформ, про це повідомляє <text:a xlink:type="simple" xlink:href="https://english.kyodonews.net/news/2023/05/ea1de42c8b43-japan-ai-startup-launches-robot-for-home-use.html" text:style-name="Internet_20_link" text:visited-style-name="Visited_20_Internet_20_Link">
 Kyodo News</text:a>
 .</text:p>
      <text:p text:style-name="P4">
Пристрій, розміром приблизно з <text:a xlink:type="simple" xlink:href="https://www.ukrinform.ua/tag-robot" text:style-name="Internet_20_link" text:visited-style-name="Visited_20_Internet_20_Link">
 робота </text:a>
-пилососа, може доставити предмет у певне місце в будинку, яке попередньовказане в додатку. Він також може привозити книги та журнали власнику, якийможе встановлювати певний час для щоденної доставки речей.</text:p>
      <text:p text:style-name="P4">
</text:p>
      <text:p text:style-name="P4">
Оснащений датчиками та камерою, Kachaka не врізатиметься в стіни, меблі чиінші перешкоди, але при цьому він не має можливості пересуватися по сходах.</text:p>
      <text:p text:style-name="P4">
Зазначається, що технологія штучного інтелекту аналізує зображення з камери,щоб визначити місцезнаходження людей або меблів у кімнаті та вибрати найкращиймаршрут для пересування робота. З вагою 10 кг робот може перевозити до 20 кгразом із прикріпленим столом. Він рухається зі швидкістю 80 сантиметрів насекунду.</text:p>
      <text:p text:style-name="P4">
У Preferred Robotics сподіваються, що використання робота скоротить час,витрачений на домашні справи, коли люди проводять більше часу вдома,наприклад, працюючи дистанційно.</text:p>
      <text:p text:style-name="P4">
<text:span text:style-name="T4">
Читайте також:</text:span>
 <text:a xlink:type="simple" xlink:href="https://www.ukrinform.ua/rubric-technology/3697833-u-ssa-predstavili-robotakulinara-akij-gotue-kotleti-dla-burgeriv.html" text:style-name="Internet_20_link" text:visited-style-name="Visited_20_Internet_20_Link">
 У США представили робота-кулінара, який готує котлети длябургерів </text:a>
</text:p>
      <text:p text:style-name="P4">
Робот доставляється зі столиком із двома або трьома полицями та коштує від 251800 ієн (1800 доларів США). Користувачі також повинні платити 980 ієн (7доларів) на місяць за спеціальний додаток до робота.</text:p>
      <text:p text:style-name="P4">
Як повідомляв <text:a xlink:type="simple" xlink:href="https://www.ukrinform.ua/rubric-ato/3713556-startap-figure-planue-stvoriti-persogo-avtonomnogo-robotagumanoida.html" text:style-name="Internet_20_link" text:visited-style-name="Visited_20_Internet_20_Link">
 Укрінформ </text:a>
 , стартап Figure, який хоче створювати гуманоїднихроботів загального призначення, залучив $70 млн від інвесторів на чолі зParkway Venture Capital.</text:p>
      <text:p text:style-name="P4">
<text:span text:style-name="T5">
Фото: kyodonews.net</text:span>
</text:p>
      <text:p text:style-name="P4">
Source: <text:a xlink:type="simple" xlink:href="https://www.ukrinform.ua/rubric-technology/3715233-u-aponii-rozrobili-domasnogo-robotapomicnika-zi-stucnim-intelektom.html" text:style-name="Internet_20_link" text:visited-style-name="Visited_20_Internet_20_Link">
https://www.ukrinform.ua/rubric-technology/3715233-u-aponii-rozrobili-domasnogo-robotapomicnika-zi-stucnim-intelektom.html</text:a>
</text:p>
      <!--NEWS-->
      <text:h text:style-name="P10" text:outline-level="1">
<text:span text:style-name="T4">
«Ви - наші герої»: Президент подякував силам ППО і рятувальникам</text:span>
</text:h>
      <text:p text:style-name="P4">
Authors: Ukrinform (Person)</text:p>
      <text:p text:style-name="P4">
Publisher: Укринформ (Organization)</text:p>
      <text:p text:style-name="P4">
Published Time: 2023-05-28T14:58:58+03:00</text:p>
      <text:p text:style-name="P4">
Modified Time: 2023-05-28T14:58:58+03:00</text:p>
      <text:p text:style-name="P4">
Description: Президент Володимир Зеленський подякував силам протиповітряної оборони та рятувальникам за самовіддану роботу. — Укрінформ.</text:p>
      <text:p text:style-name="P4">
Images: ['<text:a xlink:type="simple" xlink:href="https://static.ukrinform.com/photos/2022_11/thumb_files/630_360_1668631319-314.jpg" text:style-name="Internet_20_link" text:visited-style-name="Visited_20_Internet_20_Link">
630_360_16686...</text:a>
']</text:p>
      <text:p text:style-name="P4">
Tags: ['ДСНС', 'Зеленський', 'Війна з Росією', 'ППО', 'Рятувальники', 'Повітряна атака']</text:p>
      <text:p text:style-name="P4">
Type: Article</text:p>
      <!--METADATA-->
      <text:p text:style-name="P4">
<draw:frame draw:style-name="fr1" draw:name="Image173" text:anchor-type="as-char" svg:width="6.9236in" svg:height="3.956343in" draw:z-index="0">
<draw:image xlink:href="../Images/yкринформ/2023-05-28T14-58-58-03-00/630_360_1668631319-314.jpg" xlink:type="simple" xlink:show="embed" xlink:actuate="onLoad" draw:mime-type="image/jpeg"/>
</draw:frame>
 ПрезидентВолодимир Зеленський подякував силам протиповітряної оборони та рятувальникамза самовіддану роботу.</text:p>
      <text:p text:style-name="P4">
Про це глава держави написав у <text:a xlink:type="simple" xlink:href="http://t.me/V_Zelenskiy_official/6392" text:style-name="Internet_20_link" text:visited-style-name="Visited_20_Internet_20_Link">
 Телеграмі</text:a>
 , передає Укрінформ.</text:p>
      <text:p text:style-name="P4">
«Сили протиповітряної оборони України. Ви чуєте сигнал повітряної тривогиінакше, ніж більшість. Ви спрямовуєте погляд угору, щоб нищити ворожі ракети,літаки, гелікоптери, безпілотники. Кожне збиття ворожих дронів та ракет – цеврятовані життя людей», - зазначив Зеленський.</text:p>
      <text:p text:style-name="P4">
Він також подякував рятувальникам, які залучаються до ліквідації наслідківворожих ударів і «викладаються на повну заради порятунку інших».</text:p>
      <text:p text:style-name="P4">
<text:span text:style-name="T4">
Читайте також:</text:span>
 <text:a xlink:type="simple" xlink:href="https://www.ukrinform.ua/rubric-ato/3715133-gumenuk-ne-viklucae-so-masstabna-nicna-ataka-rf-povazana-z-novou-postavkou-droniv-shahed.html" text:style-name="Internet_20_link" text:visited-style-name="Visited_20_Internet_20_Link">
 Гуменюк не виключає, що масштабна нічна атака РФпов’язана з новою поставкою дронів «Shahed» </text:a>
</text:p>
      <text:p text:style-name="P4">
"Ви – наші герої!" - підкреслив Президент.</text:p>
      <text:p text:style-name="P4">
Глава держави оприлюднив добірку фотографій про роботу сил ППО та <text:a xlink:type="simple" xlink:href="https://www.ukrinform.ua/tag-dsns" text:style-name="Internet_20_link" text:visited-style-name="Visited_20_Internet_20_Link">
 ДСНС</text:a>
 .</text:p>
      <text:p text:style-name="P4">
<text:span text:style-name="T4">
Читайте також:</text:span>
 <text:a xlink:type="simple" xlink:href="https://www.ukrinform.ua/rubric-kyiv/3715094-ermak-pro-nicnu-ataku-na-kiiv-voni-prograut-a-mi-peremozemo-ta-pokaraemo.html" text:style-name="Internet_20_link" text:visited-style-name="Visited_20_Internet_20_Link">
 Єрмак - про нічну атаку на Київ: Вони програють, а мипереможемо та покараємо </text:a>
</text:p>
      <text:p text:style-name="P4">
Як повідомляв Укрінформ, у ніч проти 28 травня російська армія атакувалаУкраїну іранськими ударними дронами «Shahed-136/131» з північного напрямку –Брянська область - та південного – Краснодарський край. Загалом зафіксованопуски рекордної кількості дронів-камікадзе – 54-ох.</text:p>
      <text:p text:style-name="P4">
Сили оборони знищили 52 безпілотники.</text:p>
      <text:p text:style-name="P4">
Source: <text:a xlink:type="simple" xlink:href="https://www.ukrinform.ua/rubric-ato/3715234-vi-nasi-geroi-prezident-podakuvav-silam-ppo-i-ratuvalnikam.html" text:style-name="Internet_20_link" text:visited-style-name="Visited_20_Internet_20_Link">
https://www.ukrinform.ua/rubric-ato/3715234-vi-nasi-geroi-prezident-podakuvav-silam-ppo-i-ratuvalnikam.html</text:a>
</text:p>
      <!--NEWS-->
      <text:h text:style-name="P10" text:outline-level="1">
<text:span text:style-name="T4">
Глядачі в Парижі освистали Костюк після матчу із Соболенко на «Ролан Гаррос»</text:span>
</text:h>
      <text:p text:style-name="P4">
Authors: Ukrinform (Person)</text:p>
      <text:p text:style-name="P4">
Publisher: Укринформ (Organization)</text:p>
      <text:p text:style-name="P4">
Published Time: 2023-05-28T15:00:00+03:00</text:p>
      <text:p text:style-name="P4">
Modified Time: 2023-05-28T15:00:00+03:00</text:p>
      <text:p text:style-name="P4">
Description: Друга «ракетка» України Марта Костюк відмовилася потиснути руку білоруській тенісистці Аріні Соболенко після матчу першого кола Відкритого чемпіонату Франції у Парижі. — Укрінформ.</text:p>
      <text:p text:style-name="P4">
Images: ['<text:a xlink:type="simple" xlink:href="https://static.ukrinform.com/photos/2023_05/thumb_files/630_360_1685275148-433.jpg" text:style-name="Internet_20_link" text:visited-style-name="Visited_20_Internet_20_Link">
630_360_16852...</text:a>
']</text:p>
      <text:p text:style-name="P4">
Tags: ['Теніс', 'Марта Костюк']</text:p>
      <text:p text:style-name="P4">
Type: Article</text:p>
      <!--METADATA-->
      <text:p text:style-name="P4">
<draw:frame draw:style-name="fr1" draw:name="Image174" text:anchor-type="as-char" svg:width="6.9236in" svg:height="3.956343in" draw:z-index="0">
<draw:image xlink:href="../Images/yкринформ/2023-05-28T15-00-00-03-00/630_360_1685275148-433.jpg" xlink:type="simple" xlink:show="embed" xlink:actuate="onLoad" draw:mime-type="image/jpeg"/>
</draw:frame>
 Друга«ракетка» України Марта Костюк відмовилася потиснути руку білоруськійтенісистці Аріні Соболенко після матчу першого кола Відкритого чемпіонатуФранції у Парижі.</text:p>
      <text:p text:style-name="P4">
Як повідомляв Укрінформ, Костюк поступилася посіяній под 2-м номеромСоболенко.</text:p>
      <text:p text:style-name="P4">
Після завершення протистояння Костюк не потисла руку суперниці, за що була <text:a xlink:type="simple" xlink:href="https://twitter.com/TheTennisLetter/status/1662767371386519552" text:style-name="Internet_20_link" text:visited-style-name="Visited_20_Internet_20_Link">
освистана</text:a>
деякими вболівальниками на трибунах корту Філіпа Шатріє - центральної аренифранцузького мейджора.</text:p>
      <text:p text:style-name="P4">
<text:span text:style-name="T4">
Читайте також:</text:span>
 <text:a xlink:type="simple" xlink:href="https://www.ukrinform.ua/rubric-sports/3715213-kostuk-postupilasa-drugij-sianij-na-starti-rolan-garros.html" text:style-name="Internet_20_link" text:visited-style-name="Visited_20_Internet_20_Link">
 Костюк поступилася другій «сіяній» на старті «РоланГаррос» </text:a>
</text:p>
      <text:p text:style-name="P4">
Більше того, Соболенко після цього ще й демонстративно вклонилася глядачам.</text:p>
      <text:p text:style-name="P4">
Фото: Getty Images/Global Images Ukraine.</text:p>
      <text:p text:style-name="P4">
Source: <text:a xlink:type="simple" xlink:href="https://www.ukrinform.ua/rubric-sports/3715235-gladaci-v-parizi-osvistali-kostuk-pisla-matcu-iz-sobolenko-na-rolan-garros.html" text:style-name="Internet_20_link" text:visited-style-name="Visited_20_Internet_20_Link">
https://www.ukrinform.ua/rubric-sports/3715235-gladaci-v-parizi-osvistali-kostuk-pisla-matcu-iz-sobolenko-na-rolan-garros.html</text:a>
</text:p>
      <!--NEWS-->
      <text:h text:style-name="P10" text:outline-level="1">
<text:span text:style-name="T4">
Нова архітектура безпеки Європи неможлива без інтеграції України – Стефанішина</text:span>
</text:h>
      <text:p text:style-name="P4">
Authors: Ukrinform (Person)</text:p>
      <text:p text:style-name="P4">
Publisher: Укринформ (Organization)</text:p>
      <text:p text:style-name="P4">
Published Time: 2023-05-28T15:04:10+03:00</text:p>
      <text:p text:style-name="P4">
Modified Time: 2023-05-28T15:04:10+03:00</text:p>
      <text:p text:style-name="P4">
Description: Віцепрем'єр-міністр з питань європейської та євроатлантичної інтеграції Ольга Стефанішина наголосила, що без України не існує архітектури безпеки Європи. — Укрінформ.</text:p>
      <text:p text:style-name="P4">
Images: ['<text:a xlink:type="simple" xlink:href="https://static.ukrinform.com/photos/2023_04/thumb_files/630_360_1681984991-410.jpg" text:style-name="Internet_20_link" text:visited-style-name="Visited_20_Internet_20_Link">
630_360_16819...</text:a>
']</text:p>
      <text:p text:style-name="P4">
Tags: ['Євросоюз', 'НАТО', 'Стефанішина']</text:p>
      <text:p text:style-name="P4">
Type: Article</text:p>
      <!--METADATA-->
      <text:p text:style-name="P4">
<draw:frame draw:style-name="fr1" draw:name="Image175" text:anchor-type="as-char" svg:width="6.9236in" svg:height="3.956343in" draw:z-index="0">
<draw:image xlink:href="../Images/yкринформ/2023-05-28T15-04-10-03-00/630_360_1681984991-410.jpg" xlink:type="simple" xlink:show="embed" xlink:actuate="onLoad" draw:mime-type="image/jpeg"/>
</draw:frame>
Віцепрем'єр-міністр з питань європейської та євроатлантичної інтеграції ОльгаСтефанішина наголосила, що без України не існує архітектури безпеки Європи.</text:p>
      <text:p text:style-name="P4">
Про це вона сказал під час дебатів Конгресу Альянсу лібералів та демократів заЄвропу (АЛДЄ) “Зміцнення безпеки Європи у воєнний час”, що відбулися уСтокгольмі, передає Укрінформ із посиланням на <text:a xlink:type="simple" xlink:href="http://www.kmu.gov.ua/news/nova-arkhitektura-bezpeky-nemozhlyva-bez-intehratsii-ukrainy-olha-stefanishyna" text:style-name="Internet_20_link" text:visited-style-name="Visited_20_Internet_20_Link">
 Урядовий портал</text:a>
 .</text:p>
      <text:p text:style-name="P4">
“Головний урок, який ми винесли за рік цієї війни, – це навчання на практиці.Тільки завдяки власним діям ми змогли засвоїти нові уроки: як залишатисястійкими, впевненими та як відстоювати наші цінності. Я особливо пишаюсядіями, які були зроблені колективно демократичним світом і індивідуально -кожною державою Європи і по той бік Атлантики, і тими рішеннями, які булиухвалені на підтримку України. Всі ці дії і рішення – це історії успіху”, -заявила віцепрем’єр-міністр.</text:p>
      <text:p text:style-name="P4">
Одним з найважливіших рішень, за її словами, стало надання Україні статусукандидата на вступ до Євросоюзу. Урядовець зауважила, що 23 червня минулогороку всі члени <text:a xlink:type="simple" xlink:href="https://www.ukrinform.ua/tag-evrosouz" text:style-name="Internet_20_link" text:visited-style-name="Visited_20_Internet_20_Link">
 ЄС </text:a>
 продемонструвалиєдність та непохитність, а Україна отримала перспективу майбутнього – мирного,у складі європейської сім'ї.</text:p>
      <text:p text:style-name="P4">
“Ми повинні відштовхуватися від цих уроків. Ми ще далекі від стратегічногобачення майбутньої архітектури безпеки. Але ми дуже близькі до того, щобпочати її формувати, і я думаю, що настав час для прийняття деяких рішень.Мова про багаторічну стратегічну невизначеність щодо євроатлантичних прагненьУкраїни – одне з рішень, яким роками спекулювала російська федерація. Черезприйняття нарешті політичних рішень щодо залучення України до сім'їєвропейської та євроатлантичної оборонної архітектури ми повинні, нарешті,визнати очевидне: без України не існує архітектури безпеки Європи”, – заявилаСтефанішина.</text:p>
      <text:p text:style-name="P4">
Основними питаннями обговорення стали також посилення оборонної підтримкиУкраїни, а також реконструкція та повоєнне відновлення.</text:p>
      <text:p text:style-name="P4">
Участь у дебатах взяли також міністр оборони Нідерландів Кайса Оллонгрен,голова Комітету Бундестагу з питань оборони Марі-Агнес Штрак-Циммерманн,міністр економіки та інновацій Литви Аушріне Армонайте.</text:p>
      <text:p text:style-name="P4">
Модератором заходу виступив віцепрезидент АЛДЄ Даніель Берг.</text:p>
      <text:p text:style-name="P4">
<text:span text:style-name="T4">
Читайте також:</text:span>
 <text:a xlink:type="simple" xlink:href="https://www.ukrinform.ua/rubric-crimea/3706713-deokupacia-krimu-ta-evrointegracia-ukraini-stanut-sogodennam-predstavnictvo-prezidenta-v-ark.html" text:style-name="Internet_20_link" text:visited-style-name="Visited_20_Internet_20_Link">
 Деокупація Криму та <text:span text:style-name="T4">
євроінтеграція</text:span>
 України станутьсьогоденням – Представництво Президента в АРК</text:a>
</text:p>
      <text:p text:style-name="P4">
Як повідомлялося, раніше Стефанішина <text:a xlink:type="simple" xlink:href="https://www.ukrinform.ua/rubric-polytics/3708405-stefanisina-rozrahovue-na-politicne-risenna-sodo-clenstva-ukraini-v-nato-na-samiti-u-vilnusi.html" text:style-name="Internet_20_link" text:visited-style-name="Visited_20_Internet_20_Link">
 заявляла</text:a>
 , щоочікує на ухвалення політичного рішення про членство України в НАТО налипневому саміті Альянсу у Вільнюсі.</text:p>
      <text:p text:style-name="P4">
Source: <text:a xlink:type="simple" xlink:href="https://www.ukrinform.ua/rubric-polytics/3715236-nova-arhitektura-bezpeki-evropi-nemozliva-bez-integracii-ukraini-stefanisina.html" text:style-name="Internet_20_link" text:visited-style-name="Visited_20_Internet_20_Link">
https://www.ukrinform.ua/rubric-polytics/3715236-nova-arhitektura-bezpeki-evropi-nemozliva-bez-integracii-ukraini-stefanisina.html</text:a>
</text:p>
      <!--NEWS-->
      <text:h text:style-name="P10" text:outline-level="1">
<text:span text:style-name="T4">
Проїзд у громадському транспорті Києва до кінця війни не дорожчатиме – Кличко</text:span>
</text:h>
      <text:p text:style-name="P4">
Authors: Ukrinform (Person)</text:p>
      <text:p text:style-name="P4">
Publisher: Укринформ (Organization)</text:p>
      <text:p text:style-name="P4">
Published Time: 2023-05-28T15:15:03+03:00</text:p>
      <text:p text:style-name="P4">
Modified Time: 2023-05-28T15:15:03+03:00</text:p>
      <text:p text:style-name="P4">
Description: У Києві вартість проїзду в громадському транспорті до кінця війни не дорожчатиме. — Укрінформ.</text:p>
      <text:p text:style-name="P4">
Images: ['<text:a xlink:type="simple" xlink:href="https://static.ukrinform.com/photos/2016_06/thumb_files/630_360_1465997464-4957.jpg" text:style-name="Internet_20_link" text:visited-style-name="Visited_20_Internet_20_Link">
630_360_14659...</text:a>
']</text:p>
      <text:p text:style-name="P4">
Tags: ['Ціни', 'Транспорт', 'Віталій Кличко']</text:p>
      <text:p text:style-name="P4">
Type: Article</text:p>
      <!--METADATA-->
      <text:p text:style-name="P4">
<draw:frame draw:style-name="fr1" draw:name="Image176" text:anchor-type="as-char" svg:width="6.9236in" svg:height="3.956343in" draw:z-index="0">
<draw:image xlink:href="../Images/yкринформ/2023-05-28T15-15-03-03-00/630_360_1465997464-4957.jpg" xlink:type="simple" xlink:show="embed" xlink:actuate="onLoad" draw:mime-type="image/jpeg"/>
</draw:frame>
 У Києвівартість проїзду в громадському транспорті до кінця війни не дорожчатиме.</text:p>
      <text:p text:style-name="P4">
Про це столичний міський голова Віталій Кличко заявив в інтерв'ю телеканалу «<text:a xlink:type="simple" xlink:href="http://www.youtube.com/watch" text:style-name="Internet_20_link" text:visited-style-name="Visited_20_Internet_20_Link">
 Київ </text:a>
 », передає Укрінформ.</text:p>
      <text:p text:style-name="P4">
«Транспорт у місті Києві дотаційний, тому що собівартість проїзду понад 20грн. Він залишається найнижчим у країні і не тільки, якщо ми говоримо проЄвропу. Але враховуючи складну ситуацію економічну, складну ситуацію збюджетом людей ми не плануємо найближчим часом, до закінчення військових дій,підвищувати вартість», - сказав Кличко.</text:p>
      <text:p text:style-name="P4">
Водночас він додав, що у майбутньому, враховуючи те, що транспорт потрібноремонтувати, будувати метро, закуповувати новий, здорожчання проїзду можливе.</text:p>
      <text:p text:style-name="P4">
<text:span text:style-name="T4">
Читайте також:</text:span>
 <text:a xlink:type="simple" xlink:href="https://www.ukrinform.ua/rubric-kyiv/3709612-rekonstrukciu-sulavskogo-slahoprovodu-zaversat-do-seredini-2024-roku-klicko.html" text:style-name="Internet_20_link" text:visited-style-name="Visited_20_Internet_20_Link">
 Реконструкцію Шулявського шляхопроводу завершать досередини 2024 року - <text:span text:style-name="T4">
Кличко</text:span>
 </text:a>
</text:p>
      <text:p text:style-name="P4">
«До закінчення війни <text:a xlink:type="simple" xlink:href="https://www.ukrinform.ua/tag-transport" text:style-name="Internet_20_link" text:visited-style-name="Visited_20_Internet_20_Link">
 транспорт </text:a>
 унас залишиться дотаційним і підвищувати не будемо. Ми не плануємо цьогоробити, тому щоб не було різних спекуляцій на цю тему», - сказав столичнийголова.</text:p>
      <text:p text:style-name="P4">
Мер зазначив, що вважає для себе одним з головних завдань, замінити старімаршрутки, які перевозять киян, на новий сучасний громадський транспорт, щовідповідатиме стандартам сучасної європейської столиці. «Маршрутки виконуютьсвою функцію з перевезення великої кількості людей, але наші вимоги заразполягають в тому, що перевізники переходили на маршрутки, не старші за 10років, щоб там обов'язково були валідатори, камери спостереження», - сказавмер.</text:p>
      <text:p text:style-name="P4">
<text:span text:style-name="T4">
Читайте також:</text:span>
 <text:a xlink:type="simple" xlink:href="https://www.ukrinform.ua/rubric-kyiv/3711435-klicko-zaprosiv-amerikanskih-biznesmeniv-do-vidbudovi-kieva.html" text:style-name="Internet_20_link" text:visited-style-name="Visited_20_Internet_20_Link">
 <text:span text:style-name="T4">
Кличко</text:span>
 запросив американських бізнесменів довідбудови Києва </text:a>
</text:p>
      <text:p text:style-name="P4">
Як повідомляв Укрінформ, раніше столичний міський голова Віталій Кличкопривітав Київ з днем народження і зазначив, що вважає його серцем і душеюУкраїни.</text:p>
      <text:p text:style-name="P4">
Source: <text:a xlink:type="simple" xlink:href="https://www.ukrinform.ua/rubric-kyiv/3715240-proizd-u-gromadskomu-transporti-kieva-do-kinca-vijni-ne-dorozcatime-klicko.html" text:style-name="Internet_20_link" text:visited-style-name="Visited_20_Internet_20_Link">
https://www.ukrinform.ua/rubric-kyiv/3715240-proizd-u-gromadskomu-transporti-kieva-do-kinca-vijni-ne-dorozcatime-klicko.html</text:a>
</text:p>
      <!--NEWS-->
      <text:h text:style-name="P10" text:outline-level="1">
<text:span text:style-name="T4">
Бійці ВМС пострілом з артилерійського катера збили Shahed над Київським водосховищем</text:span>
</text:h>
      <text:p text:style-name="P4">
Authors: Ukrinform (Person)</text:p>
      <text:p text:style-name="P4">
Publisher: Укринформ (Organization)</text:p>
      <text:p text:style-name="P4">
Published Time: 2023-05-28T15:54:00+03:00</text:p>
      <text:p text:style-name="P4">
Modified Time: 2023-05-28T15:54:00+03:00</text:p>
      <text:p text:style-name="P4">
Description: Екіпаж артилерійського катера Військово-морських сил Збройних сил України у ніч на 28 травня знищив в акваторії Київського водосховища ворожий безпілотник "Шахед-136". — Укрінформ.</text:p>
      <text:p text:style-name="P4">
Images: ['<text:a xlink:type="simple" xlink:href="https://static.ukrinform.com/photos/2023_05/thumb_files/630_360_1685278294-768.jpg" text:style-name="Internet_20_link" text:visited-style-name="Visited_20_Internet_20_Link">
630_360_16852...</text:a>
']</text:p>
      <text:p text:style-name="P4">
Tags: ['ВМС України', 'Київ', 'Війна з Росією', 'Дрон-камікадзе']</text:p>
      <text:p text:style-name="P4">
Type: Article</text:p>
      <!--METADATA-->
      <text:p text:style-name="P4">
<draw:frame draw:style-name="fr1" draw:name="Image177" text:anchor-type="as-char" svg:width="6.9236in" svg:height="3.956343in" draw:z-index="0">
<draw:image xlink:href="../Images/yкринформ/2023-05-28T15-54-00-03-00/630_360_1685278294-768.jpg" xlink:type="simple" xlink:show="embed" xlink:actuate="onLoad" draw:mime-type="image/jpeg"/>
</draw:frame>
 Екіпажартилерійського катера Військово-морських сил Збройних сил України у ніч на 28травня знищив в акваторії Київського водосховища ворожий безпілотник"Шахед-136".</text:p>
      <text:p text:style-name="P4">
Як передає Укрінформ, про це ВМС повідомили в <text:a xlink:type="simple" xlink:href="https://t.me/ukrainian_navy/3213" text:style-name="Internet_20_link" text:visited-style-name="Visited_20_Internet_20_Link">
 Телеграмі</text:a>
 .</text:p>
      <text:p text:style-name="P4">
"Сьогодні, 28 травня, під час ракетної небезпеки один з артилерійських катеріврічкової флотилії Військово-морських сил в акваторії Київського водосховищавиявив <text:a xlink:type="simple" xlink:href="https://www.ukrinform.ua/tag-bezpilotnik" text:style-name="Internet_20_link" text:visited-style-name="Visited_20_Internet_20_Link">
 БПЛА </text:a>
 . Рішучими тавпевненими діями особового складу артилерійського катеру Шахед-136 булознищено", — ідеться в повідомленні.</text:p>
      <text:p text:style-name="P4">
<text:span text:style-name="T4">
Читайте також:</text:span>
 <text:a xlink:type="simple" xlink:href="https://www.ukrinform.ua/rubric-kyiv/3715156-u-kievi-vnaslidok-ataki-sahedami-zaginula-ludina-dvoe-poraneni.html" text:style-name="Internet_20_link" text:visited-style-name="Visited_20_Internet_20_Link">
 У Києві внаслідок атаки « <text:span text:style-name="T4">
шахед</text:span>
 ами» загинула людина,двоє поранені </text:a>
</text:p>
      <text:p text:style-name="P4">
Як повідомляв <text:a xlink:type="simple" xlink:href="https://www.ukrinform.ua/rubric-ato/3715111-rekordna-kilkist-zapusenih-sahediv-sili-oboroni-vnoci-znisili-52-z-54.html" text:style-name="Internet_20_link" text:visited-style-name="Visited_20_Internet_20_Link">
 Укрінформ </text:a>
 , у ніч на 28 травня російські загарбники атакувалиУкраїну безпілотниками "Шахед-136/131" з північного та південного напрямків.Загалом зафіксовані пуски 54 дронів-камікадзе, що стало рекордною кількістю.52 з них знищили Сили оборони.</text:p>
      <text:p text:style-name="P4">
Source: <text:a xlink:type="simple" xlink:href="https://www.ukrinform.ua/rubric-ato/3715248-bijci-vms-postrilom-z-artilerijskogo-katera-zbili-shahed-nad-kiivskim-vodoshovisem.html" text:style-name="Internet_20_link" text:visited-style-name="Visited_20_Internet_20_Link">
https://www.ukrinform.ua/rubric-ato/3715248-bijci-vms-postrilom-z-artilerijskogo-katera-zbili-shahed-nad-kiivskim-vodoshovisem.html</text:a>
</text:p>
      <!--NEWS-->
      <text:h text:style-name="P10" text:outline-level="1">
<text:span text:style-name="T4">
На Черкащині попрощалися із нацгвардійцем, якого на смерть збив суддя</text:span>
</text:h>
      <text:p text:style-name="P4">
Authors: Ukrinform (Person)</text:p>
      <text:p text:style-name="P4">
Publisher: Укринформ (Organization)</text:p>
      <text:p text:style-name="P4">
Published Time: 2023-05-28T16:16:00+03:00</text:p>
      <text:p text:style-name="P4">
Modified Time: 2023-05-28T16:16:00+03:00</text:p>
      <text:p text:style-name="P4">
Description: У місті Тальне Черкаської області попрощалися із загиблим військовослужбовцем Національної гвардії Вадимом Бондаренком, якого збив на смерть голова Макарівського районного суду у Києві. — Укрінформ.</text:p>
      <text:p text:style-name="P4">
Images: ['<text:a xlink:type="simple" xlink:href="https://static.ukrinform.com/photos/2023_05/thumb_files/630_360_1685279453-280.jpg" text:style-name="Internet_20_link" text:visited-style-name="Visited_20_Internet_20_Link">
630_360_16852...</text:a>
']</text:p>
      <text:p text:style-name="P4">
Tags: ['Нацгвардія', 'Похорон', 'Прощання', 'Загибель']</text:p>
      <text:p text:style-name="P4">
Type: Article</text:p>
      <!--METADATA-->
      <text:p text:style-name="P4">
<draw:frame draw:style-name="fr1" draw:name="Image178" text:anchor-type="as-char" svg:width="6.9236in" svg:height="3.956343in" draw:z-index="0">
<draw:image xlink:href="../Images/yкринформ/2023-05-28T16-16-00-03-00/630_360_1685279453-280.jpg" xlink:type="simple" xlink:show="embed" xlink:actuate="onLoad" draw:mime-type="image/jpeg"/>
</draw:frame>
 У містіТальне Черкаської області попрощалися із загиблим військовослужбовцемНаціональної гвардії Вадимом Бондаренком, якого збив на смерть головаМакарівського районного суду у Києві.</text:p>
      <text:p text:style-name="P4">
Про це повідомляє <text:a xlink:type="simple" xlink:href="https://suspilne.media/489520-nazavzdi-22-na-cerkasini-pohovali-nacgvardijca-akogo-zbiv-sudda-na-blokpostu-pri-vizdi-v-kiiv/" text:style-name="Internet_20_link" text:visited-style-name="Visited_20_Internet_20_Link">
 Суспільне </text:a>
 ,передає Укрінформ.</text:p>
      <text:p text:style-name="P4">
«У подвір'ї, поблизу ґанку, — труна. Її накрили синьо-жовтим прапором. Сотнілюдей по черзі підходять та мовчки кладуть квіти на прапор. Сьогодні, 28травня, у Тальному попрощалися із <text:a xlink:type="simple" xlink:href="https://www.ukrinform.ua/tag-nacgvardia" text:style-name="Internet_20_link" text:visited-style-name="Visited_20_Internet_20_Link">
 нацгвардійцем</text:a>
 Вадимом Бондаренком. Його збила наблокпості при в'їзді в Київ у ніч на 26 травня автівка судді. Навколо лунаєплач. Він назавжди лишиться в пам'яті молодим, чуйним та веселим хлопцем», -йдеться у повідомленні.</text:p>
      <text:p text:style-name="P4">
</text:p>
      <text:p text:style-name="P4">
Один із побратимів розповідає, що Бондаренко мріяв стати військовим, оскількиі батько, і брат захищають Україну. Хотів воювати разом з ними.</text:p>
      <text:p text:style-name="P4">
</text:p>
      <text:p text:style-name="P4">
«Але найгірше, що могло статися, сталося на місці його нинішньої служби, наблокпосту", — додає побратим.</text:p>
      <text:p text:style-name="P4">
</text:p>
      <text:p text:style-name="P4">
Зі слів заступника командира підрозділу, в якому служив Вадим Бондаренко,майора Валерія Купіна, він одним із перших був на місці ДТП і все бачив.</text:p>
      <text:p text:style-name="P4">
</text:p>
      <text:p text:style-name="P4">
"Чоловік, який його збив, був під впливом алкоголю. У його машині була пляшкавіскі. Втекти не намагався, але потім говорив, що він не був за кермом, щоводій втік. Там також був його юрист, йому викликали швидку, але з ним усебуло добре. Його автівка рухалася на дуже великій швидкості, попри те, щопопереду був блокпост і стояли попереджувальні знаки. Смертельні випадкитрапляються нечасто, але часто трапляються випадки, що на блокпостахзатримують людей напідпитку та під впливом наркотиків", — розповів майор.</text:p>
      <text:p text:style-name="P4">
</text:p>
      <text:p text:style-name="P4">
За його словами, Вадим був дуже добрим, товариським. Покарати винного у смертіпобратима для частини – це справа принципова, додав військовий.</text:p>
      <text:p text:style-name="P4">
</text:p>
      <text:p text:style-name="P4">
Від батьківського дому прощальна церемонія перейшла на центральну площу міста.Труну зустрічали навколішки сотні людей. Асфальт був встелений квітами півонійта ірисів.</text:p>
      <text:p text:style-name="P4">
</text:p>
      <text:p text:style-name="P4">
Поховали Вадима Бондаренка на місцевому кладовищі в Тальному. У ньогозалишилася дружина та троє дітей.</text:p>
      <text:p text:style-name="P4">
 <text:span text:style-name="T4">
Читайте також:</text:span>
<text:a xlink:type="simple" xlink:href="https://www.ukrinform.ua/rubric-regions/3713234-u-kropivnickomu-poprosalis-iz-cotirma-zagiblimi-vijskovimi.html" text:style-name="Internet_20_link" text:visited-style-name="Visited_20_Internet_20_Link">
 У Кропивницькому <text:span text:style-name="T4">
попрощались</text:span>
 із чотирма загиблими військовими</text:a>
</text:p>
      <text:p text:style-name="P4">
Як повідомляв <text:a xlink:type="simple" xlink:href="https://www.ukrinform.ua/rubric-kyiv/3714354-na-odnomu-iz-stolicnih-blokpostiv-sudda-na-smert-zbiv-nacgvardijca.html" text:style-name="Internet_20_link" text:visited-style-name="Visited_20_Internet_20_Link">
 Укрінформ </text:a>
 , у нічна 26 травня голова Макарівського районного суду Олексій Тандир збив на смерть23-річного нацгвардійця на блокпосту в столиці. Правоохоронці його затримали.</text:p>
      <text:p text:style-name="P4">
Суддя відмовився від освідування на вміст алкоголю та наркотиків, проте маввізуальні клінічні ознаки сп’яніння. <text:a xlink:type="simple" xlink:href="https://www.ukrinform.ua/rubric-kyiv/3714619-sud-dav-dozvil-na-primusove-vidibranna-biologicnih-zrazkiv-u-suddi-akij-zbiv-nacgvardijca.html" text:style-name="Internet_20_link" text:visited-style-name="Visited_20_Internet_20_Link">
 Суд надав дозвіл на примусовевідібрання в нього біологічних зразків </text:a>
 .</text:p>
      <text:p text:style-name="P4">
<text:a xlink:type="simple" xlink:href="https://www.ukrinform.ua/rubric-kyiv/3714707-suddi-akij-na-smert-zbiv-nacgvardijca-ogolosili-pidozru.html" text:style-name="Internet_20_link" text:visited-style-name="Visited_20_Internet_20_Link">
 За фактом ДТП розпочато кримінальне провадження</text:a>
 за ч. ч. 3 ст. 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Напередодні <text:a xlink:type="simple" xlink:href="https://www.ukrinform.ua/rubric-society/3715018-vrp-dozvolila-arestuvati-suddu-akij-zbiv-na-smert-nacgvardijca.html" text:style-name="Internet_20_link" text:visited-style-name="Visited_20_Internet_20_Link">
 Вища рада правосуддя надала згоду на арешт Тандира</text:a>
 .</text:p>
      <text:p text:style-name="P4">
<text:span text:style-name="T5">
Фото: Суспільне Черкаси</text:span>
</text:p>
      <text:p text:style-name="P4">
Source: <text:a xlink:type="simple" xlink:href="https://www.ukrinform.ua/rubric-regions/3715254-na-cerkasini-poprosalisa-iz-nacgvardijcem-akogo-na-smert-zbiv-sudda.html" text:style-name="Internet_20_link" text:visited-style-name="Visited_20_Internet_20_Link">
https://www.ukrinform.ua/rubric-regions/3715254-na-cerkasini-poprosalisa-iz-nacgvardijcem-akogo-na-smert-zbiv-sudda.html</text:a>
</text:p>
      <!--NEWS-->
      <text:h text:style-name="P10" text:outline-level="1">
<text:span text:style-name="T4">
У Львові відзначили День Героїв</text:span>
</text:h>
      <text:p text:style-name="P4">
Authors: Ukrinform (Person)</text:p>
      <text:p text:style-name="P4">
Publisher: Укринформ (Organization)</text:p>
      <text:p text:style-name="P4">
Published Time: 2023-05-28T16:25:03+03:00</text:p>
      <text:p text:style-name="P4">
Modified Time: 2023-05-28T16:25:03+03:00</text:p>
      <text:p text:style-name="P4">
Description: Екуменічною молитвою та культурно-мистецькими заходами відзначили День Героїв у Львові. — Укрінформ.</text:p>
      <text:p text:style-name="P4">
Images: ['<text:a xlink:type="simple" xlink:href="https://static.ukrinform.com/photos/2023_05/thumb_files/630_360_1685279883-6122.jpeg" text:style-name="Internet_20_link" text:visited-style-name="Visited_20_Internet_20_Link">
630_360_16852...</text:a>
']</text:p>
      <text:p text:style-name="P4">
Tags: ['Львів', 'День Героїв']</text:p>
      <text:p text:style-name="P4">
Type: Article</text:p>
      <!--METADATA-->
      <text:p text:style-name="P4">
<draw:frame draw:style-name="fr1" draw:name="Image187" text:anchor-type="as-char" svg:width="6.9236in" svg:height="3.956343in" draw:z-index="0">
<draw:image xlink:href="../Images/yкринформ/2023-05-28T16-25-03-03-00/630_360_1685279883-6122.jpeg" xlink:type="simple" xlink:show="embed" xlink:actuate="onLoad" draw:mime-type="image/jpeg"/>
</draw:frame>
Екуменічною молитвою та культурно-мистецькими заходами відзначили День Героїву Львові.</text:p>
      <text:p text:style-name="P4">
Про це повідомляє <text:a xlink:type="simple" xlink:href="http://loda.gov.ua/news/66927" text:style-name="Internet_20_link" text:visited-style-name="Visited_20_Internet_20_Link">
 пресслужба Львівської ОВА </text:a>
, передає Укрінформ.</text:p>
      <text:p text:style-name="P4">
«Сьогодні відзначаємо День Героїв, людей, завдяки яким ми маємо шанс жити ібути тут. Це люди, яким треба дякувати кожного дня, щодня за них молитися іпам’ятати. У Гарнізонному храмі кожен може написати лист до Героя, який вженіколи не зможе його прочитати: пишуть жінки, діти, батьки. І це невимовнийбіль. Пам’ятаймо тих, хто віддав життя як на цій війні, так і на всіх війнах вім’я України», – наголосив очільник Львівщини Максим Козицький.</text:p>
      <text:p text:style-name="P4">
Відтак, представники влади, військові, громадськість взяли участь у молитві заУкраїну та її захисників. Екуменічну молитву провели у Гарнізонному храмісвятих апостолів Петра і Павла УГКЦ у Львові.</text:p>
      <text:p text:style-name="P4">
Пізніше на площі біля пам’ятника Тарасу Шевченку презентували культурно-мистецьку програму. Присутні хвилиною мовчання вшанували полеглих Героїв тавиконали Державний Гімн України.</text:p>
      <text:p text:style-name="P4">
Українські патріотичні пісні для усіх присутніх виконав Павло Табаков тавихованці його творчої школи, а також оркестр Національної академії сухопутнихвійськ, які музично супроводжували захід.</text:p>
      <text:p text:style-name="P4">
</text:p>
      <text:p text:style-name="P4">
<text:a xlink:type="simple" xlink:href="https://static.ukrinform.com/photos/2023_05/1685279881-9608.jpeg" text:style-name="Internet_20_link" text:visited-style-name="Visited_20_Internet_20_Link">
 </text:a>
 <text:a xlink:type="simple" xlink:href="https://static.ukrinform.com/photos/2023_05/1685279881-7285.jpeg" text:style-name="Internet_20_link" text:visited-style-name="Visited_20_Internet_20_Link">
</text:a>
 <text:a xlink:type="simple" xlink:href="https://static.ukrinform.com/photos/2023_05/1685279881-3099.jpeg" text:style-name="Internet_20_link" text:visited-style-name="Visited_20_Internet_20_Link">
</text:a>
 <text:a xlink:type="simple" xlink:href="https://static.ukrinform.com/photos/2023_05/1685279881-3486.jpeg" text:style-name="Internet_20_link" text:visited-style-name="Visited_20_Internet_20_Link">
</text:a>
 <text:a xlink:type="simple" xlink:href="https://static.ukrinform.com/photos/2023_05/1685279881-4331.jpeg" text:style-name="Internet_20_link" text:visited-style-name="Visited_20_Internet_20_Link">
</text:a>
 <text:a xlink:type="simple" xlink:href="https://static.ukrinform.com/photos/2023_05/1685279881-8430.jpeg" text:style-name="Internet_20_link" text:visited-style-name="Visited_20_Internet_20_Link">
</text:a>
 <text:a xlink:type="simple" xlink:href="https://static.ukrinform.com/photos/2023_05/1685279883-9138.jpeg" text:style-name="Internet_20_link" text:visited-style-name="Visited_20_Internet_20_Link">
</text:a>
 <text:a xlink:type="simple" xlink:href="https://static.ukrinform.com/photos/2023_05/1685279883-6122.jpeg" text:style-name="Internet_20_link" text:visited-style-name="Visited_20_Internet_20_Link">
<draw:frame draw:style-name="fr1" draw:name="Image196" text:anchor-type="as-char" svg:width="6.9236in" svg:height="3.956343in" draw:z-index="0">
<draw:image xlink:href="../Images/yкринформ/2023-05-28T16-25-03-03-00/630_360_1685279883-6122.jpeg" xlink:type="simple" xlink:show="embed" xlink:actuate="onLoad" draw:mime-type="image/jpeg"/>
</draw:frame>
</text:a>
 <text:a xlink:type="simple" xlink:href="https://static.ukrinform.com/photos/2023_05/1685279883-1379.jpeg" text:style-name="Internet_20_link" text:visited-style-name="Visited_20_Internet_20_Link">
</text:a>
</text:p>
      <text:p text:style-name="P4">
<text:span text:style-name="T4">
Читайте також:</text:span>
 <text:a xlink:type="simple" xlink:href="https://www.ukrinform.ua/rubric-kyiv/3713311-u-kievi-prezentuvali-persij-avtograf-simona-petluri-na-publicnomu-dokumenti.html" text:style-name="Internet_20_link" text:visited-style-name="Visited_20_Internet_20_Link">
 У Києві презентували перший автограф Симона Петлюри напублічному документі </text:a>
</text:p>
      <text:p text:style-name="P4">
Як повідомляв Укрінформ, 23 травня у Зашкові у Меморіальному музеї ЄвгенаКоновальця <text:a xlink:type="simple" xlink:href="https://www.ukrinform.ua/rubric-regions/3713284-na-lvivsini-v-rodinnomu-maetku-evgena-konovalca-vidznacili-den-geroiv.html" text:style-name="Internet_20_link" text:visited-style-name="Visited_20_Internet_20_Link">
 відзначили 85-ту річницю смерті голови ОУН та День Героїв</text:a>
 .</text:p>
      <text:p text:style-name="P4">
День Героїв — щорічне свято в Україні, встановлене на честь українських вояківта воячок — борців за самостійну соборну Українську державу, передусім лицарівКиївської Русі, козаків Гетьманської Доби, гайдамаків, опришків, січовихстрільців, вояків Армії УНР, УГА, ОУН, УПА, а також героїв Небесної Сотні тасучасної національно-визвольної російсько-української війни. У сучасномувигляді цей День відзначається 23 травня, але святкові та пам'ятні заходивідбуваються впродовж усього тижня, на який припадає свято. Львівська обласнарада ухвалила рішення про святкування у четверту неділю травня.</text:p>
      <text:p text:style-name="P4">
Source: <text:a xlink:type="simple" xlink:href="https://www.ukrinform.ua/rubric-regions/3715257-u-lvovi-vidznacili-den-geroiv.html" text:style-name="Internet_20_link" text:visited-style-name="Visited_20_Internet_20_Link">
https://www.ukrinform.ua/rubric-regions/3715257-u-lvovi-vidznacili-den-geroiv.html</text:a>
</text:p>
      <!--NEWS-->
      <text:h text:style-name="P10" text:outline-level="1">
<text:span text:style-name="T4">
Українці Вергелес та Рибачок здобули «срібло» на етапі КС з веслування на байдарках і каное</text:span>
</text:h>
      <text:p text:style-name="P4">
Authors: Ukrinform (Person)</text:p>
      <text:p text:style-name="P4">
Publisher: Укринформ (Organization)</text:p>
      <text:p text:style-name="P4">
Published Time: 2023-05-28T16:39:38+03:00</text:p>
      <text:p text:style-name="P4">
Modified Time: 2023-05-28T16:39:38+03:00</text:p>
      <text:p text:style-name="P4">
Description: Українські веслувальники Вергелес та Рибачок стали другими на етапі Кубка світу з веслування на байдарках і каное. — Укрінформ.</text:p>
      <text:p text:style-name="P4">
Images: ['<text:a xlink:type="simple" xlink:href="https://static.ukrinform.com/photos/2023_05/thumb_files/630_360_1685281128-676.jpg" text:style-name="Internet_20_link" text:visited-style-name="Visited_20_Internet_20_Link">
630_360_16852...</text:a>
']</text:p>
      <text:p text:style-name="P4">
Tags: ['Веслування на байдарках і каное']</text:p>
      <text:p text:style-name="P4">
Type: Article</text:p>
      <!--METADATA-->
      <text:p text:style-name="P4">
<draw:frame draw:style-name="fr1" draw:name="Image198" text:anchor-type="as-char" svg:width="6.9236in" svg:height="3.956343in" draw:z-index="0">
<draw:image xlink:href="../Images/yкринформ/2023-05-28T16-39-38-03-00/630_360_1685281128-676.jpg" xlink:type="simple" xlink:show="embed" xlink:actuate="onLoad" draw:mime-type="image/jpeg"/>
</draw:frame>
 Українськівеслувальники Вергелес та Рибачок стали другими на етапі Кубка світу звеслування на байдарках і каное.</text:p>
      <text:p text:style-name="P4">
У польскій Познані триває етап Кубка світу з веслування на байдарках і каное,передає Укрінформ.</text:p>
      <text:p text:style-name="P4">
Українці Віталій Вергелес та Андрій Рибачок стали другими в каное-двійці надистанції 500 метрів.</text:p>
      <text:p text:style-name="P4">
<text:span text:style-name="T4">
Читайте також:</text:span>
 <text:a xlink:type="simple" xlink:href="https://www.ukrinform.ua/rubric-sports/3715230-luzan-zdobula-druge-zoloto-na-polskomu-etapi-kubka-svitu-z-vesluvanna.html" text:style-name="Internet_20_link" text:visited-style-name="Visited_20_Internet_20_Link">
 <text:span text:style-name="T4">
Лузан</text:span>
 здобула друге «золото» на польському етапіКубка світу з веслування </text:a>
</text:p>
      <text:p text:style-name="P4">
Для України це восьма нагорода на цьому КС – 3 золота, 2 срібла та 3 бронзи.</text:p>
      <text:p text:style-name="P4">
Фото: facebook.com/vosvsm</text:p>
      <text:p text:style-name="P4">
Source: <text:a xlink:type="simple" xlink:href="https://www.ukrinform.ua/rubric-sports/3715258-ukrainci-vergeles-ta-ribacok-zdobuli-sriblo-na-etapi-ks-z-vesluvanna-na-bajdarkah-i-kanoe.html" text:style-name="Internet_20_link" text:visited-style-name="Visited_20_Internet_20_Link">
https://www.ukrinform.ua/rubric-sports/3715258-ukrainci-vergeles-ta-ribacok-zdobuli-sriblo-na-etapi-ks-z-vesluvanna-na-bajdarkah-i-kanoe.html</text:a>
</text:p>
      <!--NEWS-->
      <text:h text:style-name="P10" text:outline-level="1">
<text:span text:style-name="T4">
У Польщі канадські інструктори вчать українських військових мінній безпеці</text:span>
</text:h>
      <text:p text:style-name="P4">
Authors: Ukrinform (Person)</text:p>
      <text:p text:style-name="P4">
Publisher: Укринформ (Organization)</text:p>
      <text:p text:style-name="P4">
Published Time: 2023-05-28T16:41:00+03:00</text:p>
      <text:p text:style-name="P4">
Modified Time: 2023-05-28T16:41:00+03:00</text:p>
      <text:p text:style-name="P4">
Description: У Польщі інструктори Збройних сил Канади навчають українських військовослужбовців долати мінну загрозу на полі бою. — Укрінформ.</text:p>
      <text:p text:style-name="P4">
Images: ['<text:a xlink:type="simple" xlink:href="https://static.ukrinform.com/photos/2023_05/thumb_files/630_360_1685281508-9683.jpeg" text:style-name="Internet_20_link" text:visited-style-name="Visited_20_Internet_20_Link">
630_360_16852...</text:a>
']</text:p>
      <text:p text:style-name="P4">
Tags: ['Канада', 'Польща', 'Військові навчання', 'Війна з Росією']</text:p>
      <text:p text:style-name="P4">
Type: Article</text:p>
      <!--METADATA-->
      <text:p text:style-name="P4">
<draw:frame draw:style-name="fr1" draw:name="Image199" text:anchor-type="as-char" svg:width="6.9236in" svg:height="3.956343in" draw:z-index="0">
<draw:image xlink:href="../Images/yкринформ/2023-05-28T16-41-00-03-00/630_360_1685281508-9683.jpeg" xlink:type="simple" xlink:show="embed" xlink:actuate="onLoad" draw:mime-type="image/jpeg"/>
</draw:frame>
 У Польщіінструктори Збройних сил Канади навчають українських військовослужбовцівдолати мінну загрозу на полі бою.</text:p>
      <text:p text:style-name="P4">
Як передає Укрінформ, про це Генеральний штаб Збройних сил України повідомив у<text:a xlink:type="simple" xlink:href="http://www.facebook.com/GeneralStaff.ua/posts/pfbid0fuYnfr8KttYapxzFXgfhW9aCuRYu7YNigv7XCcCc85uWeRXCehK3vs3Wa7xgHTivl" text:style-name="Internet_20_link" text:visited-style-name="Visited_20_Internet_20_Link">
 Фейсбуці</text:a>
.</text:p>
      <text:p text:style-name="P4">
</text:p>
      <text:p text:style-name="P4">
<text:a xlink:type="simple" xlink:href="https://static.ukrinform.com/photos/2023_05/1685281508-2437.jpeg" text:style-name="Internet_20_link" text:visited-style-name="Visited_20_Internet_20_Link">
 </text:a>
 <text:a xlink:type="simple" xlink:href="https://static.ukrinform.com/photos/2023_05/1685281508-7069.jpeg" text:style-name="Internet_20_link" text:visited-style-name="Visited_20_Internet_20_Link">
</text:a>
 <text:a xlink:type="simple" xlink:href="https://static.ukrinform.com/photos/2023_05/1685281508-2782.jpeg" text:style-name="Internet_20_link" text:visited-style-name="Visited_20_Internet_20_Link">
</text:a>
 <text:a xlink:type="simple" xlink:href="https://static.ukrinform.com/photos/2023_05/1685281508-9399.jpeg" text:style-name="Internet_20_link" text:visited-style-name="Visited_20_Internet_20_Link">
</text:a>
 <text:a xlink:type="simple" xlink:href="https://static.ukrinform.com/photos/2023_05/1685281508-9683.jpeg" text:style-name="Internet_20_link" text:visited-style-name="Visited_20_Internet_20_Link">
<draw:frame draw:style-name="fr1" draw:name="Image205" text:anchor-type="as-char" svg:width="6.9236in" svg:height="3.956343in" draw:z-index="0">
<draw:image xlink:href="../Images/yкринформ/2023-05-28T16-41-00-03-00/630_360_1685281508-9683.jpeg" xlink:type="simple" xlink:show="embed" xlink:actuate="onLoad" draw:mime-type="image/jpeg"/>
</draw:frame>
</text:a>
</text:p>
      <text:p text:style-name="P4">
Заняття проходять у межах навчальної операції Unifier. Загін канадськихбойових саперів під командуванням лейтенанта Жака допомагає українськимвійськовим здобути багато навичок, необхідних для виживання і витривалості.</text:p>
      <text:p text:style-name="P4">
<text:span text:style-name="T4">
Читайте також:</text:span>
 <text:a xlink:type="simple" xlink:href="https://www.ukrinform.ua/rubric-ato/3715013-genstab-pokazav-ak-u-britanii-ukrainski-novobranci-vidpracovuut-vedenna-oboronnogo-bou.html" text:style-name="Internet_20_link" text:visited-style-name="Visited_20_Internet_20_Link">
 Генштаб показав, як у Британії українські новобранцінавчаються веденню оборонного бою </text:a>
</text:p>
      <text:p text:style-name="P4">
Наголошується, що військовослужбовці Збройних сил <text:a xlink:type="simple" xlink:href="https://www.ukrinform.ua/tag-kanada" text:style-name="Internet_20_link" text:visited-style-name="Visited_20_Internet_20_Link">
 Канади</text:a>
 перебувають на території Польщі, щобвикористати свій досвід для навчання українських захисників і забезпеченняїхньої оперативної готовності.</text:p>
      <text:p text:style-name="P4">
Як повідомлялося, операція Unifier — це військова тренувальна місія Збройнихсил Канади (CAF), розпочата у 2015 році у відповідь на прохання українськогоуряду про підтримку Силових структур України (ССУ).</text:p>
      <text:p text:style-name="P4">
Після початку повномасштабного вторгнення Російської Федерації канадськіінструктори покинули територію України, однак за кілька місяців навчання буловідновлене у Великій Британії та Польщі.</text:p>
      <text:p text:style-name="P4">
<text:span text:style-name="T4">
Читайте також:</text:span>
 <text:a xlink:type="simple" xlink:href="https://www.ukrinform.ua/rubric-ato/3714137-genstab-pokazav-ak-avstralijski-instruktori-u-britanii-trenuut-bijciv-zsu.html" text:style-name="Internet_20_link" text:visited-style-name="Visited_20_Internet_20_Link">
 Генштаб показав, як австралійські <text:span text:style-name="T4">
інструктори</text:span>
 уБританії тренують бійців ЗСУ </text:a>
</text:p>
      <text:p text:style-name="P4">
У межах операції Unifier навички сучасного бою вже здобули понад 36 тисячукраїнських військових.</text:p>
      <text:p text:style-name="P4">
У травні 2023 року стало відомо, що Канада та Латвія спільно створять <text:a xlink:type="simple" xlink:href="https://www.ukrinform.ua/rubric-ato/3707512-kanada-ta-latvia-navcatimut-ukrainskih-oficeriv-liderskih-navicok.html" text:style-name="Internet_20_link" text:visited-style-name="Visited_20_Internet_20_Link">
 щеодну навчальну програму </text:a>
 дляукраїнських захисників, що зосередиться на розвитку їхніх лідерських навичок.</text:p>
      <text:p text:style-name="P4">
Source: <text:a xlink:type="simple" xlink:href="https://www.ukrinform.ua/rubric-ato/3715260-u-polsi-kanadski-instruktori-vcat-ukrainskih-vijskovih-minnij-bezpeci.html" text:style-name="Internet_20_link" text:visited-style-name="Visited_20_Internet_20_Link">
https://www.ukrinform.ua/rubric-ato/3715260-u-polsi-kanadski-instruktori-vcat-ukrainskih-vijskovih-minnij-bezpeci.html</text:a>
</text:p>
      <!--NEWS-->
      <text:h text:style-name="P10" text:outline-level="1">
<text:span text:style-name="T4">
«Шахтар» розгромив «Дніпро-1» і достроково став чемпіоном УПЛ</text:span>
</text:h>
      <text:p text:style-name="P4">
Authors: Ukrinform (Person)</text:p>
      <text:p text:style-name="P4">
Publisher: Укринформ (Organization)</text:p>
      <text:p text:style-name="P4">
Published Time: 2023-05-28T17:02:23+03:00</text:p>
      <text:p text:style-name="P4">
Modified Time: 2023-05-28T17:02:23+03:00</text:p>
      <text:p text:style-name="P4">
Description: «Гірники» достроково оформили чемпіонський титул після перемоги над «Дніпром-1». — Укрінформ.</text:p>
      <text:p text:style-name="P4">
Images: ['<text:a xlink:type="simple" xlink:href="https://static.ukrinform.com/photos/2023_05/thumb_files/630_360_1685281587-535.jpg" text:style-name="Internet_20_link" text:visited-style-name="Visited_20_Internet_20_Link">
630_360_16852...</text:a>
']</text:p>
      <text:p text:style-name="P4">
Tags: ['Футбол', "Прем'єр-ліга", 'Шахтар', 'Дніпро-1']</text:p>
      <text:p text:style-name="P4">
Type: Article</text:p>
      <!--METADATA-->
      <text:p text:style-name="P4">
<draw:frame draw:style-name="fr1" draw:name="Image206" text:anchor-type="as-char" svg:width="6.9236in" svg:height="3.956343in" draw:z-index="0">
<draw:image xlink:href="../Images/yкринформ/2023-05-28T17-02-23-03-00/630_360_1685281587-535.jpg" xlink:type="simple" xlink:show="embed" xlink:actuate="onLoad" draw:mime-type="image/jpeg"/>
</draw:frame>
 «Гірники»достроково оформили чемпіонський титул після перемоги над «Дніпром-1».</text:p>
      <text:p text:style-name="P4">
«Шахтар» на своєму полі переміг «Дніпро-1» 3:0 в 29-у турі Українськоїпрем'єр-ліги, передає Укрінформ.</text:p>
      <text:p text:style-name="P4">
У складі «гірників» відзначилися Бондаренко, Сікан і Степаненко.</text:p>
      <text:p text:style-name="P4">
Перемога у матчі дозволила підопічним Ігоря Йовічевича достроково статичемпіонами України з футболу. «Гірники» відірвалися від дніпрян на 8 очокперед останнім туром УПЛ сезону 2022/23.</text:p>
      <text:p text:style-name="P4">
<text:span text:style-name="T4">
Читайте також:</text:span>
 <text:a xlink:type="simple" xlink:href="https://www.ukrinform.ua/rubric-sports/3715071-konoplanka-pokinuv-krakoviu.html" text:style-name="Internet_20_link" text:visited-style-name="Visited_20_Internet_20_Link">
 Коноплянка покинув «Краковію»</text:a>
</text:p>
      <text:p text:style-name="P4">
«Дніпро-1» посідає другу сходинку в УПЛ, маючи в активі 64 пункти після 29матчів.</text:p>
      <text:p text:style-name="P4">
Фото: shakhtar.com</text:p>
      <text:p text:style-name="P4">
Source: <text:a xlink:type="simple" xlink:href="https://www.ukrinform.ua/rubric-sports/3715267-sahtar-rozgromiv-dnipro1-i-dostrokovo-stav-cempionom-upl.html" text:style-name="Internet_20_link" text:visited-style-name="Visited_20_Internet_20_Link">
https://www.ukrinform.ua/rubric-sports/3715267-sahtar-rozgromiv-dnipro1-i-dostrokovo-stav-cempionom-upl.html</text:a>
</text:p>
      <!--NEWS-->
      <text:h text:style-name="P10" text:outline-level="1">
<text:span text:style-name="T4">
Найстаріший оперний театр у світі вперше скасував виставу через страйк</text:span>
</text:h>
      <text:p text:style-name="P4">
Authors: Ukrinform (Person)</text:p>
      <text:p text:style-name="P4">
Publisher: Укринформ (Organization)</text:p>
      <text:p text:style-name="P4">
Published Time: 2023-05-28T17:05:00+03:00</text:p>
      <text:p text:style-name="P4">
Modified Time: 2023-05-28T17:05:00+03:00</text:p>
      <text:p text:style-name="P4">
Description: Найстаріший оперний театр у світі Сан-Карло в Неаполі (Італія) був змушений скасувати у неділю, 28 травня, вечірню виставу «Дон Кіхот» Джованні Паїзієлло через страйк працівників. — Укрінформ.</text:p>
      <text:p text:style-name="P4">
Images: ['<text:a xlink:type="simple" xlink:href="https://static.ukrinform.com/photos/2023_05/thumb_files/630_360_1685285005-587.jpg" text:style-name="Internet_20_link" text:visited-style-name="Visited_20_Internet_20_Link">
630_360_16852...</text:a>
']</text:p>
      <text:p text:style-name="P4">
Tags: ['Італія', 'Опера', 'Страйк', 'Театр']</text:p>
      <text:p text:style-name="P4">
Type: Article</text:p>
      <!--METADATA-->
      <text:p text:style-name="P4">
<draw:frame draw:style-name="fr1" draw:name="Image207" text:anchor-type="as-char" svg:width="6.9236in" svg:height="3.956343in" draw:z-index="0">
<draw:image xlink:href="../Images/yкринформ/2023-05-28T17-05-00-03-00/630_360_1685285005-587.jpg" xlink:type="simple" xlink:show="embed" xlink:actuate="onLoad" draw:mime-type="image/jpeg"/>
</draw:frame>
Найстаріший оперний театр у світі Сан-Карло в Неаполі (Італія) був змушенийскасувати у неділю, 28 травня, вечірню виставу «Дон Кіхот» Джованні Паїзієллочерез страйк працівників.</text:p>
      <text:p text:style-name="P4">
Як передає Укрінформ, про це повідомляє <text:a xlink:type="simple" xlink:href="https://www.ansa.it/english/news/2023/05/28/opera-san-carlo-scrubs-don-chisciotte-due-to-strike_84291641-cb81-4e6d-a215-e63bece247f1.html" text:style-name="Internet_20_link" text:visited-style-name="Visited_20_Internet_20_Link">
 ANSA</text:a>
 .</text:p>
      <text:p text:style-name="P4">
Профспілки заявили, що невизначеність щодо майбутнього з тим, що керівниктеатру Стефан Лісснер планує піти на пенсію з 1 червня через закон, згідно зяким він повинен це зробити, коли йому вже виповнилося 70 років, а такожситуація навколо працівників, що працюють в умовах незахищеної зайнятості,лежать в основі <text:a xlink:type="simple" xlink:href="https://www.ukrinform.ua/tag-protest" text:style-name="Internet_20_link" text:visited-style-name="Visited_20_Internet_20_Link">
 протесту </text:a>
 .</text:p>
      <text:p text:style-name="P4">
Зазначається, що це перший випадок, коли тривалий протест спричинив скасуваннявистави.</text:p>
      <text:p text:style-name="P4">
<text:span text:style-name="T4">
Читайте також:</text:span>
 <text:a xlink:type="simple" xlink:href="https://www.ukrinform.ua/rubric-world/3715044-na-klimaticnij-demonstracii-v-gaazi-zatrimali-sotni-aktivistiv.html" text:style-name="Internet_20_link" text:visited-style-name="Visited_20_Internet_20_Link">
 На кліматичній демонстрації в Гаазі затримали понад 1500активістів </text:a>
</text:p>
      <text:p text:style-name="P4">
Як відомо, Сан-Карло – оперний театр в Неаполі (Італія), найстаріший зіснуючих оперних театрів. Був побудований за наказом іспанського короля КарлаIII для заміни зношеного театру Сан Бартоломео у 1621. Відкрився 4 листопада1737 постановкою опери Доменіко Сарро «Ахілл на Скіросі».</text:p>
      <text:p text:style-name="P4">
<text:span text:style-name="T5">
Фото: www.ansa.it</text:span>
</text:p>
      <text:p text:style-name="P4">
Source: <text:a xlink:type="simple" xlink:href="https://www.ukrinform.ua/rubric-culture/3715278-najstarisij-opernij-teatr-u-sviti-vperse-skasuvav-vistavu-cerez-strajk.html" text:style-name="Internet_20_link" text:visited-style-name="Visited_20_Internet_20_Link">
https://www.ukrinform.ua/rubric-culture/3715278-najstarisij-opernij-teatr-u-sviti-vperse-skasuvav-vistavu-cerez-strajk.html</text:a>
</text:p>
      <!--NEWS-->
      <text:h text:style-name="P10" text:outline-level="1">
<text:span text:style-name="T4">
УПЛ: «Зоря» перемогла «Олександрію»</text:span>
</text:h>
      <text:p text:style-name="P4">
Authors: Ukrinform (Person)</text:p>
      <text:p text:style-name="P4">
Publisher: Укринформ (Organization)</text:p>
      <text:p text:style-name="P4">
Published Time: 2023-05-28T17:05:23+03:00</text:p>
      <text:p text:style-name="P4">
Modified Time: 2023-05-28T17:05:23+03:00</text:p>
      <text:p text:style-name="P4">
Description: Підопічні ван Леувена мають однакову кількість очок із «Дніпром-1». — Укрінформ.</text:p>
      <text:p text:style-name="P4">
Images: ['<text:a xlink:type="simple" xlink:href="https://static.ukrinform.com/photos/2023_05/thumb_files/630_360_1685282176-655.jpg" text:style-name="Internet_20_link" text:visited-style-name="Visited_20_Internet_20_Link">
630_360_16852...</text:a>
']</text:p>
      <text:p text:style-name="P4">
Tags: ['Футбол', "Прем'єр-ліга", 'Зоря', 'Олександрія']</text:p>
      <text:p text:style-name="P4">
Type: Article</text:p>
      <!--METADATA-->
      <text:p text:style-name="P4">
<draw:frame draw:style-name="fr1" draw:name="Image208" text:anchor-type="as-char" svg:width="6.9236in" svg:height="3.956343in" draw:z-index="0">
<draw:image xlink:href="../Images/yкринформ/2023-05-28T17-05-23-03-00/630_360_1685282176-655.jpg" xlink:type="simple" xlink:show="embed" xlink:actuate="onLoad" draw:mime-type="image/jpeg"/>
</draw:frame>
 Підопічніван Леувена мають однакову кількість очок із «Дніпром-1».</text:p>
      <text:p text:style-name="P4">
«Зоря» на чужому полі перемогла «Олександрію» 2:0 в 29-у турі Українськоїпрем'єр-ліги, передає Укрінформ.</text:p>
      <text:p text:style-name="P4">
У складі «Зорі» відзначилися Русин і Булеца.</text:p>
      <text:p text:style-name="P4">
Після перемоги над олександрійцями дозволила підопічним ван Леувена зрівнятисяза очками із «Дніпром-1» - по 64 пункти перед останнім туром УПЛ сезону2022/23.</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Шахтар» розгромив «Дніпро-1» і достроково став чемпіономУПЛ </text:a>
</text:p>
      <text:p text:style-name="P4">
Як повідомлялося, «Шахтар» достроково став чемпіоном України з футболу.</text:p>
      <text:p text:style-name="P4">
Фото: УПЛ</text:p>
      <text:p text:style-name="P4">
Source: <text:a xlink:type="simple" xlink:href="https://www.ukrinform.ua/rubric-sports/3715269-upl-zora-peremogla-oleksandriu.html" text:style-name="Internet_20_link" text:visited-style-name="Visited_20_Internet_20_Link">
https://www.ukrinform.ua/rubric-sports/3715269-upl-zora-peremogla-oleksandriu.html</text:a>
</text:p>
      <!--NEWS-->
      <text:h text:style-name="P10" text:outline-level="1">
<text:span text:style-name="T4">
У Києві рівень води в Дніпрі зменшився на 11 сантиметрів</text:span>
</text:h>
      <text:p text:style-name="P4">
Authors: Ukrinform (Person)</text:p>
      <text:p text:style-name="P4">
Publisher: Укринформ (Organization)</text:p>
      <text:p text:style-name="P4">
Published Time: 2023-05-28T17:05:47+03:00</text:p>
      <text:p text:style-name="P4">
Modified Time: 2023-05-28T17:05:47+03:00</text:p>
      <text:p text:style-name="P4">
Description: У Києві станом на неділю, 28 травня, рівень води у Дніпрі порівняно з попереднім днем зменшився на 11 сантиметрів, рівень паводка в межах столиці вже знизився до показників кінця березня – початку квітня. — Укрінформ.</text:p>
      <text:p text:style-name="P4">
Images: ['<text:a xlink:type="simple" xlink:href="https://static.ukrinform.com/photos/2023_04/thumb_files/630_360_1681910809-270.jpg" text:style-name="Internet_20_link" text:visited-style-name="Visited_20_Internet_20_Link">
630_360_16819...</text:a>
']</text:p>
      <text:p text:style-name="P4">
Tags: ['Дніпро', 'Київ', 'Водопілля']</text:p>
      <text:p text:style-name="P4">
Type: Article</text:p>
      <!--METADATA-->
      <text:p text:style-name="P4">
<draw:frame draw:style-name="fr1" draw:name="Image209" text:anchor-type="as-char" svg:width="6.9236in" svg:height="3.956343in" draw:z-index="0">
<draw:image xlink:href="../Images/yкринформ/2023-05-28T17-05-47-03-00/630_360_1681910809-270.jpg" xlink:type="simple" xlink:show="embed" xlink:actuate="onLoad" draw:mime-type="image/jpeg"/>
</draw:frame>
 У Києвістаном на неділю, 28 травня, рівень води у Дніпрі порівняно з попереднім днемзменшився на 11 сантиметрів, рівень паводка в межах столиці вже знизився допоказників кінця березня – початку квітня.</text:p>
      <text:p text:style-name="P4">
Як передає Укрінформ, про це Київська міська військова адміністраціяповідомила в <text:a xlink:type="simple" xlink:href="http://t.me/VA_Kyiv/1881" text:style-name="Internet_20_link" text:visited-style-name="Visited_20_Internet_20_Link">
 Телеграмі </text:a>
 з посиланням на свогокерівника Сергія Попка.</text:p>
      <text:p text:style-name="P4">
«Станом на 10:00 28.05.2023 рівень води р. <text:a xlink:type="simple" xlink:href="https://www.ukrinform.ua/tag-dnipro" text:style-name="Internet_20_link" text:visited-style-name="Visited_20_Internet_20_Link">
 Дніпро</text:a>
 у Києві біля моста "Метро" становить 9224 см (за Балтійською системою висот). Температура води: 20°C. В порівнянні зминулим днем, рівень водопілля знизився на 11 см», — зазначив очільник КМВА.</text:p>
      <text:p text:style-name="P4">
Аварійні підтоплення по столиці, за його даними, не зафіксовані. Промисловіоб’єкти та житлові масиви міста поза загрозою підтоплення.</text:p>
      <text:p text:style-name="P4">
<text:span text:style-name="T4">
Читайте також:</text:span>
 <text:a xlink:type="simple" xlink:href="https://www.ukrinform.ua/rubric-regions/3714024-u-troh-oblastah-zalisautsa-pidtoplenimi-ponad-6-tisac-gektar-silgospugid.html" text:style-name="Internet_20_link" text:visited-style-name="Visited_20_Internet_20_Link">
 У трьох областях підтоплені понад 6 тисяч гектарівсільгоспугідь </text:a>
</text:p>
      <text:p text:style-name="P4">
Як повідомляв Укрінформ, уранці 27 травня в Києві фіксувалося <text:a xlink:type="simple" xlink:href="https://www.ukrinform.ua/rubric-kyiv/3714864-u-stolici-za-dobu-riven-vodi-zbilsivsa-na-9-santimetriv.html" text:style-name="Internet_20_link" text:visited-style-name="Visited_20_Internet_20_Link">
 збільшеннярівня води </text:a>
 в Дніпрі на 9 сантиметрів.</text:p>
      <text:p text:style-name="P4">
Source: <text:a xlink:type="simple" xlink:href="https://www.ukrinform.ua/rubric-kyiv/3715270-u-kievi-riven-vodi-v-dnipri-zmensivsa-na-11-santimetriv.html" text:style-name="Internet_20_link" text:visited-style-name="Visited_20_Internet_20_Link">
https://www.ukrinform.ua/rubric-kyiv/3715270-u-kievi-riven-vodi-v-dnipri-zmensivsa-na-11-santimetriv.html</text:a>
</text:p>
      <!--NEWS-->
      <text:h text:style-name="P10" text:outline-level="1">
<text:span text:style-name="T4">
Комітет Ради завтра розгляне постанову про санкції щодо Ірану – Веніславський</text:span>
</text:h>
      <text:p text:style-name="P4">
Authors: Ukrinform (Person)</text:p>
      <text:p text:style-name="P4">
Publisher: Укринформ (Organization)</text:p>
      <text:p text:style-name="P4">
Published Time: 2023-05-28T17:19:00+03:00</text:p>
      <text:p text:style-name="P4">
Modified Time: 2023-05-28T17:19:00+03:00</text:p>
      <text:p text:style-name="P4">
Description: Комітет Верховної Ради з питань національної безпеки, оборони та розвідки у понеділок, 29 травня, розгляне постанову про застосування санкцій до Ірану, яку Президент України Володимир Зеленський вніс на розгляд парламенту 27 травня. — Укрінформ.</text:p>
      <text:p text:style-name="P4">
Images: ['<text:a xlink:type="simple" xlink:href="https://static.ukrinform.com/photos/2023_03/thumb_files/630_360_1680003630-485.jpg" text:style-name="Internet_20_link" text:visited-style-name="Visited_20_Internet_20_Link">
630_360_16800...</text:a>
']</text:p>
      <text:p text:style-name="P4">
Tags: ['Іран', 'Санкції', 'Верховна Рада', 'Веніславський', 'Єдині новини']</text:p>
      <text:p text:style-name="P4">
Type: Article</text:p>
      <!--METADATA-->
      <text:p text:style-name="P4">
<draw:frame draw:style-name="fr1" draw:name="Image210" text:anchor-type="as-char" svg:width="6.9236in" svg:height="3.956343in" draw:z-index="0">
<draw:image xlink:href="../Images/yкринформ/2023-05-28T17-19-00-03-00/630_360_1680003630-485.jpg" xlink:type="simple" xlink:show="embed" xlink:actuate="onLoad" draw:mime-type="image/jpeg"/>
</draw:frame>
 КомітетВерховної Ради з питань національної безпеки, оборони та розвідки у понеділок,29 травня, розгляне постанову про застосування санкцій до Ірану, яку ПрезидентУкраїни Володимир Зеленський вніс на розгляд парламенту 27 травня.</text:p>
      <text:p text:style-name="P4">
Як повідомляє кореспондент Укрінформу, про це заявив член Комітету ВерховноїРади з питань національної безпеки, оборони та розвідки, представникПрезидента у ВР Федір Веніславський в ефірі телемарафону "Єдині новини".</text:p>
      <text:p text:style-name="P4">
"Завтра наш Комітет з питань національної безпеки, оборони та розвідки якголовний профільний комітет її (постанову про санкції проти Ірану - авт.)розгляне. Я переконаний, що всі депутати підтримають запровадження такихсанкцій", - сказав він.</text:p>
      <text:p text:style-name="P4">
Веніславський зазначив, що ці санкції не матимуть "критичного" значення дляІрану, проте вони можуть привести до непередбачуваних наслідків для режиму,який наразі очолює <text:a xlink:type="simple" xlink:href="https://www.ukrinform.ua/tag-iran" text:style-name="Internet_20_link" text:visited-style-name="Visited_20_Internet_20_Link">
 Іранську Республіку </text:a>
.</text:p>
      <text:p text:style-name="P4">
"Я думаю це той крок, який ми мали зробити давно. Ми зробимо його найближчимчасом, і це буде синхронно з тими діями, які на сьогоднішній день здійснивфактично весь цивілізований світ в плані повної ізоляції Ірану від тихможливостей, які в нього є для економічного зростання та підтримкиекономічного рівня", - додав він.</text:p>
      <text:p text:style-name="P4">
За словами Веніславського, українські санкції матимуть негативні наслідки дляІрану або у короткостроковій або у середньостроковій перспективі.</text:p>
      <text:p text:style-name="P4">
Він зауважив, що через територію України досі здійснюються транзитніперевезення до Ірану. Крім цього, Україна купує в Ірану деякісільськогосподарські товари, зокрема сухофрукти та горіхи.</text:p>
      <text:p text:style-name="P4">
"Ми розмовляли з на той час виконуючим обов'язки голови Державної митноїслужби і він говорив про те, що вантажівок з іранськими товарами на митнихкордонах України достатньо багато. І це крок (запровадження санкцій - авт.)який потрібно робити безсумнівно", - наголосив Веніславський.</text:p>
      <text:p text:style-name="P4">
<text:span text:style-name="T4">
Читайте також:</text:span>
 <text:a xlink:type="simple" xlink:href="https://www.ukrinform.ua/rubric-polytics/3714883-zelenskij-vviv-u-diu-risenna-rnbo-pro-sankcii-proti-51-fizicnoi-ta-220-uridicnih-osib.html" text:style-name="Internet_20_link" text:visited-style-name="Visited_20_Internet_20_Link">
 Зеленський ввів у дію рішення РНБО про <text:span text:style-name="T4">
санкції</text:span>
 проти51 фізичної та 220 юридичних осіб </text:a>
</text:p>
      <text:p text:style-name="P4">
Як повідомляв Укрінформ, Президент Володимир Зеленський вніс на розглядВерховної Ради <text:a xlink:type="simple" xlink:href="https://www.ukrinform.ua/rubric-polytics/3715203-zelenskij-proponue-zaprovaditi-sankcii-proti-iranu-postanova-vze-v-radi.html" text:style-name="Internet_20_link" text:visited-style-name="Visited_20_Internet_20_Link">
 проєкт постанови </text:a>
 про затвердження рішення РНБО про застосування санкцій щодоІрану.</text:p>
      <text:p text:style-name="P4">
Передбачається, що санкції будуть запроваджені на 50 років.</text:p>
      <text:p text:style-name="P4">
Source: <text:a xlink:type="simple" xlink:href="https://www.ukrinform.ua/rubric-polytics/3715272-komitet-radi-zavtra-rozglane-postanovu-pro-sankcii-sodo-iranu-venislavskij.html" text:style-name="Internet_20_link" text:visited-style-name="Visited_20_Internet_20_Link">
https://www.ukrinform.ua/rubric-polytics/3715272-komitet-radi-zavtra-rozglane-postanovu-pro-sankcii-sodo-iranu-venislavskij.html</text:a>
</text:p>
      <!--NEWS-->
      <text:h text:style-name="P10" text:outline-level="1">
<text:span text:style-name="T4">
У Єгипті археологи знайшли майстерні з бальзамування та гробниці</text:span>
</text:h>
      <text:p text:style-name="P4">
Authors: Ukrinform (Person)</text:p>
      <text:p text:style-name="P4">
Publisher: Укринформ (Organization)</text:p>
      <text:p text:style-name="P4">
Published Time: 2023-05-28T17:31:00+03:00</text:p>
      <text:p text:style-name="P4">
Modified Time: 2023-05-28T17:31:00+03:00</text:p>
      <text:p text:style-name="P4">
Description: Археологи в Єгипті виявили дві майстерні з бальзамування людей і тварин, а також дві гробниці в некрополі Саккара на південь від Каїра, повідомив уряд країни у суботу. — Укрінформ.</text:p>
      <text:p text:style-name="P4">
Images: ['<text:a xlink:type="simple" xlink:href="https://static.ukrinform.com/photos/2023_05/thumb_files/630_360_1685284854-364.jpg" text:style-name="Internet_20_link" text:visited-style-name="Visited_20_Internet_20_Link">
630_360_16852...</text:a>
']</text:p>
      <text:p text:style-name="P4">
Tags: ['Археологи', 'Єгипет', 'мумія']</text:p>
      <text:p text:style-name="P4">
Type: Article</text:p>
      <!--METADATA-->
      <text:p text:style-name="P4">
<draw:frame draw:style-name="fr1" draw:name="Image211" text:anchor-type="as-char" svg:width="6.9236in" svg:height="3.956343in" draw:z-index="0">
<draw:image xlink:href="../Images/yкринформ/2023-05-28T17-31-00-03-00/630_360_1685284854-364.jpg" xlink:type="simple" xlink:show="embed" xlink:actuate="onLoad" draw:mime-type="image/jpeg"/>
</draw:frame>
 Археологив Єгипті виявили дві майстерні з бальзамування людей і тварин, а також двігробниці в некрополі Саккара на південь від Каїра, повідомив уряд країни усуботу.</text:p>
      <text:p text:style-name="P4">
Як передає Укрінформ, про це повідомляє <text:a xlink:type="simple" xlink:href="https://www.aljazeera.com/gallery/2023/5/28/photos-egypt-unveils-ancient-mummification-workshops-and-tombs" text:style-name="Internet_20_link" text:visited-style-name="Visited_20_Internet_20_Link">
 AI Jazeera</text:a>
 .</text:p>
      <text:p text:style-name="P4">
Величезне місце поховання, розташоване у стародавній єгипетській столиціМемфісі, є об’єктом Всесвітньої спадщини <text:a xlink:type="simple" xlink:href="https://www.ukrinform.ua/tag-unesko" text:style-name="Internet_20_link" text:visited-style-name="Visited_20_Internet_20_Link">
 ЮНЕСКО</text:a>
 , де розташовано більше десяткапірамід, могил тварин і старих коптських християнських монастирів.</text:p>
      <text:p text:style-name="P4">
Майстерні з бальзамування, де муміфікували людей і тварин, датуються часами30-ї династії, яка правила приблизно 2400 років тому, повідомив МостафаВазірі, голова Вищої ради старожитностей Єгипту.</text:p>
      <text:p text:style-name="P4">
<text:span text:style-name="T4">
Читайте також:</text:span>
 <text:a xlink:type="simple" xlink:href="https://www.ukrinform.ua/rubric-world/3660034-na-pivdni-egiptu-znajsli-povnistu-vcilile-misto-rimskoi-dobi.html" text:style-name="Internet_20_link" text:visited-style-name="Visited_20_Internet_20_Link">
 В Єгипті знайшли повністю вціліле місто римської доби</text:a>
</text:p>
      <text:p text:style-name="P4">
За даними Міністерства туризму та старожитностей Єгипту, дослідники знайшлидекілька кімнат, обладнаних кам’яними ліжками, де померлі знаходилися під часмуміфікації.</text:p>
      <text:p text:style-name="P4">
«Кожне ліжко закінчувалося жолобами для полегшення процесу муміфікації, поручз колекцією глиняних горщиків для нутрощів та органів, а також колекцієюінструментів і ритуальних посудин», – йдеться у повідомленні.</text:p>
      <text:p text:style-name="P4">
Ранні дослідження однієї майстерні свідчать про те, що її використовували длямуміфікації «священних тварин».</text:p>
      <text:p text:style-name="P4">
Відкриття вчених також включає гробниці двох священників, які датуються XXIVта XIV століттям до нашої ери відповідно.</text:p>
      <text:p text:style-name="P4">
Перша із віднайдених гробниць належала Не Хесут Ба, який служив при П’ятійдинастії єгипетських фараонів головою писарів і священника богів Гора і Маат.Стіни гробниці прикрашені зображеннями повсякденного життя, сільськогогосподарства та сцен полювання, зазначив Мохамед Юссеф, директор археологічноїпам’ятки Саккара.</text:p>
      <text:p text:style-name="P4">
Друга гробниця, священника Мен Хебер, була висічена у скелі та має зображеннясамого покійного на стінах гробниці, а також в алебастровій статуї завдовжки 1метр, повідомив Юссеф.</text:p>
      <text:p text:style-name="P4">
<text:span text:style-name="T4">
Читайте також:</text:span>
 <text:a xlink:type="simple" xlink:href="https://www.ukrinform.ua/rubric-world/3709995-arheologi-znajsli-ostanki-dvoh-zertv-zemletrusu-v-pompeah.html" text:style-name="Internet_20_link" text:visited-style-name="Visited_20_Internet_20_Link">
 <text:span text:style-name="T4">
Археологи</text:span>
 знайшли останки двох жертв землетрусу вПомпеях </text:a>
</text:p>
      <text:p text:style-name="P4">
Як повідомляв Укрінформ, археологи знайшли останки двох людей на археологічнійділянці міста Помпеї.</text:p>
      <text:p text:style-name="P4">
<text:span text:style-name="T5">
Фото: ЕРА</text:span>
</text:p>
      <text:p text:style-name="P4">
Source: <text:a xlink:type="simple" xlink:href="https://www.ukrinform.ua/rubric-world/3715277-v-egipti-arheologi-znajsli-majsterni-z-balzamuvanna-ta-grobnici.html" text:style-name="Internet_20_link" text:visited-style-name="Visited_20_Internet_20_Link">
https://www.ukrinform.ua/rubric-world/3715277-v-egipti-arheologi-znajsli-majsterni-z-balzamuvanna-ta-grobnici.html</text:a>
</text:p>
      <!--NEWS-->
      <text:h text:style-name="P10" text:outline-level="1">
<text:span text:style-name="T4">
Астронавти NASA встановлять нові сонячні панелі на МКС</text:span>
</text:h>
      <text:p text:style-name="P4">
Authors: Ukrinform (Person)</text:p>
      <text:p text:style-name="P4">
Publisher: Укринформ (Organization)</text:p>
      <text:p text:style-name="P4">
Published Time: 2023-05-28T17:43:06+03:00</text:p>
      <text:p text:style-name="P4">
Modified Time: 2023-05-28T17:43:06+03:00</text:p>
      <text:p text:style-name="P4">
Description: Два астронавти Національного управління США з аеронавтики та дослідження космосу (NASA), що перебувають на борту Міжнародної космічної станції, виходитимуть у відкритий космос у червні, щоб встановити дві нові сонячні панелі. — Укрінформ.</text:p>
      <text:p text:style-name="P4">
Images: ['<text:a xlink:type="simple" xlink:href="https://static.ukrinform.com/photos/2023_05/thumb_files/630_360_1685284925-355.jpeg" text:style-name="Internet_20_link" text:visited-style-name="Visited_20_Internet_20_Link">
630_360_16852...</text:a>
']</text:p>
      <text:p text:style-name="P4">
Tags: ['Космос', 'NASA', 'Технології', 'МКС']</text:p>
      <text:p text:style-name="P4">
Type: Article</text:p>
      <!--METADATA-->
      <text:p text:style-name="P4">
<draw:frame draw:style-name="fr1" draw:name="Image212" text:anchor-type="as-char" svg:width="6.9236in" svg:height="3.956343in" draw:z-index="0">
<draw:image xlink:href="../Images/yкринформ/2023-05-28T17-43-06-03-00/630_360_1685284925-355.jpeg" xlink:type="simple" xlink:show="embed" xlink:actuate="onLoad" draw:mime-type="image/jpeg"/>
</draw:frame>
 Дваастронавти Національного управління США з аеронавтики та дослідження космосу(NASA), що перебувають на борту Міжнародної космічної станції, виходитимуть увідкритий космос у червні, щоб встановити дві нові сонячні панелі.</text:p>
      <text:p text:style-name="P4">
Як передає Укрінформ, про це йдеться у пресрелізі <text:a xlink:type="simple" xlink:href="http://www.nasa.gov/press-release/nasa-to-provide-briefing-coverage-of-spacewalks-for-station-upgrades" text:style-name="Internet_20_link" text:visited-style-name="Visited_20_Internet_20_Link">
 NASA</text:a>
 .</text:p>
      <text:p text:style-name="P4">
Зазначається, що 9 червня астронавти <text:a xlink:type="simple" xlink:href="https://www.ukrinform.ua/tag-nasa" text:style-name="Internet_20_link" text:visited-style-name="Visited_20_Internet_20_Link">
 NASA </text:a>
 Стів Бовен і Вуді Хобург вийдуть, щоб встановити модернізовану сонячнупанель IROSA (International Space Station Roll-Out Solar Array) на каналіживлення 1А на правому борту станції.</text:p>
      <text:p text:style-name="P4">
Цей вихід у відкритий космос стане дев'ятим для Бовена і першим для Хобурга.</text:p>
      <text:p text:style-name="P4">
15 червня ця ж пара астронавтів встановить IROSA на каналі живлення 1B направому борту станції.</text:p>
      <text:p text:style-name="P4">
Кожен вихід у відкритий космос розпочинається о 09:15 ранку (за американськимчасом – ред.) і триватиме приблизно шість з половиною годин.</text:p>
      <text:p text:style-name="P4">
<text:span text:style-name="T4">
Читайте також:</text:span>
 <text:a xlink:type="simple" xlink:href="https://www.ukrinform.ua/rubric-technology/3713382-astronomi-vperse-viavili-polarnij-ciklon-na-urani.html" text:style-name="Internet_20_link" text:visited-style-name="Visited_20_Internet_20_Link">
 Астрономи вперше виявили полярний циклон на Урані</text:a>
</text:p>
      <text:p text:style-name="P4">
Як повідомляв Укрінформ, компанія Virgin Galactic <text:a xlink:type="simple" xlink:href="https://www.ukrinform.ua/rubric-technology/3714611-virgin-galactic-zdijsnila-patij-testovij-polit-u-kosmos.html" text:style-name="Internet_20_link" text:visited-style-name="Visited_20_Internet_20_Link">
 успішно здійснила п'ятийтестовий космічний політ. </text:a>
</text:p>
      <text:p text:style-name="P4">
Фото: NASA</text:p>
      <text:p text:style-name="P4">
Source: <text:a xlink:type="simple" xlink:href="https://www.ukrinform.ua/rubric-technology/3715275-astronavti-nasa-vstanovlat-novi-sonacni-paneli-na-mks.html" text:style-name="Internet_20_link" text:visited-style-name="Visited_20_Internet_20_Link">
https://www.ukrinform.ua/rubric-technology/3715275-astronavti-nasa-vstanovlat-novi-sonacni-paneli-na-mks.html</text:a>
</text:p>
      <!--NEWS-->
      <text:h text:style-name="P10" text:outline-level="1">
<text:span text:style-name="T4">
На кордоні Афганістану й Ірану сталася стрілянина через розподіл води - є загиблі</text:span>
</text:h>
      <text:p text:style-name="P4">
Authors: Ukrinform (Person)</text:p>
      <text:p text:style-name="P4">
Publisher: Укринформ (Organization)</text:p>
      <text:p text:style-name="P4">
Published Time: 2023-05-28T17:52:00+03:00</text:p>
      <text:p text:style-name="P4">
Modified Time: 2023-05-28T17:52:00+03:00</text:p>
      <text:p text:style-name="P4">
Description: Між прикордонниками Афганістану й Ірану сталася смертельна стрілянина через розподіл води між двома країнами. — Укрінформ.</text:p>
      <text:p text:style-name="P4">
Images: ['<text:a xlink:type="simple" xlink:href="https://static.ukrinform.com/photos/2017_07/thumb_files/630_360_1499035769-5525.jpg" text:style-name="Internet_20_link" text:visited-style-name="Visited_20_Internet_20_Link">
630_360_14990...</text:a>
']</text:p>
      <text:p text:style-name="P4">
Tags: ['Афганістан', 'Іран', 'Стрілянина', 'Кордон']</text:p>
      <text:p text:style-name="P4">
Type: Article</text:p>
      <!--METADATA-->
      <text:p text:style-name="P4">
<draw:frame draw:style-name="fr1" draw:name="Image213" text:anchor-type="as-char" svg:width="6.9236in" svg:height="3.956343in" draw:z-index="0">
<draw:image xlink:href="../Images/yкринформ/2023-05-28T17-52-00-03-00/630_360_1499035769-5525.jpg" xlink:type="simple" xlink:show="embed" xlink:actuate="onLoad" draw:mime-type="image/jpeg"/>
</draw:frame>
 Міжприкордонниками Афганістану й Ірану сталася смертельна стрілянина черезрозподіл води між двома країнами.</text:p>
      <text:p text:style-name="P4">
Як передає Укрінформ, про це повідомляє <text:a xlink:type="simple" xlink:href="https://www.voanews.com/a/border-clashes-subside-between-iran-afghanistan-/7112502.html" text:style-name="Internet_20_link" text:visited-style-name="Visited_20_Internet_20_Link">
 VOA</text:a>
 .</text:p>
      <text:p text:style-name="P4">
За словами представників влади обох сторін, унаслідок <text:a xlink:type="simple" xlink:href="https://www.ukrinform.ua/tag-strilanina" text:style-name="Internet_20_link" text:visited-style-name="Visited_20_Internet_20_Link">
 стрілянини</text:a>
 загинуло двоє іранськихспівробітників Сил безпеки та прикордонник з боку талібів.</text:p>
      <text:p text:style-name="P4">
Зазначається, що двостороння напруга між Кабулом і Тегераном нещодавнозагострилася через звинувачення Ірану в тому, що таліби порушують Угоду пророзподіл води від 1973 року між двома країнами, блокуючи потік води з річкиГільменд, яка тече з Афганістану в посушливі східні прикордонні регіони Ірану.</text:p>
      <text:p text:style-name="P4">
Президент Ірану Ебрагім Раїсі під час візиту до прикордонної провінціїзакликав талібів поважати договір, який передбачає спільні водні ресурси таокреслює доступ до моніторингу рівня води. Раісі застеріг талібів відпорушення угоди та пообіцяв захищати права Ірану на воду.</text:p>
      <text:p text:style-name="P4">
У Міноборони Афганістану відповіли, що «діалог і переговори є хорошим шляхомдо вирішення будь-якої проблеми. Виправдання війни та негативних дій неслужать інтересам жодної зі сторін».</text:p>
      <text:p text:style-name="P4">
За даними Організації Об’єднаних Націй, Афганістан та Іран страждають відтривалої посухи, а умови посухи погіршилися за останнє десятиліття.</text:p>
      <text:p text:style-name="P4">
<text:span text:style-name="T4">
Читайте також:</text:span>
 <text:a xlink:type="simple" xlink:href="https://www.ukrinform.ua/rubric-world/3715229-u-stati-numeksiko-stalasa-strilanina-pid-cas-motoprobigu-troe-zagiblih.html" text:style-name="Internet_20_link" text:visited-style-name="Visited_20_Internet_20_Link">
 У штаті Нью-Мексико сталася <text:span text:style-name="T4">
стрілянина</text:span>
 під часмотопробігу – троє загиблих </text:a>
</text:p>
      <text:p text:style-name="P4">
Іран зберіг своє посольство в Кабулі разом із майже двома десятками сусідніх ірегіональних країн після того, як таліби захопили владу майже два роки тому,але він не визнав новий уряд Афганістану.</text:p>
      <text:p text:style-name="P4">
Як повідомляв <text:a xlink:type="simple" xlink:href="https://www.ukrinform.ua/rubric-world/3711348-bils-ak-polovina-velikih-ozer-svitu-visihaut-cerez-zmini-klimatu.html" text:style-name="Internet_20_link" text:visited-style-name="Visited_20_Internet_20_Link">
 Укрінформ </text:a>
 , площі більш ніж половини великих озер і водосховищ світузменшилися від початку 1990-х років, головно через зміни клімату.</text:p>
      <text:p text:style-name="P4">
Source: <text:a xlink:type="simple" xlink:href="https://www.ukrinform.ua/rubric-world/3715279-na-kordoni-afganistanu-j-iranu-stalasa-strilanina-cerez-rozpodil-vodi-e-zagibli.html" text:style-name="Internet_20_link" text:visited-style-name="Visited_20_Internet_20_Link">
https://www.ukrinform.ua/rubric-world/3715279-na-kordoni-afganistanu-j-iranu-stalasa-strilanina-cerez-rozpodil-vodi-e-zagibli.html</text:a>
</text:p>
      <!--NEWS-->
      <text:h text:style-name="P10" text:outline-level="1">
<text:span text:style-name="T4">
Через зливу в Одесі затоплені вулиці</text:span>
</text:h>
      <text:p text:style-name="P4">
Authors: Ukrinform (Person)</text:p>
      <text:p text:style-name="P4">
Publisher: Укринформ (Organization)</text:p>
      <text:p text:style-name="P4">
Published Time: 2023-05-28T17:58:00+03:00</text:p>
      <text:p text:style-name="P4">
Modified Time: 2023-05-28T17:58:00+03:00</text:p>
      <text:p text:style-name="P4">
Description: В Одесі через сильний дощ затопило частину вулиць. — Укрінформ.</text:p>
      <text:p text:style-name="P4">
Images: ['<text:a xlink:type="simple" xlink:href="https://static.ukrinform.com/photos/2023_05/thumb_files/630_360_1685285755-471.jpg" text:style-name="Internet_20_link" text:visited-style-name="Visited_20_Internet_20_Link">
630_360_16852...</text:a>
']</text:p>
      <text:p text:style-name="P4">
Tags: ['Дощ', 'Одеса', 'Вода', 'Затоплення']</text:p>
      <text:p text:style-name="P4">
Type: Article</text:p>
      <!--METADATA-->
      <text:p text:style-name="P4">
<draw:frame draw:style-name="fr1" draw:name="Image214" text:anchor-type="as-char" svg:width="6.9236in" svg:height="3.956343in" draw:z-index="0">
<draw:image xlink:href="../Images/yкринформ/2023-05-28T17-58-00-03-00/630_360_1685285755-471.jpg" xlink:type="simple" xlink:show="embed" xlink:actuate="onLoad" draw:mime-type="image/jpeg"/>
</draw:frame>
 В Одесічерез сильний дощ затопило частину вулиць.</text:p>
      <text:p text:style-name="P4">
Про це в <text:a xlink:type="simple" xlink:href="https://t.me/odesacityofficial/17616" text:style-name="Internet_20_link" text:visited-style-name="Visited_20_Internet_20_Link">
 Телеграмі </text:a>
 повідомляєОдеська міська рада, передає Укрінформ.</text:p>
      <text:p text:style-name="P4">
«Сильний <text:a xlink:type="simple" xlink:href="https://www.ukrinform.ua/tag-dos" text:style-name="Internet_20_link" text:visited-style-name="Visited_20_Internet_20_Link">
 дощ </text:a>
 в деяких районах містапривів до підтоплення вулиць Балківська, Приморська, Чорноморського козацтвата інших», - йдеться у повідомленні.</text:p>
      <text:p text:style-name="P4">
</text:p>
      <text:p text:style-name="P4">
Зазначається, що на вулицях працює 22 одиниці техніки та 67 співробітників КП«Міські дороги».</text:p>
      <text:p text:style-name="P4">
Як <text:a xlink:type="simple" xlink:href="https://omr.gov.ua/ua/news/232972/" text:style-name="Internet_20_link" text:visited-style-name="Visited_20_Internet_20_Link">
 повідомлялося </text:a>
 , у зв'язку зпогіршенням погодних умов одеська мерія звернулася до одеситів та гостей містаз проханням бути максимально обережними на вулиці.</text:p>
      <text:p text:style-name="P4">
<text:span text:style-name="T4">
Читайте також:</text:span>
 <text:a xlink:type="simple" xlink:href="https://www.ukrinform.ua/rubric-kyiv/3715270-u-kievi-riven-vodi-v-dnipri-zmensivsa-na-11-santimetriv.html" text:style-name="Internet_20_link" text:visited-style-name="Visited_20_Internet_20_Link">
 У <text:span text:style-name="T4">
Києві</text:span>
 <text:span text:style-name="T4">
рівень</text:span>
 <text:span text:style-name="T4">
води</text:span>
 в <text:span text:style-name="T4">
Дніпрі</text:span>
<text:span text:style-name="T4">
зменшився</text:span>
 на 11 <text:span text:style-name="T4">
сантиметрів</text:span>
 </text:a>
</text:p>
      <text:p text:style-name="P4">
Через шторм у Чорному морі посилюється мінна небезпека. Є висока ймовірністьзриву морських мін з якорів та прибиття до берега, а також їх дрейфуваннявздовж узбережжя.</text:p>
      <text:p text:style-name="P4">
<text:span text:style-name="T5">
Фото: Одеса. Офіційно</text:span>
</text:p>
      <text:p text:style-name="P4">
Source: <text:a xlink:type="simple" xlink:href="https://www.ukrinform.ua/rubric-regions/3715281-cerez-zlivu-v-odesi-zatopleni-vulici.html" text:style-name="Internet_20_link" text:visited-style-name="Visited_20_Internet_20_Link">
https://www.ukrinform.ua/rubric-regions/3715281-cerez-zlivu-v-odesi-zatopleni-vulici.html</text:a>
</text:p>
      <!--NEWS-->
      <text:h text:style-name="P10" text:outline-level="1">
<text:span text:style-name="T4">
Виплати військовим: Веніславський анонсував новий законопроєкт</text:span>
</text:h>
      <text:p text:style-name="P4">
Authors: Ukrinform (Person)</text:p>
      <text:p text:style-name="P4">
Publisher: Укринформ (Organization)</text:p>
      <text:p text:style-name="P4">
Published Time: 2023-05-28T18:04:17+03:00</text:p>
      <text:p text:style-name="P4">
Modified Time: 2023-05-28T18:04:17+03:00</text:p>
      <text:p text:style-name="P4">
Description: Найближчим часом рішення про справедливу фінансову винагороду для військових може бути оформлено у новий законопроєкт і винесено на розгляд Верховної Ради України. — Укрінформ.</text:p>
      <text:p text:style-name="P4">
Images: ['<text:a xlink:type="simple" xlink:href="https://static.ukrinform.com/photos/2023_02/thumb_files/630_360_1675862789-189.jpg" text:style-name="Internet_20_link" text:visited-style-name="Visited_20_Internet_20_Link">
630_360_16758...</text:a>
']</text:p>
      <text:p text:style-name="P4">
Tags: ['Законопроєкт', 'Зарплата', 'Військові', 'Єдині новини']</text:p>
      <text:p text:style-name="P4">
Type: Article</text:p>
      <!--METADATA-->
      <text:p text:style-name="P4">
<draw:frame draw:style-name="fr1" draw:name="Image216" text:anchor-type="as-char" svg:width="6.9236in" svg:height="3.956343in" draw:z-index="0">
<draw:image xlink:href="../Images/yкринформ/2023-05-28T18-04-17-03-00/630_360_1675862789-189.jpg" xlink:type="simple" xlink:show="embed" xlink:actuate="onLoad" draw:mime-type="image/jpeg"/>
</draw:frame>
 Найближчимчасом рішення про справедливу фінансову винагороду для військових може бутиоформлено у новий законопроєкт і винесено на розгляд Верховної Ради України.</text:p>
      <text:p text:style-name="P4">
Як повідомляє кореспондент Укрінформу, про це сказав член Комітету ВерховноїРади з питань національної безпеки, оборони та розвідки, представникПрезидента у ВР Федір Веніславський в ефірі телемарафону "Єдині новини".</text:p>
      <text:p text:style-name="P4">
"Відбулось на рівні комітету засідання кількох робочих груп, за участюнародних депутатів від усіх політичних сил, представлених у парламенті, і всіхскладових сектору безпеки та оборони: Міністерства оборони, Служби безпеки,Служби зовнішньої розвідки, Головного управління розвідку, Державноїприкордонної служби. Тобто всі ті, хто має у своєму складі військовіформування, військовослужбовці яких виконують завдання на лінії фронту - вонибули членами цієї робочої групи. Напрацьований вже певний проєкт. Можнасказати він перебуває на стадії фіналізації. І я думаю, що найближчим часомвін має всі шанси отримати оформлення відповідного законопроєкту і потрапитина розгляд залу", - розповів він.</text:p>
      <text:p text:style-name="P4">
Веніславський зазначив, що новий законопроєкт буде збалансованим і соціальносправедливим та передбачатиме адекватний рівень грошового утримання як длявійськовослужбовців, які виконують завдання на передовій, так і длявійськових, що виконують завдання у тилу. У тому числі для студентів вищихвійськових навчальних закладів та строковиків.</text:p>
      <text:p text:style-name="P4">
За його словами, курсанти вищих військових навчальних закладів і військовихпідрозділів у цивільних навчальних закладах мають рівень стипендіальногозабезпечення нижчий, ніж цивільні студенти.</text:p>
      <text:p text:style-name="P4">
"Звичайно це також певний рівень несправедливості, оскільки вони такожприсвячують своє життя тій небезпечній на сьогоднішній день діяльності, яку мибачимо на фронті. Це все враховано і практично немає якихось суперечок тадискусій між представниками сектору безпеки і оборони і між політиками. Япереконаний, що це буде найближчим часом вже фіналізовано", - наголосивВеніславський.</text:p>
      <text:p text:style-name="P4">
<text:span text:style-name="T4">
Читайте також:</text:span>
 <text:a xlink:type="simple" xlink:href="https://www.ukrinform.ua/rubric-society/3709552-risenna-parlamentu-pro-povernenna-doplat-vijskovim-ne-vlastovue-nikogo-marcenko.html" text:style-name="Internet_20_link" text:visited-style-name="Visited_20_Internet_20_Link">
 <text:span text:style-name="T4">
Рішення</text:span>
 <text:span text:style-name="T4">
парламенту</text:span>
 <text:span text:style-name="T4">
про</text:span>
 <text:span text:style-name="T4">
повернення</text:span>
<text:span text:style-name="T4">
доплат</text:span>
 <text:span text:style-name="T4">
військовим</text:span>
 не <text:span text:style-name="T4">
влаштовує</text:span>
 <text:span text:style-name="T4">
нікого</text:span>
 – <text:span text:style-name="T4">
Марченко</text:span>
</text:a>
</text:p>
      <text:p text:style-name="P4">
Як повідомляв Укрінформ, на базі Комітету <text:a xlink:type="simple" xlink:href="https://www.ukrinform.ua/tag-verhovna-rada" text:style-name="Internet_20_link" text:visited-style-name="Visited_20_Internet_20_Link">
 Верховної Ради</text:a>
 з питань національної безпеки,оборони та розвідки створено робочу групу для врегулювання питання оплатипраці військовослужбовцям.</text:p>
      <text:p text:style-name="P4">
З 1 лютого змінився порядок виплат військовослужбовцям. Так, мінімальнийрозмір грошового забезпечення було підвищено до 20 100 гривень усімвійськовослужбовцям. 100 тисяч на місяць, як і раніше, збережені захисникам,які воюють безпосередньо на передовій. Водночас 30 тисяч гривень, що ранішевиплачувалися широкому колу силовиків, тепер виплачуються військовим, яківиконують завдання в районах бойових дій, але не беруть безпосередньої участів боях із противником, пропорційно часу виконання завдань, а також тим, хтоперебуває на бойовому чергуванні і бере участь у відбитті повітряних нападівпротивника, незалежно від району виконання завдання.</text:p>
      <text:p text:style-name="P4">
Source: <text:a xlink:type="simple" xlink:href="https://www.ukrinform.ua/rubric-society/3715282-viplati-vijskovim-venislavskij-anonsuvav-novij-zakonoproekt.html" text:style-name="Internet_20_link" text:visited-style-name="Visited_20_Internet_20_Link">
https://www.ukrinform.ua/rubric-society/3715282-viplati-vijskovim-venislavskij-anonsuvav-novij-zakonoproekt.html</text:a>
</text:p>
      <!--NEWS-->
      <text:h text:style-name="P10" text:outline-level="1">
<text:span text:style-name="T4">
У Києві внаслідок атаки дронів постраждав рятувальник - Кличко</text:span>
</text:h>
      <text:p text:style-name="P4">
Authors: Ukrinform (Person)</text:p>
      <text:p text:style-name="P4">
Publisher: Укринформ (Organization)</text:p>
      <text:p text:style-name="P4">
Published Time: 2023-05-28T18:14:58+03:00</text:p>
      <text:p text:style-name="P4">
Modified Time: 2023-05-28T18:14:58+03:00</text:p>
      <text:p text:style-name="P4">
Description: У Києві минулої ночі внаслідок атаки дронів постраждав рятувальник, якого придавило бетонною плитою під час рятувальної операції на одному з обʼєктів. — Укрінформ.</text:p>
      <text:p text:style-name="P4">
Images: ['<text:a xlink:type="simple" xlink:href="https://static.ukrinform.com/photos/2023_05/thumb_files/630_360_1685286638-689.jpg" text:style-name="Internet_20_link" text:visited-style-name="Visited_20_Internet_20_Link">
630_360_16852...</text:a>
']</text:p>
      <text:p text:style-name="P4">
Tags: ['Віталій Кличко', 'Війна з Росією', 'Рятувальники', 'Повітряна атака']</text:p>
      <text:p text:style-name="P4">
Type: Article</text:p>
      <!--METADATA-->
      <text:p text:style-name="P4">
<draw:frame draw:style-name="fr1" draw:name="Image217" text:anchor-type="as-char" svg:width="6.9236in" svg:height="3.956343in" draw:z-index="0">
<draw:image xlink:href="../Images/yкринформ/2023-05-28T18-14-58-03-00/630_360_1685286638-689.jpg" xlink:type="simple" xlink:show="embed" xlink:actuate="onLoad" draw:mime-type="image/jpeg"/>
</draw:frame>
 У Києвіминулої ночі внаслідок атаки дронів постраждав рятувальник, якого придавилобетонною плитою під час рятувальної операції на одному з обʼєктів.</text:p>
      <text:p text:style-name="P4">
Як передає Укрінформ, про це заявив мер Києва Віталій Кличко в ефіріНаціонального марафону “Єдині новини”, повідомляє <text:a xlink:type="simple" xlink:href="http://kyivcity.gov.ua/news/vitaliy_klichko_vnaslidok_naymasshtabnisho_ataki_droniv_na_kiv_odna_lyudina_zaginula_dvoye_postrazhdalikh_gospitalizovani_odin_iz_nikh__ryatuvalnik/" text:style-name="Internet_20_link" text:visited-style-name="Visited_20_Internet_20_Link">
 Київська міська державнаадміністрація</text:a>
.</text:p>
      <text:p text:style-name="P4">
“Нам вирішили зіпсувати День міста. Але наші сили ППО біля столиці та вповітряному просторі Києва знищили близько 40 безпілотників. А загалом вУкраїні, як ви знаєте, запустили 54 дрони, 52 були збиті нашими ППО. Тобто,основна кількість “шахедів” була спрямована саме на столицю. Внаслідок падінняуламків є руйнування в кількох районах <text:a xlink:type="simple" xlink:href="https://www.ukrinform.ua/tag-kiiv" text:style-name="Internet_20_link" text:visited-style-name="Visited_20_Internet_20_Link">
 Києва </text:a>
 . Одна людина загинула – 41-річний чоловік. Двоє госпіталізованих –35-річна жінка, вона в реанімації. І один рятувальник, якого придавилобетонною плитою під час рятувальної операції на одному з обʼєктів. Сподіваюся,лікарі швидко поставлять його на ноги, і він повернеться до виконання своїхобов’язків”, – повідомив Кличко.</text:p>
      <text:p text:style-name="P4">
<text:span text:style-name="T4">
Читайте також:</text:span>
 <text:a xlink:type="simple" xlink:href="https://www.ukrinform.ua/rubric-ato/3715133-gumenuk-ne-viklucae-so-masstabna-nicna-ataka-rf-povazana-z-novou-postavkou-droniv-shahed.html" text:style-name="Internet_20_link" text:visited-style-name="Visited_20_Internet_20_Link">
 Гуменюк не виключає, що масштабна нічна атака РФпов’язана з новою поставкою дронів «Shahed» </text:a>
</text:p>
      <text:p text:style-name="P4">
Він також заявив, що місто постійно вдосконалює систему протиповітряноїоборони та оповіщення населення про повітряну тривогу.</text:p>
      <text:p text:style-name="P4">
“Ми беремо найкращій світовий досвід. Встановлюємо систему оповіщення, якаможе працювати й під час відключень електроенергії. Бо для нас важлива безпекалюдей. Також посилюємо оборону столиці, зокрема протиповітряну. Нам в цьомудуже допомагають наші іноземні партнери. І ми за це їм дуже вдячні”, – заявивмер.</text:p>
      <text:p text:style-name="P4">
<text:span text:style-name="T4">
Читайте також:</text:span>
 <text:a xlink:type="simple" xlink:href="https://www.ukrinform.ua/rubric-ato/3715234-vi-nasi-geroi-prezident-podakuvav-silam-ppo-i-ratuvalnikam.html" text:style-name="Internet_20_link" text:visited-style-name="Visited_20_Internet_20_Link">
 «Ви - наші герої»: Президент подякував силам <text:span text:style-name="T4">
ППО</text:span>
 ірятувальникам </text:a>
</text:p>
      <text:p text:style-name="P4">
Як повідомлялося, цієї ночі столиця зазнала масованої атаки дронів-камікадзе,у Києві та області працювали сили протиповітряної оборони.</text:p>
      <text:p text:style-name="P4">
<text:span text:style-name="T5">
Фото: поліція</text:span>
</text:p>
      <text:p text:style-name="P4">
Source: <text:a xlink:type="simple" xlink:href="https://www.ukrinform.ua/rubric-kyiv/3715284-u-kievi-vnaslidok-ataki-droniv-postrazdav-ratuvalnik-klicko.html" text:style-name="Internet_20_link" text:visited-style-name="Visited_20_Internet_20_Link">
https://www.ukrinform.ua/rubric-kyiv/3715284-u-kievi-vnaslidok-ataki-droniv-postrazdav-ratuvalnik-klicko.html</text:a>
</text:p>
      <!--NEWS-->
      <text:h text:style-name="P10" text:outline-level="1">
<text:span text:style-name="T4">
Дворічна дівчинка, яку шукали чотири доби, перебуває у лікарні</text:span>
</text:h>
      <text:p text:style-name="P4">
Authors: Ukrinform (Person)</text:p>
      <text:p text:style-name="P4">
Publisher: Укринформ (Organization)</text:p>
      <text:p text:style-name="P4">
Published Time: 2023-05-28T18:20:43+03:00</text:p>
      <text:p text:style-name="P4">
Modified Time: 2023-05-28T18:20:43+03:00</text:p>
      <text:p text:style-name="P4">
Description: На Харківщині 2-річна Віолетта, яку 27 травня вдалося відшукати через майже чотири дні після зникнення, перебуває у лікарні. — Укрінформ.</text:p>
      <text:p text:style-name="P4">
Images: ['<text:a xlink:type="simple" xlink:href="https://static.ukrinform.com/photos/2023_05/thumb_files/630_360_1685287121-400.jpg" text:style-name="Internet_20_link" text:visited-style-name="Visited_20_Internet_20_Link">
630_360_16852...</text:a>
']</text:p>
      <text:p text:style-name="P4">
Tags: ['Діти', 'Лікарня', 'Харківщина']</text:p>
      <text:p text:style-name="P4">
Type: Article</text:p>
      <!--METADATA-->
      <text:p text:style-name="P4">
<draw:frame draw:style-name="fr1" draw:name="Image218" text:anchor-type="as-char" svg:width="6.9236in" svg:height="3.956343in" draw:z-index="0">
<draw:image xlink:href="../Images/yкринформ/2023-05-28T18-20-43-03-00/630_360_1685287121-400.jpg" xlink:type="simple" xlink:show="embed" xlink:actuate="onLoad" draw:mime-type="image/jpeg"/>
</draw:frame>
 НаХарківщині 2-річна Віолетта, яку 27 травня вдалося відшукати через майжечотири дні після зникнення, перебуває у лікарні.</text:p>
      <text:p text:style-name="P4">
Про це повідомляє <text:a xlink:type="simple" xlink:href="http://suspilne.media/489619-stan-violetti-muzicuk-aku-znajsli-u-lisi-pisla-ponad-troh-dib-posukiv-zadovilnij/" text:style-name="Internet_20_link" text:visited-style-name="Visited_20_Internet_20_Link">
 Суспільне, </text:a>
 передаєУкрінформ.</text:p>
      <text:p text:style-name="P4">
"Вона в дитячій лікарні під наглядом. Стан задовільний. Після проведення трьохдіб у лісі зараз вона під контролем лікарів", — розказав директор обласногоДепартаменту охорони здоров’я Максим Хаустов.</text:p>
      <text:p text:style-name="P4">
За інформацією Харківської ОВА, Віолетта разом із мамою перебуває у відділенніанестезіології та інтенсивної терапії Харківської обласної дитячої клінічної <text:a xlink:type="simple" xlink:href="https://www.ukrinform.ua/tag-bolnica" text:style-name="Internet_20_link" text:visited-style-name="Visited_20_Internet_20_Link">
лікарні </text:a>
 . За даними лікарів, станздоров'я дитини має позитивну динаміку та покращується. Загрози життю немає.Медики продовжують лікування.</text:p>
      <text:p text:style-name="P4">
Зазначається, що на цей час адміністративних проваджень проти батьків Віолеттиправоохоронці не відкривали. Зі слів начальника відділу ювенальної превенціїНацполіції Харківщини Артемія Коновалова, наступного тижня поліцейські почнутьдетальніше опитувати родину, сусідів та фахівців служби у справи дітей, щобзрозуміти чи не стало зникнення дитини наслідком недогляду. Поки ознакправопорушення з боку матері слідчі не бачать.</text:p>
      <text:p text:style-name="P4">
<text:span text:style-name="T4">
Читайте також:</text:span>
 <text:a xlink:type="simple" xlink:href="https://www.ukrinform.ua/rubric-regions/3693254-na-dnipropetrovsini-znajsli-devatiricnogo-hlopcika-akogo-sukali-majze-dobu.html" text:style-name="Internet_20_link" text:visited-style-name="Visited_20_Internet_20_Link">
 На Дніпропетровщині знайшли дев’ятирічного хлопчика,<text:span text:style-name="T4">
якого</text:span>
 <text:span text:style-name="T4">
шукали</text:span>
 майже добу </text:a>
</text:p>
      <text:p text:style-name="P4">
Як повідомляв Укрінформ, 27 травня <text:a xlink:type="simple" xlink:href="https://www.ukrinform.ua/rubric-regions/3714930-na-harkivsini-znajsli-dvoricnu-divcinku-posuki-akoi-trivali-cotiri-dni.html" text:style-name="Internet_20_link" text:visited-style-name="Visited_20_Internet_20_Link">
 у Харківській області знайшли дворічнуВіолетту </text:a>
 із села СкрипаїСлобожанської громади, яка 23 травня зникла з власного подвір’я. Дівчинкувідшукали у лісі за 10 км від дому. Вона була дуже стомлена, спрагла іголодна.</text:p>
      <text:p text:style-name="P4">
<text:span text:style-name="T5">
Фото: поліція Харківщини</text:span>
</text:p>
      <text:p text:style-name="P4">
Source: <text:a xlink:type="simple" xlink:href="https://www.ukrinform.ua/rubric-regions/3715286-dvoricna-divcinka-aku-sukali-cotiri-dobi-perebuvae-u-likarni.html" text:style-name="Internet_20_link" text:visited-style-name="Visited_20_Internet_20_Link">
https://www.ukrinform.ua/rubric-regions/3715286-dvoricna-divcinka-aku-sukali-cotiri-dobi-perebuvae-u-likarni.html</text:a>
</text:p>
      <!--NEWS-->
      <text:h text:style-name="P10" text:outline-level="1">
<text:span text:style-name="T4">
У Житомирі внаслідок нічної атаки дронів пошкоджені 26 будинків</text:span>
</text:h>
      <text:p text:style-name="P4">
Authors: Ukrinform (Person)</text:p>
      <text:p text:style-name="P4">
Publisher: Укринформ (Organization)</text:p>
      <text:p text:style-name="P4">
Published Time: 2023-05-28T18:27:55+03:00</text:p>
      <text:p text:style-name="P4">
Modified Time: 2023-05-28T18:27:55+03:00</text:p>
      <text:p text:style-name="P4">
Description: Внаслідок атаки російських дронів 28 травня в Житомирі пошкоджені щонайменше 26 будинків, а також заклади освіти та охорони здоров’я. — Укрінформ.</text:p>
      <text:p text:style-name="P4">
Images: ['<text:a xlink:type="simple" xlink:href="https://static.ukrinform.com/photos/2022_11/thumb_files/630_360_1668525984-290.jpg" text:style-name="Internet_20_link" text:visited-style-name="Visited_20_Internet_20_Link">
630_360_16685...</text:a>
']</text:p>
      <text:p text:style-name="P4">
Tags: ['Житомир', 'Збитки', 'Війна з Росією', 'Повітряна атака']</text:p>
      <text:p text:style-name="P4">
Type: Article</text:p>
      <!--METADATA-->
      <text:p text:style-name="P4">
<draw:frame draw:style-name="fr1" draw:name="Image219" text:anchor-type="as-char" svg:width="6.9236in" svg:height="3.956343in" draw:z-index="0">
<draw:image xlink:href="../Images/yкринформ/2023-05-28T18-27-55-03-00/630_360_1668525984-290.jpg" xlink:type="simple" xlink:show="embed" xlink:actuate="onLoad" draw:mime-type="image/jpeg"/>
</draw:frame>
 Внаслідокатаки російських дронів 28 травня в Житомирі пошкоджені щонайменше 26будинків, а також заклади освіти та охорони здоров’я.</text:p>
      <text:p text:style-name="P4">
Про це повідомила пресслужба Житомирської міської ради у <text:a xlink:type="simple" xlink:href="http://www.facebook.com/miskaradazt/posts/pfbid0hpqKkNCfuMEZVKqQo2pVWqkmVC3JPQJESm8JZmkZSW99v9Cc9gYzRzC1bzo9NsUnl" text:style-name="Internet_20_link" text:visited-style-name="Visited_20_Internet_20_Link">
 Фейсбуці,</text:a>
передає Укрінформ.</text:p>
      <text:p text:style-name="P4">
«Після сьогоднішньої тривоги у місті є пошкодження. Переважно це місцязагального користування багатоквартирних будинків. У сходинкових прольотахповилітало скло», — йдеться у повідомленні.</text:p>
      <text:p text:style-name="P4">
Зазначаються адреси, за якими станом на цей час відомо про пошкодження. Такожмешканців закликають повідомляти, якщо їхній будинок зазнав пошкоджень, алейого немає в цьому переліку. У коментарях до посту користувачі повідомляють іпро інші адреси, де є пошкодження.</text:p>
      <text:p text:style-name="P4">
«Заклади освіти та заклади охорони здоров’я, де є пошкодження дверей та вікон,працюють у штатному режимі. Лише учні ліцею № 25, які тимчасово вчаться уліцеї № 33, відзавтра вчитимуться дистанційно», - додають у міськраді.</text:p>
      <text:p text:style-name="P4">
<text:span text:style-name="T4">
Читайте також:</text:span>
 <text:a xlink:type="simple" xlink:href="https://www.ukrinform.ua/rubric-ato/3715146-u-zitomirskij-oblasti-vorog-zavdav-udaru-po-obektu-infrastrukturi.html" text:style-name="Internet_20_link" text:visited-style-name="Visited_20_Internet_20_Link">
 У Житомирській області ворог завдав удару по об’єктуінфраструктури </text:a>
</text:p>
      <text:p text:style-name="P4">
Як повідомляв Укрінформ, <text:a xlink:type="simple" xlink:href="https://www.ukrinform.ua/rubric-ato/3715124-mer-zitomira-zaaviv-pro-poskodzenna-vnaslidok-nicnoi-ataki.html" text:style-name="Internet_20_link" text:visited-style-name="Visited_20_Internet_20_Link">
 у Житомирі внаслідок нічної ворожої атакизафіксовано пошкодження </text:a>
 , однак минулосябез людських жертв.</text:p>
      <text:p text:style-name="P4">
Командування Повітряних сил ЗСУ заявило, що у ніч проти 28 травня російськівійська атакували Україну іранськими ударними дронами Shahed-136/131 зпівнічного напрямку – Брянська область та південного – Краснодарський край.Загалом зафіксовано пуски 54 дронів-камікадзе. Сили оборони знищили 52 дрони.</text:p>
      <text:p text:style-name="P4">
<text:span text:style-name="T5">
Фото ілюстративне</text:span>
</text:p>
      <text:p text:style-name="P4">
Source: <text:a xlink:type="simple" xlink:href="https://www.ukrinform.ua/rubric-regions/3715291-u-zitomiri-vnaslidok-nicnoi-ataki-droniv-poskodzeni-26-budinkiv.html" text:style-name="Internet_20_link" text:visited-style-name="Visited_20_Internet_20_Link">
https://www.ukrinform.ua/rubric-regions/3715291-u-zitomiri-vnaslidok-nicnoi-ataki-droniv-poskodzeni-26-budinkiv.html</text:a>
</text:p>
      <!--NEWS-->
      <text:h text:style-name="P10" text:outline-level="1">
<text:span text:style-name="T4">
Україна навряд чи стане членом НАТО до кінця війни – Веніславський</text:span>
</text:h>
      <text:p text:style-name="P4">
Authors: Ukrinform (Person)</text:p>
      <text:p text:style-name="P4">
Publisher: Укринформ (Organization)</text:p>
      <text:p text:style-name="P4">
Published Time: 2023-05-28T18:29:00+03:00</text:p>
      <text:p text:style-name="P4">
Modified Time: 2023-05-28T18:29:00+03:00</text:p>
      <text:p text:style-name="P4">
Description: Член Комітету Верховної Ради з питань національної безпеки, оборони та розвідки, представник Президента у ВР Федір Веніславський вважає, що до кінця війни рішення про прийняття України в НАТО прийняте не буде. — Укрінформ.</text:p>
      <text:p text:style-name="P4">
Images: ['<text:a xlink:type="simple" xlink:href="https://static.ukrinform.com/photos/2023_02/thumb_files/630_360_1675862789-973.jpg" text:style-name="Internet_20_link" text:visited-style-name="Visited_20_Internet_20_Link">
630_360_16758...</text:a>
']</text:p>
      <text:p text:style-name="P4">
Tags: ['НАТО', 'Україна', 'Веніславський', 'Єдині новини']</text:p>
      <text:p text:style-name="P4">
Type: Article</text:p>
      <!--METADATA-->
      <text:p text:style-name="P4">
<draw:frame draw:style-name="fr1" draw:name="Image220" text:anchor-type="as-char" svg:width="6.9236in" svg:height="3.956343in" draw:z-index="0">
<draw:image xlink:href="../Images/yкринформ/2023-05-28T18-29-00-03-00/630_360_1675862789-973.jpg" xlink:type="simple" xlink:show="embed" xlink:actuate="onLoad" draw:mime-type="image/jpeg"/>
</draw:frame>
 ЧленКомітету Верховної Ради з питань національної безпеки, оборони та розвідки,представник Президента у ВР Федір Веніславський вважає, що до кінця війнирішення про прийняття України в НАТО прийняте не буде.</text:p>
      <text:p text:style-name="P4">
Як повідомляє кореспондент Укрінформу, про це він сказав в ефірі телемарафону"Єдині новини".</text:p>
      <text:p text:style-name="P4">
"Рівень оцінки наших Збройних Сил міжнародним експертним військовимсередовищем дуже високий і залишається лише військово-політичне питання. Требабути реалістами. Я думаю, що до завершення війни навряд чи буде ухваленорішення (про членство України в НАТО - авт.), хоча ми б хотіли і такі варіантирозглядаються. Ми на це сподіваємось, але реальність навряд дозволяє бутинастільки вже оптимістами. Разом з тим, те що Україна у майбутньому де в НАТОсумнівів вже немає ні в нас ні здається ні у кого в світі, навіть у тих самихросіян", - заявив Веніславський.</text:p>
      <text:p text:style-name="P4">
Він додав, що під час липневого саміту альянсу у Вільнюсі можуть бути ухваленібільш конкретні двосторонні або багатосторонні рішення щодо більш тісноїінтеграції України в структури <text:a xlink:type="simple" xlink:href="https://www.ukrinform.ua/tag-nato" text:style-name="Internet_20_link" text:visited-style-name="Visited_20_Internet_20_Link">
 НАТО </text:a>
 .</text:p>
      <text:p text:style-name="P4">
За словами Веніславського, Україна вже працює з країнами-членами НАТО нарізних рівнях і у тому числі із тими країнами, які скептично налаштовані щодомайбутнього членства нашої країни в альянсі. Він наголосив, що коли Україназможе поставити конкретне питання щодо приєднання до НАТО, це рішення будеухвалене дуже швидко.</text:p>
      <text:p text:style-name="P4">
Він також зазначив, що Україна вже має низку домовленостей з різними країнамищодо гарантій безпеки у майбутньому. Веніславський вважає, що ці гарантії нестануть на заваді приєднанню України до альянсу.</text:p>
      <text:p text:style-name="P4">
<text:span text:style-name="T4">
Читайте також:</text:span>
 <text:a xlink:type="simple" xlink:href="https://www.ukrinform.ua/rubric-polytics/3715236-nova-arhitektura-bezpeki-evropi-nemozliva-bez-integracii-ukraini-stefanisina.html" text:style-name="Internet_20_link" text:visited-style-name="Visited_20_Internet_20_Link">
 Нова архітектура безпеки Європи неможлива без інтеграціїУкраїни – <text:span text:style-name="T4">
Стефанішина</text:span>
 </text:a>
</text:p>
      <text:p text:style-name="P4">
Як повідомлялося, саміт НАТО відбудеться у Вільнюсі 11-12 липня.</text:p>
      <text:p text:style-name="P4">
Source: <text:a xlink:type="simple" xlink:href="https://www.ukrinform.ua/rubric-polytics/3715285-ukraina-navrad-ci-stane-clenom-nato-do-kinca-vijni-venislavskij.html" text:style-name="Internet_20_link" text:visited-style-name="Visited_20_Internet_20_Link">
https://www.ukrinform.ua/rubric-polytics/3715285-ukraina-navrad-ci-stane-clenom-nato-do-kinca-vijni-venislavskij.html</text:a>
</text:p>
      <!--NEWS-->
      <text:h text:style-name="P10" text:outline-level="1">
<text:span text:style-name="T4">
Михайлівський Золотоверхий собор відзначає річницю відновлення</text:span>
</text:h>
      <text:p text:style-name="P4">
Authors: Ukrinform (Person)</text:p>
      <text:p text:style-name="P4">
Publisher: Укринформ (Organization)</text:p>
      <text:p text:style-name="P4">
Published Time: 2023-05-28T18:29:35+03:00</text:p>
      <text:p text:style-name="P4">
Modified Time: 2023-05-28T18:29:35+03:00</text:p>
      <text:p text:style-name="P4">
Description: Михайлівський Золотоверхий собор відзначає 23 роки свого відновлення. — Укрінформ.</text:p>
      <text:p text:style-name="P4">
Images: ['<text:a xlink:type="simple" xlink:href="https://static.ukrinform.com/photos/2019_07/thumb_files/630_360_1564291764-728.jpg" text:style-name="Internet_20_link" text:visited-style-name="Visited_20_Internet_20_Link">
630_360_15642...</text:a>
']</text:p>
      <text:p text:style-name="P4">
Tags: ['Свято', 'Київ', 'Михайлівський собор']</text:p>
      <text:p text:style-name="P4">
Type: Article</text:p>
      <!--METADATA-->
      <text:p text:style-name="P4">
<draw:frame draw:style-name="fr1" draw:name="Image221" text:anchor-type="as-char" svg:width="6.9236in" svg:height="3.956343in" draw:z-index="0">
<draw:image xlink:href="../Images/yкринформ/2023-05-28T18-29-35-03-00/630_360_1564291764-728.jpg" xlink:type="simple" xlink:show="embed" xlink:actuate="onLoad" draw:mime-type="image/jpeg"/>
</draw:frame>
Михайлівський Золотоверхий собор відзначає 23 роки свого відновлення.</text:p>
      <text:p text:style-name="P4">
Про це пресслужба Православної церкви України повідомила у <text:a xlink:type="simple" xlink:href="http://www.facebook.com/Orthodox.in.Ukraine/posts/pfbid0iCgAJu9baUh1SgZ5V3N76e2kCNy72ZQkoD92Fzv4Fus66KsTVVbeP2HD4afnYp5Tl" text:style-name="Internet_20_link" text:visited-style-name="Visited_20_Internet_20_Link">
 Фейсбуці</text:a>
, передає Укрінформ.</text:p>
      <text:p text:style-name="P4">
Як зазначається, на сьогодні Михайлівський Золотоверхий собор має статускафедрального для предстоятеля <text:a xlink:type="simple" xlink:href="https://www.ukrinform.ua/tag-pravoslavna-cerkva-ukraini" text:style-name="Internet_20_link" text:visited-style-name="Visited_20_Internet_20_Link">
 ПЦУ </text:a>
 митрополита Київського і всієї України Епіфанія.</text:p>
      <text:p text:style-name="P4">
Новітня історія собору розпочалася з 2000 року. Тоді він був урочистоосвячений та відчинив свої двері після понад пів століття руїн і спустошення,спричинених комуністичним режимом.</text:p>
      <text:p text:style-name="P4">
У 1937 році радянська влада висадила понад 800-літній собор у повітря. Доцього були зруйновані дзвіниця й кілька інших споруд монастиря, з бань соборузнята позолота, знищений бароковий iконостас.</text:p>
      <text:p text:style-name="P4">
Святі мощі, стародавні мозаїки і фрески були демонтовані та перевезені домузеїв Москви, Ленінграда й Новгорода. В Україні залишилася мозаїчна фреска«Євхаристія», яку перенесли до Софійського собору, а також деякі смальтовірозписи, що потрапили до фондів Києво-Печерської лаври.</text:p>
      <text:p text:style-name="P4">
"Промислом Божим Михайлівський постав, зокрема і для того, щоби відігративажливу роль в житті українського народу. З часів відновлення Незалежностіпочалося відродження цієї давньої святині", — зауважили в ПЦУ.</text:p>
      <text:p text:style-name="P4">
Українська церква ініціювала збір коштів для відбудови собору, громадазверталася за допомогою до тогочасної влади. Згодом рішення про відновленняМихайлівського Золотоверхого собору, дзвіниці, мурів і брами було ухвалене нанайвищому державному рівні.</text:p>
      <text:p text:style-name="P4">
Першими у 1997 – 1998 роках були відновлені Економічна брама та дзвіницяЗолотоверхого монастиря в стилі українського бароко. У подальшому відбулосяосвячення храму Трьох святителів на другому ярусі дзвіниці, карильйону здзвонами на третьому ярусі, а згодом – головного відбудованого Михайлівськогособору, його центрального вівтаря та бічних приділів – Варваринського йКатерининського.</text:p>
      <text:p text:style-name="P4">
"Незважаючи на те, що сама будівля собору споруджена в новітній час, для насце унікальна святиня, це храм майже з тисячолітньою історією, який з воліБожої постав, наче фенікс із попелу, аби продовжувати крізь століття своюславну місію на давніх київських пагорбах", – зазначили в ПЦУ.</text:p>
      <text:p text:style-name="P4">
<text:span text:style-name="T4">
Читайте також:</text:span>
 <text:a xlink:type="simple" xlink:href="https://www.ukrinform.ua/rubric-society/3672597-bajden-zustrivsa-z-epifaniem-u-mihajlivskomu-sobori.html" text:style-name="Internet_20_link" text:visited-style-name="Visited_20_Internet_20_Link">
 Байден зустрівся з Епіфанієм у <text:span text:style-name="T4">
Михайлівському</text:span>
 соборі</text:a>
</text:p>
      <text:p text:style-name="P4">
Як повідомляв Укрінформ, днями у Михайлівському Золотоверхому соборімитрополит Епіфаній <text:a xlink:type="simple" xlink:href="https://www.ukrinform.ua/rubric-society/3713071-epifanij-osvativ-12-ikon-napisanih-na-broneplitah.html" text:style-name="Internet_20_link" text:visited-style-name="Visited_20_Internet_20_Link">
 освятив 12 ікон </text:a>
 ,написаних на бронеплитах від бронежилетів.</text:p>
      <text:p text:style-name="P4">
Source: <text:a xlink:type="simple" xlink:href="https://www.ukrinform.ua/rubric-kyiv/3715292-mihajlivskij-zolotoverhij-sobor-vidznacae-ricnicu-vidnovlenna.html" text:style-name="Internet_20_link" text:visited-style-name="Visited_20_Internet_20_Link">
https://www.ukrinform.ua/rubric-kyiv/3715292-mihajlivskij-zolotoverhij-sobor-vidznacae-ricnicu-vidnovlenna.html</text:a>
</text:p>
      <!--NEWS-->
      <text:h text:style-name="P10" text:outline-level="1">
<text:span text:style-name="T4">
Команда Укрінформу взяла участь у «Пробігу під каштанами»</text:span>
</text:h>
      <text:p text:style-name="P4">
Authors: Ukrinform (Person)</text:p>
      <text:p text:style-name="P4">
Publisher: Укринформ (Organization)</text:p>
      <text:p text:style-name="P4">
Published Time: 2023-05-28T18:34:00+03:00</text:p>
      <text:p text:style-name="P4">
Modified Time: 2023-05-28T18:34:00+03:00</text:p>
      <text:p text:style-name="P4">
Description: У Києві відбувся традиційний щорічний «Пробіг під каштанами», серед учасників - Укрінформ. Цього року Пробіг був ювілейним - 30-м. Благодійний спортивний захід зібрав для Центру дитячої кардіології та кардіохірургії МОЗ України 1 млн грн. — Укрінформ.</text:p>
      <text:p text:style-name="P4">
Images: ['<text:a xlink:type="simple" xlink:href="https://static.ukrinform.com/photos/2023_05/thumb_files/630_360_1685287710-490.jpg" text:style-name="Internet_20_link" text:visited-style-name="Visited_20_Internet_20_Link">
630_360_16852...</text:a>
']</text:p>
      <text:p text:style-name="P4">
Tags: ['Укрінформ', 'Благодійність', 'Київ', 'Пробіг під каштанами']</text:p>
      <text:p text:style-name="P4">
Type: Article</text:p>
      <!--METADATA-->
      <text:p text:style-name="P4">
<draw:frame draw:style-name="fr1" draw:name="Image222" text:anchor-type="as-char" svg:width="6.9236in" svg:height="3.956343in" draw:z-index="0">
<draw:image xlink:href="../Images/yкринформ/2023-05-28T18-34-00-03-00/630_360_1685287710-490.jpg" xlink:type="simple" xlink:show="embed" xlink:actuate="onLoad" draw:mime-type="image/jpeg"/>
</draw:frame>
 У Києвівідбувся традиційний щорічний «Пробіг під каштанами», серед учасників -Укрінформ. Цього року Пробіг був ювілейним - 30-м. Благодійний спортивнийзахід зібрав для Центру дитячої кардіології та кардіохірургії МОЗ України 1млн грн.</text:p>
      <text:p text:style-name="P4">
Про це повідомляє кореспондент Укрінформу.</text:p>
      <text:p text:style-name="P4">
Вже другий рік Пробіг проходить під час війни. Попри найпотужнішу нічну атакудронів з початку війни, Команда Амбасадорів зібралася у <text:a xlink:type="simple" xlink:href="https://www.ukrinform.ua/tag-kiiv" text:style-name="Internet_20_link" text:visited-style-name="Visited_20_Internet_20_Link">
 Києві</text:a>
 та пробігла традиційні 5 км. Середамбасадорів “Пробігу під каштанами” - генеральний директор УкрінформуОлександр Харченко.</text:p>
      <text:p text:style-name="P4">
</text:p>
      <text:p text:style-name="P4">
</text:p>
      <text:p text:style-name="P4">
</text:p>
      <text:p text:style-name="P4">
<text:a xlink:type="simple" xlink:href="https://static.ukrinform.com/photos/2023_05/1685264641-1859.jpeg" text:style-name="Internet_20_link" text:visited-style-name="Visited_20_Internet_20_Link">
 </text:a>
 <text:a xlink:type="simple" xlink:href="https://static.ukrinform.com/photos/2023_05/1685264641-5329.jpeg" text:style-name="Internet_20_link" text:visited-style-name="Visited_20_Internet_20_Link">
</text:a>
 <text:a xlink:type="simple" xlink:href="https://static.ukrinform.com/photos/2023_05/1685264641-5888.jpeg" text:style-name="Internet_20_link" text:visited-style-name="Visited_20_Internet_20_Link">
</text:a>
 <text:a xlink:type="simple" xlink:href="https://static.ukrinform.com/photos/2023_05/1685264641-2389.jpeg" text:style-name="Internet_20_link" text:visited-style-name="Visited_20_Internet_20_Link">
</text:a>
 <text:a xlink:type="simple" xlink:href="https://static.ukrinform.com/photos/2023_05/1685264641-7998.jpeg" text:style-name="Internet_20_link" text:visited-style-name="Visited_20_Internet_20_Link">
</text:a>
 <text:a xlink:type="simple" xlink:href="https://static.ukrinform.com/photos/2023_05/1685264641-7281.jpeg" text:style-name="Internet_20_link" text:visited-style-name="Visited_20_Internet_20_Link">
</text:a>
 <text:a xlink:type="simple" xlink:href="https://static.ukrinform.com/photos/2023_05/1685264642-2778.jpeg" text:style-name="Internet_20_link" text:visited-style-name="Visited_20_Internet_20_Link">
</text:a>
 <text:a xlink:type="simple" xlink:href="https://static.ukrinform.com/photos/2023_05/1685264642-4541.jpeg" text:style-name="Internet_20_link" text:visited-style-name="Visited_20_Internet_20_Link">
</text:a>
 <text:a xlink:type="simple" xlink:href="https://static.ukrinform.com/photos/2023_05/1685264642-7631.jpeg" text:style-name="Internet_20_link" text:visited-style-name="Visited_20_Internet_20_Link">
</text:a>
 <text:a xlink:type="simple" xlink:href="https://static.ukrinform.com/photos/2023_05/1685264643-5038.jpeg" text:style-name="Internet_20_link" text:visited-style-name="Visited_20_Internet_20_Link">
</text:a>
 <text:a xlink:type="simple" xlink:href="https://static.ukrinform.com/photos/2023_05/1685264643-8580.jpeg" text:style-name="Internet_20_link" text:visited-style-name="Visited_20_Internet_20_Link">
</text:a>
 <text:a xlink:type="simple" xlink:href="https://static.ukrinform.com/photos/2023_05/1685264643-9041.jpeg" text:style-name="Internet_20_link" text:visited-style-name="Visited_20_Internet_20_Link">
</text:a>
 <text:a xlink:type="simple" xlink:href="https://static.ukrinform.com/photos/2023_05/1685264643-6335.jpeg" text:style-name="Internet_20_link" text:visited-style-name="Visited_20_Internet_20_Link">
</text:a>
 <text:a xlink:type="simple" xlink:href="https://static.ukrinform.com/photos/2023_05/1685264644-4769.jpeg" text:style-name="Internet_20_link" text:visited-style-name="Visited_20_Internet_20_Link">
</text:a>
 <text:a xlink:type="simple" xlink:href="https://static.ukrinform.com/photos/2023_05/1685264644-8744.jpeg" text:style-name="Internet_20_link" text:visited-style-name="Visited_20_Internet_20_Link">
</text:a>
 <text:a xlink:type="simple" xlink:href="https://static.ukrinform.com/photos/2023_05/1685264644-2267.jpeg" text:style-name="Internet_20_link" text:visited-style-name="Visited_20_Internet_20_Link">
</text:a>
 <text:a xlink:type="simple" xlink:href="https://static.ukrinform.com/photos/2023_05/1685264644-4972.jpeg" text:style-name="Internet_20_link" text:visited-style-name="Visited_20_Internet_20_Link">
</text:a>
 <text:a xlink:type="simple" xlink:href="https://static.ukrinform.com/photos/2023_05/1685264644-6142.jpeg" text:style-name="Internet_20_link" text:visited-style-name="Visited_20_Internet_20_Link">
</text:a>
</text:p>
      <text:p text:style-name="P4">
Журналісти та фотокореспонденти Укрінформу також долучилися до пробігу. Цьогороку - у місцевості біля гори Драгобрат, що на Закарпатті. Також доєдналися до“Пробігу під каштанами” наші зарубіжні кореспонденти.</text:p>
      <text:p text:style-name="P4">
 Загалом в акціївзяли участь понад 7 тисяч учасників та понад 100 корпоративних команд зрізних куточків України та світу.</text:p>
      <text:p text:style-name="P4">
Крім 1 млн грн для Центру дитячої кардіології та кардіохірургії, організаторамвдалося зібрати кошти й на закупівлю автомобілів швидкої допомоги длятранспортування поранених у зонах бойових дій чи прифронтових зонах.</text:p>
      <text:p text:style-name="P4">
<text:span text:style-name="T4">
Читайте також:</text:span>
 <text:a xlink:type="simple" xlink:href="https://www.ukrinform.ua/rubric-diaspora/3715227-u-vidni-projsov-probig-pid-kastanami.html" text:style-name="Internet_20_link" text:visited-style-name="Visited_20_Internet_20_Link">
 У <text:span text:style-name="T4">
Відні</text:span>
 пройшов «Пробіг під каштанами»</text:a>
</text:p>
      <text:p text:style-name="P4">
Укрінформ є інформаційним партнером цієї щорічної спортивно-благодійної акції.</text:p>
      <text:p text:style-name="P4">
Source: <text:a xlink:type="simple" xlink:href="https://www.ukrinform.ua/rubric-society/3715294-komanda-ukrinformu-vzala-ucast-u-probigu-pid-kastanami.html" text:style-name="Internet_20_link" text:visited-style-name="Visited_20_Internet_20_Link">
https://www.ukrinform.ua/rubric-society/3715294-komanda-ukrinformu-vzala-ucast-u-probigu-pid-kastanami.html</text:a>
</text:p>
      <!--NEWS-->
      <text:h text:style-name="P10" text:outline-level="1">
<text:span text:style-name="T4">
Молдова візьме участь у міжнародних військових навчаннях у Румунії</text:span>
</text:h>
      <text:p text:style-name="P4">
Authors: Ukrinform (Person)</text:p>
      <text:p text:style-name="P4">
Publisher: Укринформ (Organization)</text:p>
      <text:p text:style-name="P4">
Published Time: 2023-05-28T18:39:10+03:00</text:p>
      <text:p text:style-name="P4">
Modified Time: 2023-05-28T18:39:10+03:00</text:p>
      <text:p text:style-name="P4">
Description: Армія Молдови візьме участь у багатонаціональних навчаннях «Saber Guardian 2023», які проходитимуть на полігонах Румунії з 29 травня до 9 червня. — Укрінформ.</text:p>
      <text:p text:style-name="P4">
Images: ['<text:a xlink:type="simple" xlink:href="https://static.ukrinform.com/photos/2023_05/thumb_files/630_360_1685288200-942.jpg" text:style-name="Internet_20_link" text:visited-style-name="Visited_20_Internet_20_Link">
630_360_16852...</text:a>
']</text:p>
      <text:p text:style-name="P4">
Tags: ['Молдова', 'Румунія', 'Військові навчання']</text:p>
      <text:p text:style-name="P4">
Type: Article</text:p>
      <!--METADATA-->
      <text:p text:style-name="P4">
<draw:frame draw:style-name="fr1" draw:name="Image245" text:anchor-type="as-char" svg:width="6.9236in" svg:height="3.956343in" draw:z-index="0">
<draw:image xlink:href="../Images/yкринформ/2023-05-28T18-39-10-03-00/630_360_1685288200-942.jpg" xlink:type="simple" xlink:show="embed" xlink:actuate="onLoad" draw:mime-type="image/jpeg"/>
</draw:frame>
 АрміяМолдови візьме участь у багатонаціональних навчаннях «Saber Guardian 2023»,які проходитимуть на полігонах Румунії з 29 травня до 9 червня.</text:p>
      <text:p text:style-name="P4">
Як передає Укрінформ, про це повідомляє <text:a xlink:type="simple" xlink:href="http://newsmaker.md/rus/novosti/armiya-moldovy-primet-uchastie-vmnogonatsionalnykh-ucheniyakh-saber-guardian-2023/" text:style-name="Internet_20_link" text:visited-style-name="Visited_20_Internet_20_Link">
 NewsMaker</text:a>
 .</text:p>
      <text:p text:style-name="P4">
Військові мотострілецької бригади імені Штефана чел Маре навчатимуться разоміз 10 тисячами військових з дванадцяти країн: Албанії, Болгарії, Італії,Франції, Греції, Північної Македонії, Румунії, Чорногорії, США, Польщі,Португалії та Нідерландів.</text:p>
      <text:p text:style-name="P4">
«Польові навчання націлені на підвищення оперативної сумісності набагатонаціональному рівні», – йдеться у повідомленні.</text:p>
      <text:p text:style-name="P4">
Участь молдовської армії у навчаннях «Saber Guardian 2023» пройде відповіднодо плану зовнішньої діяльності на 2023 рік, зазначили у Міністерстві оборониМолдови.</text:p>
      <text:p text:style-name="P4">
Військові з <text:a xlink:type="simple" xlink:href="https://www.ukrinform.ua/tag-moldova" text:style-name="Internet_20_link" text:visited-style-name="Visited_20_Internet_20_Link">
 Молдови </text:a>
 вирушать доРумунії 29 травня у складі колони військової техніки.</text:p>
      <text:p text:style-name="P4">
<text:span text:style-name="T4">
Читайте також:</text:span>
 <text:a xlink:type="simple" xlink:href="https://www.ukrinform.ua/rubric-world/3714727-moldova-prodovzue-se-na-60-dniv-nadzvicajnij-stan-cerez-vijnu-v-ukraini.html" text:style-name="Internet_20_link" text:visited-style-name="Visited_20_Internet_20_Link">
 <text:span text:style-name="T4">
Молдова</text:span>
 продовжує ще на 60 днів надзвичайний станчерез війну в Україні </text:a>
</text:p>
      <text:p text:style-name="P4">
Як повідомляв Укрінформ, у суботу наземні сили самооборони Японії провелищорічні навчання з бойовою стрільбою на полігоні в центральній частині країни,у маневрах узяли участь близько 2500 військовослужбовців.</text:p>
      <text:p text:style-name="P4">
<text:span text:style-name="T5">
Фото: Міноборони Молдови</text:span>
</text:p>
      <text:p text:style-name="P4">
Source: <text:a xlink:type="simple" xlink:href="https://www.ukrinform.ua/rubric-world/3715296-moldova-vizme-ucast-u-miznarodnih-vijskovih-navcannah-u-rumunii.html" text:style-name="Internet_20_link" text:visited-style-name="Visited_20_Internet_20_Link">
https://www.ukrinform.ua/rubric-world/3715296-moldova-vizme-ucast-u-miznarodnih-vijskovih-navcannah-u-rumunii.html</text:a>
</text:p>
      <!--NEWS-->
      <text:h text:style-name="P10" text:outline-level="1">
<text:span text:style-name="T4">
Російська ракета влучила в поле біля Краматорська</text:span>
</text:h>
      <text:p text:style-name="P4">
Authors: Ukrinform (Person)</text:p>
      <text:p text:style-name="P4">
Publisher: Укринформ (Organization)</text:p>
      <text:p text:style-name="P4">
Published Time: 2023-05-28T18:45:57+03:00</text:p>
      <text:p text:style-name="P4">
Modified Time: 2023-05-28T18:45:57+03:00</text:p>
      <text:p text:style-name="P4">
Description: Російські війська вдень 28 травня завдали ракетного удару по району міста Краматорськ Донецької області. — Укрінформ.</text:p>
      <text:p text:style-name="P4">
Images: ['<text:a xlink:type="simple" xlink:href="https://static.ukrinform.com/photos/2023_05/thumb_files/630_360_1685288605-521.jpg" text:style-name="Internet_20_link" text:visited-style-name="Visited_20_Internet_20_Link">
630_360_16852...</text:a>
']</text:p>
      <text:p text:style-name="P4">
Tags: ['Краматорськ', 'Ракета', 'Війна з Росією']</text:p>
      <text:p text:style-name="P4">
Type: Article</text:p>
      <!--METADATA-->
      <text:p text:style-name="P4">
<draw:frame draw:style-name="fr1" draw:name="Image246" text:anchor-type="as-char" svg:width="6.9236in" svg:height="3.956343in" draw:z-index="0">
<draw:image xlink:href="../Images/yкринформ/2023-05-28T18-45-57-03-00/630_360_1685288605-521.jpg" xlink:type="simple" xlink:show="embed" xlink:actuate="onLoad" draw:mime-type="image/jpeg"/>
</draw:frame>
 Російськівійська вдень 28 травня завдали ракетного удару по району міста КраматорськДонецької області.</text:p>
      <text:p text:style-name="P4">
Про це повідомив начальник міської військової адміністрації ОлександрГончаренко, передає Укрінформ з посиланням на <text:a xlink:type="simple" xlink:href="http://suspilne.media/489649-rosijski-vijskovi-pocilili-u-pole-navkolo-kramatorska/" text:style-name="Internet_20_link" text:visited-style-name="Visited_20_Internet_20_Link">
 Суспільне</text:a>
 .</text:p>
      <text:p text:style-name="P4">
" <text:a xlink:type="simple" xlink:href="https://www.ukrinform.ua/tag-raketa" text:style-name="Internet_20_link" text:visited-style-name="Visited_20_Internet_20_Link">
 Ракета </text:a>
 влучила в полі навколоміста. Тип ракети встановлюється. Вибухотехніки ще працюють на місці", —зазначив він.</text:p>
      <text:p text:style-name="P4">
За даними Гончаренка, постраждалих через ворожий удар немає. Вибух пролунавпід час повітряної тривоги.</text:p>
      <text:p text:style-name="P4">
<text:span text:style-name="T4">
Читайте також:</text:span>
 <text:a xlink:type="simple" xlink:href="https://www.ukrinform.ua/rubric-ato/3715145-povitrani-sili-zsu-utocnuut-ci-zastosovuvav-vorog-vnoci-raketi.html" text:style-name="Internet_20_link" text:visited-style-name="Visited_20_Internet_20_Link">
 Повітряні сили ЗСУ уточнюють, чи застосовував ворог вночі<text:span text:style-name="T4">
ракети</text:span>
 </text:a>
</text:p>
      <text:p text:style-name="P4">
Як повідомляв Укрінформ, за минулу добу в Донецькій області <text:a xlink:type="simple" xlink:href="https://www.ukrinform.ua/rubric-culture/3715115-armia-rf-za-dobu-vbila-odnogo-zitela-doneccini-troe-poraneni.html" text:style-name="Internet_20_link" text:visited-style-name="Visited_20_Internet_20_Link">
 російськізагарбники вбили </text:a>
 одного мирногожителя, ще трьом завдали поранень.</text:p>
      <text:p text:style-name="P4">
<text:span text:style-name="T5">
Фото: Суспільне</text:span>
</text:p>
      <text:p text:style-name="P4">
Source: <text:a xlink:type="simple" xlink:href="https://www.ukrinform.ua/rubric-ato/3715297-rosijska-raketa-vlucila-v-pole-bila-kramatorska.html" text:style-name="Internet_20_link" text:visited-style-name="Visited_20_Internet_20_Link">
https://www.ukrinform.ua/rubric-ato/3715297-rosijska-raketa-vlucila-v-pole-bila-kramatorska.html</text:a>
</text:p>
      <!--NEWS-->
      <text:h text:style-name="P10" text:outline-level="1">
<text:span text:style-name="T4">
У столиці Словенії вперше пройшов «Пробіг під каштанами»</text:span>
</text:h>
      <text:p text:style-name="P4">
Authors: Ukrinform (Person)</text:p>
      <text:p text:style-name="P4">
Publisher: Укринформ (Organization)</text:p>
      <text:p text:style-name="P4">
Published Time: 2023-05-28T18:52:00+03:00</text:p>
      <text:p text:style-name="P4">
Modified Time: 2023-05-28T18:52:00+03:00</text:p>
      <text:p text:style-name="P4">
Description: Словенська столиця Любляна вперше приєдналась до багаторічного традиційного благодійного забігу - «Пробіг під каштанами», який є наймасовішим спортивно-благодійним проєктом в Україні та закордоном. — Укрінформ.</text:p>
      <text:p text:style-name="P4">
Images: ['<text:a xlink:type="simple" xlink:href="https://static.ukrinform.com/photos/2023_05/thumb_files/630_360_1685288638-274.jpg" text:style-name="Internet_20_link" text:visited-style-name="Visited_20_Internet_20_Link">
630_360_16852...</text:a>
']</text:p>
      <text:p text:style-name="P4">
Tags: ['Словенія', 'Україна', 'Благодійність', 'Пробіг під каштанами']</text:p>
      <text:p text:style-name="P4">
Type: Article</text:p>
      <!--METADATA-->
      <text:p text:style-name="P4">
<draw:frame draw:style-name="fr1" draw:name="Image247" text:anchor-type="as-char" svg:width="6.9236in" svg:height="3.956343in" draw:z-index="0">
<draw:image xlink:href="../Images/yкринформ/2023-05-28T18-52-00-03-00/630_360_1685288638-274.jpg" xlink:type="simple" xlink:show="embed" xlink:actuate="onLoad" draw:mime-type="image/jpeg"/>
</draw:frame>
 Словенськастолиця Любляна вперше приєдналась до багаторічного традиційного благодійногозабігу - «Пробіг під каштанами», який є наймасовішим спортивно-благодійнимпроєктом в Україні та закордоном.</text:p>
      <text:p text:style-name="P4">
Як передає Укрінформ, про це повідомляє посольство України в Словенії у <text:a xlink:type="simple" xlink:href="https://www.facebook.com/UKRinSLO/posts/pfbid0noautDinWXrC1ZCLL6eKRD7m33HbMrLbyPYpWYLmeTq8YcA8VbNsZ7H3ee4g3sVJl" text:style-name="Internet_20_link" text:visited-style-name="Visited_20_Internet_20_Link">
Фейсбуці</text:a>
.</text:p>
      <text:p text:style-name="P4">
««Пробіг під каштанами» в Любляні був організований посольством <text:a xlink:type="simple" xlink:href="https://www.ukrinform.ua/tag-ukraina" text:style-name="Internet_20_link" text:visited-style-name="Visited_20_Internet_20_Link">
 України</text:a>
 в Республіці Словенія спільно зактивістами української громади», - заявили у дипмісії.</text:p>
      <text:p text:style-name="P4">
Старт сьогоднішньому забігу дав особисто посол України в Республіці СловеніяАндрій Таран.</text:p>
      <text:p text:style-name="P4">
Звертаючись до учасників заходу, він наголосив, що своєю участю в пробігукожен учасник висловлює солідарність з усіма українцями, які продовжують своюборотьбу з агресором.</text:p>
      <text:p text:style-name="P4">
«За результатами пробігу кожен учасник отримав грамоту, а перші 3 переможціотримали заохочувальні подарунки від посла України», - зазначили у дипмісії.</text:p>
      <text:p text:style-name="P4">
<text:span text:style-name="T4">
Читайте також:</text:span>
 <text:a xlink:type="simple" xlink:href="https://www.ukrinform.ua/rubric-society/3715294-komanda-ukrinformu-vzala-ucast-u-probigu-pid-kastanami.html" text:style-name="Internet_20_link" text:visited-style-name="Visited_20_Internet_20_Link">
 Команда Укрінформу взяла участь у « <text:span text:style-name="T4">
Пробіг</text:span>
 у підкаштанами» </text:a>
</text:p>
      <text:p text:style-name="P4">
Як <text:a xlink:type="simple" xlink:href="https://www.ukrinform.ua/rubric-diaspora/3715227-u-vidni-projsov-probig-pid-kastanami.html" text:style-name="Internet_20_link" text:visited-style-name="Visited_20_Internet_20_Link">
 повідомлялося </text:a>
 , українська громада Відня у неділюдолучилася до благодійного "Пробігу під каштанами", пробігши спільно зіспіввітчизниками в Україні та інших країнах світу заради маленьких пацієнтівЦентру дитячої кардіології та кардіохірургії МОЗ України.</text:p>
      <text:p text:style-name="P4">
<text:a xlink:type="simple" xlink:href="https://www.ukrinform.ua/rubric-kyiv/3715185-u-kievi-vidbuvsa-uvilejnij-probig-pid-kastanami.html" text:style-name="Internet_20_link" text:visited-style-name="Visited_20_Internet_20_Link">
 У Києві Пробіг був ювілейним </text:a>
 - 30-м.Благодійний спортивний захід зібрав для Центру дитячої кардіології такардіохірургії МОЗ України 1 млн грн.</text:p>
      <text:p text:style-name="P4">
Source: <text:a xlink:type="simple" xlink:href="https://www.ukrinform.ua/rubric-diaspora/3715299-u-stolici-slovenii-vperse-projsov-probig-pid-kastanami.html" text:style-name="Internet_20_link" text:visited-style-name="Visited_20_Internet_20_Link">
https://www.ukrinform.ua/rubric-diaspora/3715299-u-stolici-slovenii-vperse-projsov-probig-pid-kastanami.html</text:a>
</text:p>
      <!--NEWS-->
      <text:h text:style-name="P10" text:outline-level="1">
<text:span text:style-name="T4">
ЧС з хокею: Латвія перемогла США в поєдинку за «бронзу»</text:span>
</text:h>
      <text:p text:style-name="P4">
Authors: Ukrinform (Person)</text:p>
      <text:p text:style-name="P4">
Publisher: Укринформ (Organization)</text:p>
      <text:p text:style-name="P4">
Published Time: 2023-05-28T19:05:33+03:00</text:p>
      <text:p text:style-name="P4">
Modified Time: 2023-05-28T19:05:33+03:00</text:p>
      <text:p text:style-name="P4">
Description: Латвія здолала США в матчі за третє місце Чемпіонату світу з хокею. — Укрінформ.</text:p>
      <text:p text:style-name="P4">
Images: ['<text:a xlink:type="simple" xlink:href="https://static.ukrinform.com/photos/2023_05/thumb_files/630_360_1685289879-514.jpg" text:style-name="Internet_20_link" text:visited-style-name="Visited_20_Internet_20_Link">
630_360_16852...</text:a>
']</text:p>
      <text:p text:style-name="P4">
Tags: ['Чемпіонат світу з хокею', 'хокей']</text:p>
      <text:p text:style-name="P4">
Type: Article</text:p>
      <!--METADATA-->
      <text:p text:style-name="P4">
<draw:frame draw:style-name="fr1" draw:name="Image248" text:anchor-type="as-char" svg:width="6.9236in" svg:height="3.956343in" draw:z-index="0">
<draw:image xlink:href="../Images/yкринформ/2023-05-28T19-05-33-03-00/630_360_1685289879-514.jpg" xlink:type="simple" xlink:show="embed" xlink:actuate="onLoad" draw:mime-type="image/jpeg"/>
</draw:frame>
 Латвіяздолала США в матчі за третє місце Чемпіонату світу з хокею.</text:p>
      <text:p text:style-name="P4">
Сьогодні, 28 травня, проходять вирішальні матчі чемпіонату світу з хокею велітному дивізіоні, передає Укрінформ.</text:p>
      <text:p text:style-name="P4">
Збірна Латвії перемогла США у матчі за третє місце та здобула першу в історіїмедаль на ЧС - 4:3 ОТ.</text:p>
      <text:p text:style-name="P4">
<text:span text:style-name="T4">
Читайте також:</text:span>
 <text:a xlink:type="simple" xlink:href="https://www.ukrinform.ua/rubric-sports/3715158-nhl-dallas-skorotiv-vidstavanna-u-serii-z-vegasom-v-12-finalu-kubka-stenli.html" text:style-name="Internet_20_link" text:visited-style-name="Visited_20_Internet_20_Link">
 НХЛ: «Даллас» скоротив відставання у серії з «Вегасом» в1/2 фіналу Кубка Стенлі </text:a>
</text:p>
      <text:p text:style-name="P4">
Як повідомлялося, Канада та Німеччина зустрінуться у золотому фіналі, початок– о 20:20 за Києвом.</text:p>
      <text:p text:style-name="P4">
Фото: Getty Images</text:p>
      <text:p text:style-name="P4">
Source: <text:a xlink:type="simple" xlink:href="https://www.ukrinform.ua/rubric-sports/3715304-cs-z-hokeu-latvia-peremogla-ssa-v-poedinku-za-bronzu.html" text:style-name="Internet_20_link" text:visited-style-name="Visited_20_Internet_20_Link">
https://www.ukrinform.ua/rubric-sports/3715304-cs-z-hokeu-latvia-peremogla-ssa-v-poedinku-za-bronzu.html</text:a>
</text:p>
      <!--NEWS-->
      <text:h text:style-name="P10" text:outline-level="1">
<text:span text:style-name="T4">
Українські військові використовують Storm Shadow зі 100% результатом  - Резніков</text:span>
</text:h>
      <text:p text:style-name="P4">
Authors: Ukrinform (Person)</text:p>
      <text:p text:style-name="P4">
Publisher: Укринформ (Organization)</text:p>
      <text:p text:style-name="P4">
Published Time: 2023-05-28T19:07:00+03:00</text:p>
      <text:p text:style-name="P4">
Modified Time: 2023-05-28T19:07:00+03:00</text:p>
      <text:p text:style-name="P4">
Description: Українські військові використовують зі 100% ефективністю далекобійні ракети Storm Shadow.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 'Єдині новини', 'Storm Shadow']</text:p>
      <text:p text:style-name="P4">
Type: Article</text:p>
      <!--METADATA-->
      <text:p text:style-name="P4">
<draw:frame draw:style-name="fr1" draw:name="Image249" text:anchor-type="as-char" svg:width="6.9236in" svg:height="3.956343in" draw:z-index="0">
<draw:image xlink:href="../Images/yкринформ/2023-05-28T19-07-00-03-00/630_360_1678276922-524.jpg" xlink:type="simple" xlink:show="embed" xlink:actuate="onLoad" draw:mime-type="image/jpeg"/>
</draw:frame>
 Українськівійськові використовують зі 100% ефективністю далекобійні ракети Storm Shadow.</text:p>
      <text:p text:style-name="P4">
Як повідомляє кореспондент Укрінформу, про це розповів міністр оборони УкраїниОлексій Резніков в ефірі телемарафону "Єдині новини".</text:p>
      <text:p text:style-name="P4">
"Зі всієї кількості пусків Storm Shadow, які вже відбулися, всі 100% влучніураження по цілях, визначених Генеральним штабом - 100 на 100", - сказав він.</text:p>
      <text:p text:style-name="P4">
Резніков додав, що під час зустрічі з британським колегою Беном Воллесомминулого тижня він представив йому двох українських пілотів, які застосували <text:a xlink:type="simple" xlink:href="https://www.ukrinform.ua/tag-raketa" text:style-name="Internet_20_link" text:visited-style-name="Visited_20_Internet_20_Link">
ракети </text:a>
 Storm Shadow. За словамиміністра, пілоти подарували Воллесу червону стрічку, яка фіксує ракету передзапуском, як сувенір.</text:p>
      <text:p text:style-name="P4">
Як повідомляв <text:a xlink:type="simple" xlink:href="https://www.ukrinform.ua/rubric-ato/3707788-ministr-oboroni-britanii-pidtverdiv-peredacu-ukraini-raket-storm-shadow.html" text:style-name="Internet_20_link" text:visited-style-name="Visited_20_Internet_20_Link">
 Укрінформ </text:a>
 , 11 травня Бен Воллес підтвердив передачу Лондоном Українідалекобійних ракет Storm Shadow.</text:p>
      <text:p text:style-name="P4">
<text:span text:style-name="T4">
Читайте також:</text:span>
 <text:a xlink:type="simple" xlink:href="https://www.ukrinform.ua/rubric-ato/3713615-ukrainski-piloti-vze-uspisno-zastosovuut-raketi-storm-shadow-reznikov.html" text:style-name="Internet_20_link" text:visited-style-name="Visited_20_Internet_20_Link">
 Українські пілоти вже успішно застосовують ракети<text:span text:style-name="T4">
Storm</text:span>
 <text:span text:style-name="T4">
Shadow</text:span>
 - Резніков </text:a>
</text:p>
      <text:p text:style-name="P4">
<text:a xlink:type="simple" xlink:href="https://www.ukrinform.ua/rubric-ato/3707816-raketa-storm-shadow-dla-ukraini-u-comu-suttevij-proriv.html" text:style-name="Internet_20_link" text:visited-style-name="Visited_20_Internet_20_Link">
 Storm Shadow </text:a>
 – крилата ракета великоїдальності, розроблена спільно Великою Британією і Францією. Її зазвичайзапускають з повітря. З дальністю стрільби понад 250 км (155 миль) вона лишетрохи поступається 185-мильній американській армійській системі класу "земля-земля" (ATACMS).</text:p>
      <text:p text:style-name="P4">
Source: <text:a xlink:type="simple" xlink:href="https://www.ukrinform.ua/rubric-ato/3715305-ukrainski-vijskovi-vikoristovuut-storm-shadow-zi-100-rezultatom-reznikov.html" text:style-name="Internet_20_link" text:visited-style-name="Visited_20_Internet_20_Link">
https://www.ukrinform.ua/rubric-ato/3715305-ukrainski-vijskovi-vikoristovuut-storm-shadow-zi-100-rezultatom-reznikov.html</text:a>
</text:p>
      <!--NEWS-->
      <text:h text:style-name="P10" text:outline-level="1">
<text:span text:style-name="T4">
На Печерську рятувальники розбирають аварійні конструкції на даху пошкодженої багатоповерхівки</text:span>
</text:h>
      <text:p text:style-name="P4">
Authors: Ukrinform (Person)</text:p>
      <text:p text:style-name="P4">
Publisher: Укринформ (Organization)</text:p>
      <text:p text:style-name="P4">
Published Time: 2023-05-28T19:12:00+03:00</text:p>
      <text:p text:style-name="P4">
Modified Time: 2023-05-28T19:12:00+03:00</text:p>
      <text:p text:style-name="P4">
Description: У Печерському районі Києва працівники комунальної аварійно-рятувальної служби здійснюють розбір аварійних конструкцій у багатоповерховому житловому будинку, що постраждав через атаку ворожих безпілотників у ніч на 28 травня. — Укрінформ.</text:p>
      <text:p text:style-name="P4">
Images: ['<text:a xlink:type="simple" xlink:href="https://static.ukrinform.com/photos/2023_05/thumb_files/630_360_1685290259-403.jpg" text:style-name="Internet_20_link" text:visited-style-name="Visited_20_Internet_20_Link">
630_360_16852...</text:a>
']</text:p>
      <text:p text:style-name="P4">
Tags: ['ДСНС', 'Київ', 'Повітряна атака']</text:p>
      <text:p text:style-name="P4">
Type: Article</text:p>
      <!--METADATA-->
      <text:p text:style-name="P4">
<draw:frame draw:style-name="fr1" draw:name="Image250" text:anchor-type="as-char" svg:width="6.9236in" svg:height="3.956343in" draw:z-index="0">
<draw:image xlink:href="../Images/yкринформ/2023-05-28T19-12-00-03-00/630_360_1685290259-403.jpg" xlink:type="simple" xlink:show="embed" xlink:actuate="onLoad" draw:mime-type="image/jpeg"/>
</draw:frame>
 УПечерському районі Києва працівники комунальної аварійно-рятувальної службиздійснюють розбір аварійних конструкцій у багатоповерховому житловому будинку,що постраждав через атаку ворожих безпілотників у ніч на 28 травня.</text:p>
      <text:p text:style-name="P4">
Про це Київська міська державна адміністрація повідомила в <text:a xlink:type="simple" xlink:href="http://t.me/KyivCityOfficial/6787" text:style-name="Internet_20_link" text:visited-style-name="Visited_20_Internet_20_Link">
 Телеграмі</text:a>
 , передає Укрінформ.</text:p>
      <text:p text:style-name="P4">
Як зазначається, за допомогою висотного спорядження рятувальники вже розібрализовнішні аварійні конструкції на даху пошкодженого будинку. Залучені булидесятеро працівників КАРС і дві одиниці техніки.</text:p>
      <text:p text:style-name="P4">
</text:p>
      <text:p text:style-name="P4">
Роботи тривали протягом п'яти годин та продовжаться в понеділок, 29 травня.</text:p>
      <text:p text:style-name="P4">
<text:span text:style-name="T4">
Читайте також:</text:span>
 <text:a xlink:type="simple" xlink:href="https://www.ukrinform.ua/rubric-regions/3715153-lisova-pozeza-vibiti-vikna-ta-poskodzeni-avtivki-naslidki-padinna-ulamkiv-na-kiivsini.html" text:style-name="Internet_20_link" text:visited-style-name="Visited_20_Internet_20_Link">
 Лісова пожежа, вибиті вікна та пошкоджені автівки —наслідки падіння уламків на <text:span text:style-name="T4">
Київщині</text:span>
 </text:a>
</text:p>
      <text:p text:style-name="P4">
Як повідомляв Укрінформ, у ніч на 28 травня російські війська <text:a xlink:type="simple" xlink:href="https://www.ukrinform.ua/rubric-ato/3715111-rekordna-kilkist-zapusenih-sahediv-sili-oboroni-vnoci-znisili-52-z-54.html" text:style-name="Internet_20_link" text:visited-style-name="Visited_20_Internet_20_Link">
 атакувалиУкраїну безпілотниками "Шахед-136/131" </text:a>
 з північного та південного напрямків.</text:p>
      <text:p text:style-name="P4">
У Києві <text:a xlink:type="simple" xlink:href="https://www.ukrinform.ua/rubric-kyiv/3715156-u-kievi-vnaslidok-ataki-sahedami-zaginula-ludina-dvoe-poraneni.html" text:style-name="Internet_20_link" text:visited-style-name="Visited_20_Internet_20_Link">
 внаслідок нічної атаки </text:a>
 безпілотниками загинула одна людина, ще двоє зазнали поранень.Уламками спричинені пошкодження цивільних об'єктів. Зокрема, у Печерськомурайоні часткових руйнувань зазнали декілька житлових будинків.</text:p>
      <text:p text:style-name="P4">
Серед <text:a xlink:type="simple" xlink:href="https://www.ukrinform.ua/rubric-kyiv/3715284-u-kievi-vnaslidok-ataki-droniv-postrazdav-ratuvalnik-klicko.html" text:style-name="Internet_20_link" text:visited-style-name="Visited_20_Internet_20_Link">
 постраждалих у Києві </text:a>
також — рятувальник. Його придавило бетонною плитою під час рятувальноїоперації на одному з обʼєктів.</text:p>
      <text:p text:style-name="P4">
Source: <text:a xlink:type="simple" xlink:href="https://www.ukrinform.ua/rubric-kyiv/3715306-na-pecersku-ratuvalniki-rozbiraut-avarijni-konstrukcii-na-dahu-poskodzenoi-bagatopoverhivki.html" text:style-name="Internet_20_link" text:visited-style-name="Visited_20_Internet_20_Link">
https://www.ukrinform.ua/rubric-kyiv/3715306-na-pecersku-ratuvalniki-rozbiraut-avarijni-konstrukcii-na-dahu-poskodzenoi-bagatopoverhivki.html</text:a>
</text:p>
      <!--NEWS-->
      <text:h text:style-name="P10" text:outline-level="1">
<text:span text:style-name="T4">
У Генштабі уточнили кількість збитих уночі дронів - 58 із 59</text:span>
</text:h>
      <text:p text:style-name="P4">
Authors: Ukrinform (Person)</text:p>
      <text:p text:style-name="P4">
Publisher: Укринформ (Organization)</text:p>
      <text:p text:style-name="P4">
Published Time: 2023-05-28T19:23:00+03:00</text:p>
      <text:p text:style-name="P4">
Modified Time: 2023-05-28T19:23:00+03:00</text:p>
      <text:p text:style-name="P4">
Description: Російська армія в ніч на 28 травня запустила по Україні 59 дронів-камікадзе Shahed, 58 з них знищили Сили оборони. — Укрінформ.</text:p>
      <text:p text:style-name="P4">
Images: ['<text:a xlink:type="simple" xlink:href="https://static.ukrinform.com/photos/2022_09/thumb_files/630_360_1663950257-687.jpg" text:style-name="Internet_20_link" text:visited-style-name="Visited_20_Internet_20_Link">
630_360_16639...</text:a>
']</text:p>
      <text:p text:style-name="P4">
Tags: ['Генштаб', 'Обстріл', 'Війна з Росією', 'Дрон-камікадзе']</text:p>
      <text:p text:style-name="P4">
Type: Article</text:p>
      <!--METADATA-->
      <text:p text:style-name="P4">
<draw:frame draw:style-name="fr1" draw:name="Image252" text:anchor-type="as-char" svg:width="6.9236in" svg:height="3.959901in" draw:z-index="0">
<draw:image xlink:href="../Images/yкринформ/2023-05-28T19-23-00-03-00/630_360_1663950257-687.jpg" xlink:type="simple" xlink:show="embed" xlink:actuate="onLoad" draw:mime-type="image/jpeg"/>
</draw:frame>
 Російськаармія в ніч на 28 травня запустила по Україні 59 дронів-камікадзе Shahed, 58 зних знищили Сили оборони.</text:p>
      <text:p text:style-name="P4">
Як передає Укрінформ, уточнені дані Генеральний штаб Збройних сил Україниоприлюднив у <text:a xlink:type="simple" xlink:href="https://www.facebook.com/GeneralStaff.ua/posts/pfbid0Su1tscfRnjvhQsNoBi81vsCNc5mLTzcJynPLHK1h1SUFQqYCgmESypCN5Ra4fZHsl" text:style-name="Internet_20_link" text:visited-style-name="Visited_20_Internet_20_Link">
 Фейсбуці</text:a>
.</text:p>
      <text:p text:style-name="P4">
"За уточненою інформацією, цієї доби, вночі, російська федерація завдалачергового масованого удару по території України, застосувавши іранські ударні<text:a xlink:type="simple" xlink:href="https://www.ukrinform.ua/tag-bezpilotnik" text:style-name="Internet_20_link" text:visited-style-name="Visited_20_Internet_20_Link">
 БпЛА </text:a>
 Shahed, 58 із 59 булознищено нашими захисниками", — ідеться у повідомленні.</text:p>
      <text:p text:style-name="P4">
Як повідомляв <text:a xlink:type="simple" xlink:href="https://www.ukrinform.ua/rubric-ato/3715111-rekordna-kilkist-zapusenih-sahediv-sili-oboroni-vnoci-znisili-52-z-54.html" text:style-name="Internet_20_link" text:visited-style-name="Visited_20_Internet_20_Link">
 Укрінформ </text:a>
 , у ніч на 28 травня російські загарбники атакувалиУкраїну безпілотниками Shahed-136/131 з північного та південного напрямків. Наранок стало відомо про збиття 52 ворожих дронів.</text:p>
      <text:p text:style-name="P4">
<text:span text:style-name="T4">
Читайте також:</text:span>
 <text:a xlink:type="simple" xlink:href="https://www.ukrinform.ua/rubric-ato/3715248-bijci-vms-postrilom-z-artilerijskogo-katera-zbili-shahed-nad-kiivskim-vodoshovisem.html" text:style-name="Internet_20_link" text:visited-style-name="Visited_20_Internet_20_Link">
 Бійці ВМС пострілом з артилерійського катера збили Shahedнад Київським водосховищем </text:a>
</text:p>
      <text:p text:style-name="P4">
Зокрема, <text:a xlink:type="simple" xlink:href="https://www.ukrinform.ua/rubric-kyiv/3715156-u-kievi-vnaslidok-ataki-sahedami-zaginula-ludina-dvoe-poraneni.html" text:style-name="Internet_20_link" text:visited-style-name="Visited_20_Internet_20_Link">
 у Києві внаслідок нічної атаки росіян загинула одна людина</text:a>
 , ще двоє зазнали поранень.Уламками пошкоджені цивільні об'єкти в декількох районах міста.</text:p>
      <text:p text:style-name="P4">
Source: <text:a xlink:type="simple" xlink:href="https://www.ukrinform.ua/rubric-ato/3715308-u-genstabi-utocnili-kilkist-zbitih-unoci-droniv-58-iz-59.html" text:style-name="Internet_20_link" text:visited-style-name="Visited_20_Internet_20_Link">
https://www.ukrinform.ua/rubric-ato/3715308-u-genstabi-utocnili-kilkist-zbitih-unoci-droniv-58-iz-59.html</text:a>
</text:p>
      <!--NEWS-->
      <text:h text:style-name="P10" text:outline-level="1">
<text:span text:style-name="T4">
Україні необхідно на зиму зміцнити систему ППО - Резніков</text:span>
</text:h>
      <text:p text:style-name="P4">
Authors: Ukrinform (Person)</text:p>
      <text:p text:style-name="P4">
Publisher: Укринформ (Organization)</text:p>
      <text:p text:style-name="P4">
Published Time: 2023-05-28T19:32:00+03:00</text:p>
      <text:p text:style-name="P4">
Modified Time: 2023-05-28T19:32:00+03:00</text:p>
      <text:p text:style-name="P4">
Description: Україні потрібно до наступної зими зміцнити систему протиповітряної оборони. — Укрінформ.</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Війна з Росією', 'ППО', 'Зима', 'Єдині новини']</text:p>
      <text:p text:style-name="P4">
Type: Article</text:p>
      <!--METADATA-->
      <text:p text:style-name="P4">
<draw:frame draw:style-name="fr1" draw:name="Image253" text:anchor-type="as-char" svg:width="6.9236in" svg:height="3.956343in" draw:z-index="0">
<draw:image xlink:href="../Images/yкринформ/2023-05-28T19-32-00-03-00/630_360_1677842583-533.jpg" xlink:type="simple" xlink:show="embed" xlink:actuate="onLoad" draw:mime-type="image/jpeg"/>
</draw:frame>
 Україніпотрібно до наступної зими зміцнити систему протиповітряної оборони.</text:p>
      <text:p text:style-name="P4">
Як повідомляє кореспондент Укрінформу, про це міністр оборони України ОлексійРезніков сказав в ефірі телемарафону "Єдині новини".</text:p>
      <text:p text:style-name="P4">
"Сьогодні наша задача накопичувати кількість таких системи. На зиму важливозміцнювати систему ППО, тому що нам треба зробити безпечним наше небо, щобнаші діти ходили в школу, студенти ходили в університети, лікарі лікувалибезпечно в лікарнях і т.д. Ми маємо налагодити безпечне життя нашогонаселення. Це важлива задача і ми нею займаємось", - заявив Резніков.</text:p>
      <text:p text:style-name="P4">
Він додав, що потрібно також захистити не тільки Київ, а і всі великіагломерації в <text:a xlink:type="simple" xlink:href="https://www.ukrinform.ua/tag-ukraina" text:style-name="Internet_20_link" text:visited-style-name="Visited_20_Internet_20_Link">
 Україні </text:a>
 : Харків,Дніпро, Одесу, Львів, Запоріжжя та інші міста.</text:p>
      <text:p text:style-name="P4">
За словами Резнікова, Україна вже вирішила всі базові завдання із налагодженняпоставок певного виду озброєння і має зосередитись на забезпеченні необхідноїкількості системи ППО та інших засобів, необхідних для захисту неба.</text:p>
      <text:p text:style-name="P4">
"Тепер мова йде не про принципове рішення щодо якоїсь системи, а про кількістьтих систем, які будуть забезпечені ракетами. Це також системи радарів,перехоплення, ситуативної обізнаності і т. д.", - пояснив міністр.</text:p>
      <text:p text:style-name="P4">
<text:span text:style-name="T4">
Читайте також:</text:span>
 <text:a xlink:type="simple" xlink:href="https://www.ukrinform.ua/rubric-ato/3714699-zrobimo-vse-dla-svidsogo-postacanna-ukraini-sistem-ppo-prezident.html" text:style-name="Internet_20_link" text:visited-style-name="Visited_20_Internet_20_Link">
 Зробимо все для швидшого постачання Україні систем<text:span text:style-name="T4">
ППО</text:span>
 - Президент </text:a>
</text:p>
      <text:p text:style-name="P4">
Очільник Міноборони зауважив, що окрім надання самих систем ППО Україна такожпостійно порушує питання забезпечення бойового стану цих систем, зокреманадання запасних частин, обслуговування та проведення ремонтів.</text:p>
      <text:p text:style-name="P4">
Як повідомляв Укрінформ, під час засідання контактної групи з питань оборониУкраїни у форматі «Рамштайн», яке відбулось 25 травня, йшлося про зміцненнясистеми протиповітряної та протиракетної оборони України.</text:p>
      <text:p text:style-name="P4">
Source: <text:a xlink:type="simple" xlink:href="https://www.ukrinform.ua/rubric-ato/3715310-ukraini-neobhidno-na-zimu-zmicniti-sistemu-ppo-reznikov.html" text:style-name="Internet_20_link" text:visited-style-name="Visited_20_Internet_20_Link">
https://www.ukrinform.ua/rubric-ato/3715310-ukraini-neobhidno-na-zimu-zmicniti-sistemu-ppo-reznikov.html</text:a>
</text:p>
      <!--NEWS-->
      <text:h text:style-name="P10" text:outline-level="1">
<text:span text:style-name="T4">
Ердоган перемагає на президентських виборах у Туреччині – попередні дані</text:span>
</text:h>
      <text:p text:style-name="P4">
Authors: Ukrinform (Person)</text:p>
      <text:p text:style-name="P4">
Publisher: Укринформ (Organization)</text:p>
      <text:p text:style-name="P4">
Published Time: 2023-05-28T19:35:00+03:00</text:p>
      <text:p text:style-name="P4">
Modified Time: 2023-05-28T19:35:00+03:00</text:p>
      <text:p text:style-name="P4">
Description: У другому турі виборів президента Туреччини, після опрацювання бюлетенів з 95.24% виборчих урн лідирує Ердоган. — Укрінформ.</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Президент', 'Вибори у Туреччині']</text:p>
      <text:p text:style-name="P4">
Type: Article</text:p>
      <!--METADATA-->
      <text:p text:style-name="P4">
<draw:frame draw:style-name="fr1" draw:name="Image254" text:anchor-type="as-char" svg:width="6.9236in" svg:height="3.956343in" draw:z-index="0">
<draw:image xlink:href="../Images/yкринформ/2023-05-28T19-35-00-03-00/630_360_1660844699-886.jpg" xlink:type="simple" xlink:show="embed" xlink:actuate="onLoad" draw:mime-type="image/jpeg"/>
</draw:frame>
 У другомутурі виборів президента Туреччини, після опрацювання бюлетенів з 95.24%виборчих урн лідирує Ердоган.</text:p>
      <text:p text:style-name="P4">
Про це повідомляє Укрінформ з посиланням на інформагентство <text:a xlink:type="simple" xlink:href="http://secim.aa.com.tr/" text:style-name="Internet_20_link" text:visited-style-name="Visited_20_Internet_20_Link">
 “Анадолу”</text:a>
 , яке отримує дані від Вищої виборчої комісії.</text:p>
      <text:p text:style-name="P4">
Президент Ердоган набрав 52,34%, лідер опозиції Киличдароглу - 47,66%.</text:p>
      <text:p text:style-name="P4">
Лідер опозиції лідирує в окремих провінціях на заході, сході та півдні країни,а також у провінції Анкара. В усіх інших перемогу здобуває чинний президентЕрдоган.</text:p>
      <text:p text:style-name="P4">
Ердоган перемагає у 52 провінціях, Киличдароглу - у 29-ти.</text:p>
      <text:p text:style-name="P4">
За підрахунком результатів другого туру за кордоном, після підрахунку 32,07%голосів перемогу здобуває президент Ердоган з показником 52,34%. КемальКиличдароглу набрав 47,66% Кемаль Киличдароглу лідирує за результатамиголосування в США, Канаді, Австралії, Китаї, Казахстані, Болгарії, Греції,Румунії ПАР, Нігерії та інших країнах; Ердоган - в Норвегії, ФРН, Нідерландах,Франції, Ірані, Іраку, Узбекистані, Лівії, Єгипті, Пакистані, Малайзії таінших. Виборчі бюлетені з окремих країн все ще не враховані.</text:p>
      <text:p text:style-name="P4">
<text:span text:style-name="T4">
Читайте також:</text:span>
 <text:a xlink:type="simple" xlink:href="https://www.ukrinform.ua/rubric-world/3714283-vibori-v-tureccini-na-zakordonnih-dilnicah-zafiksuvali-rekordnu-aktivnist-viborciv.html" text:style-name="Internet_20_link" text:visited-style-name="Visited_20_Internet_20_Link">
 Вибори в Туреччині: на закордонних дільницях зафіксувалирекордну активність виборців </text:a>
</text:p>
      <text:p text:style-name="P4">
Як повідомляв Укрінформ, у другому турі президентських виборів громадяни <text:a xlink:type="simple" xlink:href="https://www.ukrinform.ua/tag-tureccina" text:style-name="Internet_20_link" text:visited-style-name="Visited_20_Internet_20_Link">
Туреччини </text:a>
 обирали між діючимпрезидентом Реджепом Тайїпом Ердоганом та лідером опозиції КемалемКиличдароглу.</text:p>
      <text:p text:style-name="P4">
Source: <text:a xlink:type="simple" xlink:href="https://www.ukrinform.ua/rubric-world/3715311-erdogan-peremagae-na-prezidentskih-viborah-u-tureccini-poperedni-dani.html" text:style-name="Internet_20_link" text:visited-style-name="Visited_20_Internet_20_Link">
https://www.ukrinform.ua/rubric-world/3715311-erdogan-peremagae-na-prezidentskih-viborah-u-tureccini-poperedni-dani.html</text:a>
</text:p>
      <!--NEWS-->
      <text:h text:style-name="P10" text:outline-level="1">
<text:span text:style-name="T4">
Президент: Київ пережив усі підлості загарбників, переживе й рашистів</text:span>
</text:h>
      <text:p text:style-name="P4">
Authors: Ukrinform (Person)</text:p>
      <text:p text:style-name="P4">
Publisher: Укринформ (Organization)</text:p>
      <text:p text:style-name="P4">
Published Time: 2023-05-28T19:42:00+03:00</text:p>
      <text:p text:style-name="P4">
Modified Time: 2023-05-28T19:42:00+03:00</text:p>
      <text:p text:style-name="P4">
Description: Київ та всі наші міста, вся Україна поставить крапку в історії московської деспотії. — Укрінформ.</text:p>
      <text:p text:style-name="P4">
Images: ['<text:a xlink:type="simple" xlink:href="https://static.ukrinform.com/photos/2023_05/thumb_files/630_360_1685292311-653.png" text:style-name="Internet_20_link" text:visited-style-name="Visited_20_Internet_20_Link">
630_360_16852...</text:a>
']</text:p>
      <text:p text:style-name="P4">
Tags: ['Звернення', 'Зеленський', 'Війна з Росією', 'Дрон-камікадзе']</text:p>
      <text:p text:style-name="P4">
Type: Article</text:p>
      <!--METADATA-->
      <text:p text:style-name="P4">
<draw:frame draw:style-name="fr1" draw:name="Image255" text:anchor-type="as-char" svg:width="6.9236in" svg:height="3.956343in" draw:z-index="0">
<draw:image xlink:href="../Images/yкринформ/2023-05-28T19-42-00-03-00/630_360_1685292311-653.png" xlink:type="simple" xlink:show="embed" xlink:actuate="onLoad" draw:mime-type="image/png"/>
</draw:frame>
 Київ тавсі наші міста, вся Україна поставить крапку в історії московської деспотії.</text:p>
      <text:p text:style-name="P4">
Про це Президент України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text:span text:style-name="T4">
Бажаю здоровʼя, шановні українці!</text:span>
 _</text:p>
      <text:p text:style-name="P4">
Сьогодні наша держава пройшла через одну із найбільших російських атак«Шахедами» – одночасно 54 дрони. Майже всі вони збиті… Майже!.. На жаль, євлучання на Житомирщині. Зробимо все, щоб допомогти, щоб відновити зруйноване.</text:p>
      <text:p text:style-name="P4">
Але все ж більшість руйнувань вдалося відвернути, більшість життів, які моглизабрати ці «Шахеди», вдалося зберегти. Я дякую кожному й кожній, хто цезабезпечив! Зенітні ракетні війська та авіація Повітряних сил, протиповітрянаоборона Сухопутних військ та наші мобільні вогневі групи… Дякую вам, воїни!</text:p>
      <text:p text:style-name="P4">
Під час цієї терористичної атаки кількісно найпотужніший удар був спрямованийсаме проти Київщини. У межах міста Києва та області збито 36 дронів. Саме такРосія відзначає день нашого древнього Києва…</text:p>
      <text:p text:style-name="P4">
За свою історію Київ бачив різні підлості від загарбників. Пережив їх усіх,переживе й рашистів. Жодного з них тут не буде! Київ та всі наші міста, всянаша Україна поставить крапку в історії московської деспотії, яка дуже довго йдуже різним народам несла поневолення. Її не врятують ані «Шахеди», ані будь-які інші засоби терору, які вона принизливо шукає по світу. Бо сила – вона влюдях, вона – у містах, вона – у житті, а коли зневажають і життя, і людей, інайбільш вагомі для культури міста, буде тільки програш для Росії. І навітьсотні «Шахедів» від цього її не врятують. Лише додадуть ганьби Росії.</text:p>
      <text:p text:style-name="P4">
Цими днями ми вітаємо із Днем міста Київ та Олександрію, Сєвєродонецьк, Калуш,Кривий Ріг… Міста неоднакової долі, але однакової нашої поваги. Нашої України.Нашої віри в те, що ми пройдемо цей надзвичайно тяжкий етап історії… Пройдемо,і будуть всі наші міста вільними, а люди – захищеними від будь-якого зла, щоможе загрожувати нашій державі.</text:p>
      <text:p text:style-name="P4">
Сьогодні я хочу подякувати всім нашим людям, які бились і бʼються зарадиУкраїни, – усім нашим воїнам, усім видам Збройних Сил і родам військ, кожнійбригаді, кожному підрозділу. Дякую вам! Усім, хто в бою, усім, хто на бойовихзавданнях, усім, хто на бойових постах!</text:p>
      <text:p text:style-name="P4">
І дякую всім, без кого не уявити ефективного опору держави, ефективногозахисту наших міст. Дякую кожному й кожній, хто тренує наших воїнів та хтовідновлює їх після поранень. Хто виробляє й постачає зброю. Хто забезпечуєнашу логістику та звʼязок. Дякую всім, хто забезпечує Україну розвідувальноюінформацією та хто поширює світом правду про війну й російський терор. Дякуюкожному й кожній, хто забезпечує наші рятувальні операції після ворожих ударівта ліквідовує їхні наслідки.</text:p>
      <text:p text:style-name="P4">
Дякую кожному у світі, хто не байдужий і хто хоче перемоги свободи так само які ми.</text:p>
      <text:p text:style-name="P4">
Всі наші енергетики й транспортники. Дякую вам! «Укрзалізниця». Оборонпром.Усі наші волонтери. United24 та амбасадори. Дякую! Наші правоохоронці. Місцевавлада. Працівники, працівниці комунальних підприємств. Наша освіта. Наші діячікультури. Наші історики. Усі, хто зберігає робочі місця, та усі, хто створюєробочі місця – попри все. Наші фермери, працівники нашого агросектору. Нашапромисловість. Айтівці. Наші державні службовці. Наші дипломати. Дякую всім,хто зміцнює нашу оборону, нашу державу, наших людей!</text:p>
      <text:p text:style-name="P4">
Те, що наша столиця вільна, те, що наші міста захищаються – захищаютьсядостойно, те, що ми звільнимо кожне нині окуповане місто – усе це заслугабагатьох людей. Усіх, хто воює й працює заради України. Це заслуга нашогомогутнього народу, який уміє робити історичні речі. Коли обʼєднаний. Колиусвідомлює свою силу. Коли нічого не пробачає ворогові. І коли надихає увесьсвіт.</text:p>
      <text:p text:style-name="P4">
Ідемо вперед, поки не звільнимо всю нашу, українську землю… Боронимо кожнемісто… Дбаємо одне про одного й памʼятаємо про всіх наших людей, яких ми маємоповернути додому, до своїх міст і сіл із російської неволі.</text:p>
      <text:p text:style-name="P4">
_<text:span text:style-name="T4">
Слава нашому прекрасному народу!</text:span>
 _</text:p>
      <text:p text:style-name="P4">
_<text:span text:style-name="T4">
Слава всім, хто дбає про нашу державу!</text:span>
 _</text:p>
      <text:p text:style-name="P4">
_<text:span text:style-name="T4">
Слава Україні!</text:span>
 _</text:p>
      <text:p text:style-name="P4">
<text:span text:style-name="T5">
Фото: ОП</text:span>
</text:p>
      <text:p text:style-name="P4">
Source: <text:a xlink:type="simple" xlink:href="https://www.ukrinform.ua/rubric-ato/3715314-prezident-kiiv-pereziv-usi-pidlosti-zagarbnikiv-perezive-j-rasistiv.html" text:style-name="Internet_20_link" text:visited-style-name="Visited_20_Internet_20_Link">
https://www.ukrinform.ua/rubric-ato/3715314-prezident-kiiv-pereziv-usi-pidlosti-zagarbnikiv-perezive-j-rasistiv.html</text:a>
</text:p>
      <!--NEWS-->
      <text:h text:style-name="P10" text:outline-level="1">
<text:span text:style-name="T4">
Ворог обстріляв Дніпропетровщину з важкої артилерії</text:span>
</text:h>
      <text:p text:style-name="P4">
Authors: Ukrinform (Person)</text:p>
      <text:p text:style-name="P4">
Publisher: Укринформ (Organization)</text:p>
      <text:p text:style-name="P4">
Published Time: 2023-05-28T19:51:00+03:00</text:p>
      <text:p text:style-name="P4">
Modified Time: 2023-05-28T19:51:00+03:00</text:p>
      <text:p text:style-name="P4">
Description: Надвечір ворожа армія атакувала з важкої артилерії та дронами-камікадзе Дніпропетровську область. — Укрінформ.</text:p>
      <text:p text:style-name="P4">
Images: ['<text:a xlink:type="simple" xlink:href="https://static.ukrinform.com/photos/2023_05/thumb_files/630_360_1685292505-323.jpg" text:style-name="Internet_20_link" text:visited-style-name="Visited_20_Internet_20_Link">
630_360_16852...</text:a>
']</text:p>
      <text:p text:style-name="P4">
Tags: ['Дніпропетровщина', 'Обстріл', 'Війна з Росією', 'Артилерія']</text:p>
      <text:p text:style-name="P4">
Type: Article</text:p>
      <!--METADATA-->
      <text:p text:style-name="P4">
<draw:frame draw:style-name="fr1" draw:name="Image256" text:anchor-type="as-char" svg:width="6.9236in" svg:height="3.956343in" draw:z-index="0">
<draw:image xlink:href="../Images/yкринформ/2023-05-28T19-51-00-03-00/630_360_1685292505-323.jpg" xlink:type="simple" xlink:show="embed" xlink:actuate="onLoad" draw:mime-type="image/jpeg"/>
</draw:frame>
 Надвечірворожа армія атакувала з важкої артилерії та дронами-камікадзеДніпропетровську область.</text:p>
      <text:p text:style-name="P4">
Про це в <text:a xlink:type="simple" xlink:href="https://t.me/mykola_lukashuk/4765" text:style-name="Internet_20_link" text:visited-style-name="Visited_20_Internet_20_Link">
 Телеграмі </text:a>
 повідомляє головаДніпропетровської обласної ради Микола Лукашук, передає Укрінформ.</text:p>
      <text:p text:style-name="P4">
"Надвечір ворог здійснив <text:a xlink:type="simple" xlink:href="https://www.ukrinform.ua/tag-obstril" text:style-name="Internet_20_link" text:visited-style-name="Visited_20_Internet_20_Link">
 обстріл </text:a>
 зіствольної артилерії по території Мирівської громади. На місці працюютьрятувальники", - написав він.</text:p>
      <text:p text:style-name="P4">
Марганецьку громаду окупанти атакували з дрона-камікадзе. Наслідки влучаннязʼясовуються.</text:p>
      <text:p text:style-name="P4">
В інших громадах було спокійно протягом дня.</text:p>
      <text:p text:style-name="P4">
<text:span text:style-name="T4">
Читайте також:</text:span>
 <text:a xlink:type="simple" xlink:href="https://www.ukrinform.ua/rubric-regions/3715138-rosiani-za-dobu-obstrilali-tri-rajoni-harkivsini-zaginuli-dvoe-civilnih.html" text:style-name="Internet_20_link" text:visited-style-name="Visited_20_Internet_20_Link">
 Росіяни за добу <text:span text:style-name="T4">
обстріл</text:span>
 яли три райони Харківщини,загинули двоє цивільних </text:a>
</text:p>
      <text:p text:style-name="P4">
Як повідомляв <text:a xlink:type="simple" xlink:href="https://www.ukrinform.ua/rubric-ato/3715308-u-genstabi-utocnili-kilkist-zbitih-unoci-droniv-58-iz-59.html" text:style-name="Internet_20_link" text:visited-style-name="Visited_20_Internet_20_Link">
 Укрінформ </text:a>
 ,російська армія в ніч на 28 травня запустила по Україні 59 дронів-камікадзеShahed, 58 з них знищили Сили оборони.</text:p>
      <text:p text:style-name="P4">
<text:span text:style-name="T5">
Фото: Микола Лукашук / Телеграм</text:span>
</text:p>
      <text:p text:style-name="P4">
Source: <text:a xlink:type="simple" xlink:href="https://www.ukrinform.ua/rubric-ato/3715318-vorog-atakuvav-dnipropetrovsinu-z-vazkoi-artilerii.html" text:style-name="Internet_20_link" text:visited-style-name="Visited_20_Internet_20_Link">
https://www.ukrinform.ua/rubric-ato/3715318-vorog-atakuvav-dnipropetrovsinu-z-vazkoi-artilerii.html</text:a>
</text:p>
      <!--NEWS-->
      <text:h text:style-name="P10" text:outline-level="1">
<text:span text:style-name="T4">
Гран-прі Монако-2023: Ферстаппен приїхав першим</text:span>
</text:h>
      <text:p text:style-name="P4">
Authors: Ukrinform (Person)</text:p>
      <text:p text:style-name="P4">
Publisher: Укринформ (Organization)</text:p>
      <text:p text:style-name="P4">
Published Time: 2023-05-28T19:52:30+03:00</text:p>
      <text:p text:style-name="P4">
Modified Time: 2023-05-28T19:52:30+03:00</text:p>
      <text:p text:style-name="P4">
Description: Алонсо став другим в гонці, Окон – третім. — Укрінформ.</text:p>
      <text:p text:style-name="P4">
Images: ['<text:a xlink:type="simple" xlink:href="https://static.ukrinform.com/photos/2023_05/thumb_files/630_360_1685292630-684.jpg" text:style-name="Internet_20_link" text:visited-style-name="Visited_20_Internet_20_Link">
630_360_16852...</text:a>
']</text:p>
      <text:p text:style-name="P4">
Tags: ['Формула-1']</text:p>
      <text:p text:style-name="P4">
Type: Article</text:p>
      <!--METADATA-->
      <text:p text:style-name="P4">
<draw:frame draw:style-name="fr1" draw:name="Image257" text:anchor-type="as-char" svg:width="6.9236in" svg:height="3.956343in" draw:z-index="0">
<draw:image xlink:href="../Images/yкринформ/2023-05-28T19-52-30-03-00/630_360_1685292630-684.jpg" xlink:type="simple" xlink:show="embed" xlink:actuate="onLoad" draw:mime-type="image/jpeg"/>
</draw:frame>
 Алонсостав другим в гонці, Окон – третім.</text:p>
      <text:p text:style-name="P4">
28 травня відбулася шоста гонка сезону «Формули-1» – Гран-прі Монако-2023,передає Укрінформ.</text:p>
      <text:p text:style-name="P4">
Перемогу здобув пілот «Ред Булл» Макс Ферстаппен.</text:p>
      <text:p text:style-name="P4">
<text:span text:style-name="T4">
Читайте також:</text:span>
 <text:a xlink:type="simple" xlink:href="https://www.ukrinform.ua/rubric-sports/3702794-formula1-granpri-azerbajdzanu2023-peres-vigrav-gonku.html" text:style-name="Internet_20_link" text:visited-style-name="Visited_20_Internet_20_Link">
 «Формула-1», Гран-прі Азербайджану-2023: Перес вигравгонку </text:a>
</text:p>
      <text:p text:style-name="P4">
Другим став гонщик «Астон Мартін» Фернандо Алонсо, третім - Естебан Окон з«Альпін».</text:p>
      <text:p text:style-name="P4">
Фото: Getty Images</text:p>
      <text:p text:style-name="P4">
Source: <text:a xlink:type="simple" xlink:href="https://www.ukrinform.ua/rubric-sports/3715319-granpri-monako2023-ferstappen-priihav-persim.html" text:style-name="Internet_20_link" text:visited-style-name="Visited_20_Internet_20_Link">
https://www.ukrinform.ua/rubric-sports/3715319-granpri-monako2023-ferstappen-priihav-persim.html</text:a>
</text:p>
      <!--NEWS-->
      <text:h text:style-name="P10" text:outline-level="1">
<text:span text:style-name="T4">
Сили оборони за добу відбили 18 атак ворога</text:span>
</text:h>
      <text:p text:style-name="P4">
Authors: Ukrinform (Person)</text:p>
      <text:p text:style-name="P4">
Publisher: Укринформ (Organization)</text:p>
      <text:p text:style-name="P4">
Published Time: 2023-05-28T19:58:00+03:00</text:p>
      <text:p text:style-name="P4">
Modified Time: 2023-05-28T19:58:00+03:00</text:p>
      <text:p text:style-name="P4">
Description: Російські війська продовжують зосереджувати основні зусилля на спробах повного захоплення Луганської та Донецької областей, протягом доби Сили оборони відбили 18 ворожих атак. — Укрінформ.</text:p>
      <text:p text:style-name="P4">
Images: ['<text:a xlink:type="simple" xlink:href="https://static.ukrinform.com/photos/2022_09/thumb_files/630_360_1663735718-305.jpg" text:style-name="Internet_20_link" text:visited-style-name="Visited_20_Internet_20_Link">
630_360_16637...</text:a>
']</text:p>
      <text:p text:style-name="P4">
Tags: ['Генштаб', 'ЗСУ', 'Війна з Росією']</text:p>
      <text:p text:style-name="P4">
Type: Article</text:p>
      <!--METADATA-->
      <text:p text:style-name="P4">
<draw:frame draw:style-name="fr1" draw:name="Image258" text:anchor-type="as-char" svg:width="6.9236in" svg:height="3.956343in" draw:z-index="0">
<draw:image xlink:href="../Images/yкринформ/2023-05-28T19-58-00-03-00/630_360_1663735718-305.jpg" xlink:type="simple" xlink:show="embed" xlink:actuate="onLoad" draw:mime-type="image/jpeg"/>
</draw:frame>
 Російськівійська продовжують зосереджувати основні зусилля на спробах повногозахоплення Луганської та Донецької областей, протягом доби Сили оборонивідбили 18 ворожих атак.</text:p>
      <text:p text:style-name="P4">
Як передає Укрінформ, про це Генеральний штаб Збройних сил України повідомив у<text:a xlink:type="simple" xlink:href="http://www.facebook.com/GeneralStaff.ua/posts/pfbid0Su1tscfRnjvhQsNoBi81vsCNc5mLTzcJynPLHK1h1SUFQqYCgmESypCN5Ra4fZHsl" text:style-name="Internet_20_link" text:visited-style-name="Visited_20_Internet_20_Link">
 Фейсбуці</text:a>
, оприлюднивши оперативну інформацію станом на 18:00 28 травня.</text:p>
      <text:p text:style-name="P4">
Згідно з даними Генштабу, загалом за добу українська авіація завдала 13 ударівпо районах зосередження особового складу та військової техніки загарбників, атакож два — по зенітно-ракетних комплексах ворога.</text:p>
      <text:p text:style-name="P4">
Підрозділи ракетних військ й артилерії ЗСУ зі свого боку уразили три районизосередження озброєння та військової техніки, зенітно-ракетний комплекс С-300,три пункти управління та склад боєприпасів росіян.</text:p>
      <text:p text:style-name="P4">
Російська армія загалом протягом доби здійснила 91 авіаційний удар та близько25 обстрілів з реактивних систем залпового вогню по позиціях Сил оборони інаселених пунктах.</text:p>
      <text:p text:style-name="P4">
У Генштабі застерігають: імовірність здійснення загарбниками ракетних йавіаційних ударів залишається високою по всій території України.</text:p>
      <text:p text:style-name="P4">
На <text:span text:style-name="T4">
Волинському</text:span>
 та <text:span text:style-name="T4">
Поліському</text:span>
 напрямках оперативна обстановка змін незазнала, ознаки формування наступальних угруповань ворога не виявлені.</text:p>
      <text:p text:style-name="P4">
На <text:span text:style-name="T4">
Сіверському</text:span>
 та <text:span text:style-name="T4">
Слобожанському</text:span>
 напрямках Російська Федераціяпродовжує зберігати військову присутність у прикордонних з Україною районах.</text:p>
      <text:p text:style-name="P4">
Біля Кіндратівки, Басівки, Могриці, Миропілля й Славгорода Сумської області, атакож Плетенівки й Вовчанських Хуторів Харківської області протягом добиросіяни завдавали авіаційних ударів.</text:p>
      <text:p text:style-name="P4">
З мінометів і артилерії ворог бив по Карповичах, Тимоновичах, Залізному Мостуі Мурав’ях Чернігівської області, Нововасилівці, Середині-Буді, Прогресу,Дем’янівці й Манухівці Сумської області, а також по Липцях, Гатищу,Плетенівці, Вовчанську, Малій Вовчій і Бударках Харківської області.</text:p>
      <text:p text:style-name="P4">
На <text:span text:style-name="T4">
Куп’янському</text:span>
 напрямку протягом доби війська РФ вели безуспішнінаступальні дії в районі Масютівки Харківської області. Авіаційного ударузагарбники завдали в районі Кислівки Харківської області.</text:p>
      <text:p text:style-name="P4">
Від артилерійських і мінометних ударів ворога потерпали Колодязне, КраснеПерше, Фиголівка, Новомлинськ, Дворічна, Западне, Масютівка, Кислівка йБерестове Харківської області.</text:p>
      <text:p text:style-name="P4">
На <text:span text:style-name="T4">
Лиманському</text:span>
 напрямку протягом доби наступальних дій російська армія непроводила, натомість атакувала з авіації райони Ягідного Харківської області,Сергіївки й Білогорівки Луганської області, Іванівки, Спірного, Рай-Олександрівки та Веселого Донецької області. Артилерійських обстрілів відросіян зазнали Невське й Білогорівка Луганської області, Торське,Верхньокам’янське та Спірне Донецької області.</text:p>
      <text:p text:style-name="P4">
На <text:span text:style-name="T4">
Бахмутському</text:span>
 напрямку протягом доби російські війська вели безуспішнінаступальні дії у районі, що північно-східніше від Оріхово-Василівки, а такожу напрямку Іванівського.</text:p>
      <text:p text:style-name="P4">
У районі Предтечиного, Білої Гори, Курдюмівки, Нью-Йорка та ЯблунівкиДонецької області загарбники завдавали авіаційних ударів. Від ворожихобстрілів постраждали Василівка, Привілля, Оріхово-Василівка, Григорівка,Богданівка, Часів Яр, Іванівське, Ступочки, Предтечине, Костянтинівка таПівнічне Донецької області.</text:p>
      <text:p text:style-name="P4">
На <text:span text:style-name="T4">
Авдіївському</text:span>
 напрямку російські війська наступальних дій не проводили.Натомість били з авіації по районах Авдіївки, Водяного і Первомайського, зартилерії обстрілювали Авдіївку, Первомайське та Карлівку Донецької області.</text:p>
      <text:p text:style-name="P4">
На <text:span text:style-name="T4">
Мар’їнському</text:span>
 напрямку українські захисники відбили 12 ворожих атак урайоні Мар’їнки. Туди ж загарбники завдали авіаційного удару. Ворожихобстрілів зазнала також Побєда Донецької області.</text:p>
      <text:p text:style-name="P4">
На <text:span text:style-name="T4">
Шахтарському</text:span>
 напрямку росіяни здійснили авіаудар у районі Вугледара,обстрілювали Парасковіївку, Новомихайлівку, Вугледар, Новоукраїнку,Пречистівку та Шахтарське.</text:p>
      <text:p text:style-name="P4">
На <text:span text:style-name="T4">
Запорізькому</text:span>
 і <text:span text:style-name="T4">
Херсонському</text:span>
 напрямках загарбники продовжують вестиоборонні дії. Ворожих обстрілів зазнали Времівка й Новопіль Донецької області,Ольгівське, Гуляйполе, Мала Токмачка, Новоданилівка, Оріхів, Новоандріївка,Малі Щербаки і Степногріськ Запорізької області, Херсон, Золота Балка,Михайлівка, Веселе, Козацьке, Миколаївка, Львове, Іванівка, Антонівка,Дніпровське й Кізомис Херсонської області.</text:p>
      <text:p text:style-name="P4">
У тимчасово захопленому Нижньосірогозькому районі Херсонської області триваєпримусова паспортизація громадян України. За інформацією Генштабу, російськізагарбники постійно тиснуть на місцевих жителів, погрожують їм, зокрема,депортацією.</text:p>
      <text:p text:style-name="P4">
Встановлено, що в разі відмови від отримання документів російського зразкагромадянам з українським паспортом, водійським посвідченням і технічнимпаспортом на транспортний засіб загарбники погрожують конфіскацією.</text:p>
      <text:p text:style-name="P4">
<text:span text:style-name="T4">
Читайте також:</text:span>
 <text:a xlink:type="simple" xlink:href="https://www.ukrinform.ua/rubric-ato/3715305-ukrainski-vijskovi-vikoristovuut-storm-shadow-zi-100-rezultatom-reznikov.html" text:style-name="Internet_20_link" text:visited-style-name="Visited_20_Internet_20_Link">
 Українські військові використовують Storm Shadow зі 100%результатом - <text:span text:style-name="T4">
Резніков</text:span>
 </text:a>
</text:p>
      <text:p text:style-name="P4">
Як повідомляв Укрінформ, у ніч на 28 травня російська армія вкотре атакувалаУкраїну безпілотниками типу Shahed. <text:a xlink:type="simple" xlink:href="https://www.ukrinform.ua/rubric-ato/3715308-u-genstabi-utocnili-kilkist-zbitih-unoci-droniv-58-iz-59.html" text:style-name="Internet_20_link" text:visited-style-name="Visited_20_Internet_20_Link">
 58 з 59 ворожих дронів</text:a>
 знищили Сили оборони.</text:p>
      <text:p text:style-name="P4">
Source: <text:a xlink:type="simple" xlink:href="https://www.ukrinform.ua/rubric-ato/3715320-sili-oboroni-za-dobu-vidbili-na-shodi-18-atak-voroga.html" text:style-name="Internet_20_link" text:visited-style-name="Visited_20_Internet_20_Link">
https://www.ukrinform.ua/rubric-ato/3715320-sili-oboroni-za-dobu-vidbili-na-shodi-18-atak-voroga.html</text:a>
</text:p>
      <!--NEWS-->
      <text:h text:style-name="P10" text:outline-level="1">
<text:span text:style-name="T4">
Росіяни за день п'ять разів обстріляли прикордоння Сумщини та Чернігівщини</text:span>
</text:h>
      <text:p text:style-name="P4">
Authors: Ukrinform (Person)</text:p>
      <text:p text:style-name="P4">
Publisher: Укринформ (Organization)</text:p>
      <text:p text:style-name="P4">
Published Time: 2023-05-28T20:20:00+03:00</text:p>
      <text:p text:style-name="P4">
Modified Time: 2023-05-28T20:20:00+03:00</text:p>
      <text:p text:style-name="P4">
Description: Російські війська з 11:00 до 17:00 неділі, 28 травня, п'ять разів обстріляли прикордонні території Сумської та Чернігівської областей, здійснивши загалом понад 30 влучань з мінометів і артилерії.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Чернігівщина', 'Війна з Росією']</text:p>
      <text:p text:style-name="P4">
Type: Article</text:p>
      <!--METADATA-->
      <text:p text:style-name="P4">
<draw:frame draw:style-name="fr1" draw:name="Image259" text:anchor-type="as-char" svg:width="6.9236in" svg:height="3.956343in" draw:z-index="0">
<draw:image xlink:href="../Images/yкринформ/2023-05-28T20-20-00-03-00/630_360_1669987737-966.jpg" xlink:type="simple" xlink:show="embed" xlink:actuate="onLoad" draw:mime-type="image/jpeg"/>
</draw:frame>
 Російськівійська з 11:00 до 17:00 неділі, 28 травня, п'ять разів обстріляли прикордоннітериторії Сумської та Чернігівської областей, здійснивши загалом понад 30влучань з мінометів і артилерії.</text:p>
      <text:p text:style-name="P4">
Як передає Укрінформ, про це оперативне командування "Північ" повідомило в <text:a xlink:type="simple" xlink:href="https://t.me/ok_pivnich1/2877" text:style-name="Internet_20_link" text:visited-style-name="Visited_20_Internet_20_Link">
Телеграмі</text:a>
.</text:p>
      <text:p text:style-name="P4">
Зокрема, з 11:00 до 11:40 у районі села Карповичі відбулися 14 влучань,імовірно, з мінометів 120-міліметрового калібру.</text:p>
      <text:p text:style-name="P4">
З 12:20 до 12:30 у районі Мурав'їв зафіксовані три <text:a xlink:type="simple" xlink:href="https://www.ukrinform.ua/tag-obstril" text:style-name="Internet_20_link" text:visited-style-name="Visited_20_Internet_20_Link">
 влучання</text:a>
 , імовірно, зі ствольної артилерії. З12:25 до 12:45 загарбники здійснили п'ять влучань, імовірно, з такої ж зброї врайоні Нововасилівки, з 14:00 до 14:30 — ще дев'ять у районі Тимоновичів.</text:p>
      <text:p text:style-name="P4">
З 16:25 до 17:00 відбулися п'ять влучань, імовірно, з міномета120-міліметрового калібру в районі Залізного Мосту.</text:p>
      <text:p text:style-name="P4">
<text:span text:style-name="T4">
Читайте також:</text:span>
 <text:a xlink:type="simple" xlink:href="https://www.ukrinform.ua/rubric-ato/3715318-vorog-atakuvav-dnipropetrovsinu-z-vazkoi-artilerii.html" text:style-name="Internet_20_link" text:visited-style-name="Visited_20_Internet_20_Link">
 Ворог <text:span text:style-name="T4">
обстріл</text:span>
 яв Дніпропетровщину з важкої артилерії</text:a>
</text:p>
      <text:p text:style-name="P4">
Інформація про втрати серед місцевого населення чи пошкодження цивільноїінфраструктури у жодному з випадків не надходила.</text:p>
      <text:p text:style-name="P4">
Як повідомляв Укрінформ, з 2:00 до 9:30 28 травня російська армія п'ять разіватакувала з мінометів прикордоння Сумської та Чернігівської областей,випустивши майже 20 боєприпасів.</text:p>
      <text:p text:style-name="P4">
Source: <text:a xlink:type="simple" xlink:href="https://www.ukrinform.ua/rubric-ato/3715328-rosiani-za-den-pat-raziv-obstrilali-prikordonna-sumsini-ta-cernigivsini.html" text:style-name="Internet_20_link" text:visited-style-name="Visited_20_Internet_20_Link">
https://www.ukrinform.ua/rubric-ato/3715328-rosiani-za-den-pat-raziv-obstrilali-prikordonna-sumsini-ta-cernigivsini.html</text:a>
</text:p>
      <!--NEWS-->
      <text:h text:style-name="P10" text:outline-level="1">
<text:span text:style-name="T4">
У Греції склав присягу новий парламент, який розпустять за дві доби</text:span>
</text:h>
      <text:p text:style-name="P4">
Authors: Ukrinform (Person)</text:p>
      <text:p text:style-name="P4">
Publisher: Укринформ (Organization)</text:p>
      <text:p text:style-name="P4">
Published Time: 2023-05-28T20:33:00+03:00</text:p>
      <text:p text:style-name="P4">
Modified Time: 2023-05-28T20:33:00+03:00</text:p>
      <text:p text:style-name="P4">
Description: У Греції 300 депутатів парламенту, обраних унаслідок виборів, що відбулися в країні на минулих вихідних, склали присягу в неділю, 28 травня. — Укрінформ.</text:p>
      <text:p text:style-name="P4">
Images: ['<text:a xlink:type="simple" xlink:href="https://static.ukrinform.com/photos/2023_05/thumb_files/630_360_1685295121-327.jpg" text:style-name="Internet_20_link" text:visited-style-name="Visited_20_Internet_20_Link">
630_360_16852...</text:a>
']</text:p>
      <text:p text:style-name="P4">
Tags: ['Греція', 'Парламент', 'Вибори']</text:p>
      <text:p text:style-name="P4">
Type: Article</text:p>
      <!--METADATA-->
      <text:p text:style-name="P4">
<draw:frame draw:style-name="fr1" draw:name="Image260" text:anchor-type="as-char" svg:width="6.9236in" svg:height="3.956343in" draw:z-index="0">
<draw:image xlink:href="../Images/yкринформ/2023-05-28T20-33-00-03-00/630_360_1685295121-327.jpg" xlink:type="simple" xlink:show="embed" xlink:actuate="onLoad" draw:mime-type="image/jpeg"/>
</draw:frame>
 У Греції300 депутатів парламенту, обраних унаслідок виборів, що відбулися в країні наминулих вихідних, склали присягу в неділю, 28 травня.</text:p>
      <text:p text:style-name="P4">
Як передає Укрінформ, про це повідомляє <text:a xlink:type="simple" xlink:href="https://www.ekathimerini.com/news/1212111/new-parliament-sworn-in-to-be-dissolved-almost-immediately/" text:style-name="Internet_20_link" text:visited-style-name="Visited_20_Internet_20_Link">
 Ekathimerini</text:a>
 .</text:p>
      <text:p text:style-name="P4">
Новий <text:a xlink:type="simple" xlink:href="https://www.ukrinform.ua/tag-parlament" text:style-name="Internet_20_link" text:visited-style-name="Visited_20_Internet_20_Link">
 парламент </text:a>
 , у якому жоднапартія не отримала більшості, обере спікера та віцеспікер у понеділок.</text:p>
      <text:p text:style-name="P4">
Потім він буде розпущений президентським указом у понеділок або вівторок, анові вибори будуть оголошені на 25 червня.</text:p>
      <text:p text:style-name="P4">
Зазначається, що нові вибори проходитимуть відповідно до нового Закону «Провибори», який передбачає бонус для переможця.</text:p>
      <text:p text:style-name="P4">
Поріг голосування, необхідний для того, щоб партія-переможець отрималазагальну більшість, буде змінюватися залежно від кількості партій,представлених у парламенті, а також від частки голосів, отриманих меншимипартіями.</text:p>
      <text:p text:style-name="P4">
<text:span text:style-name="T4">
Читайте також:</text:span>
 <text:a xlink:type="simple" xlink:href="https://www.ukrinform.ua/rubric-economy/3714973-grecia-ta-ugorsina-blokuut-novij-paket-sankcij-proti-rf.html" text:style-name="Internet_20_link" text:visited-style-name="Visited_20_Internet_20_Link">
 Греція та Угорщина блокують новий пакет санкцій проти РФ</text:a>
</text:p>
      <text:p text:style-name="P4">
Чим більше партій оберуть депутатів і чим більший буде розкид голосів, тимвищим буде прохідний бар’єр.</text:p>
      <text:p text:style-name="P4">
Як повідомляв Укрінформ, у неділю, 21 травня, <text:a xlink:type="simple" xlink:href="https://www.ukrinform.ua/rubric-world/3712140-u-grecii-prohodat-parlamentski-vibori.html" text:style-name="Internet_20_link" text:visited-style-name="Visited_20_Internet_20_Link">
 у Греції відбулисяпарламентські вибори </text:a>
 . Згідно з підрахунком майже всіх голосів,<text:a xlink:type="simple" xlink:href="https://www.ukrinform.ua/rubric-world/3712456-u-grecii-na-viborah-do-parlamentu-peremagae-pravlaca-partia.html" text:style-name="Internet_20_link" text:visited-style-name="Visited_20_Internet_20_Link">
 партія «Нова демократія» </text:a>
 набирає 40,78% (145 з 300 місць).</text:p>
      <text:p text:style-name="P4">
Через день після парламентських виборів не вдалося сформувати однопартійнийуряд, тому можливе нове голосування, під час якого партія-переможниця «Новадемократія» прагне досягти того, щоб керувати країною самостійно.</text:p>
      <text:p text:style-name="P4">
<text:span text:style-name="T5">
Фото: INTIME</text:span>
</text:p>
      <text:p text:style-name="P4">
Source: <text:a xlink:type="simple" xlink:href="https://www.ukrinform.ua/rubric-world/3715326-u-grecii-sklav-prisagu-novij-parlament-akij-rozpustat-za-dvi-dobi.html" text:style-name="Internet_20_link" text:visited-style-name="Visited_20_Internet_20_Link">
https://www.ukrinform.ua/rubric-world/3715326-u-grecii-sklav-prisagu-novij-parlament-akij-rozpustat-za-dvi-dobi.html</text:a>
</text:p>
      <!--NEWS-->
      <text:h text:style-name="P10" text:outline-level="1">
<text:span text:style-name="T4">
Резніков прокоментував публікацію про невиконання мільярдних контрактів імпортерами зброї</text:span>
</text:h>
      <text:p text:style-name="P4">
Authors: Ukrinform (Person)</text:p>
      <text:p text:style-name="P4">
Publisher: Укринформ (Organization)</text:p>
      <text:p text:style-name="P4">
Published Time: 2023-05-28T20:43:00+03:00</text:p>
      <text:p text:style-name="P4">
Modified Time: 2023-05-28T20:43:00+03:00</text:p>
      <text:p text:style-name="P4">
Description: Багато контрактів, за невиконання яких Міністерство оборони України судиться з українськими компаніями, не були виконані не з вини цих компаній і не є сумнівними. — Укрінформ.</text:p>
      <text:p text:style-name="P4">
Images: ['<text:a xlink:type="simple" xlink:href="https://static.ukrinform.com/photos/2023_04/thumb_files/630_360_1682673653-649.jpg" text:style-name="Internet_20_link" text:visited-style-name="Visited_20_Internet_20_Link">
630_360_16826...</text:a>
']</text:p>
      <text:p text:style-name="P4">
Tags: ['Міноборони', 'Скандал', 'Зброя', 'Резніков']</text:p>
      <text:p text:style-name="P4">
Type: Article</text:p>
      <!--METADATA-->
      <text:p text:style-name="P4">
<draw:frame draw:style-name="fr1" draw:name="Image261" text:anchor-type="as-char" svg:width="6.9236in" svg:height="3.956343in" draw:z-index="0">
<draw:image xlink:href="../Images/yкринформ/2023-05-28T20-43-00-03-00/630_360_1682673653-649.jpg" xlink:type="simple" xlink:show="embed" xlink:actuate="onLoad" draw:mime-type="image/jpeg"/>
</draw:frame>
 Багатоконтрактів, за невиконання яких Міністерство оборони України судиться зукраїнськими компаніями, не були виконані не з вини цих компаній і не єсумнівними.</text:p>
      <text:p text:style-name="P4">
Як повідомляє кореспондент Укрінформу, про це заявив міністр оборони УкраїниОлексій Резніков в ефірі телемарафону "Єдині новини", коментуючи розслідуванняодного із українських ЗМІ щодо виведення коштів з України державнимиімпортерами зброї.</text:p>
      <text:p text:style-name="P4">
"Контракти укладалися в кінці лютого та березня, просто згадайте ті умови. Микупляли все, що було можливо. Ті ж самі постачальники домовлялися з продавцямизброї та амуніції по всьому світу, але на ринку, як з'ясувалося, не всі людипорядні. І їх контрагенти виявились не порядними, або в деяких країнахобмежили видачу ліцензій. Тому багато тих контрактів, по яких є заборгованістьчи дебіторська заборгованість, вони не є сумнівними. Ми зобов'язані подати наних в суд, і ми маємо позитивні рішення по тих судах, але вони в свою чергусудяться зі своїми контрагентами в тих інших країнах, примушуючи їх виконатиконтракти і поставити або снаряди або <text:a xlink:type="simple" xlink:href="https://www.ukrinform.ua/tag-zbroa" text:style-name="Internet_20_link" text:visited-style-name="Visited_20_Internet_20_Link">
 зброю </text:a>
 ", - сказав він.</text:p>
      <text:p text:style-name="P4">
Резніков додав, що Міноборони судиться не лише із українськими компаніями, а йз іноземними компаніями-постачальниками, які не виконують свої контракти.</text:p>
      <text:p text:style-name="P4">
За його словами, міністерство поверне всі свої гроші, сплачені за цимиконтрактами, у вигляді зброї.</text:p>
      <text:p text:style-name="P4">
<text:span text:style-name="T4">
Читайте також:</text:span>
 <text:a xlink:type="simple" xlink:href="https://www.ukrinform.ua/rubric-ato/3715305-ukrainski-vijskovi-vikoristovuut-storm-shadow-zi-100-rezultatom-reznikov.html" text:style-name="Internet_20_link" text:visited-style-name="Visited_20_Internet_20_Link">
 Українські військові використовують Storm Shadow зі 100%результатом - <text:span text:style-name="T4">
Резніков</text:span>
 </text:a>
</text:p>
      <text:p text:style-name="P4">
Як повідомлялося, "Українська правда" 25 травня опублікувала розслідування уякому йдеться про те, що українські державні компанії, які займаютьсяміжнародними закупками зброї, у 2022 році отримали мільярди гривень законтрактами Міноборони і не виконали поставки. За даними журналістів, станомна 23 травня 2023 року у судовому реєстрі є щонайменше 30 позовів відміністерства до підрядників, які не виконали свої контракти.</text:p>
      <text:p text:style-name="P4">
Source: <text:a xlink:type="simple" xlink:href="https://www.ukrinform.ua/rubric-ato/3715327-reznikov-prokomentuvav-publikaciu-pro-nevikonanna-milardnih-kontraktiv-importerami-zbroi.html" text:style-name="Internet_20_link" text:visited-style-name="Visited_20_Internet_20_Link">
https://www.ukrinform.ua/rubric-ato/3715327-reznikov-prokomentuvav-publikaciu-pro-nevikonanna-milardnih-kontraktiv-importerami-zbroi.html</text:a>
</text:p>
      <!--NEWS-->
      <text:h text:style-name="P10" text:outline-level="1">
<text:span text:style-name="T4">
Війська РФ обстріляли Куп'янський район Харківщини, є поранена</text:span>
</text:h>
      <text:p text:style-name="P4">
Authors: Ukrinform (Person)</text:p>
      <text:p text:style-name="P4">
Publisher: Укринформ (Organization)</text:p>
      <text:p text:style-name="P4">
Published Time: 2023-05-28T20:48:54+03:00</text:p>
      <text:p text:style-name="P4">
Modified Time: 2023-05-28T20:48:54+03:00</text:p>
      <text:p text:style-name="P4">
Description: Російські війська в неділю, 28 травня, вдарили з артилерії по населених пунктах Куп'янського району Харківської області, поранивши мирну жительку та спричинивши кілька пожеж. — Укрінформ.</text:p>
      <text:p text:style-name="P4">
Images: ['<text:a xlink:type="simple" xlink:href="https://static.ukrinform.com/photos/2023_05/thumb_files/630_360_1685295967-660.jpg" text:style-name="Internet_20_link" text:visited-style-name="Visited_20_Internet_20_Link">
630_360_16852...</text:a>
']</text:p>
      <text:p text:style-name="P4">
Tags: ['Обстріл', 'Поранені', 'Харківщина', 'Війна з Росією']</text:p>
      <text:p text:style-name="P4">
Type: Article</text:p>
      <!--METADATA-->
      <text:p text:style-name="P4">
<draw:frame draw:style-name="fr1" draw:name="Image262" text:anchor-type="as-char" svg:width="6.9236in" svg:height="3.956343in" draw:z-index="0">
<draw:image xlink:href="../Images/yкринформ/2023-05-28T20-48-54-03-00/630_360_1685295967-660.jpg" xlink:type="simple" xlink:show="embed" xlink:actuate="onLoad" draw:mime-type="image/jpeg"/>
</draw:frame>
 Російськівійська в неділю, 28 травня, вдарили з артилерії по населених пунктахКуп'янського району Харківської області, поранивши мирну жительку таспричинивши кілька пожеж.</text:p>
      <text:p text:style-name="P4">
Як передає Укрінформ, про це Головне управління Державної служби знадзвичайних ситуацій у Харківській області повідомило у <text:a xlink:type="simple" xlink:href="http://www.facebook.com/DSNSKHARKIV/posts/pfbid0rCpUfUQrz5Toy8JtaBaRXbudEEm1PGkFPiNKC4K2PeTNjkkbHUYWdMZbLogryVMLl" text:style-name="Internet_20_link" text:visited-style-name="Visited_20_Internet_20_Link">
 Фейсбуці</text:a>
.</text:p>
      <text:p text:style-name="P4">
За даними ДСНС, удень 28 травня район зазнав від загарбників інтенсивнихартилерійських обстрілів.</text:p>
      <text:p text:style-name="P4">
Влучання ворожих снарядів відбулося, зокрема, у приватний сектор селаПетропавлівка, унаслідок чого загорілися дві господарчі споруди на загальнійплощі 60 квадратних метрів. Станом на цей час пожежі ліквідовані.</text:p>
      <text:p text:style-name="P4">
Під ворожий удар потрапив також приватний сектор села Кучерівка. Уламковіпоранення дістала місцева жителька 1949 року народження.</text:p>
      <text:p text:style-name="P4">
<text:span text:style-name="T4">
Читайте також:</text:span>
 <text:a xlink:type="simple" xlink:href="https://www.ukrinform.ua/rubric-ato/3715328-rosiani-za-den-pat-raziv-obstrilali-prikordonna-sumsini-ta-cernigivsini.html" text:style-name="Internet_20_link" text:visited-style-name="Visited_20_Internet_20_Link">
 Росіяни за день п'ять разів <text:span text:style-name="T4">
обстріл</text:span>
 яли прикордонняСумщини та Чернігівщини </text:a>
</text:p>
      <text:p text:style-name="P4">
Як повідомляв Укрінформ, минулої доби <text:a xlink:type="simple" xlink:href="https://www.ukrinform.ua/rubric-regions/3715138-rosiani-za-dobu-obstrilali-tri-rajoni-harkivsini-zaginuli-dvoe-civilnih.html" text:style-name="Internet_20_link" text:visited-style-name="Visited_20_Internet_20_Link">
 російських обстрілів зазнали</text:a>
 прикордонні населені пунктитрьох районів Харківської області, зокрема Куп’янського. Серед мирногонаселення є загиблі.</text:p>
      <text:p text:style-name="P4">
Source: <text:a xlink:type="simple" xlink:href="https://www.ukrinform.ua/rubric-ato/3715330-vijska-rf-obstrilali-kupanskij-rajon-harkivsini-e-poranena.html" text:style-name="Internet_20_link" text:visited-style-name="Visited_20_Internet_20_Link">
https://www.ukrinform.ua/rubric-ato/3715330-vijska-rf-obstrilali-kupanskij-rajon-harkivsini-e-poranena.html</text:a>
</text:p>
      <!--NEWS-->
      <text:h text:style-name="P10" text:outline-level="1">
<text:span text:style-name="T4">
«Лестер» і «Лідс» вилетіли в Чемпіоншип за підсумками сезону 2022/23</text:span>
</text:h>
      <text:p text:style-name="P4">
Authors: Ukrinform (Person)</text:p>
      <text:p text:style-name="P4">
Publisher: Укринформ (Organization)</text:p>
      <text:p text:style-name="P4">
Published Time: 2023-05-28T20:59:34+03:00</text:p>
      <text:p text:style-name="P4">
Modified Time: 2023-05-28T20:59:34+03:00</text:p>
      <text:p text:style-name="P4">
Description: «Лестер» та «Лідс» вилетіли з Англійської Прем'єр-ліги за підсумками 38-го туру. — Укрінформ.</text:p>
      <text:p text:style-name="P4">
Images: ['<text:a xlink:type="simple" xlink:href="https://static.ukrinform.com/photos/2023_05/thumb_files/630_360_1685296712-605.jpg" text:style-name="Internet_20_link" text:visited-style-name="Visited_20_Internet_20_Link">
630_360_16852...</text:a>
']</text:p>
      <text:p text:style-name="P4">
Tags: ['Футбол', 'АПЛ']</text:p>
      <text:p text:style-name="P4">
Type: Article</text:p>
      <!--METADATA-->
      <text:p text:style-name="P4">
<draw:frame draw:style-name="fr1" draw:name="Image263" text:anchor-type="as-char" svg:width="6.9236in" svg:height="3.956343in" draw:z-index="0">
<draw:image xlink:href="../Images/yкринформ/2023-05-28T20-59-34-03-00/630_360_1685296712-605.jpg" xlink:type="simple" xlink:show="embed" xlink:actuate="onLoad" draw:mime-type="image/jpeg"/>
</draw:frame>
 «Лестер»та «Лідс» вилетіли з Англійської Прем'єр-ліги за підсумками 38-го туру.</text:p>
      <text:p text:style-name="P4">
«Лідс» поступився «Тоттенгему» (1:4) та залишився на 19-му місці, а «Лестер»переміг «Вест Гем» (2:1), але цього не вистачило, щоб обійти 17-й «Евертон»,який в паралельному матчі здолав «Борнмут» (1:0), передає Укрінформ.</text:p>
      <text:p text:style-name="P4">
Третьою командою що вилетіла два тижні тому став «Саутгемптон».</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Шахтар» розгромив «Дніпро-1» і достроково став чемпіономУПЛ </text:a>
</text:p>
      <text:p text:style-name="P4">
Як повідомлялося, чемпіоном АПЛ став «Манчестер Сіті».</text:p>
      <text:p text:style-name="P4">
Фото: Getty Images</text:p>
      <text:p text:style-name="P4">
Source: <text:a xlink:type="simple" xlink:href="https://www.ukrinform.ua/rubric-sports/3715332-lester-i-lids-viletili-v-cempionsip-za-pidsumkami-sezonu-202223.html" text:style-name="Internet_20_link" text:visited-style-name="Visited_20_Internet_20_Link">
https://www.ukrinform.ua/rubric-sports/3715332-lester-i-lids-viletili-v-cempionsip-za-pidsumkami-sezonu-202223.html</text:a>
</text:p>
      <!--NEWS-->
      <text:h text:style-name="P10" text:outline-level="1">
<text:span text:style-name="T4">
Глава МЗС Фінляндії не виключає розпад ОБСЄ через позицію Росії й Білорусі щодо головування Естонії</text:span>
</text:h>
      <text:p text:style-name="P4">
Authors: Ukrinform (Person)</text:p>
      <text:p text:style-name="P4">
Publisher: Укринформ (Organization)</text:p>
      <text:p text:style-name="P4">
Published Time: 2023-05-28T21:10:00+03:00</text:p>
      <text:p text:style-name="P4">
Modified Time: 2023-05-28T21:10:00+03:00</text:p>
      <text:p text:style-name="P4">
Description: Міністр закордонних справ Фінляндії Пекка Хаавісто не виключає розпад ОБСЄ через небажання Росії та Білорусі схвалити головування Естонії у 2024 році. — Укрінформ.</text:p>
      <text:p text:style-name="P4">
Images: ['<text:a xlink:type="simple" xlink:href="https://static.ukrinform.com/photos/2022_08/thumb_files/630_360_1661963900-635.jpg" text:style-name="Internet_20_link" text:visited-style-name="Visited_20_Internet_20_Link">
630_360_16619...</text:a>
']</text:p>
      <text:p text:style-name="P4">
Tags: ['Естонія', 'Фінляндія', 'ОБСЄ', 'Росія']</text:p>
      <text:p text:style-name="P4">
Type: Article</text:p>
      <!--METADATA-->
      <text:p text:style-name="P4">
<draw:frame draw:style-name="fr1" draw:name="Image264" text:anchor-type="as-char" svg:width="6.9236in" svg:height="3.956343in" draw:z-index="0">
<draw:image xlink:href="../Images/yкринформ/2023-05-28T21-10-00-03-00/630_360_1661963900-635.jpg" xlink:type="simple" xlink:show="embed" xlink:actuate="onLoad" draw:mime-type="image/jpeg"/>
</draw:frame>
 Міністрзакордонних справ Фінляндії Пекка Хаавісто не виключає розпад ОБСЄ черезнебажання Росії та Білорусі схвалити головування Естонії у 2024 році.</text:p>
      <text:p text:style-name="P4">
Як передає Укрінформ, про це повідомляє <text:a xlink:type="simple" xlink:href="https://yle.fi/a/74-20033926" text:style-name="Internet_20_link" text:visited-style-name="Visited_20_Internet_20_Link">
 Yle </text:a>
.</text:p>
      <text:p text:style-name="P4">
«Якщо у 2024 році не буде голови та не буде консенсусу з цього приводу, тонаступний рік стане роком руйнування <text:a xlink:type="simple" xlink:href="https://www.ukrinform.ua/tag-obse" text:style-name="Internet_20_link" text:visited-style-name="Visited_20_Internet_20_Link">
 ОБСЄ </text:a>
 як організації», – зазначив Хаавісто.</text:p>
      <text:p text:style-name="P4">
Зазначається, що згідно з правилами організації, головування, що ротується міжкраїнами-членами, має бути схвалене усіма 57 державами-членами.</text:p>
      <text:p text:style-name="P4">
Однак Росія та Білорусь не схвалили кандидатуру Естонії на посаду головинаступного року, а Естонія не готова відмовитись від своєї кандидатури.</text:p>
      <text:p text:style-name="P4">
<text:span text:style-name="T4">
Читайте також:</text:span>
 <text:a xlink:type="simple" xlink:href="https://www.ukrinform.ua/rubric-polytics/3713708-britania-v-obse-rozkritikuvala-brehlive-pragnenna-rosii-do-dialogu.html" text:style-name="Internet_20_link" text:visited-style-name="Visited_20_Internet_20_Link">
 Британія в <text:span text:style-name="T4">
ОБСЄ</text:span>
 розкритикувала брехливе «прагнення»Росії до діалогу </text:a>
</text:p>
      <text:p text:style-name="P4">
Організацію з безпеки та співробітництва в Європі ОБСЄ було створено уБудапешті у 1994 році, коли серія зустрічей з питань європейської безпеки таспівробітництва переросла в організацію. Перша зустріч з питань безпеки таспівробітництва в Європі відбулася 1975 року в Гельсінкі за ініціативиФінляндії та особисто президента Фінляндії Урхо Кекконена.</text:p>
      <text:p text:style-name="P4">
Як відомо, ОБСЄ – єдина європейська безпекова платформа, яка об’єднує Європу,Росію, США та Україну, і головним чином займається запобіганням конфліктам,моніторингом миру та спостереженням за виборами.</text:p>
      <text:p text:style-name="P4">
Source: <text:a xlink:type="simple" xlink:href="https://www.ukrinform.ua/rubric-world/3715334-glava-mzs-finlandii-ne-viklucae-rozpad-obse-cerez-poziciu-rosii-j-bilorusi-sodo-golovuvanna-estonii.html" text:style-name="Internet_20_link" text:visited-style-name="Visited_20_Internet_20_Link">
https://www.ukrinform.ua/rubric-world/3715334-glava-mzs-finlandii-ne-viklucae-rozpad-obse-cerez-poziciu-rosii-j-bilorusi-sodo-golovuvanna-estonii.html</text:a>
</text:p>
      <!--NEWS-->
      <text:h text:style-name="P10" text:outline-level="1">
<text:span text:style-name="T4">
Вибори у Туреччині: Ердоган у лідерах після відкриття 99% виборчих скринь</text:span>
</text:h>
      <text:p text:style-name="P4">
Authors: Ukrinform (Person)</text:p>
      <text:p text:style-name="P4">
Publisher: Укринформ (Organization)</text:p>
      <text:p text:style-name="P4">
Published Time: 2023-05-28T21:21:00+03:00</text:p>
      <text:p text:style-name="P4">
Modified Time: 2023-05-28T21:21:00+03:00</text:p>
      <text:p text:style-name="P4">
Description: У другому турі виборів президента Туреччини, після відкриття майже 99% виборчих скринь з виборчих дільниць в країні та 68% виборчих скринь за кордоном, чинний президент Туреччини Реджеп Тайїп Ердоган має набрати 52,08% підтримки всередині країни та 59,29% - на закордонних дільницях. — Укрінформ.</text:p>
      <text:p text:style-name="P4">
Images: ['<text:a xlink:type="simple" xlink:href="https://static.ukrinform.com/photos/2023_05/thumb_files/630_360_1684833272-970.jpg" text:style-name="Internet_20_link" text:visited-style-name="Visited_20_Internet_20_Link">
630_360_16848...</text:a>
']</text:p>
      <text:p text:style-name="P4">
Tags: ['Ердоган', 'Вибори', 'Туреччина']</text:p>
      <text:p text:style-name="P4">
Type: Article</text:p>
      <!--METADATA-->
      <text:p text:style-name="P4">
<draw:frame draw:style-name="fr1" draw:name="Image265" text:anchor-type="as-char" svg:width="6.9236in" svg:height="3.956343in" draw:z-index="0">
<draw:image xlink:href="../Images/yкринформ/2023-05-28T21-21-00-03-00/630_360_1684833272-970.jpg" xlink:type="simple" xlink:show="embed" xlink:actuate="onLoad" draw:mime-type="image/jpeg"/>
</draw:frame>
 У другомутурі виборів президента Туреччини, після відкриття майже 99% виборчих скринь звиборчих дільниць в країні та 68% виборчих скринь за кордоном, чиннийпрезидент Туреччини Реджеп Тайїп Ердоган має набрати 52,08% підтримкивсередині країни та 59,29% - на закордонних дільницях.</text:p>
      <text:p text:style-name="P4">
Про це повідомляє Укрінформ з посиланням на інформагентство “ <text:a xlink:type="simple" xlink:href="https://secim.aa.com.tr/" text:style-name="Internet_20_link" text:visited-style-name="Visited_20_Internet_20_Link">
 Анадолу</text:a>
 ”, яке отримує дані від Вищої виборчої комісії(ВВК).</text:p>
      <text:p text:style-name="P4">
Президент Ердоган після відкриття 99% виборчих скринь всередині країни набрав52,08%, лідер опозиції Киличдароглу - 47,92%.</text:p>
      <text:p text:style-name="P4">
</text:p>
      <text:p text:style-name="P4">
На виборчих дільницях за кордоном після врахування 68% бюлетенів лідируєЕрдоган з показником 59,29%, Киличдароглу набирає 40,71% голосів.</text:p>
      <text:p text:style-name="P4">
 <text:span text:style-name="T4">
Читайте також:</text:span>
<text:span text:style-name="T4">
<text:a xlink:type="simple" xlink:href="https://www.ukrinform.ua/rubric-world/3715311-erdogan-peremagae-na-prezidentskih-viborah-u-tureccini-poperedni-dani.html" text:style-name="Internet_20_link" text:visited-style-name="Visited_20_Internet_20_Link">
 Ердоган перемагає на президентських виборах у Туреччині – попередні дані</text:a>
 </text:span>
</text:p>
      <text:p text:style-name="P4">
Лідер опозиції лідирує в окремих провінціях на заході, сході, південному сходіта півдні країни, а також у провінції Анкара. В усіх інших перемогу здобуваєдіючий президент Ердоган.</text:p>
      <text:p text:style-name="P4">
Ердоган перемагає у 52 провінціях, Киличдароглу - у 29-ти.</text:p>
      <text:p text:style-name="P4">
<text:span text:style-name="T4">
Читайте також:</text:span>
 <text:span text:style-name="T4">
<text:a xlink:type="simple" xlink:href="https://www.ukrinform.ua/rubric-polytics/3714718-ermak-obgovoriv-iz-golovnim-radnikom-erdogana-ukrainsku-formulu-miru.html" text:style-name="Internet_20_link" text:visited-style-name="Visited_20_Internet_20_Link">
 Єрмак обговорив із головним радником Ердоганаукраїнську формулу миру </text:a>
 </text:span>
</text:p>
      <text:p text:style-name="P4">
Як повідомляв Укрінформ, у другому турі президентських виборів громадяниТуреччини обирали між діючим президентом <text:span text:style-name="T4">
<text:a xlink:type="simple" xlink:href="https://www.ukrinform.ua/tag-erdogan" text:style-name="Internet_20_link" text:visited-style-name="Visited_20_Internet_20_Link">
 Реджепом Тайїпом Ердоганом</text:a>
 </text:span>
 та лідером опозиції КемалемКиличдароглу.</text:p>
      <text:p text:style-name="P4">
Source: <text:a xlink:type="simple" xlink:href="https://www.ukrinform.ua/rubric-world/3715335-vibori-u-tureccini-erdogan-u-liderah-pisla-vidkritta-99-viborcih-skrin.html" text:style-name="Internet_20_link" text:visited-style-name="Visited_20_Internet_20_Link">
https://www.ukrinform.ua/rubric-world/3715335-vibori-u-tureccini-erdogan-u-liderah-pisla-vidkritta-99-viborcih-skrin.html</text:a>
</text:p>
      <!--NEWS-->
      <text:h text:style-name="P10" text:outline-level="1">
<text:span text:style-name="T4">
Підтримка G7 дає впевнені позиції на шляху до перемоги над Росією – Єрмак</text:span>
</text:h>
      <text:p text:style-name="P4">
Authors: Ukrinform (Person)</text:p>
      <text:p text:style-name="P4">
Publisher: Укринформ (Organization)</text:p>
      <text:p text:style-name="P4">
Published Time: 2023-05-28T21:33:00+03:00</text:p>
      <text:p text:style-name="P4">
Modified Time: 2023-05-28T21:33:00+03:00</text:p>
      <text:p text:style-name="P4">
Description: Під час саміту «Групи семи» в Японії наша держава здобула безпрецедентну підтримку від країн-учасниць, що дає можливість мати впевнені позиції на шляху до перемоги над російським агресором і відновлення територіальної цілісності. — Укрінформ.</text:p>
      <text:p text:style-name="P4">
Images: ['<text:a xlink:type="simple" xlink:href="https://static.ukrinform.com/photos/2023_05/thumb_files/630_360_1685297756-409.jpeg" text:style-name="Internet_20_link" text:visited-style-name="Visited_20_Internet_20_Link">
630_360_16852...</text:a>
']</text:p>
      <text:p text:style-name="P4">
Tags: ['Велика сімка', 'Єрмак', 'Офіс Президента', 'Війна з Росією']</text:p>
      <text:p text:style-name="P4">
Type: Article</text:p>
      <!--METADATA-->
      <text:p text:style-name="P4">
<draw:frame draw:style-name="fr1" draw:name="Image268" text:anchor-type="as-char" svg:width="6.9236in" svg:height="3.956343in" draw:z-index="0">
<draw:image xlink:href="../Images/yкринформ/2023-05-28T21-33-00-03-00/630_360_1685297756-409.jpeg" xlink:type="simple" xlink:show="embed" xlink:actuate="onLoad" draw:mime-type="image/jpeg"/>
</draw:frame>
 Під чассаміту «Групи семи» в Японії наша держава здобула безпрецедентну підтримку відкраїн-учасниць, що дає можливість мати впевнені позиції на шляху до перемогинад російським агресором і відновлення територіальної цілісності.</text:p>
      <text:p text:style-name="P4">
Про це керівник Офісу Президента України Андрій Єрмак заявив в інтерв’юяпонській компанії суспільного телерадіомовлення NHK, що є найбільшою вАзійсько-Тихоокеанському регіоні, передає Укрінформ з посиланням на <text:a xlink:type="simple" xlink:href="https://www.president.gov.ua/news/pidtrimka-yaku-mi-zdobuli-na-samiti-g7-u-hirosimi-daye-mozhl-83217" text:style-name="Internet_20_link" text:visited-style-name="Visited_20_Internet_20_Link">
пресслужбу Офісу Президента </text:a>
 .</text:p>
      <text:p text:style-name="P4">
«Абсолютно конкретна, чітка, така, що дає можливість з упевненістю дивитися умайбутнє, і, безумовно, абсолютна підтримка <text:a xlink:type="simple" xlink:href="https://www.ukrinform.ua/tag-ukraina" text:style-name="Internet_20_link" text:visited-style-name="Visited_20_Internet_20_Link">
 України</text:a>
 на шляху до нашої перемоги», – заявивЄрмак.</text:p>
      <text:p text:style-name="P4">
Він додав, що підтримку висловлювали учасники як сесії G7+Україна, так і сесіїза участю лідерів деяких країн Глобального Півдня. Очільник Офісу Главидержави назвав важливим той факт, що ця підтримка не лише звучала під часзустрічей і виступів, а й була закріплена в документах, ухвалених зарезультатами саміту.</text:p>
      <text:p text:style-name="P4">
За словами Єрмака, ще є питання, над якими необхідно працювати спільно знизкою країн, але всі присутні озвучили абсолютно чітку позицію щодо підтримкитериторіальної цілісності й суверенітету України.</text:p>
      <text:p text:style-name="P4">
«Всі були єдині в тому, що Україна веде справедливу боротьбу, Україназаслуговує на мир, Україна абсолютно має рацію у своєму прагненні довідновлення територіальної цілісності в міжнародно визнаних кордонах», –сказав керівник Офісу Глави держави.</text:p>
      <text:p text:style-name="P4">
Він також наголосив, що українська формула миру, запропонована ПрезидентомВолодимиром Зеленським, має стати основою для подальшої роботи цивілізованогосвіту над припиненням війни й поверненням справедливого миру на українськуземлю.</text:p>
      <text:p text:style-name="P4">
На думку Єрмака, поки російські війська залишаються на окупованій ЗАЕС, існуєризик катастрофи. Водночас він зазначив: завдяки консолідованій позиції країнG7, а також представників Глобального Півдня ризик застосування РФ ядерноїзброї нині менший, ніж раніше.</text:p>
      <text:p text:style-name="P4">
Загалом, на переконання керівника Офісу Президента, Україні на саміті вдалосядосягти вагомих результатів. Він подякував Японії, японському уряду та народуза проведення важливої роботи й теплу зустріч української делегації.</text:p>
      <text:p text:style-name="P4">
«Ми дуже довго згадуватимемо Хіросіму як місце, де відбувся цей історичнийсаміт лідерів G7 плюс Україна плюс лідери Глобального Півдня», – сказав Єрмак.</text:p>
      <text:p text:style-name="P4">
<text:span text:style-name="T4">
Читайте також:</text:span>
 <text:a xlink:type="simple" xlink:href="https://www.ukrinform.ua/rubric-polytics/3715245-golovnou-garantieu-dla-ukraini-mae-stati-clenstvo-u-nato-ermak.html" text:style-name="Internet_20_link" text:visited-style-name="Visited_20_Internet_20_Link">
 Головною гарантією для України має стати членство у НАТО– <text:span text:style-name="T4">
Єрмак</text:span>
 </text:a>
</text:p>
      <text:p text:style-name="P4">
Він назвав надзвичайно важливим рішення надати Україні винищувачі F-16. Зайого словами, наша держава дуже довго працювала задля цього.</text:p>
      <text:p text:style-name="P4">
«Для України це вкрай важливо. Це захист нашого неба. Це те, де ми потребуємосьогодні посилення. Я надзвичайно вдячний усім нашим партнерам за колективнурішучість – це потужний сигнал не просто підтримки, а абсолютної віри вукраїнську перемогу. Крім того, це також посилює впевненість, що Україна вмайбутньому стане членом НАТО», – резюмував керівник Офісу Президента.</text:p>
      <text:p text:style-name="P4">
Як повідомлялося, у Хіросімі з 19 по 21 травня відбувся 48-ий саміт Груписеми. Головною темою зустрічі японське головування у G7 визначило забезпеченнястійкості глобальної економіки в контексті наслідків пандемії коронавірусу таросійської агресії проти України.</text:p>
      <text:p text:style-name="P4">
<text:span text:style-name="T5">
Фото: ОП</text:span>
</text:p>
      <text:p text:style-name="P4">
Source: <text:a xlink:type="simple" xlink:href="https://www.ukrinform.ua/rubric-polytics/3715338-pidtrimka-g7-dae-vpevneni-pozicii-na-slahu-do-peremogi-nad-rosieu-ermak.html" text:style-name="Internet_20_link" text:visited-style-name="Visited_20_Internet_20_Link">
https://www.ukrinform.ua/rubric-polytics/3715338-pidtrimka-g7-dae-vpevneni-pozicii-na-slahu-do-peremogi-nad-rosieu-ermak.html</text:a>
</text:p>
      <!--NEWS-->
      <text:h text:style-name="P10" text:outline-level="1">
<text:span text:style-name="T4">
Гауляйтери продовжують втечу з тимчасово окупованої Херсонщини - Гуменюк</text:span>
</text:h>
      <text:p text:style-name="P4">
Authors: Ukrinform (Person)</text:p>
      <text:p text:style-name="P4">
Publisher: Укринформ (Organization)</text:p>
      <text:p text:style-name="P4">
Published Time: 2023-05-28T21:45:00+03:00</text:p>
      <text:p text:style-name="P4">
Modified Time: 2023-05-28T21:45:00+03:00</text:p>
      <text:p text:style-name="P4">
Description: Процес втечі окупаційної “влади” з тимчасово захопленої Росією частини Херсонської області триває.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Херсонщина', 'Окупація', 'Єдині новини', 'Наталія Гуменюк']</text:p>
      <text:p text:style-name="P4">
Type: Article</text:p>
      <!--METADATA-->
      <text:p text:style-name="P4">
<draw:frame draw:style-name="fr1" draw:name="Image269" text:anchor-type="as-char" svg:width="6.9236in" svg:height="3.956343in" draw:z-index="0">
<draw:image xlink:href="../Images/yкринформ/2023-05-28T21-45-00-03-00/630_360_1683203408-838.jpg" xlink:type="simple" xlink:show="embed" xlink:actuate="onLoad" draw:mime-type="image/jpeg"/>
</draw:frame>
 Процесвтечі окупаційної “влади” з тимчасово захопленої Росією частини Херсонськоїобласті триває.</text:p>
      <text:p text:style-name="P4">
Як передає Укрінформ, про це розповіла начальниця Об’єднаного координаційногопресцентру Сил оборони України “Південь” Наталія Гуменюк в ефірі телеканалуFREEДОМ.</text:p>
      <text:p text:style-name="P4">
“Ця ситуація продовжує розвиватися. Поступово вони намагаються звідтиретируватися під різними приводами, використовуючи і сімейні особливості,внутрішньосімейні причини, супроводжуючи близьких, супроводжуючи дітей.Намагаються виїжджати і вивозити документи. Це триватиме ще якийсь періодчасу, тому що вся “влада” одразу виїхати не може, а такими короткимиперебіжками і, на їхню думку, дещо непомітно просочуватися туди за поребриквони намагаються", - сказала вона.</text:p>
      <text:p text:style-name="P4">
<text:span text:style-name="T4">
Читайте також:</text:span>
 <text:span text:style-name="T4">
<text:a xlink:type="simple" xlink:href="https://www.ukrinform.ua/rubric-regions/3697331-na-vinniccini-zatrimali-donku-kolisnogo-gaulajtera-cornobaivki.html" text:style-name="Internet_20_link" text:visited-style-name="Visited_20_Internet_20_Link">
 На Вінниччині затримали доньку колишнього гауляйтераЧорнобаївки </text:a>
 </text:span>
</text:p>
      <text:p text:style-name="P4">
Гуменюк додала, що Сили оборони спостерігають і активність на Кримськомумосту, і активність на маршрутах, які передбачають материкове прямування. Заїї словами, це свідчить про те, що не всі довіряють безпеці Кримського мосту інамагаються їхати в об’їзд.</text:p>
      <text:p text:style-name="P4">
За даними Гуменюк, окупаційна “адміністрація” <text:span text:style-name="T4">
<text:a xlink:type="simple" xlink:href="https://www.ukrinform.ua/tag-hersonsina" text:style-name="Internet_20_link" text:visited-style-name="Visited_20_Internet_20_Link">
 Херсонської області</text:a>
 </text:span>
 на чолі з Сальдо так само швидкопереміщуються, як загалом окупаційна “влада” та війська.</text:p>
      <text:p text:style-name="P4">
“Тому що спокою їм ніде немає. Де б вони не з’явилися, відбувається серйознаробота сил опору, виявляються їхні місця дислокації, визначаються координатидля роботи Сил оборони, і вони не почуваються там спокійно. У більшостівипадків вони намагаються базуватися в районних центрах, зокрема Скадовськ,але з нього вони вже переїхали, можна сказати, остаточно. Тому що останнімчасом там вони не фігурують. Тяжіють вони ближче до Генічеська, але час відчасу переїжджають і в інші місця дислокації, зокрема використовуючирекреаційну зону”, — наголосила вона.</text:p>
      <text:p text:style-name="P4">
<text:span text:style-name="T4">
Читайте також:</text:span>
 <text:span text:style-name="T4">
<text:a xlink:type="simple" xlink:href="https://www.ukrinform.ua/rubric-regions/3714800-na-tot-hersonsini-brakue-izi-ta-tovariv-persoi-neobhidnosti-centr-nacsprotivu.html" text:style-name="Internet_20_link" text:visited-style-name="Visited_20_Internet_20_Link">
 На ТОТ Херсонщини бракує їжі та товарів першоїнеобхідності - Центр нацспротиву </text:a>
 </text:span>
</text:p>
      <text:p text:style-name="P4">
Як повідомляв Укрінформ, згідно з інформацією Центру національного спротиву, убільшості населених пунктів тимчасово окупованих територій Херсонської областіспостерігається кризова суспільно-економічна ситуація.</text:p>
      <text:p text:style-name="P4">
Source: <text:a xlink:type="simple" xlink:href="https://www.ukrinform.ua/rubric-regions/3715343-gaulajteri-prodovzuut-vtecu-z-timcasovo-okupovanoi-hersonsini-gumenuk.html" text:style-name="Internet_20_link" text:visited-style-name="Visited_20_Internet_20_Link">
https://www.ukrinform.ua/rubric-regions/3715343-gaulajteri-prodovzuut-vtecu-z-timcasovo-okupovanoi-hersonsini-gumenuk.html</text:a>
</text:p>
      <!--NEWS-->
      <text:h text:style-name="P10" text:outline-level="1">
<text:span text:style-name="T4">
Хоча б 3-4 ескадрильї F-16: начальник авіації розповів, як Україна може отримати перевагу у повітрі</text:span>
</text:h>
      <text:p text:style-name="P4">
Authors: Ukrinform (Person)</text:p>
      <text:p text:style-name="P4">
Publisher: Укринформ (Organization)</text:p>
      <text:p text:style-name="P4">
Published Time: 2023-05-28T21:57:00+03:00</text:p>
      <text:p text:style-name="P4">
Modified Time: 2023-05-28T21:57:00+03:00</text:p>
      <text:p text:style-name="P4">
Description: Україна зможе завоювати перевагу в повітрі на окремому напрямку, якщо матиме хоча б 3-4 ескадрильї винищувачів F-16. — Укрінформ.</text:p>
      <text:p text:style-name="P4">
Images: ['<text:a xlink:type="simple" xlink:href="https://static.ukrinform.com/photos/2015_11/thumb_files/630_360_1447652579-5780.jpg" text:style-name="Internet_20_link" text:visited-style-name="Visited_20_Internet_20_Link">
630_360_14476...</text:a>
']</text:p>
      <text:p text:style-name="P4">
Tags: ['Авіація', 'Повітряні сили ЗСУ', 'Війна з Росією', 'F-16']</text:p>
      <text:p text:style-name="P4">
Type: Article</text:p>
      <!--METADATA-->
      <text:p text:style-name="P4">
<draw:frame draw:style-name="fr1" draw:name="Image270" text:anchor-type="as-char" svg:width="6.9236in" svg:height="3.956343in" draw:z-index="0">
<draw:image xlink:href="../Images/yкринформ/2023-05-28T21-57-00-03-00/630_360_1447652579-5780.jpg" xlink:type="simple" xlink:show="embed" xlink:actuate="onLoad" draw:mime-type="image/jpeg"/>
</draw:frame>
 Україназможе завоювати перевагу в повітрі на окремому напрямку, якщо матиме хоча б3-4 ескадрильї винищувачів F-16.</text:p>
      <text:p text:style-name="P4">
Як передає Укрінформ, про це розповів начальник авіації КомандуванняПовітряних сил ЗСУ бригадний генерал Сергій Голубцов в інтерв'ю <text:a xlink:type="simple" xlink:href="https://www.radiosvoboda.org/a/my-zmozhemo-zavoyuvaty-perevahu-v-povitri/32429248.html" text:style-name="Internet_20_link" text:visited-style-name="Visited_20_Internet_20_Link">
 ДонбасРеалії </text:a>
 .</text:p>
      <text:p text:style-name="P4">
"Якщо ми розуміємо, що проти нас угруповання, скажімо так, 50 ескадрилій і 39аеродромів, з яких вони виконують завдання, звичайно, нам хотілося б більше.Але якщо це буде хоча б 3-4 ескадрильї, я думаю, що на окремому напрямку мизможемо завоювати перевагу в повітрі і змусити ворога взагалі відмовитись відтих ударів, які вони зараз завдають на певній ділянці, на певній смузіоборони", - сказав він.</text:p>
      <text:p text:style-name="P4">
<text:span text:style-name="T4">
Читайте також:</text:span>
 <text:span text:style-name="T4">
<text:a xlink:type="simple" xlink:href="https://www.ukrinform.ua/rubric-ato/3714531-niderlandi-mozut-peredati-ukraini-litaki-f16-pisla-navcanna-pilotiv-bloomberg.html" text:style-name="Internet_20_link" text:visited-style-name="Visited_20_Internet_20_Link">
 Нідерланди можуть передати Україні літаки F-16 післянавчання пілотів - Bloomberg </text:a>
 </text:span>
</text:p>
      <text:p text:style-name="P4">
Голубцов додав, що для планування операції зі знищення або завдання ударів,треба розуміти, що ще треба якийсь ешелон забезпечення. На думку генерала, длятого, щоб спланувати від А до Я операцію, варто говорити хоча б проескадрилью, хоча б про 12-16 <text:span text:style-name="T4">
<text:a xlink:type="simple" xlink:href="https://www.ukrinform.ua/tag-litak" text:style-name="Internet_20_link" text:visited-style-name="Visited_20_Internet_20_Link">
 літаків </text:a>
</text:span>
 .</text:p>
      <text:p text:style-name="P4">
Він зазначив, що навіть пара літаків, які спроможні здійснити пуск ракети навідстані більше ніж 100 кілометрів, вже змусить ворога замислитись і реагуватина це.</text:p>
      <text:p text:style-name="P4">
За його словами, F-16 спроможні стати частиною протиповітряної оборони ізабезпечити винищувальне прикриття всередині країни. "Перебуваючи на бойовомучергуванні на різних оперативних аеродромах, він здатен реагувати на усіризики та загрози й ефективно знищувати усі повітряні цілі: літаки,вертольоти, дрони та крилаті ракети", - пояснив Голубцов.</text:p>
      <text:p text:style-name="P4">
<text:span text:style-name="T4">
Читайте також:</text:span>
 <text:span text:style-name="T4">
<text:a xlink:type="simple" xlink:href="https://www.ukrinform.ua/rubric-ato/3714228-dania-j-niderlandi-ocolat-koaliciu-z-pidgotovki-ukrainskih-pilotiv-na-f16-ostin.html" text:style-name="Internet_20_link" text:visited-style-name="Visited_20_Internet_20_Link">
 Данія й Нідерланди очолять коаліцію з підготовкиукраїнських пілотів на F-16 - Остін </text:a>
 </text:span>
</text:p>
      <text:p text:style-name="P4">
Він зауважив, що зараз можливості збивати їх з тими радянськими літаками, якіє на озброєнні України, значно обмежені, і відсоток ураження цих повітрянихцілей саме літаками значно поступається спроможності зенітних ракетних військ.</text:p>
      <text:p text:style-name="P4">
Голубцов відмітив, що російські винищувачі активно застосовують керованіавіаційні бомби, і до того ж їхні літаки створюють перешкоди для роботизенітних ракетних комплексів. Також Україна не може перекрити повністю всюлінію фронту, – а це і держкордон, і морське узбережжя, – зенітними ракетнимикомплексами. Для цього має бути дуже велика кількість таких комплексів.</text:p>
      <text:p text:style-name="P4">
"А літак мобільний – злітає з аеродрому, з відстані 100-150 кілометрів,виходить на потрібний рубіж і очікує там ту ударну групу, яка виходить длязавдання удару, здійснює по них пуски, знищуючи або навіть просто включаючиприціл на випромінювання, що змушує їх відмовитись від виконання завдань", -відзначив генерал.</text:p>
      <text:p text:style-name="P4">
<text:span text:style-name="T4">
Читайте також:</text:span>
 <text:span text:style-name="T4">
<text:a xlink:type="simple" xlink:href="https://www.ukrinform.ua/rubric-ato/3714570-ignat-pro-namir-rosii-stvoriti-aviagrupu-storm-sformuemo-stil-i-budemo-ih-prizemlati.html" text:style-name="Internet_20_link" text:visited-style-name="Visited_20_Internet_20_Link">
 Ігнат - про намір Росії створити авіагрупу «Шторм»:Сформуємо «Штиль» і будемо їх приземляти </text:a>
 </text:span>
</text:p>
      <text:p text:style-name="P4">
Тактичної або оперативної переваги у повітрі росіяни не мають завдяки тому, щоУкраїна отримала від країн-партнерів потужну допомогу.</text:p>
      <text:p text:style-name="P4">
"Звичайно, переваги як такої, тактичної або оперативної, ворог в повітрі немає завдяки тому, що Україна отримала від країн-партнерів досить потужнудопомогу: радіолокаційні станції виявлення, спостереження, зенітні ракетнікомплекси, і всі бачать на практиці, як ці комплекси працюють і який відсотокураження цілей", - сказав Голубцов.</text:p>
      <text:p text:style-name="P4">
Голубцов зазначив, що на озброєнні в російській авіації зараз перебуваютьлітаки Су-35 і Міг-31БМ – вони спроможні застосовувати ракети підвищеноїдальності і великої дальності, ракети Р-77, це з відстані десь понад 100кілометрів. І ракети Р-37 – ці ракети можуть застосовуватись на відстанібільше, ніж 200 кілометрів. В України поки що такої можливості немає.</text:p>
      <text:p text:style-name="P4">
"Якби нам платформу, яка спроможна застосувати, наприклад, ракети повітря-повітря американські AIM-120 – у них дальність близько 180 кілометрів – ми бпросто не допустили їхнього наближення до кордонів на відстань пуску цихракет", - наголосив генерал.</text:p>
      <text:p text:style-name="P4">
<text:span text:style-name="T4">
Читайте також:</text:span>
 <text:span text:style-name="T4">
<text:a xlink:type="simple" xlink:href="https://www.ukrinform.ua/rubric-ato/3714217-litaki-f16-ne-e-akous-divoviznou-zbroeu-u-vijni-milli.html" text:style-name="Internet_20_link" text:visited-style-name="Visited_20_Internet_20_Link">
 Генерал США спростував, що рішення передати УкраїніF-16 було схвалене під тиском </text:a>
 </text:span>
</text:p>
      <text:p text:style-name="P4">
Як повідомляв _<text:span text:style-name="T4">
<text:a xlink:type="simple" xlink:href="https://www.ukrinform.ua/rubric-ato/3714228-dania-j-niderlandi-ocolat-koaliciu-z-pidgotovki-ukrainskih-pilotiv-na-f16-ostin.html" text:style-name="Internet_20_link" text:visited-style-name="Visited_20_Internet_20_Link">
 Укрінформ </text:a>
 </text:span>
 _ , міністр оборони США Ллойд Остін запідсумками засідання «Рамштайн-12» заявив, що Данія й Нідерланди наступногомісяця у взаємодії зі США почнуть розробляти навчальну базу для комплексноїпідготовки українських пілотів, свій внесок запропонували також Норвегія,Бельгія, Португалія й Польща.</text:p>
      <text:p text:style-name="P4">
Source: <text:a xlink:type="simple" xlink:href="https://www.ukrinform.ua/rubric-ato/3715342-hoca-b-34-eskadrili-f16-nacalnik-aviacii-rozpoviv-ak-ukraina-moze-otrimati-perevagu-u-povitri.html" text:style-name="Internet_20_link" text:visited-style-name="Visited_20_Internet_20_Link">
https://www.ukrinform.ua/rubric-ato/3715342-hoca-b-34-eskadrili-f16-nacalnik-aviacii-rozpoviv-ak-ukraina-moze-otrimati-perevagu-u-povitri.html</text:a>
</text:p>
      <!--NEWS-->
      <text:h text:style-name="P10" text:outline-level="1">
<text:span text:style-name="T4">
Жіноча збірна України з волейболу перемогла Угорщину в другому матчі Золотої Євроліги</text:span>
</text:h>
      <text:p text:style-name="P4">
Authors: Ukrinform (Person)</text:p>
      <text:p text:style-name="P4">
Publisher: Укринформ (Organization)</text:p>
      <text:p text:style-name="P4">
Published Time: 2023-05-28T22:12:23+03:00</text:p>
      <text:p text:style-name="P4">
Modified Time: 2023-05-28T22:12:23+03:00</text:p>
      <text:p text:style-name="P4">
Description: 28 травня жіноча збірна України провела другий матч у Золотій Євролізі з волейболу. — Укрінформ.</text:p>
      <text:p text:style-name="P4">
Images: ['<text:a xlink:type="simple" xlink:href="https://static.ukrinform.com/photos/2023_05/thumb_files/630_360_1685301096-846.jpg" text:style-name="Internet_20_link" text:visited-style-name="Visited_20_Internet_20_Link">
630_360_16853...</text:a>
']</text:p>
      <text:p text:style-name="P4">
Tags: ['Волейбол', 'Збірна України']</text:p>
      <text:p text:style-name="P4">
Type: Article</text:p>
      <!--METADATA-->
      <text:p text:style-name="P4">
<draw:frame draw:style-name="fr1" draw:name="Image271" text:anchor-type="as-char" svg:width="6.9236in" svg:height="3.956343in" draw:z-index="0">
<draw:image xlink:href="../Images/yкринформ/2023-05-28T22-12-23-03-00/630_360_1685301096-846.jpg" xlink:type="simple" xlink:show="embed" xlink:actuate="onLoad" draw:mime-type="image/jpeg"/>
</draw:frame>
 28 травняжіноча збірна України провела другий матч у Золотій Євролізі з волейболу.</text:p>
      <text:p text:style-name="P4">
Україна перемогла Угорщину - 3:1, передає Укрінформ.</text:p>
      <text:p text:style-name="P4">
У першому матчі українки перемогли представниць Угорщини з рахунком 3:1.</text:p>
      <text:p text:style-name="P4">
Також у групі С українки проведуть матч з чинними чемпіонками турніру –представницями Франції.</text:p>
      <text:p text:style-name="P4">
<text:span text:style-name="T4">
Читайте також:</text:span>
 <text:a xlink:type="simple" xlink:href="https://www.ukrinform.ua/rubric-sports/3715062-ukraina-peremogla-ugorsinu-na-starti-zinocoi-zolotoi-evroligi-z-volejbolu.html" text:style-name="Internet_20_link" text:visited-style-name="Visited_20_Internet_20_Link">
 Україна перемогла Угорщину на старті жіночої ЗолотоїЄвроліги з <text:span text:style-name="T4">
волейбол</text:span>
 у </text:a>
</text:p>
      <text:p text:style-name="P4">
Як повідомлялося, збірна України у 2017 році виграла Золоту Євролігу</text:p>
      <text:p text:style-name="P4">
Фото: cev.eu</text:p>
      <text:p text:style-name="P4">
Source: <text:a xlink:type="simple" xlink:href="https://www.ukrinform.ua/rubric-sports/3715345-zinoca-zbirna-ukraini-z-volejbolu-peremogla-ugorsinu-v-drugomu-matci-zolotoi-evroligi.html" text:style-name="Internet_20_link" text:visited-style-name="Visited_20_Internet_20_Link">
https://www.ukrinform.ua/rubric-sports/3715345-zinoca-zbirna-ukraini-z-volejbolu-peremogla-ugorsinu-v-drugomu-matci-zolotoi-evroligi.html</text:a>
</text:p>
      <!--NEWS-->
      <text:h text:style-name="P10" text:outline-level="1">
<text:span text:style-name="T4">
У тимчасово окупованому Бердянську пролунала серія вибухів</text:span>
</text:h>
      <text:p text:style-name="P4">
Authors: Ukrinform (Person)</text:p>
      <text:p text:style-name="P4">
Publisher: Укринформ (Organization)</text:p>
      <text:p text:style-name="P4">
Published Time: 2023-05-28T22:14:00+03:00</text:p>
      <text:p text:style-name="P4">
Modified Time: 2023-05-28T22:14:00+03:00</text:p>
      <text:p text:style-name="P4">
Description: Ввечері 28 травня в тимчасово окупованому Бердянську Запорізької області пролунали звуки вибухів. За попередньою інформацією, є влучання в місця базування росіян.</text:p>
      <text:p text:style-name="P4">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Обстріл', 'ЗСУ', 'Війна з Росією']</text:p>
      <text:p text:style-name="P4">
Type: Article</text:p>
      <!--METADATA-->
      <text:p text:style-name="P4">
<draw:frame draw:style-name="fr1" draw:name="Image272" text:anchor-type="as-char" svg:width="6.9236in" svg:height="3.956343in" draw:z-index="0">
<draw:image xlink:href="../Images/yкринформ/2023-05-28T22-14-00-03-00/630_360_1669987737-966.jpg" xlink:type="simple" xlink:show="embed" xlink:actuate="onLoad" draw:mime-type="image/jpeg"/>
</draw:frame>
 Ввечері 28травня в тимчасово окупованому Бердянську Запорізької області пролунали звукивибухів. За попередньою інформацією, є влучання в місця базування росіян.</text:p>
      <text:p text:style-name="P4">
Про це передає Укрінформ із посиланням на моніторингові групи та місцевувійськову адміністрацію.</text:p>
      <text:p text:style-name="P4">
Українські телеграм-канали повідомляють, що звуки вибухів у Бердянську лунализ території аеропорту. Невдовзі у Бердянській міській військовій адміністраціїповідомили, що ЗСУ влучили по позиціях ворога.</text:p>
      <text:p text:style-name="P4">
<text:span text:style-name="T4">
Читайте також:</text:span>
 <text:span text:style-name="T4">
<text:a xlink:type="simple" xlink:href="https://www.ukrinform.ua/rubric-ato/3714998-u-berdanskij-rajradi-pidtverdili-vibuhi-poblizu-mista.html" text:style-name="Internet_20_link" text:visited-style-name="Visited_20_Internet_20_Link">
 У Бердянській райраді підтвердили вибухи поблизу міста</text:a>
 </text:span>
</text:p>
      <text:p text:style-name="P4">
"Ще мінімум 5 влучань від ЗСУ по росіянських позиціях у Бердянській громаді!Російське ППО вчергове показало свою неефективність. Радіємо разом з вами ічекаємо на подробиці та офіційне підтвердження від Генштабу", – йдеться вповідомленні.</text:p>
      <text:p text:style-name="P4">
<text:span text:style-name="T4">
Читайте також:</text:span>
 <text:span text:style-name="T4">
<text:a xlink:type="simple" xlink:href="https://www.ukrinform.ua/rubric-ato/3714725-rf-perekidae-pidkriplenna-u-napramku-berdanska-ta-u-mariupolskij-rajon.html" text:style-name="Internet_20_link" text:visited-style-name="Visited_20_Internet_20_Link">
 РФ перекидає підкріплення у напрямку Бердянська та уМаріупольський район </text:a>
 </text:span>
</text:p>
      <text:p text:style-name="P4">
Як раніше повідомляло агентство, у центрі Мелітополя _<text:span text:style-name="T4">
<text:a xlink:type="simple" xlink:href="https://www.ukrinform.ua/rubric-regions/3715109-u-centri-melitopola-prolunav-vibuh-mer.html" text:style-name="Internet_20_link" text:visited-style-name="Visited_20_Internet_20_Link">
 пролунав вибух</text:a>
 </text:span>
 _ .</text:p>
      <text:p text:style-name="P4">
Source: <text:a xlink:type="simple" xlink:href="https://www.ukrinform.ua/rubric-ato/3715346-v-timcasovo-okupovanomu-berdansku-prolunala-seria-vibuhiv.html" text:style-name="Internet_20_link" text:visited-style-name="Visited_20_Internet_20_Link">
https://www.ukrinform.ua/rubric-ato/3715346-v-timcasovo-okupovanomu-berdansku-prolunala-seria-vibuhiv.html</text:a>
</text:p>
      <!--NEWS-->
      <text:h text:style-name="P10" text:outline-level="1">
<text:span text:style-name="T4">
Росіяни навмисно «вбивають» концепцію глобального ядерного стримування – ОП</text:span>
</text:h>
      <text:p text:style-name="P4">
Authors: Ukrinform (Person)</text:p>
      <text:p text:style-name="P4">
Publisher: Укринформ (Organization)</text:p>
      <text:p text:style-name="P4">
Published Time: 2023-05-28T22:27:00+03:00</text:p>
      <text:p text:style-name="P4">
Modified Time: 2023-05-28T22:27:00+03:00</text:p>
      <text:p text:style-name="P4">
Description: «Ядерні» заяви самопроголошеного президента Білорусі Олександра Лукашенка свідчать про те, що росіяни навмисно «вбивають» концепцію глобального ядерного стримування. — Укрінформ.</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Санкції', 'Україна', 'Ядерна зброя', 'Росія', 'Подоляк', 'Війна з Росією']</text:p>
      <text:p text:style-name="P4">
Type: Article</text:p>
      <!--METADATA-->
      <text:p text:style-name="P4">
<draw:frame draw:style-name="fr1" draw:name="Image273" text:anchor-type="as-char" svg:width="6.9236in" svg:height="3.956343in" draw:z-index="0">
<draw:image xlink:href="../Images/yкринформ/2023-05-28T22-27-00-03-00/630_360_1603607635-345.jpg" xlink:type="simple" xlink:show="embed" xlink:actuate="onLoad" draw:mime-type="image/jpeg"/>
</draw:frame>
 «Ядерні»заяви самопроголошеного президента Білорусі Олександра Лукашенка свідчать проте, що росіяни навмисно «вбивають» концепцію глобального ядерного стримування.</text:p>
      <text:p text:style-name="P4">
Як передає Укрінформ, про це написав радник керівника Офісу президента УкраїниМихайло Подоляк у <text:a xlink:type="simple" xlink:href="https://twitter.com/Podolyak_M/status/1662882734685970436" text:style-name="Internet_20_link" text:visited-style-name="Visited_20_Internet_20_Link">
 Твіттері</text:a>
 .</text:p>
      <text:p text:style-name="P4">
«Ядерні заяви Лукашенка (номінального очільника Білорусі та VIP-пропагандиставійни) прямо вказують на те, що РФ навмисно «вбиває» концепцію глобальногоядерного стримування і «ховає» ключовий глобальний договір пронерозповсюдження ядерної зброї. Це фундаментально підриває принципи глобальноїбезпеки», - заявив він.</text:p>
      <text:p text:style-name="P4">
<text:span text:style-name="T4">
Читайте також:</text:span>
 <text:span text:style-name="T4">
<text:a xlink:type="simple" xlink:href="https://www.ukrinform.ua/rubric-world/3714780-berlin-vvazae-zaavi-pro-rozmisenna-v-bilorusi-adernoi-zbroi-cergovou-sprobou-zalakuvanna.html" text:style-name="Internet_20_link" text:visited-style-name="Visited_20_Internet_20_Link">
 Берлін вважає заяви про розміщення в Білорусі ядерноїзброї черговою спробою залякування </text:a>
 </text:span>
</text:p>
      <text:p text:style-name="P4">
Подоляк зазначив, що рішення в цій ситуації може бути лише одне. Радниккерівника ОП наголосив, що необхідна жорстка позиція ядерних держав,відповідні резолюції ООН/МАГАТЕ, об'ємні санкції проти «Росатома», системніфінансові санкції щодо Білорусі та Росії.</text:p>
      <text:p text:style-name="Quotations">

<text:p text:style-name="P4">
«Ядерні» заяви Лукашенка (номінального господаря Білорусі та VIP-&gt;
 пропагандиста війни) прямо вказують на те, що Рф навмисно «вбиває» концепцію&gt;
 глобального ядерного стримування і «ховає» ключовий глобальний договір про&gt;
 нерозповсюдження ядерної зброї. Це фундаментально підриває…&gt;
&gt;
 — Михайло Подоляк (@Podolyak_M) <text:a xlink:type="simple" xlink:href="https://twitter.com/Podolyak_M/status/1662882734685970436" text:style-name="Internet_20_link" text:visited-style-name="Visited_20_Internet_20_Link">
 May 28, 2023&gt;
 </text:a>
</text:p>

</text:p>
      <text:p text:style-name="P4">
<text:span text:style-name="T4">
Читайте також:</text:span>
 <text:span text:style-name="T4">
<text:a xlink:type="simple" xlink:href="https://www.ukrinform.ua/rubric-world/3714187-peremisenna-rosijskoi-adernoi-zbroi-do-bilorusi-rozpocalosa-lukasenko.html" text:style-name="Internet_20_link" text:visited-style-name="Visited_20_Internet_20_Link">
 Ядерна зброя Росії вже їде в Білорусь - Лукашенко</text:a>
 </text:span>
</text:p>
      <text:p text:style-name="P4">
Як повідомляв Укрінформ, Європейський Союз засуджує угоду Росії та Білорусіпро дозвіл на розміщення російських <text:span text:style-name="T4">
<text:a xlink:type="simple" xlink:href="https://www.ukrinform.ua/tag-aderna-zbroa" text:style-name="Internet_20_link" text:visited-style-name="Visited_20_Internet_20_Link">
 ядерних</text:a>
 </text:span>
 боєголовок на території РБ,оскільки вважає це кроком, що призведе до подальшої надзвичайно небезпечноїескалації.</text:p>
      <text:p text:style-name="P4">
Source: <text:a xlink:type="simple" xlink:href="https://www.ukrinform.ua/rubric-ato/3715347-rosiani-navmisno-vbivaut-koncepciu-globalnogo-adernogo-strimuvanna-op.html" text:style-name="Internet_20_link" text:visited-style-name="Visited_20_Internet_20_Link">
https://www.ukrinform.ua/rubric-ato/3715347-rosiani-navmisno-vbivaut-koncepciu-globalnogo-adernogo-strimuvanna-op.html</text:a>
</text:p>
      <!--NEWS-->
      <text:h text:style-name="P10" text:outline-level="1">
<text:span text:style-name="T4">
Збірна Канади - чемпіон світу з хокею-2023</text:span>
</text:h>
      <text:p text:style-name="P4">
Authors: Ukrinform (Person)</text:p>
      <text:p text:style-name="P4">
Publisher: Укринформ (Organization)</text:p>
      <text:p text:style-name="P4">
Published Time: 2023-05-28T22:38:00+03:00</text:p>
      <text:p text:style-name="P4">
Modified Time: 2023-05-28T22:38:00+03:00</text:p>
      <text:p text:style-name="P4">
Description: Канадці вдруге за останні три роки тріумфують на світовій першості. — Укрінформ.</text:p>
      <text:p text:style-name="P4">
Images: ['<text:a xlink:type="simple" xlink:href="https://static.ukrinform.com/photos/2023_05/thumb_files/630_360_1685302969-222.jpg" text:style-name="Internet_20_link" text:visited-style-name="Visited_20_Internet_20_Link">
630_360_16853...</text:a>
']</text:p>
      <text:p text:style-name="P4">
Tags: ['Чемпіонат світу з хокею', 'хокей']</text:p>
      <text:p text:style-name="P4">
Type: Article</text:p>
      <!--METADATA-->
      <text:p text:style-name="P4">
<draw:frame draw:style-name="fr1" draw:name="Image274" text:anchor-type="as-char" svg:width="6.9236in" svg:height="3.956343in" draw:z-index="0">
<draw:image xlink:href="../Images/yкринформ/2023-05-28T22-38-00-03-00/630_360_1685302969-222.jpg" xlink:type="simple" xlink:show="embed" xlink:actuate="onLoad" draw:mime-type="image/jpeg"/>
</draw:frame>
 Канадцівдруге за останні три роки тріумфують на світовій першості.</text:p>
      <text:p text:style-name="P4">
Канада розгромила Німеччину 5:2(1:1, 1:1, 3:0) у фіналі чемпіонату світу зхокею-2023, передає Укрінформ.</text:p>
      <text:p text:style-name="P4">
У складі канадців відзначилися Краус, Тоффолі і Лотон, дубль на рахунку Бле.Німці відповіли кидками Петерка і Фішбуха.</text:p>
      <text:p text:style-name="P4">
Для канадців перемога на Мундіалі стала другою за останні три роки.</text:p>
      <text:p text:style-name="P4">
<text:span text:style-name="T4">
Читайте також:</text:span>
 <text:a xlink:type="simple" xlink:href="https://www.ukrinform.ua/rubric-sports/3715304-cs-z-hokeu-latvia-peremogla-ssa-v-poedinku-za-bronzu.html" text:style-name="Internet_20_link" text:visited-style-name="Visited_20_Internet_20_Link">
 ЧС з <text:span text:style-name="T4">
хокею</text:span>
 : Латвія перемогла США в поєдинку за«бронзу» </text:a>
</text:p>
      <text:p text:style-name="P4">
Як повідомлялося, в матчі за «бронзу» Латвія здолала США (4:3).</text:p>
      <text:p text:style-name="P4">
Фото: twitter.com/HockeyCanada</text:p>
      <text:p text:style-name="P4">
Source: <text:a xlink:type="simple" xlink:href="https://www.ukrinform.ua/rubric-sports/3715351-zbirna-kanadi-cempion-svitu-z-hokeu2023.html" text:style-name="Internet_20_link" text:visited-style-name="Visited_20_Internet_20_Link">
https://www.ukrinform.ua/rubric-sports/3715351-zbirna-kanadi-cempion-svitu-z-hokeu2023.html</text:a>
</text:p>
      <!--NEWS-->
      <text:h text:style-name="P10" text:outline-level="1">
<text:span text:style-name="T4">
Зеленський привітав Ердогана з перемогою на виборах: Розраховуємо на зміцнення партнерства</text:span>
</text:h>
      <text:p text:style-name="P4">
Authors: Ukrinform (Person)</text:p>
      <text:p text:style-name="P4">
Publisher: Укринформ (Organization)</text:p>
      <text:p text:style-name="P4">
Published Time: 2023-05-28T22:44:00+03:00</text:p>
      <text:p text:style-name="P4">
Modified Time: 2023-05-28T22:44:00+03:00</text:p>
      <text:p text:style-name="P4">
Description: Президент України привітав Реджепа Тайїпа Ердогана з перемогою на президентських виборах та висловив сподівання на подальше зміцнення стратегічного партнерства. — Укрінформ.</text:p>
      <text:p text:style-name="P4">
Images: ['<text:a xlink:type="simple" xlink:href="https://static.ukrinform.com/photos/2021_04/thumb_files/630_360_1618062883-664.jpeg" text:style-name="Internet_20_link" text:visited-style-name="Visited_20_Internet_20_Link">
630_360_16180...</text:a>
']</text:p>
      <text:p text:style-name="P4">
Tags: ['Ердоган', 'Вибори', 'Туреччина', 'Зеленський']</text:p>
      <text:p text:style-name="P4">
Type: Article</text:p>
      <!--METADATA-->
      <text:p text:style-name="P4">
<draw:frame draw:style-name="fr1" draw:name="Image275" text:anchor-type="as-char" svg:width="6.9236in" svg:height="3.956343in" draw:z-index="0">
<draw:image xlink:href="../Images/yкринформ/2023-05-28T22-44-00-03-00/630_360_1618062883-664.jpeg" xlink:type="simple" xlink:show="embed" xlink:actuate="onLoad" draw:mime-type="image/jpeg"/>
</draw:frame>
 ПрезидентУкраїни привітав Реджепа Тайїпа Ердогана з перемогою на президентських виборахта висловив сподівання на подальше зміцнення стратегічного партнерства.</text:p>
      <text:p text:style-name="P4">
Про це Володимир Зеленський написав на своїй сторінці у <text:a xlink:type="simple" xlink:href="https://twitter.com/zelenskyyua/status/1662903730906210305" text:style-name="Internet_20_link" text:visited-style-name="Visited_20_Internet_20_Link">
 Твіттері</text:a>
.</text:p>
      <text:p text:style-name="P4">
«Вітаю Президента Туреччини Реджепа Тайїпа Ердогана з нагоди перемоги напрезидентських виборах. Розраховуємо на подальше зміцнення стратегічногопартнерства на благо наших країн, а також посилення взаємодії для безпеки йстабільності Європи», - написав Зеленський.</text:p>
      <text:p text:style-name="Quotations">

<text:p text:style-name="P4">
Вітаю Президента Туреччини <text:a xlink:type="simple" xlink:href="https://twitter.com/RTErdogan" text:style-name="Internet_20_link" text:visited-style-name="Visited_20_Internet_20_Link">
 @RTErdogan&gt;
 </text:a>
 з нагоди перемоги на&gt;
 президентських виборах. Розраховуємо на подальше зміцнення стратегічного&gt;
 партнерства на благо наших країн, а також посилення взаємодії для безпеки й&gt;
 стабільності Європи.&gt;
&gt;
 — Володимир Зеленський (@ZelenskyyUa) <text:a xlink:type="simple" xlink:href="https://twitter.com/ZelenskyyUa/status/1662903730906210305" text:style-name="Internet_20_link" text:visited-style-name="Visited_20_Internet_20_Link">
 May 28, 2023&gt;
 </text:a>
</text:p>

</text:p>
      <text:p text:style-name="P4">
За даними підрахунку 99,8% голосів діючий президент Туреччини переміг зрезультатом 52,14%.</text:p>
      <text:p text:style-name="P4">
<text:span text:style-name="T4">
Читайте також:</text:span>
 <text:span text:style-name="T4">
<text:a xlink:type="simple" xlink:href="https://www.ukrinform.ua/rubric-world/3715335-vibori-u-tureccini-erdogan-u-liderah-pisla-vidkritta-99-viborcih-skrin.html" text:style-name="Internet_20_link" text:visited-style-name="Visited_20_Internet_20_Link">
 Вибори у Туреччині: Ердоган у лідерах після відкриття99% виборчих скринь </text:a>
 </text:span>
</text:p>
      <text:p text:style-name="P4">
Як повідомляв Укрінформ, у другому турі президентських виборів громадяниТуреччини обирали між діючим президентом Реджепом Тайїпом Ердоганом та лідеромопозиції Кемалем Киличдароглу.</text:p>
      <text:p text:style-name="P4">
Source: <text:a xlink:type="simple" xlink:href="https://www.ukrinform.ua/rubric-polytics/3715352-zelenskij-privitav-erdogana-z-peremogou-na-viborah-rozrahovuemo-na-zmicnenna-partnerstva.html" text:style-name="Internet_20_link" text:visited-style-name="Visited_20_Internet_20_Link">
https://www.ukrinform.ua/rubric-polytics/3715352-zelenskij-privitav-erdogana-z-peremogou-na-viborah-rozrahovuemo-na-zmicnenna-partnerstva.html</text:a>
</text:p>
      <!--NEWS-->
      <text:h text:style-name="P10" text:outline-level="1">
<text:span text:style-name="T4">
Українка Магучіх - перша на етапі Діамантової ліги</text:span>
</text:h>
      <text:p text:style-name="P4">
Authors: Ukrinform (Person)</text:p>
      <text:p text:style-name="P4">
Publisher: Укринформ (Organization)</text:p>
      <text:p text:style-name="P4">
Published Time: 2023-05-28T22:50:08+03:00</text:p>
      <text:p text:style-name="P4">
Modified Time: 2023-05-28T22:50:08+03:00</text:p>
      <text:p text:style-name="P4">
Description: Українка Ярослава Магучіх стала першою на етапі Діамантової ліги, а Ірина Геращенко - другою. — Укрінформ.</text:p>
      <text:p text:style-name="P4">
Images: ['<text:a xlink:type="simple" xlink:href="https://static.ukrinform.com/photos/2023_05/thumb_files/630_360_1685303345-345.jpeg" text:style-name="Internet_20_link" text:visited-style-name="Visited_20_Internet_20_Link">
630_360_16853...</text:a>
']</text:p>
      <text:p text:style-name="P4">
Tags: ['Легка атлетика', 'Ярослава Магучіх']</text:p>
      <text:p text:style-name="P4">
Type: Article</text:p>
      <!--METADATA-->
      <text:p text:style-name="P4">
<draw:frame draw:style-name="fr1" draw:name="Image276" text:anchor-type="as-char" svg:width="6.9236in" svg:height="3.956343in" draw:z-index="0">
<draw:image xlink:href="../Images/yкринформ/2023-05-28T22-50-08-03-00/630_360_1685303345-345.jpeg" xlink:type="simple" xlink:show="embed" xlink:actuate="onLoad" draw:mime-type="image/jpeg"/>
</draw:frame>
 УкраїнкаЯрослава Магучіх стала першою на етапі Діамантової ліги, а Ірина Геращенко -другою.</text:p>
      <text:p text:style-name="P4">
Українська стрибунка в висоту Ярослава Магучіх здобула перемогу на другомуетапі Діамантової ліги в Рабаті, Марокко, передає Укрінформ.</text:p>
      <text:p text:style-name="P4">
Магучіх пропускала перші спроби на 1,81 та 1,87 м.</text:p>
      <text:p text:style-name="P4">
Ярослава з другої спроби стрибнула на 1,95 м і цього вистачило для перемоги.Після цього вона вирішила продовжувати спроби на 2,01 м та встановила новийрекорд сезону у світі.</text:p>
      <text:p text:style-name="P4">
Також Ярослава встановила рекорд зустрічі (попередній результат - 1,97 м).</text:p>
      <text:p text:style-name="P4">
Українка Ірина Геращенко завоювала «срібло» з результатом 1,91 м. Для Ірини цебуло перше змагання в новому сезоні.</text:p>
      <text:p text:style-name="P4">
Юлія Левченко стрибнула на 1,81 м. Вона стала 6-ю.</text:p>
      <text:p text:style-name="P4">
<text:span text:style-name="T4">
Читайте також:</text:span>
 <text:a xlink:type="simple" xlink:href="https://www.ukrinform.ua/rubric-sports/3712931-ukrainec-kolmakov-sribnij-prizer-etapu-kubka-svitu-z-parkuru.html" text:style-name="Internet_20_link" text:visited-style-name="Visited_20_Internet_20_Link">
 Українець Колмаков - срібний призер етапу Кубка світу зпаркуру </text:a>
</text:p>
      <text:p text:style-name="P4">
Як повідомлялося, українці не виступали на першому етапі «Діамантової ліги»,який відбувся у катарській Досі.</text:p>
      <text:p text:style-name="P4">
Фото: Getty Images</text:p>
      <text:p text:style-name="P4">
Source: <text:a xlink:type="simple" xlink:href="https://www.ukrinform.ua/rubric-sports/3715353-ukrainka-magucih-persa-na-etapi-diamantovoi-ligi.html" text:style-name="Internet_20_link" text:visited-style-name="Visited_20_Internet_20_Link">
https://www.ukrinform.ua/rubric-sports/3715353-ukrainka-magucih-persa-na-etapi-diamantovoi-ligi.html</text:a>
</text:p>
      <!--NEWS-->
      <text:h text:style-name="P10" text:outline-level="1">
<text:span text:style-name="T4">
Війська РФ за день обстріляли дев'ять громад Сумщини – ОВА</text:span>
</text:h>
      <text:p text:style-name="P4">
Authors: Ukrinform (Person)</text:p>
      <text:p text:style-name="P4">
Publisher: Укринформ (Organization)</text:p>
      <text:p text:style-name="P4">
Published Time: 2023-05-28T22:57:00+03:00</text:p>
      <text:p text:style-name="P4">
Modified Time: 2023-05-28T22:57:00+03:00</text:p>
      <text:p text:style-name="P4">
Description: Війська Російської Федерації протягом дня 14 разів атакували прикордонні громади Сумської області, застосувавши для цього авіацію, міномети й артилерію.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277" text:anchor-type="as-char" svg:width="6.9236in" svg:height="3.956343in" draw:z-index="0">
<draw:image xlink:href="../Images/yкринформ/2023-05-28T22-57-00-03-00/630_360_1674980674-403.jpeg" xlink:type="simple" xlink:show="embed" xlink:actuate="onLoad" draw:mime-type="image/jpeg"/>
</draw:frame>
 ВійськаРосійської Федерації протягом дня 14 разів атакували прикордонні громадиСумської області, застосувавши для цього авіацію, міномети й артилерію.</text:p>
      <text:p text:style-name="P4">
Як передає Укрінформ, про це Сумська обласна військова адміністраціяповідомила в <text:a xlink:type="simple" xlink:href="https://t.me/Sumy_news_ODA/16495" text:style-name="Internet_20_link" text:visited-style-name="Visited_20_Internet_20_Link">
 Телеграмі </text:a>
 .</text:p>
      <text:p text:style-name="P4">
Від ворожих ударів потерпали дев'ять громад регіону. Загалом за день тампролунали 49 вибухів.</text:p>
      <text:p text:style-name="P4">
Ракетного обстрілу, за даними ОВА, зазнала Великописарівська громада: росіянивипустили з гелікоптера некеровані авіаційні ракети, спричинивши десятьвибухів.</text:p>
      <text:p text:style-name="P4">
<text:span text:style-name="T4">
Читайте також:</text:span>
 <text:span text:style-name="T4">
<text:a xlink:type="simple" xlink:href="https://www.ukrinform.ua/rubric-regions/3715112-hersonsina-za-dobu-zaznala-73-obstriliv-odnu-ludinu-poraneno.html" text:style-name="Internet_20_link" text:visited-style-name="Visited_20_Internet_20_Link">
 Херсонщина за добу зазнала 73 обстрілів, є поранений</text:a>
 </text:span>
</text:p>
      <text:p text:style-name="P4">
Хотінську й Есманську громади загарбники обстріляли з мінометів – відбулисятри та один вибух відповідно.</text:p>
      <text:p text:style-name="P4">
Юнаківська громада зазнала від росіян удару із самохідних артилерійськихустановок – зафіксовані п'ять вибухів. Її ж територію ворог атакував зміномета, унаслідок чого відбувся ще один вибух.</text:p>
      <text:p text:style-name="P4">
По Зноб-Новгородській громаді російські війська вдарили з артилерії –пролунали п'ять вибухів.</text:p>
      <text:p text:style-name="P4">
Мінометних ударів зазнали Новослобідська та Миропільська громади – відбулися12 і шість вибухів відповідно.</text:p>
      <text:p text:style-name="P4">
<text:span text:style-name="T4">
Читайте також:</text:span>
 <text:span text:style-name="T4">
<text:a xlink:type="simple" xlink:href="https://www.ukrinform.ua/rubric-ato/3715330-vijska-rf-obstrilali-kupanskij-rajon-harkivsini-e-poranena.html" text:style-name="Internet_20_link" text:visited-style-name="Visited_20_Internet_20_Link">
 Війська РФ обстріляли Куп'янський район Харківщини, єпоранена </text:a>
 </text:span>
</text:p>
      <text:p text:style-name="P4">
Білопільську і Шалигинську громади ворог теж обстріляв з мінометів, унаслідокчого сталися по три вибухи.</text:p>
      <text:p text:style-name="P4">
В усіх випадках, за попередніми даними, минулося без загиблих і руйнувань.</text:p>
      <text:p text:style-name="P4">
Як повідомляв Укрінформ, 27 травня російські війська 18 разів <text:span text:style-name="T4">
<text:a xlink:type="simple" xlink:href="https://www.ukrinform.ua/tag-obstril" text:style-name="Internet_20_link" text:visited-style-name="Visited_20_Internet_20_Link">
 обстріляли</text:a>
 </text:span>
 прикордонні громади Сумськоїобласті, спричинивши 88 вибухів.</text:p>
      <text:p text:style-name="P4">
Source: <text:a xlink:type="simple" xlink:href="https://www.ukrinform.ua/rubric-ato/3715348-vijska-rf-za-den-obstrilali-devat-gromad-sumsini-ova.html" text:style-name="Internet_20_link" text:visited-style-name="Visited_20_Internet_20_Link">
https://www.ukrinform.ua/rubric-ato/3715348-vijska-rf-za-den-obstrilali-devat-gromad-sumsini-ova.html</text:a>
</text:p>
      <!--NEWS-->
      <text:h text:style-name="P10" text:outline-level="1">
<text:span text:style-name="T4">
Під Бахмутом група «вагнерівців» дезертирувала, викравши військову техніку — Генштаб</text:span>
</text:h>
      <text:p text:style-name="P4">
Authors: Ukrinform (Person)</text:p>
      <text:p text:style-name="P4">
Publisher: Укринформ (Organization)</text:p>
      <text:p text:style-name="P4">
Published Time: 2023-05-28T23:16:00+03:00</text:p>
      <text:p text:style-name="P4">
Modified Time: 2023-05-28T23:16:00+03:00</text:p>
      <text:p text:style-name="P4">
Description: У районі Бахмута Донецької області дезертирували близько 30 російських найманців із приватної військової компанії "Вагнер". — Укрінформ.</text:p>
      <text:p text:style-name="P4">
Images: ['<text:a xlink:type="simple" xlink:href="https://static.ukrinform.com/photos/2022_09/thumb_files/630_360_1662738820-932.jpg" text:style-name="Internet_20_link" text:visited-style-name="Visited_20_Internet_20_Link">
630_360_16627...</text:a>
']</text:p>
      <text:p text:style-name="P4">
Tags: ['Дезертири', 'Військова техніка', 'ПВК "Вагнера"', 'Війна з Росією']</text:p>
      <text:p text:style-name="P4">
Type: Article</text:p>
      <!--METADATA-->
      <text:p text:style-name="P4">
<draw:frame draw:style-name="fr1" draw:name="Image278" text:anchor-type="as-char" svg:width="6.9236in" svg:height="3.956343in" draw:z-index="0">
<draw:image xlink:href="../Images/yкринформ/2023-05-28T23-16-00-03-00/630_360_1662738820-932.jpg" xlink:type="simple" xlink:show="embed" xlink:actuate="onLoad" draw:mime-type="image/jpeg"/>
</draw:frame>
 У районіБахмута Донецької області дезертирували близько 30 російських найманців ізприватної військової компанії "Вагнер".</text:p>
      <text:p text:style-name="P4">
Як передає Укрінформ, про це Генеральний штаб Збройних сил України повідомив у<text:a xlink:type="simple" xlink:href="https://www.facebook.com/GeneralStaff.ua/posts/pfbid0Su1tscfRnjvhQsNoBi81vsCNc5mLTzcJynPLHK1h1SUFQqYCgmESypCN5Ra4fZHsl" text:style-name="Internet_20_link" text:visited-style-name="Visited_20_Internet_20_Link">
 Фейсбуці</text:a>
.</text:p>
      <text:p text:style-name="P4">
За даними Генштабу, " <text:span text:style-name="T4">
<text:a xlink:type="simple" xlink:href="https://www.ukrinform.ua/tag-pvk-vagnera" text:style-name="Internet_20_link" text:visited-style-name="Visited_20_Internet_20_Link">
 вагнерівці </text:a>
 </text:span>
 " самовільно залишили бойові позиції, викравши військову техніку.</text:p>
      <text:p text:style-name="P4">
Ще близько 80 загарбників із підрозділу “шторм-z” дезертирували в тимчасовозахопленому Лисичанську Луганської області. За інформацією Генштабу, вони тежсамовільно залишили бойові позиції.</text:p>
      <text:p text:style-name="P4">
<text:span text:style-name="T4">
Читайте також:</text:span>
 <text:span text:style-name="T4">
<text:a xlink:type="simple" xlink:href="https://www.ukrinform.ua/rubric-ato/3714831-vagnerivci-pocali-vidhoditi-z-deakih-pozicij-u-bahmuti-britanska-rozvidka.html" text:style-name="Internet_20_link" text:visited-style-name="Visited_20_Internet_20_Link">
 «Вагнерівці» почали відходити з деяких позицій уБахмуті - британська розвідка </text:a>
 </text:span>
</text:p>
      <text:p text:style-name="P4">
Як повідомляв Укрінформ, російська армія продовжує зосереджувати основнізусилля на спробах повного захоплення Луганської та Донецької областей,протягом доби Сили оборони _<text:span text:style-name="T4">
<text:a xlink:type="simple" xlink:href="https://www.ukrinform.ua/rubric-ato/3715320-sili-oboroni-za-dobu-vidbili-na-shodi-18-atak-voroga.html" text:style-name="Internet_20_link" text:visited-style-name="Visited_20_Internet_20_Link">
 України відбили 18 ворожих атак</text:a>
 </text:span>
 _ .</text:p>
      <text:p text:style-name="P4">
<text:span text:style-name="T5">
Фото: ЗСУ</text:span>
</text:p>
      <text:p text:style-name="P4">
Source: <text:a xlink:type="simple" xlink:href="https://www.ukrinform.ua/rubric-ato/3715331-pid-bahmutom-grupa-vagnerivciv-dezertiruvala-vikravsi-vijskovu-tehniku-genstab.html" text:style-name="Internet_20_link" text:visited-style-name="Visited_20_Internet_20_Link">
https://www.ukrinform.ua/rubric-ato/3715331-pid-bahmutom-grupa-vagnerivciv-dezertiruvala-vikravsi-vijskovu-tehniku-genstab.html</text:a>
</text:p>
      <!--NEWS-->
      <text:h text:style-name="P10" text:outline-level="1">
<text:span text:style-name="T4">
Голова вищої виборчої комісії Туреччини оголосив про перемогу Ердогана</text:span>
</text:h>
      <text:p text:style-name="P4">
Authors: Ukrinform (Person)</text:p>
      <text:p text:style-name="P4">
Publisher: Укринформ (Organization)</text:p>
      <text:p text:style-name="P4">
Published Time: 2023-05-28T23:28:00+03:00</text:p>
      <text:p text:style-name="P4">
Modified Time: 2023-05-28T23:28:00+03:00</text:p>
      <text:p text:style-name="P4">
Description: Діючий президент Туреччини обраний на новий термін президентства, про що свідчать попередні результати другого туру президентських перегонів. — Укрінформ.</text:p>
      <text:p text:style-name="P4">
Images: ['<text:a xlink:type="simple" xlink:href="https://static.ukrinform.com/photos/2023_05/thumb_files/630_360_1685305149-286.jpg" text:style-name="Internet_20_link" text:visited-style-name="Visited_20_Internet_20_Link">
630_360_16853...</text:a>
']</text:p>
      <text:p text:style-name="P4">
Tags: ['Ердоган', 'Вибори', 'Туреччина']</text:p>
      <text:p text:style-name="P4">
Type: Article</text:p>
      <!--METADATA-->
      <text:p text:style-name="P4">
<draw:frame draw:style-name="fr1" draw:name="Image279" text:anchor-type="as-char" svg:width="6.9236in" svg:height="3.956343in" draw:z-index="0">
<draw:image xlink:href="../Images/yкринформ/2023-05-28T23-28-00-03-00/630_360_1685305149-286.jpg" xlink:type="simple" xlink:show="embed" xlink:actuate="onLoad" draw:mime-type="image/jpeg"/>
</draw:frame>
 Діючийпрезидент Туреччини обраний на новий термін президентства, про що свідчатьпопередні результати другого туру президентських перегонів.</text:p>
      <text:p text:style-name="P4">
Про це повідомив голова Вищої виборчої комісії Ахмет Йенер, передає власкорУкрінформу.</text:p>
      <text:p text:style-name="P4">
«Діючий Президент Турецької Республіки, як видно з попередніх результатів, панРеджеп Тайїп Ердоган був обраний президентом», - повідомив голова Вищоївиборчої комісії Ахмет Йенер.</text:p>
      <text:p text:style-name="P4">
<text:span text:style-name="T4">
Читайте також:</text:span>
 <text:span text:style-name="T4">
<text:a xlink:type="simple" xlink:href="https://www.ukrinform.ua/rubric-polytics/3715352-zelenskij-privitav-erdogana-z-peremogou-na-viborah-rozrahovuemo-na-zmicnenna-partnerstva.html" text:style-name="Internet_20_link" text:visited-style-name="Visited_20_Internet_20_Link">
 Зеленський привітав Ердогана з перемогою на виборах:Розраховуємо на зміцнення партнерства </text:a>
 </text:span>
</text:p>
      <text:p text:style-name="P4">
За його словами, вже зафіксовані офіційно результати другого туру за кількістюоблікованих бюлетенів, вказують на перемогу Реджепа Тайїпа Ердогана йкількість необлікованих досі бюлетенів не зможе змінити цей результат.</text:p>
      <text:p text:style-name="P4">
За результатом відкриття 99,9% виборчих скринь діючий президент набрав 52,16%,лідер опозиції - 47,84%.</text:p>
      <text:p text:style-name="P4">
<text:span text:style-name="T4">
Читайте також:</text:span>
 <text:span text:style-name="T4">
<text:a xlink:type="simple" xlink:href="https://www.ukrinform.ua/rubric-world/3715335-vibori-u-tureccini-erdogan-u-liderah-pisla-vidkritta-99-viborcih-skrin.html" text:style-name="Internet_20_link" text:visited-style-name="Visited_20_Internet_20_Link">
 Вибори у Туреччині: Ердоган у лідерах після відкриття99% виборчих скринь </text:a>
 </text:span>
</text:p>
      <text:p text:style-name="P4">
Як повідомляв Укрінформ, у другому турі президентських виборів громадяниТуреччини обирали між діючим президентом <text:span text:style-name="T4">
<text:a xlink:type="simple" xlink:href="https://www.ukrinform.ua/tag-erdogan" text:style-name="Internet_20_link" text:visited-style-name="Visited_20_Internet_20_Link">
 Реджепом Тайїпом Ердоганом</text:a>
 </text:span>
 та лідером опозиції КемалемКиличдароглу.</text:p>
      <text:p text:style-name="P4">
Source: <text:a xlink:type="simple" xlink:href="https://www.ukrinform.ua/rubric-world/3715357-golova-visoi-viborcoi-komisii-tureccini-ogolosiv-pro-peremogu-erdogana.html" text:style-name="Internet_20_link" text:visited-style-name="Visited_20_Internet_20_Link">
https://www.ukrinform.ua/rubric-world/3715357-golova-visoi-viborcoi-komisii-tureccini-ogolosiv-pro-peremogu-erdogana.html</text:a>
</text:p>
      <!--NEWS-->
      <text:h text:style-name="P10" text:outline-level="1">
<text:span text:style-name="T4">
В ЗСУ розповіли, як ховатимуть F-16 від російських ракетних ударів</text:span>
</text:h>
      <text:p text:style-name="P4">
Authors: Ukrinform (Person)</text:p>
      <text:p text:style-name="P4">
Publisher: Укринформ (Organization)</text:p>
      <text:p text:style-name="P4">
Published Time: 2023-05-28T23:39:00+03:00</text:p>
      <text:p text:style-name="P4">
Modified Time: 2023-05-28T23:39:00+03:00</text:p>
      <text:p text:style-name="P4">
Description: Заховати винищувачі F-16 на території України так, аби російські ракети та дрони їх не дістали, не вийде, а тому треба шукати комплексний підхід, маскувати і розосереджувати їх, переміщуючи з аеродрому на аеродром. — Укрінформ.</text:p>
      <text:p text:style-name="P4">
Images: ['<text:a xlink:type="simple" xlink:href="https://static.ukrinform.com/photos/2023_05/thumb_files/630_360_1685298785-185.jpg" text:style-name="Internet_20_link" text:visited-style-name="Visited_20_Internet_20_Link">
630_360_16852...</text:a>
']</text:p>
      <text:p text:style-name="P4">
Tags: ['Літак', 'ЗСУ', 'Війна з Росією', 'F-16']</text:p>
      <text:p text:style-name="P4">
Type: Article</text:p>
      <!--METADATA-->
      <text:p text:style-name="P4">
<draw:frame draw:style-name="fr1" draw:name="Image280" text:anchor-type="as-char" svg:width="6.9236in" svg:height="3.956343in" draw:z-index="0">
<draw:image xlink:href="../Images/yкринформ/2023-05-28T23-39-00-03-00/630_360_1685298785-185.jpg" xlink:type="simple" xlink:show="embed" xlink:actuate="onLoad" draw:mime-type="image/jpeg"/>
</draw:frame>
 Заховативинищувачі F-16 на території України так, аби російські ракети та дрони їх недістали, не вийде, а тому треба шукати комплексний підхід, маскувати ірозосереджувати їх, переміщуючи з аеродрому на аеродром.</text:p>
      <text:p text:style-name="P4">
Про це у ексклюзивному інтерв'ю <text:a xlink:type="simple" xlink:href="https://www.radiosvoboda.org/a/my-zmozhemo-zavoyuvaty-perevahu-v-povitri/32429248.html" text:style-name="Internet_20_link" text:visited-style-name="Visited_20_Internet_20_Link">
 Донбас Реалії</text:a>
 розповів начальник авіації Командування Повітряних силЗСУ бригадний генерал Сергій Голубцов, передає Укрінформ.</text:p>
      <text:p text:style-name="P4">
Військовий також наголосив, що після того, як <text:span text:style-name="T4">
<text:a xlink:type="simple" xlink:href="https://www.ukrinform.ua/tag-f16" text:style-name="Internet_20_link" text:visited-style-name="Visited_20_Internet_20_Link">
 літаки</text:a>
 </text:span>
 передадуть Україні, «треба будевикористати частину зенітних ракетних комплексів для прикриття цихаеродромів».</text:p>
      <text:p text:style-name="P4">
«Бо противник, дізнаючись про те, що в нас стоїть щось нове і потужне,звичайно, буде намагатися це розвідати і завдати удару. Ми це розуміємо, іпідрозділи будуть розосереджені, однозначно. І будемо намагатися прикритиаеродроми, де будуть ці літаки, щоб мінімізувати можливі втрати», – підсумуваввін.</text:p>
      <text:p text:style-name="P4">
<text:span text:style-name="T4">
Читайте також:</text:span>
 <text:span text:style-name="T4">
<text:a xlink:type="simple" xlink:href="https://www.ukrinform.ua/rubric-ato/3715342-hoca-b-34-eskadrili-f16-nacalnik-aviacii-rozpoviv-ak-ukraina-moze-otrimati-perevagu-u-povitri.html" text:style-name="Internet_20_link" text:visited-style-name="Visited_20_Internet_20_Link">
 Хоча б 3-4 ескадрильї F-16: начальник авіації розповів,як Україна може отримати перевагу у повітрі </text:a>
 </text:span>
</text:p>
      <text:p text:style-name="P4">
Як повідомляв <text:span text:style-name="T4">
<text:a xlink:type="simple" xlink:href="https://www.ukrinform.ua/rubric-ato/3714228-dania-j-niderlandi-ocolat-koaliciu-z-pidgotovki-ukrainskih-pilotiv-na-f16-ostin.html" text:style-name="Internet_20_link" text:visited-style-name="Visited_20_Internet_20_Link">
 Укрінформ </text:a>
 </text:span>
 , міністр оборони США Ллойд Остін за підсумкамизасідання «Рамштайн-12» заявив, що Данія й Нідерланди наступного місяця увзаємодії зі США почнуть розробляти навчальну базу для комплексної підготовкиукраїнських пілотів, свій внесок запропонували також Норвегія, Бельгія,Португалія й Польща.</text:p>
      <text:p text:style-name="P4">
Source: <text:a xlink:type="simple" xlink:href="https://www.ukrinform.ua/rubric-ato/3715359-v-zsu-rozpovili-ak-hovatimut-f16-vid-rosijskih-raketnih-udariv.html" text:style-name="Internet_20_link" text:visited-style-name="Visited_20_Internet_20_Link">
https://www.ukrinform.ua/rubric-ato/3715359-v-zsu-rozpovili-ak-hovatimut-f16-vid-rosijskih-raketnih-udariv.html</text:a>
</text:p>
      <!--NEWS-->
      <text:h text:style-name="P10" text:outline-level="1">
<text:span text:style-name="T4">
У Маріуполі «бавовняний» вечір: є втрати серед ворога</text:span>
</text:h>
      <text:p text:style-name="P4">
Authors: Ukrinform (Person)</text:p>
      <text:p text:style-name="P4">
Publisher: Укринформ (Organization)</text:p>
      <text:p text:style-name="P4">
Published Time: 2023-05-28T23:53:00+03:00</text:p>
      <text:p text:style-name="P4">
Modified Time: 2023-05-28T23:53:00+03:00</text:p>
      <text:p text:style-name="P4">
Description: В районі трикутника Мангуш – Нікольське – Маріуполь не менш шести раз спрацювала російська ППО. Вибухи лунали у Юрівці, Урзуфі, Нікольському, Старому Криму та селищі міського типу Ялта. — Укрінформ.</text:p>
      <text:p text:style-name="P4">
Images: ['<text:a xlink:type="simple" xlink:href="https://static.ukrinform.com/photos/2022_12/thumb_files/630_360_1670715012-546.jpg" text:style-name="Internet_20_link" text:visited-style-name="Visited_20_Internet_20_Link">
630_360_16707...</text:a>
']</text:p>
      <text:p text:style-name="P4">
Tags: ['Маріуполь', 'Обстріл', 'Війна з Росією']</text:p>
      <text:p text:style-name="P4">
Type: Article</text:p>
      <!--METADATA-->
      <text:p text:style-name="P4">
<draw:frame draw:style-name="fr1" draw:name="Image281" text:anchor-type="as-char" svg:width="6.9236in" svg:height="3.956343in" draw:z-index="0">
<draw:image xlink:href="../Images/yкринформ/2023-05-28T23-53-00-03-00/630_360_1670715012-546.jpg" xlink:type="simple" xlink:show="embed" xlink:actuate="onLoad" draw:mime-type="image/jpeg"/>
</draw:frame>
 В районітрикутника Мангуш – Нікольське – Маріуполь не менш шести раз спрацюваларосійська ППО. Вибухи лунали у Юрівці, Урзуфі, Нікольському, Старому Криму таселищі міського типу Ялта.</text:p>
      <text:p text:style-name="P4">
Про це розповів радник міського голови Маріуполя Петро Андрющенко розповів,передає Укрінформ.</text:p>
      <text:p text:style-name="P4">
"По Маріуполю та району навіть на й20 відсотків відпрацювали. А якщо додатиінформаційний ефект - то й на всі 200", - написав він.</text:p>
      <text:p text:style-name="P4">
За інформацією Андрющенка, у Ялті "прилетіло" в місце базування з технікою.</text:p>
      <text:p text:style-name="P4">
У Юрівці є влучання у місце розташування окупантів. Місцеві видання пишуть, щопід удар потрапив табір "Сонячний", де базувались російські військові.Попередньо, там багато поранених.</text:p>
      <text:p text:style-name="P4">
У Старому Криму, за словами Андрющенка, "приліт такий, що в Кальміуському таЦентральному районах трухануло від душі".</text:p>
      <text:p text:style-name="P4">
В Урзуфі, як пишуть телеграм-канали, "приліт" по місцю розташуванню окупантіві по складах.</text:p>
      <text:p text:style-name="P4">
В Нікольському теж є влучання по окупантах – попередньо, прилетіло по ворожомувійськкомату.</text:p>
      <text:p text:style-name="P4">
Андрющенко розповів, що поранених окупантів з Юр'ївки та Нікольського почализавозити в Лікарню інтенсивної терапії №2.  Крім цього, за його словами,підтверджено перших 20 ліквідованих окупантів у Юр'ївці.</text:p>
      <text:p text:style-name="P4">
Source: <text:a xlink:type="simple" xlink:href="https://www.ukrinform.ua/rubric-ato/3715360-u-mariupoli-bavovnanij-vecir-e-vtrati-sered-voroga.html" text:style-name="Internet_20_link" text:visited-style-name="Visited_20_Internet_20_Link">
https://www.ukrinform.ua/rubric-ato/3715360-u-mariupoli-bavovnanij-vecir-e-vtrati-sered-voroga.html</text:a>
</text:p>
      <!--NEWS-->
      <text:h text:style-name="P10" text:outline-level="1">
<text:span text:style-name="T4">
Воїни Сил ТрО показали, як відбили наступ російських окупантів</text:span>
</text:h>
      <text:p text:style-name="P4">
Author: ['АРМІЯINFORM']</text:p>
      <text:p text:style-name="P4">
Time: 2023-05-28T53:00:00-04:00</text:p>
      <text:p text:style-name="P4">
Description: На одному з напрямків воїни 102-ї окремої бригади Сил територіальної оборони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ТЕРИТОРІАЛЬНА ОБОРОНА ЗС УКРАЇНИ']</text:p>
      <text:p text:style-name="P4">
Category: News</text:p>
      <!--METADATA-->
      <text:p text:style-name="P4">
<draw:frame draw:style-name="fr1" draw:name="Image282" text:anchor-type="as-char" svg:width="6.9236in" svg:height="4.608521in" draw:z-index="0">
<draw:image xlink:href="../Images/AРМІЯINFORM/2023-05-28T53-00-00-04-00/vtraty-voroga.jpg" xlink:type="simple" xlink:show="embed" xlink:actuate="onLoad" draw:mime-type="image/jpeg"/>
</draw:frame>
Ілюстративне фото / ГШ ЗСУ</text:p>
      <text:p text:style-name="P4">
На одному з напрямків воїни 102-ї окремої бригади Сил територіальної оборониЗСУ Івано-Франківщини відбили наступ російських окупантів</text:p>
      <text:p text:style-name="P4">
Про це<text:a xlink:type="simple" xlink:href="https://www.facebook.com/102brugadaTROIvanoFrankivsk/videos/167340192739696/" text:style-name="Internet_20_link" text:visited-style-name="Visited_20_Internet_20_Link">
повідомляє</text:a>
102 окрема бригада Сил територіальної оборони ЗСУ на своїй сторінці у мережіFacebook.</text:p>
      <text:p text:style-name="P4">
«Одного дня російські загарбники вирішили піти в наступ на одному з напрямків,думаючи, що легко подолають українську піхоту і займуть територію. Але позадустояли танки, артилерія, механізовані війська захисників, які готові завждивступити в бій та підтримати стрілецькі підрозділи.</text:p>
      <text:p text:style-name="P4">
Вони легко розібралися з ворогом, завдавши йому нищівної поразки і заставившийого ганебно тікати з поля бою. Захопливе відео справжнього бою та жалюгідноївтечі москалів показала наша розвідрота», — йдеться в описі до відео.</text:p>
      <text:p text:style-name="P4">
Source: <text:a xlink:type="simple" xlink:href="https://armyinform.com.ua/2023/05/28/voyiny-syl-tro-pokazaly-yak-vidbyly-nastup-rosijskyh-okupantiv/" text:style-name="Internet_20_link" text:visited-style-name="Visited_20_Internet_20_Link">
https://armyinform.com.ua/2023/05/28/voyiny-syl-tro-pokazaly-yak-vidbyly-nastup-rosijskyh-okupantiv/</text:a>
</text:p>
      <!--NEWS-->
      <text:h text:style-name="P10" text:outline-level="1">
<text:span text:style-name="T4">
Чудове полювання на орків: Гірські штурмовики зачистили позиції окупантів</text:span>
</text:h>
      <text:p text:style-name="P4">
Author: ['АРМІЯINFORM']</text:p>
      <text:p text:style-name="P4">
Time: 2023-05-28T54:00:00-04:00</text:p>
      <text:p text:style-name="P4">
Description: Воїни окремого гірсько-штурмового батальйону бригади «Едельвейс» зачистили пози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20965_163528656672736_2769897511358697744_n.jpg" text:style-name="Internet_20_link" text:visited-style-name="Visited_20_Internet_20_Link">
347120965_163528656672736_2769897511358697744_n.jpg</text:a>
']</text:p>
      <text:p text:style-name="P4">
Tags: ['ГІРСЬКІ ШТУРМОВИКИ']</text:p>
      <text:p text:style-name="P4">
Category: News</text:p>
      <!--METADATA-->
      <text:p text:style-name="P4">
<draw:frame draw:style-name="fr1" draw:name="Image283" text:anchor-type="as-char" svg:width="6.9236in" svg:height="4.281093in" draw:z-index="0">
<draw:image xlink:href="../Images/AРМІЯINFORM/2023-05-28T54-00-00-04-00/347120965_163528656672736_2769897511358697744_n.jpg" xlink:type="simple" xlink:show="embed" xlink:actuate="onLoad" draw:mime-type="image/jpeg"/>
</draw:frame>
</text:p>
      <text:p text:style-name="P4">
Воїни окремого гірсько-штурмового батальйону бригади «Едельвейс» зачистилипозиції російських окупантів.</text:p>
      <text:p text:style-name="P4">
Відеозапис роботи бійців <text:a xlink:type="simple" xlink:href="https://t.me/osirskiy/91" text:style-name="Internet_20_link" text:visited-style-name="Visited_20_Internet_20_Link">
опублікував</text:a>
 командувачСухопутних військ ЗСУ генерал-полковник Олександр Сирський.</text:p>
      <text:p text:style-name="P4">
«Працює окремий гірсько-штурмовий батальйон 10 ОГШБр «Едельвейс». Чудовеполювання на орків», — написав він.</text:p>
      <text:p text:style-name="P4">
Source: <text:a xlink:type="simple" xlink:href="https://armyinform.com.ua/2023/05/28/chudove-polyuvannya-na-orkiv-girski-shturmovyky-zachystyly-pozycziyi-okupantiv/" text:style-name="Internet_20_link" text:visited-style-name="Visited_20_Internet_20_Link">
https://armyinform.com.ua/2023/05/28/chudove-polyuvannya-na-orkiv-girski-shturmovyky-zachystyly-pozycziyi-okupantiv/</text:a>
</text:p>
      <!--NEWS-->
      <text:h text:style-name="P10" text:outline-level="1">
<text:span text:style-name="T4">
Спецпризначенці СБУ закидають окупантів «подарунками» просто з неба</text:span>
</text:h>
      <text:p text:style-name="P4">
Author: ['АРМІЯINFORM']</text:p>
      <text:p text:style-name="P4">
Time: 2023-05-28T55:00:00-04:00</text:p>
      <text:p text:style-name="P4">
Description: Спецпризначенці СБУ дронами-камікадзе знищують важку техніку росіян.    Відео оприлюдн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284" text:anchor-type="as-char" svg:width="6.9236in" svg:height="4.367194in" draw:z-index="0">
<draw:image xlink:href="../Images/AРМІЯINFORM/2023-05-28T55-00-00-04-00/a8879da467f5ef3186c59aa101cecbce_id76321_1300x820_141_650x410.jpg" xlink:type="simple" xlink:show="embed" xlink:actuate="onLoad" draw:mime-type="image/jpeg"/>
</draw:frame>
Ілюстративне фото</text:p>
      <text:p text:style-name="P4">
Спецпризначенці СБУ дронами-камікадзе знищують важку техніку росіян.</text:p>
      <text:p text:style-name="P4">
Відео<text:a xlink:type="simple" xlink:href="https://www.facebook.com/SecurSerUkraine/videos/1270468767184557/" text:style-name="Internet_20_link" text:visited-style-name="Visited_20_Internet_20_Link">
оприлюднили</text:a>
на сторінці Служби безпеки України в мережі Facebook.</text:p>
      <text:p text:style-name="P4">
Воїни ЦСО «А» роблять це настільки ефектно, що російські військові абозгорають від щастя, або злітають у кювети від точності таких сюрпризів.</text:p>
      <text:p text:style-name="P4">
На відео видно, як «подарунки» отримали екіпажі танків, БМ «Град»,броньовиків, «Камазів» і військових вантажівок.</text:p>
      <text:p text:style-name="P4">
Source: <text:a xlink:type="simple" xlink:href="https://armyinform.com.ua/2023/05/28/speczpryznachenczi-sbu-zakydayut-okupantiv-podarunkamy-prosto-z-neba/" text:style-name="Internet_20_link" text:visited-style-name="Visited_20_Internet_20_Link">
https://armyinform.com.ua/2023/05/28/speczpryznachenczi-sbu-zakydayut-okupantiv-podarunkamy-prosto-z-neba/</text:a>
</text:p>
      <!--NEWS-->
      <text:h text:style-name="P10" text:outline-level="1">
<text:span text:style-name="T4">
Держспецзв’язку забезпечує нові можливості безперервно залишатися в українському інформаційному просторі</text:span>
</text:h>
      <text:p text:style-name="P4">
Author: ['АРМІЯINFORM']</text:p>
      <text:p text:style-name="P4">
Time: 2023-05-28T56:00:00-04:00</text:p>
      <text:p text:style-name="P4">
Description: Невдовзі має розпочати роботу державний мультиплекс МХ-7 — національна цифр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121010_578679677733554_4097935635572121834_n.jpg" text:style-name="Internet_20_link" text:visited-style-name="Visited_20_Internet_20_Link">
350121010_578679677733554_4097935635572121834_n.jpg</text:a>
']</text:p>
      <text:p text:style-name="P4">
Tags: ['ДЕРЖСПЕЦЗВ’ЯЗОК']</text:p>
      <text:p text:style-name="P4">
Category: News</text:p>
      <!--METADATA-->
      <text:p text:style-name="P4">
<draw:frame draw:style-name="fr1" draw:name="Image285" text:anchor-type="as-char" svg:width="6.9236in" svg:height="4.615733in" draw:z-index="0">
<draw:image xlink:href="../Images/AРМІЯINFORM/2023-05-28T56-00-00-04-00/350121010_578679677733554_4097935635572121834_n.jpg" xlink:type="simple" xlink:show="embed" xlink:actuate="onLoad" draw:mime-type="image/jpeg"/>
</draw:frame>
</text:p>
      <text:p text:style-name="P4">
Невдовзі має розпочати роботу державний мультиплекс МХ-7 — національна цифрователевізійна мережа, побудована Концерном радіомовлення, радіозв’язку тателебачення. Заступник голови Держспецзв’язку Володимир Трофименко в інтерв’ювиданню «Урядовий кур’єр» розповів, де нарешті з’явиться українське мовлення,як це допоможе протистояти ворогу на інформаційному фронті та які переваги маємультиплекс МХ-7. Про це<text:a xlink:type="simple" xlink:href="https://www.facebook.com/dsszzi/posts/pfbid02kjLtWdDf71UM1GXheYwE3nNMKKG9vu6v1oeexMoDN6KX8JDWwc25rscCNVdZkwfwl" text:style-name="Internet_20_link" text:visited-style-name="Visited_20_Internet_20_Link">
повідомляє</text:a>
Державна служба спеціального зв’язку та захисту інформації України.</text:p>
      <text:p text:style-name="P4">
Головне:</text:p>
      <text:p text:style-name="P4">
— Щоб зрозуміти, яку небезпеку росія вбачає у правді, достатньо згадатичисленні обстріли об’єктів, які забезпечують трансляцію сигналу. ТелевежіКонцерну РРТ у Києві, Харкові, Вінниці та інших містах країни неодноразовозазнавали ракетних атак. На Херсонщині ворог, відступаючи, фізично знищувавінфраструктуру, щоб нам було складніше повернути українське мовлення навизволені від окупантів території.</text:p>
      <text:p text:style-name="P4">
Наше завдання нині — не тільки швидко відновлювати всю інфраструктурумовлення, а й забезпечувати нові можливості для наших громадян бути постійно вукраїнському інформаційному просторі.</text:p>
      <text:p text:style-name="P4">
— Наявні мережі не покривають телевізійним мовленням до третини територіїкраїни. Приймання ефірного цифрового телебачення на територіях, прикордонних зрф та рб, ускладнене. Особливо актуальна проблема в Харківській, Сумській,Чернігівській, Рівненській, Житомирській, Волинській областях, де населеннямає змогу приймати російські телеканали з потужних передавальних станцій рф ірб. Запуск мультиплексу МХ-7 дасть змогу покрити мовленням більше 90%території України.</text:p>
      <text:p text:style-name="P4">
— Мережа МХ-7 має більшу кількість передавальних станцій та кращі енергетичніхарактеристики, ніж наявні мультиплекси, що впливає на їхню потужність. Отже,приймання сигналу буде доступне і в тих зонах, де нині його немає черезнедостатній рівень сигналу або особливості рельєфу. Увімкнення потужнихпередавачів у метровому діапазоні збільшить охоплення тимчасово окупованихтериторій.</text:p>
      <text:p text:style-name="P4">
— Нашим завданням було — зробити державну мережу мовлення максимальнодоступною для кожного українця. Доступ до мовлення для глядачів будебезкоштовним та відкритим. Також більшості користувачів мультиплексу МХ-7 недоведеться витрачати гроші на купівлю обладнання для приймання, вони вже маютьусе необхідне.</text:p>
      <text:p text:style-name="P4">
Source: <text:a xlink:type="simple" xlink:href="https://armyinform.com.ua/2023/05/28/derzhpeczzvyazku-zabezpechuye-novi-mozhlyvosti-bezperervno-zalyshatysya-v-ukrayinskomu-informaczijnomu-prostori/" text:style-name="Internet_20_link" text:visited-style-name="Visited_20_Internet_20_Link">
https://armyinform.com.ua/2023/05/28/derzhpeczzvyazku-zabezpechuye-novi-mozhlyvosti-bezperervno-zalyshatysya-v-ukrayinskomu-informaczijnomu-prostori/</text:a>
</text:p>
      <!--NEWS-->
      <text:h text:style-name="P10" text:outline-level="1">
<text:span text:style-name="T4">
Урядова програма «Прихисток» дуже допомогла в перші місяці широкомасштабної війни</text:span>
</text:h>
      <text:p text:style-name="P4">
Author: ['АРМІЯINFORM']</text:p>
      <text:p text:style-name="P4">
Time: 2023-05-28T57:00:00-04:00</text:p>
      <text:p text:style-name="P4">
Description: Про це Віцепрем’єр-міністр Ірина Верещук повідомила під час прямого вклю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_6715.jpeg" text:style-name="Internet_20_link" text:visited-style-name="Visited_20_Internet_20_Link">
img_6715.jpeg</text:a>
']</text:p>
      <text:p text:style-name="P4">
Tags: ['ІРИНА ВЕРЕЩУК', 'ПРИХИСТОК']</text:p>
      <text:p text:style-name="P4">
Category: News</text:p>
      <!--METADATA-->
      <text:p text:style-name="P4">
<draw:frame draw:style-name="fr1" draw:name="Image286" text:anchor-type="as-char" svg:width="6.9236in" svg:height="4.829211in" draw:z-index="0">
<draw:image xlink:href="../Images/AРМІЯINFORM/2023-05-28T57-00-00-04-00/img_6715.jpeg" xlink:type="simple" xlink:show="embed" xlink:actuate="onLoad" draw:mime-type="image/jpeg"/>
</draw:frame>
</text:p>
      <text:p text:style-name="P4">
Про це Віцепрем’єр-міністр Ірина Верещук<text:a xlink:type="simple" xlink:href="https://minre.gov.ua/2023/05/27/uryadova-programa-pryhystok-duzhe-dopomogla-v-pershi-misyaczi-povnomasshtabnoyi-vijny/" text:style-name="Internet_20_link" text:visited-style-name="Visited_20_Internet_20_Link">
повідомила</text:a>
 під час прямоговключення на телеканалі ICTV. За її словами, програма добре спрацювала.Особливо в перші місяці війни, коли люди масово переміщалися із небезпечнихрегіонів.</text:p>
      <text:p text:style-name="P4">
Вона подякувала сотням тисяч українців, які відкрили свої домівки таприхистили земляків. А також Українському Товариству Червоного Хреста — зафінансову підтримку урядової програми.</text:p>
      <text:p text:style-name="P4">
«Завдяки „Прихистку“ понад 1 мільйон внутрішніх переселенців знайшли безплатнетимчасове житло. Понад 800 тисяч власників житла — подали заяви на компенсаціюкомунальних послуг. Загалом за цією програмою на сьогодні профінансованобільше ніж мільярд гривень», — додала Віцепрем’єрка.</text:p>
      <text:p text:style-name="P4">
Нагадаємо, відповідно до рішення Уряду Мінреінтеграції<text:a xlink:type="simple" xlink:href="https://t.me/minre_ua/3399" text:style-name="Internet_20_link" text:visited-style-name="Visited_20_Internet_20_Link">
визначено</text:a>
 відповідальним виконавцем проєкту«Прихисток». Відомство вестиме відповідний облік та координуватиме компенсаціювитрат за прихисток переселенців.</text:p>
      <text:p text:style-name="P4">
Source: <text:a xlink:type="simple" xlink:href="https://armyinform.com.ua/2023/05/28/uryadova-programa-pryhystok-duzhe-dopomogla-v-pershi-misyaczi-povnomasshtabnoyi-vijny/" text:style-name="Internet_20_link" text:visited-style-name="Visited_20_Internet_20_Link">
https://armyinform.com.ua/2023/05/28/uryadova-programa-pryhystok-duzhe-dopomogla-v-pershi-misyaczi-povnomasshtabnoyi-vijny/</text:a>
</text:p>
      <!--NEWS-->
      <text:h text:style-name="P10" text:outline-level="1">
<text:span text:style-name="T4">
Президент України ввів у дію рішення РНБО про санкції проти 51 фізичної та 220 юридичних осіб</text:span>
</text:h>
      <text:p text:style-name="P4">
Author: ['АРМІЯINFORM']</text:p>
      <text:p text:style-name="P4">
Time: 2023-05-28T58:00:00-04:00</text:p>
      <text:p text:style-name="P4">
Description: Володимир Зеленський своїм указом увів у дію рішення рішення Ради національної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РНБО', 'САНКЦІЇ', 'УКАЗ ПРЕЗИДЕНТА УКРАЇНИ']</text:p>
      <text:p text:style-name="P4">
Category: News</text:p>
      <!--METADATA-->
      <text:p text:style-name="P4">
<draw:frame draw:style-name="fr1" draw:name="Image287" text:anchor-type="as-char" svg:width="6.9236in" svg:height="4.615733in" draw:z-index="0">
<draw:image xlink:href="../Images/AРМІЯINFORM/2023-05-28T58-00-00-04-00/ukaz.jpg" xlink:type="simple" xlink:show="embed" xlink:actuate="onLoad" draw:mime-type="image/jpeg"/>
</draw:frame>
</text:p>
      <text:p text:style-name="P4">
Володимир Зеленський своїм указом увів у дію рішення рішення Ради національноїбезпеки і оборони України від 27 травня 2023 року «Про застосуванняперсональних спеціальних економічних та інших обмежувальних заходів(санкцій)».</text:p>
      <text:p text:style-name="P4">
Відповідний<text:a xlink:type="simple" xlink:href="https://www.president.gov.ua/documents/3072023-46917" text:style-name="Internet_20_link" text:visited-style-name="Visited_20_Internet_20_Link">
 указ № 307/2023</text:a>
оприлюднений на сайті глави держави.</text:p>
      <text:p text:style-name="P4">
Так, згідно з додатком № 1 до указу, Президент України ввів в дію рішенняРНБОУ від 27 травня «Про застосування персональних спеціальних економічних таінших обмежувальних заходів (санкцій)» проти 51 громадянина російськоїфедерації.</text:p>
      <text:p text:style-name="P4">
Згідно з додатком № 2, Володимир Зеленський запровадив санкції проти 220юридичних осіб, серед яких є як російські компанії, так закордонні.</text:p>
      <text:p text:style-name="P4">
Source: <text:a xlink:type="simple" xlink:href="https://armyinform.com.ua/2023/05/28/prezydent-ukrayiny-vviv-u-diyu-rishennya-rnbo-pro-sankcziyi-proty-51-fizychnoyi-ta-220-yurydychnyh-osib/" text:style-name="Internet_20_link" text:visited-style-name="Visited_20_Internet_20_Link">
https://armyinform.com.ua/2023/05/28/prezydent-ukrayiny-vviv-u-diyu-rishennya-rnbo-pro-sankcziyi-proty-51-fizychnoyi-ta-220-yurydychnyh-osib/</text:a>
</text:p>
      <!--NEWS-->
      <text:h text:style-name="P10" text:outline-level="1">
<text:span text:style-name="T4">
«У територіальної оборони на бєлгородщині нема чим стріляти» — перехоплення ГУР</text:span>
</text:h>
      <text:p text:style-name="P4">
Author: ['АРМІЯINFORM']</text:p>
      <text:p text:style-name="P4">
Time: 2023-05-28T59:00:00-04:00</text:p>
      <text:p text:style-name="P4">
Description: https://www.youtube.com/watch?v=pLYaZUEXFcQ    Перехоплені розмови окупантів, в яких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ПЕРЕХОПЛЕННЯ']</text:p>
      <text:p text:style-name="P4">
Category: News</text:p>
      <!--METADATA-->
      <text:p text:style-name="P4">
Перехоплені розмови окупантів, в яких вони розповідають про невдоволення діямивійськового керівництва, а також обговорюють поточну ситуацію на територіїбєлгородщини та прилеглих територіях, панічні настрої місцевого населення.</text:p>
      <text:p text:style-name="P4">
окупант цитує прігожина, що за умови обрання його головнокомандувачем, Київбуде взятий за 12 днів;</text:p>
      <text:p text:style-name="P4">
окупант розповідає про погане забезпечення територіальної оборони набєлгородщині, в якої, за словами співрозмовника, нема чим стріляти: «ничегонету, палки только».</text:p>
      <text:p text:style-name="P4">
<text:span text:style-name="T4">
Джерело:</text:span>
 <text:a xlink:type="simple" xlink:href="https://gur.gov.ua/content/ia-b-hovoryt-byl-by-dovolen-esly-b-na-rublyovku.html" text:style-name="Internet_20_link" text:visited-style-name="Visited_20_Internet_20_Link">
Головне управління розвідки МОУ</text:a>
</text:p>
      <text:p text:style-name="P4">
Source: <text:a xlink:type="simple" xlink:href="https://armyinform.com.ua/2023/05/28/okupant-rozpovidaye-pro-pogane-zabezpechennya-terytorialnoyi-oborony-na-byelgorodshhyni-tam-nema-chym-strilyaty-perehoplennya-gur/" text:style-name="Internet_20_link" text:visited-style-name="Visited_20_Internet_20_Link">
https://armyinform.com.ua/2023/05/28/okupant-rozpovidaye-pro-pogane-zabezpechennya-terytorialnoyi-oborony-na-byelgorodshhyni-tam-nema-chym-strilyaty-perehoplennya-gur/</text:a>
</text:p>
      <!--NEWS-->
      <text:h text:style-name="P10" text:outline-level="1">
<text:span text:style-name="T4">
Стріляв у цивільних на Чернігівщині: судитимуть російського військовослужбовця</text:span>
</text:h>
      <text:p text:style-name="P4">
Author: ['АРМІЯINFORM']</text:p>
      <text:p text:style-name="P4">
Time: 2023-05-28T60:00:00-04:00</text:p>
      <text:p text:style-name="P4">
Description: Судитимуть чергового військовослужбовця рф, який стріляв у цивільних під час тимчас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fgen-1.jpeg" text:style-name="Internet_20_link" text:visited-style-name="Visited_20_Internet_20_Link">
ofgen-1.jpe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88" text:anchor-type="as-char" svg:width="6.9236in" svg:height="7.649217in" draw:z-index="0">
<draw:image xlink:href="../Images/AРМІЯINFORM/2023-05-28T60-00-00-04-00/ofgen-1.jpeg" xlink:type="simple" xlink:show="embed" xlink:actuate="onLoad" draw:mime-type="image/jpeg"/>
</draw:frame>
</text:p>
      <text:p text:style-name="P4">
Судитимуть чергового військовослужбовця рф, який стріляв у цивільних під частимчасової окупації Чернігівщини</text:p>
      <text:p text:style-name="P4">
Про це<text:a xlink:type="simple" xlink:href="https://www.facebook.com/pgo.gov.ua/posts/pfbid02CMFtRM3Pw1YXhPvJCWR3hDZtRyexn4FvVedv78GyTuuKsB7oUgk8aT6XHT1xvpbXl" text:style-name="Internet_20_link" text:visited-style-name="Visited_20_Internet_20_Link">
повідомляє</text:a>
Офіс Генерального прокурора.</text:p>
      <text:p text:style-name="P4">
«Прокурорами Чернігівської обласної прокуратури в порядку спеціальногодосудового розслідування направлено до суду обвинувальний акт стосовноросійського військовослужбовця за фактом порушення законів та звичаїв війни(ч. 1 ст. 438 КК України)», — йдеться у дописі.</text:p>
      <text:p text:style-name="P4">
Зазначається, що 2 березня 2022 року обвинувачений, щоб залякати мешканцівтимчасово окупованого військовими РФ села Сибереж Чернігівського району,стріляв у них з автоматичної зброї. Мирні мешканці — чоловік та жінка нестановили для нього жодної загрози. Внаслідок цього потерпіла отрималавогнепальне поранення плеча.</text:p>
      <text:p text:style-name="P4">
Відповідно до норм міжнародного гуманітарного права цивільне населення не можебути об’єктом нападу. Досудове розслідування здійснювало Управління СБУ вЧернігівській області.</text:p>
      <text:p text:style-name="P4">
Source: <text:a xlink:type="simple" xlink:href="https://armyinform.com.ua/2023/05/28/strilyav-u-czyvilnyh-na-chernigivshhyni-sudytymut-rosijskogo-vijskovosluzhbovczya/" text:style-name="Internet_20_link" text:visited-style-name="Visited_20_Internet_20_Link">
https://armyinform.com.ua/2023/05/28/strilyav-u-czyvilnyh-na-chernigivshhyni-sudytymut-rosijskogo-vijskovosluzhbovczya/</text:a>
</text:p>
      <!--NEWS-->
      <text:h text:style-name="P10" text:outline-level="1">
<text:span text:style-name="T4">
Снайпери ДШВ показали, як «демілітаризують» противника</text:span>
</text:h>
      <text:p text:style-name="P4">
Author: ['АРМІЯINFORM']</text:p>
      <text:p text:style-name="P4">
Time: 2023-05-28T61:00:00-04:00</text:p>
      <text:p text:style-name="P4">
Description: Десантники 79-ї окремої десантно-штурмової бригади ДШВ ЗС України продовжують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dshv-79.jpg" text:style-name="Internet_20_link" text:visited-style-name="Visited_20_Internet_20_Link">
dshv-79.jpg</text:a>
']</text:p>
      <text:p text:style-name="P4">
Tags: ['STOPRUSSIA', 'АГРЕСІЯ РФ', 'ВТОРГНЕННЯ РФ', 'ДШВ']</text:p>
      <text:p text:style-name="P4">
Category: News</text:p>
      <!--METADATA-->
      <text:p text:style-name="P4">
<draw:frame draw:style-name="fr1" draw:name="Image289" text:anchor-type="as-char" svg:width="6.9236in" svg:height="4.618569in" draw:z-index="0">
<draw:image xlink:href="../Images/AРМІЯINFORM/2023-05-28T61-00-00-04-00/dshv-79.jpg" xlink:type="simple" xlink:show="embed" xlink:actuate="onLoad" draw:mime-type="image/jpeg"/>
</draw:frame>
</text:p>
      <text:p text:style-name="P4">
Десантники 79-ї окремої десантно-штурмової бригади ДШВ ЗС України продовжуютьвиконання бойових завдань.</text:p>
      <text:p text:style-name="P4">
Про це<text:a xlink:type="simple" xlink:href="https://www.facebook.com/uaairborne/videos/2192363920957393/" text:style-name="Internet_20_link" text:visited-style-name="Visited_20_Internet_20_Link">
повідомляє</text:a>
Командування Десантно-штурмових військ Збройних Сил України у мережі Facebook.</text:p>
      <text:p text:style-name="P4">
Одним з важливих напрямків бойової діяльності є робота снайперів бригади. Задопомогою їх влучного вогню можна зупинити виконання завдань противником.</text:p>
      <text:p text:style-name="P4">
На відео снайпери 79-ки розповідають про три бойових епізоди, коли внаслідокїхніх дій ворог зазнав втрат і змушений був відмовитися від своїх агресивнихнамірів. Свої слова вони підкріплюють відеофіксацію цієї бойової роботи.</text:p>
      <text:p text:style-name="P4">
— Зараз нашим снайперам дуже допомагає аеророзвідка, за допомогою якої можнавчасно виявити висування противника і зайняти вигідну вогневу позицію. Іншедля нас вже справа техніки, — прокоментував дії своїх підлеглих командирпідрозділу снайперів.</text:p>
      <text:p text:style-name="P4">
Source: <text:a xlink:type="simple" xlink:href="https://armyinform.com.ua/2023/05/28/snajpery-dshv-pokazaly-yak-demilitaryzuyut-protyvnyka/" text:style-name="Internet_20_link" text:visited-style-name="Visited_20_Internet_20_Link">
https://armyinform.com.ua/2023/05/28/snajpery-dshv-pokazaly-yak-demilitaryzuyut-protyvnyka/</text:a>
</text:p>
      <!--NEWS-->
      <text:h text:style-name="P10" text:outline-level="1">
<text:span text:style-name="T4">
Авіація Сил оборони завдала 7 ударів по ворогу</text:span>
</text:h>
      <text:p text:style-name="P4">
Author: ['АРМІЯINFORM']</text:p>
      <text:p text:style-name="P4">
Time: 2023-05-28T62:00:00-04:00</text:p>
      <text:p text:style-name="P4">
Description: Авіація сил оборони за минулу добу завдала 4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290" text:anchor-type="as-char" svg:width="6.9236in" svg:height="3.894525in" draw:z-index="0">
<draw:image xlink:href="../Images/AРМІЯINFORM/2023-05-28T62-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4 ударів по районах зосередженняособового складу та військової техніки противника, а також 3 — по йогозенітно-ракетних комплексах.</text:p>
      <text:p text:style-name="P4">
Про це у Facebook <text:a xlink:type="simple" xlink:href="https://www.facebook.com/GeneralStaff.ua/posts/pfbid0dkcUjzi9qfnavSaRYoFogjMGG3U8mAthkM2rqydT4vVwXD5bfe8hhajUTN9d9qvNl" text:style-name="Internet_20_link" text:visited-style-name="Visited_20_Internet_20_Link">
повідомляє</text:a>
Генеральнийштаб ЗСУ.</text:p>
      <text:p text:style-name="P4">
Нашими захисниками протягом минулої доби було знищено 3 ворожих БпЛА різноготипу.</text:p>
      <text:p text:style-name="P4">
Підрозділи ракетних військ і артилерії уразили 2 пункти управління, 2 районизосередження озброєння та військової техніки, 2 склади боєприпасів та ще одинважливий військовий об’єкт противника.</text:p>
      <text:p text:style-name="P4">
Source: <text:a xlink:type="simple" xlink:href="https://armyinform.com.ua/2023/05/28/aviacziya-syl-oborony-zavdala-7-udariv-po-vorogu/" text:style-name="Internet_20_link" text:visited-style-name="Visited_20_Internet_20_Link">
https://armyinform.com.ua/2023/05/28/aviacziya-syl-oborony-zavdala-7-udariv-po-vorogu/</text:a>
</text:p>
      <!--NEWS-->
      <text:h text:style-name="P10" text:outline-level="1">
<text:span text:style-name="T4">
Наші захисники протягом доби відбили 21 ворожу атаку</text:span>
</text:h>
      <text:p text:style-name="P4">
Author: ['АРМІЯINFORM']</text:p>
      <text:p text:style-name="P4">
Time: 2023-05-28T63:00:00-04:00</text:p>
      <text:p text:style-name="P4">
Description: Загалом протягом минулої доби противник завдав 3 ракетних, 2 з яких ЗКР С-3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ВТОРГНЕННЯ РФ', 'ГШ ЗСУ', 'ОПЕРАТИВНА ІНФОРМАЦІЯ']</text:p>
      <text:p text:style-name="P4">
Category: News</text:p>
      <!--METADATA-->
      <text:p text:style-name="P4">
<draw:frame draw:style-name="fr1" draw:name="Image291" text:anchor-type="as-char" svg:width="6.9236in" svg:height="4.620011in" draw:z-index="0">
<draw:image xlink:href="../Images/AРМІЯINFORM/2023-05-28T63-00-00-04-00/sytuacziya-na-fronti.jpg" xlink:type="simple" xlink:show="embed" xlink:actuate="onLoad" draw:mime-type="image/jpeg"/>
</draw:frame>
 Оперативна обстановка на фронті. Фото: ГШ ЗСУ / facebook <text:span text:style-name="T4">
🔥Ситуація щодо російського вторгнення</text:span>
</text:p>
      <text:p text:style-name="P4">
Загалом протягом минулої доби противник завдав 3 ракетних, 2 з яких ЗКР С-300по Краматорську, та 13 авіаційних ударів, здійснив близько 30 обстрілів зреактивних систем залпового вогню по позиціях наших військ та населенихпунктах.</text:p>
      <text:p text:style-name="P4">
Про це у Facebook <text:a xlink:type="simple" xlink:href="https://www.facebook.com/GeneralStaff.ua/posts/pfbid0dkcUjzi9qfnavSaRYoFogjMGG3U8mAthkM2rqydT4vVwXD5bfe8hhajUTN9d9qvNl" text:style-name="Internet_20_link" text:visited-style-name="Visited_20_Internet_20_Link">
повідомляє</text:a>
Генеральнийштаб ЗСУ.</text:p>
      <text:p text:style-name="P4">
Противник продовжує зосереджувати основні зусилля на спробах повногозахоплення Луганської та Донецької областей. Протягом минулої доби підрозділисил оборони відбили 21 ворожу атаку.</text:p>
      <text:p text:style-name="P4">
Source: <text:a xlink:type="simple" xlink:href="https://armyinform.com.ua/2023/05/28/nashi-zahysnyky-protyagom-doby-vidbyly-21-vorozhu-ataku/" text:style-name="Internet_20_link" text:visited-style-name="Visited_20_Internet_20_Link">
https://armyinform.com.ua/2023/05/28/nashi-zahysnyky-protyagom-doby-vidbyly-21-vorozhu-ataku/</text:a>
</text:p>
      <!--NEWS-->
      <text:h text:style-name="P10" text:outline-level="1">
<text:span text:style-name="T4">
У білорусь прибувають нові військові підрозділи рф</text:span>
</text:h>
      <text:p text:style-name="P4">
Author: ['АРМІЯINFORM']</text:p>
      <text:p text:style-name="P4">
Time: 2023-05-28T64:00:00-04:00</text:p>
      <text:p text:style-name="P4">
Description: Про це йдеться в оперативній інформації щодо російського вторгнення у Faceboo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88980.png" text:style-name="Internet_20_link" text:visited-style-name="Visited_20_Internet_20_Link">
2788980.png</text:a>
']</text:p>
      <text:p text:style-name="P4">
Tags: ['STOPRUSSIA', 'БІЛОРУСЬ', 'ВТОРГНЕННЯ РФ', 'ГШ ЗСУ', 'ОПЕРАТИВНА ІНФОРМАЦІЯ']</text:p>
      <text:p text:style-name="P4">
Category: News</text:p>
      <!--METADATA-->
      <text:p text:style-name="P4">
<draw:frame draw:style-name="fr1" draw:name="Image292" text:anchor-type="as-char" svg:width="6.9236in" svg:height="3.896465in" draw:z-index="0">
<draw:image xlink:href="../Images/AРМІЯINFORM/2023-05-28T64-00-00-04-00/2788980.png" xlink:type="simple" xlink:show="embed" xlink:actuate="onLoad" draw:mime-type="image/png"/>
</draw:frame>
 <text:span text:style-name="T4">
🔥Ситуація щодо російського вторгнення</text:span>
</text:p>
      <text:p text:style-name="P4">
Про це<text:a xlink:type="simple" xlink:href="https://www.facebook.com/GeneralStaff.ua/posts/pfbid0dkcUjzi9qfnavSaRYoFogjMGG3U8mAthkM2rqydT4vVwXD5bfe8hhajUTN9d9qvNl" text:style-name="Internet_20_link" text:visited-style-name="Visited_20_Internet_20_Link">
йдеться</text:a>
в оперативній інформації щодо російського вторгнення у Facebook Генеральногоштабу ЗСУ.</text:p>
      <text:p text:style-name="P4">
«На полігони республіки білорусь прибувають визначені підрозділи збройних силросійської федерації для проведення заходів бойової підготовки передвідправкою на війну в Україну», — зазначається в повідомленні.</text:p>
      <text:p text:style-name="P4">
<text:span text:style-name="T5">
Фото ілюстративне</text:span>
</text:p>
      <text:p text:style-name="P4">
Source: <text:a xlink:type="simple" xlink:href="https://armyinform.com.ua/2023/05/28/u-bilorus-prybuvayut-novi-vijskovi-pidrozdily-rf/" text:style-name="Internet_20_link" text:visited-style-name="Visited_20_Internet_20_Link">
https://armyinform.com.ua/2023/05/28/u-bilorus-prybuvayut-novi-vijskovi-pidrozdily-rf/</text:a>
</text:p>
      <!--NEWS-->
      <text:h text:style-name="P10" text:outline-level="1">
<text:span text:style-name="T4">
Нічна атака дронів: Сили ППО збили 52 «шахеди»</text:span>
</text:h>
      <text:p text:style-name="P4">
Author: ['АРМІЯINFORM']</text:p>
      <text:p text:style-name="P4">
Time: 2023-05-28T65:00:00-04:00</text:p>
      <text:p text:style-name="P4">
Description: У ніч на 28 травня армія рф випустила по Україні рекордну кількість дронів-камікадзе тип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taka-droniv-1-1.jpg" text:style-name="Internet_20_link" text:visited-style-name="Visited_20_Internet_20_Link">
ataka-droniv-1-1.jpg</text:a>
']</text:p>
      <text:p text:style-name="P4">
Tags: ['АТАКА ДРОНІВ', 'ПОВІТРЯНІ СИЛИ ЗБРОЙНИХ СИЛ УКРАЇНИ']</text:p>
      <text:p text:style-name="P4">
Category: News</text:p>
      <!--METADATA-->
      <text:p text:style-name="P4">
<draw:frame draw:style-name="fr1" draw:name="Image293" text:anchor-type="as-char" svg:width="6.9236in" svg:height="3.894525in" draw:z-index="0">
<draw:image xlink:href="../Images/AРМІЯINFORM/2023-05-28T65-00-00-04-00/ataka-droniv-1-1.jpg" xlink:type="simple" xlink:show="embed" xlink:actuate="onLoad" draw:mime-type="image/jpeg"/>
</draw:frame>
</text:p>
      <text:p text:style-name="P4">
У ніч на 28 травня армія рф випустила по Україні рекордну кількість дронів-камікадзе типу Shahed-136/131 — 54. Сили ППО знищили 52 «шахеди».</text:p>
      <text:p text:style-name="P4">
Про це <text:a xlink:type="simple" xlink:href="https://t.me/kpszsu/2541" text:style-name="Internet_20_link" text:visited-style-name="Visited_20_Internet_20_Link">
повідомляє</text:a>
 пресслужба КомандуванняПовітряних Сил ЗСУ.</text:p>
      <text:p text:style-name="P4">
«Ворог атакував Україну іранськими ударними дронами з північного напрямку —брянська область, та південного — краснодарський край», — йдеться уповідомленні.</text:p>
      <text:p text:style-name="P4">
Зазначається, що чергову нічну атаку ворог спрямував на військові об’єкти таоб’єкти критичної інфраструктури держави в центральних регіонах країни,зокрема на Київщину.</text:p>
      <text:p text:style-name="P4">
«Тут, у зоні відповідальності повітряного командування «Центр», знищенобільшість ударних дронів! Також до відбиття атаки залучили сили та засобиповітряного командування «Південь» та повітряного командування«Захід»Повітряних Сил ЗС України та протиповітряну оборону інших складових Силоборони України!» — повідомили у командуванні.</text:p>
      <text:p text:style-name="P4">
Source: <text:a xlink:type="simple" xlink:href="https://armyinform.com.ua/2023/05/28/nichna-ataka-droniv-syly-ppo-zbyly-52-shahedy-z-54/" text:style-name="Internet_20_link" text:visited-style-name="Visited_20_Internet_20_Link">
https://armyinform.com.ua/2023/05/28/nichna-ataka-droniv-syly-ppo-zbyly-52-shahedy-z-54/</text:a>
</text:p>
      <!--NEWS-->
      <text:h text:style-name="P10" text:outline-level="1">
<text:span text:style-name="T4">
Ще мінус 400 окупантів, 7 ББМ та 11 артсистем: добові втрати ворога</text:span>
</text:h>
      <text:p text:style-name="P4">
Author: ['АРМІЯINFORM']</text:p>
      <text:p text:style-name="P4">
Time: 2023-05-28T66:00:00-04:00</text:p>
      <text:p text:style-name="P4">
Description: Загальні бойові втрати противника з 24.02.22 по 28.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7369071365573367_w-scaled.jpg" text:style-name="Internet_20_link" text:visited-style-name="Visited_20_Internet_20_Link">
photo_5447369071365573367_w-scaled.jpg</text:a>
']</text:p>
      <text:p text:style-name="P4">
Tags: ['ВТРАТИ ВОРОГА', 'ГЕНШТАБ ЗС УКРАЇНИ']</text:p>
      <text:p text:style-name="P4">
Category: News</text:p>
      <!--METADATA-->
      <text:p text:style-name="P4">
<draw:frame draw:style-name="fr1" draw:name="Image294" text:anchor-type="as-char" svg:width="6.9236in" svg:height="6.987066in" draw:z-index="0">
<draw:image xlink:href="../Images/AРМІЯINFORM/2023-05-28T66-00-00-04-00/photo_5447369071365573367_w-scaled.jpg" xlink:type="simple" xlink:show="embed" xlink:actuate="onLoad" draw:mime-type="image/jpeg"/>
</draw:frame>
</text:p>
      <text:p text:style-name="P4">
Загальні бойові втрати противника з 24.02.22 по 28.05.23 орієнтовностановлять:</text:p>
      <ul>
        <li>
<text:span text:style-name="T4">
особового складу ‒</text:span>
 206600 (+400) осіб ліквідовано  * <text:span text:style-name="T4">
танків ‒</text:span>
 3797 (+3)  * <text:span text:style-name="T4">
бойових броньованих машин ‒</text:span>
 7456 (+7)  * <text:span text:style-name="T4">
артилерійських систем ‒</text:span>
 3425 (+11)  * <text:span text:style-name="T4">
РСЗВ ‒</text:span>
 574 (0)  * <text:span text:style-name="T4">
засоби ППО ‒</text:span>
 329 (0)  * <text:span text:style-name="T4">
літаків ‒</text:span>
 313 (0)  * <text:span text:style-name="T4">
гелікоптерів ‒</text:span>
 298 (0)  * <text:span text:style-name="T4">
БПЛА оперативно-тактичного рівня ‒</text:span>
 2993 (+3)  * <text:span text:style-name="T4">
крилаті ракети ‒</text:span>
 1056 (0)  * <text:span text:style-name="T4">
кораблі / катери ‒</text:span>
 18 (0)  * <text:span text:style-name="T4">
автомобільної техніки та автоцистерн ‒</text:span>
 6192 (+9)  * <text:span text:style-name="T4">
спеціальна техніка ‒</text:span>
 451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8.05.23.</text:p>
      <text:p text:style-name="P4">
Source: <text:a xlink:type="simple" xlink:href="https://armyinform.com.ua/2023/05/28/shhe-minus-400-okupantiv-7-bbm-ta-11-artysystem-dobovi-vtraty-voroga/" text:style-name="Internet_20_link" text:visited-style-name="Visited_20_Internet_20_Link">
https://armyinform.com.ua/2023/05/28/shhe-minus-400-okupantiv-7-bbm-ta-11-artysystem-dobovi-vtraty-voroga/</text:a>
</text:p>
      <!--NEWS-->
      <text:h text:style-name="P10" text:outline-level="1">
<text:span text:style-name="T4">
В Україні хвилина мовчання</text:span>
</text:h>
      <text:p text:style-name="P4">
Author: ['АРМІЯINFORM']</text:p>
      <text:p text:style-name="P4">
Time: 2023-05-28T67: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95" text:anchor-type="as-char" svg:width="6.9236in" svg:height="3.895992in" draw:z-index="0">
<draw:image xlink:href="../Images/AРМІЯINFORM/2023-05-28T67-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8/v-ukrayini-hvylyna-movchannya/" text:style-name="Internet_20_link" text:visited-style-name="Visited_20_Internet_20_Link">
https://armyinform.com.ua/2023/05/28/v-ukrayini-hvylyna-movchannya/</text:a>
</text:p>
      <!--NEWS-->
      <text:h text:style-name="P10" text:outline-level="1">
<text:span text:style-name="T4">
Жіноча збірна України з академічного веслування стала чемпіоном Європи</text:span>
</text:h>
      <text:p text:style-name="P4">
Author: ['АРМІЯINFORM']</text:p>
      <text:p text:style-name="P4">
Time: 2023-05-28T68:00:00-04:00</text:p>
      <text:p text:style-name="P4">
Description: Жіноча збірна з академічного веслування виграла золото на чемпіонаті Європи-2023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553962_786959696468891_5567082950549245392_n.jpg" text:style-name="Internet_20_link" text:visited-style-name="Visited_20_Internet_20_Link">
347553962_786959696468891_5567082950549245392_n.jpg</text:a>
']</text:p>
      <text:p text:style-name="P4">
Tags: ['АРМІЙСЬКІ СПОРТСМЕНКИ', 'ВЕСЛУВАННЯ НА БАЙДАРКАХ І КАНОЕ', 'ВІЙНА']</text:p>
      <text:p text:style-name="P4">
Category: News</text:p>
      <!--METADATA-->
      <text:p text:style-name="P4">
<draw:frame draw:style-name="fr1" draw:name="Image296" text:anchor-type="as-char" svg:width="6.9236in" svg:height="4.611118in" draw:z-index="0">
<draw:image xlink:href="../Images/AРМІЯINFORM/2023-05-28T68-00-00-04-00/347553962_786959696468891_5567082950549245392_n.jpg" xlink:type="simple" xlink:show="embed" xlink:actuate="onLoad" draw:mime-type="image/jpeg"/>
</draw:frame>
</text:p>
      <text:p text:style-name="P4">
Жіноча збірна з академічного веслування виграла золото на чемпіонатіЄвропи-2023 з академічного веслування, що проходить у словенському Бледе.</text:p>
      <text:p text:style-name="P4">
Про це<text:a xlink:type="simple" xlink:href="https://www.facebook.com/CSKA1992/posts/pfbid0ie1h7vFJxShtjtzhvEFMU2bzopFC2pRyBgQaHZx9GpdKd1ciWna4GaQXKMYry4z8l" text:style-name="Internet_20_link" text:visited-style-name="Visited_20_Internet_20_Link">
повідомляє</text:a>
Центральний спортивний клуб ЗСУ.</text:p>
      <text:p text:style-name="P4">
«Армійки Катерина Дудченко, Наталія Довгодько, Анастасія Коженкова та ДаринаВерхогляд на дистанції 2000 м стали чемпіонками континентальної першості», —йдеться у повідомленні.</text:p>
      <text:p text:style-name="P4">
«Срібло» дісталося представницям Нідерландів, «бронза» — Великій Британії.</text:p>
      <text:p text:style-name="P4">
Для України це золото стало першим на чемпіонаті Європи з академічноговеслування з 2014 року.</text:p>
      <text:p text:style-name="P4">
Source: <text:a xlink:type="simple" xlink:href="https://armyinform.com.ua/2023/05/28/zhinocha-zbirna-ukrayiny-z-akademichnogo-vesluvannya-stala-chempionom-yevropy/" text:style-name="Internet_20_link" text:visited-style-name="Visited_20_Internet_20_Link">
https://armyinform.com.ua/2023/05/28/zhinocha-zbirna-ukrayiny-z-akademichnogo-vesluvannya-stala-chempionom-yevropy/</text:a>
</text:p>
      <!--NEWS-->
      <text:h text:style-name="P10" text:outline-level="1">
<text:span text:style-name="T4">
Австрія виділяє Україні 2 млн євро на гуманітарне розмінування</text:span>
</text:h>
      <text:p text:style-name="P4">
Author: ['АРМІЯINFORM']</text:p>
      <text:p text:style-name="P4">
Time: 2023-05-28T69:00:00-04:00</text:p>
      <text:p text:style-name="P4">
Description: Австрія виділить два мільйони євро для гуманітарного розмінування України.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78486-uk.png" text:style-name="Internet_20_link" text:visited-style-name="Visited_20_Internet_20_Link">
178486-uk.png</text:a>
']</text:p>
      <text:p text:style-name="P4">
Tags: ['АВСТРІЯ', 'ПІДТРИМКА УКРАЇНИ', 'РОЗМІНУВАННЯ']</text:p>
      <text:p text:style-name="P4">
Category: News</text:p>
      <!--METADATA-->
      <text:p text:style-name="P4">
<draw:frame draw:style-name="fr1" draw:name="Image297" text:anchor-type="as-char" svg:width="6.9236in" svg:height="3.865677in" draw:z-index="0">
<draw:image xlink:href="../Images/AРМІЯINFORM/2023-05-28T69-00-00-04-00/178486-uk.png" xlink:type="simple" xlink:show="embed" xlink:actuate="onLoad" draw:mime-type="image/png"/>
</draw:frame>
</text:p>
      <text:p text:style-name="P4">
Австрія виділить два мільйони євро для гуманітарного розмінування України.</text:p>
      <text:p text:style-name="P4">
Про це<text:a xlink:type="simple" xlink:href="https://twitter.com/a_schallenberg/status/1662503153579831296" text:style-name="Internet_20_link" text:visited-style-name="Visited_20_Internet_20_Link">
повідомив</text:a>
очільник міністерства закордонних справ Австрії Александер Шалленберг уTwitter.</text:p>
      <text:p text:style-name="P4">
«З першого дня російської навали ми твердо стоїмо на боці України, яка щоденноє жертвою російської агресії. Ми будемо допомагати і надалі — скільки будепотрібно!» — йдеться у його дописі.</text:p>
      <text:p text:style-name="P4">
Як <text:a xlink:type="simple" xlink:href="https://armyinform.com.ua/2023/05/05/rozminuvannya-ukrayiny-ne-maye-staty-vyklykom-dlya-nashyh-ditej/" text:style-name="Internet_20_link" text:visited-style-name="Visited_20_Internet_20_Link">
повідомляв</text:a>
 перший заступник Міністра оборониУкраїни генерал-лейтенант Олександр Павлюк, наразі третина території Українипотребує розмінування</text:p>
      <text:p text:style-name="P4">
Source: <text:a xlink:type="simple" xlink:href="https://armyinform.com.ua/2023/05/28/avstriya-vydilyaye-ukrayini-2-mln-yevro-na-gumanitarne-rozminuvannya/" text:style-name="Internet_20_link" text:visited-style-name="Visited_20_Internet_20_Link">
https://armyinform.com.ua/2023/05/28/avstriya-vydilyaye-ukrayini-2-mln-yevro-na-gumanitarne-rozminuvannya/</text:a>
</text:p>
      <!--NEWS-->
      <text:h text:style-name="P10" text:outline-level="1">
<text:span text:style-name="T4">
Тактика ворога залишається незмінною: він намагається завдавати ударів по об’єктах критичної інфраструктури — Юрій Ігнат</text:span>
</text:h>
      <text:p text:style-name="P4">
Author: ['Григорій Мазур']</text:p>
      <text:p text:style-name="P4">
Time: 2023-05-28T70:00:00-04:00</text:p>
      <text:p text:style-name="P4">
Description: Уночі ворог атакував Україну 54-ма ударними безпілотними апаратами. Це наймасовіша ата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АТАКА ВОРОГА', 'АТАКА ДРОНІВ', 'ЮРІЙ ІГНАТ']</text:p>
      <text:p text:style-name="P4">
Category: News</text:p>
      <!--METADATA-->
      <text:p text:style-name="P4">
<draw:frame draw:style-name="fr1" draw:name="Image298" text:anchor-type="as-char" svg:width="6.9236in" svg:height="4.869599in" draw:z-index="0">
<draw:image xlink:href="../Images/AРМІЯINFORM/2023-05-28T70-00-00-04-00/ignat.jpg" xlink:type="simple" xlink:show="embed" xlink:actuate="onLoad" draw:mime-type="image/jpeg"/>
</draw:frame>
</text:p>
      <text:p text:style-name="P4">
Уночі ворог атакував Україну 54-ма ударними безпілотними апаратами. Ценаймасовіша атака з використанням БПЛА від початку широкомасштабноговторгнення. Головний ворожий удар припав на Київщину, де військовослужбовціПовітряного командування «Центр» знищили найбільше повітряних цілей окупантів.Загалом наші захисники знищили 52 БПЛА.</text:p>
      <text:p text:style-name="P4">
Про це розповів речник командування Повітряних Сил Збройних Сил України ЮрійІгнат в ефірі телемарафону «Єдині новини».</text:p>
      <text:p text:style-name="P4">
За словами офіцера, тактика ворога залишається незмінною. Він, як і раніше,намагається завдавати ударів по об’єктах критичної інфраструктури.</text:p>
      <text:p text:style-name="P4">
— Атака тривала з 23.30 до 6.00 години ранку, — розповів офіцер. — Атакуютьтрадиційно за двома напрямками: з військового аеродрому Сеща в Брянськійобласті та зі східного узбережжя Азовського моря.</text:p>
      <text:p text:style-name="P4">
За словами Юрія Ігната, у такий спосіб ворог намагається заплутати нашуповітряну оборону. Однак, завдяки вмілим і злагодженим діям українськихвійськових, зусилля військ рф не мають успіху.</text:p>
      <text:p text:style-name="P4">
Source: <text:a xlink:type="simple" xlink:href="https://armyinform.com.ua/2023/05/28/taktyka-voroga-zalyshayetsya-nezminnoyu-vin-namagayetsya-zavdavaty-udariv-po-obyektah-krytychnoyi-infrastruktury-yurij-ignat/" text:style-name="Internet_20_link" text:visited-style-name="Visited_20_Internet_20_Link">
https://armyinform.com.ua/2023/05/28/taktyka-voroga-zalyshayetsya-nezminnoyu-vin-namagayetsya-zavdavaty-udariv-po-obyektah-krytychnoyi-infrastruktury-yurij-ignat/</text:a>
</text:p>
      <!--NEWS-->
      <text:h text:style-name="P10" text:outline-level="1">
<text:span text:style-name="T4">
Розмінування України: за добу піротехніки знешкодили три авіаційних бомби</text:span>
</text:h>
      <text:p text:style-name="P4">
Author: ['АРМІЯINFORM']</text:p>
      <text:p text:style-name="P4">
Time: 2023-05-28T71:00:00-04:00</text:p>
      <text:p text:style-name="P4">
Description: Упродовж минулої доби, 27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kariv_031-1-scaled.jpg" text:style-name="Internet_20_link" text:visited-style-name="Visited_20_Internet_20_Link">
makariv_031-1-scaled.jpg</text:a>
']</text:p>
      <text:p text:style-name="P4">
Tags: ['ДСНС УКРАЇНИ', 'РОЗМІНУВАННЯ']</text:p>
      <text:p text:style-name="P4">
Category: News</text:p>
      <!--METADATA-->
      <text:p text:style-name="P4">
<draw:frame draw:style-name="fr1" draw:name="Image299" text:anchor-type="as-char" svg:width="6.9236in" svg:height="4.609964in" draw:z-index="0">
<draw:image xlink:href="../Images/AРМІЯINFORM/2023-05-28T71-00-00-04-00/makariv_031-1-scaled.jpg" xlink:type="simple" xlink:show="embed" xlink:actuate="onLoad" draw:mime-type="image/jpeg"/>
</draw:frame>
</text:p>
      <text:p text:style-name="P4">
<text:span text:style-name="T4">
Упродовж минулої доби, 27травня,</text:span>
 піротехнічні підрозділи Державної службиУкраїни з надзвичайних ситуацій <text:span text:style-name="T4">
112 разів</text:span>
 залучалися до виконання завданьз розмінування.</text:p>
      <text:p text:style-name="P4">
Про це <text:a xlink:type="simple" xlink:href="https://www.kmu.gov.ua/news/operatyvna-5informatsiia-dsns-shchodo-naslidkiv-vedennia-boiovykh-dii-rosiiskoiu-federatsiieiu-ta-diialnosti-pirotekhnichnykh-pidrozdiliv-sluzhby" text:style-name="Internet_20_link" text:visited-style-name="Visited_20_Internet_20_Link">
<text:span text:style-name="T5">
повідомляє</text:span>
</text:a>
 ДСНС.</text:p>
      <text:p text:style-name="P4">
Піротехнічні підрозділи виявили, вилучили і знешкодили 348 одиницьвибухонебезпечних предметів, зокрема три авіаційні бомби. Обстежено (очищено)територію площею понад 41 гектар.</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5/28/rozminuvannya-ukrayiny-za-dobu-pirotehniky-zneshkodyly-try-aviaczijnyh-bomby/" text:style-name="Internet_20_link" text:visited-style-name="Visited_20_Internet_20_Link">
https://armyinform.com.ua/2023/05/28/rozminuvannya-ukrayiny-za-dobu-pirotehniky-zneshkodyly-try-aviaczijnyh-bomby/</text:a>
</text:p>
      <!--NEWS-->
      <text:h text:style-name="P10" text:outline-level="1">
<text:span text:style-name="T4">
Україна повернула дитину, яку росіяни примусово депортували з Маріуполя</text:span>
</text:h>
      <text:p text:style-name="P4">
Author: ['АРМІЯINFORM']</text:p>
      <text:p text:style-name="P4">
Time: 2023-05-28T72:00:00-04:00</text:p>
      <text:p text:style-name="P4">
Description: Україна повернула додому хлопця, якого військові росармії примусово депортувал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_05_27_18_05_52__2__650x410.jpg" text:style-name="Internet_20_link" text:visited-style-name="Visited_20_Internet_20_Link">
photo_2023_05_27_18_05_52__2__650x410.jpg</text:a>
']</text:p>
      <text:p text:style-name="P4">
Tags: ['МІНРЕІНТЕГРАЦІЇ', 'ПОВЕРНЕННЯ ДІТЕЙ З РФ']</text:p>
      <text:p text:style-name="P4">
Category: News</text:p>
      <!--METADATA-->
      <text:p text:style-name="P4">
<draw:frame draw:style-name="fr1" draw:name="Image300" text:anchor-type="as-char" svg:width="6.9236in" svg:height="4.367194in" draw:z-index="0">
<draw:image xlink:href="../Images/AРМІЯINFORM/2023-05-28T72-00-00-04-00/photo_2023_05_27_18_05_52__2__650x410.jpg" xlink:type="simple" xlink:show="embed" xlink:actuate="onLoad" draw:mime-type="image/jpeg"/>
</draw:frame>
</text:p>
      <text:p text:style-name="P4">
Україна повернула додому хлопця, якого військові росармії примусоводепортували з Маріуполя.</text:p>
      <text:p text:style-name="P4">
Про це <text:a xlink:type="simple" xlink:href="https://t.me/minre_ua/3425" text:style-name="Internet_20_link" text:visited-style-name="Visited_20_Internet_20_Link">
повідомляє</text:a>
 Міністерство з питаньреінтеграції тимчасово окупованих територій України.</text:p>
      <text:p text:style-name="P4">
«Нарешті вдома. Цього разу від окупантів вдалося забрати 17-річногоВ’ячеслава», — йдеться у повідомленні.</text:p>
      <text:p text:style-name="P4">
За даними міністерства, хлопець навчався у Маріуполі та зростав без батьків.Окупанти депортували його до Шахтарська, що в Донецькій області.</text:p>
      <text:p text:style-name="P4">
«Втім, сильний духом і кмітливий хлопчина знайшов спосіб дати про себе знати.Далі було багато кропіткої роботи волонтерів і державних органів. А сьогодніВ’ячеслав вже прибув до Києва», — зазначили в міністерстві.</text:p>
      <text:p text:style-name="P4">
Source: <text:a xlink:type="simple" xlink:href="https://armyinform.com.ua/2023/05/28/ukrayina-povernula-dytynu-yaku-rosiyany-prymusovo-deportuvaly-z-mariupolya/" text:style-name="Internet_20_link" text:visited-style-name="Visited_20_Internet_20_Link">
https://armyinform.com.ua/2023/05/28/ukrayina-povernula-dytynu-yaku-rosiyany-prymusovo-deportuvaly-z-mariupolya/</text:a>
</text:p>
      <!--NEWS-->
      <text:h text:style-name="P10" text:outline-level="1">
<text:span text:style-name="T4">
Ганна Маляр: Для мене перемога — це старт нової України, яка стане незламною і ще сильнішою державою</text:span>
</text:h>
      <text:p text:style-name="P4">
Author: ['АРМІЯINFORM']</text:p>
      <text:p text:style-name="P4">
Time: 2023-05-28T73:00:00-04:00</text:p>
      <text:p text:style-name="P4">
Description: «Для мене перемога — це новий старт. Старт нової України, яка після перемоги зобов'яза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4_231141-1-e1685262002548.jpg" text:style-name="Internet_20_link" text:visited-style-name="Visited_20_Internet_20_Link">
2023-05-24_231141-1-e1685262002548.jpg</text:a>
']</text:p>
      <text:p text:style-name="P4">
Tags: ['ВІЙНА', 'ГАННА МАЛЯР', 'ПЕРЕМОГИ УКРАЇНИ']</text:p>
      <text:p text:style-name="P4">
Category: News</text:p>
      <!--METADATA-->
      <text:p text:style-name="P4">
<draw:frame draw:style-name="fr1" draw:name="Image301" text:anchor-type="as-char" svg:width="6.9236in" svg:height="3.482488in" draw:z-index="0">
<draw:image xlink:href="../Images/AРМІЯINFORM/2023-05-28T73-00-00-04-00/2023-05-24_231141-1-e1685262002548.jpg" xlink:type="simple" xlink:show="embed" xlink:actuate="onLoad" draw:mime-type="image/jpeg"/>
</draw:frame>
</text:p>
      <text:p text:style-name="P4">
«Для мене перемога — це новий старт. Старт нової України, яка після перемогизобов'язана стати сильною та незламною державою, щоб більше такого неповторилося», — <text:a xlink:type="simple" xlink:href="https://t.me/annamaliar/800" text:style-name="Internet_20_link" text:visited-style-name="Visited_20_Internet_20_Link">
зазначила</text:a>
 заступник МіністраУкраїни Ганна Маляр під час телевізійного марафону «Єдині новини».</text:p>
      <text:p text:style-name="P4">
«Для мене перемога — це звільнення всіх наших тимчасово окупованих територій.Тому що це не просто землі, це наші люди, які там перебувають вимушено», —додала вона.</text:p>
      <text:p text:style-name="P4">
Source: <text:a xlink:type="simple" xlink:href="https://armyinform.com.ua/2023/05/28/ganna-malyar-dlya-mene-peremoga-cze-start-novoyi-ukrayiny-yaka-stane-nezlamnoyu-i-shhe-sylnishoyu-derzhavoyu/" text:style-name="Internet_20_link" text:visited-style-name="Visited_20_Internet_20_Link">
https://armyinform.com.ua/2023/05/28/ganna-malyar-dlya-mene-peremoga-cze-start-novoyi-ukrayiny-yaka-stane-nezlamnoyu-i-shhe-sylnishoyu-derzhavoyu/</text:a>
</text:p>
      <!--NEWS-->
      <text:h text:style-name="P10" text:outline-level="1">
<text:span text:style-name="T4">
росіяни за добу атакували 139 населених пунктів в 11 областях України</text:span>
</text:h>
      <text:p text:style-name="P4">
Author: ['АРМІЯINFORM']</text:p>
      <text:p text:style-name="P4">
Time: 2023-05-28T74:00:00-04:00</text:p>
      <text:p text:style-name="P4">
Description: Протягом минулої доби російські війська обстріляли територію 11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7369981898638845_y.jpg" text:style-name="Internet_20_link" text:visited-style-name="Visited_20_Internet_20_Link">
photo_5447369981898638845_y.jpg</text:a>
']</text:p>
      <text:p text:style-name="P4">
Tags: ['ВІЙНА', 'КРАЇНА-ТЕРОРИСТ РФ', 'ОБСТРІЛИ РФ', 'ХАРКІВСЬКИЙ ТРИБУНАЛ']</text:p>
      <text:p text:style-name="P4">
Category: News</text:p>
      <!--METADATA-->
      <text:p text:style-name="P4">
<draw:frame draw:style-name="fr1" draw:name="Image302" text:anchor-type="as-char" svg:width="6.9236in" svg:height="4.758251in" draw:z-index="0">
<draw:image xlink:href="../Images/AРМІЯINFORM/2023-05-28T74-00-00-04-00/photo_5447369981898638845_y.jpg" xlink:type="simple" xlink:show="embed" xlink:actuate="onLoad" draw:mime-type="image/jpeg"/>
</draw:frame>
</text:p>
      <text:p text:style-name="P4">
Протягом минулої доби російські війська обстріляли територію 11 областейУкраїни.</text:p>
      <text:p text:style-name="P4">
Про це <text:a xlink:type="simple" xlink:href="https://t.me/militarymediacenter/2066" text:style-name="Internet_20_link" text:visited-style-name="Visited_20_Internet_20_Link">
повідомляє</text:a>
 Military MediaCenter.</text:p>
      <text:p text:style-name="P4">
«Загалом із різних видів озброєння (стрілецька зброя, міномети, танки,артилерія, РСЗВ, ЗРК, БПЛА, тактична авіація) були обстріляні 139 населенихпунктів та 242 об’єкти інфраструктури», — йдеться у повідомленні.</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5/28/rosiyany-za-dobu-atakuvaly-11-oblastej-ukrayiny/" text:style-name="Internet_20_link" text:visited-style-name="Visited_20_Internet_20_Link">
https://armyinform.com.ua/2023/05/28/rosiyany-za-dobu-atakuvaly-11-oblastej-ukrayiny/</text:a>
</text:p>
      <!--NEWS-->
      <text:h text:style-name="P10" text:outline-level="1">
<text:span text:style-name="T4">
Для здійснення нічного удару БПЛА з Півдня ворог використовував повітряний простір окупованих територій — Наталія Гуменюк</text:span>
</text:h>
      <text:p text:style-name="P4">
Author: ['Григорій Мазур']</text:p>
      <text:p text:style-name="P4">
Time: 2023-05-28T75:00:00-04:00</text:p>
      <text:p text:style-name="P4">
Description: Про це в прямому ефірі загальнонаціонального марафону «Єдині новини» повідомила керівниц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gumenyuk.jpg" text:style-name="Internet_20_link" text:visited-style-name="Visited_20_Internet_20_Link">
gumenyuk.jpg</text:a>
']</text:p>
      <text:p text:style-name="P4">
Tags: ['АТАКА ДРОНІВ', 'ВІЙНА', 'НАТАЛІЯ ГУМЕНЮК']</text:p>
      <text:p text:style-name="P4">
Category: News</text:p>
      <!--METADATA-->
      <text:p text:style-name="P4">
<draw:frame draw:style-name="fr1" draw:name="Image303" text:anchor-type="as-char" svg:width="6.9236in" svg:height="4.061645in" draw:z-index="0">
<draw:image xlink:href="../Images/AРМІЯINFORM/2023-05-28T75-00-00-04-00/gumenyuk.jpg" xlink:type="simple" xlink:show="embed" xlink:actuate="onLoad" draw:mime-type="image/jpeg"/>
</draw:frame>
</text:p>
      <text:p text:style-name="P4">
Про це в прямому ефірі загальнонаціонального<text:a xlink:type="simple" xlink:href="https://www.youtube.com/watch" text:style-name="Internet_20_link" text:visited-style-name="Visited_20_Internet_20_Link">
марафону</text:a>
 «Єдині новини»повідомила керівниця Об’єднаного координаційного пресцентру Сил оборони півдняУкраїни Наталія Гуменюк.</text:p>
      <text:p text:style-name="P4">
Така тактика була обрана, щоб максимально «обійти» райони, де знаходяться нашісили ППО. Далі дрони-камікадзе розосередилися за багатьма маршрутами.</text:p>
      <text:p text:style-name="P4">
Наталія Гуменюк висловила думку, що нічна масована атака баражуючимибоєприпасами, під час якої росіяни застосували рекордну кількість БПЛА, більшза все пов’язана зі «свіжою» партією їхньої поставки в росію з Ірану.</text:p>
      <text:p text:style-name="P4">
— З ракетами у військ рф досить складна ситуація і вони намагаються їхекономити, — додала речниця. — Про цей факт свідчить те, що у Чорному морівийшов на чергування корабель-ракетоносій. Однак окупанти не застосовувалийого для удару. Цілком імовірно, що саме за допомогою «шахедів» окупантинамагалися провести розвідку і визначити для себе напрямки наступних ударів.</text:p>
      <text:p text:style-name="P4">
Наталія Гуменюк розповіла, що вночі на півдні Сили оборони знищили 7 ворожихБПЛА. Водночас вона наголосила, що у ворога все ще є значні ресурси дляведення війни й наші Сили оборони продовжують бойову роботу.</text:p>
      <text:p text:style-name="P4">
Source: <text:a xlink:type="simple" xlink:href="https://armyinform.com.ua/2023/05/28/dlya-zdijsnennya-nichnogo-udaru-bpla-z-pivdnya-vorog-vykorystovuvav-povitryanyj-prostir-okupovanyh-terytorij-nataliya-gumenyuk/" text:style-name="Internet_20_link" text:visited-style-name="Visited_20_Internet_20_Link">
https://armyinform.com.ua/2023/05/28/dlya-zdijsnennya-nichnogo-udaru-bpla-z-pivdnya-vorog-vykorystovuvav-povitryanyj-prostir-okupovanyh-terytorij-nataliya-gumenyuk/</text:a>
</text:p>
      <!--NEWS-->
      <text:h text:style-name="P10" text:outline-level="1">
<text:span text:style-name="T4">
На Бахмутському напрямку інтенсивність ворожих атак значно знизилася — Сергій Череватий</text:span>
</text:h>
      <text:p text:style-name="P4">
Author: ['Григорій Мазур']</text:p>
      <text:p text:style-name="P4">
Time: 2023-05-28T76:00:00-04:00</text:p>
      <text:p text:style-name="P4">
Description: Поблизу міста Бахмут за минулу добу відбулося лише одне бойове зіткнення. Водно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БАХМУТСЬКИЙ НАПРЯМОК', 'ВІЙНА', 'СЕРГІЙ ЧЕРЕВАТИЙ']</text:p>
      <text:p text:style-name="P4">
Category: News</text:p>
      <!--METADATA-->
      <text:p text:style-name="P4">
<draw:frame draw:style-name="fr1" draw:name="Image304" text:anchor-type="as-char" svg:width="6.9236in" svg:height="4.32725in" draw:z-index="0">
<draw:image xlink:href="../Images/AРМІЯINFORM/2023-05-28T76-00-00-04-00/cherevatyj-bahmut-2.jpg" xlink:type="simple" xlink:show="embed" xlink:actuate="onLoad" draw:mime-type="image/jpeg"/>
</draw:frame>
 Полковник Сергій Череватий. Колаж АрміяInform</text:p>
      <text:p text:style-name="P4">
Поблизу міста Бахмут за минулу добу відбулося лише одне бойове зіткнення.Водночас противник продовжує обстрілювати позиції наших Сил оборони. Про це вефірі «24 каналу» повідомив речник Східного угруповання військ ЗСУ полковникСергій Череватий.</text:p>
      <text:p text:style-name="P4">
— На Бахмутському напрямку окупанти здійснили 250 обстрілів з різногоозброєння. Наші війська також завдавали ударів у відповідь. В результаті цихдій знищено 80 осіб особового складу окупантів, 99 — зазнали поранень, аодного військовослужбовця рф було взято в полон, знищено 3 САУ, станція РЕБ тасклад з боєприпасами, — повідомив полковник Сергій Череватий. — Наразі ворогпроводить ротацію своїх військ, замінюючи бійців ПВК «вагнера» на іншіпідрозділи.</text:p>
      <text:p text:style-name="P4">
Як також повідомив офіцер, на Куп’янському напрямку противник здійснив 342артилерійські обстріли, відбулося 2 бойових зіткнення та 3 ворожі авіаційнінальоти. 20 окупантів знищено та 52 — поранено. Також наші захисники знищилигармату Д-20.</text:p>
      <text:p text:style-name="P4">
Відповідаючи на запитання студії, Сергій Череватий підсумував дії російськоїприватної військової компанії «вагнер». Він акцентував на тому, що попри такзвані успіхи та досягнуті цілі, про які розповідають російські медіа, військамагресора за 10 місяців так і не вдалося до кінця встановити контроль надБахмутом. Ротацію мізерних залишків ПВК «вагнера» полковник порівняв зізвичайною втечею з поля бою після поразки.</text:p>
      <text:p text:style-name="P4">
Source: <text:a xlink:type="simple" xlink:href="https://armyinform.com.ua/2023/05/28/na-bahmutskomu-napryamku-intensyvnist-vorozhyh-atak-znachno-znyzylasya-sergij-cherevatyj/" text:style-name="Internet_20_link" text:visited-style-name="Visited_20_Internet_20_Link">
https://armyinform.com.ua/2023/05/28/na-bahmutskomu-napryamku-intensyvnist-vorozhyh-atak-znachno-znyzylasya-sergij-cherevatyj/</text:a>
</text:p>
      <!--NEWS-->
      <text:h text:style-name="P10" text:outline-level="1">
<text:span text:style-name="T4">
Армія рф за добу 5 разів обстріляла Сумщину та Чернігівщину з мінометів</text:span>
</text:h>
      <text:p text:style-name="P4">
Author: ['АРМІЯINFORM']</text:p>
      <text:p text:style-name="P4">
Time: 2023-05-28T77:00:00-04:00</text:p>
      <text:p text:style-name="P4">
Description: Станом на 10:00 російські війська 5 разів обстріляли прикордонні території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ina_hvostovik_skrin_video_gromadske_4_650x410.jpg" text:style-name="Internet_20_link" text:visited-style-name="Visited_20_Internet_20_Link">
mina_hvostovik_skrin_video_gromadske_4_650x410.jpg</text:a>
']</text:p>
      <text:p text:style-name="P4">
Tags: ['ВОРОЖІ ОБСТРІЛИ', 'ОБСТРІЛИ ПРИКОРДОННЯ']</text:p>
      <text:p text:style-name="P4">
Category: News</text:p>
      <!--METADATA-->
      <text:p text:style-name="P4">
<draw:frame draw:style-name="fr1" draw:name="Image305" text:anchor-type="as-char" svg:width="6.9236in" svg:height="4.367194in" draw:z-index="0">
<draw:image xlink:href="../Images/AРМІЯINFORM/2023-05-28T77-00-00-04-00/mina_hvostovik_skrin_video_gromadske_4_650x410.jpg" xlink:type="simple" xlink:show="embed" xlink:actuate="onLoad" draw:mime-type="image/jpeg"/>
</draw:frame>
</text:p>
      <text:p text:style-name="P4">
Станом на 10:00 російські війська 5 разів обстріляли прикордонні територіїЧернігівської та Сумської областей.</text:p>
      <text:p text:style-name="P4">
Про це <text:a xlink:type="simple" xlink:href="https://t.me/ok_pivnich1/2866" text:style-name="Internet_20_link" text:visited-style-name="Visited_20_Internet_20_Link">
повідомляє</text:a>
 Оперативне командування«Північ».</text:p>
      <text:p text:style-name="P4">
По 5 приходів, ймовірно з міномету 120 мм, зафіксовано неподалік Дем'янівки таКарповичей.</text:p>
      <text:p text:style-name="P4">
Також з міномету ворог обстріляв населений пункт Прогрес — зафіксовано 3приходи, Середина-Буди — 4 приходи, Залізний Міст — 2 приходи.</text:p>
      <text:p text:style-name="P4">
Зазначається, що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5/28/armiya-rf-za-dobu-5-raziv-obstrilyala-sumshhynu-ta-chernigivshhynu-z-minometiv/" text:style-name="Internet_20_link" text:visited-style-name="Visited_20_Internet_20_Link">
https://armyinform.com.ua/2023/05/28/armiya-rf-za-dobu-5-raziv-obstrilyala-sumshhynu-ta-chernigivshhynu-z-minometiv/</text:a>
</text:p>
      <!--NEWS-->
      <text:h text:style-name="P10" text:outline-level="1">
<text:span text:style-name="T4">
Посол ЄС про нічну атаку на Київ: рф не зламає дух цього могутнього міста</text:span>
</text:h>
      <text:p text:style-name="P4">
Author: ['АРМІЯINFORM']</text:p>
      <text:p text:style-name="P4">
Time: 2023-05-28T78:00:00-04:00</text:p>
      <text:p text:style-name="P4">
Description: Посол Європейського Союзу Матті Маасікас відреагував на нічну атаку по Києву з б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18a51abac9b2-039a0ac-maasikas-ukraine30.webp" text:style-name="Internet_20_link" text:visited-style-name="Visited_20_Internet_20_Link">
618a51abac9b2-039a0ac-maasikas-ukraine30.webp</text:a>
']</text:p>
      <text:p text:style-name="P4">
Tags: ['МАТТІ МААСІКАС', 'ПОСОЛ ЄС', 'ППО']</text:p>
      <text:p text:style-name="P4">
Category: News</text:p>
      <!--METADATA-->
      <text:p text:style-name="P4">
<draw:frame draw:style-name="fr1" draw:name="Image306" text:anchor-type="as-char" svg:width="6.9236in" svg:height="3.883237in" draw:z-index="0">
<draw:image xlink:href="../ConvertedIMGs/AРМІЯINFORM/2023-05-28T78-00-00-04-00/618a51abac9b2-039a0ac-maasikas-ukraine30.png" xlink:type="simple" xlink:show="embed" xlink:actuate="onLoad" draw:mime-type="image/png"/>
</draw:frame>
</text:p>
      <text:p text:style-name="P4">
Посол Європейського Союзу Матті Маасікас відреагував на нічну атаку по Києву збоку росії.</text:p>
      <text:p text:style-name="P4">
Про це <text:a xlink:type="simple" xlink:href="https://twitter.com/MattiMaasikas/status/1662600949012000770" text:style-name="Internet_20_link" text:visited-style-name="Visited_20_Internet_20_Link">
йдеться</text:a>
у його Twitter.</text:p>
      <text:p text:style-name="P4">
«Вибухів у Києві було більше, ніж під час «звичайних» повітряних атак. Так,ніби агресор вирішив збочено відзначити День Києва. Не зламати дух цьогомогутнього міста», – йдеться у його дописі.</text:p>
      <text:p text:style-name="P4">
Як відомо, у ніч на 28 травня армія рф випустила по Україні рекордну кількостідронів-камікадзе типу Shahed-136/131. — 54. Сили ППО<text:a xlink:type="simple" xlink:href="https://armyinform.com.ua/2023/05/28/nichna-ataka-droniv-syly-ppo-zbyly-52-shahedy-z-54/" text:style-name="Internet_20_link" text:visited-style-name="Visited_20_Internet_20_Link">
знищили</text:a>
 52 «шахеди».</text:p>
      <text:p text:style-name="P4">
Source: <text:a xlink:type="simple" xlink:href="https://armyinform.com.ua/2023/05/28/posol-yes-pro-nichnu-ataku-na-kyyiv-rf-ne-zlamaye-duh-czogo-mogutnogo-mista/" text:style-name="Internet_20_link" text:visited-style-name="Visited_20_Internet_20_Link">
https://armyinform.com.ua/2023/05/28/posol-yes-pro-nichnu-ataku-na-kyyiv-rf-ne-zlamaye-duh-czogo-mogutnogo-mista/</text:a>
</text:p>
      <!--NEWS-->
      <text:h text:style-name="P10" text:outline-level="1">
<text:span text:style-name="T4">
росія не вивела ракетоносії у Чорне та Азовське моря</text:span>
</text:h>
      <text:p text:style-name="P4">
Author: ['АРМІЯINFORM']</text:p>
      <text:p text:style-name="P4">
Time: 2023-05-28T79:00:00-04:00</text:p>
      <text:p text:style-name="P4">
Description: У Чорному та Азовському морях на бойовому чергуванні знаходиться п’ять ворожих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oufwedjy9e6outcm1irkddaev4jnuaw-1.jpg" text:style-name="Internet_20_link" text:visited-style-name="Visited_20_Internet_20_Link">
youfwedjy9e6outcm1irkddaev4jnuaw-1.jpg</text:a>
']</text:p>
      <text:p text:style-name="P4">
Tags: ['ВМС ЗС УКРАЇНИ', 'РАКЕТИ «КАЛІБР»']</text:p>
      <text:p text:style-name="P4">
Category: News</text:p>
      <!--METADATA-->
      <text:p text:style-name="P4">
<draw:frame draw:style-name="fr1" draw:name="Image307" text:anchor-type="as-char" svg:width="6.9236in" svg:height="4.269553in" draw:z-index="0">
<draw:image xlink:href="../Images/AРМІЯINFORM/2023-05-28T79-00-00-04-00/youfwedjy9e6outcm1irkddaev4jnuaw-1.jpg" xlink:type="simple" xlink:show="embed" xlink:actuate="onLoad" draw:mime-type="image/jpeg"/>
</draw:frame>
</text:p>
      <text:p text:style-name="P4">
У Чорному та Азовському морях на бойовому чергуванні знаходиться п’ять ворожихкораблів, ракетоносіїв серед них немає.</text:p>
      <text:p text:style-name="P4">
Про це <text:a xlink:type="simple" xlink:href="https://t.me/ukrainian_navy/3211" text:style-name="Internet_20_link" text:visited-style-name="Visited_20_Internet_20_Link">
повідомляє</text:a>
 пресслужба Військово-Морських Сил ЗСУ.</text:p>
      <text:p text:style-name="P4">
У Середземному морі на бойовому чергуванні перебувають сім ворожих кораблів, зних один носій крилатих ракет «Калібр», загальний залп до чотирьох ракет.</text:p>
      <text:p text:style-name="P4">
За добу в інтересах рф прохід Керч-Єнікальською протокою здійснили:</text:p>
      <ul>
        <li>
до Азовського моря — 34 судна, з них 5 рухалось у напрямку протоки Босфор;  * до Чорного моря — 18 суден, з них 1 продовжило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28/rosiya-ne-vyvela-raketonosiyi-u-chorne-ta-azovske-morya/" text:style-name="Internet_20_link" text:visited-style-name="Visited_20_Internet_20_Link">
https://armyinform.com.ua/2023/05/28/rosiya-ne-vyvela-raketonosiyi-u-chorne-ta-azovske-morya/</text:a>
</text:p>
      <!--NEWS-->
      <text:h text:style-name="P10" text:outline-level="1">
<text:span text:style-name="T4">
Президент України звернувся до Сил ППО і рятувальників: Ви — наші герої</text:span>
</text:h>
      <text:p text:style-name="P4">
Author: ['АРМІЯINFORM']</text:p>
      <text:p text:style-name="P4">
Time: 2023-05-28T80:00:00-04:00</text:p>
      <text:p text:style-name="P4">
Description: Президент України Володимир Зеленський звернувся до Сил протиповітряної оборон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7632528954477083_y.jpg" text:style-name="Internet_20_link" text:visited-style-name="Visited_20_Internet_20_Link">
photo_5447632528954477083_y.jpg</text:a>
', '<text:a xlink:type="simple" xlink:href="https://armyinform.com.ua/wp-content/uploads/2023/05/photo_5447632528954477088_y-150x150.jpg" text:style-name="Internet_20_link" text:visited-style-name="Visited_20_Internet_20_Link">
photo_5447632528954477088_y-150x150.jpg</text:a>
', '<text:a xlink:type="simple" xlink:href="https://armyinform.com.ua/wp-content/uploads/2023/05/photo_5447632528954477086_y-150x150.jpg" text:style-name="Internet_20_link" text:visited-style-name="Visited_20_Internet_20_Link">
photo_5447632528954477086_y-150x150.jpg</text:a>
', '<text:a xlink:type="simple" xlink:href="https://armyinform.com.ua/wp-content/uploads/2023/05/photo_5447632528954477082_y-150x150.jpg" text:style-name="Internet_20_link" text:visited-style-name="Visited_20_Internet_20_Link">
photo_5447632528954477082_y-150x150.jpg</text:a>
', '<text:a xlink:type="simple" xlink:href="https://armyinform.com.ua/wp-content/uploads/2023/05/photo_5447632528954477081_y-150x150.jpg" text:style-name="Internet_20_link" text:visited-style-name="Visited_20_Internet_20_Link">
photo_5447632528954477081_y-150x150.jpg</text:a>
']</text:p>
      <text:p text:style-name="P4">
Tags: ['ВІЙНА', 'ВОЛОДИМИР ЗЕЛЕНСЬКИЙ', 'ППО ЗСУ', 'ПРЕЗИДЕНТ УКРАЇНИ', 'РЯТУВАЛЬНИКИ']</text:p>
      <text:p text:style-name="P4">
Category: News</text:p>
      <!--METADATA-->
      <text:p text:style-name="P4">
<draw:frame draw:style-name="fr1" draw:name="Image308" text:anchor-type="as-char" svg:width="6.9236in" svg:height="3.894525in" draw:z-index="0">
<draw:image xlink:href="../Images/AРМІЯINFORM/2023-05-28T80-00-00-04-00/photo_5447632528954477083_y.jpg" xlink:type="simple" xlink:show="embed" xlink:actuate="onLoad" draw:mime-type="image/jpeg"/>
</draw:frame>
</text:p>
      <text:p text:style-name="P4">
Президент України Володимир Зеленський звернувся до Сил протиповітряноїоборони та рятувальників після масованої атаки дронів з боку рф.</text:p>
      <text:p text:style-name="P4">
Про це глава держави <text:a xlink:type="simple" xlink:href="https://t.me/V_Zelenskiy_official/6400" text:style-name="Internet_20_link" text:visited-style-name="Visited_20_Internet_20_Link">
написав</text:a>
 усвоєму Telegram.</text:p>
      <text:p text:style-name="P4">
«Сили протиповітряної оборони України. Ви чуєте сигнал повітряної тривогиінакше, ніж більшість. Ви спрямовуєте погляд угору, щоб нищити ворожі ракети,літаки, гелікоптери, безпілотники. Кожне збиття ворожих дронів та ракет — цеврятовані життя людей.</text:p>
      <text:p text:style-name="P4">
Наші рятувальники, які залучені до ліквідації наслідків ворожих ударів. Вивикладаєтесь на повну заради порятунку інших. Ви — наші герої!» — йдеться уйого дописі.</text:p>
      <text:p text:style-name="P4">
<text:a xlink:type="simple" xlink:href="https://armyinform.com.ua/wp-content/uploads/2023/05/photo_5447632528954477088_y.jpg" text:style-name="Internet_20_link" text:visited-style-name="Visited_20_Internet_20_Link">
<draw:frame draw:style-name="fr1" draw:name="Image309" text:anchor-type="as-char" svg:width="6.9236in" svg:height="6.9236in" draw:z-index="0">
<draw:image xlink:href="../Images/AРМІЯINFORM/2023-05-28T80-00-00-04-00/photo_5447632528954477088_y-150x150.jpg" xlink:type="simple" xlink:show="embed" xlink:actuate="onLoad" draw:mime-type="image/jpeg"/>
</draw:frame>
</text:a>
</text:p>
      <text:p text:style-name="P4">
<text:a xlink:type="simple" xlink:href="https://armyinform.com.ua/wp-content/uploads/2023/05/photo_5447632528954477086_y.jpg" text:style-name="Internet_20_link" text:visited-style-name="Visited_20_Internet_20_Link">
<draw:frame draw:style-name="fr1" draw:name="Image310" text:anchor-type="as-char" svg:width="6.9236in" svg:height="6.9236in" draw:z-index="0">
<draw:image xlink:href="../Images/AРМІЯINFORM/2023-05-28T80-00-00-04-00/photo_5447632528954477086_y-150x150.jpg" xlink:type="simple" xlink:show="embed" xlink:actuate="onLoad" draw:mime-type="image/jpeg"/>
</draw:frame>
</text:a>
</text:p>
      <text:p text:style-name="P4">
<text:a xlink:type="simple" xlink:href="https://armyinform.com.ua/wp-content/uploads/2023/05/photo_5447632528954477082_y.jpg" text:style-name="Internet_20_link" text:visited-style-name="Visited_20_Internet_20_Link">
<draw:frame draw:style-name="fr1" draw:name="Image311" text:anchor-type="as-char" svg:width="6.9236in" svg:height="6.9236in" draw:z-index="0">
<draw:image xlink:href="../Images/AРМІЯINFORM/2023-05-28T80-00-00-04-00/photo_5447632528954477082_y-150x150.jpg" xlink:type="simple" xlink:show="embed" xlink:actuate="onLoad" draw:mime-type="image/jpeg"/>
</draw:frame>
</text:a>
</text:p>
      <text:p text:style-name="P4">
<text:a xlink:type="simple" xlink:href="https://armyinform.com.ua/wp-content/uploads/2023/05/photo_5447632528954477081_y.jpg" text:style-name="Internet_20_link" text:visited-style-name="Visited_20_Internet_20_Link">
<draw:frame draw:style-name="fr1" draw:name="Image312" text:anchor-type="as-char" svg:width="6.9236in" svg:height="6.9236in" draw:z-index="0">
<draw:image xlink:href="../Images/AРМІЯINFORM/2023-05-28T80-00-00-04-00/photo_5447632528954477081_y-150x150.jpg" xlink:type="simple" xlink:show="embed" xlink:actuate="onLoad" draw:mime-type="image/jpeg"/>
</draw:frame>
</text:a>
</text:p>
      <text:p text:style-name="P4">
Source: <text:a xlink:type="simple" xlink:href="https://armyinform.com.ua/2023/05/28/prezydent-ukrayiny-zvernuvsya-do-syl-ppo-i-ryatuvalnykiv-vy-nashi-geroyi/" text:style-name="Internet_20_link" text:visited-style-name="Visited_20_Internet_20_Link">
https://armyinform.com.ua/2023/05/28/prezydent-ukrayiny-zvernuvsya-do-syl-ppo-i-ryatuvalnykiv-vy-nashi-geroyi/</text:a>
</text:p>
      <!--NEWS-->
      <text:h text:style-name="P10" text:outline-level="1">
<text:span text:style-name="T4">
Армійка Людмила Лузан здобула «золото» Кубка світу з веслування</text:span>
</text:h>
      <text:p text:style-name="P4">
Author: ['АРМІЯINFORM']</text:p>
      <text:p text:style-name="P4">
Time: 2023-05-28T81:00:00-04:00</text:p>
      <text:p text:style-name="P4">
Description: Українська каноїстка, армійка Людмила Лузан стала переможницею етапу Кубка світ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64b096ab5e53035a82f3ed2e113a33a-quality_70xresize_1xallow_enlarge_0xw_835xh_0.jpg" text:style-name="Internet_20_link" text:visited-style-name="Visited_20_Internet_20_Link">
b64b096ab5e53035a82f3ed2e113a33a-quality_70xresize_1xallow_enlarge_0xw_835xh_0.jpg</text:a>
']</text:p>
      <text:p text:style-name="P4">
Tags: ['АРМІЙСЬКИЙ СПОРТ', 'ВЕСЛУВАННЯ НА БАЙДАРКАХ І КАНОЕ']</text:p>
      <text:p text:style-name="P4">
Category: News</text:p>
      <!--METADATA-->
      <text:p text:style-name="P4">
<draw:frame draw:style-name="fr1" draw:name="Image313" text:anchor-type="as-char" svg:width="6.9236in" svg:height="4.618497in" draw:z-index="0">
<draw:image xlink:href="../Images/AРМІЯINFORM/2023-05-28T81-00-00-04-00/b64b096ab5e53035a82f3ed2e113a33a-quality_70xresize_1xallow_enlarge_0xw_835xh_0.jpg" xlink:type="simple" xlink:show="embed" xlink:actuate="onLoad" draw:mime-type="image/jpeg"/>
</draw:frame>
TOKYO, JAPAN - AUGUST 05: Bronze medalist Liudmyla Luzan of Team Ukrainecelebrates at the medal ceremony following the Women's Canoe Single 200m FinalA on day thirteen of the Tokyo 2020 Olympic Games at Sea Forest Waterway onAugust 05, 2021 in Tokyo, Japan. (Photo by Naomi Baker/Getty Images)</text:p>
      <text:p text:style-name="P4">
Українська каноїстка, армійка Людмила Лузан стала переможницею етапу Кубкасвіту з веслування на каное, який стартував у польському місті Познань.</text:p>
      <text:p text:style-name="P4">
Про це<text:a xlink:type="simple" xlink:href="https://www.facebook.com/olympicua/posts/pfbid02JBotYrMqieYKSLu3VqBWC5pQM26oZujFWzuKS9xrXQKdQJMEfGTti86xRStPmpNNl" text:style-name="Internet_20_link" text:visited-style-name="Visited_20_Internet_20_Link">
повідомляє</text:a>
Національний олімпійський комітет України.</text:p>
      <text:p text:style-name="P4">
Спортсменка стала чемпіонкою на дистанції 200 метрів з результатом 47,65секунди. Вона випередила двох представниць Китаю — Лін Венхун (47,98) таЧанвен Шуай (48,31).</text:p>
      <text:p text:style-name="P4">
Для армійки це перше «золото» Кубка світу у кар'єрі на дистанції 200 метрівсеред одиночок.</text:p>
      <text:p text:style-name="P4">
У минулому році представниця ЗС України Людмила Лузан<text:a xlink:type="simple" xlink:href="https://armyinform.com.ua/2022/08/20/armijky-anastasiya-chetverikova-ta-lyudmyla-luzan-chempionky-yevropy-2022-z-vesluvannya/" text:style-name="Internet_20_link" text:visited-style-name="Visited_20_Internet_20_Link">
стала</text:a>
 чемпіонкою світу вканое-одиночці на дистанції 500 метрів.</text:p>
      <text:p text:style-name="P4">
Source: <text:a xlink:type="simple" xlink:href="https://armyinform.com.ua/2023/05/28/armijka-lyudmyla-luzan-zdobula-zoloto-kubka-svitu-z-vesluvannya/" text:style-name="Internet_20_link" text:visited-style-name="Visited_20_Internet_20_Link">
https://armyinform.com.ua/2023/05/28/armijka-lyudmyla-luzan-zdobula-zoloto-kubka-svitu-z-vesluvannya/</text:a>
</text:p>
      <!--NEWS-->
      <text:h text:style-name="P10" text:outline-level="1">
<text:span text:style-name="T4">
У Польщі канадські інструктори навчають воїнів ЗСУ мінної безпеки</text:span>
</text:h>
      <text:p text:style-name="P4">
Author: ['АРМІЯINFORM']</text:p>
      <text:p text:style-name="P4">
Time: 2023-05-28T82:00:00-04:00</text:p>
      <text:p text:style-name="P4">
Description: У Польщі загін канадських саперів-інструкторів у межах операції UNIFIER навч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173758_3694967804107647_8566983788459369036_n.jpg" text:style-name="Internet_20_link" text:visited-style-name="Visited_20_Internet_20_Link">
349173758_3694967804107647_8566983788459369036_n.jpg</text:a>
', '<text:a xlink:type="simple" xlink:href="https://armyinform.com.ua/wp-content/uploads/2023/05/350102044_1349750365575609_4770673233121545740_n-150x150.jpg" text:style-name="Internet_20_link" text:visited-style-name="Visited_20_Internet_20_Link">
350102044_1349750365575609_4770673233121545740_n-150x150.jpg</text:a>
', '<text:a xlink:type="simple" xlink:href="https://armyinform.com.ua/wp-content/uploads/2023/05/349303687_885836829719972_2048196917163679147_n-150x150.jpg" text:style-name="Internet_20_link" text:visited-style-name="Visited_20_Internet_20_Link">
349303687_885836829719972_2048196917163679147_n-150x150.jpg</text:a>
', '<text:a xlink:type="simple" xlink:href="https://armyinform.com.ua/wp-content/uploads/2023/05/350065776_939656307291346_8603137592659455576_n-150x150.jpg" text:style-name="Internet_20_link" text:visited-style-name="Visited_20_Internet_20_Link">
350065776_939656307291346_8603137592659455576_n-150x150.jpg</text:a>
']</text:p>
      <text:p text:style-name="P4">
Tags: ['ГШ ЗСУ', 'МІСІЯ UNIFIER', 'ПІДГОТОВКА ВІЙСЬКОВОСЛУЖБОВЦІВ']</text:p>
      <text:p text:style-name="P4">
Category: News</text:p>
      <!--METADATA-->
      <text:p text:style-name="P4">
<draw:frame draw:style-name="fr1" draw:name="Image314" text:anchor-type="as-char" svg:width="6.9236in" svg:height="4.615733in" draw:z-index="0">
<draw:image xlink:href="../Images/AРМІЯINFORM/2023-05-28T82-00-00-04-00/349173758_3694967804107647_8566983788459369036_n.jpg" xlink:type="simple" xlink:show="embed" xlink:actuate="onLoad" draw:mime-type="image/jpeg"/>
</draw:frame>
</text:p>
      <text:p text:style-name="P4">
У Польщі загін канадських саперів-інструкторів у межах операції UNIFIER навчаєвійськовослужбовців Збройних Сил України мінної безпеки.</text:p>
      <text:p text:style-name="P4">
Про це Генеральний штаб Збройних Сил України<text:a xlink:type="simple" xlink:href="https://www.facebook.com/GeneralStaff.ua/posts/pfbid0fuYnfr8KttYapxzFXgfhW9aCuRYu7YNigv7XCcCc85uWeRXCehK3vs3Wa7xgHTivl" text:style-name="Internet_20_link" text:visited-style-name="Visited_20_Internet_20_Link">
повідомляє</text:a>
у Фейсбуці.</text:p>
      <text:p text:style-name="P4">
«Поки триває війна росії, українські військові та цивільні особи стикаються звибуховою загрозою на полі бою. Загін канадських бойових саперів підкомандуванням лейтенанта Жака допомагає Україні подолати мінну загрозу на полібою в рамках навчальної операції Збройних Сил Канади «UNIFIER», під час якоїкоманда канадських саперів у Республіці Польща навчає українських військовихбагатьом навичкам, необхідним для виживання та витривалості», — йдеться уповідомленні.</text:p>
      <text:p text:style-name="P4">
<text:a xlink:type="simple" xlink:href="https://armyinform.com.ua/wp-content/uploads/2023/05/350102044_1349750365575609_4770673233121545740_n.jpg" text:style-name="Internet_20_link" text:visited-style-name="Visited_20_Internet_20_Link">
<draw:frame draw:style-name="fr1" draw:name="Image315" text:anchor-type="as-char" svg:width="6.9236in" svg:height="6.9236in" draw:z-index="0">
<draw:image xlink:href="../Images/AРМІЯINFORM/2023-05-28T82-00-00-04-00/350102044_1349750365575609_4770673233121545740_n-150x150.jpg" xlink:type="simple" xlink:show="embed" xlink:actuate="onLoad" draw:mime-type="image/jpeg"/>
</draw:frame>
</text:a>
</text:p>
      <text:p text:style-name="P4">
<text:a xlink:type="simple" xlink:href="https://armyinform.com.ua/wp-content/uploads/2023/05/349303687_885836829719972_2048196917163679147_n.jpg" text:style-name="Internet_20_link" text:visited-style-name="Visited_20_Internet_20_Link">
<draw:frame draw:style-name="fr1" draw:name="Image316" text:anchor-type="as-char" svg:width="6.9236in" svg:height="6.9236in" draw:z-index="0">
<draw:image xlink:href="../Images/AРМІЯINFORM/2023-05-28T82-00-00-04-00/349303687_885836829719972_2048196917163679147_n-150x150.jpg" xlink:type="simple" xlink:show="embed" xlink:actuate="onLoad" draw:mime-type="image/jpeg"/>
</draw:frame>
</text:a>
</text:p>
      <text:p text:style-name="P4">
<text:a xlink:type="simple" xlink:href="https://armyinform.com.ua/wp-content/uploads/2023/05/350065776_939656307291346_8603137592659455576_n.jpg" text:style-name="Internet_20_link" text:visited-style-name="Visited_20_Internet_20_Link">
<draw:frame draw:style-name="fr1" draw:name="Image317" text:anchor-type="as-char" svg:width="6.9236in" svg:height="6.9236in" draw:z-index="0">
<draw:image xlink:href="../Images/AРМІЯINFORM/2023-05-28T82-00-00-04-00/350065776_939656307291346_8603137592659455576_n-150x150.jpg" xlink:type="simple" xlink:show="embed" xlink:actuate="onLoad" draw:mime-type="image/jpeg"/>
</draw:frame>
</text:a>
</text:p>
      <text:p text:style-name="P4">
Наголошується, що канадські військовослужбовці перебувають на територіїРеспубліки Польща, щоб використати свій досвід і навчити українських воїнів тазабезпечити їхню оперативну готовність.</text:p>
      <text:p text:style-name="P4">
Як повідомлялося, операція UNIFIER — це військова тренувальна місія ЗбройнихСил Канади (CAF), розпочата у 2015 році.</text:p>
      <text:p text:style-name="P4">
Source: <text:a xlink:type="simple" xlink:href="https://armyinform.com.ua/2023/05/28/u-polshhi-kanadski-instruktory-navchayut-voyiniv-zsu-minnoyi-bezpeky/" text:style-name="Internet_20_link" text:visited-style-name="Visited_20_Internet_20_Link">
https://armyinform.com.ua/2023/05/28/u-polshhi-kanadski-instruktory-navchayut-voyiniv-zsu-minnoyi-bezpeky/</text:a>
</text:p>
      <!--NEWS-->
      <text:h text:style-name="P10" text:outline-level="1">
<text:span text:style-name="T4">
Злочини рф проти нацбезпеки України: зафіксовано майже 17 тисяч випадків</text:span>
</text:h>
      <text:p text:style-name="P4">
Author: ['АРМІЯINFORM']</text:p>
      <text:p text:style-name="P4">
Time: 2023-05-28T8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28052023ua-1.jpg" text:style-name="Internet_20_link" text:visited-style-name="Visited_20_Internet_20_Link">
warcrime-28052023ua-1.jpg</text:a>
', '<text:a xlink:type="simple" xlink:href="https://armyinform.com.ua/wp-content/uploads/2023/05/warcrime-28052023en-1.jpg" text:style-name="Internet_20_link" text:visited-style-name="Visited_20_Internet_20_Link">
warcrime-28052023en-1.jpg</text:a>
']</text:p>
      <text:p text:style-name="P4">
Tags: ['ВІЙСЬКОВІ ЗЛОЧИНИ РФ', 'ОФІС ГЕНЕРАЛЬНОГО ПРОКУРОРА УКРАЇНИ']</text:p>
      <text:p text:style-name="P4">
Category: News</text:p>
      <!--METADATA-->
      <text:p text:style-name="P4">
<draw:frame draw:style-name="fr1" draw:name="Image318" text:anchor-type="as-char" svg:width="6.9236in" svg:height="4.448413in" draw:z-index="0">
<draw:image xlink:href="../Images/AРМІЯINFORM/2023-05-28T83-00-00-04-00/warcrime-28052023ua-1.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8</text:span>
 <text:span text:style-name="T4">
травня</text:span>
 зареєстровано:</text:p>
      <ul>
        <li>
89 949 воєнних злочинів,  * 17 256 злочинів проти національної безпеки України.</li>
      </ul>
      <text:p text:style-name="P4">
Крім того, за офіційними даними ювенальних прокурорів, <text:span text:style-name="T4">
1469 дітейпостраждали</text:span>
 внаслідок агресії рф, з них:</text:p>
      <ul>
        <li>
483 — дітей загинули,  * 986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19" text:anchor-type="as-char" svg:width="6.9236in" svg:height="4.448413in" draw:z-index="0">
<draw:image xlink:href="../Images/AРМІЯINFORM/2023-05-28T83-00-00-04-00/warcrime-28052023en-1.jpg" xlink:type="simple" xlink:show="embed" xlink:actuate="onLoad" draw:mime-type="image/jpeg"/>
</draw:frame>
</text:p>
      <text:p text:style-name="P4">
Source: <text:a xlink:type="simple" xlink:href="https://armyinform.com.ua/2023/05/28/zlochyny-rf-proty-naczbezpeky-ukrayiny-zafiksovano-majzhe-17-tysyach-vypadkiv-2/" text:style-name="Internet_20_link" text:visited-style-name="Visited_20_Internet_20_Link">
https://armyinform.com.ua/2023/05/28/zlochyny-rf-proty-naczbezpeky-ukrayiny-zafiksovano-majzhe-17-tysyach-vypadkiv-2/</text:a>
</text:p>
      <!--NEWS-->
      <text:h text:style-name="P10" text:outline-level="1">
<text:span text:style-name="T4">
Олексій Резніков у День Києва: Це місто — символ незламності українського духу</text:span>
</text:h>
      <text:p text:style-name="P4">
Author: ['АРМІЯINFORM']</text:p>
      <text:p text:style-name="P4">
Time: 2023-05-28T84:00:00-04:00</text:p>
      <text:p text:style-name="P4">
Description: Міністр оборони України Олексій Резніков у День Києва зазначив, що столиця України —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xn0n8exsaugu3d-e1685279977940.jpg" text:style-name="Internet_20_link" text:visited-style-name="Visited_20_Internet_20_Link">
fxn0n8exsaugu3d-e1685279977940.jpg</text:a>
']</text:p>
      <text:p text:style-name="P4">
Tags: ['ДЕНЬ КИЄВА', 'МІНІСТР ОБОРОНИ', 'ОЛЕКСІЙ РЕЗНІКОВ']</text:p>
      <text:p text:style-name="P4">
Category: News</text:p>
      <!--METADATA-->
      <text:p text:style-name="P4">
<draw:frame draw:style-name="fr1" draw:name="Image320" text:anchor-type="as-char" svg:width="6.9236in" svg:height="6.017423in" draw:z-index="0">
<draw:image xlink:href="../Images/AРМІЯINFORM/2023-05-28T84-00-00-04-00/fxn0n8exsaugu3d-e1685279977940.jpg" xlink:type="simple" xlink:show="embed" xlink:actuate="onLoad" draw:mime-type="image/jpeg"/>
</draw:frame>
</text:p>
      <text:p text:style-name="P4">
Міністр оборони України Олексій Резніков у День Києва зазначив, що столицяУкраїни — це місто сміливих людей та символ незламності духу.</text:p>
      <text:p text:style-name="P4">
Про це<text:a xlink:type="simple" xlink:href="https://twitter.com/oleksiireznikov/status/1662800477921112064" text:style-name="Internet_20_link" text:visited-style-name="Visited_20_Internet_20_Link">
йдеться</text:a>
 уйого Twitter.</text:p>
      <text:p text:style-name="P4">
«Сьогодні ми святкуємо День Києва! Київ, місто вільних і сміливих людей, ставсимволом незламності українського духу та неспроможних імперських амбіційкремля», — написав Олексій Резніков.</text:p>
      <text:p text:style-name="P4">
Він нагадав, що уночі Київ пережив одну з найбільших російських авіаційнихатак з початку війни.</text:p>
      <text:p text:style-name="P4">
«Вони знову зазнали невдачі. Київ міцно стоїть. Вас не взяли за 3 дні. Вони незмогли вас залякати за 459 днів. Вони зазнають поразки. З днем народження,Києве!» — зазначено у повідомленні.</text:p>
      <text:p text:style-name="P4">
Source: <text:a xlink:type="simple" xlink:href="https://armyinform.com.ua/2023/05/28/oleksij-reznikov-u-den-kyyeva-cze-misto-symvol-nezlamnosti-ukrayinskogo-duhu/" text:style-name="Internet_20_link" text:visited-style-name="Visited_20_Internet_20_Link">
https://armyinform.com.ua/2023/05/28/oleksij-reznikov-u-den-kyyeva-cze-misto-symvol-nezlamnosti-ukrayinskogo-duhu/</text:a>
</text:p>
      <!--NEWS-->
      <text:h text:style-name="P10" text:outline-level="1">
<text:span text:style-name="T4">
Нова архітектура безпеки неможлива без інтеграції України — Ольга Стефанішина</text:span>
</text:h>
      <text:p text:style-name="P4">
Author: ['АРМІЯINFORM']</text:p>
      <text:p text:style-name="P4">
Time: 2023-05-28T85:00:00-04:00</text:p>
      <text:p text:style-name="P4">
Description: Без України не існує архітектури безпеки Європи.  На цьому наголос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0ad338-eppdvqozv035.jpg" text:style-name="Internet_20_link" text:visited-style-name="Visited_20_Internet_20_Link">
10ad338-eppdvqozv035.jpg</text:a>
']</text:p>
      <text:p text:style-name="P4">
Tags: ['ЄС - УКРАЇНА', 'ОЛЬГА СТЕФАНІШИНА']</text:p>
      <text:p text:style-name="P4">
Category: News</text:p>
      <!--METADATA-->
      <text:p text:style-name="P4">
<draw:frame draw:style-name="fr1" draw:name="Image321" text:anchor-type="as-char" svg:width="6.9236in" svg:height="3.894525in" draw:z-index="0">
<draw:image xlink:href="../Images/AРМІЯINFORM/2023-05-28T85-00-00-04-00/10ad338-eppdvqozv035.jpg" xlink:type="simple" xlink:show="embed" xlink:actuate="onLoad" draw:mime-type="image/jpeg"/>
</draw:frame>
</text:p>
      <text:p text:style-name="P4">
Без України не існує архітектури безпеки Європи.</text:p>
      <text:p text:style-name="P4">
На цьому наголосила Віце-прем'єр-міністр з питань європейської таєвроатлантичної інтеграції Ольга Стефанішина під час дебатів Конгресу Альянсулібералів та демократів за Європу (АЛДЄ) у Стокгольмі,<text:a xlink:type="simple" xlink:href="https://www.kmu.gov.ua/news/nova-arkhitektura-bezpeky-nemozhlyva-bez-intehratsii-ukrainy-olha-stefanishyna" text:style-name="Internet_20_link" text:visited-style-name="Visited_20_Internet_20_Link">
повідомляє</text:a>
 Урядовий портал.</text:p>
      <text:p text:style-name="P4">
«Головний урок, який ми винесли за рік цієї війни — це навчання на практиці. Яособливо пишаюся діями, які були зроблені колективно демократичним світом ііндивідуально, кожною державою Європи і по той бік Атлантики, і тимирішеннями, які були ухвалені на підтримку України. Всі ці дії і рішення — цеісторії успіху», — заявила Віце-прем’єр-міністр.</text:p>
      <text:p text:style-name="P4">
Одним з найважливіших рішень, з її слів, стало надання Україні статусукандидата на вступ до Європейського Союзу.</text:p>
      <text:p text:style-name="P4">
«Мова про багаторічну стратегічну невизначеність щодо євроатлантичних прагненьУкраїни — одне з рішень, яким роками спекулювала російська федерація. Черезприйняття нарешті політичних рішень щодо залучення України до сім'їєвропейської та євроатлантичної оборонної архітектури ми повинні, нарешті,визнати очевидне: без України не існує архітектури безпеки Європи», — заявилаОльга Стефанішина під час дискусії.</text:p>
      <text:p text:style-name="P4">
Source: <text:a xlink:type="simple" xlink:href="https://armyinform.com.ua/2023/05/28/nova-arhitektura-bezpeky-nemozhlyva-bez-integracziyi-ukrayiny-olga-stefanishyna/" text:style-name="Internet_20_link" text:visited-style-name="Visited_20_Internet_20_Link">
https://armyinform.com.ua/2023/05/28/nova-arhitektura-bezpeky-nemozhlyva-bez-integracziyi-ukrayiny-olga-stefanishyna/</text:a>
</text:p>
      <!--NEWS-->
      <text:h text:style-name="P10" text:outline-level="1">
<text:span text:style-name="T4">
Україна прагне повернути усіх захисників, незалежно від тривалості перебування в неволі — Координаційний штаб</text:span>
</text:h>
      <text:p text:style-name="P4">
Author: ['АРМІЯINFORM']</text:p>
      <text:p text:style-name="P4">
Time: 2023-05-28T86:00:00-04:00</text:p>
      <text:p text:style-name="P4">
Description: Україна прагне повернути усіх своїх захисників та захисниць, незалежно від тривал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9886776899520728_w.jpg" text:style-name="Internet_20_link" text:visited-style-name="Visited_20_Internet_20_Link">
photo_5449886776899520728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22" text:anchor-type="as-char" svg:width="6.9236in" svg:height="3.894525in" draw:z-index="0">
<draw:image xlink:href="../Images/AРМІЯINFORM/2023-05-28T86-00-00-04-00/photo_5449886776899520728_w.jpg" xlink:type="simple" xlink:show="embed" xlink:actuate="onLoad" draw:mime-type="image/jpeg"/>
</draw:frame>
</text:p>
      <text:p text:style-name="P4">
Україна прагне повернути усіх своїх захисників та захисниць, незалежно відтривалості перебування у ворожій неволі.</text:p>
      <text:p text:style-name="P4">
Про це <text:a xlink:type="simple" xlink:href="https://t.me/Koord_shtab/1139" text:style-name="Internet_20_link" text:visited-style-name="Visited_20_Internet_20_Link">
повідомив</text:a>
 представник Координаційногоштабу під час зустрічі з родинами військовослужбовців Національної гвардіїУкраїни.</text:p>
      <text:p text:style-name="P4">
«Україна готова забирати всіх, кого пропонує протилежна сторона. Ми не можемозупиняти обміни та відмовлятися від визволення наших людей, якщо можемо швидшевизволити пропонованих захисників. Проте ми обов’язково визволятимемо всіх, бопам'ятаємо про кожного», — повідомив представник штабу.</text:p>
      <text:p text:style-name="P4">
Родичі полонених та зниклих оборонців цікавилися особливостями обмінуполоненими з державою-агресоркою, зокрема, що стосується обмінів офіцерів тапредставників рядового та сержантського складу.</text:p>
      <text:p text:style-name="P4">
Також близькі військовослужбовців ставили запитання про те, чи впливає термінперебування захисників у полоні на швидкість їхнього визволення.</text:p>
      <text:p text:style-name="P4">
Під час зустрічі обговорили питання кримінальних справ, порушених країною-терористом проти українських воїнів.</text:p>
      <text:p text:style-name="P4">
За словами фахівців штабу, у таких випадках перед обміном наші оборонців маютьпройти низку бюрократичних процедур з боку агресора, аби росія змогла віддатиполоненого в межах обміну.</text:p>
      <text:p text:style-name="P4">
Source: <text:a xlink:type="simple" xlink:href="https://armyinform.com.ua/2023/05/28/ukrayina-pragne-povernuty-usih-zahysnykiv-ne-zalezhno-vid-tryvalosti-perebuvannya-u-nevoli-koordynaczijnyj-shtab/" text:style-name="Internet_20_link" text:visited-style-name="Visited_20_Internet_20_Link">
https://armyinform.com.ua/2023/05/28/ukrayina-pragne-povernuty-usih-zahysnykiv-ne-zalezhno-vid-tryvalosti-perebuvannya-u-nevoli-koordynaczijnyj-shtab/</text:a>
</text:p>
      <!--NEWS-->
      <text:h text:style-name="P10" text:outline-level="1">
<text:span text:style-name="T4">
На Таврійському напрямку втрати противника в живій силі становлять 124 окупанти — Валерій Шершень</text:span>
</text:h>
      <text:p text:style-name="P4">
Author: ['Григорій Мазур']</text:p>
      <text:p text:style-name="P4">
Time: 2023-05-28T87:00:00-04:00</text:p>
      <text:p text:style-name="P4">
Description: На Запорізькому напрямку ворог продовжує вести оборонні дії. Зокрема,  поблизу селищ...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jpg" text:style-name="Internet_20_link" text:visited-style-name="Visited_20_Internet_20_Link">
valerij-shershen.jpg</text:a>
']</text:p>
      <text:p text:style-name="P4">
Tags: []</text:p>
      <text:p text:style-name="P4">
Category: News</text:p>
      <!--METADATA-->
      <text:p text:style-name="P4">
<draw:frame draw:style-name="fr1" draw:name="Image323" text:anchor-type="as-char" svg:width="6.9236in" svg:height="4.61393in" draw:z-index="0">
<draw:image xlink:href="../Images/AРМІЯINFORM/2023-05-28T87-00-00-04-00/valerij-shershen.jpg" xlink:type="simple" xlink:show="embed" xlink:actuate="onLoad" draw:mime-type="image/jpeg"/>
</draw:frame>
</text:p>
      <text:p text:style-name="P4">
На Запорізькому напрямку ворог продовжує вести оборонні дії. Зокрема, поблизуселищ Новопавлівка та Оріхів, очікуючи наступу Збройних Сил України, окупантиобладнують свої позиції та встановлюють мінно-вибухові загородження.</text:p>
      <text:p text:style-name="P4">
Внаслідок ворожого обстрілу зі 152-міліметрової артилерії у Оріхові зруйнованоприватний будинок, пошкоджено господарчу споруду і гараж, а також є пораненісеред цивільного населення.</text:p>
      <text:p text:style-name="P4">
Про це в етері телевізійного марафону «Єдині новини» повідомив речникОб’єднаного пресцентру Сил оборони Таврійського напрямку Валерій Шершень.</text:p>
      <text:p text:style-name="P4">
За його словами, основні зусилля війська рф зосередили на Авдіївському таМар’їнському напрямках, де противник вів штурмові дії. Ворог намагавсяоволодіти нашими взводними опорними пунктами, проте його зусилля успіху немали. Було завдано авіаційного удару безпосередньо по місту Авдіївка. Нашізахисники відбили тут 14 ворожих атак.</text:p>
      <text:p text:style-name="P4">
Загалом суттєвих змін у перебігу бойових дій на Таврійському напрямку невідбулося. Українські підрозділи зі складу ракетних військ і артилеріївиконали 419 вогневих завдань. Ідеться про контрбатарейну боротьбу і роботу попланових цілях, які були раніше виявлені.</text:p>
      <text:p text:style-name="P4">
— За добу втрати противника в живій силі становлять 124 особи. Знищено 3склади зберігання боєприпасів. Пошкоджено 8 одиниць військової технікиокупантів, які не підлягають ремонту, — розповів Валерій Шершень. — Зокрема,це 2 танки, комплекс відеоспостереження «Муром-М», гаубиця 2А65 «Мста-Б».</text:p>
      <text:p text:style-name="P4">
Щодо обстановки в районі Карлівського водосховища, по якому 25 травня військарф завдали ракетного удару та зруйнували дамбу, Валерій Шершень повідомив, щоситуація тут повністю контрольована. Після влучання ракети комплексу С-300підтоплено лише 8 садиб місцевих територіальних громад. Підтоплення об’єктівкритичної інфраструктури не виявлено. До робіт з мінімізації наслідківзалучені відповідні фахівці та спецтехніка. Наразі ведуться роботи звідновлення електропостачання та подачі питної води до населених пунктів.</text:p>
      <text:p text:style-name="P4">
Source: <text:a xlink:type="simple" xlink:href="https://armyinform.com.ua/2023/05/28/na-tavrijskomu-napryamku-vtraty-protyvnyka-v-zhyvij-syli-stanovlyat-124-okupanty-valerij-shershen/" text:style-name="Internet_20_link" text:visited-style-name="Visited_20_Internet_20_Link">
https://armyinform.com.ua/2023/05/28/na-tavrijskomu-napryamku-vtraty-protyvnyka-v-zhyvij-syli-stanovlyat-124-okupanty-valerij-shershen/</text:a>
</text:p>
      <!--NEWS-->
      <text:h text:style-name="P10" text:outline-level="1">
<text:span text:style-name="T4">
Армійські спортсмени у складі збірної — чемпіони Кубку світу з веслування на байдарках</text:span>
</text:h>
      <text:p text:style-name="P4">
Author: ['АРМІЯINFORM']</text:p>
      <text:p text:style-name="P4">
Time: 2023-05-28T88:00:00-04:00</text:p>
      <text:p text:style-name="P4">
Description: Українська команда байдарки-четвірки здобула перемогу на етапі Кубка світу з весл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284457_965988074530545_1529801177448813969_n.jpg" text:style-name="Internet_20_link" text:visited-style-name="Visited_20_Internet_20_Link">
350284457_965988074530545_1529801177448813969_n.jpg</text:a>
']</text:p>
      <text:p text:style-name="P4">
Tags: ['АРМІЙСЬКИЙ СПОРТ', 'ВЕСЛУВАННЯ НА БАЙДАРКАХ І КАНОЕ']</text:p>
      <text:p text:style-name="P4">
Category: News</text:p>
      <!--METADATA-->
      <text:p text:style-name="P4">
<draw:frame draw:style-name="fr1" draw:name="Image324" text:anchor-type="as-char" svg:width="6.9236in" svg:height="6.765647in" draw:z-index="0">
<draw:image xlink:href="../Images/AРМІЯINFORM/2023-05-28T88-00-00-04-00/350284457_965988074530545_1529801177448813969_n.jpg" xlink:type="simple" xlink:show="embed" xlink:actuate="onLoad" draw:mime-type="image/jpeg"/>
</draw:frame>
</text:p>
      <text:p text:style-name="P4">
Українська команда байдарки-четвірки здобула перемогу на етапі Кубка світу звеслування на байдарках і каное на дистанції 500 метрів у Познані.</text:p>
      <text:p text:style-name="P4">
Про це<text:a xlink:type="simple" xlink:href="https://www.facebook.com/CSKA1992/posts/pfbid0WJaSNEyjD8xKi8wQPSFSeq3eKKsG811qZU1pA7vpG2vZT47oaAAKYLhEMeqiVc4sl" text:style-name="Internet_20_link" text:visited-style-name="Visited_20_Internet_20_Link">
повідомляє</text:a>
Центральний спортивний клуб ЗСУ.</text:p>
      <text:p text:style-name="P4">
Спортмени в складі арміців Ігоря Трунова та Івана Семикіна прийшли з часом1.23,68.</text:p>
      <text:p text:style-name="P4">
Друге місце посіли австралійці, трійку замкнули представники збірної Данії.</text:p>
      <text:p text:style-name="P4">
Source: <text:a xlink:type="simple" xlink:href="https://armyinform.com.ua/2023/05/28/armijski-sportsmeny-u-skladi-zbirnoyi-chempiony-kubku-svitu-z-vesluvannya-na-bajdarkah/" text:style-name="Internet_20_link" text:visited-style-name="Visited_20_Internet_20_Link">
https://armyinform.com.ua/2023/05/28/armijski-sportsmeny-u-skladi-zbirnoyi-chempiony-kubku-svitu-z-vesluvannya-na-bajdarkah/</text:a>
</text:p>
      <!--NEWS-->
      <text:h text:style-name="P10" text:outline-level="1">
<text:span text:style-name="T4">
«На початку березня через невдалий штурм у нашому підрозділі 60 «200-х» — перехоплення ГУР</text:span>
</text:h>
      <text:p text:style-name="P4">
Author: ['АРМІЯINFORM']</text:p>
      <text:p text:style-name="P4">
Time: 2023-05-28T89:00:00-04:00</text:p>
      <text:p text:style-name="P4">
Description: Військовослужбовець рф спілкується з дочкою щодо втрат та звернення до президента рф.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МО УКРАЇНИ', 'ГУР ПЕРЕХОПЛЕННЯ']</text:p>
      <text:p text:style-name="P4">
Category: News</text:p>
      <!--METADATA-->
      <text:p text:style-name="P4">
Військовослужбовець рф спілкується з дочкою щодо втрат та звернення допрезидента рф.</text:p>
      <text:p text:style-name="P4">
Про це <text:a xlink:type="simple" xlink:href="https://gur.gov.ua/content/shturmovyky-neudachno-shturmovaly-ochen-mnoho-pohybshykh-v-shtorme-okolo-60-ty.html" text:style-name="Internet_20_link" text:visited-style-name="Visited_20_Internet_20_Link">
йдеться</text:a>
 у черговому перехопленніГоловного управління розвідки МОУ.</text:p>
      <text:p text:style-name="P4">
«Сьогодні писали в групі про те, що на початку березня штурмовики дуже невдалоштурмували, багато загинуло під час штурму, майже 60 «200»-тих», — каже донькаокупанта.</text:p>
      <text:p text:style-name="P4">
Вона запитує у батька чи відправляти звернення президенту рф, щоб отриматиписьмову відповідь про виплати для мобілізованих, які знаходяться на територіїУкраїни і беруть участь у бойових діях.</text:p>
      <text:p text:style-name="P4">
Source: <text:a xlink:type="simple" xlink:href="https://armyinform.com.ua/2023/05/28/na-pochatku-bereznya-cherez-nevdalyj-shturm-u-nashomu-pidrozdili-60-200-tyh-perehoplennya-gur/" text:style-name="Internet_20_link" text:visited-style-name="Visited_20_Internet_20_Link">
https://armyinform.com.ua/2023/05/28/na-pochatku-bereznya-cherez-nevdalyj-shturm-u-nashomu-pidrozdili-60-200-tyh-perehoplennya-gur/</text:a>
</text:p>
      <!--NEWS-->
      <text:h text:style-name="P10" text:outline-level="1">
<text:span text:style-name="T4">
За добу Сили оборони відбили 18 атак рф — Генштаб ЗСУ</text:span>
</text:h>
      <text:p text:style-name="P4">
Author: ['АРМІЯINFORM']</text:p>
      <text:p text:style-name="P4">
Time: 2023-05-28T90:00:00-04:00</text:p>
      <text:p text:style-name="P4">
Description: Противник зосереджує основні зусилля на спробах повного захоплення Луган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4691970-341.jpg" text:style-name="Internet_20_link" text:visited-style-name="Visited_20_Internet_20_Link">
630_360_1684691970-341.jpg</text:a>
']</text:p>
      <text:p text:style-name="P4">
Tags: ['ВІЙНА', 'ГЕНЕРАЛЬНИЙ ШТАБ ЗС УКРАЇНИ', 'ОПЕРАТИВНА ІНФОРМАЦІЯ']</text:p>
      <text:p text:style-name="P4">
Category: News</text:p>
      <!--METADATA-->
      <text:p text:style-name="P4">
<draw:frame draw:style-name="fr1" draw:name="Image325" text:anchor-type="as-char" svg:width="6.9236in" svg:height="3.956343in" draw:z-index="0">
<draw:image xlink:href="../Images/AРМІЯINFORM/2023-05-28T90-00-00-04-00/630_360_1684691970-341.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ивник зосереджує основні зусилля на спробах повного захоплення Луганськоїта Донецької областей. Протягом доби підрозділи Сил оборони відбили 18 ворожихатак.</text:p>
      <text:p text:style-name="P4">
Про<text:a xlink:type="simple" xlink:href="https://www.facebook.com/GeneralStaff.ua/posts/pfbid0Su1tscfRnjvhQsNoBi81vsCNc5mLTzcJynPLHK1h1SUFQqYCgmESypCN5Ra4fZHsl" text:style-name="Internet_20_link" text:visited-style-name="Visited_20_Internet_20_Link">
йдеться</text:a>
в оперативній інформації Генерального штабу ЗСУ.</text:p>
      <text:p text:style-name="P4">
Зокрема, на Сіверському та Слобожанському напрямках противник продовжуєзберігати військову присутність у прикордонних з Україною районах.</text:p>
      <text:p text:style-name="P4">
На Куп’янському напрямку противник безуспішно наступав у районі МасютівкиХарківської області, на Бахмутському напрямку — північно-східніше Оріхово-Василівки та в напрямку Іванівського.</text:p>
      <text:p text:style-name="P4">
На Мар’їнському напрямку наші захисники відбили 12 атак противника в районіМар’їнки.</text:p>
      <text:p text:style-name="P4">
На Запорізькому та Херсонському напрямках противник продовжує вести обороннідії.</text:p>
      <text:p text:style-name="P4">
Source: <text:a xlink:type="simple" xlink:href="https://armyinform.com.ua/2023/05/28/za-dobu-syly-oborony-vidbyly-18-atak-rf-genshtab-zsu/" text:style-name="Internet_20_link" text:visited-style-name="Visited_20_Internet_20_Link">
https://armyinform.com.ua/2023/05/28/za-dobu-syly-oborony-vidbyly-18-atak-rf-genshtab-zsu/</text:a>
</text:p>
      <!--NEWS-->
      <text:h text:style-name="P10" text:outline-level="1">
<text:span text:style-name="T4">
На Херсонщині окупанти погрожують конфіскацією майна та депортацією за відмову від паспорта рф</text:span>
</text:h>
      <text:p text:style-name="P4">
Author: ['АРМІЯINFORM']</text:p>
      <text:p text:style-name="P4">
Time: 2023-05-28T91:00:00-04:00</text:p>
      <text:p text:style-name="P4">
Description: У Нижньосірогозькому районі тимчасово захопленої території Херсон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59339066-7651.jpg" text:style-name="Internet_20_link" text:visited-style-name="Visited_20_Internet_20_Link">
1659339066-7651.jpg</text:a>
']</text:p>
      <text:p text:style-name="P4">
Tags: ['ВІЙНА', 'ГЕНШТАБ ЗСУ', 'ОПЕРАТИВНА ІНФОРМАЦІЯ']</text:p>
      <text:p text:style-name="P4">
Category: News</text:p>
      <!--METADATA-->
      <text:p text:style-name="P4">
<draw:frame draw:style-name="fr1" draw:name="Image326" text:anchor-type="as-char" svg:width="6.9236in" svg:height="4.615733in" draw:z-index="0">
<draw:image xlink:href="../Images/AРМІЯINFORM/2023-05-28T91-00-00-04-00/1659339066-7651.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У Нижньосірогозькому районі тимчасово захопленої території Херсонської областіокупаційна влада продовжує примусову паспортизацію громадян України.</text:p>
      <text:p text:style-name="P4">
Про<text:a xlink:type="simple" xlink:href="https://www.facebook.com/GeneralStaff.ua/posts/pfbid0Su1tscfRnjvhQsNoBi81vsCNc5mLTzcJynPLHK1h1SUFQqYCgmESypCN5Ra4fZHsl" text:style-name="Internet_20_link" text:visited-style-name="Visited_20_Internet_20_Link">
йдеться</text:a>
в оперативній інформації Генерального штабу ЗСУ.</text:p>
      <text:p text:style-name="P4">
«російські окупанти постійно тиснуть на місцевих, погрожують депортацією таконфіскацією майна», – йдеться у повідомленні.</text:p>
      <text:p text:style-name="P4">
Так, місцевим громадянам з українським паспортом, водійським посвідченням татехнічним паспортом на транспортний засіб, погрожують конфіскацією в разівідмови отримання документів російського зразка.</text:p>
      <text:p text:style-name="P4">
Source: <text:a xlink:type="simple" xlink:href="https://armyinform.com.ua/2023/05/28/na-hersonshhyni-okupanty-pogrozhuyut-konfiskacziyeyu-majna-ta-deportacziyeyu-za-vidmovu-vid-pasporta-rf/" text:style-name="Internet_20_link" text:visited-style-name="Visited_20_Internet_20_Link">
https://armyinform.com.ua/2023/05/28/na-hersonshhyni-okupanty-pogrozhuyut-konfiskacziyeyu-majna-ta-deportacziyeyu-za-vidmovu-vid-pasporta-rf/</text:a>
</text:p>
      <!--NEWS-->
      <text:h text:style-name="P10" text:outline-level="1">
<text:span text:style-name="T4">
У Генштабі ЗСУ уточнили результати нічної атаки «шахедів» з боку рф</text:span>
</text:h>
      <text:p text:style-name="P4">
Author: ['АРМІЯINFORM']</text:p>
      <text:p text:style-name="P4">
Time: 2023-05-28T92:00:00-04:00</text:p>
      <text:p text:style-name="P4">
Description: За уточненою інформацією, вночі російська федерація завдала чергового масов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8_main.jpg" text:style-name="Internet_20_link" text:visited-style-name="Visited_20_Internet_20_Link">
58_main.jpg</text:a>
']</text:p>
      <text:p text:style-name="P4">
Tags: ['ВІЙНА', 'ГЕНШТАБ ЗС УКРАЇНИ', 'ОПЕРАТИВНА ІНФОРМАЦІЯ']</text:p>
      <text:p text:style-name="P4">
Category: News</text:p>
      <!--METADATA-->
      <text:p text:style-name="P4">
<draw:frame draw:style-name="fr1" draw:name="Image327" text:anchor-type="as-char" svg:width="6.9236in" svg:height="3.890404in" draw:z-index="0">
<draw:image xlink:href="../Images/AРМІЯINFORM/2023-05-28T92-00-00-04-00/58_main.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За уточненою інформацією, вночі російська федерація завдала черговогомасованого удару по території України, застосувавши іранські ударні БПЛАShahed, наші захисники знищили 58 із 59 дронів.</text:p>
      <text:p text:style-name="P4">
Про це<text:a xlink:type="simple" xlink:href="https://www.facebook.com/GeneralStaff.ua/posts/pfbid0Su1tscfRnjvhQsNoBi81vsCNc5mLTzcJynPLHK1h1SUFQqYCgmESypCN5Ra4fZHsl" text:style-name="Internet_20_link" text:visited-style-name="Visited_20_Internet_20_Link">
йдеться</text:a>
в оперативній інформації Генерального штабу ЗСУ.</text:p>
      <text:p text:style-name="P4">
Загалом протягом цієї доби противник завдав 91 авіаційний удар та здійснивблизько 25 обстрілів із РСЗВ по позиціях наших військ та населених пунктах.</text:p>
      <text:p text:style-name="P4">
«Ймовірність завдавання ракетних та авіаційних ударів по всій територіїУкраїни і надалі залишається високою», — зазначили в Генштабі ЗСУ.</text:p>
      <text:p text:style-name="P4">
Командування Повітряних Сил ЗСУ вранці повідомляло, що Сили ППО<text:a xlink:type="simple" xlink:href="https://armyinform.com.ua/2023/05/28/nichna-ataka-droniv-syly-ppo-zbyly-52-shahedy-z-54/" text:style-name="Internet_20_link" text:visited-style-name="Visited_20_Internet_20_Link">
знищили</text:a>
 52 «шахеди» з 54.</text:p>
      <text:p text:style-name="P4">
Source: <text:a xlink:type="simple" xlink:href="https://armyinform.com.ua/2023/05/28/u-genshtabi-zsu-utochnyly-rezultaty-nichnoyi-ataky-shahediv-z-boku-rf/" text:style-name="Internet_20_link" text:visited-style-name="Visited_20_Internet_20_Link">
https://armyinform.com.ua/2023/05/28/u-genshtabi-zsu-utochnyly-rezultaty-nichnoyi-ataky-shahediv-z-boku-rf/</text:a>
</text:p>
      <!--NEWS-->
      <text:h text:style-name="P10" text:outline-level="1">
<text:span text:style-name="T4">
Олексій Резніков: Українські військові використовують Storm Shadow зі 100% результатом</text:span>
</text:h>
      <text:p text:style-name="P4">
Author: ['АРМІЯINFORM']</text:p>
      <text:p text:style-name="P4">
Time: 2023-05-28T93:00:00-04:00</text:p>
      <text:p text:style-name="P4">
Description: Українські військові використовують зі 100% ефективністю далекобійні ракети Storm...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STORM SHADOW', 'ОЛЕКСІЙ РЕЗНІКОВ', 'ОФІЦІЙНО']</text:p>
      <text:p text:style-name="P4">
Category: News</text:p>
      <!--METADATA-->
      <text:p text:style-name="P4">
<draw:frame draw:style-name="fr1" draw:name="Image328" text:anchor-type="as-char" svg:width="6.9236in" svg:height="4.030323in" draw:z-index="0">
<draw:image xlink:href="../Images/AРМІЯINFORM/2023-05-28T93-00-00-04-00/oleksij-reznikov-garantuye.jpg" xlink:type="simple" xlink:show="embed" xlink:actuate="onLoad" draw:mime-type="image/jpeg"/>
</draw:frame>
</text:p>
      <text:p text:style-name="P4">
Українські військові використовують зі 100% ефективністю далекобійні ракети<text:a xlink:type="simple" xlink:href="https://armyinform.com.ua/2022/12/21/krylati-rakety-storm-shadow-scalp-mozhut-suttyevo-pidsylyty-aviacziyu-syl-oborony-ukrayiny/" text:style-name="Internet_20_link" text:visited-style-name="Visited_20_Internet_20_Link">
Storm Shadow</text:a>
.</text:p>
      <text:p text:style-name="P4">
Про це Міністр оборони України Олексій Резніков розповів в ефірі телемарафону«Єдині новини».</text:p>
      <text:p text:style-name="P4">
«Зі всієї кількості пусків Storm Shadow, які вже відбулися, всі 100% влучніураження по цілях, визначених Генеральним штабом — 100 на 100», — зазначиввін.</text:p>
      <text:p text:style-name="P4">
Очільник оборонного відомства додав, що під час зустрічі з британським колегоюБеном Воллесом минулого тижня він представив йому двох українських пілотів,які застосували ракети Storm Shadow.</text:p>
      <text:p text:style-name="P4">
За словами міністра, пілоти подарували Бену Воллесу червону стрічку, якафіксує ракету перед запуском, як сувенір.</text:p>
      <text:p text:style-name="P4">
Source: <text:a xlink:type="simple" xlink:href="https://armyinform.com.ua/2023/05/28/oleksij-reznikov-ukrayinski-vijskovi-vykorystovuyut-storm-shadow-zi-100-rezultatom/" text:style-name="Internet_20_link" text:visited-style-name="Visited_20_Internet_20_Link">
https://armyinform.com.ua/2023/05/28/oleksij-reznikov-ukrayinski-vijskovi-vykorystovuyut-storm-shadow-zi-100-rezultatom/</text:a>
</text:p>
      <!--NEWS-->
      <text:h text:style-name="P10" text:outline-level="1">
<text:span text:style-name="T4">
У Лисичанську та Бахмуті з бойових позицій втекло 120 росіян</text:span>
</text:h>
      <text:p text:style-name="P4">
Author: ['АРМІЯINFORM']</text:p>
      <text:p text:style-name="P4">
Time: 2023-05-28T94:00:00-04:00</text:p>
      <text:p text:style-name="P4">
Description: У Лисичанську Луганської області дезертирували близько 80 осіб з підроз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786681.jpg" text:style-name="Internet_20_link" text:visited-style-name="Visited_20_Internet_20_Link">
2786681.jpg</text:a>
']</text:p>
      <text:p text:style-name="P4">
Tags: ['ВІЙНА', 'ГЕНЕРАЛЬНИЙ ШТАБ ЗС УКРАЇНИ', 'ОПЕРАТИВНА ІНФОРМАЦІЯ']</text:p>
      <text:p text:style-name="P4">
Category: News</text:p>
      <!--METADATA-->
      <text:p text:style-name="P4">
<draw:frame draw:style-name="fr1" draw:name="Image329" text:anchor-type="as-char" svg:width="6.9236in" svg:height="4.944604in" draw:z-index="0">
<draw:image xlink:href="../Images/AРМІЯINFORM/2023-05-28T94-00-00-04-00/2786681.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У Лисичанську Луганської області дезертирували близько 80 осіб з підрозділу«шторм-z» російських окупаційних військ. Вони самовільно залишили бойовіпозиції.</text:p>
      <text:p text:style-name="P4">
Про це<text:a xlink:type="simple" xlink:href="https://www.facebook.com/GeneralStaff.ua/posts/pfbid0Su1tscfRnjvhQsNoBi81vsCNc5mLTzcJynPLHK1h1SUFQqYCgmESypCN5Ra4fZHsl" text:style-name="Internet_20_link" text:visited-style-name="Visited_20_Internet_20_Link">
йдеться</text:a>
в оперативній інформації Генерального штабу ЗСУ.</text:p>
      <text:p text:style-name="P4">
У районі Бахмута також дезертирували близько 30 осіб з ПВК «вагнер». Вонисамовільно залишили бойові позиції, викравши військову техніку.</text:p>
      <text:p text:style-name="P4">
Source: <text:a xlink:type="simple" xlink:href="https://armyinform.com.ua/2023/05/28/okupanty-dezertuyut-u-lysychansku-ta-bahmuti-z-bojovyh-pozyczij-vteklo-120-rosiyan/" text:style-name="Internet_20_link" text:visited-style-name="Visited_20_Internet_20_Link">
https://armyinform.com.ua/2023/05/28/okupanty-dezertuyut-u-lysychansku-ta-bahmuti-z-bojovyh-pozyczij-vteklo-120-rosiyan/</text:a>
</text:p>
      <!--NEWS-->
      <text:h text:style-name="P10" text:outline-level="1">
<text:span text:style-name="T4">
Україна поставить крапку в історії московської деспотії — Президент України</text:span>
</text:h>
      <text:p text:style-name="P4">
Author: ['АРМІЯINFORM']</text:p>
      <text:p text:style-name="P4">
Time: 2023-05-28T95:00:00-04:00</text:p>
      <text:p text:style-name="P4">
Description: Президент України Володимир Зеленський звернувся до українців та заначив, що Київ та в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3fa685671568b77e54cb6583b17a5a5_1685290113_extra_large.png" text:style-name="Internet_20_link" text:visited-style-name="Visited_20_Internet_20_Link">
73fa685671568b77e54cb6583b17a5a5_1685290113_extra_large.png</text:a>
']</text:p>
      <text:p text:style-name="P4">
Tags: ['ВІЙНА', 'ДЕНЬ КИЄВА', 'ОФІС ПРЕЗИДЕНТА УКРАЇНИ']</text:p>
      <text:p text:style-name="P4">
Category: News</text:p>
      <!--METADATA-->
      <text:p text:style-name="P4">
<draw:frame draw:style-name="fr1" draw:name="Image330" text:anchor-type="as-char" svg:width="6.9236in" svg:height="4.228385in" draw:z-index="0">
<draw:image xlink:href="../Images/AРМІЯINFORM/2023-05-28T95-00-00-04-00/73fa685671568b77e54cb6583b17a5a5_1685290113_extra_large.png" xlink:type="simple" xlink:show="embed" xlink:actuate="onLoad" draw:mime-type="image/png"/>
</draw:frame>
</text:p>
      <text:p text:style-name="P4">
Президент України Володимир Зеленський звернувся до українців та заначив, щоКиїв та всі наші міста, вся Україна поставить крапку в історії московськоїдеспотії.</text:p>
      <text:p text:style-name="P4">
Про це <text:a xlink:type="simple" xlink:href="https://www.president.gov.ua/news/kiyiv-ta-vsi-nashi-mista-vsya-ukrayina-postavit-krapku-v-ist-83213" text:style-name="Internet_20_link" text:visited-style-name="Visited_20_Internet_20_Link">
повідомляє</text:a>
 сайт Офісу ПрезидентаУкраїни.</text:p>
      <text:p text:style-name="P4">
<text:span text:style-name="T4">
<text:span text:style-name="T5">
«Бажаю здоровʼя, шановні українці!</text:span>
</text:span>
</text:p>
      <text:p text:style-name="P4">
Сьогодні наша держава пройшла через одну із найбільших російських атак«шахедами» — одночасно 54 дрони. Майже всі вони збиті… Майже!.. На жаль, євлучання на Житомирщині. Зробимо все, щоб допомогти, щоб відновити зруйноване.</text:p>
      <text:p text:style-name="P4">
Але все ж більшість руйнувань вдалося відвернути, більшість життів, які моглизабрати ці «шахеди», вдалося зберегти. Я дякую кожному й кожній, хто цезабезпечив! Зенітні ракетні війська та авіація Повітряних Сил, протиповітрянаоборона Сухопутних військ та наші мобільні вогневі групи… Дякую вам, воїни!</text:p>
      <text:p text:style-name="P4">
Під час цієї терористичної атаки кількісно найпотужніший удар був спрямованийсаме проти Київщини. У межах міста Києва та області збито 36 дронів. Саме такросія відзначає день нашого древнього Києва…</text:p>
      <text:p text:style-name="P4">
За свою історію Київ бачив різні підлості від загарбників. Пережив їх усіх,переживе й рашистів. Жодного з них тут не буде! Київ та всі наші міста, всянаша Україна поставить крапку в історії московської деспотії, яка дуже довго йдуже різним народам несла поневолення. Її не врятують ані «шахеди», ані будь-які інші засоби терору, які вона принизливо шукає по світу. Бо сила — вона влюдях, вона — у містах, вона — у житті, а коли зневажають і життя, і людей, інайбільш вагомі для культури міста, буде тільки програш для росії. І навітьсотні «шахедів» від цього її не врятують. Лише додадуть ганьби росії.</text:p>
      <text:p text:style-name="P4">
Цими днями ми вітаємо із Днем міста Київ та Олександрію, Сєвєродонецьк, Калуш,Кривий Ріг… Міста неоднакової долі, але однакової нашої поваги. Нашої України.Нашої віри в те, що ми пройдемо цей надзвичайно тяжкий етап історії… Пройдемо,і будуть всі наші міста вільними, а люди – захищеними від будь-якого зла, щоможе загрожувати нашій державі.</text:p>
      <text:p text:style-name="P4">
Сьогодні я хочу подякувати всім нашим людям, які бились і бʼються зарадиУкраїни, — усім нашим воїнам, усім видам Збройних Сил і родам військ, кожнійбригаді, кожному підрозділу. Дякую вам! Усім, хто в бою, усім, хто на бойовихзавданнях, усім, хто на бойових постах!</text:p>
      <text:p text:style-name="P4">
І дякую всім, без кого не уявити ефективного опору держави, ефективногозахисту наших міст. Дякую кожному й кожній, хто тренує наших воїнів та хтовідновлює їх після поранень. Хто виробляє й постачає зброю. Хто забезпечуєнашу логістику та звʼязок. Дякую всім, хто забезпечує Україну розвідувальноюінформацією та хто поширює світом правду про війну й російський терор. Дякуюкожному й кожній, хто забезпечує наші рятувальні операції після ворожих ударівта ліквідовує їхні наслідки.</text:p>
      <text:p text:style-name="P4">
Дякую кожному у світі, хто не байдужий і хто хоче перемоги свободи так само,як і ми.</text:p>
      <text:p text:style-name="P4">
Всі наші енергетики й транспортники. Дякую вам! «Укрзалізниця». Оборонпром.Усі наші волонтери. United24 та амбасадори. Дякую! Наші правоохоронці. Місцевавлада. Працівники, працівниці комунальних підприємств. Наша освіта. Наші діячікультури. Наші історики. Усі, хто зберігає робочі місця, та усі, хто створюєробочі місця – попри все. Наші фермери, працівники нашого агросектору. Нашапромисловість. Айтівці. Наші державні службовці. Наші дипломати. Дякую всім,хто зміцнює нашу оборону, нашу державу, наших людей!</text:p>
      <text:p text:style-name="P4">
Те, що наша столиця вільна, те, що наші міста захищаються – захищаютьсядостойно, те, що ми звільнимо кожне нині окуповане місто — усе це заслугабагатьох людей. Усіх, хто воює й працює заради України. Це заслуга нашогомогутнього народу, який уміє робити історичні речі. Коли обʼєднаний. Колиусвідомлює свою силу. Коли нічого не пробачає ворогові. І коли надихає увесьсвіт.</text:p>
      <text:p text:style-name="P4">
Ідемо вперед, поки не звільнимо всю нашу, українську землю… Боронимо кожнемісто… Дбаємо одне про одного й памʼятаємо про всіх наших людей, яких ми маємоповернути додому, до своїх міст і сіл із російської неволі.</text:p>
      <text:p text:style-name="P4">
<text:span text:style-name="T4">
<text:span text:style-name="T5">
Слава нашому прекрасному народу!</text:span>
</text:span>
</text:p>
      <text:p text:style-name="P4">
<text:span text:style-name="T4">
<text:span text:style-name="T5">
Слава всім, хто дбає про нашу державу!</text:span>
</text:span>
</text:p>
      <text:p text:style-name="P4">
<text:span text:style-name="T4">
<text:span text:style-name="T5">
Слава Україні!».</text:span>
</text:span>
</text:p>
      <text:p text:style-name="P4">
Source: <text:a xlink:type="simple" xlink:href="https://armyinform.com.ua/2023/05/28/kyyiv-ta-vsi-mista-ukrayiny-postavlyat-krapku-v-istoriyi-moskovskoyi-despotiyi-prezydent-ukrayiny/" text:style-name="Internet_20_link" text:visited-style-name="Visited_20_Internet_20_Link">
https://armyinform.com.ua/2023/05/28/kyyiv-ta-vsi-mista-ukrayiny-postavlyat-krapku-v-istoriyi-moskovskoyi-despotiyi-prezydent-ukrayiny/</text:a>
</text:p>
      <!--NEWS-->
      <text:h text:style-name="P10" text:outline-level="1">
<text:span text:style-name="T4">
Армія рф обстріляла з мінометів та артилерії прикордоння Сумщини і Чернігівщини</text:span>
</text:h>
      <text:p text:style-name="P4">
Author: ['АРМІЯINFORM']</text:p>
      <text:p text:style-name="P4">
Time: 2023-05-28T96:00:00-04:00</text:p>
      <text:p text:style-name="P4">
Description: За добу російські війська п’ять разів обстріляли прикордонні території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2fd5523326859f7fed6d83eda3bd637.jpg" text:style-name="Internet_20_link" text:visited-style-name="Visited_20_Internet_20_Link">
82fd5523326859f7fed6d83eda3bd637.jpg</text:a>
']</text:p>
      <text:p text:style-name="P4">
Tags: ['ВОРОЖІ ОБСТРІЛИ']</text:p>
      <text:p text:style-name="P4">
Category: News</text:p>
      <!--METADATA-->
      <text:p text:style-name="P4">
<draw:frame draw:style-name="fr1" draw:name="Image331" text:anchor-type="as-char" svg:width="6.9236in" svg:height="3.898332in" draw:z-index="0">
<draw:image xlink:href="../Images/AРМІЯINFORM/2023-05-28T96-00-00-04-00/82fd5523326859f7fed6d83eda3bd637.jpg" xlink:type="simple" xlink:show="embed" xlink:actuate="onLoad" draw:mime-type="image/jpeg"/>
</draw:frame>
</text:p>
      <text:p text:style-name="P4">
За добу російські війська п’ять разів обстріляли прикордонні територіїЧернігівської та Сумської областей.</text:p>
      <text:p text:style-name="P4">
Про це <text:a xlink:type="simple" xlink:href="https://t.me/ok_pivnich1/2877" text:style-name="Internet_20_link" text:visited-style-name="Visited_20_Internet_20_Link">
повідомляє</text:a>
 Оперативне командування«Північ».</text:p>
      <text:p text:style-name="P4">
З міномету 120 мм зафіксовано 14 приходів неподалік Карповичей, п’ять приходіву районі Залізного Моста.</text:p>
      <text:p text:style-name="P4">
Зі ствольної артилерії ворог обстріляв в районі населеного пункту Мурав'ї —зафіксовано три приходи; Нововасилівки — п’ять приходів; Тимоновичей — 9приходів.</text:p>
      <text:p text:style-name="P4">
Зазначається, що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5/28/armiya-rf-obstrilyala-z-minometiv-ta-artyleriyi-prykordonnya-sumshhyny-i-chernigivshhyny/" text:style-name="Internet_20_link" text:visited-style-name="Visited_20_Internet_20_Link">
https://armyinform.com.ua/2023/05/28/armiya-rf-obstrilyala-z-minometiv-ta-artyleriyi-prykordonnya-sumshhyny-i-chernigivshhyny/</text:a>
</text:p>
      <!--NEWS-->
      <text:h text:style-name="P10" text:outline-level="1">
<text:span text:style-name="T4">
Стійкість Києва демонструє силу його народу — глава МЗС Британії</text:span>
</text:h>
      <text:p text:style-name="P4">
Author: ['АРМІЯINFORM']</text:p>
      <text:p text:style-name="P4">
Time: 2023-05-28T97:00:00-04:00</text:p>
      <text:p text:style-name="P4">
Description: Глава МЗС Великої Британії Джеймс Клеверлі відреагував на масовану повітряну атаку рф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69198_kleverli.jpg" text:style-name="Internet_20_link" text:visited-style-name="Visited_20_Internet_20_Link">
269198_kleverli.jpg</text:a>
']</text:p>
      <text:p text:style-name="P4">
Tags: ['АТАКА ДРОНІВ', 'МЗС ВЕЛИКОЇ БРИТАНІЇ']</text:p>
      <text:p text:style-name="P4">
Category: News</text:p>
      <!--METADATA-->
      <text:p text:style-name="P4">
<draw:frame draw:style-name="fr1" draw:name="Image332" text:anchor-type="as-char" svg:width="6.9236in" svg:height="3.891999in" draw:z-index="0">
<draw:image xlink:href="../Images/AРМІЯINFORM/2023-05-28T97-00-00-04-00/269198_kleverli.jpg" xlink:type="simple" xlink:show="embed" xlink:actuate="onLoad" draw:mime-type="image/jpeg"/>
</draw:frame>
</text:p>
      <text:p text:style-name="P4">
Глава МЗС Великої Британії Джеймс Клеверлі відреагував на масовану повітрянуатаку рф по Києву у ніч напередодні дня міста української столиці.</text:p>
      <text:p text:style-name="P4">
Про це<text:a xlink:type="simple" xlink:href="https://twitter.com/JamesCleverly" text:style-name="Internet_20_link" text:visited-style-name="Visited_20_Internet_20_Link">
йдеться</text:a>
у його Твіттері.</text:p>
      <text:p text:style-name="P4">
«У той час, як столиця України святкує День Києва, росія продовжує завдаватисмертоносних ударів по місту з безпілотників. Але стійкість Києва, який бувзаснований 1541 рік тому, сьогодні демонструє силу його народу. Ми стоїмо зКиєвом. Ми стоїмо з усією Україною», — заявив Джеймс Клеверлі.</text:p>
      <text:p text:style-name="P4">
Source: <text:a xlink:type="simple" xlink:href="https://armyinform.com.ua/2023/05/28/stijkist-kyyeva-demonstruye-sylu-jogo-narodu-glava-mzs-brytaniyi/" text:style-name="Internet_20_link" text:visited-style-name="Visited_20_Internet_20_Link">
https://armyinform.com.ua/2023/05/28/stijkist-kyyeva-demonstruye-sylu-jogo-narodu-glava-mzs-brytaniyi/</text:a>
</text:p>
      <!--NEWS-->
      <text:h text:style-name="P10" text:outline-level="1">
<text:span text:style-name="T4">
Рашисти обстріляли два населених пункти на Харківщині: є поранена</text:span>
</text:h>
      <text:p text:style-name="P4">
Author: ['АРМІЯINFORM']</text:p>
      <text:p text:style-name="P4">
Time: 2023-05-28T98:00:00-04:00</text:p>
      <text:p text:style-name="P4">
Description: Війська рф вдарили з артилерії по населених пунктах Куп'янського району Харк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290835_296003349419394_3873941279091840685_n.jpg" text:style-name="Internet_20_link" text:visited-style-name="Visited_20_Internet_20_Link">
350290835_296003349419394_3873941279091840685_n.jpg</text:a>
']</text:p>
      <text:p text:style-name="P4">
Tags: ['ВОРОЖІ ОБСТРІЛИ', 'ХАРКІВЩИНА']</text:p>
      <text:p text:style-name="P4">
Category: News</text:p>
      <!--METADATA-->
      <text:p text:style-name="P4">
<draw:frame draw:style-name="fr1" draw:name="Image333" text:anchor-type="as-char" svg:width="6.9236in" svg:height="5.1927in" draw:z-index="0">
<draw:image xlink:href="../Images/AРМІЯINFORM/2023-05-28T98-00-00-04-00/350290835_296003349419394_3873941279091840685_n.jpg" xlink:type="simple" xlink:show="embed" xlink:actuate="onLoad" draw:mime-type="image/jpeg"/>
</draw:frame>
</text:p>
      <text:p text:style-name="P4">
Війська рф вдарили з артилерії по населених пунктах Куп'янського районуХарківської області, поранивши мирну жительку та спричинивши кілька пожеж.</text:p>
      <text:p text:style-name="P4">
Про це<text:a xlink:type="simple" xlink:href="https://www.facebook.com/DSNSKHARKIV/posts/pfbid0rCpUfUQrz5Toy8JtaBaRXbudEEm1PGkFPiNKC4K2PeTNjkkbHUYWdMZbLogryVMLl" text:style-name="Internet_20_link" text:visited-style-name="Visited_20_Internet_20_Link">
повідомляє</text:a>
Головне управління Державної служби з надзвичайних ситуацій.</text:p>
      <text:p text:style-name="P4">
За даними ДСНС, удень 28 травня район зазнав від загарбників інтенсивнихартилерійських обстрілів.</text:p>
      <text:p text:style-name="P4">
Влучання ворожих снарядів відбулося, зокрема, у приватний сектор селаПетропавлівка, унаслідок чого загорілися дві господарчі споруди на загальнійплощі 60 квадратних метрів. Станом на цей час пожежі ліквідовані.</text:p>
      <text:p text:style-name="P4">
Під ворожий удар потрапив також приватний сектор села Кучерівка. Уламковіпоранення дістала місцева жителька.</text:p>
      <text:p text:style-name="P4">
Source: <text:a xlink:type="simple" xlink:href="https://armyinform.com.ua/2023/05/28/vijska-rosarmiyi-obstrilyaly-dva-naselenyh-punkty-na-harkivshhyni-ye-poranena/" text:style-name="Internet_20_link" text:visited-style-name="Visited_20_Internet_20_Link">
https://armyinform.com.ua/2023/05/28/vijska-rosarmiyi-obstrilyaly-dva-naselenyh-punkty-na-harkivshhyni-ye-poranena/</text:a>
</text:p>
      <!--NEWS-->
      <text:h text:style-name="P10" text:outline-level="1">
<text:span text:style-name="T4">
Представники Міноборони України обговорили із делегацією Нідерландів потреби української армії</text:span>
</text:h>
      <text:p text:style-name="P4">
Author: ['АРМІЯINFORM']</text:p>
      <text:p text:style-name="P4">
Time: 2023-05-28T99:00:00-04:00</text:p>
      <text:p text:style-name="P4">
Description: Перший заступник Міністра оборони України генерал-лейтенант Олександр Павлюк та заступ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a31948c45203c42e53007ca3fbd1e12_1685284874_extra_large.jpeg" text:style-name="Internet_20_link" text:visited-style-name="Visited_20_Internet_20_Link">
aa31948c45203c42e53007ca3fbd1e12_1685284874_extra_large.jpeg</text:a>
']</text:p>
      <text:p text:style-name="P4">
Tags: ['МІНОБОРОНИ', 'НІДЕРЛАНДИ', 'ОЛЕКСАНДР ПАВЛЮК', 'ОЛЕКСАНДР ПОЛІЩУК', 'ПІДТРИМКА ЗСУ']</text:p>
      <text:p text:style-name="P4">
Category: News</text:p>
      <!--METADATA-->
      <text:p text:style-name="P4">
<draw:frame draw:style-name="fr1" draw:name="Image334" text:anchor-type="as-char" svg:width="6.9236in" svg:height="4.613521in" draw:z-index="0">
<draw:image xlink:href="../Images/AРМІЯINFORM/2023-05-28T99-00-00-04-00/aa31948c45203c42e53007ca3fbd1e12_1685284874_extra_large.jpeg" xlink:type="simple" xlink:show="embed" xlink:actuate="onLoad" draw:mime-type="image/jpeg"/>
</draw:frame>
</text:p>
      <text:p text:style-name="P4">
Перший заступник Міністра оборони України генерал-лейтенант Олександр Павлюкта заступник міністра оборони Олександр Поліщук взяли участь в онлайн-зустрічііз представниками військово-політичного керівництва Нідерландів.</text:p>
      <text:p text:style-name="P4">
Про це <text:a xlink:type="simple" xlink:href="https://www.president.gov.ua/news/koordinaciya-domovlenostej-prezidenta-ukrayini-v-ofisi-glavi-83209" text:style-name="Internet_20_link" text:visited-style-name="Visited_20_Internet_20_Link">
повідомляє</text:a>
 Офіс ПрезидентаУкраїни.</text:p>
      <text:p text:style-name="P4">
Головною темою розмови було посилення оборонних спроможностей України.</text:p>
      <text:p text:style-name="P4">
«Нідерландській стороні було ґрунтовно окреслено потреби захисників Українидля продовження ефективного протистояння ворогу та майбутніх кроків щододеокупації українських територій. Особливу увагу було приділено обговореннюшляхів прискорення поставок оборонної допомоги та пріоритетності в потребахдля української армії», — йдеться у повідомленні.</text:p>
      <text:p text:style-name="P4">
Зазначається, що радника прем’єр-міністра Нідерландів та його колег булодетально поінформовано про поточні виклики, які стоять перед Україною черезвторгнення рф, актуальну ситуацію на фронті, дії російських окупантів,триваючі ракетні атаки росії на цивільну інфраструктуру та українськихгромадян.</text:p>
      <text:p text:style-name="P4">
Source: <text:a xlink:type="simple" xlink:href="https://armyinform.com.ua/2023/05/28/predstavnyky-minoborony-ukrayiny-obgovoryly-iz-delegacziyeyu-niderlandiv-potreby-ukrayinskoyi-armiyi/" text:style-name="Internet_20_link" text:visited-style-name="Visited_20_Internet_20_Link">
https://armyinform.com.ua/2023/05/28/predstavnyky-minoborony-ukrayiny-obgovoryly-iz-delegacziyeyu-niderlandiv-potreby-ukrayinskoyi-armiyi/</text:a>
</text:p>
      <!--NEWS-->
      <text:h text:style-name="P10" text:outline-level="1">
<text:span text:style-name="T4">
Киличдароглу назвав останні вибори в Туреччині найбільш несправедливими за останні роки</text:span>
</text:h>
      <text:p text:style-name="P4">
Authors: Ukrinform (Person)</text:p>
      <text:p text:style-name="P4">
Publisher: Укринформ (Organization)</text:p>
      <text:p text:style-name="P4">
Published Time: 2023-05-29T-31:27:00+03:00</text:p>
      <text:p text:style-name="P4">
Modified Time: 2023-05-29T00:27:00+03:00</text:p>
      <text:p text:style-name="P4">
Description: Кемаль Киличдароглу заявив, що продовжить боротьбу за демократію, а виборчий процес назвав "найбільш несправедливим" за останні роки. — Укрінформ.</text:p>
      <text:p text:style-name="P4">
Images: ['<text:a xlink:type="simple" xlink:href="https://static.ukrinform.com/photos/2023_05/thumb_files/630_360_1685309041-608.jpg" text:style-name="Internet_20_link" text:visited-style-name="Visited_20_Internet_20_Link">
630_360_16853...</text:a>
']</text:p>
      <text:p text:style-name="P4">
Tags: ['Туреччина', 'Вибори у Туреччині']</text:p>
      <text:p text:style-name="P4">
Type: Article</text:p>
      <!--METADATA-->
      <text:p text:style-name="P4">
<draw:frame draw:style-name="fr1" draw:name="Image335" text:anchor-type="as-char" svg:width="6.9236in" svg:height="3.956343in" draw:z-index="0">
<draw:image xlink:href="../Images/yкринформ/2023-05-29T-31-27-00-03-00/630_360_1685309041-608.jpg" xlink:type="simple" xlink:show="embed" xlink:actuate="onLoad" draw:mime-type="image/jpeg"/>
</draw:frame>
 КемальКиличдароглу заявив, що продовжить боротьбу за демократію, а виборчий процесназвав "найбільш несправедливим" за останні роки.</text:p>
      <text:p text:style-name="P4">
Про це передає Укрінформ із посиланням на <text:a xlink:type="simple" xlink:href="https://www.aljazeera.com/news/liveblog/2023/5/28/turkey-election-results-2023-live-erdogan-kilicdaroglu-run-off" text:style-name="Internet_20_link" text:visited-style-name="Visited_20_Internet_20_Link">
 Aljazeera</text:a>
 .</text:p>
      <text:p text:style-name="P4">
"Всі кошти держави були мобілізовані на одну політичну партію і покладені вноги однієї людини", - сказав Киличдароглу.</text:p>
      <text:p text:style-name="P4">
Також він подякував керівникам Національного Альянсу, їхнім організаціям,виборцям і громадянам, які "захищали урни та боролися з цим аморальним інезаконним тиском".</text:p>
      <text:p text:style-name="P4">
"Як житель цієї землі, я завжди боровся за ваші права і справедливість, щобніхто не гнобив вас, щоб ви могли жити в достатку, і я буду продовжувати церобити", - зазначив він.</text:p>
      <text:p text:style-name="P4">
<text:span text:style-name="T4">
Читайте також:</text:span>
 <text:span text:style-name="T4">
<text:a xlink:type="simple" xlink:href="https://www.ukrinform.ua/rubric-world/3715357-golova-visoi-viborcoi-komisii-tureccini-ogolosiv-pro-peremogu-erdogana.html" text:style-name="Internet_20_link" text:visited-style-name="Visited_20_Internet_20_Link">
 Голова вищої виборчої комісії Туреччини оголосив проперемогу Ердогана </text:a>
 </text:span>
</text:p>
      <text:p text:style-name="P4">
Крім цього, Киличдароглу заявив, що "попри всі тиски з’явилася воля народузмінити авторитарний режим".</text:p>
      <text:p text:style-name="P4">
"Ми продовжуватимемо бути в авангарді цієї боротьби, поки в нашій країні неприйде справжня демократія", - додав він.</text:p>
      <text:p text:style-name="P4">
Як повідомляв Укрінформ, у другому турі президентських виборів громадяни <text:span text:style-name="T4">
<text:a xlink:type="simple" xlink:href="https://www.ukrinform.ua/tag-tureccina" text:style-name="Internet_20_link" text:visited-style-name="Visited_20_Internet_20_Link">
Туреччини </text:a>
 </text:span>
 обирали між діючимпрезидентом Реджепом Тайїпом Ердоганом та лідером опозиції КемалемКиличдароглу.</text:p>
      <text:p text:style-name="P4">
Як у неділю ввечері повідомив голова Вищої виборчої комісії Ахмет Йенер,діючий президент Туреччини _<text:span text:style-name="T4">
<text:a xlink:type="simple" xlink:href="https://www.ukrinform.ua/rubric-world/3715357-golova-visoi-viborcoi-komisii-tureccini-ogolosiv-pro-peremogu-erdogana.html" text:style-name="Internet_20_link" text:visited-style-name="Visited_20_Internet_20_Link">
 обраний на новий термін президентства</text:a>
 </text:span>
 _ , про що свідчатьпопередні результати другого туру президентських перегонів.</text:p>
      <text:p text:style-name="P4">
Source: <text:a xlink:type="simple" xlink:href="https://www.ukrinform.ua/rubric-world/3715363-kilicdaroglu-nazvav-ostanni-vibori-v-tureccini-najbils-nespravedlivimi-za-ostanni-roki.html" text:style-name="Internet_20_link" text:visited-style-name="Visited_20_Internet_20_Link">
https://www.ukrinform.ua/rubric-world/3715363-kilicdaroglu-nazvav-ostanni-vibori-v-tureccini-najbils-nespravedlivimi-za-ostanni-roki.html</text:a>
</text:p>
      <!--NEWS-->
      <text:h text:style-name="P10" text:outline-level="1">
<text:span text:style-name="T4">
Російське керівництво відповість за атаку на Дніпро та Київ - речниця ЄС</text:span>
</text:h>
      <text:p text:style-name="P4">
Authors: Ukrinform (Person)</text:p>
      <text:p text:style-name="P4">
Publisher: Укринформ (Organization)</text:p>
      <text:p text:style-name="P4">
Published Time: 2023-05-29T-33:13:00+03:00</text:p>
      <text:p text:style-name="P4">
Modified Time: 2023-05-29T00:13:00+03:00</text:p>
      <text:p text:style-name="P4">
Description: Керівництво РФ та винні будуть притягнуті до відповідальності за варварські атаки, які вбивають та тероризують мирних жителів. — Укрінформ.</text:p>
      <text:p text:style-name="P4">
Images: ['<text:a xlink:type="simple" xlink:href="https://static.ukrinform.com/photos/2023_05/thumb_files/630_360_1685098725-4534.jpeg" text:style-name="Internet_20_link" text:visited-style-name="Visited_20_Internet_20_Link">
630_360_16850...</text:a>
']</text:p>
      <text:p text:style-name="P4">
Tags: ['Дніпро', 'Євросоюз', 'Обстріл', 'Росія', 'Київ', 'Війна з Росією']</text:p>
      <text:p text:style-name="P4">
Type: Article</text:p>
      <!--METADATA-->
      <text:p text:style-name="P4">
<draw:frame draw:style-name="fr1" draw:name="Image336" text:anchor-type="as-char" svg:width="6.9236in" svg:height="3.956343in" draw:z-index="0">
<draw:image xlink:href="../Images/yкринформ/2023-05-29T-33-13-00-03-00/630_360_1685098725-4534.jpeg" xlink:type="simple" xlink:show="embed" xlink:actuate="onLoad" draw:mime-type="image/jpeg"/>
</draw:frame>
Керівництво РФ та винні будуть притягнуті до відповідальності за варварськіатаки, які вбивають та тероризують мирних жителів.</text:p>
      <text:p text:style-name="P4">
Про це у <text:a xlink:type="simple" xlink:href="https://twitter.com/NabilaEUspox/status/1662808007544131585" text:style-name="Internet_20_link" text:visited-style-name="Visited_20_Internet_20_Link">
 Twitter</text:a>
 заявила речниця зовнішньополітичної служби ЄС Набіла Массралі, передаєУкрінформ.</text:p>
      <text:p text:style-name="P4">
"Варварські атаки Росії тривають, вбиваючи та тероризуючи мирних жителів:напад на лікарню в Дніпрі, тепер Києва на світанку Дня міста. Керівництво РФта винні будуть притягнуті до відповідальності", - йдеться у повідомленні.</text:p>
      <text:p text:style-name="P4">
<text:span text:style-name="T4">
Читайте також:</text:span>
 <text:span text:style-name="T4">
<text:a xlink:type="simple" xlink:href="https://www.ukrinform.ua/rubric-regions/3714785-raketnij-udar-po-dnipru-dola-troh-ludej-zalisaetsa-nevidomou.html" text:style-name="Internet_20_link" text:visited-style-name="Visited_20_Internet_20_Link">
 Ракетний удар по Дніпру: доля трьох людей залишаєтьсяневідомою </text:a>
 </text:span>
</text:p>
      <text:p text:style-name="P4">
Массралі також додала, що ЄС, як і раніше, готовий допомогти Українізахищатися.</text:p>
      <text:p text:style-name="Quotations">

<text:p text:style-name="P4">
Russia’s barbaric attacks continue, killing &amp; terrorising civilians: attack&gt;
 on hospital in <text:a xlink:type="simple" xlink:href="https://twitter.com/hashtag/Dnipro" text:style-name="Internet_20_link" text:visited-style-name="Visited_20_Internet_20_Link">
 #Dnipro&gt;
 </text:a>
 , now <text:a xlink:type="simple" xlink:href="https://twitter.com/hashtag/Kyiv" text:style-name="Internet_20_link" text:visited-style-name="Visited_20_Internet_20_Link">
&gt;
 #Kyiv </text:a>
 on&gt;
 dawn of <text:a xlink:type="simple" xlink:href="https://twitter.com/hashtag/KyivDay" text:style-name="Internet_20_link" text:visited-style-name="Visited_20_Internet_20_Link">
 #KyivDay&gt;
 </text:a>
 . RU&gt;
 leadership &amp; perpetrators will be held accountable. We remain committed to&gt;
 help Ukraine defend itself. <text:a xlink:type="simple" xlink:href="https://twitter.com/hashtag/Accountability" text:style-name="Internet_20_link" text:visited-style-name="Visited_20_Internet_20_Link">
 #Accountability&gt;
 </text:a>
 <text:a xlink:type="simple" xlink:href="https://twitter.com/hashtag/WarCrimes" text:style-name="Internet_20_link" text:visited-style-name="Visited_20_Internet_20_Link">
&gt;
 #WarCrimes&gt;
 </text:a>
 <text:a xlink:type="simple" xlink:href="https://twitter.com/hashtag/%D0%A1%D0%BB%D0%B0%D0%B2%D0%B0%D0%A3%D0%BA%D1%80%D0%B0%D1%97%D0%BD%D1%96" text:style-name="Internet_20_link" text:visited-style-name="Visited_20_Internet_20_Link">
&gt;
 #СлаваУкраїні&gt;
 </text:a>
&gt;
&gt;
 — Nabila Massrali (@NabilaEUspox) <text:a xlink:type="simple" xlink:href="https://twitter.com/NabilaEUspox/status/1662808007544131585" text:style-name="Internet_20_link" text:visited-style-name="Visited_20_Internet_20_Link">
 May 28, 2023&gt;
 </text:a>
</text:p>

</text:p>
      <text:p text:style-name="P4">
<text:span text:style-name="T4">
Читайте також:</text:span>
 <text:span text:style-name="T4">
<text:a xlink:type="simple" xlink:href="https://www.ukrinform.ua/rubric-ato/3715314-prezident-kiiv-pereziv-usi-pidlosti-zagarbnikiv-perezive-j-rasistiv.html" text:style-name="Internet_20_link" text:visited-style-name="Visited_20_Internet_20_Link">
 Президент: Київ Пережив усі підлості загарбників,переживе й рашистів </text:a>
 </text:span>
</text:p>
      <text:p text:style-name="P4">
Як повідомляв Укрінформ, у ніч на 28 травня російські загарбники атакувалиУкраїну безпілотниками Shahed-136/131 з північного та південного напрямків. Наранок стало відомо про збиття 52 ворожих дронів.</text:p>
      <text:p text:style-name="P4">
Зокрема, у Києві _<text:span text:style-name="T4">
<text:a xlink:type="simple" xlink:href="https://www.ukrinform.ua/rubric-kyiv/3715156-u-kievi-vnaslidok-ataki-sahedami-zaginula-ludina-dvoe-poraneni.html" text:style-name="Internet_20_link" text:visited-style-name="Visited_20_Internet_20_Link">
 внаслідок нічної атаки росіян загинула одна людина</text:a>
 </text:span>
 _ , ще двоє зазнали поранень.Уламками пошкоджені цивільні об'єкти в декількох районах міста.</text:p>
      <text:p text:style-name="P4">
Двома днями раніше _<text:span text:style-name="T4">
<text:a xlink:type="simple" xlink:href="https://www.ukrinform.ua/rubric-regions/3714448-u-dnipri-sered-poranenih-vnaslidok-raketnoi-ataki-dvoe-ditej.html" text:style-name="Internet_20_link" text:visited-style-name="Visited_20_Internet_20_Link">
 росіяни завдали ракетного удару по Дніпру</text:a>
 </text:span>
 _ , влучивши у медичний заклад,де надають допомогу людям із психічними захворюваннями, та ветеринарнуклініку. Загинули двоє людей.</text:p>
      <text:p text:style-name="P4">
Source: <text:a xlink:type="simple" xlink:href="https://www.ukrinform.ua/rubric-polytics/3715361-rosijske-kerivnictvo-vidpovist-za-ataku-na-dnipro-ta-kiiv-recnica-es.html" text:style-name="Internet_20_link" text:visited-style-name="Visited_20_Internet_20_Link">
https://www.ukrinform.ua/rubric-polytics/3715361-rosijske-kerivnictvo-vidpovist-za-ataku-na-dnipro-ta-kiiv-recnica-es.html</text:a>
</text:p>
      <!--NEWS-->
      <text:h text:style-name="P10" text:outline-level="1">
<text:span text:style-name="T4">
Російське керівництво відповість за атаку на Дніпро та Київ - речниця ЄС</text:span>
</text:h>
      <text:p text:style-name="P4">
Authors: Ukrinform (Person)</text:p>
      <text:p text:style-name="P4">
Publisher: Укринформ (Organization)</text:p>
      <text:p text:style-name="P4">
Published Time: 2023-05-29T00:13:00+03:00</text:p>
      <text:p text:style-name="P4">
Modified Time: 2023-05-29T00:13:00+03:00</text:p>
      <text:p text:style-name="P4">
Description: Керівництво РФ та винні будуть притягнуті до відповідальності за варварські атаки, які вбивають та тероризують мирних жителів. — Укрінформ.</text:p>
      <text:p text:style-name="P4">
Images: ['<text:a xlink:type="simple" xlink:href="https://static.ukrinform.com/photos/2023_05/thumb_files/630_360_1685098725-4534.jpeg" text:style-name="Internet_20_link" text:visited-style-name="Visited_20_Internet_20_Link">
630_360_16850...</text:a>
']</text:p>
      <text:p text:style-name="P4">
Tags: ['Дніпро', 'Євросоюз', 'Обстріл', 'Росія', 'Київ', 'Війна з Росією']</text:p>
      <text:p text:style-name="P4">
Type: Article</text:p>
      <!--METADATA-->
      <text:p text:style-name="P4">
<draw:frame draw:style-name="fr1" draw:name="Image337" text:anchor-type="as-char" svg:width="6.9236in" svg:height="3.956343in" draw:z-index="0">
<draw:image xlink:href="../Images/yкринформ/2023-05-29T00-13-00-03-00/630_360_1685098725-4534.jpeg" xlink:type="simple" xlink:show="embed" xlink:actuate="onLoad" draw:mime-type="image/jpeg"/>
</draw:frame>
Керівництво РФ та винні будуть притягнуті до відповідальності за варварськіатаки, які вбивають та тероризують мирних жителів.</text:p>
      <text:p text:style-name="P4">
Про це у <text:a xlink:type="simple" xlink:href="https://twitter.com/NabilaEUspox/status/1662808007544131585" text:style-name="Internet_20_link" text:visited-style-name="Visited_20_Internet_20_Link">
 Twitter</text:a>
 заявила речниця зовнішньополітичної служби ЄС Набіла Массралі, передаєУкрінформ.</text:p>
      <text:p text:style-name="P4">
"Варварські атаки Росії тривають, вбиваючи та тероризуючи мирних жителів:напад на лікарню в Дніпрі, тепер Києва на світанку Дня міста. Керівництво РФта винні будуть притягнуті до відповідальності", - йдеться у повідомленні.</text:p>
      <text:p text:style-name="P4">
<text:span text:style-name="T4">
Читайте також:</text:span>
 <text:span text:style-name="T4">
<text:a xlink:type="simple" xlink:href="https://www.ukrinform.ua/rubric-regions/3714785-raketnij-udar-po-dnipru-dola-troh-ludej-zalisaetsa-nevidomou.html" text:style-name="Internet_20_link" text:visited-style-name="Visited_20_Internet_20_Link">
 Ракетний удар по Дніпру: доля трьох людей залишаєтьсяневідомою </text:a>
 </text:span>
</text:p>
      <text:p text:style-name="P4">
Массралі також додала, що ЄС, як і раніше, готовий допомогти Українізахищатися.</text:p>
      <text:p text:style-name="Quotations">

<text:p text:style-name="P4">
Russia’s barbaric attacks continue, killing &amp; terrorising civilians: attack&gt;
 on hospital in <text:a xlink:type="simple" xlink:href="https://twitter.com/hashtag/Dnipro" text:style-name="Internet_20_link" text:visited-style-name="Visited_20_Internet_20_Link">
 #Dnipro&gt;
 </text:a>
 , now <text:a xlink:type="simple" xlink:href="https://twitter.com/hashtag/Kyiv" text:style-name="Internet_20_link" text:visited-style-name="Visited_20_Internet_20_Link">
&gt;
 #Kyiv </text:a>
 on&gt;
 dawn of <text:a xlink:type="simple" xlink:href="https://twitter.com/hashtag/KyivDay" text:style-name="Internet_20_link" text:visited-style-name="Visited_20_Internet_20_Link">
 #KyivDay&gt;
 </text:a>
 . RU&gt;
 leadership &amp; perpetrators will be held accountable. We remain committed to&gt;
 help Ukraine defend itself. <text:a xlink:type="simple" xlink:href="https://twitter.com/hashtag/Accountability" text:style-name="Internet_20_link" text:visited-style-name="Visited_20_Internet_20_Link">
 #Accountability&gt;
 </text:a>
 <text:a xlink:type="simple" xlink:href="https://twitter.com/hashtag/WarCrimes" text:style-name="Internet_20_link" text:visited-style-name="Visited_20_Internet_20_Link">
&gt;
 #WarCrimes&gt;
 </text:a>
 <text:a xlink:type="simple" xlink:href="https://twitter.com/hashtag/%D0%A1%D0%BB%D0%B0%D0%B2%D0%B0%D0%A3%D0%BA%D1%80%D0%B0%D1%97%D0%BD%D1%96" text:style-name="Internet_20_link" text:visited-style-name="Visited_20_Internet_20_Link">
&gt;
 #СлаваУкраїні&gt;
 </text:a>
&gt;
&gt;
 — Nabila Massrali (@NabilaEUspox) <text:a xlink:type="simple" xlink:href="https://twitter.com/NabilaEUspox/status/1662808007544131585" text:style-name="Internet_20_link" text:visited-style-name="Visited_20_Internet_20_Link">
 May 28, 2023&gt;
 </text:a>
</text:p>

</text:p>
      <text:p text:style-name="P4">
<text:span text:style-name="T4">
Читайте також:</text:span>
 <text:span text:style-name="T4">
<text:a xlink:type="simple" xlink:href="https://www.ukrinform.ua/rubric-ato/3715314-prezident-kiiv-pereziv-usi-pidlosti-zagarbnikiv-perezive-j-rasistiv.html" text:style-name="Internet_20_link" text:visited-style-name="Visited_20_Internet_20_Link">
 Президент: Київ Пережив усі підлості загарбників,переживе й рашистів </text:a>
 </text:span>
</text:p>
      <text:p text:style-name="P4">
Як повідомляв Укрінформ, у ніч на 28 травня російські загарбники атакувалиУкраїну безпілотниками Shahed-136/131 з північного та південного напрямків. Наранок стало відомо про збиття 52 ворожих дронів.</text:p>
      <text:p text:style-name="P4">
Зокрема, у Києві _<text:span text:style-name="T4">
<text:a xlink:type="simple" xlink:href="https://www.ukrinform.ua/rubric-kyiv/3715156-u-kievi-vnaslidok-ataki-sahedami-zaginula-ludina-dvoe-poraneni.html" text:style-name="Internet_20_link" text:visited-style-name="Visited_20_Internet_20_Link">
 внаслідок нічної атаки росіян загинула одна людина</text:a>
 </text:span>
 _ , ще двоє зазнали поранень.Уламками пошкоджені цивільні об'єкти в декількох районах міста.</text:p>
      <text:p text:style-name="P4">
Двома днями раніше _<text:span text:style-name="T4">
<text:a xlink:type="simple" xlink:href="https://www.ukrinform.ua/rubric-regions/3714448-u-dnipri-sered-poranenih-vnaslidok-raketnoi-ataki-dvoe-ditej.html" text:style-name="Internet_20_link" text:visited-style-name="Visited_20_Internet_20_Link">
 росіяни завдали ракетного удару по Дніпру</text:a>
 </text:span>
 _ , влучивши у медичний заклад,де надають допомогу людям із психічними захворюваннями, та ветеринарнуклініку. Загинули двоє людей.</text:p>
      <text:p text:style-name="P4">
Source: <text:a xlink:type="simple" xlink:href="https://www.ukrinform.ua/rubric-polytics/3715361-rosijske-kerivnictvo-vidpovist-za-ataku-na-dnipro-ta-kiiv-recnica-es.html" text:style-name="Internet_20_link" text:visited-style-name="Visited_20_Internet_20_Link">
https://www.ukrinform.ua/rubric-polytics/3715361-rosijske-kerivnictvo-vidpovist-za-ataku-na-dnipro-ta-kiiv-recnica-es.html</text:a>
</text:p>
      <!--NEWS-->
      <text:h text:style-name="P10" text:outline-level="1">
<text:span text:style-name="T4">
Киличдароглу назвав останні вибори в Туреччині найбільш несправедливими за останні роки</text:span>
</text:h>
      <text:p text:style-name="P4">
Authors: Ukrinform (Person)</text:p>
      <text:p text:style-name="P4">
Publisher: Укринформ (Organization)</text:p>
      <text:p text:style-name="P4">
Published Time: 2023-05-29T00:27:00+03:00</text:p>
      <text:p text:style-name="P4">
Modified Time: 2023-05-29T00:27:00+03:00</text:p>
      <text:p text:style-name="P4">
Description: Кемаль Киличдароглу заявив, що продовжить боротьбу за демократію, а виборчий процес назвав "найбільш несправедливим" за останні роки. — Укрінформ.</text:p>
      <text:p text:style-name="P4">
Images: ['<text:a xlink:type="simple" xlink:href="https://static.ukrinform.com/photos/2023_05/thumb_files/630_360_1685309041-608.jpg" text:style-name="Internet_20_link" text:visited-style-name="Visited_20_Internet_20_Link">
630_360_16853...</text:a>
']</text:p>
      <text:p text:style-name="P4">
Tags: ['Туреччина', 'Вибори у Туреччині']</text:p>
      <text:p text:style-name="P4">
Type: Article</text:p>
      <!--METADATA-->
      <text:p text:style-name="P4">
<draw:frame draw:style-name="fr1" draw:name="Image338" text:anchor-type="as-char" svg:width="6.9236in" svg:height="3.956343in" draw:z-index="0">
<draw:image xlink:href="../Images/yкринформ/2023-05-29T00-27-00-03-00/630_360_1685309041-608.jpg" xlink:type="simple" xlink:show="embed" xlink:actuate="onLoad" draw:mime-type="image/jpeg"/>
</draw:frame>
 КемальКиличдароглу заявив, що продовжить боротьбу за демократію, а виборчий процесназвав "найбільш несправедливим" за останні роки.</text:p>
      <text:p text:style-name="P4">
Про це передає Укрінформ із посиланням на <text:a xlink:type="simple" xlink:href="https://www.aljazeera.com/news/liveblog/2023/5/28/turkey-election-results-2023-live-erdogan-kilicdaroglu-run-off" text:style-name="Internet_20_link" text:visited-style-name="Visited_20_Internet_20_Link">
 Aljazeera</text:a>
 .</text:p>
      <text:p text:style-name="P4">
"Всі кошти держави були мобілізовані на одну політичну партію і покладені вноги однієї людини", - сказав Киличдароглу.</text:p>
      <text:p text:style-name="P4">
Також він подякував керівникам Національного Альянсу, їхнім організаціям,виборцям і громадянам, які "захищали урни та боролися з цим аморальним інезаконним тиском".</text:p>
      <text:p text:style-name="P4">
"Як житель цієї землі, я завжди боровся за ваші права і справедливість, щобніхто не гнобив вас, щоб ви могли жити в достатку, і я буду продовжувати церобити", - зазначив він.</text:p>
      <text:p text:style-name="P4">
<text:span text:style-name="T4">
Читайте також:</text:span>
 <text:span text:style-name="T4">
<text:a xlink:type="simple" xlink:href="https://www.ukrinform.ua/rubric-world/3715357-golova-visoi-viborcoi-komisii-tureccini-ogolosiv-pro-peremogu-erdogana.html" text:style-name="Internet_20_link" text:visited-style-name="Visited_20_Internet_20_Link">
 Голова вищої виборчої комісії Туреччини оголосив проперемогу Ердогана </text:a>
 </text:span>
</text:p>
      <text:p text:style-name="P4">
Крім цього, Киличдароглу заявив, що "попри всі тиски з’явилася воля народузмінити авторитарний режим".</text:p>
      <text:p text:style-name="P4">
"Ми продовжуватимемо бути в авангарді цієї боротьби, поки в нашій країні неприйде справжня демократія", - додав він.</text:p>
      <text:p text:style-name="P4">
Як повідомляв Укрінформ, у другому турі президентських виборів громадяни <text:span text:style-name="T4">
<text:a xlink:type="simple" xlink:href="https://www.ukrinform.ua/tag-tureccina" text:style-name="Internet_20_link" text:visited-style-name="Visited_20_Internet_20_Link">
Туреччини </text:a>
 </text:span>
 обирали між діючимпрезидентом Реджепом Тайїпом Ердоганом та лідером опозиції КемалемКиличдароглу.</text:p>
      <text:p text:style-name="P4">
Як у неділю ввечері повідомив голова Вищої виборчої комісії Ахмет Йенер,діючий президент Туреччини _<text:span text:style-name="T4">
<text:a xlink:type="simple" xlink:href="https://www.ukrinform.ua/rubric-world/3715357-golova-visoi-viborcoi-komisii-tureccini-ogolosiv-pro-peremogu-erdogana.html" text:style-name="Internet_20_link" text:visited-style-name="Visited_20_Internet_20_Link">
 обраний на новий термін президентства</text:a>
 </text:span>
 _ , про що свідчатьпопередні результати другого туру президентських перегонів.</text:p>
      <text:p text:style-name="P4">
Source: <text:a xlink:type="simple" xlink:href="https://www.ukrinform.ua/rubric-world/3715363-kilicdaroglu-nazvav-ostanni-vibori-v-tureccini-najbils-nespravedlivimi-za-ostanni-roki.html" text:style-name="Internet_20_link" text:visited-style-name="Visited_20_Internet_20_Link">
https://www.ukrinform.ua/rubric-world/3715363-kilicdaroglu-nazvav-ostanni-vibori-v-tureccini-najbils-nespravedlivimi-za-ostanni-roki.html</text:a>
</text:p>
      <!--NEWS-->
      <text:h text:style-name="P10" text:outline-level="1">
<text:span text:style-name="T4">
Україною ширяться повітряні тривоги: є загроза БПЛА та ракетних ударів</text:span>
</text:h>
      <text:p text:style-name="P4">
Authors: Ukrinform (Person)</text:p>
      <text:p text:style-name="P4">
Publisher: Укринформ (Organization)</text:p>
      <text:p text:style-name="P4">
Published Time: 2023-05-29T00:35:00+03:00</text:p>
      <text:p text:style-name="P4">
Modified Time: 2023-05-29T00:35:00+03:00</text:p>
      <text:p text:style-name="P4">
Description: У дев'яти областях України оголошено повітряні тривоги. — Укрінформ.</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5310145-287.jpg" text:style-name="Internet_20_link" text:visited-style-name="Visited_20_Internet_20_Link">
1685310145-28...</text:a>
']</text:p>
      <text:p text:style-name="P4">
Tags: ['Обстріл', 'Агресія РФ', 'Київ', 'Київщина', 'Війна з Росією']</text:p>
      <text:p text:style-name="P4">
Type: Article</text:p>
      <!--METADATA-->
      <text:p text:style-name="P4">
<draw:frame draw:style-name="fr1" draw:name="Image339" text:anchor-type="as-char" svg:width="6.9236in" svg:height="3.956343in" draw:z-index="0">
<draw:image xlink:href="../Images/yкринформ/2023-05-29T00-35-00-03-00/630_360_1645871571-868.jpg" xlink:type="simple" xlink:show="embed" xlink:actuate="onLoad" draw:mime-type="image/jpeg"/>
</draw:frame>
 У дев'ятиобластях України оголошено повітряні тривоги.</text:p>
      <text:p text:style-name="P4">
Про це передає Укрінформ із посиланням на карту повітряних тривог тамоніторингові пабліки.</text:p>
      <text:p text:style-name="P4">
Наразі повітряна тривога оголошена у Києві, Київській, Чернігівській таСумській областях - тут є загроза ударів ворожими "Шахедами". Аналогічнаситуація і у Херсонській області.</text:p>
      <text:p text:style-name="P4">
На сході є загроза балістичних ударів від російських терористів.</text:p>
      <text:p text:style-name="P4">
<draw:frame draw:style-name="fr1" draw:name="Image340" text:anchor-type="as-char" svg:width="6.9236in" svg:height="4.58368in" draw:z-index="0">
<draw:image xlink:href="../Images/yкринформ/2023-05-29T00-35-00-03-00/1685310145-287.jpg" xlink:type="simple" xlink:show="embed" xlink:actuate="onLoad" draw:mime-type="image/jpeg"/>
</draw:frame>
</text:p>
      <text:p text:style-name="P4">
Тим часом моніторингові групи повідомляють про запуски ракет типу Х-101/555 зТу-95 з Каспійського напрямку, куди раніше летіли ворожі Ту-95.</text:p>
      <text:p text:style-name="P4">
Source: <text:a xlink:type="simple" xlink:href="https://www.ukrinform.ua/rubric-ato/3715364-ukrainou-siratsa-povitrani-trivogi-e-zagroza-bpla-ta-raketnih-udariv.html" text:style-name="Internet_20_link" text:visited-style-name="Visited_20_Internet_20_Link">
https://www.ukrinform.ua/rubric-ato/3715364-ukrainou-siratsa-povitrani-trivogi-e-zagroza-bpla-ta-raketnih-udariv.html</text:a>
</text:p>
      <!--NEWS-->
      <text:h text:style-name="P10" text:outline-level="1">
<text:span text:style-name="T4">
У Повітряних силах уточнили, скільки часу потрібно для навчання пілотів F-16</text:span>
</text:h>
      <text:p text:style-name="P4">
Authors: Ukrinform (Person)</text:p>
      <text:p text:style-name="P4">
Publisher: Укринформ (Organization)</text:p>
      <text:p text:style-name="P4">
Published Time: 2023-05-29T00:50:00+03:00</text:p>
      <text:p text:style-name="P4">
Modified Time: 2023-05-29T00:50:00+03:00</text:p>
      <text:p text:style-name="P4">
Description: На вимогу США Україна направила на тестування двох пілотів, аби американським військовим «стало зрозуміло, яку програму обрати для українських пілотів F-16 та як її модернізувати». — Укрінформ.</text:p>
      <text:p text:style-name="P4">
Images: ['<text:a xlink:type="simple" xlink:href="https://static.ukrinform.com/photos/2016_08/thumb_files/630_360_1470653528-1057.jpg" text:style-name="Internet_20_link" text:visited-style-name="Visited_20_Internet_20_Link">
630_360_14706...</text:a>
']</text:p>
      <text:p text:style-name="P4">
Tags: ['Автопілот', 'Літак', 'США', 'ЗСУ', 'Війна з Росією', 'Пілот', 'F-16']</text:p>
      <text:p text:style-name="P4">
Type: Article</text:p>
      <!--METADATA-->
      <text:p text:style-name="P4">
<draw:frame draw:style-name="fr1" draw:name="Image341" text:anchor-type="as-char" svg:width="6.9236in" svg:height="3.956343in" draw:z-index="0">
<draw:image xlink:href="../Images/yкринформ/2023-05-29T00-50-00-03-00/630_360_1470653528-1057.jpg" xlink:type="simple" xlink:show="embed" xlink:actuate="onLoad" draw:mime-type="image/jpeg"/>
</draw:frame>
 На вимогуСША Україна направила на тестування двох пілотів, аби американським військовим«стало зрозуміло, яку програму обрати для українських пілотів F-16 та як їїмодернізувати».</text:p>
      <text:p text:style-name="P4">
Про це зазначив у інтерв’ю " <text:a xlink:type="simple" xlink:href="https://www.radiosvoboda.org/a/my-zmozhemo-zavoyuvaty-perevahu-v-povitri/32429248.html" text:style-name="Internet_20_link" text:visited-style-name="Visited_20_Internet_20_Link">
 Донбас Реалії</text:a>
 " розповів начальник авіації Командування Повітрянихсил ЗСУ бригадний генерал Сергій Голубцов, передає Укрінформ.</text:p>
      <text:p text:style-name="P4">
За його словами, пілотів обрали серед більшості, «вони не якісь особливі, цезвичайні рядові пілоти середнього віку, середньої класності». Також бригаднийгенерал уточнив, що українські пілоти вже пройшли тестування в США, напідставі якого був зроблений «позитивний» висновок.</text:p>
      <text:p text:style-name="P4">
<text:span text:style-name="T4">
Читайте також:</text:span>
 <text:span text:style-name="T4">
<text:a xlink:type="simple" xlink:href="https://www.ukrinform.ua/rubric-ato/3715359-v-zsu-rozpovili-ak-hovatimut-f16-vid-rosijskih-raketnih-udariv.html" text:style-name="Internet_20_link" text:visited-style-name="Visited_20_Internet_20_Link">
 В ЗСУ розповіли, як ховатимуть F-16 від російськихракетних ударів </text:a>
 </text:span>
</text:p>
      <text:p text:style-name="P4">
Голубцов зазначив, що головною перешкодою може стати англійська мова, якудоведеться вивчити українським пілотам.</text:p>
      <text:p text:style-name="P4">
«Бар’єром може стати мова, тому, можливо, деякий час доведеться витратитиперед навчанням на вивчення мови. Не просто мови, а термінології, технічногобоку. Бо не маючи уявлення про ці терміни, дуже складно перенавчатись на будь-яку техніку, в тому числі на літаки», – уточнив Голубцов.</text:p>
      <text:p text:style-name="P4">
<text:span text:style-name="T4">
Читайте також:</text:span>
 <text:span text:style-name="T4">
<text:a xlink:type="simple" xlink:href="https://www.ukrinform.ua/rubric-ato/3714531-niderlandi-mozut-peredati-ukraini-litaki-f16-pisla-navcanna-pilotiv-bloomberg.html" text:style-name="Internet_20_link" text:visited-style-name="Visited_20_Internet_20_Link">
 Нідерланди можуть передати Україні літаки F-16 післянавчання пілотів - Bloomberg </text:a>
 </text:span>
</text:p>
      <text:p text:style-name="P4">
Але генерал каже, що у льотній практиці українські пілоти показали «дужевисокий клас засвоєння і виконання завдань на тренажері F-16».</text:p>
      <text:p text:style-name="P4">
«І терміни, які нам назвали, – це менше ніж 6 місяців. Американці готовіперевчити наших пілотів за термін менший від 6 місяців», – підсумував він.</text:p>
      <text:p text:style-name="P4">
<text:span text:style-name="T4">
Читайте також:</text:span>
 <text:span text:style-name="T4">
<text:a xlink:type="simple" xlink:href="https://www.ukrinform.ua/rubric-ato/3714104-ukrainski-piloti-zmozut-projti-navcanna-na-svedskih-vinisuvacah-gripen.html" text:style-name="Internet_20_link" text:visited-style-name="Visited_20_Internet_20_Link">
 Українські пілоти зможуть пройти навчання на шведськихвинищувачах Gripen </text:a>
 </text:span>
</text:p>
      <text:p text:style-name="P4">
Як повідомляв Укрінформ, Данія й Нідерланди очолять коаліцію з підготовкиукраїнських пілотів на <text:span text:style-name="T4">
<text:a xlink:type="simple" xlink:href="https://www.ukrinform.ua/tag-f16" text:style-name="Internet_20_link" text:visited-style-name="Visited_20_Internet_20_Link">
 F-16 </text:a>
 </text:span>
 .Наступного місяця у взаємодії зі США ці країни почнуть розробляти навчальнубазу для комплексної підготовки українських пілотів. Свій внесок запропонувалитакож Норвегія, Бельгія, Португалія й Польща.</text:p>
      <text:p text:style-name="P4">
Source: <text:a xlink:type="simple" xlink:href="https://www.ukrinform.ua/rubric-ato/3715365-u-povitranih-silah-utocnili-skilki-casu-potribno-dla-navcanna-pilotiv-f16.html" text:style-name="Internet_20_link" text:visited-style-name="Visited_20_Internet_20_Link">
https://www.ukrinform.ua/rubric-ato/3715365-u-povitranih-silah-utocnili-skilki-casu-potribno-dla-navcanna-pilotiv-f16.html</text:a>
</text:p>
      <!--NEWS-->
      <text:h text:style-name="P10" text:outline-level="1">
<text:span text:style-name="T4">
Мінреінтеграції повідомило, де українцям отримати безкоштовну юридичну допомогу у Польщі</text:span>
</text:h>
      <text:p text:style-name="P4">
Author: ['АРМІЯINFORM']</text:p>
      <text:p text:style-name="P4">
Time: 2023-05-29T99:00:00-04:00</text:p>
      <text:p text:style-name="P4">
Description: Українські шукачі притулку у Польщі відповідно до законів цієї країни мають право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1-642x336-1.jpg" text:style-name="Internet_20_link" text:visited-style-name="Visited_20_Internet_20_Link">
2-1-642x336-1.jpg</text:a>
']</text:p>
      <text:p text:style-name="P4">
Tags: ['ДОПОМОГА ВПО', 'МІНРЕІНТЕГРАЦІЇ']</text:p>
      <text:p text:style-name="P4">
Category: News</text:p>
      <!--METADATA-->
      <text:p text:style-name="P4">
<draw:frame draw:style-name="fr1" draw:name="Image342" text:anchor-type="as-char" svg:width="6.9236in" svg:height="3.623566in" draw:z-index="0">
<draw:image xlink:href="../Images/AРМІЯINFORM/2023-05-29T99-00-00-04-00/2-1-642x336-1.jpg" xlink:type="simple" xlink:show="embed" xlink:actuate="onLoad" draw:mime-type="image/jpeg"/>
</draw:frame>
</text:p>
      <text:p text:style-name="P4">
Українські шукачі притулку у Польщі відповідно до законів цієї країни маютьправо на безкоштовну юридичну допомогу.</text:p>
      <text:p text:style-name="P4">
Про це <text:a xlink:type="simple" xlink:href="https://www.kmu.gov.ua/news/minreintehratsii-povidomylo-de-ukraintsiam-otrymaty-bezkoshtovnu-iurydychnu-dopomohu-u-polshchi" text:style-name="Internet_20_link" text:visited-style-name="Visited_20_Internet_20_Link">
повідомляє</text:a>
 Урядовийпортал.</text:p>
      <text:p text:style-name="P4">
Отримати таку допомогу можна в наступних організаціях:</text:p>
      <text:p text:style-name="P4">
1. Координаційний Центр Юридичної Допомоги. Центр надає безкоштовну юридичнудопомогу особам, змушеним покинути свої країни та шукати захисту у Польщічерез війни й переслідування.</text:p>
      <text:p text:style-name="P4">
<text:span text:style-name="T5">
Адреса: ul. Towarowa 25A, 00-869 Warszawa.</text:span>
</text:p>
      <text:p text:style-name="P4">
2. Фонд справедливості при Міністерстві юстиції Польщі. Надає невідкладну табезкоштовну допомогу жертвам злочинів, свідкам та їхнім родичам, у тому числіжертвам збройної агресії в Україні.</text:p>
      <text:p text:style-name="P4">
<text:span text:style-name="T5">
Адреса: Al. Ujazdowskie 11, 00-567 Warszawa.</text:span>
</text:p>
      <text:p text:style-name="P4">
3. Пункти допомоги для шукачів притулку. Тут надається безкоштовна юридична,психологічна та медична допомога. Доступна за посиланням пошукова системадозволить обрати найближчий до вас пункт.</text:p>
      <text:p text:style-name="P4">
4. Юристи для України. Фейсбук-група об’єднує громадян України, якіпотребують юридичної допомоги, та польських юристів, готових надати їїбезкоштовно.</text:p>
      <text:p text:style-name="P4">
5. Юридичний портал для шукачів притулку з України. Тут українці можутьотримати інформацію щодо найпоширеніших запитань: перетину кордону,легалізації перебування, законодавчих змін, що стосуються українців та їхперебування у Польщі.</text:p>
      <text:p text:style-name="P4">
Наразі в Польщі налічується понад 1500 пунктів юридичної допомоги. Звернутисятуди можуть як громадяни Польщі, так і іноземці, які проживають на територіїкраїни. Обрати пункт у потрібному місці можна за <text:a xlink:type="simple" xlink:href="https://zapisy-np.ms.gov.pl/ua" text:style-name="Internet_20_link" text:visited-style-name="Visited_20_Internet_20_Link">
посиланням</text:a>
.</text:p>
      <text:p text:style-name="P4">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